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cm"/>
    </style:style>
    <style:style style:name="co2" style:family="table-column">
      <style:table-column-properties fo:break-before="auto" style:column-width="6.415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2.917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1.753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19.401cm"/>
    </style:style>
    <style:style style:name="co10" style:family="table-column">
      <style:table-column-properties fo:break-before="auto" style:column-width="4.777cm"/>
    </style:style>
    <style:style style:name="co11" style:family="table-column">
      <style:table-column-properties fo:break-before="auto" style:column-width="4.417cm"/>
    </style:style>
    <style:style style:name="co12" style:family="table-column">
      <style:table-column-properties fo:break-before="auto" style:column-width="2.501cm"/>
    </style:style>
    <style:style style:name="co13" style:family="table-column">
      <style:table-column-properties fo:break-before="auto" style:column-width="5.44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ffff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#ff9966"/>
    </style:style>
    <style:style style:name="ce7" style:family="table-cell" style:parent-style-name="Default">
      <style:table-cell-properties fo:background-color="#ffd320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000000"/>
      <style:text-properties style:use-window-font-color="true"/>
    </style:style>
    <style:style style:name="ce10" style:family="table-cell" style:parent-style-name="Default">
      <style:table-cell-properties fo:background-color="#00ff00"/>
      <style:text-properties style:use-window-font-color="true"/>
    </style:style>
  </office:automatic-styles>
  <office:body>
    <office:spreadsheet>
      <table:calculation-settings table:use-regular-expressions="false"/>
      <table:table table:name="UCF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Designator</text:p>
          </table:table-cell>
          <table:table-cell office:value-type="string">
            <text:p>Pin Name</text:p>
          </table:table-cell>
          <table:table-cell office:value-type="string">
            <text:p>Net</text:p>
          </table:table-cell>
          <table:table-cell office:value-type="string">
            <text:p>Bus</text:p>
          </table:table-cell>
          <table:table-cell office:value-type="string">
            <text:p>Type</text:p>
          </table:table-cell>
          <table:table-cell office:value-type="string">
            <text:p>Part No.</text:p>
          </table:table-cell>
          <table:table-cell office:value-type="string">
            <text:p>Pin Group</text:p>
          </table:table-cell>
          <table:table-cell table:style-name="ce1" office:value-type="string">
            <text:p>Part No.</text:p>
          </table:table-cell>
          <table:table-cell table:style-name="ce1" office:value-type="string">
            <text:p>Wyjasnienie</text:p>
          </table:table-cell>
        </table:table-row>
        <table:table-row table:style-name="ro1">
          <table:table-cell table:number-columns-repeated="7"/>
          <table:table-cell table:style-name="ce1" office:value-type="float" office:value="1">
            <text:p>1</text:p>
          </table:table-cell>
          <table:table-cell table:style-name="ce1" office:value-type="string">
            <text:p>BANK12 - jak narazie piny HA do FMC2</text:p>
          </table:table-cell>
        </table:table-row>
        <table:table-row table:style-name="ro1">
          <table:table-cell office:value-type="string">
            <text:p>AP4</text:p>
          </table:table-cell>
          <table:table-cell office:value-type="string">
            <text:p>IO_L7N_T1_32</text:p>
          </table:table-cell>
          <table:table-cell office:value-type="string">
            <text:p>A0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ANK13 - jak narazie piny LA (od 0 do 16) do FMC2</text:p>
          </table:table-cell>
        </table:table-row>
        <table:table-row table:style-name="ro1">
          <table:table-cell office:value-type="string">
            <text:p>AJ6</text:p>
          </table:table-cell>
          <table:table-cell office:value-type="string">
            <text:p>IO_L12P_T1_MRCC_32</text:p>
          </table:table-cell>
          <table:table-cell office:value-type="string">
            <text:p>A1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BANK14 - jak narazie piny LA (od 17 w górę) do FMC2</text:p>
          </table:table-cell>
        </table:table-row>
        <table:table-row table:style-name="ro1">
          <table:table-cell office:value-type="string">
            <text:p>AM4</text:p>
          </table:table-cell>
          <table:table-cell office:value-type="string">
            <text:p>IO_L10N_T1_32</text:p>
          </table:table-cell>
          <table:table-cell office:value-type="string">
            <text:p>A2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BANK15 - jak narazie piny HB do FMC2</text:p>
          </table:table-cell>
        </table:table-row>
        <table:table-row table:style-name="ro1">
          <table:table-cell office:value-type="string">
            <text:p>AM6</text:p>
          </table:table-cell>
          <table:table-cell office:value-type="string">
            <text:p>IO_L14N_T2_SRCC_32</text:p>
          </table:table-cell>
          <table:table-cell office:value-type="string">
            <text:p>A3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ANK16 - jak narazie piny HA do FMC1</text:p>
          </table:table-cell>
        </table:table-row>
        <table:table-row table:style-name="ro2">
          <table:table-cell office:value-type="string">
            <text:p>AN4</text:p>
          </table:table-cell>
          <table:table-cell office:value-type="string">
            <text:p>IO_L7P_T1_32</text:p>
          </table:table-cell>
          <table:table-cell office:value-type="string">
            <text:p>A4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BANK17 - NC</text:p>
          </table:table-cell>
        </table:table-row>
        <table:table-row table:style-name="ro1">
          <table:table-cell office:value-type="string">
            <text:p>AK3</text:p>
          </table:table-cell>
          <table:table-cell office:value-type="string">
            <text:p>IO_L6P_T0_32</text:p>
          </table:table-cell>
          <table:table-cell office:value-type="string">
            <text:p>A5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BANK32 - Linie kontrolne/Adresy do SDAM oraz linie single-ended do MLVDS</text:p>
          </table:table-cell>
        </table:table-row>
        <table:table-row table:style-name="ro2">
          <table:table-cell office:value-type="string">
            <text:p>AK5</text:p>
          </table:table-cell>
          <table:table-cell office:value-type="string">
            <text:p>IO_L8N_T1_32</text:p>
          </table:table-cell>
          <table:table-cell office:value-type="string">
            <text:p>A6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BANK33 - Byte Lanes do SDRAM</text:p>
          </table:table-cell>
        </table:table-row>
        <table:table-row table:style-name="ro1">
          <table:table-cell office:value-type="string">
            <text:p>AP6</text:p>
          </table:table-cell>
          <table:table-cell office:value-type="string">
            <text:p>IO_L9P_T1_DQS_32</text:p>
          </table:table-cell>
          <table:table-cell office:value-type="string">
            <text:p>A7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BANK34 - jak narazie piny HB do FMC1</text:p>
          </table:table-cell>
        </table:table-row>
        <table:table-row table:style-name="ro1">
          <table:table-cell office:value-type="string">
            <text:p>AK6</text:p>
          </table:table-cell>
          <table:table-cell office:value-type="string">
            <text:p>IO_L12N_T1_MRCC_32</text:p>
          </table:table-cell>
          <table:table-cell office:value-type="string">
            <text:p>A8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BANK35 - jak narazie piny LA (od 17 w górę) do FMC1</text:p>
          </table:table-cell>
        </table:table-row>
        <table:table-row table:style-name="ro1">
          <table:table-cell office:value-type="string">
            <text:p>AL4</text:p>
          </table:table-cell>
          <table:table-cell office:value-type="string">
            <text:p>IO_L10P_T1_32</text:p>
          </table:table-cell>
          <table:table-cell office:value-type="string">
            <text:p>A9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BANK36 - jaknarazie piny LA (od 0 do 16) do FMC1</text:p>
          </table:table-cell>
        </table:table-row>
        <table:table-row table:style-name="ro2">
          <table:table-cell office:value-type="string">
            <text:p>AN2</text:p>
          </table:table-cell>
          <table:table-cell office:value-type="string">
            <text:p>IO_L3N_T0_DQS_32</text:p>
          </table:table-cell>
          <table:table-cell office:value-type="string">
            <text:p>A10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ANK37 - NC</text:p>
          </table:table-cell>
        </table:table-row>
        <table:table-row table:style-name="ro2">
          <table:table-cell office:value-type="string">
            <text:p>AJ8</text:p>
          </table:table-cell>
          <table:table-cell office:value-type="string">
            <text:p>IO_L15P_T2_DQS_32</text:p>
          </table:table-cell>
          <table:table-cell office:value-type="string">
            <text:p>A11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GTP_113</text:p>
          </table:table-cell>
        </table:table-row>
        <table:table-row table:style-name="ro2">
          <table:table-cell office:value-type="string">
            <text:p>AP5</text:p>
          </table:table-cell>
          <table:table-cell office:value-type="string">
            <text:p>IO_L9N_T1_DQS_32</text:p>
          </table:table-cell>
          <table:table-cell office:value-type="string">
            <text:p>A12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GTP_116</text:p>
          </table:table-cell>
        </table:table-row>
        <table:table-row table:style-name="ro2">
          <table:table-cell office:value-type="string">
            <text:p>AM7</text:p>
          </table:table-cell>
          <table:table-cell office:value-type="string">
            <text:p>IO_L14P_T2_SRCC_32</text:p>
          </table:table-cell>
          <table:table-cell office:value-type="string">
            <text:p>A13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TP_213</text:p>
          </table:table-cell>
        </table:table-row>
        <table:table-row table:style-name="ro2">
          <table:table-cell office:value-type="string">
            <text:p>AK8</text:p>
          </table:table-cell>
          <table:table-cell office:value-type="string">
            <text:p>IO_L15N_T2_DQS_32</text:p>
          </table:table-cell>
          <table:table-cell office:value-type="string">
            <text:p>A14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GTP_216</text:p>
          </table:table-cell>
        </table:table-row>
        <table:table-row table:style-name="ro1">
          <table:table-cell office:value-type="string">
            <text:p>AP3</text:p>
          </table:table-cell>
          <table:table-cell office:value-type="string">
            <text:p>IO_L5N_T0_32</text:p>
          </table:table-cell>
          <table:table-cell office:value-type="string">
            <text:p>A15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JTAG, Prog, etc</text:p>
          </table:table-cell>
        </table:table-row>
        <table:table-row table:style-name="ro2">
          <table:table-cell office:value-type="string">
            <text:p>AM2</text:p>
          </table:table-cell>
          <table:table-cell office:value-type="string">
            <text:p>IO_L3P_T0_DQS_32</text:p>
          </table:table-cell>
          <table:table-cell office:value-type="string">
            <text:p>BA0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MGTAVTT, MGTAVCC, XDAC</text:p>
          </table:table-cell>
        </table:table-row>
        <table:table-row table:style-name="ro1">
          <table:table-cell office:value-type="string">
            <text:p>AK2</text:p>
          </table:table-cell>
          <table:table-cell office:value-type="string">
            <text:p>IO_L2P_T0_32</text:p>
          </table:table-cell>
          <table:table-cell office:value-type="string">
            <text:p>BA1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Zasilania banków</text:p>
          </table:table-cell>
        </table:table-row>
        <table:table-row table:style-name="ro2">
          <table:table-cell office:value-type="string">
            <text:p>AK1</text:p>
          </table:table-cell>
          <table:table-cell office:value-type="string">
            <text:p>IO_L2N_T0_32</text:p>
          </table:table-cell>
          <table:table-cell office:value-type="string">
            <text:p>BA2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VCCINT, VCCAUX</text:p>
          </table:table-cell>
        </table:table-row>
        <table:table-row table:style-name="ro2">
          <table:table-cell office:value-type="string">
            <text:p>AE6</text:p>
          </table:table-cell>
          <table:table-cell office:value-type="string">
            <text:p>IO_L13N_T2_MRCC_33</text:p>
          </table:table-cell>
          <table:table-cell office:value-type="string">
            <text:p>BYTE1_SPARE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1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VCCBRAM</text:p>
          </table:table-cell>
        </table:table-row>
        <table:table-row table:style-name="ro2">
          <table:table-cell office:value-type="string">
            <text:p>AE5</text:p>
          </table:table-cell>
          <table:table-cell office:value-type="string">
            <text:p>IO_L12P_T1_MRCC_33</text:p>
          </table:table-cell>
          <table:table-cell office:value-type="string">
            <text:p>BYTE2_SPARE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2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ND</text:p>
          </table:table-cell>
        </table:table-row>
        <table:table-row table:style-name="ro2">
          <table:table-cell office:value-type="string">
            <text:p>AL2</text:p>
          </table:table-cell>
          <table:table-cell office:value-type="string">
            <text:p>IO_L4P_T0_32</text:p>
          </table:table-cell>
          <table:table-cell office:value-type="string">
            <text:p>CAS_N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GND</text:p>
          </table:table-cell>
        </table:table-row>
        <table:table-row table:style-name="ro2">
          <table:table-cell office:value-type="string">
            <text:p>AN3</text:p>
          </table:table-cell>
          <table:table-cell office:value-type="string">
            <text:p>IO_L5P_T0_32</text:p>
          </table:table-cell>
          <table:table-cell office:value-type="string">
            <text:p>CE0_N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table:number-columns-repeated="2"/>
        </table:table-row>
        <table:table-row table:style-name="ro2">
          <table:table-cell office:value-type="string">
            <text:p>M12</text:p>
          </table:table-cell>
          <table:table-cell table:number-columns-repeated="2" office:value-type="string">
            <text:p>CFGBVS_0</text:p>
          </table:table-cell>
          <table:table-cell table:number-columns-repeated="2" office:value-type="string">
            <text:p>Input</text:p>
          </table:table-cell>
          <table:table-cell office:value-type="float" office:value="17">
            <text:p>17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>
            <text:p>AJ5</text:p>
          </table:table-cell>
          <table:table-cell office:value-type="string">
            <text:p>IO_L8P_T1_32</text:p>
          </table:table-cell>
          <table:table-cell office:value-type="string">
            <text:p>CKE0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style-name="ce1" office:value-type="string">
            <text:p>INFO</text:p>
          </table:table-cell>
          <table:table-cell table:style-name="ce1" office:value-type="string">
            <text:p>Płytka w fazie routingu, piny CC będą podłączone jak trzeba, CLK jak trzeba, inne pary dowolnie tak by ułatwić routung</text:p>
          </table:table-cell>
        </table:table-row>
        <table:table-row table:style-name="ro1">
          <table:table-cell office:value-type="string">
            <text:p>AM5</text:p>
          </table:table-cell>
          <table:table-cell office:value-type="string">
            <text:p>IO_L11N_T1_SRCC_32</text:p>
          </table:table-cell>
          <table:table-cell office:value-type="string">
            <text:p>CLK0_N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/>
          <table:table-cell table:style-name="ce1"/>
          <table:table-cell table:style-name="ce1" office:value-type="string">
            <text:p>Piny do PLL, LED mogą zmienic jeszcze miejsce (ale to nie ma znaczenia bo są wolne)</text:p>
          </table:table-cell>
        </table:table-row>
        <table:table-row table:style-name="ro1">
          <table:table-cell office:value-type="string">
            <text:p>AL5</text:p>
          </table:table-cell>
          <table:table-cell office:value-type="string">
            <text:p>IO_L11P_T1_SRCC_32</text:p>
          </table:table-cell>
          <table:table-cell office:value-type="string">
            <text:p>CLK0_P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/>
          <table:table-cell table:style-name="ce2"/>
          <table:table-cell table:style-name="ce2" office:value-type="string">
            <text:p>DDR3 - wyrutowany już !!!</text:p>
          </table:table-cell>
        </table:table-row>
        <table:table-row table:style-name="ro2">
          <table:table-cell office:value-type="string">
            <text:p>H6</text:p>
          </table:table-cell>
          <table:table-cell office:value-type="string">
            <text:p>IO_L12N_T1_MRCC_36</text:p>
          </table:table-cell>
          <table:table-cell office:value-type="string">
            <text:p>CLKS1_CLK0_M2C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CLKS1_36</text:p>
          </table:table-cell>
          <table:table-cell table:number-columns-repeated="2"/>
        </table:table-row>
        <table:table-row table:style-name="ro2">
          <table:table-cell office:value-type="string">
            <text:p>H7</text:p>
          </table:table-cell>
          <table:table-cell office:value-type="string">
            <text:p>IO_L12P_T1_MRCC_36</text:p>
          </table:table-cell>
          <table:table-cell office:value-type="string">
            <text:p>CLKS1_CLK0_M2C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CLKS1_36</text:p>
          </table:table-cell>
          <table:table-cell table:number-columns-repeated="2"/>
        </table:table-row>
        <table:table-row table:style-name="ro2">
          <table:table-cell office:value-type="string">
            <text:p>N4</text:p>
          </table:table-cell>
          <table:table-cell office:value-type="string">
            <text:p>IO_L12N_T1_MRCC_35</text:p>
          </table:table-cell>
          <table:table-cell office:value-type="string">
            <text:p>CLKS1_CLK1_M2C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CLKS1_35</text:p>
          </table:table-cell>
          <table:table-cell table:number-columns-repeated="2"/>
        </table:table-row>
        <table:table-row table:style-name="ro2">
          <table:table-cell office:value-type="string">
            <text:p>P5</text:p>
          </table:table-cell>
          <table:table-cell office:value-type="string">
            <text:p>IO_L12P_T1_MRCC_35</text:p>
          </table:table-cell>
          <table:table-cell office:value-type="string">
            <text:p>CLKS1_CLK1_M2C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CLKS1_35</text:p>
          </table:table-cell>
          <table:table-cell table:number-columns-repeated="2"/>
        </table:table-row>
        <table:table-row table:style-name="ro2">
          <table:table-cell office:value-type="string">
            <text:p>G4</text:p>
          </table:table-cell>
          <table:table-cell office:value-type="string">
            <text:p>IO_L13N_T2_MRCC_36</text:p>
          </table:table-cell>
          <table:table-cell office:value-type="string">
            <text:p>CLKS1_CLK2_BIDIR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CLKS1_36</text:p>
          </table:table-cell>
          <table:table-cell table:number-columns-repeated="2"/>
        </table:table-row>
        <table:table-row table:style-name="ro2">
          <table:table-cell office:value-type="string">
            <text:p>G5</text:p>
          </table:table-cell>
          <table:table-cell office:value-type="string">
            <text:p>IO_L13P_T2_MRCC_36</text:p>
          </table:table-cell>
          <table:table-cell office:value-type="string">
            <text:p>CLKS1_CLK2_BIDIR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CLKS1_36</text:p>
          </table:table-cell>
          <table:table-cell table:number-columns-repeated="2"/>
        </table:table-row>
        <table:table-row table:style-name="ro2">
          <table:table-cell office:value-type="string">
            <text:p>R6</text:p>
          </table:table-cell>
          <table:table-cell office:value-type="string">
            <text:p>IO_L13P_T2_MRCC_35</text:p>
          </table:table-cell>
          <table:table-cell office:value-type="string">
            <text:p>CLKS1_CLK3_BIDIR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CLKS1_35</text:p>
          </table:table-cell>
          <table:table-cell table:number-columns-repeated="2"/>
        </table:table-row>
        <table:table-row table:style-name="ro2">
          <table:table-cell office:value-type="string">
            <text:p>R5</text:p>
          </table:table-cell>
          <table:table-cell office:value-type="string">
            <text:p>IO_L13N_T2_MRCC_35</text:p>
          </table:table-cell>
          <table:table-cell office:value-type="string">
            <text:p>CLKS1_CLK3_BIDIR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CLKS1_35</text:p>
          </table:table-cell>
          <table:table-cell table:number-columns-repeated="2"/>
        </table:table-row>
        <table:table-row table:style-name="ro2">
          <table:table-cell office:value-type="string">
            <text:p>AB30</text:p>
          </table:table-cell>
          <table:table-cell office:value-type="string">
            <text:p>IO_L13N_T2_MRCC_14</text:p>
          </table:table-cell>
          <table:table-cell office:value-type="string">
            <text:p>CLKS2_CLK0_M2C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CLKS2_14</text:p>
          </table:table-cell>
          <table:table-cell table:number-columns-repeated="2"/>
        </table:table-row>
        <table:table-row table:style-name="ro2">
          <table:table-cell office:value-type="string">
            <text:p>AA30</text:p>
          </table:table-cell>
          <table:table-cell office:value-type="string">
            <text:p>IO_L13P_T2_MRCC_14</text:p>
          </table:table-cell>
          <table:table-cell office:value-type="string">
            <text:p>CLKS2_CLK0_M2C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CLKS2_14</text:p>
          </table:table-cell>
          <table:table-cell table:number-columns-repeated="2"/>
        </table:table-row>
        <table:table-row table:style-name="ro2">
          <table:table-cell office:value-type="string">
            <text:p>AG29</text:p>
          </table:table-cell>
          <table:table-cell office:value-type="string">
            <text:p>IO_L12P_T1_MRCC_13</text:p>
          </table:table-cell>
          <table:table-cell office:value-type="string">
            <text:p>CLKS2_CLK1_M2C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CLKS2_13</text:p>
          </table:table-cell>
          <table:table-cell table:number-columns-repeated="2"/>
        </table:table-row>
        <table:table-row table:style-name="ro2">
          <table:table-cell office:value-type="string">
            <text:p>AG30</text:p>
          </table:table-cell>
          <table:table-cell office:value-type="string">
            <text:p>IO_L12N_T1_MRCC_13</text:p>
          </table:table-cell>
          <table:table-cell office:value-type="string">
            <text:p>CLKS2_CLK1_M2C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CLKS2_13</text:p>
          </table:table-cell>
          <table:table-cell table:number-columns-repeated="2"/>
        </table:table-row>
        <table:table-row table:style-name="ro2">
          <table:table-cell office:value-type="string">
            <text:p>AH29</text:p>
          </table:table-cell>
          <table:table-cell office:value-type="string">
            <text:p>IO_L13N_T2_MRCC_13</text:p>
          </table:table-cell>
          <table:table-cell office:value-type="string">
            <text:p>CLKS2_CLK2_BIDIR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CLKS2_13</text:p>
          </table:table-cell>
          <table:table-cell table:number-columns-repeated="2"/>
        </table:table-row>
        <table:table-row table:style-name="ro2">
          <table:table-cell office:value-type="string">
            <text:p>AH28</text:p>
          </table:table-cell>
          <table:table-cell office:value-type="string">
            <text:p>IO_L13P_T2_MRCC_13</text:p>
          </table:table-cell>
          <table:table-cell office:value-type="string">
            <text:p>CLKS2_CLK2_BIDIR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CLKS2_13</text:p>
          </table:table-cell>
          <table:table-cell table:number-columns-repeated="2"/>
        </table:table-row>
        <table:table-row table:style-name="ro2">
          <table:table-cell office:value-type="string">
            <text:p>Y30</text:p>
          </table:table-cell>
          <table:table-cell office:value-type="string">
            <text:p>IO_L12P_T1_MRCC_14</text:p>
          </table:table-cell>
          <table:table-cell office:value-type="string">
            <text:p>CLKS2_CLK3_BIDIR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CLKS2_14</text:p>
          </table:table-cell>
          <table:table-cell table:number-columns-repeated="2"/>
        </table:table-row>
        <table:table-row table:style-name="ro2">
          <table:table-cell office:value-type="string">
            <text:p>Y31</text:p>
          </table:table-cell>
          <table:table-cell office:value-type="string">
            <text:p>IO_L12N_T1_MRCC_14</text:p>
          </table:table-cell>
          <table:table-cell office:value-type="string">
            <text:p>CLKS2_CLK3_BIDIR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CLKS2_14</text:p>
          </table:table-cell>
          <table:table-cell table:number-columns-repeated="2"/>
        </table:table-row>
        <table:table-row table:style-name="ro2">
          <table:table-cell office:value-type="string">
            <text:p>AD11</text:p>
          </table:table-cell>
          <table:table-cell office:value-type="string">
            <text:p>IO_L22P_T3_33</text:p>
          </table:table-cell>
          <table:table-cell office:value-type="string">
            <text:p>D0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0</text:p>
          </table:table-cell>
          <table:table-cell table:number-columns-repeated="2"/>
        </table:table-row>
        <table:table-row table:style-name="ro2">
          <table:table-cell office:value-type="string">
            <text:p>AE10</text:p>
          </table:table-cell>
          <table:table-cell office:value-type="string">
            <text:p>IO_L24N_T3_33</text:p>
          </table:table-cell>
          <table:table-cell office:value-type="string">
            <text:p>D1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0</text:p>
          </table:table-cell>
          <table:table-cell table:number-columns-repeated="2"/>
        </table:table-row>
        <table:table-row table:style-name="ro2">
          <table:table-cell office:value-type="string">
            <text:p>AF12</text:p>
          </table:table-cell>
          <table:table-cell office:value-type="string">
            <text:p>IO_L20P_T3_33</text:p>
          </table:table-cell>
          <table:table-cell office:value-type="string">
            <text:p>D2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0</text:p>
          </table:table-cell>
          <table:table-cell table:number-columns-repeated="2"/>
        </table:table-row>
        <table:table-row table:style-name="ro2">
          <table:table-cell office:value-type="string">
            <text:p>AG11</text:p>
          </table:table-cell>
          <table:table-cell office:value-type="string">
            <text:p>IO_L23P_T3_33</text:p>
          </table:table-cell>
          <table:table-cell office:value-type="string">
            <text:p>D3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0</text:p>
          </table:table-cell>
          <table:table-cell table:number-columns-repeated="2"/>
        </table:table-row>
        <table:table-row table:style-name="ro2">
          <table:table-cell office:value-type="string">
            <text:p>AE11</text:p>
          </table:table-cell>
          <table:table-cell office:value-type="string">
            <text:p>IO_L22N_T3_33</text:p>
          </table:table-cell>
          <table:table-cell office:value-type="string">
            <text:p>D4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0</text:p>
          </table:table-cell>
          <table:table-cell table:number-columns-repeated="2"/>
        </table:table-row>
        <table:table-row table:style-name="ro2">
          <table:table-cell office:value-type="string">
            <text:p>AH11</text:p>
          </table:table-cell>
          <table:table-cell office:value-type="string">
            <text:p>IO_L23N_T3_33</text:p>
          </table:table-cell>
          <table:table-cell office:value-type="string">
            <text:p>D5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0</text:p>
          </table:table-cell>
          <table:table-cell table:number-columns-repeated="2"/>
        </table:table-row>
        <table:table-row table:style-name="ro2">
          <table:table-cell office:value-type="string">
            <text:p>AG12</text:p>
          </table:table-cell>
          <table:table-cell office:value-type="string">
            <text:p>IO_L20N_T3_33</text:p>
          </table:table-cell>
          <table:table-cell office:value-type="string">
            <text:p>D6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0</text:p>
          </table:table-cell>
          <table:table-cell table:number-columns-repeated="2"/>
        </table:table-row>
        <table:table-row table:style-name="ro2">
          <table:table-cell office:value-type="string">
            <text:p>AH9</text:p>
          </table:table-cell>
          <table:table-cell office:value-type="string">
            <text:p>IO_L19P_T3_33</text:p>
          </table:table-cell>
          <table:table-cell office:value-type="string">
            <text:p>D7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0</text:p>
          </table:table-cell>
          <table:table-cell table:number-columns-repeated="2"/>
        </table:table-row>
        <table:table-row table:style-name="ro2">
          <table:table-cell office:value-type="string">
            <text:p>AD6</text:p>
          </table:table-cell>
          <table:table-cell office:value-type="string">
            <text:p>IO_L13P_T2_MRCC_33</text:p>
          </table:table-cell>
          <table:table-cell office:value-type="string">
            <text:p>D8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1</text:p>
          </table:table-cell>
          <table:table-cell table:number-columns-repeated="2"/>
        </table:table-row>
        <table:table-row table:style-name="ro2">
          <table:table-cell office:value-type="string">
            <text:p>AG7</text:p>
          </table:table-cell>
          <table:table-cell office:value-type="string">
            <text:p>IO_L14N_T2_SRCC_33</text:p>
          </table:table-cell>
          <table:table-cell office:value-type="string">
            <text:p>D9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1</text:p>
          </table:table-cell>
          <table:table-cell table:number-columns-repeated="2"/>
        </table:table-row>
        <table:table-row table:style-name="ro2">
          <table:table-cell office:value-type="string">
            <text:p>AF9</text:p>
          </table:table-cell>
          <table:table-cell office:value-type="string">
            <text:p>IO_L18P_T2_33</text:p>
          </table:table-cell>
          <table:table-cell office:value-type="string">
            <text:p>D10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1</text:p>
          </table:table-cell>
          <table:table-cell table:number-columns-repeated="2"/>
        </table:table-row>
        <table:table-row table:style-name="ro2">
          <table:table-cell office:value-type="string">
            <text:p>AH7</text:p>
          </table:table-cell>
          <table:table-cell office:value-type="string">
            <text:p>IO_L17P_T2_33</text:p>
          </table:table-cell>
          <table:table-cell office:value-type="string">
            <text:p>D11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1</text:p>
          </table:table-cell>
          <table:table-cell table:number-columns-repeated="2"/>
        </table:table-row>
        <table:table-row table:style-name="ro2">
          <table:table-cell office:value-type="string">
            <text:p>AE8</text:p>
          </table:table-cell>
          <table:table-cell office:value-type="string">
            <text:p>IO_L16P_T2_33</text:p>
          </table:table-cell>
          <table:table-cell office:value-type="string">
            <text:p>D12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1</text:p>
          </table:table-cell>
          <table:table-cell table:number-columns-repeated="2"/>
        </table:table-row>
        <table:table-row table:style-name="ro2">
          <table:table-cell office:value-type="string">
            <text:p>AF8</text:p>
          </table:table-cell>
          <table:table-cell office:value-type="string">
            <text:p>IO_L18N_T2_33</text:p>
          </table:table-cell>
          <table:table-cell office:value-type="string">
            <text:p>D13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1</text:p>
          </table:table-cell>
          <table:table-cell table:number-columns-repeated="2"/>
        </table:table-row>
        <table:table-row table:style-name="ro2">
          <table:table-cell office:value-type="string">
            <text:p>AE7</text:p>
          </table:table-cell>
          <table:table-cell office:value-type="string">
            <text:p>IO_L16N_T2_33</text:p>
          </table:table-cell>
          <table:table-cell office:value-type="string">
            <text:p>D14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1</text:p>
          </table:table-cell>
          <table:table-cell table:number-columns-repeated="2"/>
        </table:table-row>
        <table:table-row table:style-name="ro2">
          <table:table-cell office:value-type="string">
            <text:p>AF7</text:p>
          </table:table-cell>
          <table:table-cell office:value-type="string">
            <text:p>IO_L14P_T2_SRCC_33</text:p>
          </table:table-cell>
          <table:table-cell office:value-type="string">
            <text:p>D15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1</text:p>
          </table:table-cell>
          <table:table-cell table:number-columns-repeated="2"/>
        </table:table-row>
        <table:table-row table:style-name="ro2">
          <table:table-cell office:value-type="string">
            <text:p>AF4</text:p>
          </table:table-cell>
          <table:table-cell office:value-type="string">
            <text:p>IO_L7P_T1_33</text:p>
          </table:table-cell>
          <table:table-cell office:value-type="string">
            <text:p>D16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2</text:p>
          </table:table-cell>
          <table:table-cell table:number-columns-repeated="2"/>
        </table:table-row>
        <table:table-row table:style-name="ro2">
          <table:table-cell office:value-type="string">
            <text:p>AF5</text:p>
          </table:table-cell>
          <table:table-cell office:value-type="string">
            <text:p>IO_L12N_T1_MRCC_33</text:p>
          </table:table-cell>
          <table:table-cell office:value-type="string">
            <text:p>D17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2</text:p>
          </table:table-cell>
          <table:table-cell table:number-columns-repeated="2"/>
        </table:table-row>
        <table:table-row table:style-name="ro2">
          <table:table-cell office:value-type="string">
            <text:p>AD3</text:p>
          </table:table-cell>
          <table:table-cell office:value-type="string">
            <text:p>IO_L10P_T1_33</text:p>
          </table:table-cell>
          <table:table-cell office:value-type="string">
            <text:p>D18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2</text:p>
          </table:table-cell>
          <table:table-cell table:number-columns-repeated="2"/>
        </table:table-row>
        <table:table-row table:style-name="ro2">
          <table:table-cell office:value-type="string">
            <text:p>AG5</text:p>
          </table:table-cell>
          <table:table-cell office:value-type="string">
            <text:p>IO_L11N_T1_SRCC_33</text:p>
          </table:table-cell>
          <table:table-cell office:value-type="string">
            <text:p>D19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2</text:p>
          </table:table-cell>
          <table:table-cell table:number-columns-repeated="2"/>
        </table:table-row>
        <table:table-row table:style-name="ro2">
          <table:table-cell office:value-type="string">
            <text:p>AD5</text:p>
          </table:table-cell>
          <table:table-cell office:value-type="string">
            <text:p>IO_L8P_T1_33</text:p>
          </table:table-cell>
          <table:table-cell office:value-type="string">
            <text:p>D20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2</text:p>
          </table:table-cell>
          <table:table-cell table:number-columns-repeated="2"/>
        </table:table-row>
        <table:table-row table:style-name="ro2">
          <table:table-cell office:value-type="string">
            <text:p>AG6</text:p>
          </table:table-cell>
          <table:table-cell office:value-type="string">
            <text:p>IO_L11P_T1_SRCC_33</text:p>
          </table:table-cell>
          <table:table-cell office:value-type="string">
            <text:p>D21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2</text:p>
          </table:table-cell>
          <table:table-cell table:number-columns-repeated="2"/>
        </table:table-row>
        <table:table-row table:style-name="ro2">
          <table:table-cell office:value-type="string">
            <text:p>AD4</text:p>
          </table:table-cell>
          <table:table-cell office:value-type="string">
            <text:p>IO_L8N_T1_33</text:p>
          </table:table-cell>
          <table:table-cell office:value-type="string">
            <text:p>D22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2</text:p>
          </table:table-cell>
          <table:table-cell table:number-columns-repeated="2"/>
        </table:table-row>
        <table:table-row table:style-name="ro2">
          <table:table-cell office:value-type="string">
            <text:p>AE3</text:p>
          </table:table-cell>
          <table:table-cell office:value-type="string">
            <text:p>IO_L10N_T1_33</text:p>
          </table:table-cell>
          <table:table-cell office:value-type="string">
            <text:p>D23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2</text:p>
          </table:table-cell>
          <table:table-cell table:number-columns-repeated="2"/>
        </table:table-row>
        <table:table-row table:style-name="ro2">
          <table:table-cell office:value-type="string">
            <text:p>AG1</text:p>
          </table:table-cell>
          <table:table-cell office:value-type="string">
            <text:p>IO_L1P_T0_33</text:p>
          </table:table-cell>
          <table:table-cell office:value-type="string">
            <text:p>D24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3</text:p>
          </table:table-cell>
          <table:table-cell table:number-columns-repeated="2"/>
        </table:table-row>
        <table:table-row table:style-name="ro2">
          <table:table-cell office:value-type="string">
            <text:p>AG2</text:p>
          </table:table-cell>
          <table:table-cell office:value-type="string">
            <text:p>IO_L5N_T0_33</text:p>
          </table:table-cell>
          <table:table-cell office:value-type="string">
            <text:p>D25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3</text:p>
          </table:table-cell>
          <table:table-cell table:number-columns-repeated="2"/>
        </table:table-row>
        <table:table-row table:style-name="ro2">
          <table:table-cell office:value-type="string">
            <text:p>AE1</text:p>
          </table:table-cell>
          <table:table-cell office:value-type="string">
            <text:p>IO_L2N_T0_33</text:p>
          </table:table-cell>
          <table:table-cell office:value-type="string">
            <text:p>D26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3</text:p>
          </table:table-cell>
          <table:table-cell table:number-columns-repeated="2"/>
        </table:table-row>
        <table:table-row table:style-name="ro2">
          <table:table-cell office:value-type="string">
            <text:p>AF3</text:p>
          </table:table-cell>
          <table:table-cell office:value-type="string">
            <text:p>IO_L5P_T0_33</text:p>
          </table:table-cell>
          <table:table-cell office:value-type="string">
            <text:p>D27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3</text:p>
          </table:table-cell>
          <table:table-cell table:number-columns-repeated="2"/>
        </table:table-row>
        <table:table-row table:style-name="ro2">
          <table:table-cell office:value-type="string">
            <text:p>AE2</text:p>
          </table:table-cell>
          <table:table-cell office:value-type="string">
            <text:p>IO_L4P_T0_33</text:p>
          </table:table-cell>
          <table:table-cell office:value-type="string">
            <text:p>D28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3</text:p>
          </table:table-cell>
          <table:table-cell table:number-columns-repeated="2"/>
        </table:table-row>
        <table:table-row table:style-name="ro2">
          <table:table-cell office:value-type="string">
            <text:p>AH3</text:p>
          </table:table-cell>
          <table:table-cell office:value-type="string">
            <text:p>IO_L6P_T0_33</text:p>
          </table:table-cell>
          <table:table-cell office:value-type="string">
            <text:p>D29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3</text:p>
          </table:table-cell>
          <table:table-cell table:number-columns-repeated="2"/>
        </table:table-row>
        <table:table-row table:style-name="ro2">
          <table:table-cell office:value-type="string">
            <text:p>AD1</text:p>
          </table:table-cell>
          <table:table-cell office:value-type="string">
            <text:p>IO_L2P_T0_33</text:p>
          </table:table-cell>
          <table:table-cell office:value-type="string">
            <text:p>D30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3</text:p>
          </table:table-cell>
          <table:table-cell table:number-columns-repeated="2"/>
        </table:table-row>
        <table:table-row table:style-name="ro2">
          <table:table-cell office:value-type="string">
            <text:p>AF2</text:p>
          </table:table-cell>
          <table:table-cell office:value-type="string">
            <text:p>IO_L4N_T0_33</text:p>
          </table:table-cell>
          <table:table-cell office:value-type="string">
            <text:p>D31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3</text:p>
          </table:table-cell>
          <table:table-cell table:number-columns-repeated="2"/>
        </table:table-row>
        <table:table-row table:style-name="ro2">
          <table:table-cell office:value-type="string">
            <text:p>AD10</text:p>
          </table:table-cell>
          <table:table-cell office:value-type="string">
            <text:p>IO_L24P_T3_33</text:p>
          </table:table-cell>
          <table:table-cell office:value-type="string">
            <text:p>DM0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0</text:p>
          </table:table-cell>
          <table:table-cell table:number-columns-repeated="2"/>
        </table:table-row>
        <table:table-row table:style-name="ro2">
          <table:table-cell office:value-type="string">
            <text:p>AH6</text:p>
          </table:table-cell>
          <table:table-cell office:value-type="string">
            <text:p>IO_L17N_T2_33</text:p>
          </table:table-cell>
          <table:table-cell office:value-type="string">
            <text:p>DM1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1</text:p>
          </table:table-cell>
          <table:table-cell table:number-columns-repeated="2"/>
        </table:table-row>
        <table:table-row table:style-name="ro2">
          <table:table-cell office:value-type="string">
            <text:p>AG4</text:p>
          </table:table-cell>
          <table:table-cell office:value-type="string">
            <text:p>IO_L7N_T1_33</text:p>
          </table:table-cell>
          <table:table-cell office:value-type="string">
            <text:p>DM2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2</text:p>
          </table:table-cell>
          <table:table-cell table:number-columns-repeated="2"/>
        </table:table-row>
        <table:table-row table:style-name="ro2">
          <table:table-cell office:value-type="string">
            <text:p>AH1</text:p>
          </table:table-cell>
          <table:table-cell office:value-type="string">
            <text:p>IO_L1N_T0_33</text:p>
          </table:table-cell>
          <table:table-cell office:value-type="string">
            <text:p>DM3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office:value-type="string">
            <text:p>MEM_BYTE3</text:p>
          </table:table-cell>
          <table:table-cell table:number-columns-repeated="2"/>
        </table:table-row>
        <table:table-row table:style-name="ro2">
          <table:table-cell office:value-type="string">
            <text:p>P11</text:p>
          </table:table-cell>
          <table:table-cell office:value-type="string">
            <text:p>DONE_0</text:p>
          </table:table-cell>
          <table:table-cell office:value-type="string">
            <text:p>DONE</text:p>
          </table:table-cell>
          <table:table-cell table:number-columns-repeated="2" office:value-type="string">
            <text:p>I/O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AG9</text:p>
          </table:table-cell>
          <table:table-cell office:value-type="string">
            <text:p>IO_L21N_T3_DQS_33</text:p>
          </table:table-cell>
          <table:table-cell office:value-type="string">
            <text:p>DQS0_N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AG10</text:p>
          </table:table-cell>
          <table:table-cell office:value-type="string">
            <text:p>IO_L21P_T3_DQS_33</text:p>
          </table:table-cell>
          <table:table-cell office:value-type="string">
            <text:p>DQS0_P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AD8</text:p>
          </table:table-cell>
          <table:table-cell office:value-type="string">
            <text:p>IO_L15N_T2_DQS_33</text:p>
          </table:table-cell>
          <table:table-cell office:value-type="string">
            <text:p>DQS1_N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AD9</text:p>
          </table:table-cell>
          <table:table-cell office:value-type="string">
            <text:p>IO_L15P_T2_DQS_33</text:p>
          </table:table-cell>
          <table:table-cell office:value-type="string">
            <text:p>DQS1_P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AJ4</text:p>
          </table:table-cell>
          <table:table-cell office:value-type="string">
            <text:p>IO_L9N_T1_DQS_33</text:p>
          </table:table-cell>
          <table:table-cell office:value-type="string">
            <text:p>DQS2_N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AH4</text:p>
          </table:table-cell>
          <table:table-cell office:value-type="string">
            <text:p>IO_L9P_T1_DQS_33</text:p>
          </table:table-cell>
          <table:table-cell office:value-type="string">
            <text:p>DQS2_P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AJ1</text:p>
          </table:table-cell>
          <table:table-cell office:value-type="string">
            <text:p>IO_L3N_T0_DQS_33</text:p>
          </table:table-cell>
          <table:table-cell office:value-type="string">
            <text:p>DQS3_N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AH2</text:p>
          </table:table-cell>
          <table:table-cell office:value-type="string">
            <text:p>IO_L3P_T0_DQS_33</text:p>
          </table:table-cell>
          <table:table-cell office:value-type="string">
            <text:p>DQS3_P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J8</text:p>
          </table:table-cell>
          <table:table-cell office:value-type="string">
            <text:p>IO_L7N_T1_36</text:p>
          </table:table-cell>
          <table:table-cell office:value-type="string">
            <text:p>FLASH_CLK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J9</text:p>
          </table:table-cell>
          <table:table-cell office:value-type="string">
            <text:p>IO_L7P_T1_36</text:p>
          </table:table-cell>
          <table:table-cell office:value-type="string">
            <text:p>FLASH_CS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V26</text:p>
          </table:table-cell>
          <table:table-cell office:value-type="string">
            <text:p>IO_L2P_T0_D02_14</text:p>
          </table:table-cell>
          <table:table-cell office:value-type="string">
            <text:p>FLASH_D2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V27</text:p>
          </table:table-cell>
          <table:table-cell office:value-type="string">
            <text:p>IO_L2N_T0_D03_14</text:p>
          </table:table-cell>
          <table:table-cell office:value-type="string">
            <text:p>FLASH_D3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Y27</text:p>
          </table:table-cell>
          <table:table-cell office:value-type="string">
            <text:p>IO_L6P_T0_FCS_B_14</text:p>
          </table:table-cell>
          <table:table-cell office:value-type="string">
            <text:p>FLASH_FCS_B\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V29</text:p>
          </table:table-cell>
          <table:table-cell office:value-type="string">
            <text:p>IO_L1N_T0_D01_DIN_14</text:p>
          </table:table-cell>
          <table:table-cell office:value-type="string">
            <text:p>FLASH_Q/D1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V28</text:p>
          </table:table-cell>
          <table:table-cell office:value-type="string">
            <text:p>IO_L1P_T0_D00_MOSI_14</text:p>
          </table:table-cell>
          <table:table-cell office:value-type="string">
            <text:p>FLASH_SI/D0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J10</text:p>
          </table:table-cell>
          <table:table-cell office:value-type="string">
            <text:p>IO_L6N_T0_VREF_36</text:p>
          </table:table-cell>
          <table:table-cell office:value-type="string">
            <text:p>FMC1_VREF_A_M2C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L3</text:p>
          </table:table-cell>
          <table:table-cell office:value-type="string">
            <text:p>IO_L19N_T3_VREF_36</text:p>
          </table:table-cell>
          <table:table-cell office:value-type="string">
            <text:p>FMC1_VREF_A_M2C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2">
          <table:table-cell office:value-type="string">
            <text:p>N6</text:p>
          </table:table-cell>
          <table:table-cell office:value-type="string">
            <text:p>IO_L6N_T0_VREF_35</text:p>
          </table:table-cell>
          <table:table-cell office:value-type="string">
            <text:p>FMC1_VREF_A_M2C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R7</text:p>
          </table:table-cell>
          <table:table-cell office:value-type="string">
            <text:p>IO_L19N_T3_VREF_35</text:p>
          </table:table-cell>
          <table:table-cell office:value-type="string">
            <text:p>FMC1_VREF_A_M2C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AA7</text:p>
          </table:table-cell>
          <table:table-cell office:value-type="string">
            <text:p>IO_L19N_T3_VREF_34</text:p>
          </table:table-cell>
          <table:table-cell office:value-type="string">
            <text:p>FMC1_VREF_B_M2C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Y6</text:p>
          </table:table-cell>
          <table:table-cell office:value-type="string">
            <text:p>IO_L6N_T0_VREF_34</text:p>
          </table:table-cell>
          <table:table-cell office:value-type="string">
            <text:p>FMC1_VREF_B_M2C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2">
          <table:table-cell office:value-type="string">
            <text:p>AC29</text:p>
          </table:table-cell>
          <table:table-cell office:value-type="string">
            <text:p>IO_L19N_T3_A09_D25_VREF_14</text:p>
          </table:table-cell>
          <table:table-cell office:value-type="string">
            <text:p>FMC2_VREF_A_M2C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AF32</text:p>
          </table:table-cell>
          <table:table-cell office:value-type="string">
            <text:p>IO_L6N_T0_VREF_13</text:p>
          </table:table-cell>
          <table:table-cell office:value-type="string">
            <text:p>FMC2_VREF_A_M2C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AH26</text:p>
          </table:table-cell>
          <table:table-cell office:value-type="string">
            <text:p>IO_L19N_T3_VREF_13</text:p>
          </table:table-cell>
          <table:table-cell office:value-type="string">
            <text:p>FMC2_VREF_A_M2C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Y28</text:p>
          </table:table-cell>
          <table:table-cell office:value-type="string">
            <text:p>IO_L6N_T0_D08_VREF_14</text:p>
          </table:table-cell>
          <table:table-cell office:value-type="string">
            <text:p>FMC2_VREF_A_M2C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P25</text:p>
          </table:table-cell>
          <table:table-cell office:value-type="string">
            <text:p>IO_L6N_T0_VREF_15</text:p>
          </table:table-cell>
          <table:table-cell office:value-type="string">
            <text:p>FMC2_VREF_B_M2C</text:p>
          </table:table-cell>
          <table:table-cell office:value-type="string">
            <text:p>Output</text:p>
          </table:table-cell>
          <table:table-cell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TX3_116</text:p>
          </table:table-cell>
          <table:table-cell table:number-columns-repeated="2"/>
        </table:table-row>
        <table:table-row table:style-name="ro2">
          <table:table-cell office:value-type="string">
            <text:p>R32</text:p>
          </table:table-cell>
          <table:table-cell office:value-type="string">
            <text:p>IO_L19N_T3_A21_VREF_15</text:p>
          </table:table-cell>
          <table:table-cell office:value-type="string">
            <text:p>FMC2_VREF_B_M2C</text:p>
          </table:table-cell>
          <table:table-cell office:value-type="string">
            <text:p>Output</text:p>
          </table:table-cell>
          <table:table-cell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TX3_116</text:p>
          </table:table-cell>
          <table:table-cell table:number-columns-repeated="2"/>
        </table:table-row>
        <table:table-row table:style-name="ro2">
          <table:table-cell office:value-type="string">
            <text:p>B17</text:p>
          </table:table-cell>
          <table:table-cell office:value-type="string">
            <text:p>MGTPTXP3_116</text:p>
          </table:table-cell>
          <table:table-cell office:value-type="string">
            <text:p>FMCC1_DP0_C2M_N</text:p>
          </table:table-cell>
          <table:table-cell office:value-type="string">
            <text:p>Input</text:p>
          </table:table-cell>
          <table:table-cell office:value-type="string">
            <text:p>Output</text:p>
          </table:table-cell>
          <table:table-cell office:value-type="float" office:value="14">
            <text:p>14</text:p>
          </table:table-cell>
          <table:table-cell office:value-type="string">
            <text:p>TX3_116</text:p>
          </table:table-cell>
          <table:table-cell table:number-columns-repeated="2"/>
        </table:table-row>
        <table:table-row table:style-name="ro2">
          <table:table-cell office:value-type="string">
            <text:p>A17</text:p>
          </table:table-cell>
          <table:table-cell office:value-type="string">
            <text:p>MGTPTXN3_116</text:p>
          </table:table-cell>
          <table:table-cell office:value-type="string">
            <text:p>FMCC1_DP0_C2M_P</text:p>
          </table:table-cell>
          <table:table-cell office:value-type="string">
            <text:p>Input</text:p>
          </table:table-cell>
          <table:table-cell office:value-type="string">
            <text:p>Output</text:p>
          </table:table-cell>
          <table:table-cell office:value-type="float" office:value="14">
            <text:p>14</text:p>
          </table:table-cell>
          <table:table-cell office:value-type="string">
            <text:p>TX3_116</text:p>
          </table:table-cell>
          <table:table-cell table:number-columns-repeated="2"/>
        </table:table-row>
        <table:table-row table:style-name="ro2">
          <table:table-cell office:value-type="string">
            <text:p>E17</text:p>
          </table:table-cell>
          <table:table-cell office:value-type="string">
            <text:p>MGTPRXN3_116</text:p>
          </table:table-cell>
          <table:table-cell office:value-type="string">
            <text:p>FMCC1_DP0_M2C_N</text:p>
          </table:table-cell>
          <table:table-cell office:value-type="string">
            <text:p>Output</text:p>
          </table:table-cell>
          <table:table-cell office:value-type="string">
            <text:p>Input</text:p>
          </table:table-cell>
          <table:table-cell office:value-type="float" office:value="14">
            <text:p>14</text:p>
          </table:table-cell>
          <table:table-cell office:value-type="string">
            <text:p>RX3_116</text:p>
          </table:table-cell>
          <table:table-cell table:number-columns-repeated="2"/>
        </table:table-row>
        <table:table-row table:style-name="ro2">
          <table:table-cell office:value-type="string">
            <text:p>F17</text:p>
          </table:table-cell>
          <table:table-cell office:value-type="string">
            <text:p>MGTPRXP3_116</text:p>
          </table:table-cell>
          <table:table-cell office:value-type="string">
            <text:p>FMCC1_DP0_M2C_P</text:p>
          </table:table-cell>
          <table:table-cell office:value-type="string">
            <text:p>Output</text:p>
          </table:table-cell>
          <table:table-cell office:value-type="string">
            <text:p>Input</text:p>
          </table:table-cell>
          <table:table-cell office:value-type="float" office:value="14">
            <text:p>14</text:p>
          </table:table-cell>
          <table:table-cell office:value-type="string">
            <text:p>RX3_116</text:p>
          </table:table-cell>
          <table:table-cell table:number-columns-repeated="2"/>
        </table:table-row>
        <table:table-row table:style-name="ro2">
          <table:table-cell office:value-type="string">
            <text:p>A15</text:p>
          </table:table-cell>
          <table:table-cell office:value-type="string">
            <text:p>MGTPTXN2_116</text:p>
          </table:table-cell>
          <table:table-cell office:value-type="string">
            <text:p>FMCC1_DP1_C2M_N</text:p>
          </table:table-cell>
          <table:table-cell office:value-type="string">
            <text:p>Input</text:p>
          </table:table-cell>
          <table:table-cell office:value-type="string">
            <text:p>Output</text:p>
          </table:table-cell>
          <table:table-cell office:value-type="float" office:value="14">
            <text:p>14</text:p>
          </table:table-cell>
          <table:table-cell office:value-type="string">
            <text:p>TX2_116</text:p>
          </table:table-cell>
          <table:table-cell table:number-columns-repeated="2"/>
        </table:table-row>
        <table:table-row table:style-name="ro2">
          <table:table-cell office:value-type="string">
            <text:p>B15</text:p>
          </table:table-cell>
          <table:table-cell office:value-type="string">
            <text:p>MGTPTXP2_116</text:p>
          </table:table-cell>
          <table:table-cell office:value-type="string">
            <text:p>FMCC1_DP1_C2M_P</text:p>
          </table:table-cell>
          <table:table-cell office:value-type="string">
            <text:p>Input</text:p>
          </table:table-cell>
          <table:table-cell office:value-type="string">
            <text:p>Output</text:p>
          </table:table-cell>
          <table:table-cell office:value-type="float" office:value="14">
            <text:p>14</text:p>
          </table:table-cell>
          <table:table-cell office:value-type="string">
            <text:p>TX2_116</text:p>
          </table:table-cell>
          <table:table-cell table:number-columns-repeated="2"/>
        </table:table-row>
        <table:table-row table:style-name="ro2">
          <table:table-cell office:value-type="string">
            <text:p>C16</text:p>
          </table:table-cell>
          <table:table-cell office:value-type="string">
            <text:p>MGTPRXN2_116</text:p>
          </table:table-cell>
          <table:table-cell office:value-type="string">
            <text:p>FMCC1_DP1_M2C_N</text:p>
          </table:table-cell>
          <table:table-cell office:value-type="string">
            <text:p>Output</text:p>
          </table:table-cell>
          <table:table-cell office:value-type="string">
            <text:p>Input</text:p>
          </table:table-cell>
          <table:table-cell office:value-type="float" office:value="14">
            <text:p>14</text:p>
          </table:table-cell>
          <table:table-cell office:value-type="string">
            <text:p>RX2_116</text:p>
          </table:table-cell>
          <table:table-cell table:number-columns-repeated="2"/>
        </table:table-row>
        <table:table-row table:style-name="ro2">
          <table:table-cell office:value-type="string">
            <text:p>D16</text:p>
          </table:table-cell>
          <table:table-cell office:value-type="string">
            <text:p>MGTPRXP2_116</text:p>
          </table:table-cell>
          <table:table-cell office:value-type="string">
            <text:p>FMCC1_DP1_M2C_P</text:p>
          </table:table-cell>
          <table:table-cell office:value-type="string">
            <text:p>Output</text:p>
          </table:table-cell>
          <table:table-cell office:value-type="string">
            <text:p>Input</text:p>
          </table:table-cell>
          <table:table-cell office:value-type="float" office:value="14">
            <text:p>14</text:p>
          </table:table-cell>
          <table:table-cell office:value-type="string">
            <text:p>RX2_116</text:p>
          </table:table-cell>
          <table:table-cell table:number-columns-repeated="2"/>
        </table:table-row>
        <table:table-row table:style-name="ro2">
          <table:table-cell office:value-type="string">
            <text:p>D14</text:p>
          </table:table-cell>
          <table:table-cell office:value-type="string">
            <text:p>MGTPTXP1_116</text:p>
          </table:table-cell>
          <table:table-cell office:value-type="string">
            <text:p>FMCC1_DP2_C2M_N</text:p>
          </table:table-cell>
          <table:table-cell office:value-type="string">
            <text:p>Input</text:p>
          </table:table-cell>
          <table:table-cell office:value-type="string">
            <text:p>Output</text:p>
          </table:table-cell>
          <table:table-cell office:value-type="float" office:value="14">
            <text:p>14</text:p>
          </table:table-cell>
          <table:table-cell office:value-type="string">
            <text:p>TX1_116</text:p>
          </table:table-cell>
          <table:table-cell table:number-columns-repeated="2"/>
        </table:table-row>
        <table:table-row table:style-name="ro2">
          <table:table-cell office:value-type="string">
            <text:p>C14</text:p>
          </table:table-cell>
          <table:table-cell office:value-type="string">
            <text:p>MGTPTXN1_116</text:p>
          </table:table-cell>
          <table:table-cell office:value-type="string">
            <text:p>FMCC1_DP2_C2M_P</text:p>
          </table:table-cell>
          <table:table-cell office:value-type="string">
            <text:p>Input</text:p>
          </table:table-cell>
          <table:table-cell office:value-type="string">
            <text:p>Output</text:p>
          </table:table-cell>
          <table:table-cell office:value-type="float" office:value="14">
            <text:p>14</text:p>
          </table:table-cell>
          <table:table-cell office:value-type="string">
            <text:p>TX1_116</text:p>
          </table:table-cell>
          <table:table-cell table:number-columns-repeated="2"/>
        </table:table-row>
        <table:table-row table:style-name="ro2">
          <table:table-cell office:value-type="string">
            <text:p>E15</text:p>
          </table:table-cell>
          <table:table-cell office:value-type="string">
            <text:p>MGTPRXN1_116</text:p>
          </table:table-cell>
          <table:table-cell office:value-type="string">
            <text:p>FMCC1_DP2_M2C_N</text:p>
          </table:table-cell>
          <table:table-cell office:value-type="string">
            <text:p>Output</text:p>
          </table:table-cell>
          <table:table-cell office:value-type="string">
            <text:p>Input</text:p>
          </table:table-cell>
          <table:table-cell office:value-type="float" office:value="14">
            <text:p>14</text:p>
          </table:table-cell>
          <table:table-cell office:value-type="string">
            <text:p>RX1_116</text:p>
          </table:table-cell>
          <table:table-cell table:number-columns-repeated="2"/>
        </table:table-row>
        <table:table-row table:style-name="ro2">
          <table:table-cell office:value-type="string">
            <text:p>F15</text:p>
          </table:table-cell>
          <table:table-cell office:value-type="string">
            <text:p>MGTPRXP1_116</text:p>
          </table:table-cell>
          <table:table-cell office:value-type="string">
            <text:p>FMCC1_DP2_M2C_P</text:p>
          </table:table-cell>
          <table:table-cell office:value-type="string">
            <text:p>Output</text:p>
          </table:table-cell>
          <table:table-cell office:value-type="string">
            <text:p>Input</text:p>
          </table:table-cell>
          <table:table-cell office:value-type="float" office:value="14">
            <text:p>14</text:p>
          </table:table-cell>
          <table:table-cell office:value-type="string">
            <text:p>RX1_116</text:p>
          </table:table-cell>
          <table:table-cell table:number-columns-repeated="2"/>
        </table:table-row>
        <table:table-row table:style-name="ro2">
          <table:table-cell office:value-type="string">
            <text:p>A13</text:p>
          </table:table-cell>
          <table:table-cell office:value-type="string">
            <text:p>MGTPTXN0_116</text:p>
          </table:table-cell>
          <table:table-cell office:value-type="string">
            <text:p>FMCC1_DP3_C2M_N</text:p>
          </table:table-cell>
          <table:table-cell office:value-type="string">
            <text:p>Input</text:p>
          </table:table-cell>
          <table:table-cell office:value-type="string">
            <text:p>Output</text:p>
          </table:table-cell>
          <table:table-cell office:value-type="float" office:value="14">
            <text:p>14</text:p>
          </table:table-cell>
          <table:table-cell office:value-type="string">
            <text:p>TX0_116</text:p>
          </table:table-cell>
          <table:table-cell table:number-columns-repeated="2"/>
        </table:table-row>
        <table:table-row table:style-name="ro2">
          <table:table-cell office:value-type="string">
            <text:p>B13</text:p>
          </table:table-cell>
          <table:table-cell office:value-type="string">
            <text:p>MGTPTXP0_116</text:p>
          </table:table-cell>
          <table:table-cell office:value-type="string">
            <text:p>FMCC1_DP3_C2M_P</text:p>
          </table:table-cell>
          <table:table-cell office:value-type="string">
            <text:p>Input</text:p>
          </table:table-cell>
          <table:table-cell office:value-type="string">
            <text:p>Output</text:p>
          </table:table-cell>
          <table:table-cell office:value-type="float" office:value="14">
            <text:p>14</text:p>
          </table:table-cell>
          <table:table-cell office:value-type="string">
            <text:p>TX0_116</text:p>
          </table:table-cell>
          <table:table-cell table:number-columns-repeated="2"/>
        </table:table-row>
        <table:table-row table:style-name="ro2">
          <table:table-cell office:value-type="string">
            <text:p>E13</text:p>
          </table:table-cell>
          <table:table-cell office:value-type="string">
            <text:p>MGTPRXN0_116</text:p>
          </table:table-cell>
          <table:table-cell office:value-type="string">
            <text:p>FMCC1_DP3_M2C_N</text:p>
          </table:table-cell>
          <table:table-cell table:number-columns-repeated="2" office:value-type="string">
            <text:p>Input</text:p>
          </table:table-cell>
          <table:table-cell office:value-type="float" office:value="14">
            <text:p>14</text:p>
          </table:table-cell>
          <table:table-cell office:value-type="string">
            <text:p>RX0_116</text:p>
          </table:table-cell>
          <table:table-cell table:number-columns-repeated="2"/>
        </table:table-row>
        <table:table-row table:style-name="ro2">
          <table:table-cell office:value-type="string">
            <text:p>F13</text:p>
          </table:table-cell>
          <table:table-cell office:value-type="string">
            <text:p>MGTPRXP0_116</text:p>
          </table:table-cell>
          <table:table-cell office:value-type="string">
            <text:p>FMCC1_DP3_M2C_P</text:p>
          </table:table-cell>
          <table:table-cell table:number-columns-repeated="2" office:value-type="string">
            <text:p>Input</text:p>
          </table:table-cell>
          <table:table-cell office:value-type="float" office:value="14">
            <text:p>14</text:p>
          </table:table-cell>
          <table:table-cell office:value-type="string">
            <text:p>RX0_116</text:p>
          </table:table-cell>
          <table:table-cell table:number-columns-repeated="2"/>
        </table:table-row>
        <table:table-row table:style-name="ro2">
          <table:table-cell office:value-type="string">
            <text:p>G14</text:p>
          </table:table-cell>
          <table:table-cell office:value-type="string">
            <text:p>MGTREFCLK1N_116</text:p>
          </table:table-cell>
          <table:table-cell office:value-type="string">
            <text:p>FMCC1_GBTCLK0_M2C_N</text:p>
          </table:table-cell>
          <table:table-cell table:number-columns-repeated="2" office:value-type="string">
            <text:p>Input</text:p>
          </table:table-cell>
          <table:table-cell office:value-type="float" office:value="14">
            <text:p>14</text:p>
          </table:table-cell>
          <table:table-cell office:value-type="string">
            <text:p>REFCLK_116</text:p>
          </table:table-cell>
          <table:table-cell table:number-columns-repeated="2"/>
        </table:table-row>
        <table:table-row table:style-name="ro2">
          <table:table-cell office:value-type="string">
            <text:p>H14</text:p>
          </table:table-cell>
          <table:table-cell office:value-type="string">
            <text:p>MGTREFCLK1P_116</text:p>
          </table:table-cell>
          <table:table-cell office:value-type="string">
            <text:p>FMCC1_GBTCLK0_M2C_P</text:p>
          </table:table-cell>
          <table:table-cell table:number-columns-repeated="2" office:value-type="string">
            <text:p>Input</text:p>
          </table:table-cell>
          <table:table-cell office:value-type="float" office:value="14">
            <text:p>14</text:p>
          </table:table-cell>
          <table:table-cell office:value-type="string">
            <text:p>REFCLK_116</text:p>
          </table:table-cell>
          <table:table-cell table:number-columns-repeated="2"/>
        </table:table-row>
        <table:table-row table:style-name="ro2">
          <table:table-cell office:value-type="string">
            <text:p>G16</text:p>
          </table:table-cell>
          <table:table-cell office:value-type="string">
            <text:p>MGTREFCLK0N_116</text:p>
          </table:table-cell>
          <table:table-cell office:value-type="string">
            <text:p>FMCC1_GBTCLK1_M2C_N</text:p>
          </table:table-cell>
          <table:table-cell office:value-type="string">
            <text:p>Output</text:p>
          </table:table-cell>
          <table:table-cell office:value-type="string">
            <text:p>Input</text:p>
          </table:table-cell>
          <table:table-cell office:value-type="float" office:value="14">
            <text:p>14</text:p>
          </table:table-cell>
          <table:table-cell office:value-type="string">
            <text:p>REFCLK_116</text:p>
          </table:table-cell>
          <table:table-cell table:number-columns-repeated="2"/>
        </table:table-row>
        <table:table-row table:style-name="ro2">
          <table:table-cell office:value-type="string">
            <text:p>H16</text:p>
          </table:table-cell>
          <table:table-cell office:value-type="string">
            <text:p>MGTREFCLK0P_116</text:p>
          </table:table-cell>
          <table:table-cell office:value-type="string">
            <text:p>FMCC1_GBTCLK1_M2C_P</text:p>
          </table:table-cell>
          <table:table-cell office:value-type="string">
            <text:p>Output</text:p>
          </table:table-cell>
          <table:table-cell office:value-type="string">
            <text:p>Input</text:p>
          </table:table-cell>
          <table:table-cell office:value-type="float" office:value="14">
            <text:p>14</text:p>
          </table:table-cell>
          <table:table-cell office:value-type="string">
            <text:p>REFCLK_116</text:p>
          </table:table-cell>
          <table:table-cell table:number-columns-repeated="2"/>
        </table:table-row>
        <table:table-row table:style-name="ro2">
          <table:table-cell office:value-type="string">
            <text:p>AP19</text:p>
          </table:table-cell>
          <table:table-cell office:value-type="string">
            <text:p>MGTPTXN0_213</text:p>
          </table:table-cell>
          <table:table-cell office:value-type="string">
            <text:p>FMCC2_DP0_C2M_N</text:p>
          </table:table-cell>
          <table:table-cell office:value-type="string">
            <text:p>Input</text:p>
          </table:table-cell>
          <table:table-cell office:value-type="string">
            <text:p>Output</text:p>
          </table:table-cell>
          <table:table-cell office:value-type="float" office:value="15">
            <text:p>15</text:p>
          </table:table-cell>
          <table:table-cell office:value-type="string">
            <text:p>TX0_213</text:p>
          </table:table-cell>
          <table:table-cell table:number-columns-repeated="2"/>
        </table:table-row>
        <table:table-row table:style-name="ro2">
          <table:table-cell office:value-type="string">
            <text:p>AN19</text:p>
          </table:table-cell>
          <table:table-cell office:value-type="string">
            <text:p>MGTPTXP0_213</text:p>
          </table:table-cell>
          <table:table-cell office:value-type="string">
            <text:p>FMCC2_DP0_C2M_P</text:p>
          </table:table-cell>
          <table:table-cell office:value-type="string">
            <text:p>Input</text:p>
          </table:table-cell>
          <table:table-cell office:value-type="string">
            <text:p>Output</text:p>
          </table:table-cell>
          <table:table-cell office:value-type="float" office:value="15">
            <text:p>15</text:p>
          </table:table-cell>
          <table:table-cell office:value-type="string">
            <text:p>TX0_213</text:p>
          </table:table-cell>
          <table:table-cell table:number-columns-repeated="2"/>
        </table:table-row>
        <table:table-row table:style-name="ro2">
          <table:table-cell office:value-type="string">
            <text:p>AM18</text:p>
          </table:table-cell>
          <table:table-cell office:value-type="string">
            <text:p>MGTPRXN0_213</text:p>
          </table:table-cell>
          <table:table-cell office:value-type="string">
            <text:p>FMCC2_DP0_M2C_N</text:p>
          </table:table-cell>
          <table:table-cell office:value-type="string">
            <text:p>Output</text:p>
          </table:table-cell>
          <table:table-cell office:value-type="string">
            <text:p>Input</text:p>
          </table:table-cell>
          <table:table-cell office:value-type="float" office:value="15">
            <text:p>15</text:p>
          </table:table-cell>
          <table:table-cell office:value-type="string">
            <text:p>RX0_213</text:p>
          </table:table-cell>
          <table:table-cell table:number-columns-repeated="2"/>
        </table:table-row>
        <table:table-row table:style-name="ro2">
          <table:table-cell office:value-type="string">
            <text:p>AL18</text:p>
          </table:table-cell>
          <table:table-cell office:value-type="string">
            <text:p>MGTPRXP0_213</text:p>
          </table:table-cell>
          <table:table-cell office:value-type="string">
            <text:p>FMCC2_DP0_M2C_P</text:p>
          </table:table-cell>
          <table:table-cell office:value-type="string">
            <text:p>Output</text:p>
          </table:table-cell>
          <table:table-cell office:value-type="string">
            <text:p>Input</text:p>
          </table:table-cell>
          <table:table-cell office:value-type="float" office:value="15">
            <text:p>15</text:p>
          </table:table-cell>
          <table:table-cell office:value-type="string">
            <text:p>RX0_213</text:p>
          </table:table-cell>
          <table:table-cell table:number-columns-repeated="2"/>
        </table:table-row>
        <table:table-row table:style-name="ro2">
          <table:table-cell office:value-type="string">
            <text:p>AP21</text:p>
          </table:table-cell>
          <table:table-cell office:value-type="string">
            <text:p>MGTPTXN1_213</text:p>
          </table:table-cell>
          <table:table-cell office:value-type="string">
            <text:p>FMCC2_DP1_C2M_N</text:p>
          </table:table-cell>
          <table:table-cell office:value-type="string">
            <text:p>Input</text:p>
          </table:table-cell>
          <table:table-cell office:value-type="string">
            <text:p>Output</text:p>
          </table:table-cell>
          <table:table-cell office:value-type="float" office:value="15">
            <text:p>15</text:p>
          </table:table-cell>
          <table:table-cell office:value-type="string">
            <text:p>TX1_213</text:p>
          </table:table-cell>
          <table:table-cell table:number-columns-repeated="2"/>
        </table:table-row>
        <table:table-row table:style-name="ro2">
          <table:table-cell office:value-type="string">
            <text:p>AN21</text:p>
          </table:table-cell>
          <table:table-cell office:value-type="string">
            <text:p>MGTPTXP1_213</text:p>
          </table:table-cell>
          <table:table-cell office:value-type="string">
            <text:p>FMCC2_DP1_C2M_P</text:p>
          </table:table-cell>
          <table:table-cell office:value-type="string">
            <text:p>Input</text:p>
          </table:table-cell>
          <table:table-cell office:value-type="string">
            <text:p>Output</text:p>
          </table:table-cell>
          <table:table-cell office:value-type="float" office:value="15">
            <text:p>15</text:p>
          </table:table-cell>
          <table:table-cell office:value-type="string">
            <text:p>TX1_213</text:p>
          </table:table-cell>
          <table:table-cell table:number-columns-repeated="2"/>
        </table:table-row>
        <table:table-row table:style-name="ro2">
          <table:table-cell office:value-type="string">
            <text:p>AK19</text:p>
          </table:table-cell>
          <table:table-cell office:value-type="string">
            <text:p>MGTPRXN1_213</text:p>
          </table:table-cell>
          <table:table-cell office:value-type="string">
            <text:p>FMCC2_DP1_M2C_N</text:p>
          </table:table-cell>
          <table:table-cell table:number-columns-repeated="2" office:value-type="string">
            <text:p>Input</text:p>
          </table:table-cell>
          <table:table-cell office:value-type="float" office:value="15">
            <text:p>15</text:p>
          </table:table-cell>
          <table:table-cell office:value-type="string">
            <text:p>RX1_213</text:p>
          </table:table-cell>
          <table:table-cell table:number-columns-repeated="2"/>
        </table:table-row>
        <table:table-row table:style-name="ro2">
          <table:table-cell office:value-type="string">
            <text:p>AJ19</text:p>
          </table:table-cell>
          <table:table-cell office:value-type="string">
            <text:p>MGTPRXP1_213</text:p>
          </table:table-cell>
          <table:table-cell office:value-type="string">
            <text:p>FMCC2_DP1_M2C_P</text:p>
          </table:table-cell>
          <table:table-cell table:number-columns-repeated="2" office:value-type="string">
            <text:p>Input</text:p>
          </table:table-cell>
          <table:table-cell office:value-type="float" office:value="15">
            <text:p>15</text:p>
          </table:table-cell>
          <table:table-cell office:value-type="string">
            <text:p>RX1_213</text:p>
          </table:table-cell>
          <table:table-cell table:number-columns-repeated="2"/>
        </table:table-row>
        <table:table-row table:style-name="ro2">
          <table:table-cell office:value-type="string">
            <text:p>AL22</text:p>
          </table:table-cell>
          <table:table-cell office:value-type="string">
            <text:p>MGTPTXP2_213</text:p>
          </table:table-cell>
          <table:table-cell office:value-type="string">
            <text:p>FMCC2_DP2_C2M_N</text:p>
          </table:table-cell>
          <table:table-cell office:value-type="string">
            <text:p>Input</text:p>
          </table:table-cell>
          <table:table-cell office:value-type="string">
            <text:p>Output</text:p>
          </table:table-cell>
          <table:table-cell office:value-type="float" office:value="15">
            <text:p>15</text:p>
          </table:table-cell>
          <table:table-cell office:value-type="string">
            <text:p>TX2_213</text:p>
          </table:table-cell>
          <table:table-cell table:number-columns-repeated="2"/>
        </table:table-row>
        <table:table-row table:style-name="ro2">
          <table:table-cell office:value-type="string">
            <text:p>AM22</text:p>
          </table:table-cell>
          <table:table-cell office:value-type="string">
            <text:p>MGTPTXN2_213</text:p>
          </table:table-cell>
          <table:table-cell office:value-type="string">
            <text:p>FMCC2_DP2_C2M_P</text:p>
          </table:table-cell>
          <table:table-cell office:value-type="string">
            <text:p>Input</text:p>
          </table:table-cell>
          <table:table-cell office:value-type="string">
            <text:p>Output</text:p>
          </table:table-cell>
          <table:table-cell office:value-type="float" office:value="15">
            <text:p>15</text:p>
          </table:table-cell>
          <table:table-cell office:value-type="string">
            <text:p>TX2_213</text:p>
          </table:table-cell>
          <table:table-cell table:number-columns-repeated="2"/>
        </table:table-row>
        <table:table-row table:style-name="ro2">
          <table:table-cell office:value-type="string">
            <text:p>AM20</text:p>
          </table:table-cell>
          <table:table-cell office:value-type="string">
            <text:p>MGTPRXN2_213</text:p>
          </table:table-cell>
          <table:table-cell office:value-type="string">
            <text:p>FMCC2_DP2_M2C_N</text:p>
          </table:table-cell>
          <table:table-cell table:number-columns-repeated="2" office:value-type="string">
            <text:p>Input</text:p>
          </table:table-cell>
          <table:table-cell office:value-type="float" office:value="15">
            <text:p>15</text:p>
          </table:table-cell>
          <table:table-cell office:value-type="string">
            <text:p>RX2_213</text:p>
          </table:table-cell>
          <table:table-cell table:number-columns-repeated="2"/>
        </table:table-row>
        <table:table-row table:style-name="ro2">
          <table:table-cell office:value-type="string">
            <text:p>AL20</text:p>
          </table:table-cell>
          <table:table-cell office:value-type="string">
            <text:p>MGTPRXP2_213</text:p>
          </table:table-cell>
          <table:table-cell office:value-type="string">
            <text:p>FMCC2_DP2_M2C_P</text:p>
          </table:table-cell>
          <table:table-cell table:number-columns-repeated="2" office:value-type="string">
            <text:p>Input</text:p>
          </table:table-cell>
          <table:table-cell office:value-type="float" office:value="15">
            <text:p>15</text:p>
          </table:table-cell>
          <table:table-cell office:value-type="string">
            <text:p>RX2_213</text:p>
          </table:table-cell>
          <table:table-cell table:number-columns-repeated="2"/>
        </table:table-row>
        <table:table-row table:style-name="ro2">
          <table:table-cell office:value-type="string">
            <text:p>AN23</text:p>
          </table:table-cell>
          <table:table-cell office:value-type="string">
            <text:p>MGTPTXP3_213</text:p>
          </table:table-cell>
          <table:table-cell office:value-type="string">
            <text:p>FMCC2_DP3_C2M_N</text:p>
          </table:table-cell>
          <table:table-cell office:value-type="string">
            <text:p>I/O</text:p>
          </table:table-cell>
          <table:table-cell office:value-type="string">
            <text:p>Output</text:p>
          </table:table-cell>
          <table:table-cell office:value-type="float" office:value="15">
            <text:p>15</text:p>
          </table:table-cell>
          <table:table-cell office:value-type="string">
            <text:p>TX3_213</text:p>
          </table:table-cell>
          <table:table-cell table:number-columns-repeated="2"/>
        </table:table-row>
        <table:table-row table:style-name="ro2">
          <table:table-cell office:value-type="string">
            <text:p>AP23</text:p>
          </table:table-cell>
          <table:table-cell office:value-type="string">
            <text:p>MGTPTXN3_213</text:p>
          </table:table-cell>
          <table:table-cell office:value-type="string">
            <text:p>FMCC2_DP3_C2M_P</text:p>
          </table:table-cell>
          <table:table-cell office:value-type="string">
            <text:p>I/O</text:p>
          </table:table-cell>
          <table:table-cell office:value-type="string">
            <text:p>Output</text:p>
          </table:table-cell>
          <table:table-cell office:value-type="float" office:value="15">
            <text:p>15</text:p>
          </table:table-cell>
          <table:table-cell office:value-type="string">
            <text:p>TX3_213</text:p>
          </table:table-cell>
          <table:table-cell table:number-columns-repeated="2"/>
        </table:table-row>
        <table:table-row table:style-name="ro2">
          <table:table-cell office:value-type="string">
            <text:p>AJ21</text:p>
          </table:table-cell>
          <table:table-cell office:value-type="string">
            <text:p>MGTPRXP3_213</text:p>
          </table:table-cell>
          <table:table-cell office:value-type="string">
            <text:p>FMCC2_DP3_M2C_N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5">
            <text:p>15</text:p>
          </table:table-cell>
          <table:table-cell office:value-type="string">
            <text:p>RX3_213</text:p>
          </table:table-cell>
          <table:table-cell table:number-columns-repeated="2"/>
        </table:table-row>
        <table:table-row table:style-name="ro2">
          <table:table-cell office:value-type="string">
            <text:p>AK21</text:p>
          </table:table-cell>
          <table:table-cell office:value-type="string">
            <text:p>MGTPRXN3_213</text:p>
          </table:table-cell>
          <table:table-cell office:value-type="string">
            <text:p>FMCC2_DP3_M2C_P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5">
            <text:p>15</text:p>
          </table:table-cell>
          <table:table-cell office:value-type="string">
            <text:p>RX3_213</text:p>
          </table:table-cell>
          <table:table-cell table:number-columns-repeated="2"/>
        </table:table-row>
        <table:table-row table:style-name="ro2">
          <table:table-cell office:value-type="string">
            <text:p>AH20</text:p>
          </table:table-cell>
          <table:table-cell office:value-type="string">
            <text:p>MGTREFCLK0N_213</text:p>
          </table:table-cell>
          <table:table-cell office:value-type="string">
            <text:p>FMCC2_GBTCLK0_M2C_N</text:p>
          </table:table-cell>
          <table:table-cell table:number-columns-repeated="2" office:value-type="string">
            <text:p>Input</text:p>
          </table:table-cell>
          <table:table-cell office:value-type="float" office:value="15">
            <text:p>15</text:p>
          </table:table-cell>
          <table:table-cell office:value-type="string">
            <text:p>REFCLK_213</text:p>
          </table:table-cell>
          <table:table-cell table:number-columns-repeated="2"/>
        </table:table-row>
        <table:table-row table:style-name="ro2">
          <table:table-cell office:value-type="string">
            <text:p>AG20</text:p>
          </table:table-cell>
          <table:table-cell office:value-type="string">
            <text:p>MGTREFCLK0P_213</text:p>
          </table:table-cell>
          <table:table-cell office:value-type="string">
            <text:p>FMCC2_GBTCLK0_M2C_P</text:p>
          </table:table-cell>
          <table:table-cell table:number-columns-repeated="2" office:value-type="string">
            <text:p>Input</text:p>
          </table:table-cell>
          <table:table-cell office:value-type="float" office:value="15">
            <text:p>15</text:p>
          </table:table-cell>
          <table:table-cell office:value-type="string">
            <text:p>REFCLK_213</text:p>
          </table:table-cell>
          <table:table-cell table:number-columns-repeated="2"/>
        </table:table-row>
        <table:table-row table:style-name="ro2">
          <table:table-cell office:value-type="string">
            <text:p>AH16</text:p>
          </table:table-cell>
          <table:table-cell office:value-type="string">
            <text:p>MGTREFCLK1N_113</text:p>
          </table:table-cell>
          <table:table-cell office:value-type="string">
            <text:p>FP2_CLK1_N</text:p>
          </table:table-cell>
          <table:table-cell office:value-type="string">
            <text:p>Output</text:p>
          </table:table-cell>
          <table:table-cell office:value-type="string">
            <text:p>Input</text:p>
          </table:table-cell>
          <table:table-cell office:value-type="float" office:value="13">
            <text:p>13</text:p>
          </table:table-cell>
          <table:table-cell office:value-type="string">
            <text:p>REFCLK_113</text:p>
          </table:table-cell>
          <table:table-cell table:number-columns-repeated="2"/>
        </table:table-row>
        <table:table-row table:style-name="ro2">
          <table:table-cell office:value-type="string">
            <text:p>AG16</text:p>
          </table:table-cell>
          <table:table-cell office:value-type="string">
            <text:p>MGTREFCLK1P_113</text:p>
          </table:table-cell>
          <table:table-cell office:value-type="string">
            <text:p>FP2_CLK1_P</text:p>
          </table:table-cell>
          <table:table-cell table:number-columns-repeated="2" office:value-type="string">
            <text:p>Input</text:p>
          </table:table-cell>
          <table:table-cell office:value-type="float" office:value="13">
            <text:p>13</text:p>
          </table:table-cell>
          <table:table-cell office:value-type="string">
            <text:p>REFCLK_113</text:p>
          </table:table-cell>
          <table:table-cell table:number-columns-repeated="2"/>
        </table:table-row>
        <table:table-row table:style-name="ro2">
          <table:table-cell office:value-type="string">
            <text:p>AH14</text:p>
          </table:table-cell>
          <table:table-cell office:value-type="string">
            <text:p>MGTREFCLK0N_113</text:p>
          </table:table-cell>
          <table:table-cell office:value-type="string">
            <text:p>FP2_CLK2_N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3">
            <text:p>13</text:p>
          </table:table-cell>
          <table:table-cell office:value-type="string">
            <text:p>REFCLK_113</text:p>
          </table:table-cell>
          <table:table-cell table:number-columns-repeated="2"/>
        </table:table-row>
        <table:table-row table:style-name="ro2">
          <table:table-cell office:value-type="string">
            <text:p>AG14</text:p>
          </table:table-cell>
          <table:table-cell office:value-type="string">
            <text:p>MGTREFCLK0P_113</text:p>
          </table:table-cell>
          <table:table-cell office:value-type="string">
            <text:p>FP2_CLK2_P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3">
            <text:p>13</text:p>
          </table:table-cell>
          <table:table-cell office:value-type="string">
            <text:p>REFCLK_113</text:p>
          </table:table-cell>
          <table:table-cell table:number-columns-repeated="2"/>
        </table:table-row>
        <table:table-row table:style-name="ro2">
          <table:table-cell office:value-type="string">
            <text:p>W11</text:p>
          </table:table-cell>
          <table:table-cell office:value-type="string">
            <text:p>CCLK_0</text:p>
          </table:table-cell>
          <table:table-cell office:value-type="string">
            <text:p>FPGA_CCLK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17">
            <text:p>17</text:p>
          </table:table-cell>
          <table:table-cell office:value-type="string">
            <text:p>HPC1_ANY</text:p>
          </table:table-cell>
          <table:table-cell table:number-columns-repeated="2"/>
        </table:table-row>
        <table:table-row table:style-name="ro2">
          <table:table-cell office:value-type="string">
            <text:p>P6</text:p>
          </table:table-cell>
          <table:table-cell office:value-type="string">
            <text:p>IO_L6P_T0_35</text:p>
          </table:table-cell>
          <table:table-cell office:value-type="string">
            <text:p>FPGA_I2C_SCL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HPC1_ANY</text:p>
          </table:table-cell>
          <table:table-cell table:number-columns-repeated="2"/>
        </table:table-row>
        <table:table-row table:style-name="ro2">
          <table:table-cell office:value-type="string">
            <text:p>R11</text:p>
          </table:table-cell>
          <table:table-cell office:value-type="string">
            <text:p>IO_0_35</text:p>
          </table:table-cell>
          <table:table-cell office:value-type="string">
            <text:p>FPGA_I2C_SDA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HPC1_ANY</text:p>
          </table:table-cell>
          <table:table-cell table:number-columns-repeated="2"/>
        </table:table-row>
        <table:table-row table:style-name="ro2">
          <table:table-cell office:value-type="string">
            <text:p>AG26</text:p>
          </table:table-cell>
          <table:table-cell office:value-type="string">
            <text:p>IO_L19P_T3_13</text:p>
          </table:table-cell>
          <table:table-cell office:value-type="string">
            <text:p>FPGA_RESETN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AE12</text:p>
          </table:table-cell>
          <table:table-cell office:value-type="string">
            <text:p>TCK_0</text:p>
          </table:table-cell>
          <table:table-cell office:value-type="string">
            <text:p>FPGA_TCK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AE14</text:p>
          </table:table-cell>
          <table:table-cell office:value-type="string">
            <text:p>TDI_0</text:p>
          </table:table-cell>
          <table:table-cell office:value-type="string">
            <text:p>FPGA_TDI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AD13</text:p>
          </table:table-cell>
          <table:table-cell office:value-type="string">
            <text:p>TDO_0</text:p>
          </table:table-cell>
          <table:table-cell office:value-type="string">
            <text:p>FPGA_TDO</text:p>
          </table:table-cell>
          <table:table-cell office:value-type="string">
            <text:p>Power</text:p>
          </table:table-cell>
          <table:table-cell office:value-type="string">
            <text:p>Output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AE13</text:p>
          </table:table-cell>
          <table:table-cell office:value-type="string">
            <text:p>TMS_0</text:p>
          </table:table-cell>
          <table:table-cell office:value-type="string">
            <text:p>FPGA_TMS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A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A1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A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A1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A1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A1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A2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A2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A2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A2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AA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A1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A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A1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A1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A1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A2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A2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A2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B1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B1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B1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B1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B2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B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B3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B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C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C1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C1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C1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C2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C2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C3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C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D1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D1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D1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D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D2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D2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E1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E1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E2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E2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E2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E3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E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F1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F1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F1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F1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F1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F1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F1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F2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F2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F2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F3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F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G1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G2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G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G2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G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H1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H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H1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H1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H1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H1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H2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H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H2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J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J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J3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J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K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K1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K1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K1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K2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K2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K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K2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K2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K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L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L1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L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L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L2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M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M1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M1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M1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M1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M2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M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M2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M3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M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N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N2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N3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N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P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P1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P1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P1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P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P2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P2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P2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AP2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B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B2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B3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B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C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C1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C1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C1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C1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C2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C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C2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C3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C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D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D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D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D2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E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E1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E1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E1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E2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E2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E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E2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E3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E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F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F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F3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F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G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G1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G1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G1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G1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G2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G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G2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G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H1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H1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H2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H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H2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J1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J1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J1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J1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J1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J1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J1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J2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J2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J2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J3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J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K1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K1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K1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K2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K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L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L1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L1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L1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L1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L2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L2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M1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M1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M1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M1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M2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M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M3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M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N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N1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N1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N1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N2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N2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N3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N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P1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P1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P1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P1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P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P2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P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P27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R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R1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R1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R1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R2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R2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R2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R3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R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T1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T1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T17</text:p>
          </table:table-cell>
          <table:table-cell office:value-type="string">
            <text:p>GNDADC_0</text:p>
          </table:table-cell>
          <table:table-cell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T1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T2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T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T3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T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U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U1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U1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U17</text:p>
          </table:table-cell>
          <table:table-cell office:value-type="string">
            <text:p>VREFN_0</text:p>
          </table:table-cell>
          <table:table-cell office:value-type="string">
            <text:p>GND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U2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U2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U28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U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V10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2">
          <table:table-cell office:value-type="string">
            <text:p>V1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V1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V19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V21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V23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V25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W12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W14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W16</text:p>
          </table:table-cell>
          <table:table-cell table:number-columns-repeated="2" office:value-type="string">
            <text:p>GND</text:p>
          </table:table-cell>
          <table:table-cell table:number-columns-repeated="2"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W20</text:p>
          </table:table-cell>
          <table:table-cell table:number-columns-repeated="2" office:value-type="string">
            <text:p>GND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W22</text:p>
          </table:table-cell>
          <table:table-cell table:number-columns-repeated="2" office:value-type="string">
            <text:p>GND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table:number-columns-repeated="3"/>
        </table:table-row>
        <table:table-row table:style-name="ro2">
          <table:table-cell office:value-type="string">
            <text:p>W32</text:p>
          </table:table-cell>
          <table:table-cell table:number-columns-repeated="2" office:value-type="string">
            <text:p>GND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W7</text:p>
          </table:table-cell>
          <table:table-cell table:number-columns-repeated="2" office:value-type="string">
            <text:p>GND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Y13</text:p>
          </table:table-cell>
          <table:table-cell table:number-columns-repeated="2" office:value-type="string">
            <text:p>GND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Y15</text:p>
          </table:table-cell>
          <table:table-cell table:number-columns-repeated="2" office:value-type="string">
            <text:p>GND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Y17</text:p>
          </table:table-cell>
          <table:table-cell table:number-columns-repeated="2" office:value-type="string">
            <text:p>GND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Y19</text:p>
          </table:table-cell>
          <table:table-cell table:number-columns-repeated="2" office:value-type="string">
            <text:p>GND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Y21</text:p>
          </table:table-cell>
          <table:table-cell table:number-columns-repeated="2" office:value-type="string">
            <text:p>GND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Y23</text:p>
          </table:table-cell>
          <table:table-cell table:number-columns-repeated="2" office:value-type="string">
            <text:p>GND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Y29</text:p>
          </table:table-cell>
          <table:table-cell table:number-columns-repeated="2" office:value-type="string">
            <text:p>GND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Y4</text:p>
          </table:table-cell>
          <table:table-cell table:number-columns-repeated="2" office:value-type="string">
            <text:p>GND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H29</text:p>
          </table:table-cell>
          <table:table-cell office:value-type="string">
            <text:p>IO_L13N_T2_MRCC_16</text:p>
          </table:table-cell>
          <table:table-cell office:value-type="string">
            <text:p>HA1_HA00_CC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J29</text:p>
          </table:table-cell>
          <table:table-cell office:value-type="string">
            <text:p>IO_L13P_T2_MRCC_16</text:p>
          </table:table-cell>
          <table:table-cell office:value-type="string">
            <text:p>HA1_HA00_CC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K28</text:p>
          </table:table-cell>
          <table:table-cell office:value-type="string">
            <text:p>IO_L11N_T1_SRCC_16</text:p>
          </table:table-cell>
          <table:table-cell office:value-type="string">
            <text:p>HA1_HA01_CC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L28</text:p>
          </table:table-cell>
          <table:table-cell office:value-type="string">
            <text:p>IO_L11P_T1_SRCC_16</text:p>
          </table:table-cell>
          <table:table-cell office:value-type="string">
            <text:p>HA1_HA01_CC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K33</text:p>
          </table:table-cell>
          <table:table-cell office:value-type="string">
            <text:p>IO_L20P_T3_16</text:p>
          </table:table-cell>
          <table:table-cell office:value-type="string">
            <text:p>HA1_HA02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J34</text:p>
          </table:table-cell>
          <table:table-cell office:value-type="string">
            <text:p>IO_L20N_T3_16</text:p>
          </table:table-cell>
          <table:table-cell office:value-type="string">
            <text:p>HA1_HA02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J30</text:p>
          </table:table-cell>
          <table:table-cell office:value-type="string">
            <text:p>IO_L14N_T2_SRCC_16</text:p>
          </table:table-cell>
          <table:table-cell office:value-type="string">
            <text:p>HA1_HA03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K30</text:p>
          </table:table-cell>
          <table:table-cell office:value-type="string">
            <text:p>IO_L14P_T2_SRCC_16</text:p>
          </table:table-cell>
          <table:table-cell office:value-type="string">
            <text:p>HA1_HA03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L33</text:p>
          </table:table-cell>
          <table:table-cell office:value-type="string">
            <text:p>IO_L24P_T3_16</text:p>
          </table:table-cell>
          <table:table-cell office:value-type="string">
            <text:p>HA1_HA04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L34</text:p>
          </table:table-cell>
          <table:table-cell office:value-type="string">
            <text:p>IO_L24N_T3_16</text:p>
          </table:table-cell>
          <table:table-cell office:value-type="string">
            <text:p>HA1_HA04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J33</text:p>
          </table:table-cell>
          <table:table-cell office:value-type="string">
            <text:p>IO_L23P_T3_16</text:p>
          </table:table-cell>
          <table:table-cell office:value-type="string">
            <text:p>HA1_HA05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H34</text:p>
          </table:table-cell>
          <table:table-cell office:value-type="string">
            <text:p>IO_L23N_T3_16</text:p>
          </table:table-cell>
          <table:table-cell office:value-type="string">
            <text:p>HA1_HA05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L27</text:p>
          </table:table-cell>
          <table:table-cell office:value-type="string">
            <text:p>IO_L9P_T1_DQS_16</text:p>
          </table:table-cell>
          <table:table-cell office:value-type="string">
            <text:p>HA1_HA06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K27</text:p>
          </table:table-cell>
          <table:table-cell office:value-type="string">
            <text:p>IO_L9N_T1_DQS_16</text:p>
          </table:table-cell>
          <table:table-cell office:value-type="string">
            <text:p>HA1_HA06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L32</text:p>
          </table:table-cell>
          <table:table-cell office:value-type="string">
            <text:p>IO_L22P_T3_16</text:p>
          </table:table-cell>
          <table:table-cell office:value-type="string">
            <text:p>HA1_HA07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K32</text:p>
          </table:table-cell>
          <table:table-cell office:value-type="string">
            <text:p>IO_L22N_T3_16</text:p>
          </table:table-cell>
          <table:table-cell office:value-type="string">
            <text:p>HA1_HA07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L29</text:p>
          </table:table-cell>
          <table:table-cell office:value-type="string">
            <text:p>IO_L18P_T2_16</text:p>
          </table:table-cell>
          <table:table-cell office:value-type="string">
            <text:p>HA1_HA08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L30</text:p>
          </table:table-cell>
          <table:table-cell office:value-type="string">
            <text:p>IO_L18N_T2_16</text:p>
          </table:table-cell>
          <table:table-cell office:value-type="string">
            <text:p>HA1_HA08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K31</text:p>
          </table:table-cell>
          <table:table-cell office:value-type="string">
            <text:p>IO_L16P_T2_16</text:p>
          </table:table-cell>
          <table:table-cell office:value-type="string">
            <text:p>HA1_HA09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J31</text:p>
          </table:table-cell>
          <table:table-cell office:value-type="string">
            <text:p>IO_L16N_T2_16</text:p>
          </table:table-cell>
          <table:table-cell office:value-type="string">
            <text:p>HA1_HA09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H32</text:p>
          </table:table-cell>
          <table:table-cell office:value-type="string">
            <text:p>IO_L19P_T3_16</text:p>
          </table:table-cell>
          <table:table-cell office:value-type="string">
            <text:p>HA1_HA10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G32</text:p>
          </table:table-cell>
          <table:table-cell office:value-type="string">
            <text:p>IO_L19N_T3_VREF_16</text:p>
          </table:table-cell>
          <table:table-cell office:value-type="string">
            <text:p>HA1_HA10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M25</text:p>
          </table:table-cell>
          <table:table-cell office:value-type="string">
            <text:p>IO_L5P_T0_16</text:p>
          </table:table-cell>
          <table:table-cell office:value-type="string">
            <text:p>HA1_HA11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L25</text:p>
          </table:table-cell>
          <table:table-cell office:value-type="string">
            <text:p>IO_L5N_T0_16</text:p>
          </table:table-cell>
          <table:table-cell office:value-type="string">
            <text:p>HA1_HA11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H33</text:p>
          </table:table-cell>
          <table:table-cell office:value-type="string">
            <text:p>IO_L21P_T3_DQS_16</text:p>
          </table:table-cell>
          <table:table-cell office:value-type="string">
            <text:p>HA1_HA12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G34</text:p>
          </table:table-cell>
          <table:table-cell office:value-type="string">
            <text:p>IO_L21N_T3_DQS_16</text:p>
          </table:table-cell>
          <table:table-cell office:value-type="string">
            <text:p>HA1_HA12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J25</text:p>
          </table:table-cell>
          <table:table-cell office:value-type="string">
            <text:p>IO_L4N_T0_16</text:p>
          </table:table-cell>
          <table:table-cell office:value-type="string">
            <text:p>HA1_HA13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K25</text:p>
          </table:table-cell>
          <table:table-cell office:value-type="string">
            <text:p>IO_L4P_T0_16</text:p>
          </table:table-cell>
          <table:table-cell office:value-type="string">
            <text:p>HA1_HA13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M24</text:p>
          </table:table-cell>
          <table:table-cell office:value-type="string">
            <text:p>IO_L1P_T0_16</text:p>
          </table:table-cell>
          <table:table-cell office:value-type="string">
            <text:p>HA1_HA14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L24</text:p>
          </table:table-cell>
          <table:table-cell office:value-type="string">
            <text:p>IO_L1N_T0_16</text:p>
          </table:table-cell>
          <table:table-cell office:value-type="string">
            <text:p>HA1_HA14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G29</text:p>
          </table:table-cell>
          <table:table-cell office:value-type="string">
            <text:p>IO_L15P_T2_DQS_16</text:p>
          </table:table-cell>
          <table:table-cell office:value-type="string">
            <text:p>HA1_HA15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G30</text:p>
          </table:table-cell>
          <table:table-cell office:value-type="string">
            <text:p>IO_L15N_T2_DQS_16</text:p>
          </table:table-cell>
          <table:table-cell office:value-type="string">
            <text:p>HA1_HA15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H31</text:p>
          </table:table-cell>
          <table:table-cell office:value-type="string">
            <text:p>IO_L17P_T2_16</text:p>
          </table:table-cell>
          <table:table-cell office:value-type="string">
            <text:p>HA1_HA16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G31</text:p>
          </table:table-cell>
          <table:table-cell office:value-type="string">
            <text:p>IO_L17N_T2_16</text:p>
          </table:table-cell>
          <table:table-cell office:value-type="string">
            <text:p>HA1_HA16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H28</text:p>
          </table:table-cell>
          <table:table-cell office:value-type="string">
            <text:p>IO_L12N_T1_MRCC_16</text:p>
          </table:table-cell>
          <table:table-cell office:value-type="string">
            <text:p>HA1_HA17_CC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J28</text:p>
          </table:table-cell>
          <table:table-cell office:value-type="string">
            <text:p>IO_L12P_T1_MRCC_16</text:p>
          </table:table-cell>
          <table:table-cell office:value-type="string">
            <text:p>HA1_HA17_CC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H27</text:p>
          </table:table-cell>
          <table:table-cell office:value-type="string">
            <text:p>IO_L7P_T1_16</text:p>
          </table:table-cell>
          <table:table-cell office:value-type="string">
            <text:p>HA1_HA18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G27</text:p>
          </table:table-cell>
          <table:table-cell office:value-type="string">
            <text:p>IO_L7N_T1_16</text:p>
          </table:table-cell>
          <table:table-cell office:value-type="string">
            <text:p>HA1_HA18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H26</text:p>
          </table:table-cell>
          <table:table-cell office:value-type="string">
            <text:p>IO_L8P_T1_16</text:p>
          </table:table-cell>
          <table:table-cell office:value-type="string">
            <text:p>HA1_HA19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G26</text:p>
          </table:table-cell>
          <table:table-cell office:value-type="string">
            <text:p>IO_L8N_T1_16</text:p>
          </table:table-cell>
          <table:table-cell office:value-type="string">
            <text:p>HA1_HA19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J26</text:p>
          </table:table-cell>
          <table:table-cell office:value-type="string">
            <text:p>IO_L10N_T1_16</text:p>
          </table:table-cell>
          <table:table-cell office:value-type="string">
            <text:p>HA1_HA20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K26</text:p>
          </table:table-cell>
          <table:table-cell office:value-type="string">
            <text:p>IO_L10P_T1_16</text:p>
          </table:table-cell>
          <table:table-cell office:value-type="string">
            <text:p>HA1_HA20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G24</text:p>
          </table:table-cell>
          <table:table-cell office:value-type="string">
            <text:p>IO_L3P_T0_DQS_16</text:p>
          </table:table-cell>
          <table:table-cell office:value-type="string">
            <text:p>HA1_HA21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G25</text:p>
          </table:table-cell>
          <table:table-cell office:value-type="string">
            <text:p>IO_L3N_T0_DQS_16</text:p>
          </table:table-cell>
          <table:table-cell office:value-type="string">
            <text:p>HA1_HA21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J24</text:p>
          </table:table-cell>
          <table:table-cell office:value-type="string">
            <text:p>IO_L6P_T0_16</text:p>
          </table:table-cell>
          <table:table-cell office:value-type="string">
            <text:p>HA1_HA22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H24</text:p>
          </table:table-cell>
          <table:table-cell office:value-type="string">
            <text:p>IO_L6N_T0_VREF_16</text:p>
          </table:table-cell>
          <table:table-cell office:value-type="string">
            <text:p>HA1_HA22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K23</text:p>
          </table:table-cell>
          <table:table-cell office:value-type="string">
            <text:p>IO_L2P_T0_16</text:p>
          </table:table-cell>
          <table:table-cell office:value-type="string">
            <text:p>HA1_HA23_N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J23</text:p>
          </table:table-cell>
          <table:table-cell office:value-type="string">
            <text:p>IO_L2N_T0_16</text:p>
          </table:table-cell>
          <table:table-cell office:value-type="string">
            <text:p>HA1_HA23_P</text:p>
          </table:table-cell>
          <table:table-cell table:number-columns-repeated="2"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A1</text:p>
          </table:table-cell>
          <table:table-cell table:number-columns-repeated="2"/>
        </table:table-row>
        <table:table-row table:style-name="ro2">
          <table:table-cell office:value-type="string">
            <text:p>AL30</text:p>
          </table:table-cell>
          <table:table-cell office:value-type="string">
            <text:p>IO_L12P_T1_MRCC_12</text:p>
          </table:table-cell>
          <table:table-cell office:value-type="string">
            <text:p>HA2_HA00_CC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M30</text:p>
          </table:table-cell>
          <table:table-cell office:value-type="string">
            <text:p>IO_L12N_T1_MRCC_12</text:p>
          </table:table-cell>
          <table:table-cell office:value-type="string">
            <text:p>HA2_HA00_CC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L29</text:p>
          </table:table-cell>
          <table:table-cell office:value-type="string">
            <text:p>IO_L13N_T2_MRCC_12</text:p>
          </table:table-cell>
          <table:table-cell office:value-type="string">
            <text:p>HA2_HA01_CC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L28</text:p>
          </table:table-cell>
          <table:table-cell office:value-type="string">
            <text:p>IO_L13P_T2_MRCC_12</text:p>
          </table:table-cell>
          <table:table-cell office:value-type="string">
            <text:p>HA2_HA01_CC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N31</text:p>
          </table:table-cell>
          <table:table-cell office:value-type="string">
            <text:p>IO_L10P_T1_12</text:p>
          </table:table-cell>
          <table:table-cell office:value-type="string">
            <text:p>HA2_HA02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P31</text:p>
          </table:table-cell>
          <table:table-cell office:value-type="string">
            <text:p>IO_L10N_T1_12</text:p>
          </table:table-cell>
          <table:table-cell office:value-type="string">
            <text:p>HA2_HA02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N26</text:p>
          </table:table-cell>
          <table:table-cell office:value-type="string">
            <text:p>IO_L21N_T3_DQS_12</text:p>
          </table:table-cell>
          <table:table-cell office:value-type="string">
            <text:p>HA2_HA03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M26</text:p>
          </table:table-cell>
          <table:table-cell office:value-type="string">
            <text:p>IO_L21P_T3_DQS_12</text:p>
          </table:table-cell>
          <table:table-cell office:value-type="string">
            <text:p>HA2_HA03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J25</text:p>
          </table:table-cell>
          <table:table-cell office:value-type="string">
            <text:p>IO_L19P_T3_12</text:p>
          </table:table-cell>
          <table:table-cell office:value-type="string">
            <text:p>HA2_HA04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K25</text:p>
          </table:table-cell>
          <table:table-cell office:value-type="string">
            <text:p>IO_L19N_T3_VREF_12</text:p>
          </table:table-cell>
          <table:table-cell office:value-type="string">
            <text:p>HA2_HA04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M25</text:p>
          </table:table-cell>
          <table:table-cell office:value-type="string">
            <text:p>IO_L23N_T3_12</text:p>
          </table:table-cell>
          <table:table-cell office:value-type="string">
            <text:p>HA2_HA05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L25</text:p>
          </table:table-cell>
          <table:table-cell office:value-type="string">
            <text:p>IO_L23P_T3_12</text:p>
          </table:table-cell>
          <table:table-cell office:value-type="string">
            <text:p>HA2_HA05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L32</text:p>
          </table:table-cell>
          <table:table-cell office:value-type="string">
            <text:p>IO_L6P_T0_12</text:p>
          </table:table-cell>
          <table:table-cell office:value-type="string">
            <text:p>HA2_HA06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M32</text:p>
          </table:table-cell>
          <table:table-cell office:value-type="string">
            <text:p>IO_L6N_T0_VREF_12</text:p>
          </table:table-cell>
          <table:table-cell office:value-type="string">
            <text:p>HA2_HA06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M31</text:p>
          </table:table-cell>
          <table:table-cell office:value-type="string">
            <text:p>IO_L8P_T1_12</text:p>
          </table:table-cell>
          <table:table-cell office:value-type="string">
            <text:p>HA2_HA07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N32</text:p>
          </table:table-cell>
          <table:table-cell office:value-type="string">
            <text:p>IO_L8N_T1_12</text:p>
          </table:table-cell>
          <table:table-cell office:value-type="string">
            <text:p>HA2_HA07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M27</text:p>
          </table:table-cell>
          <table:table-cell office:value-type="string">
            <text:p>IO_L22P_T3_12</text:p>
          </table:table-cell>
          <table:table-cell office:value-type="string">
            <text:p>HA2_HA08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N27</text:p>
          </table:table-cell>
          <table:table-cell office:value-type="string">
            <text:p>IO_L22N_T3_12</text:p>
          </table:table-cell>
          <table:table-cell office:value-type="string">
            <text:p>HA2_HA08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J26</text:p>
          </table:table-cell>
          <table:table-cell office:value-type="string">
            <text:p>IO_L20P_T3_12</text:p>
          </table:table-cell>
          <table:table-cell office:value-type="string">
            <text:p>HA2_HA09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K26</text:p>
          </table:table-cell>
          <table:table-cell office:value-type="string">
            <text:p>IO_L20N_T3_12</text:p>
          </table:table-cell>
          <table:table-cell office:value-type="string">
            <text:p>HA2_HA09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P26</text:p>
          </table:table-cell>
          <table:table-cell office:value-type="string">
            <text:p>IO_L24N_T3_12</text:p>
          </table:table-cell>
          <table:table-cell office:value-type="string">
            <text:p>HA2_HA10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P25</text:p>
          </table:table-cell>
          <table:table-cell office:value-type="string">
            <text:p>IO_L24P_T3_12</text:p>
          </table:table-cell>
          <table:table-cell office:value-type="string">
            <text:p>HA2_HA10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K33</text:p>
          </table:table-cell>
          <table:table-cell office:value-type="string">
            <text:p>IO_L4P_T0_12</text:p>
          </table:table-cell>
          <table:table-cell office:value-type="string">
            <text:p>HA2_HA11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L33</text:p>
          </table:table-cell>
          <table:table-cell office:value-type="string">
            <text:p>IO_L4N_T0_12</text:p>
          </table:table-cell>
          <table:table-cell office:value-type="string">
            <text:p>HA2_HA11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M29</text:p>
          </table:table-cell>
          <table:table-cell office:value-type="string">
            <text:p>IO_L16P_T2_12</text:p>
          </table:table-cell>
          <table:table-cell office:value-type="string">
            <text:p>HA2_HA12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N29</text:p>
          </table:table-cell>
          <table:table-cell office:value-type="string">
            <text:p>IO_L16N_T2_12</text:p>
          </table:table-cell>
          <table:table-cell office:value-type="string">
            <text:p>HA2_HA12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N28</text:p>
          </table:table-cell>
          <table:table-cell office:value-type="string">
            <text:p>IO_L17P_T2_12</text:p>
          </table:table-cell>
          <table:table-cell office:value-type="string">
            <text:p>HA2_HA13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P28</text:p>
          </table:table-cell>
          <table:table-cell office:value-type="string">
            <text:p>IO_L17N_T2_12</text:p>
          </table:table-cell>
          <table:table-cell office:value-type="string">
            <text:p>HA2_HA13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N34</text:p>
          </table:table-cell>
          <table:table-cell office:value-type="string">
            <text:p>IO_L3P_T0_DQS_12</text:p>
          </table:table-cell>
          <table:table-cell office:value-type="string">
            <text:p>HA2_HA14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P34</text:p>
          </table:table-cell>
          <table:table-cell office:value-type="string">
            <text:p>IO_L3N_T0_DQS_12</text:p>
          </table:table-cell>
          <table:table-cell office:value-type="string">
            <text:p>HA2_HA14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K30</text:p>
          </table:table-cell>
          <table:table-cell office:value-type="string">
            <text:p>IO_L11N_T1_SRCC_12</text:p>
          </table:table-cell>
          <table:table-cell office:value-type="string">
            <text:p>HA2_HA15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J29</text:p>
          </table:table-cell>
          <table:table-cell office:value-type="string">
            <text:p>IO_L11P_T1_SRCC_12</text:p>
          </table:table-cell>
          <table:table-cell office:value-type="string">
            <text:p>HA2_HA15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K27</text:p>
          </table:table-cell>
          <table:table-cell office:value-type="string">
            <text:p>IO_L18P_T2_12</text:p>
          </table:table-cell>
          <table:table-cell office:value-type="string">
            <text:p>HA2_HA16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L27</text:p>
          </table:table-cell>
          <table:table-cell office:value-type="string">
            <text:p>IO_L18N_T2_12</text:p>
          </table:table-cell>
          <table:table-cell office:value-type="string">
            <text:p>HA2_HA16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J28</text:p>
          </table:table-cell>
          <table:table-cell office:value-type="string">
            <text:p>IO_L14P_T2_SRCC_12</text:p>
          </table:table-cell>
          <table:table-cell office:value-type="string">
            <text:p>HA2_HA17_CC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K28</text:p>
          </table:table-cell>
          <table:table-cell office:value-type="string">
            <text:p>IO_L14N_T2_SRCC_12</text:p>
          </table:table-cell>
          <table:table-cell office:value-type="string">
            <text:p>HA2_HA17_CC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N33</text:p>
          </table:table-cell>
          <table:table-cell office:value-type="string">
            <text:p>IO_L5P_T0_12</text:p>
          </table:table-cell>
          <table:table-cell office:value-type="string">
            <text:p>HA2_HA18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P33</text:p>
          </table:table-cell>
          <table:table-cell office:value-type="string">
            <text:p>IO_L5N_T0_12</text:p>
          </table:table-cell>
          <table:table-cell office:value-type="string">
            <text:p>HA2_HA18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J30</text:p>
          </table:table-cell>
          <table:table-cell office:value-type="string">
            <text:p>IO_L9P_T1_DQS_12</text:p>
          </table:table-cell>
          <table:table-cell office:value-type="string">
            <text:p>HA2_HA19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K31</text:p>
          </table:table-cell>
          <table:table-cell office:value-type="string">
            <text:p>IO_L9N_T1_DQS_12</text:p>
          </table:table-cell>
          <table:table-cell office:value-type="string">
            <text:p>HA2_HA19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J31</text:p>
          </table:table-cell>
          <table:table-cell office:value-type="string">
            <text:p>IO_L7P_T1_12</text:p>
          </table:table-cell>
          <table:table-cell office:value-type="string">
            <text:p>HA2_HA20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K32</text:p>
          </table:table-cell>
          <table:table-cell office:value-type="string">
            <text:p>IO_L7N_T1_12</text:p>
          </table:table-cell>
          <table:table-cell office:value-type="string">
            <text:p>HA2_HA20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P30</text:p>
          </table:table-cell>
          <table:table-cell office:value-type="string">
            <text:p>IO_L15N_T2_DQS_12</text:p>
          </table:table-cell>
          <table:table-cell office:value-type="string">
            <text:p>HA2_HA21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P29</text:p>
          </table:table-cell>
          <table:table-cell office:value-type="string">
            <text:p>IO_L15P_T2_DQS_12</text:p>
          </table:table-cell>
          <table:table-cell office:value-type="string">
            <text:p>HA2_HA21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L34</text:p>
          </table:table-cell>
          <table:table-cell office:value-type="string">
            <text:p>IO_L1P_T0_12</text:p>
          </table:table-cell>
          <table:table-cell office:value-type="string">
            <text:p>HA2_HA22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M34</text:p>
          </table:table-cell>
          <table:table-cell office:value-type="string">
            <text:p>IO_L1N_T0_12</text:p>
          </table:table-cell>
          <table:table-cell office:value-type="string">
            <text:p>HA2_HA22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J33</text:p>
          </table:table-cell>
          <table:table-cell office:value-type="string">
            <text:p>IO_L2P_T0_12</text:p>
          </table:table-cell>
          <table:table-cell office:value-type="string">
            <text:p>HA2_HA23_N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AJ34</text:p>
          </table:table-cell>
          <table:table-cell office:value-type="string">
            <text:p>IO_L2N_T0_12</text:p>
          </table:table-cell>
          <table:table-cell office:value-type="string">
            <text:p>HA2_HA23_P</text:p>
          </table:table-cell>
          <table:table-cell table:number-columns-repeated="2"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A2</text:p>
          </table:table-cell>
          <table:table-cell table:number-columns-repeated="2"/>
        </table:table-row>
        <table:table-row table:style-name="ro2">
          <table:table-cell office:value-type="string">
            <text:p>W5</text:p>
          </table:table-cell>
          <table:table-cell office:value-type="string">
            <text:p>IO_L12P_T1_MRCC_34</text:p>
          </table:table-cell>
          <table:table-cell office:value-type="string">
            <text:p>HB1_HB00_CC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Y5</text:p>
          </table:table-cell>
          <table:table-cell office:value-type="string">
            <text:p>IO_L12N_T1_MRCC_34</text:p>
          </table:table-cell>
          <table:table-cell office:value-type="string">
            <text:p>HB1_HB00_CC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W8</text:p>
          </table:table-cell>
          <table:table-cell office:value-type="string">
            <text:p>IO_L3N_T0_DQS_34</text:p>
          </table:table-cell>
          <table:table-cell office:value-type="string">
            <text:p>HB1_HB01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W9</text:p>
          </table:table-cell>
          <table:table-cell office:value-type="string">
            <text:p>IO_L3P_T0_DQS_34</text:p>
          </table:table-cell>
          <table:table-cell office:value-type="string">
            <text:p>HB1_HB01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V8</text:p>
          </table:table-cell>
          <table:table-cell office:value-type="string">
            <text:p>IO_L2N_T0_34</text:p>
          </table:table-cell>
          <table:table-cell office:value-type="string">
            <text:p>HB1_HB02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V9</text:p>
          </table:table-cell>
          <table:table-cell office:value-type="string">
            <text:p>IO_L2P_T0_34</text:p>
          </table:table-cell>
          <table:table-cell office:value-type="string">
            <text:p>HB1_HB02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Y10</text:p>
          </table:table-cell>
          <table:table-cell office:value-type="string">
            <text:p>IO_L1N_T0_34</text:p>
          </table:table-cell>
          <table:table-cell office:value-type="string">
            <text:p>HB1_HB03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W10</text:p>
          </table:table-cell>
          <table:table-cell office:value-type="string">
            <text:p>IO_L1P_T0_34</text:p>
          </table:table-cell>
          <table:table-cell office:value-type="string">
            <text:p>HB1_HB03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Y7</text:p>
          </table:table-cell>
          <table:table-cell office:value-type="string">
            <text:p>IO_L5N_T0_34</text:p>
          </table:table-cell>
          <table:table-cell office:value-type="string">
            <text:p>HB1_HB04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Y8</text:p>
          </table:table-cell>
          <table:table-cell office:value-type="string">
            <text:p>IO_L5P_T0_34</text:p>
          </table:table-cell>
          <table:table-cell office:value-type="string">
            <text:p>HB1_HB04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A9</text:p>
          </table:table-cell>
          <table:table-cell office:value-type="string">
            <text:p>IO_L23N_T3_34</text:p>
          </table:table-cell>
          <table:table-cell office:value-type="string">
            <text:p>HB1_HB05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A10</text:p>
          </table:table-cell>
          <table:table-cell office:value-type="string">
            <text:p>IO_L23P_T3_34</text:p>
          </table:table-cell>
          <table:table-cell office:value-type="string">
            <text:p>HB1_HB05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W4</text:p>
          </table:table-cell>
          <table:table-cell office:value-type="string">
            <text:p>IO_L11N_T1_SRCC_34</text:p>
          </table:table-cell>
          <table:table-cell office:value-type="string">
            <text:p>HB1_HB06_CC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V4</text:p>
          </table:table-cell>
          <table:table-cell office:value-type="string">
            <text:p>IO_L11P_T1_SRCC_34</text:p>
          </table:table-cell>
          <table:table-cell office:value-type="string">
            <text:p>HB1_HB06_CC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B9</text:p>
          </table:table-cell>
          <table:table-cell office:value-type="string">
            <text:p>IO_L24N_T3_34</text:p>
          </table:table-cell>
          <table:table-cell office:value-type="string">
            <text:p>HB1_HB07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B10</text:p>
          </table:table-cell>
          <table:table-cell office:value-type="string">
            <text:p>IO_L24P_T3_34</text:p>
          </table:table-cell>
          <table:table-cell office:value-type="string">
            <text:p>HB1_HB07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W3</text:p>
          </table:table-cell>
          <table:table-cell office:value-type="string">
            <text:p>IO_L10N_T1_34</text:p>
          </table:table-cell>
          <table:table-cell office:value-type="string">
            <text:p>HB1_HB08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V3</text:p>
          </table:table-cell>
          <table:table-cell office:value-type="string">
            <text:p>IO_L10P_T1_34</text:p>
          </table:table-cell>
          <table:table-cell office:value-type="string">
            <text:p>HB1_HB08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V1</text:p>
          </table:table-cell>
          <table:table-cell office:value-type="string">
            <text:p>IO_L8N_T1_34</text:p>
          </table:table-cell>
          <table:table-cell office:value-type="string">
            <text:p>HB1_HB09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V2</text:p>
          </table:table-cell>
          <table:table-cell office:value-type="string">
            <text:p>IO_L8P_T1_34</text:p>
          </table:table-cell>
          <table:table-cell office:value-type="string">
            <text:p>HB1_HB09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V6</text:p>
          </table:table-cell>
          <table:table-cell office:value-type="string">
            <text:p>IO_L4N_T0_34</text:p>
          </table:table-cell>
          <table:table-cell office:value-type="string">
            <text:p>HB1_HB10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V7</text:p>
          </table:table-cell>
          <table:table-cell office:value-type="string">
            <text:p>IO_L4P_T0_34</text:p>
          </table:table-cell>
          <table:table-cell office:value-type="string">
            <text:p>HB1_HB10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Y1</text:p>
          </table:table-cell>
          <table:table-cell office:value-type="string">
            <text:p>IO_L7N_T1_34</text:p>
          </table:table-cell>
          <table:table-cell office:value-type="string">
            <text:p>HB1_HB11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W1</text:p>
          </table:table-cell>
          <table:table-cell office:value-type="string">
            <text:p>IO_L7P_T1_34</text:p>
          </table:table-cell>
          <table:table-cell office:value-type="string">
            <text:p>HB1_HB11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C6</text:p>
          </table:table-cell>
          <table:table-cell office:value-type="string">
            <text:p>IO_L20N_T3_34</text:p>
          </table:table-cell>
          <table:table-cell office:value-type="string">
            <text:p>HB1_HB12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C7</text:p>
          </table:table-cell>
          <table:table-cell office:value-type="string">
            <text:p>IO_L20P_T3_34</text:p>
          </table:table-cell>
          <table:table-cell office:value-type="string">
            <text:p>HB1_HB12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Y2</text:p>
          </table:table-cell>
          <table:table-cell office:value-type="string">
            <text:p>IO_L9N_T1_DQS_34</text:p>
          </table:table-cell>
          <table:table-cell office:value-type="string">
            <text:p>HB1_HB13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Y3</text:p>
          </table:table-cell>
          <table:table-cell office:value-type="string">
            <text:p>IO_L9P_T1_DQS_34</text:p>
          </table:table-cell>
          <table:table-cell office:value-type="string">
            <text:p>HB1_HB13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C1</text:p>
          </table:table-cell>
          <table:table-cell office:value-type="string">
            <text:p>IO_L17N_T2_34</text:p>
          </table:table-cell>
          <table:table-cell office:value-type="string">
            <text:p>HB1_HB14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C2</text:p>
          </table:table-cell>
          <table:table-cell office:value-type="string">
            <text:p>IO_L17P_T2_34</text:p>
          </table:table-cell>
          <table:table-cell office:value-type="string">
            <text:p>HB1_HB14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C8</text:p>
          </table:table-cell>
          <table:table-cell office:value-type="string">
            <text:p>IO_L22N_T3_34</text:p>
          </table:table-cell>
          <table:table-cell office:value-type="string">
            <text:p>HB1_HB15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C9</text:p>
          </table:table-cell>
          <table:table-cell office:value-type="string">
            <text:p>IO_L22P_T3_34</text:p>
          </table:table-cell>
          <table:table-cell office:value-type="string">
            <text:p>HB1_HB15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B1</text:p>
          </table:table-cell>
          <table:table-cell office:value-type="string">
            <text:p>IO_L15N_T2_DQS_34</text:p>
          </table:table-cell>
          <table:table-cell office:value-type="string">
            <text:p>HB1_HB16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B2</text:p>
          </table:table-cell>
          <table:table-cell office:value-type="string">
            <text:p>IO_L15P_T2_DQS_34</text:p>
          </table:table-cell>
          <table:table-cell office:value-type="string">
            <text:p>HB1_HB16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A4</text:p>
          </table:table-cell>
          <table:table-cell office:value-type="string">
            <text:p>IO_L13N_T2_MRCC_34</text:p>
          </table:table-cell>
          <table:table-cell office:value-type="string">
            <text:p>HB1_HB17_CC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A5</text:p>
          </table:table-cell>
          <table:table-cell office:value-type="string">
            <text:p>IO_L13P_T2_MRCC_34</text:p>
          </table:table-cell>
          <table:table-cell office:value-type="string">
            <text:p>HB1_HB17_CC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B6</text:p>
          </table:table-cell>
          <table:table-cell office:value-type="string">
            <text:p>IO_L21N_T3_DQS_34</text:p>
          </table:table-cell>
          <table:table-cell office:value-type="string">
            <text:p>HB1_HB18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B7</text:p>
          </table:table-cell>
          <table:table-cell office:value-type="string">
            <text:p>IO_L21P_T3_DQS_34</text:p>
          </table:table-cell>
          <table:table-cell office:value-type="string">
            <text:p>HB1_HB18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B4</text:p>
          </table:table-cell>
          <table:table-cell office:value-type="string">
            <text:p>IO_L14N_T2_SRCC_34</text:p>
          </table:table-cell>
          <table:table-cell office:value-type="string">
            <text:p>HB1_HB19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B5</text:p>
          </table:table-cell>
          <table:table-cell office:value-type="string">
            <text:p>IO_L14P_T2_SRCC_34</text:p>
          </table:table-cell>
          <table:table-cell office:value-type="string">
            <text:p>HB1_HB19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A2</text:p>
          </table:table-cell>
          <table:table-cell office:value-type="string">
            <text:p>IO_L16N_T2_34</text:p>
          </table:table-cell>
          <table:table-cell office:value-type="string">
            <text:p>HB1_HB20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A3</text:p>
          </table:table-cell>
          <table:table-cell office:value-type="string">
            <text:p>IO_L16P_T2_34</text:p>
          </table:table-cell>
          <table:table-cell office:value-type="string">
            <text:p>HB1_HB20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C4</text:p>
          </table:table-cell>
          <table:table-cell office:value-type="string">
            <text:p>IO_L18P_T2_34</text:p>
          </table:table-cell>
          <table:table-cell office:value-type="string">
            <text:p>HB1_HB21_N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AC3</text:p>
          </table:table-cell>
          <table:table-cell office:value-type="string">
            <text:p>IO_L18N_T2_34</text:p>
          </table:table-cell>
          <table:table-cell office:value-type="string">
            <text:p>HB1_HB21_P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B1</text:p>
          </table:table-cell>
          <table:table-cell table:number-columns-repeated="2"/>
        </table:table-row>
        <table:table-row table:style-name="ro2">
          <table:table-cell office:value-type="string">
            <text:p>T29</text:p>
          </table:table-cell>
          <table:table-cell office:value-type="string">
            <text:p>IO_L11N_T1_SRCC_15</text:p>
          </table:table-cell>
          <table:table-cell office:value-type="string">
            <text:p>HB2_HB00_CC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U29</text:p>
          </table:table-cell>
          <table:table-cell office:value-type="string">
            <text:p>IO_L11P_T1_SRCC_15</text:p>
          </table:table-cell>
          <table:table-cell office:value-type="string">
            <text:p>HB2_HB00_CC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N26</text:p>
          </table:table-cell>
          <table:table-cell office:value-type="string">
            <text:p>IO_L2P_T0_AD8P_15</text:p>
          </table:table-cell>
          <table:table-cell office:value-type="string">
            <text:p>HB2_HB01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M27</text:p>
          </table:table-cell>
          <table:table-cell office:value-type="string">
            <text:p>IO_L2N_T0_AD8N_15</text:p>
          </table:table-cell>
          <table:table-cell office:value-type="string">
            <text:p>HB2_HB01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N34</text:p>
          </table:table-cell>
          <table:table-cell office:value-type="string">
            <text:p>IO_L22P_T3_A17_15</text:p>
          </table:table-cell>
          <table:table-cell office:value-type="string">
            <text:p>HB2_HB02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M34</text:p>
          </table:table-cell>
          <table:table-cell office:value-type="string">
            <text:p>IO_L22N_T3_A16_15</text:p>
          </table:table-cell>
          <table:table-cell office:value-type="string">
            <text:p>HB2_HB02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T34</text:p>
          </table:table-cell>
          <table:table-cell office:value-type="string">
            <text:p>IO_L23N_T3_FWE_B_15</text:p>
          </table:table-cell>
          <table:table-cell office:value-type="string">
            <text:p>HB2_HB03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U34</text:p>
          </table:table-cell>
          <table:table-cell office:value-type="string">
            <text:p>IO_L23P_T3_FOE_B_15</text:p>
          </table:table-cell>
          <table:table-cell office:value-type="string">
            <text:p>HB2_HB03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U27</text:p>
          </table:table-cell>
          <table:table-cell office:value-type="string">
            <text:p>IO_L5N_T0_AD9N_15</text:p>
          </table:table-cell>
          <table:table-cell office:value-type="string">
            <text:p>HB2_HB04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U26</text:p>
          </table:table-cell>
          <table:table-cell office:value-type="string">
            <text:p>IO_L5P_T0_AD9P_15</text:p>
          </table:table-cell>
          <table:table-cell office:value-type="string">
            <text:p>HB2_HB04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P34</text:p>
          </table:table-cell>
          <table:table-cell office:value-type="string">
            <text:p>IO_L24N_T3_RS0_15</text:p>
          </table:table-cell>
          <table:table-cell office:value-type="string">
            <text:p>HB2_HB05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P33</text:p>
          </table:table-cell>
          <table:table-cell office:value-type="string">
            <text:p>IO_L24P_T3_RS1_15</text:p>
          </table:table-cell>
          <table:table-cell office:value-type="string">
            <text:p>HB2_HB05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P30</text:p>
          </table:table-cell>
          <table:table-cell office:value-type="string">
            <text:p>IO_L13N_T2_MRCC_15</text:p>
          </table:table-cell>
          <table:table-cell office:value-type="string">
            <text:p>HB2_HB06_CC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R30</text:p>
          </table:table-cell>
          <table:table-cell office:value-type="string">
            <text:p>IO_L13P_T2_MRCC_15</text:p>
          </table:table-cell>
          <table:table-cell office:value-type="string">
            <text:p>HB2_HB06_CC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P24</text:p>
          </table:table-cell>
          <table:table-cell office:value-type="string">
            <text:p>IO_L4P_T0_15</text:p>
          </table:table-cell>
          <table:table-cell office:value-type="string">
            <text:p>HB2_HB07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N24</text:p>
          </table:table-cell>
          <table:table-cell office:value-type="string">
            <text:p>IO_L4N_T0_15</text:p>
          </table:table-cell>
          <table:table-cell office:value-type="string">
            <text:p>HB2_HB07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P26</text:p>
          </table:table-cell>
          <table:table-cell office:value-type="string">
            <text:p>IO_L1N_T0_AD0N_15</text:p>
          </table:table-cell>
          <table:table-cell office:value-type="string">
            <text:p>HB2_HB08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R26</text:p>
          </table:table-cell>
          <table:table-cell office:value-type="string">
            <text:p>IO_L1P_T0_AD0P_15</text:p>
          </table:table-cell>
          <table:table-cell office:value-type="string">
            <text:p>HB2_HB08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R28</text:p>
          </table:table-cell>
          <table:table-cell office:value-type="string">
            <text:p>IO_L9N_T1_DQS_AD3N_15</text:p>
          </table:table-cell>
          <table:table-cell office:value-type="string">
            <text:p>HB2_HB09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T28</text:p>
          </table:table-cell>
          <table:table-cell office:value-type="string">
            <text:p>IO_L9P_T1_DQS_AD3P_15</text:p>
          </table:table-cell>
          <table:table-cell office:value-type="string">
            <text:p>HB2_HB09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U25</text:p>
          </table:table-cell>
          <table:table-cell office:value-type="string">
            <text:p>IO_L3P_T0_DQS_AD1P_15</text:p>
          </table:table-cell>
          <table:table-cell office:value-type="string">
            <text:p>HB2_HB10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T25</text:p>
          </table:table-cell>
          <table:table-cell office:value-type="string">
            <text:p>IO_L3N_T0_DQS_AD1N_15</text:p>
          </table:table-cell>
          <table:table-cell office:value-type="string">
            <text:p>HB2_HB10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T27</text:p>
          </table:table-cell>
          <table:table-cell office:value-type="string">
            <text:p>IO_L7P_T1_AD2P_15</text:p>
          </table:table-cell>
          <table:table-cell office:value-type="string">
            <text:p>HB2_HB11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R27</text:p>
          </table:table-cell>
          <table:table-cell office:value-type="string">
            <text:p>IO_L7N_T1_AD2N_15</text:p>
          </table:table-cell>
          <table:table-cell office:value-type="string">
            <text:p>HB2_HB11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M32</text:p>
          </table:table-cell>
          <table:table-cell office:value-type="string">
            <text:p>IO_L17N_T2_A25_15</text:p>
          </table:table-cell>
          <table:table-cell office:value-type="string">
            <text:p>HB2_HB12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N31</text:p>
          </table:table-cell>
          <table:table-cell office:value-type="string">
            <text:p>IO_L17P_T2_A26_15</text:p>
          </table:table-cell>
          <table:table-cell office:value-type="string">
            <text:p>HB2_HB12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N28</text:p>
          </table:table-cell>
          <table:table-cell office:value-type="string">
            <text:p>IO_L8N_T1_AD10N_15</text:p>
          </table:table-cell>
          <table:table-cell office:value-type="string">
            <text:p>HB2_HB13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N27</text:p>
          </table:table-cell>
          <table:table-cell office:value-type="string">
            <text:p>IO_L8P_T1_AD10P_15</text:p>
          </table:table-cell>
          <table:table-cell office:value-type="string">
            <text:p>HB2_HB13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P31</text:p>
          </table:table-cell>
          <table:table-cell office:value-type="string">
            <text:p>IO_L16N_T2_A27_15</text:p>
          </table:table-cell>
          <table:table-cell office:value-type="string">
            <text:p>HB2_HB14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R31</text:p>
          </table:table-cell>
          <table:table-cell office:value-type="string">
            <text:p>IO_L16P_T2_A28_15</text:p>
          </table:table-cell>
          <table:table-cell office:value-type="string">
            <text:p>HB2_HB14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T30</text:p>
          </table:table-cell>
          <table:table-cell office:value-type="string">
            <text:p>IO_L14N_T2_SRCC_15</text:p>
          </table:table-cell>
          <table:table-cell office:value-type="string">
            <text:p>HB2_HB15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U30</text:p>
          </table:table-cell>
          <table:table-cell office:value-type="string">
            <text:p>IO_L14P_T2_SRCC_15</text:p>
          </table:table-cell>
          <table:table-cell office:value-type="string">
            <text:p>HB2_HB15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U31</text:p>
          </table:table-cell>
          <table:table-cell office:value-type="string">
            <text:p>IO_L18P_T2_A24_15</text:p>
          </table:table-cell>
          <table:table-cell office:value-type="string">
            <text:p>HB2_HB16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U32</text:p>
          </table:table-cell>
          <table:table-cell office:value-type="string">
            <text:p>IO_L18N_T2_A23_15</text:p>
          </table:table-cell>
          <table:table-cell office:value-type="string">
            <text:p>HB2_HB16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P28</text:p>
          </table:table-cell>
          <table:table-cell office:value-type="string">
            <text:p>IO_L12P_T1_MRCC_15</text:p>
          </table:table-cell>
          <table:table-cell office:value-type="string">
            <text:p>HB2_HB17_CC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P29</text:p>
          </table:table-cell>
          <table:table-cell office:value-type="string">
            <text:p>IO_L12N_T1_MRCC_15</text:p>
          </table:table-cell>
          <table:table-cell office:value-type="string">
            <text:p>HB2_HB17_CC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M29</text:p>
          </table:table-cell>
          <table:table-cell office:value-type="string">
            <text:p>IO_L10N_T1_AD11N_15</text:p>
          </table:table-cell>
          <table:table-cell office:value-type="string">
            <text:p>HB2_HB18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N29</text:p>
          </table:table-cell>
          <table:table-cell office:value-type="string">
            <text:p>IO_L10P_T1_AD11P_15</text:p>
          </table:table-cell>
          <table:table-cell office:value-type="string">
            <text:p>HB2_HB18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M30</text:p>
          </table:table-cell>
          <table:table-cell office:value-type="string">
            <text:p>IO_L15P_T2_DQS_15</text:p>
          </table:table-cell>
          <table:table-cell office:value-type="string">
            <text:p>HB2_HB19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M31</text:p>
          </table:table-cell>
          <table:table-cell office:value-type="string">
            <text:p>IO_L15N_T2_DQS_ADV_B_15</text:p>
          </table:table-cell>
          <table:table-cell office:value-type="string">
            <text:p>HB2_HB19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N33</text:p>
          </table:table-cell>
          <table:table-cell office:value-type="string">
            <text:p>IO_L20N_T3_A19_15</text:p>
          </table:table-cell>
          <table:table-cell office:value-type="string">
            <text:p>HB2_HB20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N32</text:p>
          </table:table-cell>
          <table:table-cell office:value-type="string">
            <text:p>IO_L20P_T3_A20_15</text:p>
          </table:table-cell>
          <table:table-cell office:value-type="string">
            <text:p>HB2_HB20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R33</text:p>
          </table:table-cell>
          <table:table-cell office:value-type="string">
            <text:p>IO_L21N_T3_DQS_A18_15</text:p>
          </table:table-cell>
          <table:table-cell office:value-type="string">
            <text:p>HB2_HB21_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T33</text:p>
          </table:table-cell>
          <table:table-cell office:value-type="string">
            <text:p>IO_L21P_T3_DQS_15</text:p>
          </table:table-cell>
          <table:table-cell office:value-type="string">
            <text:p>HB2_HB21_P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B2</text:p>
          </table:table-cell>
          <table:table-cell table:number-columns-repeated="2"/>
        </table:table-row>
        <table:table-row table:style-name="ro2">
          <table:table-cell office:value-type="string">
            <text:p>V11</text:p>
          </table:table-cell>
          <table:table-cell office:value-type="string">
            <text:p>INIT_B_0</text:p>
          </table:table-cell>
          <table:table-cell office:value-type="string">
            <text:p>INIT_B</text:p>
          </table:table-cell>
          <table:table-cell table:number-columns-repeated="2" office:value-type="string">
            <text:p>I/O</text:p>
          </table:table-cell>
          <table:table-cell office:value-type="float" office:value="17">
            <text:p>1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M9</text:p>
          </table:table-cell>
          <table:table-cell office:value-type="string">
            <text:p>IO_L21N_T3_DQS_32</text:p>
          </table:table-cell>
          <table:table-cell office:value-type="string">
            <text:p>IO_RX_P17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P10</text:p>
          </table:table-cell>
          <table:table-cell office:value-type="string">
            <text:p>IO_L20N_T3_32</text:p>
          </table:table-cell>
          <table:table-cell office:value-type="string">
            <text:p>IO_RX_P18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N8</text:p>
          </table:table-cell>
          <table:table-cell office:value-type="string">
            <text:p>IO_L16P_T2_32</text:p>
          </table:table-cell>
          <table:table-cell office:value-type="string">
            <text:p>IO_RX_P19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L8</text:p>
          </table:table-cell>
          <table:table-cell office:value-type="string">
            <text:p>IO_25_32</text:p>
          </table:table-cell>
          <table:table-cell office:value-type="string">
            <text:p>IO_RX_P20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P11</text:p>
          </table:table-cell>
          <table:table-cell office:value-type="string">
            <text:p>IO_L20P_T3_32</text:p>
          </table:table-cell>
          <table:table-cell office:value-type="string">
            <text:p>IO_TX_P17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M11</text:p>
          </table:table-cell>
          <table:table-cell office:value-type="string">
            <text:p>IO_L22P_T3_32</text:p>
          </table:table-cell>
          <table:table-cell office:value-type="string">
            <text:p>IO_TX_P18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P8</text:p>
          </table:table-cell>
          <table:table-cell office:value-type="string">
            <text:p>IO_L16N_T2_32</text:p>
          </table:table-cell>
          <table:table-cell office:value-type="string">
            <text:p>IO_TX_P19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L9</text:p>
          </table:table-cell>
          <table:table-cell office:value-type="string">
            <text:p>IO_L21P_T3_DQS_32</text:p>
          </table:table-cell>
          <table:table-cell office:value-type="string">
            <text:p>IO_TX_P20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K6</text:p>
          </table:table-cell>
          <table:table-cell office:value-type="string">
            <text:p>IO_L11N_T1_SRCC_36</text:p>
          </table:table-cell>
          <table:table-cell office:value-type="string">
            <text:p>LA1_LA00_CC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K7</text:p>
          </table:table-cell>
          <table:table-cell office:value-type="string">
            <text:p>IO_L11P_T1_SRCC_36</text:p>
          </table:table-cell>
          <table:table-cell office:value-type="string">
            <text:p>LA1_LA00_CC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J5</text:p>
          </table:table-cell>
          <table:table-cell office:value-type="string">
            <text:p>IO_L14N_T2_SRCC_36</text:p>
          </table:table-cell>
          <table:table-cell office:value-type="string">
            <text:p>LA1_LA01_CC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J6</text:p>
          </table:table-cell>
          <table:table-cell office:value-type="string">
            <text:p>IO_L14P_T2_SRCC_36</text:p>
          </table:table-cell>
          <table:table-cell office:value-type="string">
            <text:p>LA1_LA01_CC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G6</text:p>
          </table:table-cell>
          <table:table-cell office:value-type="string">
            <text:p>IO_L10N_T1_36</text:p>
          </table:table-cell>
          <table:table-cell office:value-type="string">
            <text:p>LA1_LA02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G7</text:p>
          </table:table-cell>
          <table:table-cell office:value-type="string">
            <text:p>IO_L10P_T1_36</text:p>
          </table:table-cell>
          <table:table-cell office:value-type="string">
            <text:p>LA1_LA02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H1</text:p>
          </table:table-cell>
          <table:table-cell office:value-type="string">
            <text:p>IO_L22P_T3_36</text:p>
          </table:table-cell>
          <table:table-cell office:value-type="string">
            <text:p>LA1_LA03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G1</text:p>
          </table:table-cell>
          <table:table-cell office:value-type="string">
            <text:p>IO_L22N_T3_36</text:p>
          </table:table-cell>
          <table:table-cell office:value-type="string">
            <text:p>LA1_LA03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K1</text:p>
          </table:table-cell>
          <table:table-cell office:value-type="string">
            <text:p>IO_L21P_T3_DQS_36</text:p>
          </table:table-cell>
          <table:table-cell office:value-type="string">
            <text:p>LA1_LA04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J1</text:p>
          </table:table-cell>
          <table:table-cell office:value-type="string">
            <text:p>IO_L21N_T3_DQS_36</text:p>
          </table:table-cell>
          <table:table-cell office:value-type="string">
            <text:p>LA1_LA04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H3</text:p>
          </table:table-cell>
          <table:table-cell office:value-type="string">
            <text:p>IO_L17N_T2_36</text:p>
          </table:table-cell>
          <table:table-cell office:value-type="string">
            <text:p>LA1_LA05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H4</text:p>
          </table:table-cell>
          <table:table-cell office:value-type="string">
            <text:p>IO_L17P_T2_36</text:p>
          </table:table-cell>
          <table:table-cell office:value-type="string">
            <text:p>LA1_LA05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L5</text:p>
          </table:table-cell>
          <table:table-cell office:value-type="string">
            <text:p>IO_L16P_T2_36</text:p>
          </table:table-cell>
          <table:table-cell office:value-type="string">
            <text:p>LA1_LA06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K5</text:p>
          </table:table-cell>
          <table:table-cell office:value-type="string">
            <text:p>IO_L16N_T2_36</text:p>
          </table:table-cell>
          <table:table-cell office:value-type="string">
            <text:p>LA1_LA06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K2</text:p>
          </table:table-cell>
          <table:table-cell office:value-type="string">
            <text:p>IO_L24N_T3_36</text:p>
          </table:table-cell>
          <table:table-cell office:value-type="string">
            <text:p>LA1_LA07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K3</text:p>
          </table:table-cell>
          <table:table-cell office:value-type="string">
            <text:p>IO_L24P_T3_36</text:p>
          </table:table-cell>
          <table:table-cell office:value-type="string">
            <text:p>LA1_LA07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F2</text:p>
          </table:table-cell>
          <table:table-cell office:value-type="string">
            <text:p>IO_L15N_T2_DQS_36</text:p>
          </table:table-cell>
          <table:table-cell office:value-type="string">
            <text:p>LA1_LA08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F3</text:p>
          </table:table-cell>
          <table:table-cell office:value-type="string">
            <text:p>IO_L15P_T2_DQS_36</text:p>
          </table:table-cell>
          <table:table-cell office:value-type="string">
            <text:p>LA1_LA08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J3</text:p>
          </table:table-cell>
          <table:table-cell office:value-type="string">
            <text:p>IO_L18N_T2_36</text:p>
          </table:table-cell>
          <table:table-cell office:value-type="string">
            <text:p>LA1_LA09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J4</text:p>
          </table:table-cell>
          <table:table-cell office:value-type="string">
            <text:p>IO_L18P_T2_36</text:p>
          </table:table-cell>
          <table:table-cell office:value-type="string">
            <text:p>LA1_LA09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H2</text:p>
          </table:table-cell>
          <table:table-cell office:value-type="string">
            <text:p>IO_L20P_T3_36</text:p>
          </table:table-cell>
          <table:table-cell office:value-type="string">
            <text:p>LA1_LA10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G2</text:p>
          </table:table-cell>
          <table:table-cell office:value-type="string">
            <text:p>IO_L20N_T3_36</text:p>
          </table:table-cell>
          <table:table-cell office:value-type="string">
            <text:p>LA1_LA10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M2</text:p>
          </table:table-cell>
          <table:table-cell office:value-type="string">
            <text:p>IO_L23P_T3_36</text:p>
          </table:table-cell>
          <table:table-cell office:value-type="string">
            <text:p>LA1_LA11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L2</text:p>
          </table:table-cell>
          <table:table-cell office:value-type="string">
            <text:p>IO_L23N_T3_36</text:p>
          </table:table-cell>
          <table:table-cell office:value-type="string">
            <text:p>LA1_LA11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L8</text:p>
          </table:table-cell>
          <table:table-cell office:value-type="string">
            <text:p>IO_L9P_T1_DQS_36</text:p>
          </table:table-cell>
          <table:table-cell office:value-type="string">
            <text:p>LA1_LA12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K8</text:p>
          </table:table-cell>
          <table:table-cell office:value-type="string">
            <text:p>IO_L9N_T1_DQS_36</text:p>
          </table:table-cell>
          <table:table-cell office:value-type="string">
            <text:p>LA1_LA12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G9</text:p>
          </table:table-cell>
          <table:table-cell office:value-type="string">
            <text:p>IO_L2N_T0_36</text:p>
          </table:table-cell>
          <table:table-cell office:value-type="string">
            <text:p>LA1_LA13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G10</text:p>
          </table:table-cell>
          <table:table-cell office:value-type="string">
            <text:p>IO_L2P_T0_36</text:p>
          </table:table-cell>
          <table:table-cell office:value-type="string">
            <text:p>LA1_LA13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H8</text:p>
          </table:table-cell>
          <table:table-cell office:value-type="string">
            <text:p>IO_L8N_T1_36</text:p>
          </table:table-cell>
          <table:table-cell office:value-type="string">
            <text:p>LA1_LA14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H9</text:p>
          </table:table-cell>
          <table:table-cell office:value-type="string">
            <text:p>IO_L8P_T1_36</text:p>
          </table:table-cell>
          <table:table-cell office:value-type="string">
            <text:p>LA1_LA14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K11</text:p>
          </table:table-cell>
          <table:table-cell office:value-type="string">
            <text:p>IO_L3P_T0_DQS_36</text:p>
          </table:table-cell>
          <table:table-cell office:value-type="string">
            <text:p>LA1_LA15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J11</text:p>
          </table:table-cell>
          <table:table-cell office:value-type="string">
            <text:p>IO_L3N_T0_DQS_36</text:p>
          </table:table-cell>
          <table:table-cell office:value-type="string">
            <text:p>LA1_LA15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L9</text:p>
          </table:table-cell>
          <table:table-cell office:value-type="string">
            <text:p>IO_L5N_T0_36</text:p>
          </table:table-cell>
          <table:table-cell office:value-type="string">
            <text:p>LA1_LA16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L10</text:p>
          </table:table-cell>
          <table:table-cell office:value-type="string">
            <text:p>IO_L5P_T0_36</text:p>
          </table:table-cell>
          <table:table-cell office:value-type="string">
            <text:p>LA1_LA16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T4</text:p>
          </table:table-cell>
          <table:table-cell office:value-type="string">
            <text:p>IO_L14N_T2_SRCC_35</text:p>
          </table:table-cell>
          <table:table-cell office:value-type="string">
            <text:p>LA1_LA17_CC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T5</text:p>
          </table:table-cell>
          <table:table-cell office:value-type="string">
            <text:p>IO_L14P_T2_SRCC_35</text:p>
          </table:table-cell>
          <table:table-cell office:value-type="string">
            <text:p>LA1_LA17_CC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P3</text:p>
          </table:table-cell>
          <table:table-cell office:value-type="string">
            <text:p>IO_L11N_T1_SRCC_35</text:p>
          </table:table-cell>
          <table:table-cell office:value-type="string">
            <text:p>LA1_LA18_CC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P4</text:p>
          </table:table-cell>
          <table:table-cell office:value-type="string">
            <text:p>IO_L11P_T1_SRCC_35</text:p>
          </table:table-cell>
          <table:table-cell office:value-type="string">
            <text:p>LA1_LA18_CC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U4</text:p>
          </table:table-cell>
          <table:table-cell office:value-type="string">
            <text:p>IO_L18N_T2_35</text:p>
          </table:table-cell>
          <table:table-cell office:value-type="string">
            <text:p>LA1_LA19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U5</text:p>
          </table:table-cell>
          <table:table-cell office:value-type="string">
            <text:p>IO_L18P_T2_35</text:p>
          </table:table-cell>
          <table:table-cell office:value-type="string">
            <text:p>LA1_LA19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R10</text:p>
          </table:table-cell>
          <table:table-cell office:value-type="string">
            <text:p>IO_L20P_T3_35</text:p>
          </table:table-cell>
          <table:table-cell office:value-type="string">
            <text:p>LA1_LA20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P10</text:p>
          </table:table-cell>
          <table:table-cell office:value-type="string">
            <text:p>IO_L20N_T3_35</text:p>
          </table:table-cell>
          <table:table-cell office:value-type="string">
            <text:p>LA1_LA20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M7</text:p>
          </table:table-cell>
          <table:table-cell office:value-type="string">
            <text:p>IO_L1P_T0_AD4P_35</text:p>
          </table:table-cell>
          <table:table-cell office:value-type="string">
            <text:p>LA1_LA21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M6</text:p>
          </table:table-cell>
          <table:table-cell office:value-type="string">
            <text:p>IO_L1N_T0_AD4N_35</text:p>
          </table:table-cell>
          <table:table-cell office:value-type="string">
            <text:p>LA1_LA21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M4</text:p>
          </table:table-cell>
          <table:table-cell office:value-type="string">
            <text:p>IO_L8N_T1_AD14N_35</text:p>
          </table:table-cell>
          <table:table-cell office:value-type="string">
            <text:p>LA1_LA22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M5</text:p>
          </table:table-cell>
          <table:table-cell office:value-type="string">
            <text:p>IO_L8P_T1_AD14P_35</text:p>
          </table:table-cell>
          <table:table-cell office:value-type="string">
            <text:p>LA1_LA22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N3</text:p>
          </table:table-cell>
          <table:table-cell office:value-type="string">
            <text:p>IO_L10P_T1_AD15P_35</text:p>
          </table:table-cell>
          <table:table-cell office:value-type="string">
            <text:p>LA1_LA23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N2</text:p>
          </table:table-cell>
          <table:table-cell office:value-type="string">
            <text:p>IO_L10N_T1_AD15N_35</text:p>
          </table:table-cell>
          <table:table-cell office:value-type="string">
            <text:p>LA1_LA23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M11</text:p>
          </table:table-cell>
          <table:table-cell office:value-type="string">
            <text:p>IO_L4P_T0_35</text:p>
          </table:table-cell>
          <table:table-cell office:value-type="string">
            <text:p>LA1_LA24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M10</text:p>
          </table:table-cell>
          <table:table-cell office:value-type="string">
            <text:p>IO_L4N_T0_35</text:p>
          </table:table-cell>
          <table:table-cell office:value-type="string">
            <text:p>LA1_LA24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N8</text:p>
          </table:table-cell>
          <table:table-cell office:value-type="string">
            <text:p>IO_L3P_T0_DQS_AD5P_35</text:p>
          </table:table-cell>
          <table:table-cell office:value-type="string">
            <text:p>LA1_LA25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N7</text:p>
          </table:table-cell>
          <table:table-cell office:value-type="string">
            <text:p>IO_L3N_T0_DQS_AD5N_35</text:p>
          </table:table-cell>
          <table:table-cell office:value-type="string">
            <text:p>LA1_LA25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T2</text:p>
          </table:table-cell>
          <table:table-cell office:value-type="string">
            <text:p>IO_L17N_T2_35</text:p>
          </table:table-cell>
          <table:table-cell office:value-type="string">
            <text:p>LA1_LA26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T3</text:p>
          </table:table-cell>
          <table:table-cell office:value-type="string">
            <text:p>IO_L17P_T2_35</text:p>
          </table:table-cell>
          <table:table-cell office:value-type="string">
            <text:p>LA1_LA26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R2</text:p>
          </table:table-cell>
          <table:table-cell office:value-type="string">
            <text:p>IO_L15N_T2_DQS_35</text:p>
          </table:table-cell>
          <table:table-cell office:value-type="string">
            <text:p>LA1_LA27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R3</text:p>
          </table:table-cell>
          <table:table-cell office:value-type="string">
            <text:p>IO_L15P_T2_DQS_35</text:p>
          </table:table-cell>
          <table:table-cell office:value-type="string">
            <text:p>LA1_LA27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T7</text:p>
          </table:table-cell>
          <table:table-cell office:value-type="string">
            <text:p>IO_L23N_T3_35</text:p>
          </table:table-cell>
          <table:table-cell office:value-type="string">
            <text:p>LA1_LA28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T8</text:p>
          </table:table-cell>
          <table:table-cell office:value-type="string">
            <text:p>IO_L23P_T3_35</text:p>
          </table:table-cell>
          <table:table-cell office:value-type="string">
            <text:p>LA1_LA28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P9</text:p>
          </table:table-cell>
          <table:table-cell office:value-type="string">
            <text:p>IO_L5P_T0_AD13P_35</text:p>
          </table:table-cell>
          <table:table-cell office:value-type="string">
            <text:p>LA1_LA29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P8</text:p>
          </table:table-cell>
          <table:table-cell office:value-type="string">
            <text:p>IO_L5N_T0_AD13N_35</text:p>
          </table:table-cell>
          <table:table-cell office:value-type="string">
            <text:p>LA1_LA29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M1</text:p>
          </table:table-cell>
          <table:table-cell office:value-type="string">
            <text:p>IO_L7N_T1_AD6N_35</text:p>
          </table:table-cell>
          <table:table-cell office:value-type="string">
            <text:p>LA1_LA30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N1</text:p>
          </table:table-cell>
          <table:table-cell office:value-type="string">
            <text:p>IO_L7P_T1_AD6P_35</text:p>
          </table:table-cell>
          <table:table-cell office:value-type="string">
            <text:p>LA1_LA30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U7</text:p>
          </table:table-cell>
          <table:table-cell office:value-type="string">
            <text:p>IO_L22P_T3_35</text:p>
          </table:table-cell>
          <table:table-cell office:value-type="string">
            <text:p>LA1_LA31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U6</text:p>
          </table:table-cell>
          <table:table-cell office:value-type="string">
            <text:p>IO_L22N_T3_35</text:p>
          </table:table-cell>
          <table:table-cell office:value-type="string">
            <text:p>LA1_LA31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P1</text:p>
          </table:table-cell>
          <table:table-cell office:value-type="string">
            <text:p>IO_L9N_T1_DQS_AD7N_35</text:p>
          </table:table-cell>
          <table:table-cell office:value-type="string">
            <text:p>LA1_LA32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R1</text:p>
          </table:table-cell>
          <table:table-cell office:value-type="string">
            <text:p>IO_L9P_T1_DQS_AD7P_35</text:p>
          </table:table-cell>
          <table:table-cell office:value-type="string">
            <text:p>LA1_LA32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U2</text:p>
          </table:table-cell>
          <table:table-cell office:value-type="string">
            <text:p>IO_L16P_T2_35</text:p>
          </table:table-cell>
          <table:table-cell office:value-type="string">
            <text:p>LA1_LA33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U1</text:p>
          </table:table-cell>
          <table:table-cell office:value-type="string">
            <text:p>IO_L16N_T2_35</text:p>
          </table:table-cell>
          <table:table-cell office:value-type="string">
            <text:p>LA1_LA33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N9</text:p>
          </table:table-cell>
          <table:table-cell office:value-type="string">
            <text:p>IO_L2P_T0_AD12P_35</text:p>
          </table:table-cell>
          <table:table-cell office:value-type="string">
            <text:p>LA1_LAXX_SPARE0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M9</text:p>
          </table:table-cell>
          <table:table-cell office:value-type="string">
            <text:p>IO_L2N_T0_AD12N_35</text:p>
          </table:table-cell>
          <table:table-cell office:value-type="string">
            <text:p>LA1_LAXX_SPARE0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L12</text:p>
          </table:table-cell>
          <table:table-cell office:value-type="string">
            <text:p>IO_L1P_T0_36</text:p>
          </table:table-cell>
          <table:table-cell office:value-type="string">
            <text:p>LA1_LAXX_SPARE1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K12</text:p>
          </table:table-cell>
          <table:table-cell office:value-type="string">
            <text:p>IO_L1N_T0_36</text:p>
          </table:table-cell>
          <table:table-cell office:value-type="string">
            <text:p>LA1_LAXX_SPARE1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U9</text:p>
          </table:table-cell>
          <table:table-cell office:value-type="string">
            <text:p>IO_L24P_T3_35</text:p>
          </table:table-cell>
          <table:table-cell office:value-type="string">
            <text:p>LA1_LAXX_SPARE3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T9</text:p>
          </table:table-cell>
          <table:table-cell office:value-type="string">
            <text:p>IO_L24N_T3_35</text:p>
          </table:table-cell>
          <table:table-cell office:value-type="string">
            <text:p>LA1_LAXX_SPARE3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T10</text:p>
          </table:table-cell>
          <table:table-cell office:value-type="string">
            <text:p>IO_L21N_T3_DQS_35</text:p>
          </table:table-cell>
          <table:table-cell office:value-type="string">
            <text:p>LA1_LAXX_SPARE5_N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U10</text:p>
          </table:table-cell>
          <table:table-cell office:value-type="string">
            <text:p>IO_L21P_T3_DQS_35</text:p>
          </table:table-cell>
          <table:table-cell office:value-type="string">
            <text:p>LA1_LAXX_SPARE5_P</text:p>
          </table:table-cell>
          <table:table-cell table:number-columns-repeated="2"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LA1_B</text:p>
          </table:table-cell>
          <table:table-cell table:number-columns-repeated="2"/>
        </table:table-row>
        <table:table-row table:style-name="ro2">
          <table:table-cell office:value-type="string">
            <text:p>G11</text:p>
          </table:table-cell>
          <table:table-cell office:value-type="string">
            <text:p>IO_L4N_T0_36</text:p>
          </table:table-cell>
          <table:table-cell office:value-type="string">
            <text:p>LA1_LAXX_SPARE6_N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H11</text:p>
          </table:table-cell>
          <table:table-cell office:value-type="string">
            <text:p>IO_L4P_T0_36</text:p>
          </table:table-cell>
          <table:table-cell office:value-type="string">
            <text:p>LA1_LAXX_SPARE6_P</text:p>
          </table:table-cell>
          <table:table-cell table:number-columns-repeated="2"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LA1_A</text:p>
          </table:table-cell>
          <table:table-cell table:number-columns-repeated="2"/>
        </table:table-row>
        <table:table-row table:style-name="ro2">
          <table:table-cell office:value-type="string">
            <text:p>AF28</text:p>
          </table:table-cell>
          <table:table-cell office:value-type="string">
            <text:p>IO_L14N_T2_SRCC_13</text:p>
          </table:table-cell>
          <table:table-cell office:value-type="string">
            <text:p>LA2_LA00_CC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E28</text:p>
          </table:table-cell>
          <table:table-cell office:value-type="string">
            <text:p>IO_L14P_T2_SRCC_13</text:p>
          </table:table-cell>
          <table:table-cell office:value-type="string">
            <text:p>LA2_LA00_CC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F29</text:p>
          </table:table-cell>
          <table:table-cell office:value-type="string">
            <text:p>IO_L11P_T1_SRCC_13</text:p>
          </table:table-cell>
          <table:table-cell office:value-type="string">
            <text:p>LA2_LA01_CC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F30</text:p>
          </table:table-cell>
          <table:table-cell office:value-type="string">
            <text:p>IO_L11N_T1_SRCC_13</text:p>
          </table:table-cell>
          <table:table-cell office:value-type="string">
            <text:p>LA2_LA01_CC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G31</text:p>
          </table:table-cell>
          <table:table-cell office:value-type="string">
            <text:p>IO_L10P_T1_13</text:p>
          </table:table-cell>
          <table:table-cell office:value-type="string">
            <text:p>LA2_LA02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H31</text:p>
          </table:table-cell>
          <table:table-cell office:value-type="string">
            <text:p>IO_L10N_T1_13</text:p>
          </table:table-cell>
          <table:table-cell office:value-type="string">
            <text:p>LA2_LA02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G24</text:p>
          </table:table-cell>
          <table:table-cell office:value-type="string">
            <text:p>IO_L21P_T3_DQS_13</text:p>
          </table:table-cell>
          <table:table-cell office:value-type="string">
            <text:p>LA2_LA03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H24</text:p>
          </table:table-cell>
          <table:table-cell office:value-type="string">
            <text:p>IO_L21N_T3_DQS_13</text:p>
          </table:table-cell>
          <table:table-cell office:value-type="string">
            <text:p>LA2_LA03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C26</text:p>
          </table:table-cell>
          <table:table-cell office:value-type="string">
            <text:p>IO_L16P_T2_13</text:p>
          </table:table-cell>
          <table:table-cell office:value-type="string">
            <text:p>LA2_LA04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C27</text:p>
          </table:table-cell>
          <table:table-cell office:value-type="string">
            <text:p>IO_L16N_T2_13</text:p>
          </table:table-cell>
          <table:table-cell office:value-type="string">
            <text:p>LA2_LA04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H33</text:p>
          </table:table-cell>
          <table:table-cell office:value-type="string">
            <text:p>IO_L3P_T0_DQS_13</text:p>
          </table:table-cell>
          <table:table-cell office:value-type="string">
            <text:p>LA2_LA05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H34</text:p>
          </table:table-cell>
          <table:table-cell office:value-type="string">
            <text:p>IO_L3N_T0_DQS_13</text:p>
          </table:table-cell>
          <table:table-cell office:value-type="string">
            <text:p>LA2_LA05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F23</text:p>
          </table:table-cell>
          <table:table-cell office:value-type="string">
            <text:p>IO_L20N_T3_13</text:p>
          </table:table-cell>
          <table:table-cell office:value-type="string">
            <text:p>LA2_LA06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E23</text:p>
          </table:table-cell>
          <table:table-cell office:value-type="string">
            <text:p>IO_L20P_T3_13</text:p>
          </table:table-cell>
          <table:table-cell office:value-type="string">
            <text:p>LA2_LA06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G27</text:p>
          </table:table-cell>
          <table:table-cell office:value-type="string">
            <text:p>IO_L17P_T2_13</text:p>
          </table:table-cell>
          <table:table-cell office:value-type="string">
            <text:p>LA2_LA07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H27</text:p>
          </table:table-cell>
          <table:table-cell office:value-type="string">
            <text:p>IO_L17N_T2_13</text:p>
          </table:table-cell>
          <table:table-cell office:value-type="string">
            <text:p>LA2_LA07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E25</text:p>
          </table:table-cell>
          <table:table-cell office:value-type="string">
            <text:p>IO_L24N_T3_13</text:p>
          </table:table-cell>
          <table:table-cell office:value-type="string">
            <text:p>LA2_LA08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D25</text:p>
          </table:table-cell>
          <table:table-cell office:value-type="string">
            <text:p>IO_L24P_T3_13</text:p>
          </table:table-cell>
          <table:table-cell office:value-type="string">
            <text:p>LA2_LA08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F25</text:p>
          </table:table-cell>
          <table:table-cell office:value-type="string">
            <text:p>IO_L23P_T3_13</text:p>
          </table:table-cell>
          <table:table-cell office:value-type="string">
            <text:p>LA2_LA09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G25</text:p>
          </table:table-cell>
          <table:table-cell office:value-type="string">
            <text:p>IO_L23N_T3_13</text:p>
          </table:table-cell>
          <table:table-cell office:value-type="string">
            <text:p>LA2_LA09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G32</text:p>
          </table:table-cell>
          <table:table-cell office:value-type="string">
            <text:p>IO_L5P_T0_13</text:p>
          </table:table-cell>
          <table:table-cell office:value-type="string">
            <text:p>LA2_LA10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H32</text:p>
          </table:table-cell>
          <table:table-cell office:value-type="string">
            <text:p>IO_L5N_T0_13</text:p>
          </table:table-cell>
          <table:table-cell office:value-type="string">
            <text:p>LA2_LA10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D30</text:p>
          </table:table-cell>
          <table:table-cell office:value-type="string">
            <text:p>IO_L8P_T1_13</text:p>
          </table:table-cell>
          <table:table-cell office:value-type="string">
            <text:p>LA2_LA11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E30</text:p>
          </table:table-cell>
          <table:table-cell office:value-type="string">
            <text:p>IO_L8N_T1_13</text:p>
          </table:table-cell>
          <table:table-cell office:value-type="string">
            <text:p>LA2_LA11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E27</text:p>
          </table:table-cell>
          <table:table-cell office:value-type="string">
            <text:p>IO_L18P_T2_13</text:p>
          </table:table-cell>
          <table:table-cell office:value-type="string">
            <text:p>LA2_LA12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F27</text:p>
          </table:table-cell>
          <table:table-cell office:value-type="string">
            <text:p>IO_L18N_T2_13</text:p>
          </table:table-cell>
          <table:table-cell office:value-type="string">
            <text:p>LA2_LA12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F34</text:p>
          </table:table-cell>
          <table:table-cell office:value-type="string">
            <text:p>IO_L1P_T0_13</text:p>
          </table:table-cell>
          <table:table-cell office:value-type="string">
            <text:p>LA2_LA13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G34</text:p>
          </table:table-cell>
          <table:table-cell office:value-type="string">
            <text:p>IO_L1N_T0_13</text:p>
          </table:table-cell>
          <table:table-cell office:value-type="string">
            <text:p>LA2_LA13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E33</text:p>
          </table:table-cell>
          <table:table-cell office:value-type="string">
            <text:p>IO_L4P_T0_13</text:p>
          </table:table-cell>
          <table:table-cell office:value-type="string">
            <text:p>LA2_LA14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F33</text:p>
          </table:table-cell>
          <table:table-cell office:value-type="string">
            <text:p>IO_L4N_T0_13</text:p>
          </table:table-cell>
          <table:table-cell office:value-type="string">
            <text:p>LA2_LA14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D28</text:p>
          </table:table-cell>
          <table:table-cell office:value-type="string">
            <text:p>IO_L9P_T1_DQS_13</text:p>
          </table:table-cell>
          <table:table-cell office:value-type="string">
            <text:p>LA2_LA15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D29</text:p>
          </table:table-cell>
          <table:table-cell office:value-type="string">
            <text:p>IO_L9N_T1_DQS_13</text:p>
          </table:table-cell>
          <table:table-cell office:value-type="string">
            <text:p>LA2_LA15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D34</text:p>
          </table:table-cell>
          <table:table-cell office:value-type="string">
            <text:p>IO_L2N_T0_13</text:p>
          </table:table-cell>
          <table:table-cell office:value-type="string">
            <text:p>LA2_LA16_N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D33</text:p>
          </table:table-cell>
          <table:table-cell office:value-type="string">
            <text:p>IO_L2P_T0_13</text:p>
          </table:table-cell>
          <table:table-cell office:value-type="string">
            <text:p>LA2_LA16_P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B31</text:p>
          </table:table-cell>
          <table:table-cell office:value-type="string">
            <text:p>IO_L14P_T2_SRCC_14</text:p>
          </table:table-cell>
          <table:table-cell office:value-type="string">
            <text:p>LA2_LA17_CC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B32</text:p>
          </table:table-cell>
          <table:table-cell office:value-type="string">
            <text:p>IO_L14N_T2_SRCC_14</text:p>
          </table:table-cell>
          <table:table-cell office:value-type="string">
            <text:p>LA2_LA17_CC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W31</text:p>
          </table:table-cell>
          <table:table-cell office:value-type="string">
            <text:p>IO_L11N_T1_SRCC_14</text:p>
          </table:table-cell>
          <table:table-cell office:value-type="string">
            <text:p>LA2_LA18_CC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W30</text:p>
          </table:table-cell>
          <table:table-cell office:value-type="string">
            <text:p>IO_L11P_T1_SRCC_14</text:p>
          </table:table-cell>
          <table:table-cell office:value-type="string">
            <text:p>LA2_LA18_CC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B26</text:p>
          </table:table-cell>
          <table:table-cell office:value-type="string">
            <text:p>IO_L21P_T3_DQS_14</text:p>
          </table:table-cell>
          <table:table-cell office:value-type="string">
            <text:p>LA2_LA19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B27</text:p>
          </table:table-cell>
          <table:table-cell office:value-type="string">
            <text:p>IO_L21N_T3_DQS_A06_D22_14</text:p>
          </table:table-cell>
          <table:table-cell office:value-type="string">
            <text:p>LA2_LA19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B25</text:p>
          </table:table-cell>
          <table:table-cell office:value-type="string">
            <text:p>IO_L24N_T3_A00_D16_14</text:p>
          </table:table-cell>
          <table:table-cell office:value-type="string">
            <text:p>LA2_LA20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B24</text:p>
          </table:table-cell>
          <table:table-cell office:value-type="string">
            <text:p>IO_L24P_T3_A01_D17_14</text:p>
          </table:table-cell>
          <table:table-cell office:value-type="string">
            <text:p>LA2_LA20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A32</text:p>
          </table:table-cell>
          <table:table-cell office:value-type="string">
            <text:p>IO_L16P_T2_CSI_B_14</text:p>
          </table:table-cell>
          <table:table-cell office:value-type="string">
            <text:p>LA2_LA21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A33</text:p>
          </table:table-cell>
          <table:table-cell office:value-type="string">
            <text:p>IO_L16N_T2_A15_D31_14</text:p>
          </table:table-cell>
          <table:table-cell office:value-type="string">
            <text:p>LA2_LA21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A24</text:p>
          </table:table-cell>
          <table:table-cell office:value-type="string">
            <text:p>IO_L23P_T3_A03_D19_14</text:p>
          </table:table-cell>
          <table:table-cell office:value-type="string">
            <text:p>LA2_LA22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A25</text:p>
          </table:table-cell>
          <table:table-cell office:value-type="string">
            <text:p>IO_L23N_T3_A02_D18_14</text:p>
          </table:table-cell>
          <table:table-cell office:value-type="string">
            <text:p>LA2_LA22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W25</text:p>
          </table:table-cell>
          <table:table-cell office:value-type="string">
            <text:p>IO_L5P_T0_D06_14</text:p>
          </table:table-cell>
          <table:table-cell office:value-type="string">
            <text:p>LA2_LA23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Y25</text:p>
          </table:table-cell>
          <table:table-cell office:value-type="string">
            <text:p>IO_L5N_T0_D07_14</text:p>
          </table:table-cell>
          <table:table-cell office:value-type="string">
            <text:p>LA2_LA23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Y33</text:p>
          </table:table-cell>
          <table:table-cell office:value-type="string">
            <text:p>IO_L10N_T1_D15_14</text:p>
          </table:table-cell>
          <table:table-cell office:value-type="string">
            <text:p>LA2_LA24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Y32</text:p>
          </table:table-cell>
          <table:table-cell office:value-type="string">
            <text:p>IO_L10P_T1_D14_14</text:p>
          </table:table-cell>
          <table:table-cell office:value-type="string">
            <text:p>LA2_LA24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A29</text:p>
          </table:table-cell>
          <table:table-cell office:value-type="string">
            <text:p>IO_L22P_T3_A05_D21_14</text:p>
          </table:table-cell>
          <table:table-cell office:value-type="string">
            <text:p>LA2_LA25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B29</text:p>
          </table:table-cell>
          <table:table-cell office:value-type="string">
            <text:p>IO_L22N_T3_A04_D20_14</text:p>
          </table:table-cell>
          <table:table-cell office:value-type="string">
            <text:p>LA2_LA25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C31</text:p>
          </table:table-cell>
          <table:table-cell office:value-type="string">
            <text:p>IO_L17P_T2_A14_D30_14</text:p>
          </table:table-cell>
          <table:table-cell office:value-type="string">
            <text:p>LA2_LA26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C32</text:p>
          </table:table-cell>
          <table:table-cell office:value-type="string">
            <text:p>IO_L17N_T2_A13_D29_14</text:p>
          </table:table-cell>
          <table:table-cell office:value-type="string">
            <text:p>LA2_LA26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A28</text:p>
          </table:table-cell>
          <table:table-cell office:value-type="string">
            <text:p>IO_L20N_T3_A07_D23_14</text:p>
          </table:table-cell>
          <table:table-cell office:value-type="string">
            <text:p>LA2_LA27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A27</text:p>
          </table:table-cell>
          <table:table-cell office:value-type="string">
            <text:p>IO_L20P_T3_A08_D24_14</text:p>
          </table:table-cell>
          <table:table-cell office:value-type="string">
            <text:p>LA2_LA27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W28</text:p>
          </table:table-cell>
          <table:table-cell office:value-type="string">
            <text:p>IO_L4P_T0_D04_14</text:p>
          </table:table-cell>
          <table:table-cell office:value-type="string">
            <text:p>LA2_LA28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W29</text:p>
          </table:table-cell>
          <table:table-cell office:value-type="string">
            <text:p>IO_L4N_T0_D05_14</text:p>
          </table:table-cell>
          <table:table-cell office:value-type="string">
            <text:p>LA2_LA28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C33</text:p>
          </table:table-cell>
          <table:table-cell office:value-type="string">
            <text:p>IO_L15P_T2_DQS_RDWR_B_14</text:p>
          </table:table-cell>
          <table:table-cell office:value-type="string">
            <text:p>LA2_LA29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C34</text:p>
          </table:table-cell>
          <table:table-cell office:value-type="string">
            <text:p>IO_L15N_T2_DQS_DOUT_CSO_B_14</text:p>
          </table:table-cell>
          <table:table-cell office:value-type="string">
            <text:p>LA2_LA29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W34</text:p>
          </table:table-cell>
          <table:table-cell office:value-type="string">
            <text:p>IO_L8N_T1_D12_14</text:p>
          </table:table-cell>
          <table:table-cell office:value-type="string">
            <text:p>LA2_LA30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W33</text:p>
          </table:table-cell>
          <table:table-cell office:value-type="string">
            <text:p>IO_L8P_T1_D11_14</text:p>
          </table:table-cell>
          <table:table-cell office:value-type="string">
            <text:p>LA2_LA30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V31</text:p>
          </table:table-cell>
          <table:table-cell office:value-type="string">
            <text:p>IO_L7P_T1_D09_14</text:p>
          </table:table-cell>
          <table:table-cell office:value-type="string">
            <text:p>LA2_LA31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V32</text:p>
          </table:table-cell>
          <table:table-cell office:value-type="string">
            <text:p>IO_L7N_T1_D10_14</text:p>
          </table:table-cell>
          <table:table-cell office:value-type="string">
            <text:p>LA2_LA31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B34</text:p>
          </table:table-cell>
          <table:table-cell office:value-type="string">
            <text:p>IO_L18N_T2_A11_D27_14</text:p>
          </table:table-cell>
          <table:table-cell office:value-type="string">
            <text:p>LA2_LA32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A34</text:p>
          </table:table-cell>
          <table:table-cell office:value-type="string">
            <text:p>IO_L18P_T2_A12_D28_14</text:p>
          </table:table-cell>
          <table:table-cell office:value-type="string">
            <text:p>LA2_LA32_P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V34</text:p>
          </table:table-cell>
          <table:table-cell office:value-type="string">
            <text:p>IO_L9N_T1_DQS_D13_14</text:p>
          </table:table-cell>
          <table:table-cell office:value-type="string">
            <text:p>LA2_LA33_N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V33</text:p>
          </table:table-cell>
          <table:table-cell office:value-type="string">
            <text:p>IO_L9P_T1_DQS_14</text:p>
          </table:table-cell>
          <table:table-cell office:value-type="string">
            <text:p>LA2_LA33_P</text:p>
          </table:table-cell>
          <table:table-cell office:value-type="string">
            <text:p>Input</text:p>
          </table:table-cell>
          <table:table-cell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LA2_B</text:p>
          </table:table-cell>
          <table:table-cell table:number-columns-repeated="2"/>
        </table:table-row>
        <table:table-row table:style-name="ro2">
          <table:table-cell office:value-type="string">
            <text:p>AD24</text:p>
          </table:table-cell>
          <table:table-cell office:value-type="string">
            <text:p>IO_L22N_T3_13</text:p>
          </table:table-cell>
          <table:table-cell office:value-type="string">
            <text:p>LA2_LAYY_SPARE0_N</text:p>
          </table:table-cell>
          <table:table-cell office:value-type="string">
            <text:p>Input</text:p>
          </table:table-cell>
          <table:table-cell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C24</text:p>
          </table:table-cell>
          <table:table-cell office:value-type="string">
            <text:p>IO_L22P_T3_13</text:p>
          </table:table-cell>
          <table:table-cell office:value-type="string">
            <text:p>LA2_LAYY_SPARE0_P</text:p>
          </table:table-cell>
          <table:table-cell office:value-type="string">
            <text:p>Input</text:p>
          </table:table-cell>
          <table:table-cell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E26</text:p>
          </table:table-cell>
          <table:table-cell office:value-type="string">
            <text:p>IO_L15N_T2_DQS_13</text:p>
          </table:table-cell>
          <table:table-cell office:value-type="string">
            <text:p>LA2_LAYY_SPARE1_N</text:p>
          </table:table-cell>
          <table:table-cell office:value-type="string">
            <text:p>Input</text:p>
          </table:table-cell>
          <table:table-cell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D26</text:p>
          </table:table-cell>
          <table:table-cell office:value-type="string">
            <text:p>IO_L15P_T2_DQS_13</text:p>
          </table:table-cell>
          <table:table-cell office:value-type="string">
            <text:p>LA2_LAYY_SPARE1_P</text:p>
          </table:table-cell>
          <table:table-cell office:value-type="string">
            <text:p>Input</text:p>
          </table:table-cell>
          <table:table-cell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E31</text:p>
          </table:table-cell>
          <table:table-cell office:value-type="string">
            <text:p>IO_L7N_T1_13</text:p>
          </table:table-cell>
          <table:table-cell office:value-type="string">
            <text:p>LA2_LAYY_SPARE3_N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AD31</text:p>
          </table:table-cell>
          <table:table-cell office:value-type="string">
            <text:p>IO_L7P_T1_13</text:p>
          </table:table-cell>
          <table:table-cell office:value-type="string">
            <text:p>LA2_LAYY_SPARE3_P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LA2_A</text:p>
          </table:table-cell>
          <table:table-cell table:number-columns-repeated="2"/>
        </table:table-row>
        <table:table-row table:style-name="ro2">
          <table:table-cell office:value-type="string">
            <text:p>H12</text:p>
          </table:table-cell>
          <table:table-cell office:value-type="string">
            <text:p>IO_0_36</text:p>
          </table:table-cell>
          <table:table-cell office:value-type="string">
            <text:p>LED_B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HPC1_ANY</text:p>
          </table:table-cell>
          <table:table-cell table:number-columns-repeated="2"/>
        </table:table-row>
        <table:table-row table:style-name="ro2">
          <table:table-cell office:value-type="string">
            <text:p>L7</text:p>
          </table:table-cell>
          <table:table-cell office:value-type="string">
            <text:p>IO_25_36</text:p>
          </table:table-cell>
          <table:table-cell office:value-type="string">
            <text:p>LED_G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HPC1_ANY</text:p>
          </table:table-cell>
          <table:table-cell table:number-columns-repeated="2"/>
        </table:table-row>
        <table:table-row table:style-name="ro2">
          <table:table-cell office:value-type="string">
            <text:p>K10</text:p>
          </table:table-cell>
          <table:table-cell office:value-type="string">
            <text:p>IO_L6P_T0_36</text:p>
          </table:table-cell>
          <table:table-cell office:value-type="string">
            <text:p>LED_R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HPC1_ANY</text:p>
          </table:table-cell>
          <table:table-cell table:number-columns-repeated="2"/>
        </table:table-row>
        <table:table-row table:style-name="ro2">
          <table:table-cell office:value-type="string">
            <text:p>AH18</text:p>
          </table:table-cell>
          <table:table-cell office:value-type="string">
            <text:p>MGTREFCLK1N_213</text:p>
          </table:table-cell>
          <table:table-cell office:value-type="string">
            <text:p>LINKC01_CLK_N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5">
            <text:p>15</text:p>
          </table:table-cell>
          <table:table-cell office:value-type="string">
            <text:p>REFCLK_213</text:p>
          </table:table-cell>
          <table:table-cell table:number-columns-repeated="2"/>
        </table:table-row>
        <table:table-row table:style-name="ro2">
          <table:table-cell office:value-type="string">
            <text:p>AG18</text:p>
          </table:table-cell>
          <table:table-cell office:value-type="string">
            <text:p>MGTREFCLK1P_213</text:p>
          </table:table-cell>
          <table:table-cell office:value-type="string">
            <text:p>LINKC01_CLK_P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5">
            <text:p>15</text:p>
          </table:table-cell>
          <table:table-cell office:value-type="string">
            <text:p>REFCLK_213</text:p>
          </table:table-cell>
          <table:table-cell table:number-columns-repeated="2"/>
        </table:table-row>
        <table:table-row table:style-name="ro2">
          <table:table-cell office:value-type="string">
            <text:p>L22</text:p>
          </table:table-cell>
          <table:table-cell office:value-type="string">
            <text:p>M0_0</text:p>
          </table:table-cell>
          <table:table-cell office:value-type="string">
            <text:p>M0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K22</text:p>
          </table:table-cell>
          <table:table-cell office:value-type="string">
            <text:p>M1_0</text:p>
          </table:table-cell>
          <table:table-cell office:value-type="string">
            <text:p>M1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K21</text:p>
          </table:table-cell>
          <table:table-cell office:value-type="string">
            <text:p>M2_0</text:p>
          </table:table-cell>
          <table:table-cell office:value-type="string">
            <text:p>M2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AG15</text:p>
          </table:table-cell>
          <table:table-cell table:number-columns-repeated="2" office:value-type="string">
            <text:p>MGTAVCC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G17</text:p>
          </table:table-cell>
          <table:table-cell table:number-columns-repeated="2" office:value-type="string">
            <text:p>MGTAVCC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G19</text:p>
          </table:table-cell>
          <table:table-cell table:number-columns-repeated="2" office:value-type="string">
            <text:p>MGTAVCC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G21</text:p>
          </table:table-cell>
          <table:table-cell table:number-columns-repeated="2" office:value-type="string">
            <text:p>MGTAVCC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J14</text:p>
          </table:table-cell>
          <table:table-cell table:number-columns-repeated="2" office:value-type="string">
            <text:p>MGTAVCC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J16</text:p>
          </table:table-cell>
          <table:table-cell table:number-columns-repeated="2" office:value-type="string">
            <text:p>MGTAVCC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J18</text:p>
          </table:table-cell>
          <table:table-cell table:number-columns-repeated="2" office:value-type="string">
            <text:p>MGTAVCC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J20</text:p>
          </table:table-cell>
          <table:table-cell table:number-columns-repeated="2" office:value-type="string">
            <text:p>MGTAVCC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F14</text:p>
          </table:table-cell>
          <table:table-cell table:number-columns-repeated="2" office:value-type="string">
            <text:p>MGTAVCC_G11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F16</text:p>
          </table:table-cell>
          <table:table-cell table:number-columns-repeated="2" office:value-type="string">
            <text:p>MGTAVCC_G11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F18</text:p>
          </table:table-cell>
          <table:table-cell table:number-columns-repeated="2" office:value-type="string">
            <text:p>MGTAVCC_G11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F20</text:p>
          </table:table-cell>
          <table:table-cell table:number-columns-repeated="2" office:value-type="string">
            <text:p>MGTAVCC_G11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H15</text:p>
          </table:table-cell>
          <table:table-cell table:number-columns-repeated="2" office:value-type="string">
            <text:p>MGTAVCC_G11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H17</text:p>
          </table:table-cell>
          <table:table-cell table:number-columns-repeated="2" office:value-type="string">
            <text:p>MGTAVCC_G11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H19</text:p>
          </table:table-cell>
          <table:table-cell table:number-columns-repeated="2" office:value-type="string">
            <text:p>MGTAVCC_G11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H21</text:p>
          </table:table-cell>
          <table:table-cell table:number-columns-repeated="2" office:value-type="string">
            <text:p>MGTAVCC_G11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J22</text:p>
          </table:table-cell>
          <table:table-cell table:number-columns-repeated="2" office:value-type="string">
            <text:p>MGTAVTT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L13</text:p>
          </table:table-cell>
          <table:table-cell table:number-columns-repeated="2" office:value-type="string">
            <text:p>MGTAVTT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L15</text:p>
          </table:table-cell>
          <table:table-cell table:number-columns-repeated="2" office:value-type="string">
            <text:p>MGTAVTT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L17</text:p>
          </table:table-cell>
          <table:table-cell table:number-columns-repeated="2" office:value-type="string">
            <text:p>MGTAVTT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L19</text:p>
          </table:table-cell>
          <table:table-cell table:number-columns-repeated="2" office:value-type="string">
            <text:p>MGTAVTT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L21</text:p>
          </table:table-cell>
          <table:table-cell table:number-columns-repeated="2" office:value-type="string">
            <text:p>MGTAVTT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N14</text:p>
          </table:table-cell>
          <table:table-cell table:number-columns-repeated="2" office:value-type="string">
            <text:p>MGTAVTT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N16</text:p>
          </table:table-cell>
          <table:table-cell table:number-columns-repeated="2" office:value-type="string">
            <text:p>MGTAVTT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N18</text:p>
          </table:table-cell>
          <table:table-cell table:number-columns-repeated="2" office:value-type="string">
            <text:p>MGTAVTT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N20</text:p>
          </table:table-cell>
          <table:table-cell table:number-columns-repeated="2" office:value-type="string">
            <text:p>MGTAVTT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N22</text:p>
          </table:table-cell>
          <table:table-cell table:number-columns-repeated="2" office:value-type="string">
            <text:p>MGTAVTT_G10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B14</text:p>
          </table:table-cell>
          <table:table-cell table:number-columns-repeated="2" office:value-type="string">
            <text:p>MGTAVTT_G11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B16</text:p>
          </table:table-cell>
          <table:table-cell table:number-columns-repeated="2" office:value-type="string">
            <text:p>MGTAVTT_G11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B18</text:p>
          </table:table-cell>
          <table:table-cell table:number-columns-repeated="2" office:value-type="string">
            <text:p>MGTAVTT_G11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B20</text:p>
          </table:table-cell>
          <table:table-cell table:number-columns-repeated="2" office:value-type="string">
            <text:p>MGTAVTT_G11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B22</text:p>
          </table:table-cell>
          <table:table-cell table:number-columns-repeated="2" office:value-type="string">
            <text:p>MGTAVTT_G11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D13</text:p>
          </table:table-cell>
          <table:table-cell table:number-columns-repeated="2" office:value-type="string">
            <text:p>MGTAVTT_G11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D15</text:p>
          </table:table-cell>
          <table:table-cell table:number-columns-repeated="2" office:value-type="string">
            <text:p>MGTAVTT_G11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D17</text:p>
          </table:table-cell>
          <table:table-cell table:number-columns-repeated="2" office:value-type="string">
            <text:p>MGTAVTT_G11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D19</text:p>
          </table:table-cell>
          <table:table-cell table:number-columns-repeated="2" office:value-type="string">
            <text:p>MGTAVTT_G11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D21</text:p>
          </table:table-cell>
          <table:table-cell table:number-columns-repeated="2" office:value-type="string">
            <text:p>MGTAVTT_G11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F22</text:p>
          </table:table-cell>
          <table:table-cell table:number-columns-repeated="2" office:value-type="string">
            <text:p>MGTAVTT_G11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H22</text:p>
          </table:table-cell>
          <table:table-cell office:value-type="string">
            <text:p>MGTRREF_213</text:p>
          </table:table-cell>
          <table:table-cell office:value-type="string">
            <text:p>MGTAVTT_R0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2">
          <table:table-cell office:value-type="string">
            <text:p>G22</text:p>
          </table:table-cell>
          <table:table-cell office:value-type="string">
            <text:p>MGTRREF_216</text:p>
          </table:table-cell>
          <table:table-cell office:value-type="string">
            <text:p>MGTAVTT_R1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2">
          <table:table-cell office:value-type="string">
            <text:p>A2</text:p>
          </table:table-cell>
          <table:table-cell office:value-type="string">
            <text:p>IO_L20N_T3_37</text:p>
          </table:table-cell>
          <table:table-cell office:value-type="string">
            <text:p>NetIC2_A2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A3</text:p>
          </table:table-cell>
          <table:table-cell office:value-type="string">
            <text:p>IO_L20P_T3_37</text:p>
          </table:table-cell>
          <table:table-cell office:value-type="string">
            <text:p>NetIC2_A3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A4</text:p>
          </table:table-cell>
          <table:table-cell office:value-type="string">
            <text:p>IO_L15N_T2_DQS_37</text:p>
          </table:table-cell>
          <table:table-cell office:value-type="string">
            <text:p>NetIC2_A4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A5</text:p>
          </table:table-cell>
          <table:table-cell office:value-type="string">
            <text:p>IO_L16N_T2_37</text:p>
          </table:table-cell>
          <table:table-cell office:value-type="string">
            <text:p>NetIC2_A5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A7</text:p>
          </table:table-cell>
          <table:table-cell office:value-type="string">
            <text:p>IO_L8N_T1_37</text:p>
          </table:table-cell>
          <table:table-cell office:value-type="string">
            <text:p>NetIC2_A7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A8</text:p>
          </table:table-cell>
          <table:table-cell office:value-type="string">
            <text:p>IO_L8P_T1_37</text:p>
          </table:table-cell>
          <table:table-cell office:value-type="string">
            <text:p>NetIC2_A8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A9</text:p>
          </table:table-cell>
          <table:table-cell office:value-type="string">
            <text:p>IO_L3N_T0_DQS_37</text:p>
          </table:table-cell>
          <table:table-cell office:value-type="string">
            <text:p>NetIC2_A9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A10</text:p>
          </table:table-cell>
          <table:table-cell office:value-type="string">
            <text:p>IO_L4N_T0_37</text:p>
          </table:table-cell>
          <table:table-cell office:value-type="string">
            <text:p>NetIC2_A10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A25</text:p>
          </table:table-cell>
          <table:table-cell office:value-type="string">
            <text:p>IO_L4N_T0_17</text:p>
          </table:table-cell>
          <table:table-cell office:value-type="string">
            <text:p>NetIC2_A25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A27</text:p>
          </table:table-cell>
          <table:table-cell office:value-type="string">
            <text:p>IO_L2N_T0_17</text:p>
          </table:table-cell>
          <table:table-cell office:value-type="string">
            <text:p>NetIC2_A27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A28</text:p>
          </table:table-cell>
          <table:table-cell office:value-type="string">
            <text:p>IO_L8P_T1_17</text:p>
          </table:table-cell>
          <table:table-cell office:value-type="string">
            <text:p>NetIC2_A28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A29</text:p>
          </table:table-cell>
          <table:table-cell office:value-type="string">
            <text:p>IO_L8N_T1_17</text:p>
          </table:table-cell>
          <table:table-cell office:value-type="string">
            <text:p>NetIC2_A29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A30</text:p>
          </table:table-cell>
          <table:table-cell office:value-type="string">
            <text:p>IO_L15N_T2_DQS_17</text:p>
          </table:table-cell>
          <table:table-cell office:value-type="string">
            <text:p>NetIC2_A30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A32</text:p>
          </table:table-cell>
          <table:table-cell office:value-type="string">
            <text:p>IO_L17N_T2_17</text:p>
          </table:table-cell>
          <table:table-cell office:value-type="string">
            <text:p>NetIC2_A32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A33</text:p>
          </table:table-cell>
          <table:table-cell office:value-type="string">
            <text:p>IO_L20P_T3_17</text:p>
          </table:table-cell>
          <table:table-cell office:value-type="string">
            <text:p>NetIC2_A33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A34</text:p>
          </table:table-cell>
          <table:table-cell office:value-type="string">
            <text:p>IO_L20N_T3_17</text:p>
          </table:table-cell>
          <table:table-cell office:value-type="string">
            <text:p>NetIC2_A34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AA8</text:p>
          </table:table-cell>
          <table:table-cell office:value-type="string">
            <text:p>IO_L19P_T3_34</text:p>
          </table:table-cell>
          <table:table-cell office:value-type="string">
            <text:p>NetIC2_AA8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PC1_ANY</text:p>
          </table:table-cell>
          <table:table-cell table:number-columns-repeated="2"/>
        </table:table-row>
        <table:table-row table:style-name="ro2">
          <table:table-cell office:value-type="string">
            <text:p>AB11</text:p>
          </table:table-cell>
          <table:table-cell office:value-type="string">
            <text:p>IO_25_34</text:p>
          </table:table-cell>
          <table:table-cell office:value-type="string">
            <text:p>NetIC2_AB11</text:p>
          </table:table-cell>
          <table:table-cell table:number-columns-repeated="2"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PC1_ANY</text:p>
          </table:table-cell>
          <table:table-cell table:number-columns-repeated="2"/>
        </table:table-row>
        <table:table-row table:style-name="ro2">
          <table:table-cell office:value-type="string">
            <text:p>AC11</text:p>
          </table:table-cell>
          <table:table-cell office:value-type="string">
            <text:p>IO_0_33</text:p>
          </table:table-cell>
          <table:table-cell office:value-type="string">
            <text:p>NetIC2_AC11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AC28</text:p>
          </table:table-cell>
          <table:table-cell office:value-type="string">
            <text:p>IO_L19P_T3_A10_D26_14</text:p>
          </table:table-cell>
          <table:table-cell office:value-type="string">
            <text:p>NetIC2_AC28</text:p>
          </table:table-cell>
          <table:table-cell table:number-columns-repeated="2"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AE32</text:p>
          </table:table-cell>
          <table:table-cell office:value-type="string">
            <text:p>IO_L6P_T0_13</text:p>
          </table:table-cell>
          <table:table-cell office:value-type="string">
            <text:p>NetIC2_AE32</text:p>
          </table:table-cell>
          <table:table-cell table:number-columns-repeated="2"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AF10</text:p>
          </table:table-cell>
          <table:table-cell office:value-type="string">
            <text:p>IO_25_33</text:p>
          </table:table-cell>
          <table:table-cell office:value-type="string">
            <text:p>NetIC2_AF10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AN6</text:p>
          </table:table-cell>
          <table:table-cell office:value-type="string">
            <text:p>IO_L17N_T2_32</text:p>
          </table:table-cell>
          <table:table-cell office:value-type="string">
            <text:p>NetIC2_AN6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N7</text:p>
          </table:table-cell>
          <table:table-cell office:value-type="string">
            <text:p>IO_L17P_T2_32</text:p>
          </table:table-cell>
          <table:table-cell office:value-type="string">
            <text:p>NetIC2_AN7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B1</text:p>
          </table:table-cell>
          <table:table-cell office:value-type="string">
            <text:p>IO_L22N_T3_37</text:p>
          </table:table-cell>
          <table:table-cell office:value-type="string">
            <text:p>NetIC2_B1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B2</text:p>
          </table:table-cell>
          <table:table-cell office:value-type="string">
            <text:p>IO_L21N_T3_DQS_37</text:p>
          </table:table-cell>
          <table:table-cell office:value-type="string">
            <text:p>NetIC2_B2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B4</text:p>
          </table:table-cell>
          <table:table-cell office:value-type="string">
            <text:p>IO_L15P_T2_DQS_37</text:p>
          </table:table-cell>
          <table:table-cell office:value-type="string">
            <text:p>NetIC2_B4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B5</text:p>
          </table:table-cell>
          <table:table-cell office:value-type="string">
            <text:p>IO_L16P_T2_37</text:p>
          </table:table-cell>
          <table:table-cell office:value-type="string">
            <text:p>NetIC2_B5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B6</text:p>
          </table:table-cell>
          <table:table-cell office:value-type="string">
            <text:p>IO_L7N_T1_37</text:p>
          </table:table-cell>
          <table:table-cell office:value-type="string">
            <text:p>NetIC2_B6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B7</text:p>
          </table:table-cell>
          <table:table-cell office:value-type="string">
            <text:p>IO_L7P_T1_37</text:p>
          </table:table-cell>
          <table:table-cell office:value-type="string">
            <text:p>NetIC2_B7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B9</text:p>
          </table:table-cell>
          <table:table-cell office:value-type="string">
            <text:p>IO_L3P_T0_DQS_37</text:p>
          </table:table-cell>
          <table:table-cell office:value-type="string">
            <text:p>NetIC2_B9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B10</text:p>
          </table:table-cell>
          <table:table-cell office:value-type="string">
            <text:p>IO_L4P_T0_37</text:p>
          </table:table-cell>
          <table:table-cell office:value-type="string">
            <text:p>NetIC2_B10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B11</text:p>
          </table:table-cell>
          <table:table-cell office:value-type="string">
            <text:p>IO_L1N_T0_37</text:p>
          </table:table-cell>
          <table:table-cell office:value-type="string">
            <text:p>NetIC2_B11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B25</text:p>
          </table:table-cell>
          <table:table-cell office:value-type="string">
            <text:p>IO_L4P_T0_17</text:p>
          </table:table-cell>
          <table:table-cell office:value-type="string">
            <text:p>NetIC2_B25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B26</text:p>
          </table:table-cell>
          <table:table-cell office:value-type="string">
            <text:p>IO_L3N_T0_DQS_17</text:p>
          </table:table-cell>
          <table:table-cell office:value-type="string">
            <text:p>NetIC2_B26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B27</text:p>
          </table:table-cell>
          <table:table-cell office:value-type="string">
            <text:p>IO_L2P_T0_17</text:p>
          </table:table-cell>
          <table:table-cell office:value-type="string">
            <text:p>NetIC2_B27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B29</text:p>
          </table:table-cell>
          <table:table-cell office:value-type="string">
            <text:p>IO_L7N_T1_17</text:p>
          </table:table-cell>
          <table:table-cell office:value-type="string">
            <text:p>NetIC2_B29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B30</text:p>
          </table:table-cell>
          <table:table-cell office:value-type="string">
            <text:p>IO_L15P_T2_DQS_17</text:p>
          </table:table-cell>
          <table:table-cell office:value-type="string">
            <text:p>NetIC2_B30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B31</text:p>
          </table:table-cell>
          <table:table-cell office:value-type="string">
            <text:p>IO_L17P_T2_17</text:p>
          </table:table-cell>
          <table:table-cell office:value-type="string">
            <text:p>NetIC2_B31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B32</text:p>
          </table:table-cell>
          <table:table-cell office:value-type="string">
            <text:p>IO_L18N_T2_17</text:p>
          </table:table-cell>
          <table:table-cell office:value-type="string">
            <text:p>NetIC2_B32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B34</text:p>
          </table:table-cell>
          <table:table-cell office:value-type="string">
            <text:p>IO_L22N_T3_17</text:p>
          </table:table-cell>
          <table:table-cell office:value-type="string">
            <text:p>NetIC2_B34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C1</text:p>
          </table:table-cell>
          <table:table-cell office:value-type="string">
            <text:p>IO_L22P_T3_37</text:p>
          </table:table-cell>
          <table:table-cell office:value-type="string">
            <text:p>NetIC2_C1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C2</text:p>
          </table:table-cell>
          <table:table-cell office:value-type="string">
            <text:p>IO_L21P_T3_DQS_37</text:p>
          </table:table-cell>
          <table:table-cell office:value-type="string">
            <text:p>NetIC2_C2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C3</text:p>
          </table:table-cell>
          <table:table-cell office:value-type="string">
            <text:p>IO_L19N_T3_VREF_37</text:p>
          </table:table-cell>
          <table:table-cell office:value-type="string">
            <text:p>NetIC2_C3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C4</text:p>
          </table:table-cell>
          <table:table-cell office:value-type="string">
            <text:p>IO_L17N_T2_37</text:p>
          </table:table-cell>
          <table:table-cell office:value-type="string">
            <text:p>NetIC2_C4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C6</text:p>
          </table:table-cell>
          <table:table-cell office:value-type="string">
            <text:p>IO_L12N_T1_MRCC_37</text:p>
          </table:table-cell>
          <table:table-cell office:value-type="string">
            <text:p>NetIC2_C6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C7</text:p>
          </table:table-cell>
          <table:table-cell office:value-type="string">
            <text:p>IO_L12P_T1_MRCC_37</text:p>
          </table:table-cell>
          <table:table-cell office:value-type="string">
            <text:p>NetIC2_C7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C8</text:p>
          </table:table-cell>
          <table:table-cell office:value-type="string">
            <text:p>IO_L10N_T1_37</text:p>
          </table:table-cell>
          <table:table-cell office:value-type="string">
            <text:p>NetIC2_C8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C9</text:p>
          </table:table-cell>
          <table:table-cell office:value-type="string">
            <text:p>IO_L6N_T0_VREF_37</text:p>
          </table:table-cell>
          <table:table-cell office:value-type="string">
            <text:p>NetIC2_C9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C11</text:p>
          </table:table-cell>
          <table:table-cell office:value-type="string">
            <text:p>IO_L1P_T0_37</text:p>
          </table:table-cell>
          <table:table-cell office:value-type="string">
            <text:p>NetIC2_C11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C26</text:p>
          </table:table-cell>
          <table:table-cell office:value-type="string">
            <text:p>IO_L3P_T0_DQS_17</text:p>
          </table:table-cell>
          <table:table-cell office:value-type="string">
            <text:p>NetIC2_C26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C27</text:p>
          </table:table-cell>
          <table:table-cell office:value-type="string">
            <text:p>IO_L10P_T1_17</text:p>
          </table:table-cell>
          <table:table-cell office:value-type="string">
            <text:p>NetIC2_C27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C28</text:p>
          </table:table-cell>
          <table:table-cell office:value-type="string">
            <text:p>IO_L10N_T1_17</text:p>
          </table:table-cell>
          <table:table-cell office:value-type="string">
            <text:p>NetIC2_C28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C29</text:p>
          </table:table-cell>
          <table:table-cell office:value-type="string">
            <text:p>IO_L7P_T1_17</text:p>
          </table:table-cell>
          <table:table-cell office:value-type="string">
            <text:p>NetIC2_C29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C31</text:p>
          </table:table-cell>
          <table:table-cell office:value-type="string">
            <text:p>IO_L16N_T2_17</text:p>
          </table:table-cell>
          <table:table-cell office:value-type="string">
            <text:p>NetIC2_C31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C32</text:p>
          </table:table-cell>
          <table:table-cell office:value-type="string">
            <text:p>IO_L18P_T2_17</text:p>
          </table:table-cell>
          <table:table-cell office:value-type="string">
            <text:p>NetIC2_C32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C33</text:p>
          </table:table-cell>
          <table:table-cell office:value-type="string">
            <text:p>IO_L21N_T3_DQS_17</text:p>
          </table:table-cell>
          <table:table-cell office:value-type="string">
            <text:p>NetIC2_C33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C34</text:p>
          </table:table-cell>
          <table:table-cell office:value-type="string">
            <text:p>IO_L22P_T3_17</text:p>
          </table:table-cell>
          <table:table-cell office:value-type="string">
            <text:p>NetIC2_C34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D1</text:p>
          </table:table-cell>
          <table:table-cell office:value-type="string">
            <text:p>IO_L23N_T3_37</text:p>
          </table:table-cell>
          <table:table-cell office:value-type="string">
            <text:p>NetIC2_D1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D3</text:p>
          </table:table-cell>
          <table:table-cell office:value-type="string">
            <text:p>IO_L19P_T3_37</text:p>
          </table:table-cell>
          <table:table-cell office:value-type="string">
            <text:p>NetIC2_D3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D4</text:p>
          </table:table-cell>
          <table:table-cell office:value-type="string">
            <text:p>IO_L17P_T2_37</text:p>
          </table:table-cell>
          <table:table-cell office:value-type="string">
            <text:p>NetIC2_D4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D5</text:p>
          </table:table-cell>
          <table:table-cell office:value-type="string">
            <text:p>IO_L13N_T2_MRCC_37</text:p>
          </table:table-cell>
          <table:table-cell office:value-type="string">
            <text:p>NetIC2_D5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D6</text:p>
          </table:table-cell>
          <table:table-cell office:value-type="string">
            <text:p>IO_L13P_T2_MRCC_37</text:p>
          </table:table-cell>
          <table:table-cell office:value-type="string">
            <text:p>NetIC2_D6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D8</text:p>
          </table:table-cell>
          <table:table-cell office:value-type="string">
            <text:p>IO_L10P_T1_37</text:p>
          </table:table-cell>
          <table:table-cell office:value-type="string">
            <text:p>NetIC2_D8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D9</text:p>
          </table:table-cell>
          <table:table-cell office:value-type="string">
            <text:p>IO_L6P_T0_37</text:p>
          </table:table-cell>
          <table:table-cell office:value-type="string">
            <text:p>NetIC2_D9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D10</text:p>
          </table:table-cell>
          <table:table-cell office:value-type="string">
            <text:p>IO_L5N_T0_37</text:p>
          </table:table-cell>
          <table:table-cell office:value-type="string">
            <text:p>NetIC2_D10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D11</text:p>
          </table:table-cell>
          <table:table-cell office:value-type="string">
            <text:p>IO_L2N_T0_37</text:p>
          </table:table-cell>
          <table:table-cell office:value-type="string">
            <text:p>NetIC2_D11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D24</text:p>
          </table:table-cell>
          <table:table-cell office:value-type="string">
            <text:p>IO_L1P_T0_17</text:p>
          </table:table-cell>
          <table:table-cell office:value-type="string">
            <text:p>NetIC2_D24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D25</text:p>
          </table:table-cell>
          <table:table-cell office:value-type="string">
            <text:p>IO_L1N_T0_17</text:p>
          </table:table-cell>
          <table:table-cell office:value-type="string">
            <text:p>NetIC2_D25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D26</text:p>
          </table:table-cell>
          <table:table-cell office:value-type="string">
            <text:p>IO_L5N_T0_17</text:p>
          </table:table-cell>
          <table:table-cell office:value-type="string">
            <text:p>NetIC2_D26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D28</text:p>
          </table:table-cell>
          <table:table-cell office:value-type="string">
            <text:p>IO_L12P_T1_MRCC_17</text:p>
          </table:table-cell>
          <table:table-cell office:value-type="string">
            <text:p>NetIC2_D28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D29</text:p>
          </table:table-cell>
          <table:table-cell office:value-type="string">
            <text:p>IO_L12N_T1_MRCC_17</text:p>
          </table:table-cell>
          <table:table-cell office:value-type="string">
            <text:p>NetIC2_D29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D30</text:p>
          </table:table-cell>
          <table:table-cell office:value-type="string">
            <text:p>IO_L13N_T2_MRCC_17</text:p>
          </table:table-cell>
          <table:table-cell office:value-type="string">
            <text:p>NetIC2_D30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D31</text:p>
          </table:table-cell>
          <table:table-cell office:value-type="string">
            <text:p>IO_L16P_T2_17</text:p>
          </table:table-cell>
          <table:table-cell office:value-type="string">
            <text:p>NetIC2_D31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D33</text:p>
          </table:table-cell>
          <table:table-cell office:value-type="string">
            <text:p>IO_L21P_T3_DQS_17</text:p>
          </table:table-cell>
          <table:table-cell office:value-type="string">
            <text:p>NetIC2_D33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D34</text:p>
          </table:table-cell>
          <table:table-cell office:value-type="string">
            <text:p>IO_L23N_T3_17</text:p>
          </table:table-cell>
          <table:table-cell office:value-type="string">
            <text:p>NetIC2_D34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E1</text:p>
          </table:table-cell>
          <table:table-cell office:value-type="string">
            <text:p>IO_L23P_T3_37</text:p>
          </table:table-cell>
          <table:table-cell office:value-type="string">
            <text:p>NetIC2_E1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E2</text:p>
          </table:table-cell>
          <table:table-cell office:value-type="string">
            <text:p>IO_L24N_T3_37</text:p>
          </table:table-cell>
          <table:table-cell office:value-type="string">
            <text:p>NetIC2_E2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E3</text:p>
          </table:table-cell>
          <table:table-cell office:value-type="string">
            <text:p>IO_L24P_T3_37</text:p>
          </table:table-cell>
          <table:table-cell office:value-type="string">
            <text:p>NetIC2_E3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E5</text:p>
          </table:table-cell>
          <table:table-cell office:value-type="string">
            <text:p>IO_L14N_T2_SRCC_37</text:p>
          </table:table-cell>
          <table:table-cell office:value-type="string">
            <text:p>NetIC2_E5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E6</text:p>
          </table:table-cell>
          <table:table-cell office:value-type="string">
            <text:p>IO_L14P_T2_SRCC_37</text:p>
          </table:table-cell>
          <table:table-cell office:value-type="string">
            <text:p>NetIC2_E6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E7</text:p>
          </table:table-cell>
          <table:table-cell office:value-type="string">
            <text:p>IO_L11N_T1_SRCC_37</text:p>
          </table:table-cell>
          <table:table-cell office:value-type="string">
            <text:p>NetIC2_E7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E8</text:p>
          </table:table-cell>
          <table:table-cell office:value-type="string">
            <text:p>IO_L11P_T1_SRCC_37</text:p>
          </table:table-cell>
          <table:table-cell office:value-type="string">
            <text:p>NetIC2_E8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E10</text:p>
          </table:table-cell>
          <table:table-cell office:value-type="string">
            <text:p>IO_L5P_T0_37</text:p>
          </table:table-cell>
          <table:table-cell office:value-type="string">
            <text:p>NetIC2_E10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E11</text:p>
          </table:table-cell>
          <table:table-cell office:value-type="string">
            <text:p>IO_L2P_T0_37</text:p>
          </table:table-cell>
          <table:table-cell office:value-type="string">
            <text:p>NetIC2_E11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E25</text:p>
          </table:table-cell>
          <table:table-cell office:value-type="string">
            <text:p>IO_L6N_T0_VREF_17</text:p>
          </table:table-cell>
          <table:table-cell office:value-type="string">
            <text:p>NetIC2_E25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E26</text:p>
          </table:table-cell>
          <table:table-cell office:value-type="string">
            <text:p>IO_L5P_T0_17</text:p>
          </table:table-cell>
          <table:table-cell office:value-type="string">
            <text:p>NetIC2_E26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E27</text:p>
          </table:table-cell>
          <table:table-cell office:value-type="string">
            <text:p>IO_L9P_T1_DQS_17</text:p>
          </table:table-cell>
          <table:table-cell office:value-type="string">
            <text:p>NetIC2_E27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E28</text:p>
          </table:table-cell>
          <table:table-cell office:value-type="string">
            <text:p>IO_L9N_T1_DQS_17</text:p>
          </table:table-cell>
          <table:table-cell office:value-type="string">
            <text:p>NetIC2_E28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E30</text:p>
          </table:table-cell>
          <table:table-cell office:value-type="string">
            <text:p>IO_L13P_T2_MRCC_17</text:p>
          </table:table-cell>
          <table:table-cell office:value-type="string">
            <text:p>NetIC2_E30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E31</text:p>
          </table:table-cell>
          <table:table-cell office:value-type="string">
            <text:p>IO_L14N_T2_SRCC_17</text:p>
          </table:table-cell>
          <table:table-cell office:value-type="string">
            <text:p>NetIC2_E31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E32</text:p>
          </table:table-cell>
          <table:table-cell office:value-type="string">
            <text:p>IO_L19N_T3_VREF_17</text:p>
          </table:table-cell>
          <table:table-cell office:value-type="string">
            <text:p>NetIC2_E32</text:p>
          </table:table-cell>
          <table:table-cell table:number-columns-repeated="2"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E33</text:p>
          </table:table-cell>
          <table:table-cell office:value-type="string">
            <text:p>IO_L23P_T3_17</text:p>
          </table:table-cell>
          <table:table-cell office:value-type="string">
            <text:p>NetIC2_E33</text:p>
          </table:table-cell>
          <table:table-cell office:value-type="string">
            <text:p>Passive</text:p>
          </table:table-cell>
          <table:table-cell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F4</text:p>
          </table:table-cell>
          <table:table-cell office:value-type="string">
            <text:p>IO_L18N_T2_37</text:p>
          </table:table-cell>
          <table:table-cell office:value-type="string">
            <text:p>NetIC2_F4</text:p>
          </table:table-cell>
          <table:table-cell office:value-type="string">
            <text:p>Passive</text:p>
          </table:table-cell>
          <table:table-cell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F5</text:p>
          </table:table-cell>
          <table:table-cell office:value-type="string">
            <text:p>IO_L18P_T2_37</text:p>
          </table:table-cell>
          <table:table-cell office:value-type="string">
            <text:p>NetIC2_F5</text:p>
          </table:table-cell>
          <table:table-cell office:value-type="string">
            <text:p>Input</text:p>
          </table:table-cell>
          <table:table-cell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F7</text:p>
          </table:table-cell>
          <table:table-cell office:value-type="string">
            <text:p>IO_25_37</text:p>
          </table:table-cell>
          <table:table-cell office:value-type="string">
            <text:p>NetIC2_F7</text:p>
          </table:table-cell>
          <table:table-cell office:value-type="string">
            <text:p>Input</text:p>
          </table:table-cell>
          <table:table-cell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F8</text:p>
          </table:table-cell>
          <table:table-cell office:value-type="string">
            <text:p>IO_L9N_T1_DQS_37</text:p>
          </table:table-cell>
          <table:table-cell office:value-type="string">
            <text:p>NetIC2_F8</text:p>
          </table:table-cell>
          <table:table-cell table:number-columns-repeated="2"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F9</text:p>
          </table:table-cell>
          <table:table-cell office:value-type="string">
            <text:p>IO_L9P_T1_DQS_37</text:p>
          </table:table-cell>
          <table:table-cell office:value-type="string">
            <text:p>NetIC2_F9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 office:value-type="string">
            <text:p>F10</text:p>
          </table:table-cell>
          <table:table-cell office:value-type="string">
            <text:p>IO_0_37</text:p>
          </table:table-cell>
          <table:table-cell office:value-type="string">
            <text:p>NetIC2_F10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12">
            <text:p>12</text:p>
          </table:table-cell>
          <table:table-cell office:value-type="string">
            <text:p>MEM_CTL</text:p>
          </table:table-cell>
          <table:table-cell table:number-columns-repeated="2"/>
        </table:table-row>
        <table:table-row table:style-name="ro2">
          <table:table-cell office:value-type="string">
            <text:p>F24</text:p>
          </table:table-cell>
          <table:table-cell office:value-type="string">
            <text:p>IO_0_17</text:p>
          </table:table-cell>
          <table:table-cell office:value-type="string">
            <text:p>NetIC2_F24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F25</text:p>
          </table:table-cell>
          <table:table-cell office:value-type="string">
            <text:p>IO_L6P_T0_17</text:p>
          </table:table-cell>
          <table:table-cell office:value-type="string">
            <text:p>NetIC2_F25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F27</text:p>
          </table:table-cell>
          <table:table-cell office:value-type="string">
            <text:p>IO_25_17</text:p>
          </table:table-cell>
          <table:table-cell office:value-type="string">
            <text:p>NetIC2_F27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F28</text:p>
          </table:table-cell>
          <table:table-cell office:value-type="string">
            <text:p>IO_L11P_T1_SRCC_17</text:p>
          </table:table-cell>
          <table:table-cell office:value-type="string">
            <text:p>NetIC2_F28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F29</text:p>
          </table:table-cell>
          <table:table-cell office:value-type="string">
            <text:p>IO_L11N_T1_SRCC_17</text:p>
          </table:table-cell>
          <table:table-cell office:value-type="string">
            <text:p>NetIC2_F29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F30</text:p>
          </table:table-cell>
          <table:table-cell office:value-type="string">
            <text:p>IO_L14P_T2_SRCC_17</text:p>
          </table:table-cell>
          <table:table-cell office:value-type="string">
            <text:p>NetIC2_F30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F32</text:p>
          </table:table-cell>
          <table:table-cell office:value-type="string">
            <text:p>IO_L19P_T3_17</text:p>
          </table:table-cell>
          <table:table-cell office:value-type="string">
            <text:p>NetIC2_F32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F33</text:p>
          </table:table-cell>
          <table:table-cell office:value-type="string">
            <text:p>IO_L24P_T3_17</text:p>
          </table:table-cell>
          <table:table-cell office:value-type="string">
            <text:p>NetIC2_F33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F34</text:p>
          </table:table-cell>
          <table:table-cell office:value-type="string">
            <text:p>IO_L24N_T3_17</text:p>
          </table:table-cell>
          <table:table-cell office:value-type="string">
            <text:p>NetIC2_F34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TG1</text:p>
          </table:table-cell>
          <table:table-cell office:value-type="string">
            <text:p>NetIC2_FTG1</text:p>
          </table:table-cell>
          <table:table-cell office:value-type="string">
            <text:p>Power</text:p>
          </table:table-cell>
          <table:table-cell office:value-type="string">
            <text:p>Passive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TG2</text:p>
          </table:table-cell>
          <table:table-cell office:value-type="string">
            <text:p>NetIC2_FTG2</text:p>
          </table:table-cell>
          <table:table-cell office:value-type="string">
            <text:p>Power</text:p>
          </table:table-cell>
          <table:table-cell office:value-type="string">
            <text:p>Passive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L4</text:p>
          </table:table-cell>
          <table:table-cell office:value-type="string">
            <text:p>IO_L19P_T3_36</text:p>
          </table:table-cell>
          <table:table-cell office:value-type="string">
            <text:p>NetIC2_L4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11">
            <text:p>11</text:p>
          </table:table-cell>
          <table:table-cell office:value-type="string">
            <text:p>HPC1_ANY</text:p>
          </table:table-cell>
          <table:table-cell table:number-columns-repeated="2"/>
        </table:table-row>
        <table:table-row table:style-name="ro2">
          <table:table-cell office:value-type="string">
            <text:p>L23</text:p>
          </table:table-cell>
          <table:table-cell office:value-type="string">
            <text:p>IO_0_16</text:p>
          </table:table-cell>
          <table:table-cell office:value-type="string">
            <text:p>NetIC2_L23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PC1_ANY</text:p>
          </table:table-cell>
          <table:table-cell table:number-columns-repeated="2"/>
        </table:table-row>
        <table:table-row table:style-name="ro2">
          <table:table-cell office:value-type="string">
            <text:p>M26</text:p>
          </table:table-cell>
          <table:table-cell office:value-type="string">
            <text:p>IO_25_16</text:p>
          </table:table-cell>
          <table:table-cell office:value-type="string">
            <text:p>NetIC2_M26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5">
            <text:p>5</text:p>
          </table:table-cell>
          <table:table-cell office:value-type="string">
            <text:p>HPC1_ANY</text:p>
          </table:table-cell>
          <table:table-cell table:number-columns-repeated="2"/>
        </table:table-row>
        <table:table-row table:style-name="ro2">
          <table:table-cell office:value-type="string">
            <text:p>R8</text:p>
          </table:table-cell>
          <table:table-cell office:value-type="string">
            <text:p>IO_L19P_T3_35</text:p>
          </table:table-cell>
          <table:table-cell office:value-type="string">
            <text:p>NetIC2_R8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HPC1_ANY</text:p>
          </table:table-cell>
          <table:table-cell table:number-columns-repeated="2"/>
        </table:table-row>
        <table:table-row table:style-name="ro2">
          <table:table-cell office:value-type="string">
            <text:p>T32</text:p>
          </table:table-cell>
          <table:table-cell office:value-type="string">
            <text:p>IO_L19P_T3_A22_15</text:p>
          </table:table-cell>
          <table:table-cell office:value-type="string">
            <text:p>NetIC2_T32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U11</text:p>
          </table:table-cell>
          <table:table-cell office:value-type="string">
            <text:p>IO_25_35</text:p>
          </table:table-cell>
          <table:table-cell office:value-type="string">
            <text:p>NetIC2_U11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10">
            <text:p>10</text:p>
          </table:table-cell>
          <table:table-cell office:value-type="string">
            <text:p>HPC1_ANY</text:p>
          </table:table-cell>
          <table:table-cell table:number-columns-repeated="2"/>
        </table:table-row>
        <table:table-row table:style-name="ro2">
          <table:table-cell office:value-type="string">
            <text:p>U18</text:p>
          </table:table-cell>
          <table:table-cell office:value-type="string">
            <text:p>VP_0</text:p>
          </table:table-cell>
          <table:table-cell office:value-type="string">
            <text:p>NetIC2_U18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V17</text:p>
          </table:table-cell>
          <table:table-cell office:value-type="string">
            <text:p>VN_0</text:p>
          </table:table-cell>
          <table:table-cell office:value-type="string">
            <text:p>NetIC2_V17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W6</text:p>
          </table:table-cell>
          <table:table-cell office:value-type="string">
            <text:p>IO_L6P_T0_34</text:p>
          </table:table-cell>
          <table:table-cell office:value-type="string">
            <text:p>NetIC2_W6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PC1_ANY</text:p>
          </table:table-cell>
          <table:table-cell table:number-columns-repeated="2"/>
        </table:table-row>
        <table:table-row table:style-name="ro2">
          <table:table-cell office:value-type="string">
            <text:p>W17</text:p>
          </table:table-cell>
          <table:table-cell office:value-type="string">
            <text:p>DXN_0</text:p>
          </table:table-cell>
          <table:table-cell office:value-type="string">
            <text:p>NetIC2_W17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W18</text:p>
          </table:table-cell>
          <table:table-cell office:value-type="string">
            <text:p>DXP_0</text:p>
          </table:table-cell>
          <table:table-cell office:value-type="string">
            <text:p>NetIC2_W18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Y11</text:p>
          </table:table-cell>
          <table:table-cell office:value-type="string">
            <text:p>IO_0_34</text:p>
          </table:table-cell>
          <table:table-cell office:value-type="string">
            <text:p>NetIC2_Y11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9">
            <text:p>9</text:p>
          </table:table-cell>
          <table:table-cell office:value-type="string">
            <text:p>HPC1_ANY</text:p>
          </table:table-cell>
          <table:table-cell table:number-columns-repeated="2"/>
        </table:table-row>
        <table:table-row table:style-name="ro2">
          <table:table-cell office:value-type="string">
            <text:p>Y26</text:p>
          </table:table-cell>
          <table:table-cell office:value-type="string">
            <text:p>IO_L3N_T0_DQS_EMCCLK_14</text:p>
          </table:table-cell>
          <table:table-cell office:value-type="string">
            <text:p>NetIC2_Y26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AP1</text:p>
          </table:table-cell>
          <table:table-cell office:value-type="string">
            <text:p>IO_L1N_T0_32</text:p>
          </table:table-cell>
          <table:table-cell office:value-type="string">
            <text:p>ODT0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number-columns-repeated="2"/>
        </table:table-row>
        <table:table-row table:style-name="ro2">
          <table:table-cell office:value-type="string">
            <text:p>AA15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A17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A19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B14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B16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B18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C15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C17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C19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D14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D16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D18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D20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D22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E15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E17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E19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E21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K14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K16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K18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K20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L15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L17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L19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L21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M14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M16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M18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N15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N17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N19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14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16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18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R15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R17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R19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T14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office:value-type="string">
            <text:p>REFCLK_216</text:p>
          </table:table-cell>
          <table:table-cell table:number-columns-repeated="2"/>
        </table:table-row>
        <table:table-row table:style-name="ro2">
          <table:table-cell office:value-type="string">
            <text:p>T16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office:value-type="string">
            <text:p>REFCLK_216</text:p>
          </table:table-cell>
          <table:table-cell table:number-columns-repeated="2"/>
        </table:table-row>
        <table:table-row table:style-name="ro2">
          <table:table-cell office:value-type="string">
            <text:p>U15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office:value-type="string">
            <text:p>REFCLK_216</text:p>
          </table:table-cell>
          <table:table-cell table:number-columns-repeated="2"/>
        </table:table-row>
        <table:table-row table:style-name="ro2">
          <table:table-cell office:value-type="string">
            <text:p>U19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office:value-type="string">
            <text:p>REFCLK_216</text:p>
          </table:table-cell>
          <table:table-cell table:number-columns-repeated="2"/>
        </table:table-row>
        <table:table-row table:style-name="ro2">
          <table:table-cell office:value-type="string">
            <text:p>V14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V16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W15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W19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Y14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Y16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Y18</text:p>
          </table:table-cell>
          <table:table-cell office:value-type="string">
            <text:p>VCCINT</text:p>
          </table:table-cell>
          <table:table-cell office:value-type="string">
            <text:p>P1V0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D7</text:p>
          </table:table-cell>
          <table:table-cell office:value-type="string">
            <text:p>VCCO_33</text:p>
          </table:table-cell>
          <table:table-cell office:value-type="string">
            <text:p>P1V5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E4</text:p>
          </table:table-cell>
          <table:table-cell office:value-type="string">
            <text:p>VCCO_33</text:p>
          </table:table-cell>
          <table:table-cell office:value-type="string">
            <text:p>P1V5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F1</text:p>
          </table:table-cell>
          <table:table-cell office:value-type="string">
            <text:p>VCCO_33</text:p>
          </table:table-cell>
          <table:table-cell office:value-type="string">
            <text:p>P1V5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F11</text:p>
          </table:table-cell>
          <table:table-cell office:value-type="string">
            <text:p>VCCO_33</text:p>
          </table:table-cell>
          <table:table-cell office:value-type="string">
            <text:p>P1V5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G8</text:p>
          </table:table-cell>
          <table:table-cell office:value-type="string">
            <text:p>VCCO_33</text:p>
          </table:table-cell>
          <table:table-cell office:value-type="string">
            <text:p>P1V5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H5</text:p>
          </table:table-cell>
          <table:table-cell office:value-type="string">
            <text:p>VCCO_33</text:p>
          </table:table-cell>
          <table:table-cell office:value-type="string">
            <text:p>P1V5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J2</text:p>
          </table:table-cell>
          <table:table-cell office:value-type="string">
            <text:p>VCCO_32</text:p>
          </table:table-cell>
          <table:table-cell office:value-type="string">
            <text:p>P1V5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K9</text:p>
          </table:table-cell>
          <table:table-cell office:value-type="string">
            <text:p>VCCO_32</text:p>
          </table:table-cell>
          <table:table-cell office:value-type="string">
            <text:p>P1V5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L6</text:p>
          </table:table-cell>
          <table:table-cell office:value-type="string">
            <text:p>VCCO_32</text:p>
          </table:table-cell>
          <table:table-cell office:value-type="string">
            <text:p>P1V5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M3</text:p>
          </table:table-cell>
          <table:table-cell office:value-type="string">
            <text:p>VCCO_32</text:p>
          </table:table-cell>
          <table:table-cell office:value-type="string">
            <text:p>P1V5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N10</text:p>
          </table:table-cell>
          <table:table-cell office:value-type="string">
            <text:p>VCCO_32</text:p>
          </table:table-cell>
          <table:table-cell office:value-type="string">
            <text:p>P1V5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P7</text:p>
          </table:table-cell>
          <table:table-cell office:value-type="string">
            <text:p>VCCO_32</text:p>
          </table:table-cell>
          <table:table-cell office:value-type="string">
            <text:p>P1V5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L13</text:p>
          </table:table-cell>
          <table:table-cell office:value-type="string">
            <text:p>VCCO_0</text:p>
          </table:table-cell>
          <table:table-cell office:value-type="string">
            <text:p>P3V3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T11</text:p>
          </table:table-cell>
          <table:table-cell office:value-type="string">
            <text:p>VCCO_0</text:p>
          </table:table-cell>
          <table:table-cell office:value-type="string">
            <text:p>P3V3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G18</text:p>
          </table:table-cell>
          <table:table-cell office:value-type="string">
            <text:p>MGTREFCLK0N_216</text:p>
          </table:table-cell>
          <table:table-cell office:value-type="string">
            <text:p>PCIE_CLK1_N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6">
            <text:p>16</text:p>
          </table:table-cell>
          <table:table-cell office:value-type="string">
            <text:p>REFCLK_216</text:p>
          </table:table-cell>
          <table:table-cell table:number-columns-repeated="2"/>
        </table:table-row>
        <table:table-row table:style-name="ro2">
          <table:table-cell office:value-type="string">
            <text:p>H18</text:p>
          </table:table-cell>
          <table:table-cell office:value-type="string">
            <text:p>MGTREFCLK0P_216</text:p>
          </table:table-cell>
          <table:table-cell office:value-type="string">
            <text:p>PCIE_CLK1_P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6">
            <text:p>16</text:p>
          </table:table-cell>
          <table:table-cell office:value-type="string">
            <text:p>REFCLK_216</text:p>
          </table:table-cell>
          <table:table-cell table:number-columns-repeated="2"/>
        </table:table-row>
        <table:table-row table:style-name="ro2">
          <table:table-cell office:value-type="string">
            <text:p>G20</text:p>
          </table:table-cell>
          <table:table-cell office:value-type="string">
            <text:p>MGTREFCLK1N_216</text:p>
          </table:table-cell>
          <table:table-cell office:value-type="string">
            <text:p>PCIE_CLK2_N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6">
            <text:p>16</text:p>
          </table:table-cell>
          <table:table-cell office:value-type="string">
            <text:p>REFCLK_216</text:p>
          </table:table-cell>
          <table:table-cell table:number-columns-repeated="2"/>
        </table:table-row>
        <table:table-row table:style-name="ro2">
          <table:table-cell office:value-type="string">
            <text:p>H20</text:p>
          </table:table-cell>
          <table:table-cell office:value-type="string">
            <text:p>MGTREFCLK1P_216</text:p>
          </table:table-cell>
          <table:table-cell office:value-type="string">
            <text:p>PCIE_CLK2_P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6">
            <text:p>16</text:p>
          </table:table-cell>
          <table:table-cell office:value-type="string">
            <text:p>REFCLK_216</text:p>
          </table:table-cell>
          <table:table-cell table:number-columns-repeated="2"/>
        </table:table-row>
        <table:table-row table:style-name="ro2">
          <table:table-cell office:value-type="string">
            <text:p>R25</text:p>
          </table:table-cell>
          <table:table-cell office:value-type="string">
            <text:p>IO_L6P_T0_15</text:p>
          </table:table-cell>
          <table:table-cell office:value-type="string">
            <text:p>PLL_VADJ2_DAC1_SYNC_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AL24</text:p>
          </table:table-cell>
          <table:table-cell office:value-type="string">
            <text:p>IO_25_12</text:p>
          </table:table-cell>
          <table:table-cell office:value-type="string">
            <text:p>PLL_VADJ2_DAC2_SYNC_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AF24</text:p>
          </table:table-cell>
          <table:table-cell office:value-type="string">
            <text:p>IO_25_13</text:p>
          </table:table-cell>
          <table:table-cell office:value-type="string">
            <text:p>PLL_VADJ2_DAC_DIN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AJ24</text:p>
          </table:table-cell>
          <table:table-cell office:value-type="string">
            <text:p>IO_0_12</text:p>
          </table:table-cell>
          <table:table-cell office:value-type="string">
            <text:p>PLL_VADJ2_DAC_SCLK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1">
            <text:p>1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N11</text:p>
          </table:table-cell>
          <table:table-cell office:value-type="string">
            <text:p>PROGRAM_B_0</text:p>
          </table:table-cell>
          <table:table-cell office:value-type="string">
            <text:p>PROGRAM_B</text:p>
          </table:table-cell>
          <table:table-cell office:value-type="string">
            <text:p>Power</text:p>
          </table:table-cell>
          <table:table-cell office:value-type="string">
            <text:p>Input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2">
          <table:table-cell office:value-type="string">
            <text:p>W26</text:p>
          </table:table-cell>
          <table:table-cell office:value-type="string">
            <text:p>IO_L3P_T0_DQS_PUDC_B_14</text:p>
          </table:table-cell>
          <table:table-cell office:value-type="string">
            <text:p>PUDC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A6</text:p>
          </table:table-cell>
          <table:table-cell office:value-type="string">
            <text:p>VCCO_37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A6</text:p>
          </table:table-cell>
          <table:table-cell office:value-type="string">
            <text:p>VCCO_34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B3</text:p>
          </table:table-cell>
          <table:table-cell office:value-type="string">
            <text:p>VCCO_34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C10</text:p>
          </table:table-cell>
          <table:table-cell office:value-type="string">
            <text:p>VCCO_34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B3</text:p>
          </table:table-cell>
          <table:table-cell office:value-type="string">
            <text:p>VCCO_37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C10</text:p>
          </table:table-cell>
          <table:table-cell office:value-type="string">
            <text:p>VCCO_37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D7</text:p>
          </table:table-cell>
          <table:table-cell office:value-type="string">
            <text:p>VCCO_37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E4</text:p>
          </table:table-cell>
          <table:table-cell office:value-type="string">
            <text:p>VCCO_37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F1</text:p>
          </table:table-cell>
          <table:table-cell office:value-type="string">
            <text:p>VCCO_36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F11</text:p>
          </table:table-cell>
          <table:table-cell office:value-type="string">
            <text:p>VCCO_37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G33</text:p>
          </table:table-cell>
          <table:table-cell office:value-type="string">
            <text:p>VCCO_16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G8</text:p>
          </table:table-cell>
          <table:table-cell office:value-type="string">
            <text:p>VCCO_36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H30</text:p>
          </table:table-cell>
          <table:table-cell office:value-type="string">
            <text:p>VCCO_16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H5</text:p>
          </table:table-cell>
          <table:table-cell office:value-type="string">
            <text:p>VCCO_36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J12</text:p>
          </table:table-cell>
          <table:table-cell office:value-type="string">
            <text:p>VCCO_36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VCCO_36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J27</text:p>
          </table:table-cell>
          <table:table-cell office:value-type="string">
            <text:p>VCCO_16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K24</text:p>
          </table:table-cell>
          <table:table-cell office:value-type="string">
            <text:p>VCCO_16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K34</text:p>
          </table:table-cell>
          <table:table-cell office:value-type="string">
            <text:p>VCCO_16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K9</text:p>
          </table:table-cell>
          <table:table-cell office:value-type="string">
            <text:p>VCCO_36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L31</text:p>
          </table:table-cell>
          <table:table-cell office:value-type="string">
            <text:p>VCCO_16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L6</text:p>
          </table:table-cell>
          <table:table-cell office:value-type="string">
            <text:p>VCCO_36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M3</text:p>
          </table:table-cell>
          <table:table-cell office:value-type="string">
            <text:p>VCCO_35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N10</text:p>
          </table:table-cell>
          <table:table-cell office:value-type="string">
            <text:p>VCCO_35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P7</text:p>
          </table:table-cell>
          <table:table-cell office:value-type="string">
            <text:p>VCCO_35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R4</text:p>
          </table:table-cell>
          <table:table-cell office:value-type="string">
            <text:p>VCCO_35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T1</text:p>
          </table:table-cell>
          <table:table-cell office:value-type="string">
            <text:p>VCCO_35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U8</text:p>
          </table:table-cell>
          <table:table-cell office:value-type="string">
            <text:p>VCCO_35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V5</text:p>
          </table:table-cell>
          <table:table-cell office:value-type="string">
            <text:p>VCCO_34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W2</text:p>
          </table:table-cell>
          <table:table-cell office:value-type="string">
            <text:p>VCCO_34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Y9</text:p>
          </table:table-cell>
          <table:table-cell office:value-type="string">
            <text:p>VCCO_34</text:p>
          </table:table-cell>
          <table:table-cell office:value-type="string">
            <text:p>PVADJ1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31</text:p>
          </table:table-cell>
          <table:table-cell office:value-type="string">
            <text:p>VCCO_17</text:p>
          </table:table-cell>
          <table:table-cell office:value-type="string">
            <text:p>PVADJ2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A31</text:p>
          </table:table-cell>
          <table:table-cell office:value-type="string">
            <text:p>VCCO_14</text:p>
          </table:table-cell>
          <table:table-cell office:value-type="string">
            <text:p>PVADJ2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B28</text:p>
          </table:table-cell>
          <table:table-cell office:value-type="string">
            <text:p>VCCO_14</text:p>
          </table:table-cell>
          <table:table-cell office:value-type="string">
            <text:p>PVADJ2</text:p>
          </table:table-cell>
          <table:table-cell table:number-columns-repeated="2"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C25</text:p>
          </table:table-cell>
          <table:table-cell office:value-type="string">
            <text:p>VCCO_13</text:p>
          </table:table-cell>
          <table:table-cell office:value-type="string">
            <text:p>PVADJ2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D32</text:p>
          </table:table-cell>
          <table:table-cell office:value-type="string">
            <text:p>VCCO_13</text:p>
          </table:table-cell>
          <table:table-cell office:value-type="string">
            <text:p>PVADJ2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E29</text:p>
          </table:table-cell>
          <table:table-cell office:value-type="string">
            <text:p>VCCO_13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MEM_CTL</text:p>
          </table:table-cell>
          <table:table-cell table:number-columns-repeated="2"/>
        </table:table-row>
        <table:table-row table:style-name="ro2">
          <table:table-cell office:value-type="string">
            <text:p>AF26</text:p>
          </table:table-cell>
          <table:table-cell office:value-type="string">
            <text:p>VCCO_13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2">
          <table:table-cell office:value-type="string">
            <text:p>AG33</text:p>
          </table:table-cell>
          <table:table-cell office:value-type="string">
            <text:p>VCCO_13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3_213</text:p>
          </table:table-cell>
          <table:table-cell table:number-columns-repeated="2"/>
        </table:table-row>
        <table:table-row table:style-name="ro2">
          <table:table-cell office:value-type="string">
            <text:p>AH30</text:p>
          </table:table-cell>
          <table:table-cell office:value-type="string">
            <text:p>VCCO_13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3_213</text:p>
          </table:table-cell>
          <table:table-cell table:number-columns-repeated="2"/>
        </table:table-row>
        <table:table-row table:style-name="ro2">
          <table:table-cell office:value-type="string">
            <text:p>AJ27</text:p>
          </table:table-cell>
          <table:table-cell office:value-type="string">
            <text:p>VCCO_12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2_213</text:p>
          </table:table-cell>
          <table:table-cell table:number-columns-repeated="2"/>
        </table:table-row>
        <table:table-row table:style-name="ro2">
          <table:table-cell office:value-type="string">
            <text:p>AK34</text:p>
          </table:table-cell>
          <table:table-cell office:value-type="string">
            <text:p>VCCO_12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2_213</text:p>
          </table:table-cell>
          <table:table-cell table:number-columns-repeated="2"/>
        </table:table-row>
        <table:table-row table:style-name="ro2">
          <table:table-cell office:value-type="string">
            <text:p>AL31</text:p>
          </table:table-cell>
          <table:table-cell office:value-type="string">
            <text:p>VCCO_12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0_113</text:p>
          </table:table-cell>
          <table:table-cell table:number-columns-repeated="2"/>
        </table:table-row>
        <table:table-row table:style-name="ro2">
          <table:table-cell office:value-type="string">
            <text:p>AM28</text:p>
          </table:table-cell>
          <table:table-cell office:value-type="string">
            <text:p>VCCO_12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0_113</text:p>
          </table:table-cell>
          <table:table-cell table:number-columns-repeated="2"/>
        </table:table-row>
        <table:table-row table:style-name="ro2">
          <table:table-cell office:value-type="string">
            <text:p>AN25</text:p>
          </table:table-cell>
          <table:table-cell office:value-type="string">
            <text:p>VCCO_12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1_113</text:p>
          </table:table-cell>
          <table:table-cell table:number-columns-repeated="2"/>
        </table:table-row>
        <table:table-row table:style-name="ro2">
          <table:table-cell office:value-type="string">
            <text:p>AP32</text:p>
          </table:table-cell>
          <table:table-cell office:value-type="string">
            <text:p>VCCO_12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1_113</text:p>
          </table:table-cell>
          <table:table-cell table:number-columns-repeated="2"/>
        </table:table-row>
        <table:table-row table:style-name="ro2">
          <table:table-cell office:value-type="string">
            <text:p>B28</text:p>
          </table:table-cell>
          <table:table-cell office:value-type="string">
            <text:p>VCCO_17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2_113</text:p>
          </table:table-cell>
          <table:table-cell table:number-columns-repeated="2"/>
        </table:table-row>
        <table:table-row table:style-name="ro2">
          <table:table-cell office:value-type="string">
            <text:p>C25</text:p>
          </table:table-cell>
          <table:table-cell office:value-type="string">
            <text:p>VCCO_17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2_113</text:p>
          </table:table-cell>
          <table:table-cell table:number-columns-repeated="2"/>
        </table:table-row>
        <table:table-row table:style-name="ro2">
          <table:table-cell office:value-type="string">
            <text:p>D32</text:p>
          </table:table-cell>
          <table:table-cell office:value-type="string">
            <text:p>VCCO_17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3_113</text:p>
          </table:table-cell>
          <table:table-cell table:number-columns-repeated="2"/>
        </table:table-row>
        <table:table-row table:style-name="ro2">
          <table:table-cell office:value-type="string">
            <text:p>E29</text:p>
          </table:table-cell>
          <table:table-cell office:value-type="string">
            <text:p>VCCO_17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3_113</text:p>
          </table:table-cell>
          <table:table-cell table:number-columns-repeated="2"/>
        </table:table-row>
        <table:table-row table:style-name="ro2">
          <table:table-cell office:value-type="string">
            <text:p>F26</text:p>
          </table:table-cell>
          <table:table-cell office:value-type="string">
            <text:p>VCCO_17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0_216</text:p>
          </table:table-cell>
          <table:table-cell table:number-columns-repeated="2"/>
        </table:table-row>
        <table:table-row table:style-name="ro2">
          <table:table-cell office:value-type="string">
            <text:p>M28</text:p>
          </table:table-cell>
          <table:table-cell office:value-type="string">
            <text:p>VCCO_15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0_216</text:p>
          </table:table-cell>
          <table:table-cell table:number-columns-repeated="2"/>
        </table:table-row>
        <table:table-row table:style-name="ro2">
          <table:table-cell office:value-type="string">
            <text:p>N25</text:p>
          </table:table-cell>
          <table:table-cell office:value-type="string">
            <text:p>VCCO_15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1_216</text:p>
          </table:table-cell>
          <table:table-cell table:number-columns-repeated="2"/>
        </table:table-row>
        <table:table-row table:style-name="ro2">
          <table:table-cell office:value-type="string">
            <text:p>P32</text:p>
          </table:table-cell>
          <table:table-cell office:value-type="string">
            <text:p>VCCO_15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1_216</text:p>
          </table:table-cell>
          <table:table-cell table:number-columns-repeated="2"/>
        </table:table-row>
        <table:table-row table:style-name="ro2">
          <table:table-cell office:value-type="string">
            <text:p>R29</text:p>
          </table:table-cell>
          <table:table-cell office:value-type="string">
            <text:p>VCCO_15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3_216</text:p>
          </table:table-cell>
          <table:table-cell table:number-columns-repeated="2"/>
        </table:table-row>
        <table:table-row table:style-name="ro2">
          <table:table-cell office:value-type="string">
            <text:p>T26</text:p>
          </table:table-cell>
          <table:table-cell office:value-type="string">
            <text:p>VCCO_15</text:p>
          </table:table-cell>
          <table:table-cell office:value-type="string">
            <text:p>PVADJ2</text:p>
          </table:table-cell>
          <table:table-cell office:value-type="string">
            <text:p>Input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3_216</text:p>
          </table:table-cell>
          <table:table-cell table:number-columns-repeated="2"/>
        </table:table-row>
        <table:table-row table:style-name="ro2">
          <table:table-cell office:value-type="string">
            <text:p>U33</text:p>
          </table:table-cell>
          <table:table-cell office:value-type="string">
            <text:p>VCCO_15</text:p>
          </table:table-cell>
          <table:table-cell office:value-type="string">
            <text:p>PVADJ2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2_216</text:p>
          </table:table-cell>
          <table:table-cell table:number-columns-repeated="2"/>
        </table:table-row>
        <table:table-row table:style-name="ro2">
          <table:table-cell office:value-type="string">
            <text:p>V30</text:p>
          </table:table-cell>
          <table:table-cell office:value-type="string">
            <text:p>VCCO_14</text:p>
          </table:table-cell>
          <table:table-cell office:value-type="string">
            <text:p>PVADJ2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RX2_216</text:p>
          </table:table-cell>
          <table:table-cell table:number-columns-repeated="2"/>
        </table:table-row>
        <table:table-row table:style-name="ro2">
          <table:table-cell office:value-type="string">
            <text:p>W27</text:p>
          </table:table-cell>
          <table:table-cell office:value-type="string">
            <text:p>VCCO_14</text:p>
          </table:table-cell>
          <table:table-cell office:value-type="string">
            <text:p>PVADJ2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Y24</text:p>
          </table:table-cell>
          <table:table-cell office:value-type="string">
            <text:p>VCCO_14</text:p>
          </table:table-cell>
          <table:table-cell office:value-type="string">
            <text:p>PVADJ2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Y34</text:p>
          </table:table-cell>
          <table:table-cell office:value-type="string">
            <text:p>VCCO_14</text:p>
          </table:table-cell>
          <table:table-cell office:value-type="string">
            <text:p>PVADJ2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19">
            <text:p>19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N1</text:p>
          </table:table-cell>
          <table:table-cell office:value-type="string">
            <text:p>IO_L1P_T0_32</text:p>
          </table:table-cell>
          <table:table-cell office:value-type="string">
            <text:p>RAS_N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number-columns-repeated="2"/>
        </table:table-row>
        <table:table-row table:style-name="ro2">
          <table:table-cell office:value-type="string">
            <text:p>AJ9</text:p>
          </table:table-cell>
          <table:table-cell office:value-type="string">
            <text:p>IO_0_32</text:p>
          </table:table-cell>
          <table:table-cell office:value-type="string">
            <text:p>RST_N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K17</text:p>
          </table:table-cell>
          <table:table-cell office:value-type="string">
            <text:p>MGTPRXN0_113</text:p>
          </table:table-cell>
          <table:table-cell office:value-type="string">
            <text:p>RXC4_N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3">
            <text:p>13</text:p>
          </table:table-cell>
          <table:table-cell office:value-type="string">
            <text:p>RX0_113</text:p>
          </table:table-cell>
          <table:table-cell table:number-columns-repeated="2"/>
        </table:table-row>
        <table:table-row table:style-name="ro2">
          <table:table-cell office:value-type="string">
            <text:p>AJ17</text:p>
          </table:table-cell>
          <table:table-cell office:value-type="string">
            <text:p>MGTPRXP0_113</text:p>
          </table:table-cell>
          <table:table-cell office:value-type="string">
            <text:p>RXC4_P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3">
            <text:p>13</text:p>
          </table:table-cell>
          <table:table-cell office:value-type="string">
            <text:p>RX0_113</text:p>
          </table:table-cell>
          <table:table-cell table:number-columns-repeated="2"/>
        </table:table-row>
        <table:table-row table:style-name="ro2">
          <table:table-cell office:value-type="string">
            <text:p>AL16</text:p>
          </table:table-cell>
          <table:table-cell office:value-type="string">
            <text:p>MGTPRXP1_113</text:p>
          </table:table-cell>
          <table:table-cell office:value-type="string">
            <text:p>RXC5_N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3">
            <text:p>13</text:p>
          </table:table-cell>
          <table:table-cell office:value-type="string">
            <text:p>RX1_113</text:p>
          </table:table-cell>
          <table:table-cell table:number-columns-repeated="2"/>
        </table:table-row>
        <table:table-row table:style-name="ro2">
          <table:table-cell office:value-type="string">
            <text:p>AM16</text:p>
          </table:table-cell>
          <table:table-cell office:value-type="string">
            <text:p>MGTPRXN1_113</text:p>
          </table:table-cell>
          <table:table-cell office:value-type="string">
            <text:p>RXC5_P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3">
            <text:p>13</text:p>
          </table:table-cell>
          <table:table-cell office:value-type="string">
            <text:p>RX1_113</text:p>
          </table:table-cell>
          <table:table-cell table:number-columns-repeated="2"/>
        </table:table-row>
        <table:table-row table:style-name="ro2">
          <table:table-cell office:value-type="string">
            <text:p>AJ15</text:p>
          </table:table-cell>
          <table:table-cell office:value-type="string">
            <text:p>MGTPRXP2_113</text:p>
          </table:table-cell>
          <table:table-cell office:value-type="string">
            <text:p>RXC6_N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3">
            <text:p>13</text:p>
          </table:table-cell>
          <table:table-cell office:value-type="string">
            <text:p>RX2_113</text:p>
          </table:table-cell>
          <table:table-cell table:number-columns-repeated="2"/>
        </table:table-row>
        <table:table-row table:style-name="ro2">
          <table:table-cell office:value-type="string">
            <text:p>AK15</text:p>
          </table:table-cell>
          <table:table-cell office:value-type="string">
            <text:p>MGTPRXN2_113</text:p>
          </table:table-cell>
          <table:table-cell office:value-type="string">
            <text:p>RXC6_P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3">
            <text:p>13</text:p>
          </table:table-cell>
          <table:table-cell office:value-type="string">
            <text:p>RX2_113</text:p>
          </table:table-cell>
          <table:table-cell table:number-columns-repeated="2"/>
        </table:table-row>
        <table:table-row table:style-name="ro2">
          <table:table-cell office:value-type="string">
            <text:p>AJ13</text:p>
          </table:table-cell>
          <table:table-cell office:value-type="string">
            <text:p>MGTPRXP3_113</text:p>
          </table:table-cell>
          <table:table-cell office:value-type="string">
            <text:p>RXC7_N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3">
            <text:p>13</text:p>
          </table:table-cell>
          <table:table-cell office:value-type="string">
            <text:p>RX3_113</text:p>
          </table:table-cell>
          <table:table-cell table:number-columns-repeated="2"/>
        </table:table-row>
        <table:table-row table:style-name="ro2">
          <table:table-cell office:value-type="string">
            <text:p>AK13</text:p>
          </table:table-cell>
          <table:table-cell office:value-type="string">
            <text:p>MGTPRXN3_113</text:p>
          </table:table-cell>
          <table:table-cell office:value-type="string">
            <text:p>RXC7_P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3">
            <text:p>13</text:p>
          </table:table-cell>
          <table:table-cell office:value-type="string">
            <text:p>RX3_113</text:p>
          </table:table-cell>
          <table:table-cell table:number-columns-repeated="2"/>
        </table:table-row>
        <table:table-row table:style-name="ro2">
          <table:table-cell office:value-type="string">
            <text:p>F21</text:p>
          </table:table-cell>
          <table:table-cell office:value-type="string">
            <text:p>MGTPRXP0_216</text:p>
          </table:table-cell>
          <table:table-cell office:value-type="string">
            <text:p>RXC8_N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6">
            <text:p>16</text:p>
          </table:table-cell>
          <table:table-cell office:value-type="string">
            <text:p>RX0_216</text:p>
          </table:table-cell>
          <table:table-cell table:number-columns-repeated="2"/>
        </table:table-row>
        <table:table-row table:style-name="ro2">
          <table:table-cell office:value-type="string">
            <text:p>E21</text:p>
          </table:table-cell>
          <table:table-cell office:value-type="string">
            <text:p>MGTPRXN0_216</text:p>
          </table:table-cell>
          <table:table-cell office:value-type="string">
            <text:p>RXC8_P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6">
            <text:p>16</text:p>
          </table:table-cell>
          <table:table-cell office:value-type="string">
            <text:p>RX0_216</text:p>
          </table:table-cell>
          <table:table-cell table:number-columns-repeated="2"/>
        </table:table-row>
        <table:table-row table:style-name="ro2">
          <table:table-cell office:value-type="string">
            <text:p>D20</text:p>
          </table:table-cell>
          <table:table-cell office:value-type="string">
            <text:p>MGTPRXP1_216</text:p>
          </table:table-cell>
          <table:table-cell office:value-type="string">
            <text:p>RXC9_N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6">
            <text:p>16</text:p>
          </table:table-cell>
          <table:table-cell office:value-type="string">
            <text:p>RX1_216</text:p>
          </table:table-cell>
          <table:table-cell table:number-columns-repeated="2"/>
        </table:table-row>
        <table:table-row table:style-name="ro2">
          <table:table-cell office:value-type="string">
            <text:p>C20</text:p>
          </table:table-cell>
          <table:table-cell office:value-type="string">
            <text:p>MGTPRXN1_216</text:p>
          </table:table-cell>
          <table:table-cell office:value-type="string">
            <text:p>RXC9_P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6">
            <text:p>16</text:p>
          </table:table-cell>
          <table:table-cell office:value-type="string">
            <text:p>RX1_216</text:p>
          </table:table-cell>
          <table:table-cell table:number-columns-repeated="2"/>
        </table:table-row>
        <table:table-row table:style-name="ro2">
          <table:table-cell office:value-type="string">
            <text:p>F19</text:p>
          </table:table-cell>
          <table:table-cell office:value-type="string">
            <text:p>MGTPRXP2_216</text:p>
          </table:table-cell>
          <table:table-cell office:value-type="string">
            <text:p>RXC10_N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6">
            <text:p>16</text:p>
          </table:table-cell>
          <table:table-cell office:value-type="string">
            <text:p>RX2_216</text:p>
          </table:table-cell>
          <table:table-cell table:number-columns-repeated="2"/>
        </table:table-row>
        <table:table-row table:style-name="ro2">
          <table:table-cell office:value-type="string">
            <text:p>E19</text:p>
          </table:table-cell>
          <table:table-cell office:value-type="string">
            <text:p>MGTPRXN2_216</text:p>
          </table:table-cell>
          <table:table-cell office:value-type="string">
            <text:p>RXC10_P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6">
            <text:p>16</text:p>
          </table:table-cell>
          <table:table-cell office:value-type="string">
            <text:p>RX2_216</text:p>
          </table:table-cell>
          <table:table-cell table:number-columns-repeated="2"/>
        </table:table-row>
        <table:table-row table:style-name="ro2">
          <table:table-cell office:value-type="string">
            <text:p>D18</text:p>
          </table:table-cell>
          <table:table-cell office:value-type="string">
            <text:p>MGTPRXP3_216</text:p>
          </table:table-cell>
          <table:table-cell office:value-type="string">
            <text:p>RXC11_N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6">
            <text:p>16</text:p>
          </table:table-cell>
          <table:table-cell office:value-type="string">
            <text:p>RX3_216</text:p>
          </table:table-cell>
          <table:table-cell table:number-columns-repeated="2"/>
        </table:table-row>
        <table:table-row table:style-name="ro2">
          <table:table-cell office:value-type="string">
            <text:p>C18</text:p>
          </table:table-cell>
          <table:table-cell office:value-type="string">
            <text:p>MGTPRXN3_216</text:p>
          </table:table-cell>
          <table:table-cell office:value-type="string">
            <text:p>RXC11_P</text:p>
          </table:table-cell>
          <table:table-cell office:value-type="string">
            <text:p>I/O</text:p>
          </table:table-cell>
          <table:table-cell office:value-type="string">
            <text:p>Input</text:p>
          </table:table-cell>
          <table:table-cell office:value-type="float" office:value="16">
            <text:p>16</text:p>
          </table:table-cell>
          <table:table-cell office:value-type="string">
            <text:p>RX3_216</text:p>
          </table:table-cell>
          <table:table-cell table:number-columns-repeated="2"/>
        </table:table-row>
        <table:table-row table:style-name="ro2">
          <table:table-cell office:value-type="string">
            <text:p>AJ10</text:p>
          </table:table-cell>
          <table:table-cell office:value-type="string">
            <text:p>IO_L19P_T3_32</text:p>
          </table:table-cell>
          <table:table-cell office:value-type="string">
            <text:p>R\E\_DE_RX_P17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J11</text:p>
          </table:table-cell>
          <table:table-cell office:value-type="string">
            <text:p>IO_L23P_T3_32</text:p>
          </table:table-cell>
          <table:table-cell office:value-type="string">
            <text:p>R\E\_DE_RX_P18</text:p>
          </table:table-cell>
          <table:table-cell table:number-columns-repeated="2"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M10</text:p>
          </table:table-cell>
          <table:table-cell office:value-type="string">
            <text:p>IO_L24N_T3_32</text:p>
          </table:table-cell>
          <table:table-cell office:value-type="string">
            <text:p>R\E\_DE_RX_P19</text:p>
          </table:table-cell>
          <table:table-cell office:value-type="string">
            <text:p>Output</text:p>
          </table:table-cell>
          <table:table-cell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N9</text:p>
          </table:table-cell>
          <table:table-cell office:value-type="string">
            <text:p>IO_L18P_T2_32</text:p>
          </table:table-cell>
          <table:table-cell office:value-type="string">
            <text:p>R\E\_DE_RX_P20</text:p>
          </table:table-cell>
          <table:table-cell office:value-type="string">
            <text:p>Output</text:p>
          </table:table-cell>
          <table:table-cell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K11</text:p>
          </table:table-cell>
          <table:table-cell office:value-type="string">
            <text:p>IO_L23N_T3_32</text:p>
          </table:table-cell>
          <table:table-cell office:value-type="string">
            <text:p>R\E\_DE_TX_P17</text:p>
          </table:table-cell>
          <table:table-cell office:value-type="string">
            <text:p>Output</text:p>
          </table:table-cell>
          <table:table-cell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L10</text:p>
          </table:table-cell>
          <table:table-cell office:value-type="string">
            <text:p>IO_L24P_T3_32</text:p>
          </table:table-cell>
          <table:table-cell office:value-type="string">
            <text:p>R\E\_DE_TX_P18</text:p>
          </table:table-cell>
          <table:table-cell office:value-type="string">
            <text:p>Output</text:p>
          </table:table-cell>
          <table:table-cell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N11</text:p>
          </table:table-cell>
          <table:table-cell office:value-type="string">
            <text:p>IO_L22N_T3_32</text:p>
          </table:table-cell>
          <table:table-cell office:value-type="string">
            <text:p>R\E\_DE_TX_P19</text:p>
          </table:table-cell>
          <table:table-cell office:value-type="string">
            <text:p>Output</text:p>
          </table:table-cell>
          <table:table-cell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P9</text:p>
          </table:table-cell>
          <table:table-cell office:value-type="string">
            <text:p>IO_L18N_T2_32</text:p>
          </table:table-cell>
          <table:table-cell office:value-type="string">
            <text:p>R\E\_DE_TX_P20</text:p>
          </table:table-cell>
          <table:table-cell office:value-type="string">
            <text:p>Output</text:p>
          </table:table-cell>
          <table:table-cell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LVDS</text:p>
          </table:table-cell>
          <table:table-cell table:number-columns-repeated="2"/>
        </table:table-row>
        <table:table-row table:style-name="ro2">
          <table:table-cell office:value-type="string">
            <text:p>AL7</text:p>
          </table:table-cell>
          <table:table-cell office:value-type="string">
            <text:p>IO_L13N_T2_MRCC_32</text:p>
          </table:table-cell>
          <table:table-cell office:value-type="string">
            <text:p>SDRAM_CLK1_N</text:p>
          </table:table-cell>
          <table:table-cell office:value-type="string">
            <text:p>Output</text:p>
          </table:table-cell>
          <table:table-cell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TX0_113</text:p>
          </table:table-cell>
          <table:table-cell table:number-columns-repeated="2"/>
        </table:table-row>
        <table:table-row table:style-name="ro2">
          <table:table-cell office:value-type="string">
            <text:p>AK7</text:p>
          </table:table-cell>
          <table:table-cell office:value-type="string">
            <text:p>IO_L13P_T2_MRCC_32</text:p>
          </table:table-cell>
          <table:table-cell office:value-type="string">
            <text:p>SDRAM_CLK1_P</text:p>
          </table:table-cell>
          <table:table-cell office:value-type="string">
            <text:p>Output</text:p>
          </table:table-cell>
          <table:table-cell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TX0_113</text:p>
          </table:table-cell>
          <table:table-cell table:number-columns-repeated="2"/>
        </table:table-row>
        <table:table-row table:style-name="ro2">
          <table:table-cell office:value-type="string">
            <text:p>AP17</text:p>
          </table:table-cell>
          <table:table-cell office:value-type="string">
            <text:p>MGTPTXN0_113</text:p>
          </table:table-cell>
          <table:table-cell office:value-type="string">
            <text:p>TXC4_N</text:p>
          </table:table-cell>
          <table:table-cell table:number-columns-repeated="2" office:value-type="string">
            <text:p>Output</text:p>
          </table:table-cell>
          <table:table-cell office:value-type="float" office:value="13">
            <text:p>13</text:p>
          </table:table-cell>
          <table:table-cell office:value-type="string">
            <text:p>TX0_113</text:p>
          </table:table-cell>
          <table:table-cell table:number-columns-repeated="2"/>
        </table:table-row>
        <table:table-row table:style-name="ro2">
          <table:table-cell office:value-type="string">
            <text:p>AN17</text:p>
          </table:table-cell>
          <table:table-cell office:value-type="string">
            <text:p>MGTPTXP0_113</text:p>
          </table:table-cell>
          <table:table-cell office:value-type="string">
            <text:p>TXC4_P</text:p>
          </table:table-cell>
          <table:table-cell table:number-columns-repeated="2" office:value-type="string">
            <text:p>Output</text:p>
          </table:table-cell>
          <table:table-cell office:value-type="float" office:value="13">
            <text:p>13</text:p>
          </table:table-cell>
          <table:table-cell office:value-type="string">
            <text:p>TX0_113</text:p>
          </table:table-cell>
          <table:table-cell table:number-columns-repeated="2"/>
        </table:table-row>
        <table:table-row table:style-name="ro2">
          <table:table-cell office:value-type="string">
            <text:p>AP15</text:p>
          </table:table-cell>
          <table:table-cell office:value-type="string">
            <text:p>MGTPTXN1_113</text:p>
          </table:table-cell>
          <table:table-cell office:value-type="string">
            <text:p>TXC5_N</text:p>
          </table:table-cell>
          <table:table-cell table:number-columns-repeated="2" office:value-type="string">
            <text:p>Output</text:p>
          </table:table-cell>
          <table:table-cell office:value-type="float" office:value="13">
            <text:p>13</text:p>
          </table:table-cell>
          <table:table-cell office:value-type="string">
            <text:p>TX1_113</text:p>
          </table:table-cell>
          <table:table-cell table:number-columns-repeated="2"/>
        </table:table-row>
        <table:table-row table:style-name="ro2">
          <table:table-cell office:value-type="string">
            <text:p>AN15</text:p>
          </table:table-cell>
          <table:table-cell office:value-type="string">
            <text:p>MGTPTXP1_113</text:p>
          </table:table-cell>
          <table:table-cell office:value-type="string">
            <text:p>TXC5_P</text:p>
          </table:table-cell>
          <table:table-cell table:number-columns-repeated="2" office:value-type="string">
            <text:p>Output</text:p>
          </table:table-cell>
          <table:table-cell office:value-type="float" office:value="13">
            <text:p>13</text:p>
          </table:table-cell>
          <table:table-cell office:value-type="string">
            <text:p>TX1_113</text:p>
          </table:table-cell>
          <table:table-cell table:number-columns-repeated="2"/>
        </table:table-row>
        <table:table-row table:style-name="ro2">
          <table:table-cell office:value-type="string">
            <text:p>AM14</text:p>
          </table:table-cell>
          <table:table-cell office:value-type="string">
            <text:p>MGTPTXN2_113</text:p>
          </table:table-cell>
          <table:table-cell office:value-type="string">
            <text:p>TXC6_N</text:p>
          </table:table-cell>
          <table:table-cell table:number-columns-repeated="2" office:value-type="string">
            <text:p>Output</text:p>
          </table:table-cell>
          <table:table-cell office:value-type="float" office:value="13">
            <text:p>13</text:p>
          </table:table-cell>
          <table:table-cell office:value-type="string">
            <text:p>TX2_113</text:p>
          </table:table-cell>
          <table:table-cell table:number-columns-repeated="2"/>
        </table:table-row>
        <table:table-row table:style-name="ro2">
          <table:table-cell office:value-type="string">
            <text:p>AL14</text:p>
          </table:table-cell>
          <table:table-cell office:value-type="string">
            <text:p>MGTPTXP2_113</text:p>
          </table:table-cell>
          <table:table-cell office:value-type="string">
            <text:p>TXC6_P</text:p>
          </table:table-cell>
          <table:table-cell table:number-columns-repeated="2" office:value-type="string">
            <text:p>Output</text:p>
          </table:table-cell>
          <table:table-cell office:value-type="float" office:value="13">
            <text:p>13</text:p>
          </table:table-cell>
          <table:table-cell office:value-type="string">
            <text:p>TX2_113</text:p>
          </table:table-cell>
          <table:table-cell table:number-columns-repeated="2"/>
        </table:table-row>
        <table:table-row table:style-name="ro2">
          <table:table-cell office:value-type="string">
            <text:p>AN13</text:p>
          </table:table-cell>
          <table:table-cell office:value-type="string">
            <text:p>MGTPTXP3_113</text:p>
          </table:table-cell>
          <table:table-cell office:value-type="string">
            <text:p>TXC7_N</text:p>
          </table:table-cell>
          <table:table-cell table:number-columns-repeated="2" office:value-type="string">
            <text:p>Output</text:p>
          </table:table-cell>
          <table:table-cell office:value-type="float" office:value="13">
            <text:p>13</text:p>
          </table:table-cell>
          <table:table-cell office:value-type="string">
            <text:p>TX3_113</text:p>
          </table:table-cell>
          <table:table-cell table:number-columns-repeated="2"/>
        </table:table-row>
        <table:table-row table:style-name="ro2">
          <table:table-cell office:value-type="string">
            <text:p>AP13</text:p>
          </table:table-cell>
          <table:table-cell office:value-type="string">
            <text:p>MGTPTXN3_113</text:p>
          </table:table-cell>
          <table:table-cell office:value-type="string">
            <text:p>TXC7_P</text:p>
          </table:table-cell>
          <table:table-cell table:number-columns-repeated="2" office:value-type="string">
            <text:p>Output</text:p>
          </table:table-cell>
          <table:table-cell office:value-type="float" office:value="13">
            <text:p>13</text:p>
          </table:table-cell>
          <table:table-cell office:value-type="string">
            <text:p>TX3_113</text:p>
          </table:table-cell>
          <table:table-cell table:number-columns-repeated="2"/>
        </table:table-row>
        <table:table-row table:style-name="ro2">
          <table:table-cell office:value-type="string">
            <text:p>A23</text:p>
          </table:table-cell>
          <table:table-cell office:value-type="string">
            <text:p>MGTPTXN0_216</text:p>
          </table:table-cell>
          <table:table-cell office:value-type="string">
            <text:p>TXC8_N</text:p>
          </table:table-cell>
          <table:table-cell table:number-columns-repeated="2" office:value-type="string">
            <text:p>Output</text:p>
          </table:table-cell>
          <table:table-cell office:value-type="float" office:value="16">
            <text:p>16</text:p>
          </table:table-cell>
          <table:table-cell office:value-type="string">
            <text:p>TX0_216</text:p>
          </table:table-cell>
          <table:table-cell table:number-columns-repeated="2"/>
        </table:table-row>
        <table:table-row table:style-name="ro2">
          <table:table-cell office:value-type="string">
            <text:p>B23</text:p>
          </table:table-cell>
          <table:table-cell office:value-type="string">
            <text:p>MGTPTXP0_216</text:p>
          </table:table-cell>
          <table:table-cell office:value-type="string">
            <text:p>TXC8_P</text:p>
          </table:table-cell>
          <table:table-cell table:number-columns-repeated="2" office:value-type="string">
            <text:p>Output</text:p>
          </table:table-cell>
          <table:table-cell office:value-type="float" office:value="16">
            <text:p>16</text:p>
          </table:table-cell>
          <table:table-cell office:value-type="string">
            <text:p>TX0_216</text:p>
          </table:table-cell>
          <table:table-cell table:number-columns-repeated="2"/>
        </table:table-row>
        <table:table-row table:style-name="ro2">
          <table:table-cell office:value-type="string">
            <text:p>D22</text:p>
          </table:table-cell>
          <table:table-cell office:value-type="string">
            <text:p>MGTPTXP1_216</text:p>
          </table:table-cell>
          <table:table-cell office:value-type="string">
            <text:p>TXC9_N</text:p>
          </table:table-cell>
          <table:table-cell table:number-columns-repeated="2" office:value-type="string">
            <text:p>Output</text:p>
          </table:table-cell>
          <table:table-cell office:value-type="float" office:value="16">
            <text:p>16</text:p>
          </table:table-cell>
          <table:table-cell office:value-type="string">
            <text:p>TX1_216</text:p>
          </table:table-cell>
          <table:table-cell table:number-columns-repeated="2"/>
        </table:table-row>
        <table:table-row table:style-name="ro2">
          <table:table-cell office:value-type="string">
            <text:p>C22</text:p>
          </table:table-cell>
          <table:table-cell office:value-type="string">
            <text:p>MGTPTXN1_216</text:p>
          </table:table-cell>
          <table:table-cell office:value-type="string">
            <text:p>TXC9_P</text:p>
          </table:table-cell>
          <table:table-cell table:number-columns-repeated="2" office:value-type="string">
            <text:p>Output</text:p>
          </table:table-cell>
          <table:table-cell office:value-type="float" office:value="16">
            <text:p>16</text:p>
          </table:table-cell>
          <table:table-cell office:value-type="string">
            <text:p>TX1_216</text:p>
          </table:table-cell>
          <table:table-cell table:number-columns-repeated="2"/>
        </table:table-row>
        <table:table-row table:style-name="ro2">
          <table:table-cell office:value-type="string">
            <text:p>B21</text:p>
          </table:table-cell>
          <table:table-cell office:value-type="string">
            <text:p>MGTPTXP2_216</text:p>
          </table:table-cell>
          <table:table-cell office:value-type="string">
            <text:p>TXC10_N</text:p>
          </table:table-cell>
          <table:table-cell office:value-type="string">
            <text:p>I/O</text:p>
          </table:table-cell>
          <table:table-cell office:value-type="string">
            <text:p>Output</text:p>
          </table:table-cell>
          <table:table-cell office:value-type="float" office:value="16">
            <text:p>16</text:p>
          </table:table-cell>
          <table:table-cell office:value-type="string">
            <text:p>TX2_216</text:p>
          </table:table-cell>
          <table:table-cell table:number-columns-repeated="2"/>
        </table:table-row>
        <table:table-row table:style-name="ro2">
          <table:table-cell office:value-type="string">
            <text:p>A21</text:p>
          </table:table-cell>
          <table:table-cell office:value-type="string">
            <text:p>MGTPTXN2_216</text:p>
          </table:table-cell>
          <table:table-cell office:value-type="string">
            <text:p>TXC10_P</text:p>
          </table:table-cell>
          <table:table-cell office:value-type="string">
            <text:p>I/O</text:p>
          </table:table-cell>
          <table:table-cell office:value-type="string">
            <text:p>Output</text:p>
          </table:table-cell>
          <table:table-cell office:value-type="float" office:value="16">
            <text:p>16</text:p>
          </table:table-cell>
          <table:table-cell office:value-type="string">
            <text:p>TX2_216</text:p>
          </table:table-cell>
          <table:table-cell table:number-columns-repeated="2"/>
        </table:table-row>
        <table:table-row table:style-name="ro2">
          <table:table-cell office:value-type="string">
            <text:p>B19</text:p>
          </table:table-cell>
          <table:table-cell office:value-type="string">
            <text:p>MGTPTXP3_216</text:p>
          </table:table-cell>
          <table:table-cell office:value-type="string">
            <text:p>TXC11_N</text:p>
          </table:table-cell>
          <table:table-cell office:value-type="string">
            <text:p>I/O</text:p>
          </table:table-cell>
          <table:table-cell office:value-type="string">
            <text:p>Output</text:p>
          </table:table-cell>
          <table:table-cell office:value-type="float" office:value="16">
            <text:p>16</text:p>
          </table:table-cell>
          <table:table-cell office:value-type="string">
            <text:p>TX3_216</text:p>
          </table:table-cell>
          <table:table-cell table:number-columns-repeated="2"/>
        </table:table-row>
        <table:table-row table:style-name="ro2">
          <table:table-cell office:value-type="string">
            <text:p>A19</text:p>
          </table:table-cell>
          <table:table-cell office:value-type="string">
            <text:p>MGTPTXN3_216</text:p>
          </table:table-cell>
          <table:table-cell office:value-type="string">
            <text:p>TXC11_P</text:p>
          </table:table-cell>
          <table:table-cell office:value-type="string">
            <text:p>I/O</text:p>
          </table:table-cell>
          <table:table-cell office:value-type="string">
            <text:p>Output</text:p>
          </table:table-cell>
          <table:table-cell office:value-type="float" office:value="16">
            <text:p>16</text:p>
          </table:table-cell>
          <table:table-cell office:value-type="string">
            <text:p>TX3_216</text:p>
          </table:table-cell>
          <table:table-cell table:number-columns-repeated="2"/>
        </table:table-row>
        <table:table-row table:style-name="ro2">
          <table:table-cell office:value-type="string">
            <text:p>U24</text:p>
          </table:table-cell>
          <table:table-cell office:value-type="string">
            <text:p>IO_25_15</text:p>
          </table:table-cell>
          <table:table-cell office:value-type="string">
            <text:p>VADJ2_CLK_UPDATEN</text:p>
          </table:table-cell>
          <table:table-cell table:number-columns-repeated="2"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AD23</text:p>
          </table:table-cell>
          <table:table-cell office:value-type="string">
            <text:p>IO_0_13</text:p>
          </table:table-cell>
          <table:table-cell office:value-type="string">
            <text:p>VADJ2_SI57X_OE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2">
            <text:p>2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V24</text:p>
          </table:table-cell>
          <table:table-cell office:value-type="string">
            <text:p>IO_0_14</text:p>
          </table:table-cell>
          <table:table-cell office:value-type="string">
            <text:p>VADJ2_SI57X_SCL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W24</text:p>
          </table:table-cell>
          <table:table-cell office:value-type="string">
            <text:p>IO_25_14</text:p>
          </table:table-cell>
          <table:table-cell office:value-type="string">
            <text:p>VADJ2_SI57X_SDA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3">
            <text:p>3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T24</text:p>
          </table:table-cell>
          <table:table-cell office:value-type="string">
            <text:p>IO_0_15</text:p>
          </table:table-cell>
          <table:table-cell office:value-type="string">
            <text:p>VADJ2_SI57X_TUNE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4">
            <text:p>4</text:p>
          </table:table-cell>
          <table:table-cell office:value-type="string">
            <text:p>HPC2_ANY</text:p>
          </table:table-cell>
          <table:table-cell table:number-columns-repeated="2"/>
        </table:table-row>
        <table:table-row table:style-name="ro2">
          <table:table-cell office:value-type="string">
            <text:p>AA13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A23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B12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B22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C13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C23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AD12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M22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N13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N23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12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22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R13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R23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T12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T18</text:p>
          </table:table-cell>
          <table:table-cell office:value-type="string">
            <text:p>VCCADC_0</text:p>
          </table:table-cell>
          <table:table-cell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T22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U13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U23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V12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V22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W13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W23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Y12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Y22</text:p>
          </table:table-cell>
          <table:table-cell table:number-columns-repeated="2" office:value-type="string">
            <text:p>VCCAUX</text:p>
          </table:table-cell>
          <table:table-cell table:number-columns-repeated="2"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K13</text:p>
          </table:table-cell>
          <table:table-cell office:value-type="string">
            <text:p>VCCBATT_0</text:p>
          </table:table-cell>
          <table:table-cell office:value-type="string">
            <text:p>VCCBATT</text:p>
          </table:table-cell>
          <table:table-cell table:number-columns-repeated="2" office:value-type="string">
            <text:p>Power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A21</text:p>
          </table:table-cell>
          <table:table-cell table:number-columns-repeated="2" office:value-type="string">
            <text:p>VCCBRAM</text:p>
          </table:table-cell>
          <table:table-cell table:number-columns-repeated="2"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AB20</text:p>
          </table:table-cell>
          <table:table-cell table:number-columns-repeated="2" office:value-type="string">
            <text:p>VCCBRAM</text:p>
          </table:table-cell>
          <table:table-cell table:number-columns-repeated="2"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AC21</text:p>
          </table:table-cell>
          <table:table-cell table:number-columns-repeated="2" office:value-type="string">
            <text:p>VCCBRAM</text:p>
          </table:table-cell>
          <table:table-cell table:number-columns-repeated="2"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M20</text:p>
          </table:table-cell>
          <table:table-cell table:number-columns-repeated="2" office:value-type="string">
            <text:p>VCCBRAM</text:p>
          </table:table-cell>
          <table:table-cell table:number-columns-repeated="2"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N21</text:p>
          </table:table-cell>
          <table:table-cell table:number-columns-repeated="2" office:value-type="string">
            <text:p>VCCBRAM</text:p>
          </table:table-cell>
          <table:table-cell table:number-columns-repeated="2"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P20</text:p>
          </table:table-cell>
          <table:table-cell table:number-columns-repeated="2" office:value-type="string">
            <text:p>VCCBRAM</text:p>
          </table:table-cell>
          <table:table-cell table:number-columns-repeated="2"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R21</text:p>
          </table:table-cell>
          <table:table-cell table:number-columns-repeated="2" office:value-type="string">
            <text:p>VCCBRAM</text:p>
          </table:table-cell>
          <table:table-cell table:number-columns-repeated="2"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T20</text:p>
          </table:table-cell>
          <table:table-cell table:number-columns-repeated="2" office:value-type="string">
            <text:p>VCCBRAM</text:p>
          </table:table-cell>
          <table:table-cell table:number-columns-repeated="2"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U21</text:p>
          </table:table-cell>
          <table:table-cell table:number-columns-repeated="2" office:value-type="string">
            <text:p>VCCBRAM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V20</text:p>
          </table:table-cell>
          <table:table-cell table:number-columns-repeated="2" office:value-type="string">
            <text:p>VCCBRAM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W21</text:p>
          </table:table-cell>
          <table:table-cell table:number-columns-repeated="2" office:value-type="string">
            <text:p>VCCBRAM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Y20</text:p>
          </table:table-cell>
          <table:table-cell table:number-columns-repeated="2" office:value-type="string">
            <text:p>VCCBRAM</text:p>
          </table:table-cell>
          <table:table-cell office:value-type="string">
            <text:p>I/O</text:p>
          </table:table-cell>
          <table:table-cell office:value-type="string">
            <text:p>Power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AH8</text:p>
          </table:table-cell>
          <table:table-cell office:value-type="string">
            <text:p>IO_L19N_T3_VREF_33</text:p>
          </table:table-cell>
          <table:table-cell office:value-type="string">
            <text:p>VREF</text:p>
          </table:table-cell>
          <table:table-cell office:value-type="string">
            <text:p>Input</text:p>
          </table:table-cell>
          <table:table-cell office:value-type="string">
            <text:p>I/O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AJ3</text:p>
          </table:table-cell>
          <table:table-cell office:value-type="string">
            <text:p>IO_L6N_T0_VREF_33</text:p>
          </table:table-cell>
          <table:table-cell office:value-type="string">
            <text:p>VREF</text:p>
          </table:table-cell>
          <table:table-cell table:number-columns-repeated="2" office:value-type="string">
            <text:p>I/O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2">
          <table:table-cell office:value-type="string">
            <text:p>AK10</text:p>
          </table:table-cell>
          <table:table-cell office:value-type="string">
            <text:p>IO_L19N_T3_VREF_32</text:p>
          </table:table-cell>
          <table:table-cell office:value-type="string">
            <text:p>VREF</text:p>
          </table:table-cell>
          <table:table-cell office:value-type="string">
            <text:p>Power</text:p>
          </table:table-cell>
          <table:table-cell office:value-type="string">
            <text:p>I/O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AL3</text:p>
          </table:table-cell>
          <table:table-cell office:value-type="string">
            <text:p>IO_L6N_T0_VREF_32</text:p>
          </table:table-cell>
          <table:table-cell office:value-type="string">
            <text:p>VREF</text:p>
          </table:table-cell>
          <table:table-cell office:value-type="string">
            <text:p>Input</text:p>
          </table:table-cell>
          <table:table-cell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number-columns-repeated="2"/>
        </table:table-row>
        <table:table-row table:style-name="ro2">
          <table:table-cell office:value-type="string">
            <text:p>V18</text:p>
          </table:table-cell>
          <table:table-cell office:value-type="string">
            <text:p>VREFP_0</text:p>
          </table:table-cell>
          <table:table-cell office:value-type="string">
            <text:p>VREF_XDAC</text:p>
          </table:table-cell>
          <table:table-cell table:number-columns-repeated="2" office:value-type="string">
            <text:p>Input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2">
          <table:table-cell office:value-type="string">
            <text:p>AM1</text:p>
          </table:table-cell>
          <table:table-cell office:value-type="string">
            <text:p>IO_L4N_T0_32</text:p>
          </table:table-cell>
          <table:table-cell office:value-type="string">
            <text:p>WE_N</text:p>
          </table:table-cell>
          <table:table-cell office:value-type="string">
            <text:p>Input</text:p>
          </table:table-cell>
          <table:table-cell office:value-type="string">
            <text:p>I/O</text:p>
          </table:table-cell>
          <table:table-cell office:value-type="float" office:value="7">
            <text:p>7</text:p>
          </table:table-cell>
          <table:table-cell office:value-type="string">
            <text:p>MEM_CTL</text:p>
          </table:table-cell>
          <table:table-cell table:number-columns-repeated="2"/>
        </table:table-row>
      </table:table>
      <table:table table:name="Altium_VS_Xilinx" table:style-name="ta1" table:print="false">
        <table:table-column table:style-name="co8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8" table:default-cell-style-name="ce8"/>
        <table:table-column table:style-name="co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8"/>
        <table:table-column table:style-name="co13" table:default-cell-style-name="Default"/>
        <table:table-column table:style-name="co8" table:number-columns-repeated="1013" table:default-cell-style-name="Default"/>
        <table:table-row table:style-name="ro2">
          <table:table-cell table:style-name="ce3" office:value-type="string">
            <text:p>Pin</text:p>
          </table:table-cell>
          <table:table-cell table:style-name="ce3" office:value-type="string">
            <text:p>Xilinx Pin_Name</text:p>
          </table:table-cell>
          <table:table-cell table:style-name="ce3" office:value-type="string">
            <text:p>Memory_Byte_Group</text:p>
          </table:table-cell>
          <table:table-cell table:style-name="ce3" office:value-type="string">
            <text:p>Bank</text:p>
          </table:table-cell>
          <table:table-cell/>
          <table:table-cell office:value-type="string">
            <text:p>Altium Pin Name</text:p>
          </table:table-cell>
          <table:table-cell office:value-type="string">
            <text:p>Name Check</text:p>
          </table:table-cell>
          <table:table-cell office:value-type="string">
            <text:p>Altium Net Name</text:p>
          </table:table-cell>
          <table:table-cell office:value-type="string">
            <text:p>Alitum Part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W17</text:p>
          </table:table-cell>
          <table:table-cell table:style-name="ce2" office:value-type="string">
            <text:p>DXN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2];[UCF.$A$2:.$G$1160];2;0)" office:value-type="string" office:string-value="DXN_0">
            <text:p>DXN_0</text:p>
          </table:table-cell>
          <table:table-cell table:style-name="ce2" table:formula="of:=EXACT([.B2];[.F2])" office:value-type="boolean" office:boolean-value="true">
            <text:p>TRUE</text:p>
          </table:table-cell>
          <table:table-cell table:style-name="ce2" table:formula="of:=VLOOKUP([.A2];[UCF.$A$2:.$G$1160];3;0)" office:value-type="string" office:string-value="NetIC2_W17">
            <text:p>NetIC2_W17</text:p>
          </table:table-cell>
          <table:table-cell table:style-name="ce2" table:formula="of:=VLOOKUP([.A2];[UCF.$A$2:.$G$1160];6;0)" office:value-type="float" office:value="17">
            <text:p>17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T18</text:p>
          </table:table-cell>
          <table:table-cell table:style-name="ce2" office:value-type="string">
            <text:p>VCCADC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3];[UCF.$A$2:.$G$1160];2;0)" office:value-type="string" office:string-value="VCCADC_0">
            <text:p>VCCADC_0</text:p>
          </table:table-cell>
          <table:table-cell table:style-name="ce2" table:formula="of:=EXACT([.B3];[.F3])" office:value-type="boolean" office:boolean-value="true">
            <text:p>TRUE</text:p>
          </table:table-cell>
          <table:table-cell table:style-name="ce2" table:formula="of:=VLOOKUP([.A3];[UCF.$A$2:.$G$1160];3;0)" office:value-type="string" office:string-value="VCCAUX">
            <text:p>VCCAUX</text:p>
          </table:table-cell>
          <table:table-cell table:style-name="ce2" table:formula="of:=VLOOKUP([.A3];[UCF.$A$2:.$G$1160];6;0)" office:value-type="float" office:value="18">
            <text:p>18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T17</text:p>
          </table:table-cell>
          <table:table-cell table:style-name="ce2" office:value-type="string">
            <text:p>GNDADC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4];[UCF.$A$2:.$G$1160];2;0)" office:value-type="string" office:string-value="GNDADC_0">
            <text:p>GNDADC_0</text:p>
          </table:table-cell>
          <table:table-cell table:style-name="ce2" table:formula="of:=EXACT([.B4];[.F4])" office:value-type="boolean" office:boolean-value="true">
            <text:p>TRUE</text:p>
          </table:table-cell>
          <table:table-cell table:style-name="ce2" table:formula="of:=VLOOKUP([.A4];[UCF.$A$2:.$G$1160];3;0)" office:value-type="string" office:string-value="GND">
            <text:p>GND</text:p>
          </table:table-cell>
          <table:table-cell table:style-name="ce2" table:formula="of:=VLOOKUP([.A4];[UCF.$A$2:.$G$1160];6;0)" office:value-type="float" office:value="18">
            <text:p>18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W18</text:p>
          </table:table-cell>
          <table:table-cell table:style-name="ce2" office:value-type="string">
            <text:p>DXP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5];[UCF.$A$2:.$G$1160];2;0)" office:value-type="string" office:string-value="DXP_0">
            <text:p>DXP_0</text:p>
          </table:table-cell>
          <table:table-cell table:style-name="ce2" table:formula="of:=EXACT([.B5];[.F5])" office:value-type="boolean" office:boolean-value="true">
            <text:p>TRUE</text:p>
          </table:table-cell>
          <table:table-cell table:style-name="ce2" table:formula="of:=VLOOKUP([.A5];[UCF.$A$2:.$G$1160];3;0)" office:value-type="string" office:string-value="NetIC2_W18">
            <text:p>NetIC2_W18</text:p>
          </table:table-cell>
          <table:table-cell table:style-name="ce2" table:formula="of:=VLOOKUP([.A5];[UCF.$A$2:.$G$1160];6;0)" office:value-type="float" office:value="17">
            <text:p>17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U17</text:p>
          </table:table-cell>
          <table:table-cell table:style-name="ce2" office:value-type="string">
            <text:p>VREFN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6];[UCF.$A$2:.$G$1160];2;0)" office:value-type="string" office:string-value="VREFN_0">
            <text:p>VREFN_0</text:p>
          </table:table-cell>
          <table:table-cell table:style-name="ce2" table:formula="of:=EXACT([.B6];[.F6])" office:value-type="boolean" office:boolean-value="true">
            <text:p>TRUE</text:p>
          </table:table-cell>
          <table:table-cell table:style-name="ce2" table:formula="of:=VLOOKUP([.A6];[UCF.$A$2:.$G$1160];3;0)" office:value-type="string" office:string-value="GND">
            <text:p>GND</text:p>
          </table:table-cell>
          <table:table-cell table:style-name="ce2" table:formula="of:=VLOOKUP([.A6];[UCF.$A$2:.$G$1160];6;0)" office:value-type="float" office:value="18">
            <text:p>18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V18</text:p>
          </table:table-cell>
          <table:table-cell table:style-name="ce2" office:value-type="string">
            <text:p>VREFP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7];[UCF.$A$2:.$G$1160];2;0)" office:value-type="string" office:string-value="VREFP_0">
            <text:p>VREFP_0</text:p>
          </table:table-cell>
          <table:table-cell table:style-name="ce2" table:formula="of:=EXACT([.B7];[.F7])" office:value-type="boolean" office:boolean-value="true">
            <text:p>TRUE</text:p>
          </table:table-cell>
          <table:table-cell table:style-name="ce2" table:formula="of:=VLOOKUP([.A7];[UCF.$A$2:.$G$1160];3;0)" office:value-type="string" office:string-value="VREF_XDAC">
            <text:p>VREF_XDAC</text:p>
          </table:table-cell>
          <table:table-cell table:style-name="ce2" table:formula="of:=VLOOKUP([.A7];[UCF.$A$2:.$G$1160];6;0)" office:value-type="float" office:value="18">
            <text:p>18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U18</text:p>
          </table:table-cell>
          <table:table-cell table:style-name="ce2" office:value-type="string">
            <text:p>VP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8];[UCF.$A$2:.$G$1160];2;0)" office:value-type="string" office:string-value="VP_0">
            <text:p>VP_0</text:p>
          </table:table-cell>
          <table:table-cell table:style-name="ce2" table:formula="of:=EXACT([.B8];[.F8])" office:value-type="boolean" office:boolean-value="true">
            <text:p>TRUE</text:p>
          </table:table-cell>
          <table:table-cell table:style-name="ce2" table:formula="of:=VLOOKUP([.A8];[UCF.$A$2:.$G$1160];3;0)" office:value-type="string" office:string-value="NetIC2_U18">
            <text:p>NetIC2_U18</text:p>
          </table:table-cell>
          <table:table-cell table:style-name="ce2" table:formula="of:=VLOOKUP([.A8];[UCF.$A$2:.$G$1160];6;0)" office:value-type="float" office:value="18">
            <text:p>18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V17</text:p>
          </table:table-cell>
          <table:table-cell table:style-name="ce2" office:value-type="string">
            <text:p>VN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9];[UCF.$A$2:.$G$1160];2;0)" office:value-type="string" office:string-value="VN_0">
            <text:p>VN_0</text:p>
          </table:table-cell>
          <table:table-cell table:style-name="ce2" table:formula="of:=EXACT([.B9];[.F9])" office:value-type="boolean" office:boolean-value="true">
            <text:p>TRUE</text:p>
          </table:table-cell>
          <table:table-cell table:style-name="ce2" table:formula="of:=VLOOKUP([.A9];[UCF.$A$2:.$G$1160];3;0)" office:value-type="string" office:string-value="NetIC2_V17">
            <text:p>NetIC2_V17</text:p>
          </table:table-cell>
          <table:table-cell table:style-name="ce2" table:formula="of:=VLOOKUP([.A9];[UCF.$A$2:.$G$1160];6;0)" office:value-type="float" office:value="18">
            <text:p>18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K13</text:p>
          </table:table-cell>
          <table:table-cell table:style-name="ce2" office:value-type="string">
            <text:p>VCCBATT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10];[UCF.$A$2:.$G$1160];2;0)" office:value-type="string" office:string-value="VCCBATT_0">
            <text:p>VCCBATT_0</text:p>
          </table:table-cell>
          <table:table-cell table:style-name="ce2" table:formula="of:=EXACT([.B10];[.F10])" office:value-type="boolean" office:boolean-value="true">
            <text:p>TRUE</text:p>
          </table:table-cell>
          <table:table-cell table:style-name="ce2" table:formula="of:=VLOOKUP([.A10];[UCF.$A$2:.$G$1160];3;0)" office:value-type="string" office:string-value="VCCBATT">
            <text:p>VCCBATT</text:p>
          </table:table-cell>
          <table:table-cell table:style-name="ce2" table:formula="of:=VLOOKUP([.A10];[UCF.$A$2:.$G$1160];6;0)" office:value-type="float" office:value="18">
            <text:p>18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W11</text:p>
          </table:table-cell>
          <table:table-cell table:style-name="ce2" office:value-type="string">
            <text:p>CCLK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11];[UCF.$A$2:.$G$1160];2;0)" office:value-type="string" office:string-value="CCLK_0">
            <text:p>CCLK_0</text:p>
          </table:table-cell>
          <table:table-cell table:style-name="ce2" table:formula="of:=EXACT([.B11];[.F11])" office:value-type="boolean" office:boolean-value="true">
            <text:p>TRUE</text:p>
          </table:table-cell>
          <table:table-cell table:style-name="ce2" table:formula="of:=VLOOKUP([.A11];[UCF.$A$2:.$G$1160];3;0)" office:value-type="string" office:string-value="FPGA_CCLK">
            <text:p>FPGA_CCLK</text:p>
          </table:table-cell>
          <table:table-cell table:style-name="ce2" table:formula="of:=VLOOKUP([.A11];[UCF.$A$2:.$G$1160];6;0)" office:value-type="float" office:value="17">
            <text:p>17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E12</text:p>
          </table:table-cell>
          <table:table-cell table:style-name="ce2" office:value-type="string">
            <text:p>TCK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12];[UCF.$A$2:.$G$1160];2;0)" office:value-type="string" office:string-value="TCK_0">
            <text:p>TCK_0</text:p>
          </table:table-cell>
          <table:table-cell table:style-name="ce2" table:formula="of:=EXACT([.B12];[.F12])" office:value-type="boolean" office:boolean-value="true">
            <text:p>TRUE</text:p>
          </table:table-cell>
          <table:table-cell table:style-name="ce2" table:formula="of:=VLOOKUP([.A12];[UCF.$A$2:.$G$1160];3;0)" office:value-type="string" office:string-value="FPGA_TCK">
            <text:p>FPGA_TCK</text:p>
          </table:table-cell>
          <table:table-cell table:style-name="ce2" table:formula="of:=VLOOKUP([.A12];[UCF.$A$2:.$G$1160];6;0)" office:value-type="float" office:value="17">
            <text:p>17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E13</text:p>
          </table:table-cell>
          <table:table-cell table:style-name="ce2" office:value-type="string">
            <text:p>TMS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13];[UCF.$A$2:.$G$1160];2;0)" office:value-type="string" office:string-value="TMS_0">
            <text:p>TMS_0</text:p>
          </table:table-cell>
          <table:table-cell table:style-name="ce2" table:formula="of:=EXACT([.B13];[.F13])" office:value-type="boolean" office:boolean-value="true">
            <text:p>TRUE</text:p>
          </table:table-cell>
          <table:table-cell table:style-name="ce2" table:formula="of:=VLOOKUP([.A13];[UCF.$A$2:.$G$1160];3;0)" office:value-type="string" office:string-value="FPGA_TMS">
            <text:p>FPGA_TMS</text:p>
          </table:table-cell>
          <table:table-cell table:style-name="ce2" table:formula="of:=VLOOKUP([.A13];[UCF.$A$2:.$G$1160];6;0)" office:value-type="float" office:value="17">
            <text:p>17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D13</text:p>
          </table:table-cell>
          <table:table-cell table:style-name="ce2" office:value-type="string">
            <text:p>TDO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14];[UCF.$A$2:.$G$1160];2;0)" office:value-type="string" office:string-value="TDO_0">
            <text:p>TDO_0</text:p>
          </table:table-cell>
          <table:table-cell table:style-name="ce2" table:formula="of:=EXACT([.B14];[.F14])" office:value-type="boolean" office:boolean-value="true">
            <text:p>TRUE</text:p>
          </table:table-cell>
          <table:table-cell table:style-name="ce2" table:formula="of:=VLOOKUP([.A14];[UCF.$A$2:.$G$1160];3;0)" office:value-type="string" office:string-value="FPGA_TDO">
            <text:p>FPGA_TDO</text:p>
          </table:table-cell>
          <table:table-cell table:style-name="ce2" table:formula="of:=VLOOKUP([.A14];[UCF.$A$2:.$G$1160];6;0)" office:value-type="float" office:value="17">
            <text:p>17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E14</text:p>
          </table:table-cell>
          <table:table-cell table:style-name="ce2" office:value-type="string">
            <text:p>TDI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15];[UCF.$A$2:.$G$1160];2;0)" office:value-type="string" office:string-value="TDI_0">
            <text:p>TDI_0</text:p>
          </table:table-cell>
          <table:table-cell table:style-name="ce2" table:formula="of:=EXACT([.B15];[.F15])" office:value-type="boolean" office:boolean-value="true">
            <text:p>TRUE</text:p>
          </table:table-cell>
          <table:table-cell table:style-name="ce2" table:formula="of:=VLOOKUP([.A15];[UCF.$A$2:.$G$1160];3;0)" office:value-type="string" office:string-value="FPGA_TDI">
            <text:p>FPGA_TDI</text:p>
          </table:table-cell>
          <table:table-cell table:style-name="ce2" table:formula="of:=VLOOKUP([.A15];[UCF.$A$2:.$G$1160];6;0)" office:value-type="float" office:value="17">
            <text:p>17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V11</text:p>
          </table:table-cell>
          <table:table-cell table:style-name="ce2" office:value-type="string">
            <text:p>INIT_B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16];[UCF.$A$2:.$G$1160];2;0)" office:value-type="string" office:string-value="INIT_B_0">
            <text:p>INIT_B_0</text:p>
          </table:table-cell>
          <table:table-cell table:style-name="ce2" table:formula="of:=EXACT([.B16];[.F16])" office:value-type="boolean" office:boolean-value="true">
            <text:p>TRUE</text:p>
          </table:table-cell>
          <table:table-cell table:style-name="ce2" table:formula="of:=VLOOKUP([.A16];[UCF.$A$2:.$G$1160];3;0)" office:value-type="string" office:string-value="INIT_B">
            <text:p>INIT_B</text:p>
          </table:table-cell>
          <table:table-cell table:style-name="ce2" table:formula="of:=VLOOKUP([.A16];[UCF.$A$2:.$G$1160];6;0)" office:value-type="float" office:value="17">
            <text:p>17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N11</text:p>
          </table:table-cell>
          <table:table-cell table:style-name="ce2" office:value-type="string">
            <text:p>PROGRAM_B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17];[UCF.$A$2:.$G$1160];2;0)" office:value-type="string" office:string-value="PROGRAM_B_0">
            <text:p>PROGRAM_B_0</text:p>
          </table:table-cell>
          <table:table-cell table:style-name="ce2" table:formula="of:=EXACT([.B17];[.F17])" office:value-type="boolean" office:boolean-value="true">
            <text:p>TRUE</text:p>
          </table:table-cell>
          <table:table-cell table:style-name="ce2" table:formula="of:=VLOOKUP([.A17];[UCF.$A$2:.$G$1160];3;0)" office:value-type="string" office:string-value="PROGRAM_B">
            <text:p>PROGRAM_B</text:p>
          </table:table-cell>
          <table:table-cell table:style-name="ce2" table:formula="of:=VLOOKUP([.A17];[UCF.$A$2:.$G$1160];6;0)" office:value-type="float" office:value="17">
            <text:p>17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M12</text:p>
          </table:table-cell>
          <table:table-cell table:style-name="ce2" office:value-type="string">
            <text:p>CFGBVS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18];[UCF.$A$2:.$G$1160];2;0)" office:value-type="string" office:string-value="CFGBVS_0">
            <text:p>CFGBVS_0</text:p>
          </table:table-cell>
          <table:table-cell table:style-name="ce2" table:formula="of:=EXACT([.B18];[.F18])" office:value-type="boolean" office:boolean-value="true">
            <text:p>TRUE</text:p>
          </table:table-cell>
          <table:table-cell table:style-name="ce2" table:formula="of:=VLOOKUP([.A18];[UCF.$A$2:.$G$1160];3;0)" office:value-type="string" office:string-value="CFGBVS_0">
            <text:p>CFGBVS_0</text:p>
          </table:table-cell>
          <table:table-cell table:style-name="ce2" table:formula="of:=VLOOKUP([.A18];[UCF.$A$2:.$G$1160];6;0)" office:value-type="float" office:value="17">
            <text:p>17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P11</text:p>
          </table:table-cell>
          <table:table-cell table:style-name="ce2" office:value-type="string">
            <text:p>DONE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19];[UCF.$A$2:.$G$1160];2;0)" office:value-type="string" office:string-value="DONE_0">
            <text:p>DONE_0</text:p>
          </table:table-cell>
          <table:table-cell table:style-name="ce2" table:formula="of:=EXACT([.B19];[.F19])" office:value-type="boolean" office:boolean-value="true">
            <text:p>TRUE</text:p>
          </table:table-cell>
          <table:table-cell table:style-name="ce2" table:formula="of:=VLOOKUP([.A19];[UCF.$A$2:.$G$1160];3;0)" office:value-type="string" office:string-value="DONE">
            <text:p>DONE</text:p>
          </table:table-cell>
          <table:table-cell table:style-name="ce2" table:formula="of:=VLOOKUP([.A19];[UCF.$A$2:.$G$1160];6;0)" office:value-type="float" office:value="17">
            <text:p>17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K21</text:p>
          </table:table-cell>
          <table:table-cell table:style-name="ce2" office:value-type="string">
            <text:p>M2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20];[UCF.$A$2:.$G$1160];2;0)" office:value-type="string" office:string-value="M2_0">
            <text:p>M2_0</text:p>
          </table:table-cell>
          <table:table-cell table:style-name="ce2" table:formula="of:=EXACT([.B20];[.F20])" office:value-type="boolean" office:boolean-value="true">
            <text:p>TRUE</text:p>
          </table:table-cell>
          <table:table-cell table:style-name="ce2" table:formula="of:=VLOOKUP([.A20];[UCF.$A$2:.$G$1160];3;0)" office:value-type="string" office:string-value="M2">
            <text:p>M2</text:p>
          </table:table-cell>
          <table:table-cell table:style-name="ce2" table:formula="of:=VLOOKUP([.A20];[UCF.$A$2:.$G$1160];6;0)" office:value-type="float" office:value="17">
            <text:p>17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L22</text:p>
          </table:table-cell>
          <table:table-cell table:style-name="ce2" office:value-type="string">
            <text:p>M0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21];[UCF.$A$2:.$G$1160];2;0)" office:value-type="string" office:string-value="M0_0">
            <text:p>M0_0</text:p>
          </table:table-cell>
          <table:table-cell table:style-name="ce2" table:formula="of:=EXACT([.B21];[.F21])" office:value-type="boolean" office:boolean-value="true">
            <text:p>TRUE</text:p>
          </table:table-cell>
          <table:table-cell table:style-name="ce2" table:formula="of:=VLOOKUP([.A21];[UCF.$A$2:.$G$1160];3;0)" office:value-type="string" office:string-value="M0">
            <text:p>M0</text:p>
          </table:table-cell>
          <table:table-cell table:style-name="ce2" table:formula="of:=VLOOKUP([.A21];[UCF.$A$2:.$G$1160];6;0)" office:value-type="float" office:value="17">
            <text:p>17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K22</text:p>
          </table:table-cell>
          <table:table-cell table:style-name="ce2" office:value-type="string">
            <text:p>M1_0</text:p>
          </table:table-cell>
          <table:table-cell table:style-name="ce2" office:value-type="string">
            <text:p>NA</text:p>
          </table:table-cell>
          <table:table-cell table:style-name="ce2" office:value-type="float" office:value="0">
            <text:p>0</text:p>
          </table:table-cell>
          <table:table-cell/>
          <table:table-cell table:style-name="ce2" table:formula="of:=VLOOKUP([.A22];[UCF.$A$2:.$G$1160];2;0)" office:value-type="string" office:string-value="M1_0">
            <text:p>M1_0</text:p>
          </table:table-cell>
          <table:table-cell table:style-name="ce2" table:formula="of:=EXACT([.B22];[.F22])" office:value-type="boolean" office:boolean-value="true">
            <text:p>TRUE</text:p>
          </table:table-cell>
          <table:table-cell table:style-name="ce2" table:formula="of:=VLOOKUP([.A22];[UCF.$A$2:.$G$1160];3;0)" office:value-type="string" office:string-value="M1">
            <text:p>M1</text:p>
          </table:table-cell>
          <table:table-cell table:style-name="ce2" table:formula="of:=VLOOKUP([.A22];[UCF.$A$2:.$G$1160];6;0)" office:value-type="float" office:value="17">
            <text:p>17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4" office:value-type="string">
            <text:p>AJ24</text:p>
          </table:table-cell>
          <table:table-cell table:style-name="ce4" office:value-type="string">
            <text:p>IO_0_12</text:p>
          </table:table-cell>
          <table:table-cell table:style-name="ce4" office:value-type="string">
            <text:p>NA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23];[UCF.$A$2:.$G$1160];2;0)" office:value-type="string" office:string-value="IO_0_12">
            <text:p>IO_0_12</text:p>
          </table:table-cell>
          <table:table-cell table:style-name="ce4" table:formula="of:=EXACT([.B23];[.F23])" office:value-type="boolean" office:boolean-value="true">
            <text:p>TRUE</text:p>
          </table:table-cell>
          <table:table-cell table:style-name="ce4" table:formula="of:=VLOOKUP([.A23];[UCF.$A$2:.$G$1160];3;0)" office:value-type="string" office:string-value="PLL_VADJ2_DAC_SCLK">
            <text:p>PLL_VADJ2_DAC_SCLK</text:p>
          </table:table-cell>
          <table:table-cell table:style-name="ce4" table:formula="of:=VLOOKUP([.A23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L34</text:p>
          </table:table-cell>
          <table:table-cell table:style-name="ce4" office:value-type="string">
            <text:p>IO_L1P_T0_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24];[UCF.$A$2:.$G$1160];2;0)" office:value-type="string" office:string-value="IO_L1P_T0_12">
            <text:p>IO_L1P_T0_12</text:p>
          </table:table-cell>
          <table:table-cell table:style-name="ce4" table:formula="of:=EXACT([.B24];[.F24])" office:value-type="boolean" office:boolean-value="true">
            <text:p>TRUE</text:p>
          </table:table-cell>
          <table:table-cell table:style-name="ce4" table:formula="of:=VLOOKUP([.A24];[UCF.$A$2:.$G$1160];3;0)" office:value-type="string" office:string-value="HA2_HA22_N">
            <text:p>HA2_HA22_N</text:p>
          </table:table-cell>
          <table:table-cell table:style-name="ce4" table:formula="of:=VLOOKUP([.A24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M34</text:p>
          </table:table-cell>
          <table:table-cell table:style-name="ce4" office:value-type="string">
            <text:p>IO_L1N_T0_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25];[UCF.$A$2:.$G$1160];2;0)" office:value-type="string" office:string-value="IO_L1N_T0_12">
            <text:p>IO_L1N_T0_12</text:p>
          </table:table-cell>
          <table:table-cell table:style-name="ce4" table:formula="of:=EXACT([.B25];[.F25])" office:value-type="boolean" office:boolean-value="true">
            <text:p>TRUE</text:p>
          </table:table-cell>
          <table:table-cell table:style-name="ce4" table:formula="of:=VLOOKUP([.A25];[UCF.$A$2:.$G$1160];3;0)" office:value-type="string" office:string-value="HA2_HA22_P">
            <text:p>HA2_HA22_P</text:p>
          </table:table-cell>
          <table:table-cell table:style-name="ce4" table:formula="of:=VLOOKUP([.A25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J33</text:p>
          </table:table-cell>
          <table:table-cell table:style-name="ce4" office:value-type="string">
            <text:p>IO_L2P_T0_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26];[UCF.$A$2:.$G$1160];2;0)" office:value-type="string" office:string-value="IO_L2P_T0_12">
            <text:p>IO_L2P_T0_12</text:p>
          </table:table-cell>
          <table:table-cell table:style-name="ce4" table:formula="of:=EXACT([.B26];[.F26])" office:value-type="boolean" office:boolean-value="true">
            <text:p>TRUE</text:p>
          </table:table-cell>
          <table:table-cell table:style-name="ce4" table:formula="of:=VLOOKUP([.A26];[UCF.$A$2:.$G$1160];3;0)" office:value-type="string" office:string-value="HA2_HA23_N">
            <text:p>HA2_HA23_N</text:p>
          </table:table-cell>
          <table:table-cell table:style-name="ce4" table:formula="of:=VLOOKUP([.A26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J34</text:p>
          </table:table-cell>
          <table:table-cell table:style-name="ce4" office:value-type="string">
            <text:p>IO_L2N_T0_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27];[UCF.$A$2:.$G$1160];2;0)" office:value-type="string" office:string-value="IO_L2N_T0_12">
            <text:p>IO_L2N_T0_12</text:p>
          </table:table-cell>
          <table:table-cell table:style-name="ce4" table:formula="of:=EXACT([.B27];[.F27])" office:value-type="boolean" office:boolean-value="true">
            <text:p>TRUE</text:p>
          </table:table-cell>
          <table:table-cell table:style-name="ce4" table:formula="of:=VLOOKUP([.A27];[UCF.$A$2:.$G$1160];3;0)" office:value-type="string" office:string-value="HA2_HA23_P">
            <text:p>HA2_HA23_P</text:p>
          </table:table-cell>
          <table:table-cell table:style-name="ce4" table:formula="of:=VLOOKUP([.A27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N34</text:p>
          </table:table-cell>
          <table:table-cell table:style-name="ce4" office:value-type="string">
            <text:p>IO_L3P_T0_DQS_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28];[UCF.$A$2:.$G$1160];2;0)" office:value-type="string" office:string-value="IO_L3P_T0_DQS_12">
            <text:p>IO_L3P_T0_DQS_12</text:p>
          </table:table-cell>
          <table:table-cell table:style-name="ce4" table:formula="of:=EXACT([.B28];[.F28])" office:value-type="boolean" office:boolean-value="true">
            <text:p>TRUE</text:p>
          </table:table-cell>
          <table:table-cell table:style-name="ce4" table:formula="of:=VLOOKUP([.A28];[UCF.$A$2:.$G$1160];3;0)" office:value-type="string" office:string-value="HA2_HA14_N">
            <text:p>HA2_HA14_N</text:p>
          </table:table-cell>
          <table:table-cell table:style-name="ce4" table:formula="of:=VLOOKUP([.A28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P34</text:p>
          </table:table-cell>
          <table:table-cell table:style-name="ce4" office:value-type="string">
            <text:p>IO_L3N_T0_DQS_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29];[UCF.$A$2:.$G$1160];2;0)" office:value-type="string" office:string-value="IO_L3N_T0_DQS_12">
            <text:p>IO_L3N_T0_DQS_12</text:p>
          </table:table-cell>
          <table:table-cell table:style-name="ce4" table:formula="of:=EXACT([.B29];[.F29])" office:value-type="boolean" office:boolean-value="true">
            <text:p>TRUE</text:p>
          </table:table-cell>
          <table:table-cell table:style-name="ce4" table:formula="of:=VLOOKUP([.A29];[UCF.$A$2:.$G$1160];3;0)" office:value-type="string" office:string-value="HA2_HA14_P">
            <text:p>HA2_HA14_P</text:p>
          </table:table-cell>
          <table:table-cell table:style-name="ce4" table:formula="of:=VLOOKUP([.A29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K33</text:p>
          </table:table-cell>
          <table:table-cell table:style-name="ce4" office:value-type="string">
            <text:p>IO_L4P_T0_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30];[UCF.$A$2:.$G$1160];2;0)" office:value-type="string" office:string-value="IO_L4P_T0_12">
            <text:p>IO_L4P_T0_12</text:p>
          </table:table-cell>
          <table:table-cell table:style-name="ce4" table:formula="of:=EXACT([.B30];[.F30])" office:value-type="boolean" office:boolean-value="true">
            <text:p>TRUE</text:p>
          </table:table-cell>
          <table:table-cell table:style-name="ce4" table:formula="of:=VLOOKUP([.A30];[UCF.$A$2:.$G$1160];3;0)" office:value-type="string" office:string-value="HA2_HA11_N">
            <text:p>HA2_HA11_N</text:p>
          </table:table-cell>
          <table:table-cell table:style-name="ce4" table:formula="of:=VLOOKUP([.A30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L33</text:p>
          </table:table-cell>
          <table:table-cell table:style-name="ce4" office:value-type="string">
            <text:p>IO_L4N_T0_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31];[UCF.$A$2:.$G$1160];2;0)" office:value-type="string" office:string-value="IO_L4N_T0_12">
            <text:p>IO_L4N_T0_12</text:p>
          </table:table-cell>
          <table:table-cell table:style-name="ce4" table:formula="of:=EXACT([.B31];[.F31])" office:value-type="boolean" office:boolean-value="true">
            <text:p>TRUE</text:p>
          </table:table-cell>
          <table:table-cell table:style-name="ce4" table:formula="of:=VLOOKUP([.A31];[UCF.$A$2:.$G$1160];3;0)" office:value-type="string" office:string-value="HA2_HA11_P">
            <text:p>HA2_HA11_P</text:p>
          </table:table-cell>
          <table:table-cell table:style-name="ce4" table:formula="of:=VLOOKUP([.A31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N33</text:p>
          </table:table-cell>
          <table:table-cell table:style-name="ce4" office:value-type="string">
            <text:p>IO_L5P_T0_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32];[UCF.$A$2:.$G$1160];2;0)" office:value-type="string" office:string-value="IO_L5P_T0_12">
            <text:p>IO_L5P_T0_12</text:p>
          </table:table-cell>
          <table:table-cell table:style-name="ce4" table:formula="of:=EXACT([.B32];[.F32])" office:value-type="boolean" office:boolean-value="true">
            <text:p>TRUE</text:p>
          </table:table-cell>
          <table:table-cell table:style-name="ce4" table:formula="of:=VLOOKUP([.A32];[UCF.$A$2:.$G$1160];3;0)" office:value-type="string" office:string-value="HA2_HA18_N">
            <text:p>HA2_HA18_N</text:p>
          </table:table-cell>
          <table:table-cell table:style-name="ce4" table:formula="of:=VLOOKUP([.A32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P33</text:p>
          </table:table-cell>
          <table:table-cell table:style-name="ce4" office:value-type="string">
            <text:p>IO_L5N_T0_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33];[UCF.$A$2:.$G$1160];2;0)" office:value-type="string" office:string-value="IO_L5N_T0_12">
            <text:p>IO_L5N_T0_12</text:p>
          </table:table-cell>
          <table:table-cell table:style-name="ce4" table:formula="of:=EXACT([.B33];[.F33])" office:value-type="boolean" office:boolean-value="true">
            <text:p>TRUE</text:p>
          </table:table-cell>
          <table:table-cell table:style-name="ce4" table:formula="of:=VLOOKUP([.A33];[UCF.$A$2:.$G$1160];3;0)" office:value-type="string" office:string-value="HA2_HA18_P">
            <text:p>HA2_HA18_P</text:p>
          </table:table-cell>
          <table:table-cell table:style-name="ce4" table:formula="of:=VLOOKUP([.A33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L32</text:p>
          </table:table-cell>
          <table:table-cell table:style-name="ce4" office:value-type="string">
            <text:p>IO_L6P_T0_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34];[UCF.$A$2:.$G$1160];2;0)" office:value-type="string" office:string-value="IO_L6P_T0_12">
            <text:p>IO_L6P_T0_12</text:p>
          </table:table-cell>
          <table:table-cell table:style-name="ce4" table:formula="of:=EXACT([.B34];[.F34])" office:value-type="boolean" office:boolean-value="true">
            <text:p>TRUE</text:p>
          </table:table-cell>
          <table:table-cell table:style-name="ce4" table:formula="of:=VLOOKUP([.A34];[UCF.$A$2:.$G$1160];3;0)" office:value-type="string" office:string-value="HA2_HA06_N">
            <text:p>HA2_HA06_N</text:p>
          </table:table-cell>
          <table:table-cell table:style-name="ce4" table:formula="of:=VLOOKUP([.A34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M32</text:p>
          </table:table-cell>
          <table:table-cell table:style-name="ce4" office:value-type="string">
            <text:p>IO_L6N_T0_VREF_1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35];[UCF.$A$2:.$G$1160];2;0)" office:value-type="string" office:string-value="IO_L6N_T0_VREF_12">
            <text:p>IO_L6N_T0_VREF_12</text:p>
          </table:table-cell>
          <table:table-cell table:style-name="ce4" table:formula="of:=EXACT([.B35];[.F35])" office:value-type="boolean" office:boolean-value="true">
            <text:p>TRUE</text:p>
          </table:table-cell>
          <table:table-cell table:style-name="ce4" table:formula="of:=VLOOKUP([.A35];[UCF.$A$2:.$G$1160];3;0)" office:value-type="string" office:string-value="HA2_HA06_P">
            <text:p>HA2_HA06_P</text:p>
          </table:table-cell>
          <table:table-cell table:style-name="ce4" table:formula="of:=VLOOKUP([.A35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J31</text:p>
          </table:table-cell>
          <table:table-cell table:style-name="ce4" office:value-type="string">
            <text:p>IO_L7P_T1_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36];[UCF.$A$2:.$G$1160];2;0)" office:value-type="string" office:string-value="IO_L7P_T1_12">
            <text:p>IO_L7P_T1_12</text:p>
          </table:table-cell>
          <table:table-cell table:style-name="ce4" table:formula="of:=EXACT([.B36];[.F36])" office:value-type="boolean" office:boolean-value="true">
            <text:p>TRUE</text:p>
          </table:table-cell>
          <table:table-cell table:style-name="ce4" table:formula="of:=VLOOKUP([.A36];[UCF.$A$2:.$G$1160];3;0)" office:value-type="string" office:string-value="HA2_HA20_N">
            <text:p>HA2_HA20_N</text:p>
          </table:table-cell>
          <table:table-cell table:style-name="ce4" table:formula="of:=VLOOKUP([.A36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K32</text:p>
          </table:table-cell>
          <table:table-cell table:style-name="ce4" office:value-type="string">
            <text:p>IO_L7N_T1_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37];[UCF.$A$2:.$G$1160];2;0)" office:value-type="string" office:string-value="IO_L7N_T1_12">
            <text:p>IO_L7N_T1_12</text:p>
          </table:table-cell>
          <table:table-cell table:style-name="ce4" table:formula="of:=EXACT([.B37];[.F37])" office:value-type="boolean" office:boolean-value="true">
            <text:p>TRUE</text:p>
          </table:table-cell>
          <table:table-cell table:style-name="ce4" table:formula="of:=VLOOKUP([.A37];[UCF.$A$2:.$G$1160];3;0)" office:value-type="string" office:string-value="HA2_HA20_P">
            <text:p>HA2_HA20_P</text:p>
          </table:table-cell>
          <table:table-cell table:style-name="ce4" table:formula="of:=VLOOKUP([.A37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M31</text:p>
          </table:table-cell>
          <table:table-cell table:style-name="ce4" office:value-type="string">
            <text:p>IO_L8P_T1_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38];[UCF.$A$2:.$G$1160];2;0)" office:value-type="string" office:string-value="IO_L8P_T1_12">
            <text:p>IO_L8P_T1_12</text:p>
          </table:table-cell>
          <table:table-cell table:style-name="ce4" table:formula="of:=EXACT([.B38];[.F38])" office:value-type="boolean" office:boolean-value="true">
            <text:p>TRUE</text:p>
          </table:table-cell>
          <table:table-cell table:style-name="ce4" table:formula="of:=VLOOKUP([.A38];[UCF.$A$2:.$G$1160];3;0)" office:value-type="string" office:string-value="HA2_HA07_N">
            <text:p>HA2_HA07_N</text:p>
          </table:table-cell>
          <table:table-cell table:style-name="ce4" table:formula="of:=VLOOKUP([.A38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N32</text:p>
          </table:table-cell>
          <table:table-cell table:style-name="ce4" office:value-type="string">
            <text:p>IO_L8N_T1_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39];[UCF.$A$2:.$G$1160];2;0)" office:value-type="string" office:string-value="IO_L8N_T1_12">
            <text:p>IO_L8N_T1_12</text:p>
          </table:table-cell>
          <table:table-cell table:style-name="ce4" table:formula="of:=EXACT([.B39];[.F39])" office:value-type="boolean" office:boolean-value="true">
            <text:p>TRUE</text:p>
          </table:table-cell>
          <table:table-cell table:style-name="ce4" table:formula="of:=VLOOKUP([.A39];[UCF.$A$2:.$G$1160];3;0)" office:value-type="string" office:string-value="HA2_HA07_P">
            <text:p>HA2_HA07_P</text:p>
          </table:table-cell>
          <table:table-cell table:style-name="ce4" table:formula="of:=VLOOKUP([.A39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J30</text:p>
          </table:table-cell>
          <table:table-cell table:style-name="ce4" office:value-type="string">
            <text:p>IO_L9P_T1_DQS_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40];[UCF.$A$2:.$G$1160];2;0)" office:value-type="string" office:string-value="IO_L9P_T1_DQS_12">
            <text:p>IO_L9P_T1_DQS_12</text:p>
          </table:table-cell>
          <table:table-cell table:style-name="ce4" table:formula="of:=EXACT([.B40];[.F40])" office:value-type="boolean" office:boolean-value="true">
            <text:p>TRUE</text:p>
          </table:table-cell>
          <table:table-cell table:style-name="ce4" table:formula="of:=VLOOKUP([.A40];[UCF.$A$2:.$G$1160];3;0)" office:value-type="string" office:string-value="HA2_HA19_N">
            <text:p>HA2_HA19_N</text:p>
          </table:table-cell>
          <table:table-cell table:style-name="ce4" table:formula="of:=VLOOKUP([.A40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K31</text:p>
          </table:table-cell>
          <table:table-cell table:style-name="ce4" office:value-type="string">
            <text:p>IO_L9N_T1_DQS_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41];[UCF.$A$2:.$G$1160];2;0)" office:value-type="string" office:string-value="IO_L9N_T1_DQS_12">
            <text:p>IO_L9N_T1_DQS_12</text:p>
          </table:table-cell>
          <table:table-cell table:style-name="ce4" table:formula="of:=EXACT([.B41];[.F41])" office:value-type="boolean" office:boolean-value="true">
            <text:p>TRUE</text:p>
          </table:table-cell>
          <table:table-cell table:style-name="ce4" table:formula="of:=VLOOKUP([.A41];[UCF.$A$2:.$G$1160];3;0)" office:value-type="string" office:string-value="HA2_HA19_P">
            <text:p>HA2_HA19_P</text:p>
          </table:table-cell>
          <table:table-cell table:style-name="ce4" table:formula="of:=VLOOKUP([.A41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N31</text:p>
          </table:table-cell>
          <table:table-cell table:style-name="ce4" office:value-type="string">
            <text:p>IO_L10P_T1_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42];[UCF.$A$2:.$G$1160];2;0)" office:value-type="string" office:string-value="IO_L10P_T1_12">
            <text:p>IO_L10P_T1_12</text:p>
          </table:table-cell>
          <table:table-cell table:style-name="ce4" table:formula="of:=EXACT([.B42];[.F42])" office:value-type="boolean" office:boolean-value="true">
            <text:p>TRUE</text:p>
          </table:table-cell>
          <table:table-cell table:style-name="ce4" table:formula="of:=VLOOKUP([.A42];[UCF.$A$2:.$G$1160];3;0)" office:value-type="string" office:string-value="HA2_HA02_N">
            <text:p>HA2_HA02_N</text:p>
          </table:table-cell>
          <table:table-cell table:style-name="ce4" table:formula="of:=VLOOKUP([.A42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P31</text:p>
          </table:table-cell>
          <table:table-cell table:style-name="ce4" office:value-type="string">
            <text:p>IO_L10N_T1_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43];[UCF.$A$2:.$G$1160];2;0)" office:value-type="string" office:string-value="IO_L10N_T1_12">
            <text:p>IO_L10N_T1_12</text:p>
          </table:table-cell>
          <table:table-cell table:style-name="ce4" table:formula="of:=EXACT([.B43];[.F43])" office:value-type="boolean" office:boolean-value="true">
            <text:p>TRUE</text:p>
          </table:table-cell>
          <table:table-cell table:style-name="ce4" table:formula="of:=VLOOKUP([.A43];[UCF.$A$2:.$G$1160];3;0)" office:value-type="string" office:string-value="HA2_HA02_P">
            <text:p>HA2_HA02_P</text:p>
          </table:table-cell>
          <table:table-cell table:style-name="ce4" table:formula="of:=VLOOKUP([.A43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J29</text:p>
          </table:table-cell>
          <table:table-cell table:style-name="ce4" office:value-type="string">
            <text:p>IO_L11P_T1_SRCC_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44];[UCF.$A$2:.$G$1160];2;0)" office:value-type="string" office:string-value="IO_L11P_T1_SRCC_12">
            <text:p>IO_L11P_T1_SRCC_12</text:p>
          </table:table-cell>
          <table:table-cell table:style-name="ce4" table:formula="of:=EXACT([.B44];[.F44])" office:value-type="boolean" office:boolean-value="true">
            <text:p>TRUE</text:p>
          </table:table-cell>
          <table:table-cell table:style-name="ce4" table:formula="of:=VLOOKUP([.A44];[UCF.$A$2:.$G$1160];3;0)" office:value-type="string" office:string-value="HA2_HA15_P">
            <text:p>HA2_HA15_P</text:p>
          </table:table-cell>
          <table:table-cell table:style-name="ce4" table:formula="of:=VLOOKUP([.A44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K30</text:p>
          </table:table-cell>
          <table:table-cell table:style-name="ce4" office:value-type="string">
            <text:p>IO_L11N_T1_SRCC_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45];[UCF.$A$2:.$G$1160];2;0)" office:value-type="string" office:string-value="IO_L11N_T1_SRCC_12">
            <text:p>IO_L11N_T1_SRCC_12</text:p>
          </table:table-cell>
          <table:table-cell table:style-name="ce4" table:formula="of:=EXACT([.B45];[.F45])" office:value-type="boolean" office:boolean-value="true">
            <text:p>TRUE</text:p>
          </table:table-cell>
          <table:table-cell table:style-name="ce4" table:formula="of:=VLOOKUP([.A45];[UCF.$A$2:.$G$1160];3;0)" office:value-type="string" office:string-value="HA2_HA15_N">
            <text:p>HA2_HA15_N</text:p>
          </table:table-cell>
          <table:table-cell table:style-name="ce4" table:formula="of:=VLOOKUP([.A45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L30</text:p>
          </table:table-cell>
          <table:table-cell table:style-name="ce4" office:value-type="string">
            <text:p>IO_L12P_T1_MRCC_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46];[UCF.$A$2:.$G$1160];2;0)" office:value-type="string" office:string-value="IO_L12P_T1_MRCC_12">
            <text:p>IO_L12P_T1_MRCC_12</text:p>
          </table:table-cell>
          <table:table-cell table:style-name="ce4" table:formula="of:=EXACT([.B46];[.F46])" office:value-type="boolean" office:boolean-value="true">
            <text:p>TRUE</text:p>
          </table:table-cell>
          <table:table-cell table:style-name="ce4" table:formula="of:=VLOOKUP([.A46];[UCF.$A$2:.$G$1160];3;0)" office:value-type="string" office:string-value="HA2_HA00_CC_N">
            <text:p>HA2_HA00_CC_N</text:p>
          </table:table-cell>
          <table:table-cell table:style-name="ce4" table:formula="of:=VLOOKUP([.A46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M30</text:p>
          </table:table-cell>
          <table:table-cell table:style-name="ce4" office:value-type="string">
            <text:p>IO_L12N_T1_MRCC_1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47];[UCF.$A$2:.$G$1160];2;0)" office:value-type="string" office:string-value="IO_L12N_T1_MRCC_12">
            <text:p>IO_L12N_T1_MRCC_12</text:p>
          </table:table-cell>
          <table:table-cell table:style-name="ce4" table:formula="of:=EXACT([.B47];[.F47])" office:value-type="boolean" office:boolean-value="true">
            <text:p>TRUE</text:p>
          </table:table-cell>
          <table:table-cell table:style-name="ce4" table:formula="of:=VLOOKUP([.A47];[UCF.$A$2:.$G$1160];3;0)" office:value-type="string" office:string-value="HA2_HA00_CC_P">
            <text:p>HA2_HA00_CC_P</text:p>
          </table:table-cell>
          <table:table-cell table:style-name="ce4" table:formula="of:=VLOOKUP([.A47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L28</text:p>
          </table:table-cell>
          <table:table-cell table:style-name="ce4" office:value-type="string">
            <text:p>IO_L13P_T2_MRCC_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48];[UCF.$A$2:.$G$1160];2;0)" office:value-type="string" office:string-value="IO_L13P_T2_MRCC_12">
            <text:p>IO_L13P_T2_MRCC_12</text:p>
          </table:table-cell>
          <table:table-cell table:style-name="ce4" table:formula="of:=EXACT([.B48];[.F48])" office:value-type="boolean" office:boolean-value="true">
            <text:p>TRUE</text:p>
          </table:table-cell>
          <table:table-cell table:style-name="ce4" table:formula="of:=VLOOKUP([.A48];[UCF.$A$2:.$G$1160];3;0)" office:value-type="string" office:string-value="HA2_HA01_CC_P">
            <text:p>HA2_HA01_CC_P</text:p>
          </table:table-cell>
          <table:table-cell table:style-name="ce4" table:formula="of:=VLOOKUP([.A48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L29</text:p>
          </table:table-cell>
          <table:table-cell table:style-name="ce4" office:value-type="string">
            <text:p>IO_L13N_T2_MRCC_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49];[UCF.$A$2:.$G$1160];2;0)" office:value-type="string" office:string-value="IO_L13N_T2_MRCC_12">
            <text:p>IO_L13N_T2_MRCC_12</text:p>
          </table:table-cell>
          <table:table-cell table:style-name="ce4" table:formula="of:=EXACT([.B49];[.F49])" office:value-type="boolean" office:boolean-value="true">
            <text:p>TRUE</text:p>
          </table:table-cell>
          <table:table-cell table:style-name="ce4" table:formula="of:=VLOOKUP([.A49];[UCF.$A$2:.$G$1160];3;0)" office:value-type="string" office:string-value="HA2_HA01_CC_N">
            <text:p>HA2_HA01_CC_N</text:p>
          </table:table-cell>
          <table:table-cell table:style-name="ce4" table:formula="of:=VLOOKUP([.A49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J28</text:p>
          </table:table-cell>
          <table:table-cell table:style-name="ce4" office:value-type="string">
            <text:p>IO_L14P_T2_SRCC_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50];[UCF.$A$2:.$G$1160];2;0)" office:value-type="string" office:string-value="IO_L14P_T2_SRCC_12">
            <text:p>IO_L14P_T2_SRCC_12</text:p>
          </table:table-cell>
          <table:table-cell table:style-name="ce4" table:formula="of:=EXACT([.B50];[.F50])" office:value-type="boolean" office:boolean-value="true">
            <text:p>TRUE</text:p>
          </table:table-cell>
          <table:table-cell table:style-name="ce4" table:formula="of:=VLOOKUP([.A50];[UCF.$A$2:.$G$1160];3;0)" office:value-type="string" office:string-value="HA2_HA17_CC_N">
            <text:p>HA2_HA17_CC_N</text:p>
          </table:table-cell>
          <table:table-cell table:style-name="ce4" table:formula="of:=VLOOKUP([.A50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K28</text:p>
          </table:table-cell>
          <table:table-cell table:style-name="ce4" office:value-type="string">
            <text:p>IO_L14N_T2_SRCC_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51];[UCF.$A$2:.$G$1160];2;0)" office:value-type="string" office:string-value="IO_L14N_T2_SRCC_12">
            <text:p>IO_L14N_T2_SRCC_12</text:p>
          </table:table-cell>
          <table:table-cell table:style-name="ce4" table:formula="of:=EXACT([.B51];[.F51])" office:value-type="boolean" office:boolean-value="true">
            <text:p>TRUE</text:p>
          </table:table-cell>
          <table:table-cell table:style-name="ce4" table:formula="of:=VLOOKUP([.A51];[UCF.$A$2:.$G$1160];3;0)" office:value-type="string" office:string-value="HA2_HA17_CC_P">
            <text:p>HA2_HA17_CC_P</text:p>
          </table:table-cell>
          <table:table-cell table:style-name="ce4" table:formula="of:=VLOOKUP([.A51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P29</text:p>
          </table:table-cell>
          <table:table-cell table:style-name="ce4" office:value-type="string">
            <text:p>IO_L15P_T2_DQS_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52];[UCF.$A$2:.$G$1160];2;0)" office:value-type="string" office:string-value="IO_L15P_T2_DQS_12">
            <text:p>IO_L15P_T2_DQS_12</text:p>
          </table:table-cell>
          <table:table-cell table:style-name="ce4" table:formula="of:=EXACT([.B52];[.F52])" office:value-type="boolean" office:boolean-value="true">
            <text:p>TRUE</text:p>
          </table:table-cell>
          <table:table-cell table:style-name="ce4" table:formula="of:=VLOOKUP([.A52];[UCF.$A$2:.$G$1160];3;0)" office:value-type="string" office:string-value="HA2_HA21_P">
            <text:p>HA2_HA21_P</text:p>
          </table:table-cell>
          <table:table-cell table:style-name="ce4" table:formula="of:=VLOOKUP([.A52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P30</text:p>
          </table:table-cell>
          <table:table-cell table:style-name="ce4" office:value-type="string">
            <text:p>IO_L15N_T2_DQS_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53];[UCF.$A$2:.$G$1160];2;0)" office:value-type="string" office:string-value="IO_L15N_T2_DQS_12">
            <text:p>IO_L15N_T2_DQS_12</text:p>
          </table:table-cell>
          <table:table-cell table:style-name="ce4" table:formula="of:=EXACT([.B53];[.F53])" office:value-type="boolean" office:boolean-value="true">
            <text:p>TRUE</text:p>
          </table:table-cell>
          <table:table-cell table:style-name="ce4" table:formula="of:=VLOOKUP([.A53];[UCF.$A$2:.$G$1160];3;0)" office:value-type="string" office:string-value="HA2_HA21_N">
            <text:p>HA2_HA21_N</text:p>
          </table:table-cell>
          <table:table-cell table:style-name="ce4" table:formula="of:=VLOOKUP([.A53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M29</text:p>
          </table:table-cell>
          <table:table-cell table:style-name="ce4" office:value-type="string">
            <text:p>IO_L16P_T2_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54];[UCF.$A$2:.$G$1160];2;0)" office:value-type="string" office:string-value="IO_L16P_T2_12">
            <text:p>IO_L16P_T2_12</text:p>
          </table:table-cell>
          <table:table-cell table:style-name="ce4" table:formula="of:=EXACT([.B54];[.F54])" office:value-type="boolean" office:boolean-value="true">
            <text:p>TRUE</text:p>
          </table:table-cell>
          <table:table-cell table:style-name="ce4" table:formula="of:=VLOOKUP([.A54];[UCF.$A$2:.$G$1160];3;0)" office:value-type="string" office:string-value="HA2_HA12_N">
            <text:p>HA2_HA12_N</text:p>
          </table:table-cell>
          <table:table-cell table:style-name="ce4" table:formula="of:=VLOOKUP([.A54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N29</text:p>
          </table:table-cell>
          <table:table-cell table:style-name="ce4" office:value-type="string">
            <text:p>IO_L16N_T2_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55];[UCF.$A$2:.$G$1160];2;0)" office:value-type="string" office:string-value="IO_L16N_T2_12">
            <text:p>IO_L16N_T2_12</text:p>
          </table:table-cell>
          <table:table-cell table:style-name="ce4" table:formula="of:=EXACT([.B55];[.F55])" office:value-type="boolean" office:boolean-value="true">
            <text:p>TRUE</text:p>
          </table:table-cell>
          <table:table-cell table:style-name="ce4" table:formula="of:=VLOOKUP([.A55];[UCF.$A$2:.$G$1160];3;0)" office:value-type="string" office:string-value="HA2_HA12_P">
            <text:p>HA2_HA12_P</text:p>
          </table:table-cell>
          <table:table-cell table:style-name="ce4" table:formula="of:=VLOOKUP([.A55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N28</text:p>
          </table:table-cell>
          <table:table-cell table:style-name="ce4" office:value-type="string">
            <text:p>IO_L17P_T2_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56];[UCF.$A$2:.$G$1160];2;0)" office:value-type="string" office:string-value="IO_L17P_T2_12">
            <text:p>IO_L17P_T2_12</text:p>
          </table:table-cell>
          <table:table-cell table:style-name="ce4" table:formula="of:=EXACT([.B56];[.F56])" office:value-type="boolean" office:boolean-value="true">
            <text:p>TRUE</text:p>
          </table:table-cell>
          <table:table-cell table:style-name="ce4" table:formula="of:=VLOOKUP([.A56];[UCF.$A$2:.$G$1160];3;0)" office:value-type="string" office:string-value="HA2_HA13_N">
            <text:p>HA2_HA13_N</text:p>
          </table:table-cell>
          <table:table-cell table:style-name="ce4" table:formula="of:=VLOOKUP([.A56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P28</text:p>
          </table:table-cell>
          <table:table-cell table:style-name="ce4" office:value-type="string">
            <text:p>IO_L17N_T2_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57];[UCF.$A$2:.$G$1160];2;0)" office:value-type="string" office:string-value="IO_L17N_T2_12">
            <text:p>IO_L17N_T2_12</text:p>
          </table:table-cell>
          <table:table-cell table:style-name="ce4" table:formula="of:=EXACT([.B57];[.F57])" office:value-type="boolean" office:boolean-value="true">
            <text:p>TRUE</text:p>
          </table:table-cell>
          <table:table-cell table:style-name="ce4" table:formula="of:=VLOOKUP([.A57];[UCF.$A$2:.$G$1160];3;0)" office:value-type="string" office:string-value="HA2_HA13_P">
            <text:p>HA2_HA13_P</text:p>
          </table:table-cell>
          <table:table-cell table:style-name="ce4" table:formula="of:=VLOOKUP([.A57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K27</text:p>
          </table:table-cell>
          <table:table-cell table:style-name="ce4" office:value-type="string">
            <text:p>IO_L18P_T2_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58];[UCF.$A$2:.$G$1160];2;0)" office:value-type="string" office:string-value="IO_L18P_T2_12">
            <text:p>IO_L18P_T2_12</text:p>
          </table:table-cell>
          <table:table-cell table:style-name="ce4" table:formula="of:=EXACT([.B58];[.F58])" office:value-type="boolean" office:boolean-value="true">
            <text:p>TRUE</text:p>
          </table:table-cell>
          <table:table-cell table:style-name="ce4" table:formula="of:=VLOOKUP([.A58];[UCF.$A$2:.$G$1160];3;0)" office:value-type="string" office:string-value="HA2_HA16_N">
            <text:p>HA2_HA16_N</text:p>
          </table:table-cell>
          <table:table-cell table:style-name="ce4" table:formula="of:=VLOOKUP([.A58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L27</text:p>
          </table:table-cell>
          <table:table-cell table:style-name="ce4" office:value-type="string">
            <text:p>IO_L18N_T2_1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59];[UCF.$A$2:.$G$1160];2;0)" office:value-type="string" office:string-value="IO_L18N_T2_12">
            <text:p>IO_L18N_T2_12</text:p>
          </table:table-cell>
          <table:table-cell table:style-name="ce4" table:formula="of:=EXACT([.B59];[.F59])" office:value-type="boolean" office:boolean-value="true">
            <text:p>TRUE</text:p>
          </table:table-cell>
          <table:table-cell table:style-name="ce4" table:formula="of:=VLOOKUP([.A59];[UCF.$A$2:.$G$1160];3;0)" office:value-type="string" office:string-value="HA2_HA16_P">
            <text:p>HA2_HA16_P</text:p>
          </table:table-cell>
          <table:table-cell table:style-name="ce4" table:formula="of:=VLOOKUP([.A59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J25</text:p>
          </table:table-cell>
          <table:table-cell table:style-name="ce4" office:value-type="string">
            <text:p>IO_L19P_T3_1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60];[UCF.$A$2:.$G$1160];2;0)" office:value-type="string" office:string-value="IO_L19P_T3_12">
            <text:p>IO_L19P_T3_12</text:p>
          </table:table-cell>
          <table:table-cell table:style-name="ce4" table:formula="of:=EXACT([.B60];[.F60])" office:value-type="boolean" office:boolean-value="true">
            <text:p>TRUE</text:p>
          </table:table-cell>
          <table:table-cell table:style-name="ce4" table:formula="of:=VLOOKUP([.A60];[UCF.$A$2:.$G$1160];3;0)" office:value-type="string" office:string-value="HA2_HA04_N">
            <text:p>HA2_HA04_N</text:p>
          </table:table-cell>
          <table:table-cell table:style-name="ce4" table:formula="of:=VLOOKUP([.A60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K25</text:p>
          </table:table-cell>
          <table:table-cell table:style-name="ce4" office:value-type="string">
            <text:p>IO_L19N_T3_VREF_1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61];[UCF.$A$2:.$G$1160];2;0)" office:value-type="string" office:string-value="IO_L19N_T3_VREF_12">
            <text:p>IO_L19N_T3_VREF_12</text:p>
          </table:table-cell>
          <table:table-cell table:style-name="ce4" table:formula="of:=EXACT([.B61];[.F61])" office:value-type="boolean" office:boolean-value="true">
            <text:p>TRUE</text:p>
          </table:table-cell>
          <table:table-cell table:style-name="ce4" table:formula="of:=VLOOKUP([.A61];[UCF.$A$2:.$G$1160];3;0)" office:value-type="string" office:string-value="HA2_HA04_P">
            <text:p>HA2_HA04_P</text:p>
          </table:table-cell>
          <table:table-cell table:style-name="ce4" table:formula="of:=VLOOKUP([.A61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J26</text:p>
          </table:table-cell>
          <table:table-cell table:style-name="ce4" office:value-type="string">
            <text:p>IO_L20P_T3_1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62];[UCF.$A$2:.$G$1160];2;0)" office:value-type="string" office:string-value="IO_L20P_T3_12">
            <text:p>IO_L20P_T3_12</text:p>
          </table:table-cell>
          <table:table-cell table:style-name="ce4" table:formula="of:=EXACT([.B62];[.F62])" office:value-type="boolean" office:boolean-value="true">
            <text:p>TRUE</text:p>
          </table:table-cell>
          <table:table-cell table:style-name="ce4" table:formula="of:=VLOOKUP([.A62];[UCF.$A$2:.$G$1160];3;0)" office:value-type="string" office:string-value="HA2_HA09_N">
            <text:p>HA2_HA09_N</text:p>
          </table:table-cell>
          <table:table-cell table:style-name="ce4" table:formula="of:=VLOOKUP([.A62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K26</text:p>
          </table:table-cell>
          <table:table-cell table:style-name="ce4" office:value-type="string">
            <text:p>IO_L20N_T3_1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63];[UCF.$A$2:.$G$1160];2;0)" office:value-type="string" office:string-value="IO_L20N_T3_12">
            <text:p>IO_L20N_T3_12</text:p>
          </table:table-cell>
          <table:table-cell table:style-name="ce4" table:formula="of:=EXACT([.B63];[.F63])" office:value-type="boolean" office:boolean-value="true">
            <text:p>TRUE</text:p>
          </table:table-cell>
          <table:table-cell table:style-name="ce4" table:formula="of:=VLOOKUP([.A63];[UCF.$A$2:.$G$1160];3;0)" office:value-type="string" office:string-value="HA2_HA09_P">
            <text:p>HA2_HA09_P</text:p>
          </table:table-cell>
          <table:table-cell table:style-name="ce4" table:formula="of:=VLOOKUP([.A63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M26</text:p>
          </table:table-cell>
          <table:table-cell table:style-name="ce4" office:value-type="string">
            <text:p>IO_L21P_T3_DQS_1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64];[UCF.$A$2:.$G$1160];2;0)" office:value-type="string" office:string-value="IO_L21P_T3_DQS_12">
            <text:p>IO_L21P_T3_DQS_12</text:p>
          </table:table-cell>
          <table:table-cell table:style-name="ce4" table:formula="of:=EXACT([.B64];[.F64])" office:value-type="boolean" office:boolean-value="true">
            <text:p>TRUE</text:p>
          </table:table-cell>
          <table:table-cell table:style-name="ce4" table:formula="of:=VLOOKUP([.A64];[UCF.$A$2:.$G$1160];3;0)" office:value-type="string" office:string-value="HA2_HA03_P">
            <text:p>HA2_HA03_P</text:p>
          </table:table-cell>
          <table:table-cell table:style-name="ce4" table:formula="of:=VLOOKUP([.A64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N26</text:p>
          </table:table-cell>
          <table:table-cell table:style-name="ce4" office:value-type="string">
            <text:p>IO_L21N_T3_DQS_1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65];[UCF.$A$2:.$G$1160];2;0)" office:value-type="string" office:string-value="IO_L21N_T3_DQS_12">
            <text:p>IO_L21N_T3_DQS_12</text:p>
          </table:table-cell>
          <table:table-cell table:style-name="ce4" table:formula="of:=EXACT([.B65];[.F65])" office:value-type="boolean" office:boolean-value="true">
            <text:p>TRUE</text:p>
          </table:table-cell>
          <table:table-cell table:style-name="ce4" table:formula="of:=VLOOKUP([.A65];[UCF.$A$2:.$G$1160];3;0)" office:value-type="string" office:string-value="HA2_HA03_N">
            <text:p>HA2_HA03_N</text:p>
          </table:table-cell>
          <table:table-cell table:style-name="ce4" table:formula="of:=VLOOKUP([.A65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M27</text:p>
          </table:table-cell>
          <table:table-cell table:style-name="ce4" office:value-type="string">
            <text:p>IO_L22P_T3_1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66];[UCF.$A$2:.$G$1160];2;0)" office:value-type="string" office:string-value="IO_L22P_T3_12">
            <text:p>IO_L22P_T3_12</text:p>
          </table:table-cell>
          <table:table-cell table:style-name="ce4" table:formula="of:=EXACT([.B66];[.F66])" office:value-type="boolean" office:boolean-value="true">
            <text:p>TRUE</text:p>
          </table:table-cell>
          <table:table-cell table:style-name="ce4" table:formula="of:=VLOOKUP([.A66];[UCF.$A$2:.$G$1160];3;0)" office:value-type="string" office:string-value="HA2_HA08_N">
            <text:p>HA2_HA08_N</text:p>
          </table:table-cell>
          <table:table-cell table:style-name="ce4" table:formula="of:=VLOOKUP([.A66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N27</text:p>
          </table:table-cell>
          <table:table-cell table:style-name="ce4" office:value-type="string">
            <text:p>IO_L22N_T3_1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67];[UCF.$A$2:.$G$1160];2;0)" office:value-type="string" office:string-value="IO_L22N_T3_12">
            <text:p>IO_L22N_T3_12</text:p>
          </table:table-cell>
          <table:table-cell table:style-name="ce4" table:formula="of:=EXACT([.B67];[.F67])" office:value-type="boolean" office:boolean-value="true">
            <text:p>TRUE</text:p>
          </table:table-cell>
          <table:table-cell table:style-name="ce4" table:formula="of:=VLOOKUP([.A67];[UCF.$A$2:.$G$1160];3;0)" office:value-type="string" office:string-value="HA2_HA08_P">
            <text:p>HA2_HA08_P</text:p>
          </table:table-cell>
          <table:table-cell table:style-name="ce4" table:formula="of:=VLOOKUP([.A67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L25</text:p>
          </table:table-cell>
          <table:table-cell table:style-name="ce4" office:value-type="string">
            <text:p>IO_L23P_T3_1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68];[UCF.$A$2:.$G$1160];2;0)" office:value-type="string" office:string-value="IO_L23P_T3_12">
            <text:p>IO_L23P_T3_12</text:p>
          </table:table-cell>
          <table:table-cell table:style-name="ce4" table:formula="of:=EXACT([.B68];[.F68])" office:value-type="boolean" office:boolean-value="true">
            <text:p>TRUE</text:p>
          </table:table-cell>
          <table:table-cell table:style-name="ce4" table:formula="of:=VLOOKUP([.A68];[UCF.$A$2:.$G$1160];3;0)" office:value-type="string" office:string-value="HA2_HA05_P">
            <text:p>HA2_HA05_P</text:p>
          </table:table-cell>
          <table:table-cell table:style-name="ce4" table:formula="of:=VLOOKUP([.A68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M25</text:p>
          </table:table-cell>
          <table:table-cell table:style-name="ce4" office:value-type="string">
            <text:p>IO_L23N_T3_1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69];[UCF.$A$2:.$G$1160];2;0)" office:value-type="string" office:string-value="IO_L23N_T3_12">
            <text:p>IO_L23N_T3_12</text:p>
          </table:table-cell>
          <table:table-cell table:style-name="ce4" table:formula="of:=EXACT([.B69];[.F69])" office:value-type="boolean" office:boolean-value="true">
            <text:p>TRUE</text:p>
          </table:table-cell>
          <table:table-cell table:style-name="ce4" table:formula="of:=VLOOKUP([.A69];[UCF.$A$2:.$G$1160];3;0)" office:value-type="string" office:string-value="HA2_HA05_N">
            <text:p>HA2_HA05_N</text:p>
          </table:table-cell>
          <table:table-cell table:style-name="ce4" table:formula="of:=VLOOKUP([.A69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P25</text:p>
          </table:table-cell>
          <table:table-cell table:style-name="ce4" office:value-type="string">
            <text:p>IO_L24P_T3_1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70];[UCF.$A$2:.$G$1160];2;0)" office:value-type="string" office:string-value="IO_L24P_T3_12">
            <text:p>IO_L24P_T3_12</text:p>
          </table:table-cell>
          <table:table-cell table:style-name="ce4" table:formula="of:=EXACT([.B70];[.F70])" office:value-type="boolean" office:boolean-value="true">
            <text:p>TRUE</text:p>
          </table:table-cell>
          <table:table-cell table:style-name="ce4" table:formula="of:=VLOOKUP([.A70];[UCF.$A$2:.$G$1160];3;0)" office:value-type="string" office:string-value="HA2_HA10_P">
            <text:p>HA2_HA10_P</text:p>
          </table:table-cell>
          <table:table-cell table:style-name="ce4" table:formula="of:=VLOOKUP([.A70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P26</text:p>
          </table:table-cell>
          <table:table-cell table:style-name="ce4" office:value-type="string">
            <text:p>IO_L24N_T3_1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71];[UCF.$A$2:.$G$1160];2;0)" office:value-type="string" office:string-value="IO_L24N_T3_12">
            <text:p>IO_L24N_T3_12</text:p>
          </table:table-cell>
          <table:table-cell table:style-name="ce4" table:formula="of:=EXACT([.B71];[.F71])" office:value-type="boolean" office:boolean-value="true">
            <text:p>TRUE</text:p>
          </table:table-cell>
          <table:table-cell table:style-name="ce4" table:formula="of:=VLOOKUP([.A71];[UCF.$A$2:.$G$1160];3;0)" office:value-type="string" office:string-value="HA2_HA10_N">
            <text:p>HA2_HA10_N</text:p>
          </table:table-cell>
          <table:table-cell table:style-name="ce4" table:formula="of:=VLOOKUP([.A71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L24</text:p>
          </table:table-cell>
          <table:table-cell table:style-name="ce4" office:value-type="string">
            <text:p>IO_25_12</text:p>
          </table:table-cell>
          <table:table-cell table:style-name="ce4" office:value-type="string">
            <text:p>NA</text:p>
          </table:table-cell>
          <table:table-cell table:style-name="ce4" office:value-type="float" office:value="12">
            <text:p>12</text:p>
          </table:table-cell>
          <table:table-cell/>
          <table:table-cell table:style-name="ce4" table:formula="of:=VLOOKUP([.A72];[UCF.$A$2:.$G$1160];2;0)" office:value-type="string" office:string-value="IO_25_12">
            <text:p>IO_25_12</text:p>
          </table:table-cell>
          <table:table-cell table:style-name="ce4" table:formula="of:=EXACT([.B72];[.F72])" office:value-type="boolean" office:boolean-value="true">
            <text:p>TRUE</text:p>
          </table:table-cell>
          <table:table-cell table:style-name="ce4" table:formula="of:=VLOOKUP([.A72];[UCF.$A$2:.$G$1160];3;0)" office:value-type="string" office:string-value="PLL_VADJ2_DAC2_SYNC_">
            <text:p>PLL_VADJ2_DAC2_SYNC_</text:p>
          </table:table-cell>
          <table:table-cell table:style-name="ce4" table:formula="of:=VLOOKUP([.A72];[UCF.$A$2:.$G$1160];6;0)" office:value-type="float" office:value="1">
            <text:p>1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2" office:value-type="string">
            <text:p>AD23</text:p>
          </table:table-cell>
          <table:table-cell table:style-name="ce2" office:value-type="string">
            <text:p>IO_0_13</text:p>
          </table:table-cell>
          <table:table-cell table:style-name="ce2" office:value-type="string">
            <text:p>NA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73];[UCF.$A$2:.$G$1160];2;0)" office:value-type="string" office:string-value="IO_0_13">
            <text:p>IO_0_13</text:p>
          </table:table-cell>
          <table:table-cell table:style-name="ce2" table:formula="of:=EXACT([.B73];[.F73])" office:value-type="boolean" office:boolean-value="true">
            <text:p>TRUE</text:p>
          </table:table-cell>
          <table:table-cell table:style-name="ce2" table:formula="of:=VLOOKUP([.A73];[UCF.$A$2:.$G$1160];3;0)" office:value-type="string" office:string-value="VADJ2_SI57X_OE">
            <text:p>VADJ2_SI57X_OE</text:p>
          </table:table-cell>
          <table:table-cell table:style-name="ce2" table:formula="of:=VLOOKUP([.A73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F34</text:p>
          </table:table-cell>
          <table:table-cell table:style-name="ce2" office:value-type="string">
            <text:p>IO_L1P_T0_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74];[UCF.$A$2:.$G$1160];2;0)" office:value-type="string" office:string-value="IO_L1P_T0_13">
            <text:p>IO_L1P_T0_13</text:p>
          </table:table-cell>
          <table:table-cell table:style-name="ce2" table:formula="of:=EXACT([.B74];[.F74])" office:value-type="boolean" office:boolean-value="true">
            <text:p>TRUE</text:p>
          </table:table-cell>
          <table:table-cell table:style-name="ce2" table:formula="of:=VLOOKUP([.A74];[UCF.$A$2:.$G$1160];3;0)" office:value-type="string" office:string-value="LA2_LA13_N">
            <text:p>LA2_LA13_N</text:p>
          </table:table-cell>
          <table:table-cell table:style-name="ce2" table:formula="of:=VLOOKUP([.A74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G34</text:p>
          </table:table-cell>
          <table:table-cell table:style-name="ce2" office:value-type="string">
            <text:p>IO_L1N_T0_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75];[UCF.$A$2:.$G$1160];2;0)" office:value-type="string" office:string-value="IO_L1N_T0_13">
            <text:p>IO_L1N_T0_13</text:p>
          </table:table-cell>
          <table:table-cell table:style-name="ce2" table:formula="of:=EXACT([.B75];[.F75])" office:value-type="boolean" office:boolean-value="true">
            <text:p>TRUE</text:p>
          </table:table-cell>
          <table:table-cell table:style-name="ce2" table:formula="of:=VLOOKUP([.A75];[UCF.$A$2:.$G$1160];3;0)" office:value-type="string" office:string-value="LA2_LA13_P">
            <text:p>LA2_LA13_P</text:p>
          </table:table-cell>
          <table:table-cell table:style-name="ce2" table:formula="of:=VLOOKUP([.A75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D33</text:p>
          </table:table-cell>
          <table:table-cell table:style-name="ce2" office:value-type="string">
            <text:p>IO_L2P_T0_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76];[UCF.$A$2:.$G$1160];2;0)" office:value-type="string" office:string-value="IO_L2P_T0_13">
            <text:p>IO_L2P_T0_13</text:p>
          </table:table-cell>
          <table:table-cell table:style-name="ce2" table:formula="of:=EXACT([.B76];[.F76])" office:value-type="boolean" office:boolean-value="true">
            <text:p>TRUE</text:p>
          </table:table-cell>
          <table:table-cell table:style-name="ce2" table:formula="of:=VLOOKUP([.A76];[UCF.$A$2:.$G$1160];3;0)" office:value-type="string" office:string-value="LA2_LA16_P">
            <text:p>LA2_LA16_P</text:p>
          </table:table-cell>
          <table:table-cell table:style-name="ce2" table:formula="of:=VLOOKUP([.A76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D34</text:p>
          </table:table-cell>
          <table:table-cell table:style-name="ce2" office:value-type="string">
            <text:p>IO_L2N_T0_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77];[UCF.$A$2:.$G$1160];2;0)" office:value-type="string" office:string-value="IO_L2N_T0_13">
            <text:p>IO_L2N_T0_13</text:p>
          </table:table-cell>
          <table:table-cell table:style-name="ce2" table:formula="of:=EXACT([.B77];[.F77])" office:value-type="boolean" office:boolean-value="true">
            <text:p>TRUE</text:p>
          </table:table-cell>
          <table:table-cell table:style-name="ce2" table:formula="of:=VLOOKUP([.A77];[UCF.$A$2:.$G$1160];3;0)" office:value-type="string" office:string-value="LA2_LA16_N">
            <text:p>LA2_LA16_N</text:p>
          </table:table-cell>
          <table:table-cell table:style-name="ce2" table:formula="of:=VLOOKUP([.A77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H33</text:p>
          </table:table-cell>
          <table:table-cell table:style-name="ce2" office:value-type="string">
            <text:p>IO_L3P_T0_DQS_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78];[UCF.$A$2:.$G$1160];2;0)" office:value-type="string" office:string-value="IO_L3P_T0_DQS_13">
            <text:p>IO_L3P_T0_DQS_13</text:p>
          </table:table-cell>
          <table:table-cell table:style-name="ce2" table:formula="of:=EXACT([.B78];[.F78])" office:value-type="boolean" office:boolean-value="true">
            <text:p>TRUE</text:p>
          </table:table-cell>
          <table:table-cell table:style-name="ce2" table:formula="of:=VLOOKUP([.A78];[UCF.$A$2:.$G$1160];3;0)" office:value-type="string" office:string-value="LA2_LA05_N">
            <text:p>LA2_LA05_N</text:p>
          </table:table-cell>
          <table:table-cell table:style-name="ce2" table:formula="of:=VLOOKUP([.A78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H34</text:p>
          </table:table-cell>
          <table:table-cell table:style-name="ce2" office:value-type="string">
            <text:p>IO_L3N_T0_DQS_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79];[UCF.$A$2:.$G$1160];2;0)" office:value-type="string" office:string-value="IO_L3N_T0_DQS_13">
            <text:p>IO_L3N_T0_DQS_13</text:p>
          </table:table-cell>
          <table:table-cell table:style-name="ce2" table:formula="of:=EXACT([.B79];[.F79])" office:value-type="boolean" office:boolean-value="true">
            <text:p>TRUE</text:p>
          </table:table-cell>
          <table:table-cell table:style-name="ce2" table:formula="of:=VLOOKUP([.A79];[UCF.$A$2:.$G$1160];3;0)" office:value-type="string" office:string-value="LA2_LA05_P">
            <text:p>LA2_LA05_P</text:p>
          </table:table-cell>
          <table:table-cell table:style-name="ce2" table:formula="of:=VLOOKUP([.A79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E33</text:p>
          </table:table-cell>
          <table:table-cell table:style-name="ce2" office:value-type="string">
            <text:p>IO_L4P_T0_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80];[UCF.$A$2:.$G$1160];2;0)" office:value-type="string" office:string-value="IO_L4P_T0_13">
            <text:p>IO_L4P_T0_13</text:p>
          </table:table-cell>
          <table:table-cell table:style-name="ce2" table:formula="of:=EXACT([.B80];[.F80])" office:value-type="boolean" office:boolean-value="true">
            <text:p>TRUE</text:p>
          </table:table-cell>
          <table:table-cell table:style-name="ce2" table:formula="of:=VLOOKUP([.A80];[UCF.$A$2:.$G$1160];3;0)" office:value-type="string" office:string-value="LA2_LA14_N">
            <text:p>LA2_LA14_N</text:p>
          </table:table-cell>
          <table:table-cell table:style-name="ce2" table:formula="of:=VLOOKUP([.A80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F33</text:p>
          </table:table-cell>
          <table:table-cell table:style-name="ce2" office:value-type="string">
            <text:p>IO_L4N_T0_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81];[UCF.$A$2:.$G$1160];2;0)" office:value-type="string" office:string-value="IO_L4N_T0_13">
            <text:p>IO_L4N_T0_13</text:p>
          </table:table-cell>
          <table:table-cell table:style-name="ce2" table:formula="of:=EXACT([.B81];[.F81])" office:value-type="boolean" office:boolean-value="true">
            <text:p>TRUE</text:p>
          </table:table-cell>
          <table:table-cell table:style-name="ce2" table:formula="of:=VLOOKUP([.A81];[UCF.$A$2:.$G$1160];3;0)" office:value-type="string" office:string-value="LA2_LA14_P">
            <text:p>LA2_LA14_P</text:p>
          </table:table-cell>
          <table:table-cell table:style-name="ce2" table:formula="of:=VLOOKUP([.A81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G32</text:p>
          </table:table-cell>
          <table:table-cell table:style-name="ce2" office:value-type="string">
            <text:p>IO_L5P_T0_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82];[UCF.$A$2:.$G$1160];2;0)" office:value-type="string" office:string-value="IO_L5P_T0_13">
            <text:p>IO_L5P_T0_13</text:p>
          </table:table-cell>
          <table:table-cell table:style-name="ce2" table:formula="of:=EXACT([.B82];[.F82])" office:value-type="boolean" office:boolean-value="true">
            <text:p>TRUE</text:p>
          </table:table-cell>
          <table:table-cell table:style-name="ce2" table:formula="of:=VLOOKUP([.A82];[UCF.$A$2:.$G$1160];3;0)" office:value-type="string" office:string-value="LA2_LA10_N">
            <text:p>LA2_LA10_N</text:p>
          </table:table-cell>
          <table:table-cell table:style-name="ce2" table:formula="of:=VLOOKUP([.A82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H32</text:p>
          </table:table-cell>
          <table:table-cell table:style-name="ce2" office:value-type="string">
            <text:p>IO_L5N_T0_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83];[UCF.$A$2:.$G$1160];2;0)" office:value-type="string" office:string-value="IO_L5N_T0_13">
            <text:p>IO_L5N_T0_13</text:p>
          </table:table-cell>
          <table:table-cell table:style-name="ce2" table:formula="of:=EXACT([.B83];[.F83])" office:value-type="boolean" office:boolean-value="true">
            <text:p>TRUE</text:p>
          </table:table-cell>
          <table:table-cell table:style-name="ce2" table:formula="of:=VLOOKUP([.A83];[UCF.$A$2:.$G$1160];3;0)" office:value-type="string" office:string-value="LA2_LA10_P">
            <text:p>LA2_LA10_P</text:p>
          </table:table-cell>
          <table:table-cell table:style-name="ce2" table:formula="of:=VLOOKUP([.A83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E32</text:p>
          </table:table-cell>
          <table:table-cell table:style-name="ce2" office:value-type="string">
            <text:p>IO_L6P_T0_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84];[UCF.$A$2:.$G$1160];2;0)" office:value-type="string" office:string-value="IO_L6P_T0_13">
            <text:p>IO_L6P_T0_13</text:p>
          </table:table-cell>
          <table:table-cell table:style-name="ce2" table:formula="of:=EXACT([.B84];[.F84])" office:value-type="boolean" office:boolean-value="true">
            <text:p>TRUE</text:p>
          </table:table-cell>
          <table:table-cell table:style-name="ce2" table:formula="of:=VLOOKUP([.A84];[UCF.$A$2:.$G$1160];3;0)" office:value-type="string" office:string-value="NetIC2_AE32">
            <text:p>NetIC2_AE32</text:p>
          </table:table-cell>
          <table:table-cell table:style-name="ce2" table:formula="of:=VLOOKUP([.A84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F32</text:p>
          </table:table-cell>
          <table:table-cell table:style-name="ce2" office:value-type="string">
            <text:p>IO_L6N_T0_VREF_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85];[UCF.$A$2:.$G$1160];2;0)" office:value-type="string" office:string-value="IO_L6N_T0_VREF_13">
            <text:p>IO_L6N_T0_VREF_13</text:p>
          </table:table-cell>
          <table:table-cell table:style-name="ce2" table:formula="of:=EXACT([.B85];[.F85])" office:value-type="boolean" office:boolean-value="true">
            <text:p>TRUE</text:p>
          </table:table-cell>
          <table:table-cell table:style-name="ce2" table:formula="of:=VLOOKUP([.A85];[UCF.$A$2:.$G$1160];3;0)" office:value-type="string" office:string-value="FMC2_VREF_A_M2C">
            <text:p>FMC2_VREF_A_M2C</text:p>
          </table:table-cell>
          <table:table-cell table:style-name="ce2" table:formula="of:=VLOOKUP([.A85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D31</text:p>
          </table:table-cell>
          <table:table-cell table:style-name="ce2" office:value-type="string">
            <text:p>IO_L7P_T1_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86];[UCF.$A$2:.$G$1160];2;0)" office:value-type="string" office:string-value="IO_L7P_T1_13">
            <text:p>IO_L7P_T1_13</text:p>
          </table:table-cell>
          <table:table-cell table:style-name="ce2" table:formula="of:=EXACT([.B86];[.F86])" office:value-type="boolean" office:boolean-value="true">
            <text:p>TRUE</text:p>
          </table:table-cell>
          <table:table-cell table:style-name="ce2" table:formula="of:=VLOOKUP([.A86];[UCF.$A$2:.$G$1160];3;0)" office:value-type="string" office:string-value="LA2_LAYY_SPARE3_P">
            <text:p>LA2_LAYY_SPARE3_P</text:p>
          </table:table-cell>
          <table:table-cell table:style-name="ce2" table:formula="of:=VLOOKUP([.A86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E31</text:p>
          </table:table-cell>
          <table:table-cell table:style-name="ce2" office:value-type="string">
            <text:p>IO_L7N_T1_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87];[UCF.$A$2:.$G$1160];2;0)" office:value-type="string" office:string-value="IO_L7N_T1_13">
            <text:p>IO_L7N_T1_13</text:p>
          </table:table-cell>
          <table:table-cell table:style-name="ce2" table:formula="of:=EXACT([.B87];[.F87])" office:value-type="boolean" office:boolean-value="true">
            <text:p>TRUE</text:p>
          </table:table-cell>
          <table:table-cell table:style-name="ce2" table:formula="of:=VLOOKUP([.A87];[UCF.$A$2:.$G$1160];3;0)" office:value-type="string" office:string-value="LA2_LAYY_SPARE3_N">
            <text:p>LA2_LAYY_SPARE3_N</text:p>
          </table:table-cell>
          <table:table-cell table:style-name="ce2" table:formula="of:=VLOOKUP([.A87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D30</text:p>
          </table:table-cell>
          <table:table-cell table:style-name="ce2" office:value-type="string">
            <text:p>IO_L8P_T1_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88];[UCF.$A$2:.$G$1160];2;0)" office:value-type="string" office:string-value="IO_L8P_T1_13">
            <text:p>IO_L8P_T1_13</text:p>
          </table:table-cell>
          <table:table-cell table:style-name="ce2" table:formula="of:=EXACT([.B88];[.F88])" office:value-type="boolean" office:boolean-value="true">
            <text:p>TRUE</text:p>
          </table:table-cell>
          <table:table-cell table:style-name="ce2" table:formula="of:=VLOOKUP([.A88];[UCF.$A$2:.$G$1160];3;0)" office:value-type="string" office:string-value="LA2_LA11_N">
            <text:p>LA2_LA11_N</text:p>
          </table:table-cell>
          <table:table-cell table:style-name="ce2" table:formula="of:=VLOOKUP([.A88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E30</text:p>
          </table:table-cell>
          <table:table-cell table:style-name="ce2" office:value-type="string">
            <text:p>IO_L8N_T1_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89];[UCF.$A$2:.$G$1160];2;0)" office:value-type="string" office:string-value="IO_L8N_T1_13">
            <text:p>IO_L8N_T1_13</text:p>
          </table:table-cell>
          <table:table-cell table:style-name="ce2" table:formula="of:=EXACT([.B89];[.F89])" office:value-type="boolean" office:boolean-value="true">
            <text:p>TRUE</text:p>
          </table:table-cell>
          <table:table-cell table:style-name="ce2" table:formula="of:=VLOOKUP([.A89];[UCF.$A$2:.$G$1160];3;0)" office:value-type="string" office:string-value="LA2_LA11_P">
            <text:p>LA2_LA11_P</text:p>
          </table:table-cell>
          <table:table-cell table:style-name="ce2" table:formula="of:=VLOOKUP([.A89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D28</text:p>
          </table:table-cell>
          <table:table-cell table:style-name="ce2" office:value-type="string">
            <text:p>IO_L9P_T1_DQS_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90];[UCF.$A$2:.$G$1160];2;0)" office:value-type="string" office:string-value="IO_L9P_T1_DQS_13">
            <text:p>IO_L9P_T1_DQS_13</text:p>
          </table:table-cell>
          <table:table-cell table:style-name="ce2" table:formula="of:=EXACT([.B90];[.F90])" office:value-type="boolean" office:boolean-value="true">
            <text:p>TRUE</text:p>
          </table:table-cell>
          <table:table-cell table:style-name="ce2" table:formula="of:=VLOOKUP([.A90];[UCF.$A$2:.$G$1160];3;0)" office:value-type="string" office:string-value="LA2_LA15_N">
            <text:p>LA2_LA15_N</text:p>
          </table:table-cell>
          <table:table-cell table:style-name="ce2" table:formula="of:=VLOOKUP([.A90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D29</text:p>
          </table:table-cell>
          <table:table-cell table:style-name="ce2" office:value-type="string">
            <text:p>IO_L9N_T1_DQS_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91];[UCF.$A$2:.$G$1160];2;0)" office:value-type="string" office:string-value="IO_L9N_T1_DQS_13">
            <text:p>IO_L9N_T1_DQS_13</text:p>
          </table:table-cell>
          <table:table-cell table:style-name="ce2" table:formula="of:=EXACT([.B91];[.F91])" office:value-type="boolean" office:boolean-value="true">
            <text:p>TRUE</text:p>
          </table:table-cell>
          <table:table-cell table:style-name="ce2" table:formula="of:=VLOOKUP([.A91];[UCF.$A$2:.$G$1160];3;0)" office:value-type="string" office:string-value="LA2_LA15_P">
            <text:p>LA2_LA15_P</text:p>
          </table:table-cell>
          <table:table-cell table:style-name="ce2" table:formula="of:=VLOOKUP([.A91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G31</text:p>
          </table:table-cell>
          <table:table-cell table:style-name="ce2" office:value-type="string">
            <text:p>IO_L10P_T1_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92];[UCF.$A$2:.$G$1160];2;0)" office:value-type="string" office:string-value="IO_L10P_T1_13">
            <text:p>IO_L10P_T1_13</text:p>
          </table:table-cell>
          <table:table-cell table:style-name="ce2" table:formula="of:=EXACT([.B92];[.F92])" office:value-type="boolean" office:boolean-value="true">
            <text:p>TRUE</text:p>
          </table:table-cell>
          <table:table-cell table:style-name="ce2" table:formula="of:=VLOOKUP([.A92];[UCF.$A$2:.$G$1160];3;0)" office:value-type="string" office:string-value="LA2_LA02_N">
            <text:p>LA2_LA02_N</text:p>
          </table:table-cell>
          <table:table-cell table:style-name="ce2" table:formula="of:=VLOOKUP([.A92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H31</text:p>
          </table:table-cell>
          <table:table-cell table:style-name="ce2" office:value-type="string">
            <text:p>IO_L10N_T1_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93];[UCF.$A$2:.$G$1160];2;0)" office:value-type="string" office:string-value="IO_L10N_T1_13">
            <text:p>IO_L10N_T1_13</text:p>
          </table:table-cell>
          <table:table-cell table:style-name="ce2" table:formula="of:=EXACT([.B93];[.F93])" office:value-type="boolean" office:boolean-value="true">
            <text:p>TRUE</text:p>
          </table:table-cell>
          <table:table-cell table:style-name="ce2" table:formula="of:=VLOOKUP([.A93];[UCF.$A$2:.$G$1160];3;0)" office:value-type="string" office:string-value="LA2_LA02_P">
            <text:p>LA2_LA02_P</text:p>
          </table:table-cell>
          <table:table-cell table:style-name="ce2" table:formula="of:=VLOOKUP([.A93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F29</text:p>
          </table:table-cell>
          <table:table-cell table:style-name="ce2" office:value-type="string">
            <text:p>IO_L11P_T1_SRCC_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94];[UCF.$A$2:.$G$1160];2;0)" office:value-type="string" office:string-value="IO_L11P_T1_SRCC_13">
            <text:p>IO_L11P_T1_SRCC_13</text:p>
          </table:table-cell>
          <table:table-cell table:style-name="ce2" table:formula="of:=EXACT([.B94];[.F94])" office:value-type="boolean" office:boolean-value="true">
            <text:p>TRUE</text:p>
          </table:table-cell>
          <table:table-cell table:style-name="ce2" table:formula="of:=VLOOKUP([.A94];[UCF.$A$2:.$G$1160];3;0)" office:value-type="string" office:string-value="LA2_LA01_CC_N">
            <text:p>LA2_LA01_CC_N</text:p>
          </table:table-cell>
          <table:table-cell table:style-name="ce2" table:formula="of:=VLOOKUP([.A94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F30</text:p>
          </table:table-cell>
          <table:table-cell table:style-name="ce2" office:value-type="string">
            <text:p>IO_L11N_T1_SRCC_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95];[UCF.$A$2:.$G$1160];2;0)" office:value-type="string" office:string-value="IO_L11N_T1_SRCC_13">
            <text:p>IO_L11N_T1_SRCC_13</text:p>
          </table:table-cell>
          <table:table-cell table:style-name="ce2" table:formula="of:=EXACT([.B95];[.F95])" office:value-type="boolean" office:boolean-value="true">
            <text:p>TRUE</text:p>
          </table:table-cell>
          <table:table-cell table:style-name="ce2" table:formula="of:=VLOOKUP([.A95];[UCF.$A$2:.$G$1160];3;0)" office:value-type="string" office:string-value="LA2_LA01_CC_P">
            <text:p>LA2_LA01_CC_P</text:p>
          </table:table-cell>
          <table:table-cell table:style-name="ce2" table:formula="of:=VLOOKUP([.A95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G29</text:p>
          </table:table-cell>
          <table:table-cell table:style-name="ce2" office:value-type="string">
            <text:p>IO_L12P_T1_MRCC_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96];[UCF.$A$2:.$G$1160];2;0)" office:value-type="string" office:string-value="IO_L12P_T1_MRCC_13">
            <text:p>IO_L12P_T1_MRCC_13</text:p>
          </table:table-cell>
          <table:table-cell table:style-name="ce2" table:formula="of:=EXACT([.B96];[.F96])" office:value-type="boolean" office:boolean-value="true">
            <text:p>TRUE</text:p>
          </table:table-cell>
          <table:table-cell table:style-name="ce2" table:formula="of:=VLOOKUP([.A96];[UCF.$A$2:.$G$1160];3;0)" office:value-type="string" office:string-value="CLKS2_CLK1_M2C_N">
            <text:p>CLKS2_CLK1_M2C_N</text:p>
          </table:table-cell>
          <table:table-cell table:style-name="ce2" table:formula="of:=VLOOKUP([.A96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G30</text:p>
          </table:table-cell>
          <table:table-cell table:style-name="ce2" office:value-type="string">
            <text:p>IO_L12N_T1_MRCC_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97];[UCF.$A$2:.$G$1160];2;0)" office:value-type="string" office:string-value="IO_L12N_T1_MRCC_13">
            <text:p>IO_L12N_T1_MRCC_13</text:p>
          </table:table-cell>
          <table:table-cell table:style-name="ce2" table:formula="of:=EXACT([.B97];[.F97])" office:value-type="boolean" office:boolean-value="true">
            <text:p>TRUE</text:p>
          </table:table-cell>
          <table:table-cell table:style-name="ce2" table:formula="of:=VLOOKUP([.A97];[UCF.$A$2:.$G$1160];3;0)" office:value-type="string" office:string-value="CLKS2_CLK1_M2C_P">
            <text:p>CLKS2_CLK1_M2C_P</text:p>
          </table:table-cell>
          <table:table-cell table:style-name="ce2" table:formula="of:=VLOOKUP([.A97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H28</text:p>
          </table:table-cell>
          <table:table-cell table:style-name="ce2" office:value-type="string">
            <text:p>IO_L13P_T2_MRCC_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98];[UCF.$A$2:.$G$1160];2;0)" office:value-type="string" office:string-value="IO_L13P_T2_MRCC_13">
            <text:p>IO_L13P_T2_MRCC_13</text:p>
          </table:table-cell>
          <table:table-cell table:style-name="ce2" table:formula="of:=EXACT([.B98];[.F98])" office:value-type="boolean" office:boolean-value="true">
            <text:p>TRUE</text:p>
          </table:table-cell>
          <table:table-cell table:style-name="ce2" table:formula="of:=VLOOKUP([.A98];[UCF.$A$2:.$G$1160];3;0)" office:value-type="string" office:string-value="CLKS2_CLK2_BIDIR_P">
            <text:p>CLKS2_CLK2_BIDIR_P</text:p>
          </table:table-cell>
          <table:table-cell table:style-name="ce2" table:formula="of:=VLOOKUP([.A98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H29</text:p>
          </table:table-cell>
          <table:table-cell table:style-name="ce2" office:value-type="string">
            <text:p>IO_L13N_T2_MRCC_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99];[UCF.$A$2:.$G$1160];2;0)" office:value-type="string" office:string-value="IO_L13N_T2_MRCC_13">
            <text:p>IO_L13N_T2_MRCC_13</text:p>
          </table:table-cell>
          <table:table-cell table:style-name="ce2" table:formula="of:=EXACT([.B99];[.F99])" office:value-type="boolean" office:boolean-value="true">
            <text:p>TRUE</text:p>
          </table:table-cell>
          <table:table-cell table:style-name="ce2" table:formula="of:=VLOOKUP([.A99];[UCF.$A$2:.$G$1160];3;0)" office:value-type="string" office:string-value="CLKS2_CLK2_BIDIR_N">
            <text:p>CLKS2_CLK2_BIDIR_N</text:p>
          </table:table-cell>
          <table:table-cell table:style-name="ce2" table:formula="of:=VLOOKUP([.A99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E28</text:p>
          </table:table-cell>
          <table:table-cell table:style-name="ce2" office:value-type="string">
            <text:p>IO_L14P_T2_SRCC_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00];[UCF.$A$2:.$G$1160];2;0)" office:value-type="string" office:string-value="IO_L14P_T2_SRCC_13">
            <text:p>IO_L14P_T2_SRCC_13</text:p>
          </table:table-cell>
          <table:table-cell table:style-name="ce2" table:formula="of:=EXACT([.B100];[.F100])" office:value-type="boolean" office:boolean-value="true">
            <text:p>TRUE</text:p>
          </table:table-cell>
          <table:table-cell table:style-name="ce2" table:formula="of:=VLOOKUP([.A100];[UCF.$A$2:.$G$1160];3;0)" office:value-type="string" office:string-value="LA2_LA00_CC_P">
            <text:p>LA2_LA00_CC_P</text:p>
          </table:table-cell>
          <table:table-cell table:style-name="ce2" table:formula="of:=VLOOKUP([.A100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F28</text:p>
          </table:table-cell>
          <table:table-cell table:style-name="ce2" office:value-type="string">
            <text:p>IO_L14N_T2_SRCC_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01];[UCF.$A$2:.$G$1160];2;0)" office:value-type="string" office:string-value="IO_L14N_T2_SRCC_13">
            <text:p>IO_L14N_T2_SRCC_13</text:p>
          </table:table-cell>
          <table:table-cell table:style-name="ce2" table:formula="of:=EXACT([.B101];[.F101])" office:value-type="boolean" office:boolean-value="true">
            <text:p>TRUE</text:p>
          </table:table-cell>
          <table:table-cell table:style-name="ce2" table:formula="of:=VLOOKUP([.A101];[UCF.$A$2:.$G$1160];3;0)" office:value-type="string" office:string-value="LA2_LA00_CC_N">
            <text:p>LA2_LA00_CC_N</text:p>
          </table:table-cell>
          <table:table-cell table:style-name="ce2" table:formula="of:=VLOOKUP([.A101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D26</text:p>
          </table:table-cell>
          <table:table-cell table:style-name="ce2" office:value-type="string">
            <text:p>IO_L15P_T2_DQS_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02];[UCF.$A$2:.$G$1160];2;0)" office:value-type="string" office:string-value="IO_L15P_T2_DQS_13">
            <text:p>IO_L15P_T2_DQS_13</text:p>
          </table:table-cell>
          <table:table-cell table:style-name="ce2" table:formula="of:=EXACT([.B102];[.F102])" office:value-type="boolean" office:boolean-value="true">
            <text:p>TRUE</text:p>
          </table:table-cell>
          <table:table-cell table:style-name="ce2" table:formula="of:=VLOOKUP([.A102];[UCF.$A$2:.$G$1160];3;0)" office:value-type="string" office:string-value="LA2_LAYY_SPARE1_P">
            <text:p>LA2_LAYY_SPARE1_P</text:p>
          </table:table-cell>
          <table:table-cell table:style-name="ce2" table:formula="of:=VLOOKUP([.A102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E26</text:p>
          </table:table-cell>
          <table:table-cell table:style-name="ce2" office:value-type="string">
            <text:p>IO_L15N_T2_DQS_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03];[UCF.$A$2:.$G$1160];2;0)" office:value-type="string" office:string-value="IO_L15N_T2_DQS_13">
            <text:p>IO_L15N_T2_DQS_13</text:p>
          </table:table-cell>
          <table:table-cell table:style-name="ce2" table:formula="of:=EXACT([.B103];[.F103])" office:value-type="boolean" office:boolean-value="true">
            <text:p>TRUE</text:p>
          </table:table-cell>
          <table:table-cell table:style-name="ce2" table:formula="of:=VLOOKUP([.A103];[UCF.$A$2:.$G$1160];3;0)" office:value-type="string" office:string-value="LA2_LAYY_SPARE1_N">
            <text:p>LA2_LAYY_SPARE1_N</text:p>
          </table:table-cell>
          <table:table-cell table:style-name="ce2" table:formula="of:=VLOOKUP([.A103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C26</text:p>
          </table:table-cell>
          <table:table-cell table:style-name="ce2" office:value-type="string">
            <text:p>IO_L16P_T2_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04];[UCF.$A$2:.$G$1160];2;0)" office:value-type="string" office:string-value="IO_L16P_T2_13">
            <text:p>IO_L16P_T2_13</text:p>
          </table:table-cell>
          <table:table-cell table:style-name="ce2" table:formula="of:=EXACT([.B104];[.F104])" office:value-type="boolean" office:boolean-value="true">
            <text:p>TRUE</text:p>
          </table:table-cell>
          <table:table-cell table:style-name="ce2" table:formula="of:=VLOOKUP([.A104];[UCF.$A$2:.$G$1160];3;0)" office:value-type="string" office:string-value="LA2_LA04_N">
            <text:p>LA2_LA04_N</text:p>
          </table:table-cell>
          <table:table-cell table:style-name="ce2" table:formula="of:=VLOOKUP([.A104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C27</text:p>
          </table:table-cell>
          <table:table-cell table:style-name="ce2" office:value-type="string">
            <text:p>IO_L16N_T2_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05];[UCF.$A$2:.$G$1160];2;0)" office:value-type="string" office:string-value="IO_L16N_T2_13">
            <text:p>IO_L16N_T2_13</text:p>
          </table:table-cell>
          <table:table-cell table:style-name="ce2" table:formula="of:=EXACT([.B105];[.F105])" office:value-type="boolean" office:boolean-value="true">
            <text:p>TRUE</text:p>
          </table:table-cell>
          <table:table-cell table:style-name="ce2" table:formula="of:=VLOOKUP([.A105];[UCF.$A$2:.$G$1160];3;0)" office:value-type="string" office:string-value="LA2_LA04_P">
            <text:p>LA2_LA04_P</text:p>
          </table:table-cell>
          <table:table-cell table:style-name="ce2" table:formula="of:=VLOOKUP([.A105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G27</text:p>
          </table:table-cell>
          <table:table-cell table:style-name="ce2" office:value-type="string">
            <text:p>IO_L17P_T2_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06];[UCF.$A$2:.$G$1160];2;0)" office:value-type="string" office:string-value="IO_L17P_T2_13">
            <text:p>IO_L17P_T2_13</text:p>
          </table:table-cell>
          <table:table-cell table:style-name="ce2" table:formula="of:=EXACT([.B106];[.F106])" office:value-type="boolean" office:boolean-value="true">
            <text:p>TRUE</text:p>
          </table:table-cell>
          <table:table-cell table:style-name="ce2" table:formula="of:=VLOOKUP([.A106];[UCF.$A$2:.$G$1160];3;0)" office:value-type="string" office:string-value="LA2_LA07_N">
            <text:p>LA2_LA07_N</text:p>
          </table:table-cell>
          <table:table-cell table:style-name="ce2" table:formula="of:=VLOOKUP([.A106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H27</text:p>
          </table:table-cell>
          <table:table-cell table:style-name="ce2" office:value-type="string">
            <text:p>IO_L17N_T2_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07];[UCF.$A$2:.$G$1160];2;0)" office:value-type="string" office:string-value="IO_L17N_T2_13">
            <text:p>IO_L17N_T2_13</text:p>
          </table:table-cell>
          <table:table-cell table:style-name="ce2" table:formula="of:=EXACT([.B107];[.F107])" office:value-type="boolean" office:boolean-value="true">
            <text:p>TRUE</text:p>
          </table:table-cell>
          <table:table-cell table:style-name="ce2" table:formula="of:=VLOOKUP([.A107];[UCF.$A$2:.$G$1160];3;0)" office:value-type="string" office:string-value="LA2_LA07_P">
            <text:p>LA2_LA07_P</text:p>
          </table:table-cell>
          <table:table-cell table:style-name="ce2" table:formula="of:=VLOOKUP([.A107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E27</text:p>
          </table:table-cell>
          <table:table-cell table:style-name="ce2" office:value-type="string">
            <text:p>IO_L18P_T2_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08];[UCF.$A$2:.$G$1160];2;0)" office:value-type="string" office:string-value="IO_L18P_T2_13">
            <text:p>IO_L18P_T2_13</text:p>
          </table:table-cell>
          <table:table-cell table:style-name="ce2" table:formula="of:=EXACT([.B108];[.F108])" office:value-type="boolean" office:boolean-value="true">
            <text:p>TRUE</text:p>
          </table:table-cell>
          <table:table-cell table:style-name="ce2" table:formula="of:=VLOOKUP([.A108];[UCF.$A$2:.$G$1160];3;0)" office:value-type="string" office:string-value="LA2_LA12_N">
            <text:p>LA2_LA12_N</text:p>
          </table:table-cell>
          <table:table-cell table:style-name="ce2" table:formula="of:=VLOOKUP([.A108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F27</text:p>
          </table:table-cell>
          <table:table-cell table:style-name="ce2" office:value-type="string">
            <text:p>IO_L18N_T2_1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09];[UCF.$A$2:.$G$1160];2;0)" office:value-type="string" office:string-value="IO_L18N_T2_13">
            <text:p>IO_L18N_T2_13</text:p>
          </table:table-cell>
          <table:table-cell table:style-name="ce2" table:formula="of:=EXACT([.B109];[.F109])" office:value-type="boolean" office:boolean-value="true">
            <text:p>TRUE</text:p>
          </table:table-cell>
          <table:table-cell table:style-name="ce2" table:formula="of:=VLOOKUP([.A109];[UCF.$A$2:.$G$1160];3;0)" office:value-type="string" office:string-value="LA2_LA12_P">
            <text:p>LA2_LA12_P</text:p>
          </table:table-cell>
          <table:table-cell table:style-name="ce2" table:formula="of:=VLOOKUP([.A109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G26</text:p>
          </table:table-cell>
          <table:table-cell table:style-name="ce2" office:value-type="string">
            <text:p>IO_L19P_T3_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10];[UCF.$A$2:.$G$1160];2;0)" office:value-type="string" office:string-value="IO_L19P_T3_13">
            <text:p>IO_L19P_T3_13</text:p>
          </table:table-cell>
          <table:table-cell table:style-name="ce2" table:formula="of:=EXACT([.B110];[.F110])" office:value-type="boolean" office:boolean-value="true">
            <text:p>TRUE</text:p>
          </table:table-cell>
          <table:table-cell table:style-name="ce2" table:formula="of:=VLOOKUP([.A110];[UCF.$A$2:.$G$1160];3;0)" office:value-type="string" office:string-value="FPGA_RESETN">
            <text:p>FPGA_RESETN</text:p>
          </table:table-cell>
          <table:table-cell table:style-name="ce2" table:formula="of:=VLOOKUP([.A110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H26</text:p>
          </table:table-cell>
          <table:table-cell table:style-name="ce2" office:value-type="string">
            <text:p>IO_L19N_T3_VREF_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11];[UCF.$A$2:.$G$1160];2;0)" office:value-type="string" office:string-value="IO_L19N_T3_VREF_13">
            <text:p>IO_L19N_T3_VREF_13</text:p>
          </table:table-cell>
          <table:table-cell table:style-name="ce2" table:formula="of:=EXACT([.B111];[.F111])" office:value-type="boolean" office:boolean-value="true">
            <text:p>TRUE</text:p>
          </table:table-cell>
          <table:table-cell table:style-name="ce2" table:formula="of:=VLOOKUP([.A111];[UCF.$A$2:.$G$1160];3;0)" office:value-type="string" office:string-value="FMC2_VREF_A_M2C">
            <text:p>FMC2_VREF_A_M2C</text:p>
          </table:table-cell>
          <table:table-cell table:style-name="ce2" table:formula="of:=VLOOKUP([.A111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E23</text:p>
          </table:table-cell>
          <table:table-cell table:style-name="ce2" office:value-type="string">
            <text:p>IO_L20P_T3_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12];[UCF.$A$2:.$G$1160];2;0)" office:value-type="string" office:string-value="IO_L20P_T3_13">
            <text:p>IO_L20P_T3_13</text:p>
          </table:table-cell>
          <table:table-cell table:style-name="ce2" table:formula="of:=EXACT([.B112];[.F112])" office:value-type="boolean" office:boolean-value="true">
            <text:p>TRUE</text:p>
          </table:table-cell>
          <table:table-cell table:style-name="ce2" table:formula="of:=VLOOKUP([.A112];[UCF.$A$2:.$G$1160];3;0)" office:value-type="string" office:string-value="LA2_LA06_P">
            <text:p>LA2_LA06_P</text:p>
          </table:table-cell>
          <table:table-cell table:style-name="ce2" table:formula="of:=VLOOKUP([.A112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F23</text:p>
          </table:table-cell>
          <table:table-cell table:style-name="ce2" office:value-type="string">
            <text:p>IO_L20N_T3_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13];[UCF.$A$2:.$G$1160];2;0)" office:value-type="string" office:string-value="IO_L20N_T3_13">
            <text:p>IO_L20N_T3_13</text:p>
          </table:table-cell>
          <table:table-cell table:style-name="ce2" table:formula="of:=EXACT([.B113];[.F113])" office:value-type="boolean" office:boolean-value="true">
            <text:p>TRUE</text:p>
          </table:table-cell>
          <table:table-cell table:style-name="ce2" table:formula="of:=VLOOKUP([.A113];[UCF.$A$2:.$G$1160];3;0)" office:value-type="string" office:string-value="LA2_LA06_N">
            <text:p>LA2_LA06_N</text:p>
          </table:table-cell>
          <table:table-cell table:style-name="ce2" table:formula="of:=VLOOKUP([.A113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G24</text:p>
          </table:table-cell>
          <table:table-cell table:style-name="ce2" office:value-type="string">
            <text:p>IO_L21P_T3_DQS_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14];[UCF.$A$2:.$G$1160];2;0)" office:value-type="string" office:string-value="IO_L21P_T3_DQS_13">
            <text:p>IO_L21P_T3_DQS_13</text:p>
          </table:table-cell>
          <table:table-cell table:style-name="ce2" table:formula="of:=EXACT([.B114];[.F114])" office:value-type="boolean" office:boolean-value="true">
            <text:p>TRUE</text:p>
          </table:table-cell>
          <table:table-cell table:style-name="ce2" table:formula="of:=VLOOKUP([.A114];[UCF.$A$2:.$G$1160];3;0)" office:value-type="string" office:string-value="LA2_LA03_N">
            <text:p>LA2_LA03_N</text:p>
          </table:table-cell>
          <table:table-cell table:style-name="ce2" table:formula="of:=VLOOKUP([.A114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H24</text:p>
          </table:table-cell>
          <table:table-cell table:style-name="ce2" office:value-type="string">
            <text:p>IO_L21N_T3_DQS_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15];[UCF.$A$2:.$G$1160];2;0)" office:value-type="string" office:string-value="IO_L21N_T3_DQS_13">
            <text:p>IO_L21N_T3_DQS_13</text:p>
          </table:table-cell>
          <table:table-cell table:style-name="ce2" table:formula="of:=EXACT([.B115];[.F115])" office:value-type="boolean" office:boolean-value="true">
            <text:p>TRUE</text:p>
          </table:table-cell>
          <table:table-cell table:style-name="ce2" table:formula="of:=VLOOKUP([.A115];[UCF.$A$2:.$G$1160];3;0)" office:value-type="string" office:string-value="LA2_LA03_P">
            <text:p>LA2_LA03_P</text:p>
          </table:table-cell>
          <table:table-cell table:style-name="ce2" table:formula="of:=VLOOKUP([.A115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C24</text:p>
          </table:table-cell>
          <table:table-cell table:style-name="ce2" office:value-type="string">
            <text:p>IO_L22P_T3_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16];[UCF.$A$2:.$G$1160];2;0)" office:value-type="string" office:string-value="IO_L22P_T3_13">
            <text:p>IO_L22P_T3_13</text:p>
          </table:table-cell>
          <table:table-cell table:style-name="ce2" table:formula="of:=EXACT([.B116];[.F116])" office:value-type="boolean" office:boolean-value="true">
            <text:p>TRUE</text:p>
          </table:table-cell>
          <table:table-cell table:style-name="ce2" table:formula="of:=VLOOKUP([.A116];[UCF.$A$2:.$G$1160];3;0)" office:value-type="string" office:string-value="LA2_LAYY_SPARE0_P">
            <text:p>LA2_LAYY_SPARE0_P</text:p>
          </table:table-cell>
          <table:table-cell table:style-name="ce2" table:formula="of:=VLOOKUP([.A116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D24</text:p>
          </table:table-cell>
          <table:table-cell table:style-name="ce2" office:value-type="string">
            <text:p>IO_L22N_T3_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17];[UCF.$A$2:.$G$1160];2;0)" office:value-type="string" office:string-value="IO_L22N_T3_13">
            <text:p>IO_L22N_T3_13</text:p>
          </table:table-cell>
          <table:table-cell table:style-name="ce2" table:formula="of:=EXACT([.B117];[.F117])" office:value-type="boolean" office:boolean-value="true">
            <text:p>TRUE</text:p>
          </table:table-cell>
          <table:table-cell table:style-name="ce2" table:formula="of:=VLOOKUP([.A117];[UCF.$A$2:.$G$1160];3;0)" office:value-type="string" office:string-value="LA2_LAYY_SPARE0_N">
            <text:p>LA2_LAYY_SPARE0_N</text:p>
          </table:table-cell>
          <table:table-cell table:style-name="ce2" table:formula="of:=VLOOKUP([.A117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F25</text:p>
          </table:table-cell>
          <table:table-cell table:style-name="ce2" office:value-type="string">
            <text:p>IO_L23P_T3_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18];[UCF.$A$2:.$G$1160];2;0)" office:value-type="string" office:string-value="IO_L23P_T3_13">
            <text:p>IO_L23P_T3_13</text:p>
          </table:table-cell>
          <table:table-cell table:style-name="ce2" table:formula="of:=EXACT([.B118];[.F118])" office:value-type="boolean" office:boolean-value="true">
            <text:p>TRUE</text:p>
          </table:table-cell>
          <table:table-cell table:style-name="ce2" table:formula="of:=VLOOKUP([.A118];[UCF.$A$2:.$G$1160];3;0)" office:value-type="string" office:string-value="LA2_LA09_N">
            <text:p>LA2_LA09_N</text:p>
          </table:table-cell>
          <table:table-cell table:style-name="ce2" table:formula="of:=VLOOKUP([.A118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G25</text:p>
          </table:table-cell>
          <table:table-cell table:style-name="ce2" office:value-type="string">
            <text:p>IO_L23N_T3_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19];[UCF.$A$2:.$G$1160];2;0)" office:value-type="string" office:string-value="IO_L23N_T3_13">
            <text:p>IO_L23N_T3_13</text:p>
          </table:table-cell>
          <table:table-cell table:style-name="ce2" table:formula="of:=EXACT([.B119];[.F119])" office:value-type="boolean" office:boolean-value="true">
            <text:p>TRUE</text:p>
          </table:table-cell>
          <table:table-cell table:style-name="ce2" table:formula="of:=VLOOKUP([.A119];[UCF.$A$2:.$G$1160];3;0)" office:value-type="string" office:string-value="LA2_LA09_P">
            <text:p>LA2_LA09_P</text:p>
          </table:table-cell>
          <table:table-cell table:style-name="ce2" table:formula="of:=VLOOKUP([.A119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D25</text:p>
          </table:table-cell>
          <table:table-cell table:style-name="ce2" office:value-type="string">
            <text:p>IO_L24P_T3_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20];[UCF.$A$2:.$G$1160];2;0)" office:value-type="string" office:string-value="IO_L24P_T3_13">
            <text:p>IO_L24P_T3_13</text:p>
          </table:table-cell>
          <table:table-cell table:style-name="ce2" table:formula="of:=EXACT([.B120];[.F120])" office:value-type="boolean" office:boolean-value="true">
            <text:p>TRUE</text:p>
          </table:table-cell>
          <table:table-cell table:style-name="ce2" table:formula="of:=VLOOKUP([.A120];[UCF.$A$2:.$G$1160];3;0)" office:value-type="string" office:string-value="LA2_LA08_P">
            <text:p>LA2_LA08_P</text:p>
          </table:table-cell>
          <table:table-cell table:style-name="ce2" table:formula="of:=VLOOKUP([.A120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E25</text:p>
          </table:table-cell>
          <table:table-cell table:style-name="ce2" office:value-type="string">
            <text:p>IO_L24N_T3_1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21];[UCF.$A$2:.$G$1160];2;0)" office:value-type="string" office:string-value="IO_L24N_T3_13">
            <text:p>IO_L24N_T3_13</text:p>
          </table:table-cell>
          <table:table-cell table:style-name="ce2" table:formula="of:=EXACT([.B121];[.F121])" office:value-type="boolean" office:boolean-value="true">
            <text:p>TRUE</text:p>
          </table:table-cell>
          <table:table-cell table:style-name="ce2" table:formula="of:=VLOOKUP([.A121];[UCF.$A$2:.$G$1160];3;0)" office:value-type="string" office:string-value="LA2_LA08_N">
            <text:p>LA2_LA08_N</text:p>
          </table:table-cell>
          <table:table-cell table:style-name="ce2" table:formula="of:=VLOOKUP([.A121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F24</text:p>
          </table:table-cell>
          <table:table-cell table:style-name="ce2" office:value-type="string">
            <text:p>IO_25_13</text:p>
          </table:table-cell>
          <table:table-cell table:style-name="ce2" office:value-type="string">
            <text:p>NA</text:p>
          </table:table-cell>
          <table:table-cell table:style-name="ce2" office:value-type="float" office:value="13">
            <text:p>13</text:p>
          </table:table-cell>
          <table:table-cell/>
          <table:table-cell table:style-name="ce2" table:formula="of:=VLOOKUP([.A122];[UCF.$A$2:.$G$1160];2;0)" office:value-type="string" office:string-value="IO_25_13">
            <text:p>IO_25_13</text:p>
          </table:table-cell>
          <table:table-cell table:style-name="ce2" table:formula="of:=EXACT([.B122];[.F122])" office:value-type="boolean" office:boolean-value="true">
            <text:p>TRUE</text:p>
          </table:table-cell>
          <table:table-cell table:style-name="ce2" table:formula="of:=VLOOKUP([.A122];[UCF.$A$2:.$G$1160];3;0)" office:value-type="string" office:string-value="PLL_VADJ2_DAC_DIN">
            <text:p>PLL_VADJ2_DAC_DIN</text:p>
          </table:table-cell>
          <table:table-cell table:style-name="ce2" table:formula="of:=VLOOKUP([.A122];[UCF.$A$2:.$G$1160];6;0)" office:value-type="float" office:value="2">
            <text:p>2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4" office:value-type="string">
            <text:p>V24</text:p>
          </table:table-cell>
          <table:table-cell table:style-name="ce4" office:value-type="string">
            <text:p>IO_0_14</text:p>
          </table:table-cell>
          <table:table-cell table:style-name="ce4" office:value-type="string">
            <text:p>NA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23];[UCF.$A$2:.$G$1160];2;0)" office:value-type="string" office:string-value="IO_0_14">
            <text:p>IO_0_14</text:p>
          </table:table-cell>
          <table:table-cell table:style-name="ce4" table:formula="of:=EXACT([.B123];[.F123])" office:value-type="boolean" office:boolean-value="true">
            <text:p>TRUE</text:p>
          </table:table-cell>
          <table:table-cell table:style-name="ce4" table:formula="of:=VLOOKUP([.A123];[UCF.$A$2:.$G$1160];3;0)" office:value-type="string" office:string-value="VADJ2_SI57X_SCL">
            <text:p>VADJ2_SI57X_SCL</text:p>
          </table:table-cell>
          <table:table-cell table:style-name="ce4" table:formula="of:=VLOOKUP([.A123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V28</text:p>
          </table:table-cell>
          <table:table-cell table:style-name="ce4" office:value-type="string">
            <text:p>IO_L1P_T0_D00_MOSI_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24];[UCF.$A$2:.$G$1160];2;0)" office:value-type="string" office:string-value="IO_L1P_T0_D00_MOSI_14">
            <text:p>IO_L1P_T0_D00_MOSI_14</text:p>
          </table:table-cell>
          <table:table-cell table:style-name="ce4" table:formula="of:=EXACT([.B124];[.F124])" office:value-type="boolean" office:boolean-value="true">
            <text:p>TRUE</text:p>
          </table:table-cell>
          <table:table-cell table:style-name="ce4" table:formula="of:=VLOOKUP([.A124];[UCF.$A$2:.$G$1160];3;0)" office:value-type="string" office:string-value="FLASH_SI/D0">
            <text:p>FLASH_SI/D0</text:p>
          </table:table-cell>
          <table:table-cell table:style-name="ce4" table:formula="of:=VLOOKUP([.A124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V29</text:p>
          </table:table-cell>
          <table:table-cell table:style-name="ce4" office:value-type="string">
            <text:p>IO_L1N_T0_D01_DIN_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25];[UCF.$A$2:.$G$1160];2;0)" office:value-type="string" office:string-value="IO_L1N_T0_D01_DIN_14">
            <text:p>IO_L1N_T0_D01_DIN_14</text:p>
          </table:table-cell>
          <table:table-cell table:style-name="ce4" table:formula="of:=EXACT([.B125];[.F125])" office:value-type="boolean" office:boolean-value="true">
            <text:p>TRUE</text:p>
          </table:table-cell>
          <table:table-cell table:style-name="ce4" table:formula="of:=VLOOKUP([.A125];[UCF.$A$2:.$G$1160];3;0)" office:value-type="string" office:string-value="FLASH_Q/D1">
            <text:p>FLASH_Q/D1</text:p>
          </table:table-cell>
          <table:table-cell table:style-name="ce4" table:formula="of:=VLOOKUP([.A125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V26</text:p>
          </table:table-cell>
          <table:table-cell table:style-name="ce4" office:value-type="string">
            <text:p>IO_L2P_T0_D02_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26];[UCF.$A$2:.$G$1160];2;0)" office:value-type="string" office:string-value="IO_L2P_T0_D02_14">
            <text:p>IO_L2P_T0_D02_14</text:p>
          </table:table-cell>
          <table:table-cell table:style-name="ce4" table:formula="of:=EXACT([.B126];[.F126])" office:value-type="boolean" office:boolean-value="true">
            <text:p>TRUE</text:p>
          </table:table-cell>
          <table:table-cell table:style-name="ce4" table:formula="of:=VLOOKUP([.A126];[UCF.$A$2:.$G$1160];3;0)" office:value-type="string" office:string-value="FLASH_D2">
            <text:p>FLASH_D2</text:p>
          </table:table-cell>
          <table:table-cell table:style-name="ce4" table:formula="of:=VLOOKUP([.A126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V27</text:p>
          </table:table-cell>
          <table:table-cell table:style-name="ce4" office:value-type="string">
            <text:p>IO_L2N_T0_D03_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27];[UCF.$A$2:.$G$1160];2;0)" office:value-type="string" office:string-value="IO_L2N_T0_D03_14">
            <text:p>IO_L2N_T0_D03_14</text:p>
          </table:table-cell>
          <table:table-cell table:style-name="ce4" table:formula="of:=EXACT([.B127];[.F127])" office:value-type="boolean" office:boolean-value="true">
            <text:p>TRUE</text:p>
          </table:table-cell>
          <table:table-cell table:style-name="ce4" table:formula="of:=VLOOKUP([.A127];[UCF.$A$2:.$G$1160];3;0)" office:value-type="string" office:string-value="FLASH_D3">
            <text:p>FLASH_D3</text:p>
          </table:table-cell>
          <table:table-cell table:style-name="ce4" table:formula="of:=VLOOKUP([.A127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W26</text:p>
          </table:table-cell>
          <table:table-cell table:style-name="ce4" office:value-type="string">
            <text:p>IO_L3P_T0_DQS_PUDC_B_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28];[UCF.$A$2:.$G$1160];2;0)" office:value-type="string" office:string-value="IO_L3P_T0_DQS_PUDC_B_14">
            <text:p>IO_L3P_T0_DQS_PUDC_B_14</text:p>
          </table:table-cell>
          <table:table-cell table:style-name="ce4" table:formula="of:=EXACT([.B128];[.F128])" office:value-type="boolean" office:boolean-value="true">
            <text:p>TRUE</text:p>
          </table:table-cell>
          <table:table-cell table:style-name="ce4" table:formula="of:=VLOOKUP([.A128];[UCF.$A$2:.$G$1160];3;0)" office:value-type="string" office:string-value="PUDC">
            <text:p>PUDC</text:p>
          </table:table-cell>
          <table:table-cell table:style-name="ce4" table:formula="of:=VLOOKUP([.A128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Y26</text:p>
          </table:table-cell>
          <table:table-cell table:style-name="ce4" office:value-type="string">
            <text:p>IO_L3N_T0_DQS_EMCCLK_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29];[UCF.$A$2:.$G$1160];2;0)" office:value-type="string" office:string-value="IO_L3N_T0_DQS_EMCCLK_14">
            <text:p>IO_L3N_T0_DQS_EMCCLK_14</text:p>
          </table:table-cell>
          <table:table-cell table:style-name="ce4" table:formula="of:=EXACT([.B129];[.F129])" office:value-type="boolean" office:boolean-value="true">
            <text:p>TRUE</text:p>
          </table:table-cell>
          <table:table-cell table:style-name="ce4" table:formula="of:=VLOOKUP([.A129];[UCF.$A$2:.$G$1160];3;0)" office:value-type="string" office:string-value="NetIC2_Y26">
            <text:p>NetIC2_Y26</text:p>
          </table:table-cell>
          <table:table-cell table:style-name="ce4" table:formula="of:=VLOOKUP([.A129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W28</text:p>
          </table:table-cell>
          <table:table-cell table:style-name="ce4" office:value-type="string">
            <text:p>IO_L4P_T0_D04_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30];[UCF.$A$2:.$G$1160];2;0)" office:value-type="string" office:string-value="IO_L4P_T0_D04_14">
            <text:p>IO_L4P_T0_D04_14</text:p>
          </table:table-cell>
          <table:table-cell table:style-name="ce4" table:formula="of:=EXACT([.B130];[.F130])" office:value-type="boolean" office:boolean-value="true">
            <text:p>TRUE</text:p>
          </table:table-cell>
          <table:table-cell table:style-name="ce4" table:formula="of:=VLOOKUP([.A130];[UCF.$A$2:.$G$1160];3;0)" office:value-type="string" office:string-value="LA2_LA28_N">
            <text:p>LA2_LA28_N</text:p>
          </table:table-cell>
          <table:table-cell table:style-name="ce4" table:formula="of:=VLOOKUP([.A130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W29</text:p>
          </table:table-cell>
          <table:table-cell table:style-name="ce4" office:value-type="string">
            <text:p>IO_L4N_T0_D05_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31];[UCF.$A$2:.$G$1160];2;0)" office:value-type="string" office:string-value="IO_L4N_T0_D05_14">
            <text:p>IO_L4N_T0_D05_14</text:p>
          </table:table-cell>
          <table:table-cell table:style-name="ce4" table:formula="of:=EXACT([.B131];[.F131])" office:value-type="boolean" office:boolean-value="true">
            <text:p>TRUE</text:p>
          </table:table-cell>
          <table:table-cell table:style-name="ce4" table:formula="of:=VLOOKUP([.A131];[UCF.$A$2:.$G$1160];3;0)" office:value-type="string" office:string-value="LA2_LA28_P">
            <text:p>LA2_LA28_P</text:p>
          </table:table-cell>
          <table:table-cell table:style-name="ce4" table:formula="of:=VLOOKUP([.A131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W25</text:p>
          </table:table-cell>
          <table:table-cell table:style-name="ce4" office:value-type="string">
            <text:p>IO_L5P_T0_D06_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32];[UCF.$A$2:.$G$1160];2;0)" office:value-type="string" office:string-value="IO_L5P_T0_D06_14">
            <text:p>IO_L5P_T0_D06_14</text:p>
          </table:table-cell>
          <table:table-cell table:style-name="ce4" table:formula="of:=EXACT([.B132];[.F132])" office:value-type="boolean" office:boolean-value="true">
            <text:p>TRUE</text:p>
          </table:table-cell>
          <table:table-cell table:style-name="ce4" table:formula="of:=VLOOKUP([.A132];[UCF.$A$2:.$G$1160];3;0)" office:value-type="string" office:string-value="LA2_LA23_N">
            <text:p>LA2_LA23_N</text:p>
          </table:table-cell>
          <table:table-cell table:style-name="ce4" table:formula="of:=VLOOKUP([.A132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Y25</text:p>
          </table:table-cell>
          <table:table-cell table:style-name="ce4" office:value-type="string">
            <text:p>IO_L5N_T0_D07_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33];[UCF.$A$2:.$G$1160];2;0)" office:value-type="string" office:string-value="IO_L5N_T0_D07_14">
            <text:p>IO_L5N_T0_D07_14</text:p>
          </table:table-cell>
          <table:table-cell table:style-name="ce4" table:formula="of:=EXACT([.B133];[.F133])" office:value-type="boolean" office:boolean-value="true">
            <text:p>TRUE</text:p>
          </table:table-cell>
          <table:table-cell table:style-name="ce4" table:formula="of:=VLOOKUP([.A133];[UCF.$A$2:.$G$1160];3;0)" office:value-type="string" office:string-value="LA2_LA23_P">
            <text:p>LA2_LA23_P</text:p>
          </table:table-cell>
          <table:table-cell table:style-name="ce4" table:formula="of:=VLOOKUP([.A133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Y27</text:p>
          </table:table-cell>
          <table:table-cell table:style-name="ce4" office:value-type="string">
            <text:p>IO_L6P_T0_FCS_B_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34];[UCF.$A$2:.$G$1160];2;0)" office:value-type="string" office:string-value="IO_L6P_T0_FCS_B_14">
            <text:p>IO_L6P_T0_FCS_B_14</text:p>
          </table:table-cell>
          <table:table-cell table:style-name="ce4" table:formula="of:=EXACT([.B134];[.F134])" office:value-type="boolean" office:boolean-value="true">
            <text:p>TRUE</text:p>
          </table:table-cell>
          <table:table-cell table:style-name="ce4" table:formula="of:=VLOOKUP([.A134];[UCF.$A$2:.$G$1160];3;0)" office:value-type="string" office:string-value="FLASH_FCS_B\">
            <text:p>FLASH_FCS_B\</text:p>
          </table:table-cell>
          <table:table-cell table:style-name="ce4" table:formula="of:=VLOOKUP([.A134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Y28</text:p>
          </table:table-cell>
          <table:table-cell table:style-name="ce4" office:value-type="string">
            <text:p>IO_L6N_T0_D08_VREF_1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35];[UCF.$A$2:.$G$1160];2;0)" office:value-type="string" office:string-value="IO_L6N_T0_D08_VREF_14">
            <text:p>IO_L6N_T0_D08_VREF_14</text:p>
          </table:table-cell>
          <table:table-cell table:style-name="ce4" table:formula="of:=EXACT([.B135];[.F135])" office:value-type="boolean" office:boolean-value="true">
            <text:p>TRUE</text:p>
          </table:table-cell>
          <table:table-cell table:style-name="ce4" table:formula="of:=VLOOKUP([.A135];[UCF.$A$2:.$G$1160];3;0)" office:value-type="string" office:string-value="FMC2_VREF_A_M2C">
            <text:p>FMC2_VREF_A_M2C</text:p>
          </table:table-cell>
          <table:table-cell table:style-name="ce4" table:formula="of:=VLOOKUP([.A135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V31</text:p>
          </table:table-cell>
          <table:table-cell table:style-name="ce4" office:value-type="string">
            <text:p>IO_L7P_T1_D09_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36];[UCF.$A$2:.$G$1160];2;0)" office:value-type="string" office:string-value="IO_L7P_T1_D09_14">
            <text:p>IO_L7P_T1_D09_14</text:p>
          </table:table-cell>
          <table:table-cell table:style-name="ce4" table:formula="of:=EXACT([.B136];[.F136])" office:value-type="boolean" office:boolean-value="true">
            <text:p>TRUE</text:p>
          </table:table-cell>
          <table:table-cell table:style-name="ce4" table:formula="of:=VLOOKUP([.A136];[UCF.$A$2:.$G$1160];3;0)" office:value-type="string" office:string-value="LA2_LA31_N">
            <text:p>LA2_LA31_N</text:p>
          </table:table-cell>
          <table:table-cell table:style-name="ce4" table:formula="of:=VLOOKUP([.A136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V32</text:p>
          </table:table-cell>
          <table:table-cell table:style-name="ce4" office:value-type="string">
            <text:p>IO_L7N_T1_D10_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37];[UCF.$A$2:.$G$1160];2;0)" office:value-type="string" office:string-value="IO_L7N_T1_D10_14">
            <text:p>IO_L7N_T1_D10_14</text:p>
          </table:table-cell>
          <table:table-cell table:style-name="ce4" table:formula="of:=EXACT([.B137];[.F137])" office:value-type="boolean" office:boolean-value="true">
            <text:p>TRUE</text:p>
          </table:table-cell>
          <table:table-cell table:style-name="ce4" table:formula="of:=VLOOKUP([.A137];[UCF.$A$2:.$G$1160];3;0)" office:value-type="string" office:string-value="LA2_LA31_P">
            <text:p>LA2_LA31_P</text:p>
          </table:table-cell>
          <table:table-cell table:style-name="ce4" table:formula="of:=VLOOKUP([.A137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W33</text:p>
          </table:table-cell>
          <table:table-cell table:style-name="ce4" office:value-type="string">
            <text:p>IO_L8P_T1_D11_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38];[UCF.$A$2:.$G$1160];2;0)" office:value-type="string" office:string-value="IO_L8P_T1_D11_14">
            <text:p>IO_L8P_T1_D11_14</text:p>
          </table:table-cell>
          <table:table-cell table:style-name="ce4" table:formula="of:=EXACT([.B138];[.F138])" office:value-type="boolean" office:boolean-value="true">
            <text:p>TRUE</text:p>
          </table:table-cell>
          <table:table-cell table:style-name="ce4" table:formula="of:=VLOOKUP([.A138];[UCF.$A$2:.$G$1160];3;0)" office:value-type="string" office:string-value="LA2_LA30_P">
            <text:p>LA2_LA30_P</text:p>
          </table:table-cell>
          <table:table-cell table:style-name="ce4" table:formula="of:=VLOOKUP([.A138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W34</text:p>
          </table:table-cell>
          <table:table-cell table:style-name="ce4" office:value-type="string">
            <text:p>IO_L8N_T1_D12_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39];[UCF.$A$2:.$G$1160];2;0)" office:value-type="string" office:string-value="IO_L8N_T1_D12_14">
            <text:p>IO_L8N_T1_D12_14</text:p>
          </table:table-cell>
          <table:table-cell table:style-name="ce4" table:formula="of:=EXACT([.B139];[.F139])" office:value-type="boolean" office:boolean-value="true">
            <text:p>TRUE</text:p>
          </table:table-cell>
          <table:table-cell table:style-name="ce4" table:formula="of:=VLOOKUP([.A139];[UCF.$A$2:.$G$1160];3;0)" office:value-type="string" office:string-value="LA2_LA30_N">
            <text:p>LA2_LA30_N</text:p>
          </table:table-cell>
          <table:table-cell table:style-name="ce4" table:formula="of:=VLOOKUP([.A139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V33</text:p>
          </table:table-cell>
          <table:table-cell table:style-name="ce4" office:value-type="string">
            <text:p>IO_L9P_T1_DQS_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40];[UCF.$A$2:.$G$1160];2;0)" office:value-type="string" office:string-value="IO_L9P_T1_DQS_14">
            <text:p>IO_L9P_T1_DQS_14</text:p>
          </table:table-cell>
          <table:table-cell table:style-name="ce4" table:formula="of:=EXACT([.B140];[.F140])" office:value-type="boolean" office:boolean-value="true">
            <text:p>TRUE</text:p>
          </table:table-cell>
          <table:table-cell table:style-name="ce4" table:formula="of:=VLOOKUP([.A140];[UCF.$A$2:.$G$1160];3;0)" office:value-type="string" office:string-value="LA2_LA33_P">
            <text:p>LA2_LA33_P</text:p>
          </table:table-cell>
          <table:table-cell table:style-name="ce4" table:formula="of:=VLOOKUP([.A140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V34</text:p>
          </table:table-cell>
          <table:table-cell table:style-name="ce4" office:value-type="string">
            <text:p>IO_L9N_T1_DQS_D13_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41];[UCF.$A$2:.$G$1160];2;0)" office:value-type="string" office:string-value="IO_L9N_T1_DQS_D13_14">
            <text:p>IO_L9N_T1_DQS_D13_14</text:p>
          </table:table-cell>
          <table:table-cell table:style-name="ce4" table:formula="of:=EXACT([.B141];[.F141])" office:value-type="boolean" office:boolean-value="true">
            <text:p>TRUE</text:p>
          </table:table-cell>
          <table:table-cell table:style-name="ce4" table:formula="of:=VLOOKUP([.A141];[UCF.$A$2:.$G$1160];3;0)" office:value-type="string" office:string-value="LA2_LA33_N">
            <text:p>LA2_LA33_N</text:p>
          </table:table-cell>
          <table:table-cell table:style-name="ce4" table:formula="of:=VLOOKUP([.A141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Y32</text:p>
          </table:table-cell>
          <table:table-cell table:style-name="ce4" office:value-type="string">
            <text:p>IO_L10P_T1_D14_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42];[UCF.$A$2:.$G$1160];2;0)" office:value-type="string" office:string-value="IO_L10P_T1_D14_14">
            <text:p>IO_L10P_T1_D14_14</text:p>
          </table:table-cell>
          <table:table-cell table:style-name="ce4" table:formula="of:=EXACT([.B142];[.F142])" office:value-type="boolean" office:boolean-value="true">
            <text:p>TRUE</text:p>
          </table:table-cell>
          <table:table-cell table:style-name="ce4" table:formula="of:=VLOOKUP([.A142];[UCF.$A$2:.$G$1160];3;0)" office:value-type="string" office:string-value="LA2_LA24_P">
            <text:p>LA2_LA24_P</text:p>
          </table:table-cell>
          <table:table-cell table:style-name="ce4" table:formula="of:=VLOOKUP([.A142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Y33</text:p>
          </table:table-cell>
          <table:table-cell table:style-name="ce4" office:value-type="string">
            <text:p>IO_L10N_T1_D15_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43];[UCF.$A$2:.$G$1160];2;0)" office:value-type="string" office:string-value="IO_L10N_T1_D15_14">
            <text:p>IO_L10N_T1_D15_14</text:p>
          </table:table-cell>
          <table:table-cell table:style-name="ce4" table:formula="of:=EXACT([.B143];[.F143])" office:value-type="boolean" office:boolean-value="true">
            <text:p>TRUE</text:p>
          </table:table-cell>
          <table:table-cell table:style-name="ce4" table:formula="of:=VLOOKUP([.A143];[UCF.$A$2:.$G$1160];3;0)" office:value-type="string" office:string-value="LA2_LA24_N">
            <text:p>LA2_LA24_N</text:p>
          </table:table-cell>
          <table:table-cell table:style-name="ce4" table:formula="of:=VLOOKUP([.A143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W30</text:p>
          </table:table-cell>
          <table:table-cell table:style-name="ce4" office:value-type="string">
            <text:p>IO_L11P_T1_SRCC_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44];[UCF.$A$2:.$G$1160];2;0)" office:value-type="string" office:string-value="IO_L11P_T1_SRCC_14">
            <text:p>IO_L11P_T1_SRCC_14</text:p>
          </table:table-cell>
          <table:table-cell table:style-name="ce4" table:formula="of:=EXACT([.B144];[.F144])" office:value-type="boolean" office:boolean-value="true">
            <text:p>TRUE</text:p>
          </table:table-cell>
          <table:table-cell table:style-name="ce4" table:formula="of:=VLOOKUP([.A144];[UCF.$A$2:.$G$1160];3;0)" office:value-type="string" office:string-value="LA2_LA18_CC_P">
            <text:p>LA2_LA18_CC_P</text:p>
          </table:table-cell>
          <table:table-cell table:style-name="ce4" table:formula="of:=VLOOKUP([.A144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W31</text:p>
          </table:table-cell>
          <table:table-cell table:style-name="ce4" office:value-type="string">
            <text:p>IO_L11N_T1_SRCC_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45];[UCF.$A$2:.$G$1160];2;0)" office:value-type="string" office:string-value="IO_L11N_T1_SRCC_14">
            <text:p>IO_L11N_T1_SRCC_14</text:p>
          </table:table-cell>
          <table:table-cell table:style-name="ce4" table:formula="of:=EXACT([.B145];[.F145])" office:value-type="boolean" office:boolean-value="true">
            <text:p>TRUE</text:p>
          </table:table-cell>
          <table:table-cell table:style-name="ce4" table:formula="of:=VLOOKUP([.A145];[UCF.$A$2:.$G$1160];3;0)" office:value-type="string" office:string-value="LA2_LA18_CC_N">
            <text:p>LA2_LA18_CC_N</text:p>
          </table:table-cell>
          <table:table-cell table:style-name="ce4" table:formula="of:=VLOOKUP([.A145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Y30</text:p>
          </table:table-cell>
          <table:table-cell table:style-name="ce4" office:value-type="string">
            <text:p>IO_L12P_T1_MRCC_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46];[UCF.$A$2:.$G$1160];2;0)" office:value-type="string" office:string-value="IO_L12P_T1_MRCC_14">
            <text:p>IO_L12P_T1_MRCC_14</text:p>
          </table:table-cell>
          <table:table-cell table:style-name="ce4" table:formula="of:=EXACT([.B146];[.F146])" office:value-type="boolean" office:boolean-value="true">
            <text:p>TRUE</text:p>
          </table:table-cell>
          <table:table-cell table:style-name="ce4" table:formula="of:=VLOOKUP([.A146];[UCF.$A$2:.$G$1160];3;0)" office:value-type="string" office:string-value="CLKS2_CLK3_BIDIR_N">
            <text:p>CLKS2_CLK3_BIDIR_N</text:p>
          </table:table-cell>
          <table:table-cell table:style-name="ce4" table:formula="of:=VLOOKUP([.A146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Y31</text:p>
          </table:table-cell>
          <table:table-cell table:style-name="ce4" office:value-type="string">
            <text:p>IO_L12N_T1_MRCC_1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47];[UCF.$A$2:.$G$1160];2;0)" office:value-type="string" office:string-value="IO_L12N_T1_MRCC_14">
            <text:p>IO_L12N_T1_MRCC_14</text:p>
          </table:table-cell>
          <table:table-cell table:style-name="ce4" table:formula="of:=EXACT([.B147];[.F147])" office:value-type="boolean" office:boolean-value="true">
            <text:p>TRUE</text:p>
          </table:table-cell>
          <table:table-cell table:style-name="ce4" table:formula="of:=VLOOKUP([.A147];[UCF.$A$2:.$G$1160];3;0)" office:value-type="string" office:string-value="CLKS2_CLK3_BIDIR_P">
            <text:p>CLKS2_CLK3_BIDIR_P</text:p>
          </table:table-cell>
          <table:table-cell table:style-name="ce4" table:formula="of:=VLOOKUP([.A147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A30</text:p>
          </table:table-cell>
          <table:table-cell table:style-name="ce4" office:value-type="string">
            <text:p>IO_L13P_T2_MRCC_1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48];[UCF.$A$2:.$G$1160];2;0)" office:value-type="string" office:string-value="IO_L13P_T2_MRCC_14">
            <text:p>IO_L13P_T2_MRCC_14</text:p>
          </table:table-cell>
          <table:table-cell table:style-name="ce4" table:formula="of:=EXACT([.B148];[.F148])" office:value-type="boolean" office:boolean-value="true">
            <text:p>TRUE</text:p>
          </table:table-cell>
          <table:table-cell table:style-name="ce4" table:formula="of:=VLOOKUP([.A148];[UCF.$A$2:.$G$1160];3;0)" office:value-type="string" office:string-value="CLKS2_CLK0_M2C_P">
            <text:p>CLKS2_CLK0_M2C_P</text:p>
          </table:table-cell>
          <table:table-cell table:style-name="ce4" table:formula="of:=VLOOKUP([.A148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B30</text:p>
          </table:table-cell>
          <table:table-cell table:style-name="ce4" office:value-type="string">
            <text:p>IO_L13N_T2_MRCC_1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49];[UCF.$A$2:.$G$1160];2;0)" office:value-type="string" office:string-value="IO_L13N_T2_MRCC_14">
            <text:p>IO_L13N_T2_MRCC_14</text:p>
          </table:table-cell>
          <table:table-cell table:style-name="ce4" table:formula="of:=EXACT([.B149];[.F149])" office:value-type="boolean" office:boolean-value="true">
            <text:p>TRUE</text:p>
          </table:table-cell>
          <table:table-cell table:style-name="ce4" table:formula="of:=VLOOKUP([.A149];[UCF.$A$2:.$G$1160];3;0)" office:value-type="string" office:string-value="CLKS2_CLK0_M2C_N">
            <text:p>CLKS2_CLK0_M2C_N</text:p>
          </table:table-cell>
          <table:table-cell table:style-name="ce4" table:formula="of:=VLOOKUP([.A149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B31</text:p>
          </table:table-cell>
          <table:table-cell table:style-name="ce4" office:value-type="string">
            <text:p>IO_L14P_T2_SRCC_1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50];[UCF.$A$2:.$G$1160];2;0)" office:value-type="string" office:string-value="IO_L14P_T2_SRCC_14">
            <text:p>IO_L14P_T2_SRCC_14</text:p>
          </table:table-cell>
          <table:table-cell table:style-name="ce4" table:formula="of:=EXACT([.B150];[.F150])" office:value-type="boolean" office:boolean-value="true">
            <text:p>TRUE</text:p>
          </table:table-cell>
          <table:table-cell table:style-name="ce4" table:formula="of:=VLOOKUP([.A150];[UCF.$A$2:.$G$1160];3;0)" office:value-type="string" office:string-value="LA2_LA17_CC_N">
            <text:p>LA2_LA17_CC_N</text:p>
          </table:table-cell>
          <table:table-cell table:style-name="ce4" table:formula="of:=VLOOKUP([.A150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B32</text:p>
          </table:table-cell>
          <table:table-cell table:style-name="ce4" office:value-type="string">
            <text:p>IO_L14N_T2_SRCC_1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51];[UCF.$A$2:.$G$1160];2;0)" office:value-type="string" office:string-value="IO_L14N_T2_SRCC_14">
            <text:p>IO_L14N_T2_SRCC_14</text:p>
          </table:table-cell>
          <table:table-cell table:style-name="ce4" table:formula="of:=EXACT([.B151];[.F151])" office:value-type="boolean" office:boolean-value="true">
            <text:p>TRUE</text:p>
          </table:table-cell>
          <table:table-cell table:style-name="ce4" table:formula="of:=VLOOKUP([.A151];[UCF.$A$2:.$G$1160];3;0)" office:value-type="string" office:string-value="LA2_LA17_CC_P">
            <text:p>LA2_LA17_CC_P</text:p>
          </table:table-cell>
          <table:table-cell table:style-name="ce4" table:formula="of:=VLOOKUP([.A151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C33</text:p>
          </table:table-cell>
          <table:table-cell table:style-name="ce4" office:value-type="string">
            <text:p>IO_L15P_T2_DQS_RDWR_B_1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52];[UCF.$A$2:.$G$1160];2;0)" office:value-type="string" office:string-value="IO_L15P_T2_DQS_RDWR_B_14">
            <text:p>IO_L15P_T2_DQS_RDWR_B_14</text:p>
          </table:table-cell>
          <table:table-cell table:style-name="ce4" table:formula="of:=EXACT([.B152];[.F152])" office:value-type="boolean" office:boolean-value="true">
            <text:p>TRUE</text:p>
          </table:table-cell>
          <table:table-cell table:style-name="ce4" table:formula="of:=VLOOKUP([.A152];[UCF.$A$2:.$G$1160];3;0)" office:value-type="string" office:string-value="LA2_LA29_N">
            <text:p>LA2_LA29_N</text:p>
          </table:table-cell>
          <table:table-cell table:style-name="ce4" table:formula="of:=VLOOKUP([.A152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C34</text:p>
          </table:table-cell>
          <table:table-cell table:style-name="ce4" office:value-type="string">
            <text:p>IO_L15N_T2_DQS_DOUT_CSO_B_1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53];[UCF.$A$2:.$G$1160];2;0)" office:value-type="string" office:string-value="IO_L15N_T2_DQS_DOUT_CSO_B_14">
            <text:p>IO_L15N_T2_DQS_DOUT_CSO_B_14</text:p>
          </table:table-cell>
          <table:table-cell table:style-name="ce4" table:formula="of:=EXACT([.B153];[.F153])" office:value-type="boolean" office:boolean-value="true">
            <text:p>TRUE</text:p>
          </table:table-cell>
          <table:table-cell table:style-name="ce4" table:formula="of:=VLOOKUP([.A153];[UCF.$A$2:.$G$1160];3;0)" office:value-type="string" office:string-value="LA2_LA29_P">
            <text:p>LA2_LA29_P</text:p>
          </table:table-cell>
          <table:table-cell table:style-name="ce4" table:formula="of:=VLOOKUP([.A153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A32</text:p>
          </table:table-cell>
          <table:table-cell table:style-name="ce4" office:value-type="string">
            <text:p>IO_L16P_T2_CSI_B_1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54];[UCF.$A$2:.$G$1160];2;0)" office:value-type="string" office:string-value="IO_L16P_T2_CSI_B_14">
            <text:p>IO_L16P_T2_CSI_B_14</text:p>
          </table:table-cell>
          <table:table-cell table:style-name="ce4" table:formula="of:=EXACT([.B154];[.F154])" office:value-type="boolean" office:boolean-value="true">
            <text:p>TRUE</text:p>
          </table:table-cell>
          <table:table-cell table:style-name="ce4" table:formula="of:=VLOOKUP([.A154];[UCF.$A$2:.$G$1160];3;0)" office:value-type="string" office:string-value="LA2_LA21_N">
            <text:p>LA2_LA21_N</text:p>
          </table:table-cell>
          <table:table-cell table:style-name="ce4" table:formula="of:=VLOOKUP([.A154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A33</text:p>
          </table:table-cell>
          <table:table-cell table:style-name="ce4" office:value-type="string">
            <text:p>IO_L16N_T2_A15_D31_1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55];[UCF.$A$2:.$G$1160];2;0)" office:value-type="string" office:string-value="IO_L16N_T2_A15_D31_14">
            <text:p>IO_L16N_T2_A15_D31_14</text:p>
          </table:table-cell>
          <table:table-cell table:style-name="ce4" table:formula="of:=EXACT([.B155];[.F155])" office:value-type="boolean" office:boolean-value="true">
            <text:p>TRUE</text:p>
          </table:table-cell>
          <table:table-cell table:style-name="ce4" table:formula="of:=VLOOKUP([.A155];[UCF.$A$2:.$G$1160];3;0)" office:value-type="string" office:string-value="LA2_LA21_P">
            <text:p>LA2_LA21_P</text:p>
          </table:table-cell>
          <table:table-cell table:style-name="ce4" table:formula="of:=VLOOKUP([.A155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C31</text:p>
          </table:table-cell>
          <table:table-cell table:style-name="ce4" office:value-type="string">
            <text:p>IO_L17P_T2_A14_D30_1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56];[UCF.$A$2:.$G$1160];2;0)" office:value-type="string" office:string-value="IO_L17P_T2_A14_D30_14">
            <text:p>IO_L17P_T2_A14_D30_14</text:p>
          </table:table-cell>
          <table:table-cell table:style-name="ce4" table:formula="of:=EXACT([.B156];[.F156])" office:value-type="boolean" office:boolean-value="true">
            <text:p>TRUE</text:p>
          </table:table-cell>
          <table:table-cell table:style-name="ce4" table:formula="of:=VLOOKUP([.A156];[UCF.$A$2:.$G$1160];3;0)" office:value-type="string" office:string-value="LA2_LA26_N">
            <text:p>LA2_LA26_N</text:p>
          </table:table-cell>
          <table:table-cell table:style-name="ce4" table:formula="of:=VLOOKUP([.A156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C32</text:p>
          </table:table-cell>
          <table:table-cell table:style-name="ce4" office:value-type="string">
            <text:p>IO_L17N_T2_A13_D29_1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57];[UCF.$A$2:.$G$1160];2;0)" office:value-type="string" office:string-value="IO_L17N_T2_A13_D29_14">
            <text:p>IO_L17N_T2_A13_D29_14</text:p>
          </table:table-cell>
          <table:table-cell table:style-name="ce4" table:formula="of:=EXACT([.B157];[.F157])" office:value-type="boolean" office:boolean-value="true">
            <text:p>TRUE</text:p>
          </table:table-cell>
          <table:table-cell table:style-name="ce4" table:formula="of:=VLOOKUP([.A157];[UCF.$A$2:.$G$1160];3;0)" office:value-type="string" office:string-value="LA2_LA26_P">
            <text:p>LA2_LA26_P</text:p>
          </table:table-cell>
          <table:table-cell table:style-name="ce4" table:formula="of:=VLOOKUP([.A157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A34</text:p>
          </table:table-cell>
          <table:table-cell table:style-name="ce4" office:value-type="string">
            <text:p>IO_L18P_T2_A12_D28_1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58];[UCF.$A$2:.$G$1160];2;0)" office:value-type="string" office:string-value="IO_L18P_T2_A12_D28_14">
            <text:p>IO_L18P_T2_A12_D28_14</text:p>
          </table:table-cell>
          <table:table-cell table:style-name="ce4" table:formula="of:=EXACT([.B158];[.F158])" office:value-type="boolean" office:boolean-value="true">
            <text:p>TRUE</text:p>
          </table:table-cell>
          <table:table-cell table:style-name="ce4" table:formula="of:=VLOOKUP([.A158];[UCF.$A$2:.$G$1160];3;0)" office:value-type="string" office:string-value="LA2_LA32_P">
            <text:p>LA2_LA32_P</text:p>
          </table:table-cell>
          <table:table-cell table:style-name="ce4" table:formula="of:=VLOOKUP([.A158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B34</text:p>
          </table:table-cell>
          <table:table-cell table:style-name="ce4" office:value-type="string">
            <text:p>IO_L18N_T2_A11_D27_1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59];[UCF.$A$2:.$G$1160];2;0)" office:value-type="string" office:string-value="IO_L18N_T2_A11_D27_14">
            <text:p>IO_L18N_T2_A11_D27_14</text:p>
          </table:table-cell>
          <table:table-cell table:style-name="ce4" table:formula="of:=EXACT([.B159];[.F159])" office:value-type="boolean" office:boolean-value="true">
            <text:p>TRUE</text:p>
          </table:table-cell>
          <table:table-cell table:style-name="ce4" table:formula="of:=VLOOKUP([.A159];[UCF.$A$2:.$G$1160];3;0)" office:value-type="string" office:string-value="LA2_LA32_N">
            <text:p>LA2_LA32_N</text:p>
          </table:table-cell>
          <table:table-cell table:style-name="ce4" table:formula="of:=VLOOKUP([.A159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C28</text:p>
          </table:table-cell>
          <table:table-cell table:style-name="ce4" office:value-type="string">
            <text:p>IO_L19P_T3_A10_D26_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60];[UCF.$A$2:.$G$1160];2;0)" office:value-type="string" office:string-value="IO_L19P_T3_A10_D26_14">
            <text:p>IO_L19P_T3_A10_D26_14</text:p>
          </table:table-cell>
          <table:table-cell table:style-name="ce4" table:formula="of:=EXACT([.B160];[.F160])" office:value-type="boolean" office:boolean-value="true">
            <text:p>TRUE</text:p>
          </table:table-cell>
          <table:table-cell table:style-name="ce4" table:formula="of:=VLOOKUP([.A160];[UCF.$A$2:.$G$1160];3;0)" office:value-type="string" office:string-value="NetIC2_AC28">
            <text:p>NetIC2_AC28</text:p>
          </table:table-cell>
          <table:table-cell table:style-name="ce4" table:formula="of:=VLOOKUP([.A160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C29</text:p>
          </table:table-cell>
          <table:table-cell table:style-name="ce4" office:value-type="string">
            <text:p>IO_L19N_T3_A09_D25_VREF_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61];[UCF.$A$2:.$G$1160];2;0)" office:value-type="string" office:string-value="IO_L19N_T3_A09_D25_VREF_14">
            <text:p>IO_L19N_T3_A09_D25_VREF_14</text:p>
          </table:table-cell>
          <table:table-cell table:style-name="ce4" table:formula="of:=EXACT([.B161];[.F161])" office:value-type="boolean" office:boolean-value="true">
            <text:p>TRUE</text:p>
          </table:table-cell>
          <table:table-cell table:style-name="ce4" table:formula="of:=VLOOKUP([.A161];[UCF.$A$2:.$G$1160];3;0)" office:value-type="string" office:string-value="FMC2_VREF_A_M2C">
            <text:p>FMC2_VREF_A_M2C</text:p>
          </table:table-cell>
          <table:table-cell table:style-name="ce4" table:formula="of:=VLOOKUP([.A161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A27</text:p>
          </table:table-cell>
          <table:table-cell table:style-name="ce4" office:value-type="string">
            <text:p>IO_L20P_T3_A08_D24_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62];[UCF.$A$2:.$G$1160];2;0)" office:value-type="string" office:string-value="IO_L20P_T3_A08_D24_14">
            <text:p>IO_L20P_T3_A08_D24_14</text:p>
          </table:table-cell>
          <table:table-cell table:style-name="ce4" table:formula="of:=EXACT([.B162];[.F162])" office:value-type="boolean" office:boolean-value="true">
            <text:p>TRUE</text:p>
          </table:table-cell>
          <table:table-cell table:style-name="ce4" table:formula="of:=VLOOKUP([.A162];[UCF.$A$2:.$G$1160];3;0)" office:value-type="string" office:string-value="LA2_LA27_P">
            <text:p>LA2_LA27_P</text:p>
          </table:table-cell>
          <table:table-cell table:style-name="ce4" table:formula="of:=VLOOKUP([.A162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A28</text:p>
          </table:table-cell>
          <table:table-cell table:style-name="ce4" office:value-type="string">
            <text:p>IO_L20N_T3_A07_D23_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63];[UCF.$A$2:.$G$1160];2;0)" office:value-type="string" office:string-value="IO_L20N_T3_A07_D23_14">
            <text:p>IO_L20N_T3_A07_D23_14</text:p>
          </table:table-cell>
          <table:table-cell table:style-name="ce4" table:formula="of:=EXACT([.B163];[.F163])" office:value-type="boolean" office:boolean-value="true">
            <text:p>TRUE</text:p>
          </table:table-cell>
          <table:table-cell table:style-name="ce4" table:formula="of:=VLOOKUP([.A163];[UCF.$A$2:.$G$1160];3;0)" office:value-type="string" office:string-value="LA2_LA27_N">
            <text:p>LA2_LA27_N</text:p>
          </table:table-cell>
          <table:table-cell table:style-name="ce4" table:formula="of:=VLOOKUP([.A163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B26</text:p>
          </table:table-cell>
          <table:table-cell table:style-name="ce4" office:value-type="string">
            <text:p>IO_L21P_T3_DQS_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64];[UCF.$A$2:.$G$1160];2;0)" office:value-type="string" office:string-value="IO_L21P_T3_DQS_14">
            <text:p>IO_L21P_T3_DQS_14</text:p>
          </table:table-cell>
          <table:table-cell table:style-name="ce4" table:formula="of:=EXACT([.B164];[.F164])" office:value-type="boolean" office:boolean-value="true">
            <text:p>TRUE</text:p>
          </table:table-cell>
          <table:table-cell table:style-name="ce4" table:formula="of:=VLOOKUP([.A164];[UCF.$A$2:.$G$1160];3;0)" office:value-type="string" office:string-value="LA2_LA19_N">
            <text:p>LA2_LA19_N</text:p>
          </table:table-cell>
          <table:table-cell table:style-name="ce4" table:formula="of:=VLOOKUP([.A164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B27</text:p>
          </table:table-cell>
          <table:table-cell table:style-name="ce4" office:value-type="string">
            <text:p>IO_L21N_T3_DQS_A06_D22_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65];[UCF.$A$2:.$G$1160];2;0)" office:value-type="string" office:string-value="IO_L21N_T3_DQS_A06_D22_14">
            <text:p>IO_L21N_T3_DQS_A06_D22_14</text:p>
          </table:table-cell>
          <table:table-cell table:style-name="ce4" table:formula="of:=EXACT([.B165];[.F165])" office:value-type="boolean" office:boolean-value="true">
            <text:p>TRUE</text:p>
          </table:table-cell>
          <table:table-cell table:style-name="ce4" table:formula="of:=VLOOKUP([.A165];[UCF.$A$2:.$G$1160];3;0)" office:value-type="string" office:string-value="LA2_LA19_P">
            <text:p>LA2_LA19_P</text:p>
          </table:table-cell>
          <table:table-cell table:style-name="ce4" table:formula="of:=VLOOKUP([.A165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A29</text:p>
          </table:table-cell>
          <table:table-cell table:style-name="ce4" office:value-type="string">
            <text:p>IO_L22P_T3_A05_D21_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66];[UCF.$A$2:.$G$1160];2;0)" office:value-type="string" office:string-value="IO_L22P_T3_A05_D21_14">
            <text:p>IO_L22P_T3_A05_D21_14</text:p>
          </table:table-cell>
          <table:table-cell table:style-name="ce4" table:formula="of:=EXACT([.B166];[.F166])" office:value-type="boolean" office:boolean-value="true">
            <text:p>TRUE</text:p>
          </table:table-cell>
          <table:table-cell table:style-name="ce4" table:formula="of:=VLOOKUP([.A166];[UCF.$A$2:.$G$1160];3;0)" office:value-type="string" office:string-value="LA2_LA25_N">
            <text:p>LA2_LA25_N</text:p>
          </table:table-cell>
          <table:table-cell table:style-name="ce4" table:formula="of:=VLOOKUP([.A166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B29</text:p>
          </table:table-cell>
          <table:table-cell table:style-name="ce4" office:value-type="string">
            <text:p>IO_L22N_T3_A04_D20_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67];[UCF.$A$2:.$G$1160];2;0)" office:value-type="string" office:string-value="IO_L22N_T3_A04_D20_14">
            <text:p>IO_L22N_T3_A04_D20_14</text:p>
          </table:table-cell>
          <table:table-cell table:style-name="ce4" table:formula="of:=EXACT([.B167];[.F167])" office:value-type="boolean" office:boolean-value="true">
            <text:p>TRUE</text:p>
          </table:table-cell>
          <table:table-cell table:style-name="ce4" table:formula="of:=VLOOKUP([.A167];[UCF.$A$2:.$G$1160];3;0)" office:value-type="string" office:string-value="LA2_LA25_P">
            <text:p>LA2_LA25_P</text:p>
          </table:table-cell>
          <table:table-cell table:style-name="ce4" table:formula="of:=VLOOKUP([.A167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A24</text:p>
          </table:table-cell>
          <table:table-cell table:style-name="ce4" office:value-type="string">
            <text:p>IO_L23P_T3_A03_D19_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68];[UCF.$A$2:.$G$1160];2;0)" office:value-type="string" office:string-value="IO_L23P_T3_A03_D19_14">
            <text:p>IO_L23P_T3_A03_D19_14</text:p>
          </table:table-cell>
          <table:table-cell table:style-name="ce4" table:formula="of:=EXACT([.B168];[.F168])" office:value-type="boolean" office:boolean-value="true">
            <text:p>TRUE</text:p>
          </table:table-cell>
          <table:table-cell table:style-name="ce4" table:formula="of:=VLOOKUP([.A168];[UCF.$A$2:.$G$1160];3;0)" office:value-type="string" office:string-value="LA2_LA22_N">
            <text:p>LA2_LA22_N</text:p>
          </table:table-cell>
          <table:table-cell table:style-name="ce4" table:formula="of:=VLOOKUP([.A168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A25</text:p>
          </table:table-cell>
          <table:table-cell table:style-name="ce4" office:value-type="string">
            <text:p>IO_L23N_T3_A02_D18_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69];[UCF.$A$2:.$G$1160];2;0)" office:value-type="string" office:string-value="IO_L23N_T3_A02_D18_14">
            <text:p>IO_L23N_T3_A02_D18_14</text:p>
          </table:table-cell>
          <table:table-cell table:style-name="ce4" table:formula="of:=EXACT([.B169];[.F169])" office:value-type="boolean" office:boolean-value="true">
            <text:p>TRUE</text:p>
          </table:table-cell>
          <table:table-cell table:style-name="ce4" table:formula="of:=VLOOKUP([.A169];[UCF.$A$2:.$G$1160];3;0)" office:value-type="string" office:string-value="LA2_LA22_P">
            <text:p>LA2_LA22_P</text:p>
          </table:table-cell>
          <table:table-cell table:style-name="ce4" table:formula="of:=VLOOKUP([.A169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B24</text:p>
          </table:table-cell>
          <table:table-cell table:style-name="ce4" office:value-type="string">
            <text:p>IO_L24P_T3_A01_D17_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70];[UCF.$A$2:.$G$1160];2;0)" office:value-type="string" office:string-value="IO_L24P_T3_A01_D17_14">
            <text:p>IO_L24P_T3_A01_D17_14</text:p>
          </table:table-cell>
          <table:table-cell table:style-name="ce4" table:formula="of:=EXACT([.B170];[.F170])" office:value-type="boolean" office:boolean-value="true">
            <text:p>TRUE</text:p>
          </table:table-cell>
          <table:table-cell table:style-name="ce4" table:formula="of:=VLOOKUP([.A170];[UCF.$A$2:.$G$1160];3;0)" office:value-type="string" office:string-value="LA2_LA20_P">
            <text:p>LA2_LA20_P</text:p>
          </table:table-cell>
          <table:table-cell table:style-name="ce4" table:formula="of:=VLOOKUP([.A170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B25</text:p>
          </table:table-cell>
          <table:table-cell table:style-name="ce4" office:value-type="string">
            <text:p>IO_L24N_T3_A00_D16_1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71];[UCF.$A$2:.$G$1160];2;0)" office:value-type="string" office:string-value="IO_L24N_T3_A00_D16_14">
            <text:p>IO_L24N_T3_A00_D16_14</text:p>
          </table:table-cell>
          <table:table-cell table:style-name="ce4" table:formula="of:=EXACT([.B171];[.F171])" office:value-type="boolean" office:boolean-value="true">
            <text:p>TRUE</text:p>
          </table:table-cell>
          <table:table-cell table:style-name="ce4" table:formula="of:=VLOOKUP([.A171];[UCF.$A$2:.$G$1160];3;0)" office:value-type="string" office:string-value="LA2_LA20_N">
            <text:p>LA2_LA20_N</text:p>
          </table:table-cell>
          <table:table-cell table:style-name="ce4" table:formula="of:=VLOOKUP([.A171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W24</text:p>
          </table:table-cell>
          <table:table-cell table:style-name="ce4" office:value-type="string">
            <text:p>IO_25_14</text:p>
          </table:table-cell>
          <table:table-cell table:style-name="ce4" office:value-type="string">
            <text:p>NA</text:p>
          </table:table-cell>
          <table:table-cell table:style-name="ce4" office:value-type="float" office:value="14">
            <text:p>14</text:p>
          </table:table-cell>
          <table:table-cell/>
          <table:table-cell table:style-name="ce4" table:formula="of:=VLOOKUP([.A172];[UCF.$A$2:.$G$1160];2;0)" office:value-type="string" office:string-value="IO_25_14">
            <text:p>IO_25_14</text:p>
          </table:table-cell>
          <table:table-cell table:style-name="ce4" table:formula="of:=EXACT([.B172];[.F172])" office:value-type="boolean" office:boolean-value="true">
            <text:p>TRUE</text:p>
          </table:table-cell>
          <table:table-cell table:style-name="ce4" table:formula="of:=VLOOKUP([.A172];[UCF.$A$2:.$G$1160];3;0)" office:value-type="string" office:string-value="VADJ2_SI57X_SDA">
            <text:p>VADJ2_SI57X_SDA</text:p>
          </table:table-cell>
          <table:table-cell table:style-name="ce4" table:formula="of:=VLOOKUP([.A172];[UCF.$A$2:.$G$1160];6;0)" office:value-type="float" office:value="3">
            <text:p>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2" office:value-type="string">
            <text:p>T24</text:p>
          </table:table-cell>
          <table:table-cell table:style-name="ce2" office:value-type="string">
            <text:p>IO_0_15</text:p>
          </table:table-cell>
          <table:table-cell table:style-name="ce2" office:value-type="string">
            <text:p>NA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73];[UCF.$A$2:.$G$1160];2;0)" office:value-type="string" office:string-value="IO_0_15">
            <text:p>IO_0_15</text:p>
          </table:table-cell>
          <table:table-cell table:style-name="ce2" table:formula="of:=EXACT([.B173];[.F173])" office:value-type="boolean" office:boolean-value="true">
            <text:p>TRUE</text:p>
          </table:table-cell>
          <table:table-cell table:style-name="ce2" table:formula="of:=VLOOKUP([.A173];[UCF.$A$2:.$G$1160];3;0)" office:value-type="string" office:string-value="VADJ2_SI57X_TUNE">
            <text:p>VADJ2_SI57X_TUNE</text:p>
          </table:table-cell>
          <table:table-cell table:style-name="ce2" table:formula="of:=VLOOKUP([.A173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R26</text:p>
          </table:table-cell>
          <table:table-cell table:style-name="ce2" office:value-type="string">
            <text:p>IO_L1P_T0_AD0P_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74];[UCF.$A$2:.$G$1160];2;0)" office:value-type="string" office:string-value="IO_L1P_T0_AD0P_15">
            <text:p>IO_L1P_T0_AD0P_15</text:p>
          </table:table-cell>
          <table:table-cell table:style-name="ce2" table:formula="of:=EXACT([.B174];[.F174])" office:value-type="boolean" office:boolean-value="true">
            <text:p>TRUE</text:p>
          </table:table-cell>
          <table:table-cell table:style-name="ce2" table:formula="of:=VLOOKUP([.A174];[UCF.$A$2:.$G$1160];3;0)" office:value-type="string" office:string-value="HB2_HB08_P">
            <text:p>HB2_HB08_P</text:p>
          </table:table-cell>
          <table:table-cell table:style-name="ce2" table:formula="of:=VLOOKUP([.A174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P26</text:p>
          </table:table-cell>
          <table:table-cell table:style-name="ce2" office:value-type="string">
            <text:p>IO_L1N_T0_AD0N_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75];[UCF.$A$2:.$G$1160];2;0)" office:value-type="string" office:string-value="IO_L1N_T0_AD0N_15">
            <text:p>IO_L1N_T0_AD0N_15</text:p>
          </table:table-cell>
          <table:table-cell table:style-name="ce2" table:formula="of:=EXACT([.B175];[.F175])" office:value-type="boolean" office:boolean-value="true">
            <text:p>TRUE</text:p>
          </table:table-cell>
          <table:table-cell table:style-name="ce2" table:formula="of:=VLOOKUP([.A175];[UCF.$A$2:.$G$1160];3;0)" office:value-type="string" office:string-value="HB2_HB08_N">
            <text:p>HB2_HB08_N</text:p>
          </table:table-cell>
          <table:table-cell table:style-name="ce2" table:formula="of:=VLOOKUP([.A175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N26</text:p>
          </table:table-cell>
          <table:table-cell table:style-name="ce2" office:value-type="string">
            <text:p>IO_L2P_T0_AD8P_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76];[UCF.$A$2:.$G$1160];2;0)" office:value-type="string" office:string-value="IO_L2P_T0_AD8P_15">
            <text:p>IO_L2P_T0_AD8P_15</text:p>
          </table:table-cell>
          <table:table-cell table:style-name="ce2" table:formula="of:=EXACT([.B176];[.F176])" office:value-type="boolean" office:boolean-value="true">
            <text:p>TRUE</text:p>
          </table:table-cell>
          <table:table-cell table:style-name="ce2" table:formula="of:=VLOOKUP([.A176];[UCF.$A$2:.$G$1160];3;0)" office:value-type="string" office:string-value="HB2_HB01_N">
            <text:p>HB2_HB01_N</text:p>
          </table:table-cell>
          <table:table-cell table:style-name="ce2" table:formula="of:=VLOOKUP([.A176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M27</text:p>
          </table:table-cell>
          <table:table-cell table:style-name="ce2" office:value-type="string">
            <text:p>IO_L2N_T0_AD8N_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77];[UCF.$A$2:.$G$1160];2;0)" office:value-type="string" office:string-value="IO_L2N_T0_AD8N_15">
            <text:p>IO_L2N_T0_AD8N_15</text:p>
          </table:table-cell>
          <table:table-cell table:style-name="ce2" table:formula="of:=EXACT([.B177];[.F177])" office:value-type="boolean" office:boolean-value="true">
            <text:p>TRUE</text:p>
          </table:table-cell>
          <table:table-cell table:style-name="ce2" table:formula="of:=VLOOKUP([.A177];[UCF.$A$2:.$G$1160];3;0)" office:value-type="string" office:string-value="HB2_HB01_P">
            <text:p>HB2_HB01_P</text:p>
          </table:table-cell>
          <table:table-cell table:style-name="ce2" table:formula="of:=VLOOKUP([.A177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U25</text:p>
          </table:table-cell>
          <table:table-cell table:style-name="ce2" office:value-type="string">
            <text:p>IO_L3P_T0_DQS_AD1P_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78];[UCF.$A$2:.$G$1160];2;0)" office:value-type="string" office:string-value="IO_L3P_T0_DQS_AD1P_15">
            <text:p>IO_L3P_T0_DQS_AD1P_15</text:p>
          </table:table-cell>
          <table:table-cell table:style-name="ce2" table:formula="of:=EXACT([.B178];[.F178])" office:value-type="boolean" office:boolean-value="true">
            <text:p>TRUE</text:p>
          </table:table-cell>
          <table:table-cell table:style-name="ce2" table:formula="of:=VLOOKUP([.A178];[UCF.$A$2:.$G$1160];3;0)" office:value-type="string" office:string-value="HB2_HB10_N">
            <text:p>HB2_HB10_N</text:p>
          </table:table-cell>
          <table:table-cell table:style-name="ce2" table:formula="of:=VLOOKUP([.A178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T25</text:p>
          </table:table-cell>
          <table:table-cell table:style-name="ce2" office:value-type="string">
            <text:p>IO_L3N_T0_DQS_AD1N_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79];[UCF.$A$2:.$G$1160];2;0)" office:value-type="string" office:string-value="IO_L3N_T0_DQS_AD1N_15">
            <text:p>IO_L3N_T0_DQS_AD1N_15</text:p>
          </table:table-cell>
          <table:table-cell table:style-name="ce2" table:formula="of:=EXACT([.B179];[.F179])" office:value-type="boolean" office:boolean-value="true">
            <text:p>TRUE</text:p>
          </table:table-cell>
          <table:table-cell table:style-name="ce2" table:formula="of:=VLOOKUP([.A179];[UCF.$A$2:.$G$1160];3;0)" office:value-type="string" office:string-value="HB2_HB10_P">
            <text:p>HB2_HB10_P</text:p>
          </table:table-cell>
          <table:table-cell table:style-name="ce2" table:formula="of:=VLOOKUP([.A179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P24</text:p>
          </table:table-cell>
          <table:table-cell table:style-name="ce2" office:value-type="string">
            <text:p>IO_L4P_T0_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80];[UCF.$A$2:.$G$1160];2;0)" office:value-type="string" office:string-value="IO_L4P_T0_15">
            <text:p>IO_L4P_T0_15</text:p>
          </table:table-cell>
          <table:table-cell table:style-name="ce2" table:formula="of:=EXACT([.B180];[.F180])" office:value-type="boolean" office:boolean-value="true">
            <text:p>TRUE</text:p>
          </table:table-cell>
          <table:table-cell table:style-name="ce2" table:formula="of:=VLOOKUP([.A180];[UCF.$A$2:.$G$1160];3;0)" office:value-type="string" office:string-value="HB2_HB07_N">
            <text:p>HB2_HB07_N</text:p>
          </table:table-cell>
          <table:table-cell table:style-name="ce2" table:formula="of:=VLOOKUP([.A180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N24</text:p>
          </table:table-cell>
          <table:table-cell table:style-name="ce2" office:value-type="string">
            <text:p>IO_L4N_T0_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81];[UCF.$A$2:.$G$1160];2;0)" office:value-type="string" office:string-value="IO_L4N_T0_15">
            <text:p>IO_L4N_T0_15</text:p>
          </table:table-cell>
          <table:table-cell table:style-name="ce2" table:formula="of:=EXACT([.B181];[.F181])" office:value-type="boolean" office:boolean-value="true">
            <text:p>TRUE</text:p>
          </table:table-cell>
          <table:table-cell table:style-name="ce2" table:formula="of:=VLOOKUP([.A181];[UCF.$A$2:.$G$1160];3;0)" office:value-type="string" office:string-value="HB2_HB07_P">
            <text:p>HB2_HB07_P</text:p>
          </table:table-cell>
          <table:table-cell table:style-name="ce2" table:formula="of:=VLOOKUP([.A181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U26</text:p>
          </table:table-cell>
          <table:table-cell table:style-name="ce2" office:value-type="string">
            <text:p>IO_L5P_T0_AD9P_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82];[UCF.$A$2:.$G$1160];2;0)" office:value-type="string" office:string-value="IO_L5P_T0_AD9P_15">
            <text:p>IO_L5P_T0_AD9P_15</text:p>
          </table:table-cell>
          <table:table-cell table:style-name="ce2" table:formula="of:=EXACT([.B182];[.F182])" office:value-type="boolean" office:boolean-value="true">
            <text:p>TRUE</text:p>
          </table:table-cell>
          <table:table-cell table:style-name="ce2" table:formula="of:=VLOOKUP([.A182];[UCF.$A$2:.$G$1160];3;0)" office:value-type="string" office:string-value="HB2_HB04_P">
            <text:p>HB2_HB04_P</text:p>
          </table:table-cell>
          <table:table-cell table:style-name="ce2" table:formula="of:=VLOOKUP([.A182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U27</text:p>
          </table:table-cell>
          <table:table-cell table:style-name="ce2" office:value-type="string">
            <text:p>IO_L5N_T0_AD9N_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83];[UCF.$A$2:.$G$1160];2;0)" office:value-type="string" office:string-value="IO_L5N_T0_AD9N_15">
            <text:p>IO_L5N_T0_AD9N_15</text:p>
          </table:table-cell>
          <table:table-cell table:style-name="ce2" table:formula="of:=EXACT([.B183];[.F183])" office:value-type="boolean" office:boolean-value="true">
            <text:p>TRUE</text:p>
          </table:table-cell>
          <table:table-cell table:style-name="ce2" table:formula="of:=VLOOKUP([.A183];[UCF.$A$2:.$G$1160];3;0)" office:value-type="string" office:string-value="HB2_HB04_N">
            <text:p>HB2_HB04_N</text:p>
          </table:table-cell>
          <table:table-cell table:style-name="ce2" table:formula="of:=VLOOKUP([.A183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R25</text:p>
          </table:table-cell>
          <table:table-cell table:style-name="ce2" office:value-type="string">
            <text:p>IO_L6P_T0_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84];[UCF.$A$2:.$G$1160];2;0)" office:value-type="string" office:string-value="IO_L6P_T0_15">
            <text:p>IO_L6P_T0_15</text:p>
          </table:table-cell>
          <table:table-cell table:style-name="ce2" table:formula="of:=EXACT([.B184];[.F184])" office:value-type="boolean" office:boolean-value="true">
            <text:p>TRUE</text:p>
          </table:table-cell>
          <table:table-cell table:style-name="ce2" table:formula="of:=VLOOKUP([.A184];[UCF.$A$2:.$G$1160];3;0)" office:value-type="string" office:string-value="PLL_VADJ2_DAC1_SYNC_">
            <text:p>PLL_VADJ2_DAC1_SYNC_</text:p>
          </table:table-cell>
          <table:table-cell table:style-name="ce2" table:formula="of:=VLOOKUP([.A184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P25</text:p>
          </table:table-cell>
          <table:table-cell table:style-name="ce2" office:value-type="string">
            <text:p>IO_L6N_T0_VREF_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85];[UCF.$A$2:.$G$1160];2;0)" office:value-type="string" office:string-value="IO_L6N_T0_VREF_15">
            <text:p>IO_L6N_T0_VREF_15</text:p>
          </table:table-cell>
          <table:table-cell table:style-name="ce2" table:formula="of:=EXACT([.B185];[.F185])" office:value-type="boolean" office:boolean-value="true">
            <text:p>TRUE</text:p>
          </table:table-cell>
          <table:table-cell table:style-name="ce2" table:formula="of:=VLOOKUP([.A185];[UCF.$A$2:.$G$1160];3;0)" office:value-type="string" office:string-value="FMC2_VREF_B_M2C">
            <text:p>FMC2_VREF_B_M2C</text:p>
          </table:table-cell>
          <table:table-cell table:style-name="ce2" table:formula="of:=VLOOKUP([.A185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T27</text:p>
          </table:table-cell>
          <table:table-cell table:style-name="ce2" office:value-type="string">
            <text:p>IO_L7P_T1_AD2P_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86];[UCF.$A$2:.$G$1160];2;0)" office:value-type="string" office:string-value="IO_L7P_T1_AD2P_15">
            <text:p>IO_L7P_T1_AD2P_15</text:p>
          </table:table-cell>
          <table:table-cell table:style-name="ce2" table:formula="of:=EXACT([.B186];[.F186])" office:value-type="boolean" office:boolean-value="true">
            <text:p>TRUE</text:p>
          </table:table-cell>
          <table:table-cell table:style-name="ce2" table:formula="of:=VLOOKUP([.A186];[UCF.$A$2:.$G$1160];3;0)" office:value-type="string" office:string-value="HB2_HB11_N">
            <text:p>HB2_HB11_N</text:p>
          </table:table-cell>
          <table:table-cell table:style-name="ce2" table:formula="of:=VLOOKUP([.A186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R27</text:p>
          </table:table-cell>
          <table:table-cell table:style-name="ce2" office:value-type="string">
            <text:p>IO_L7N_T1_AD2N_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87];[UCF.$A$2:.$G$1160];2;0)" office:value-type="string" office:string-value="IO_L7N_T1_AD2N_15">
            <text:p>IO_L7N_T1_AD2N_15</text:p>
          </table:table-cell>
          <table:table-cell table:style-name="ce2" table:formula="of:=EXACT([.B187];[.F187])" office:value-type="boolean" office:boolean-value="true">
            <text:p>TRUE</text:p>
          </table:table-cell>
          <table:table-cell table:style-name="ce2" table:formula="of:=VLOOKUP([.A187];[UCF.$A$2:.$G$1160];3;0)" office:value-type="string" office:string-value="HB2_HB11_P">
            <text:p>HB2_HB11_P</text:p>
          </table:table-cell>
          <table:table-cell table:style-name="ce2" table:formula="of:=VLOOKUP([.A187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N27</text:p>
          </table:table-cell>
          <table:table-cell table:style-name="ce2" office:value-type="string">
            <text:p>IO_L8P_T1_AD10P_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88];[UCF.$A$2:.$G$1160];2;0)" office:value-type="string" office:string-value="IO_L8P_T1_AD10P_15">
            <text:p>IO_L8P_T1_AD10P_15</text:p>
          </table:table-cell>
          <table:table-cell table:style-name="ce2" table:formula="of:=EXACT([.B188];[.F188])" office:value-type="boolean" office:boolean-value="true">
            <text:p>TRUE</text:p>
          </table:table-cell>
          <table:table-cell table:style-name="ce2" table:formula="of:=VLOOKUP([.A188];[UCF.$A$2:.$G$1160];3;0)" office:value-type="string" office:string-value="HB2_HB13_P">
            <text:p>HB2_HB13_P</text:p>
          </table:table-cell>
          <table:table-cell table:style-name="ce2" table:formula="of:=VLOOKUP([.A188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N28</text:p>
          </table:table-cell>
          <table:table-cell table:style-name="ce2" office:value-type="string">
            <text:p>IO_L8N_T1_AD10N_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89];[UCF.$A$2:.$G$1160];2;0)" office:value-type="string" office:string-value="IO_L8N_T1_AD10N_15">
            <text:p>IO_L8N_T1_AD10N_15</text:p>
          </table:table-cell>
          <table:table-cell table:style-name="ce2" table:formula="of:=EXACT([.B189];[.F189])" office:value-type="boolean" office:boolean-value="true">
            <text:p>TRUE</text:p>
          </table:table-cell>
          <table:table-cell table:style-name="ce2" table:formula="of:=VLOOKUP([.A189];[UCF.$A$2:.$G$1160];3;0)" office:value-type="string" office:string-value="HB2_HB13_N">
            <text:p>HB2_HB13_N</text:p>
          </table:table-cell>
          <table:table-cell table:style-name="ce2" table:formula="of:=VLOOKUP([.A189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T28</text:p>
          </table:table-cell>
          <table:table-cell table:style-name="ce2" office:value-type="string">
            <text:p>IO_L9P_T1_DQS_AD3P_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90];[UCF.$A$2:.$G$1160];2;0)" office:value-type="string" office:string-value="IO_L9P_T1_DQS_AD3P_15">
            <text:p>IO_L9P_T1_DQS_AD3P_15</text:p>
          </table:table-cell>
          <table:table-cell table:style-name="ce2" table:formula="of:=EXACT([.B190];[.F190])" office:value-type="boolean" office:boolean-value="true">
            <text:p>TRUE</text:p>
          </table:table-cell>
          <table:table-cell table:style-name="ce2" table:formula="of:=VLOOKUP([.A190];[UCF.$A$2:.$G$1160];3;0)" office:value-type="string" office:string-value="HB2_HB09_P">
            <text:p>HB2_HB09_P</text:p>
          </table:table-cell>
          <table:table-cell table:style-name="ce2" table:formula="of:=VLOOKUP([.A190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R28</text:p>
          </table:table-cell>
          <table:table-cell table:style-name="ce2" office:value-type="string">
            <text:p>IO_L9N_T1_DQS_AD3N_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91];[UCF.$A$2:.$G$1160];2;0)" office:value-type="string" office:string-value="IO_L9N_T1_DQS_AD3N_15">
            <text:p>IO_L9N_T1_DQS_AD3N_15</text:p>
          </table:table-cell>
          <table:table-cell table:style-name="ce2" table:formula="of:=EXACT([.B191];[.F191])" office:value-type="boolean" office:boolean-value="true">
            <text:p>TRUE</text:p>
          </table:table-cell>
          <table:table-cell table:style-name="ce2" table:formula="of:=VLOOKUP([.A191];[UCF.$A$2:.$G$1160];3;0)" office:value-type="string" office:string-value="HB2_HB09_N">
            <text:p>HB2_HB09_N</text:p>
          </table:table-cell>
          <table:table-cell table:style-name="ce2" table:formula="of:=VLOOKUP([.A191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N29</text:p>
          </table:table-cell>
          <table:table-cell table:style-name="ce2" office:value-type="string">
            <text:p>IO_L10P_T1_AD11P_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92];[UCF.$A$2:.$G$1160];2;0)" office:value-type="string" office:string-value="IO_L10P_T1_AD11P_15">
            <text:p>IO_L10P_T1_AD11P_15</text:p>
          </table:table-cell>
          <table:table-cell table:style-name="ce2" table:formula="of:=EXACT([.B192];[.F192])" office:value-type="boolean" office:boolean-value="true">
            <text:p>TRUE</text:p>
          </table:table-cell>
          <table:table-cell table:style-name="ce2" table:formula="of:=VLOOKUP([.A192];[UCF.$A$2:.$G$1160];3;0)" office:value-type="string" office:string-value="HB2_HB18_P">
            <text:p>HB2_HB18_P</text:p>
          </table:table-cell>
          <table:table-cell table:style-name="ce2" table:formula="of:=VLOOKUP([.A192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M29</text:p>
          </table:table-cell>
          <table:table-cell table:style-name="ce2" office:value-type="string">
            <text:p>IO_L10N_T1_AD11N_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93];[UCF.$A$2:.$G$1160];2;0)" office:value-type="string" office:string-value="IO_L10N_T1_AD11N_15">
            <text:p>IO_L10N_T1_AD11N_15</text:p>
          </table:table-cell>
          <table:table-cell table:style-name="ce2" table:formula="of:=EXACT([.B193];[.F193])" office:value-type="boolean" office:boolean-value="true">
            <text:p>TRUE</text:p>
          </table:table-cell>
          <table:table-cell table:style-name="ce2" table:formula="of:=VLOOKUP([.A193];[UCF.$A$2:.$G$1160];3;0)" office:value-type="string" office:string-value="HB2_HB18_N">
            <text:p>HB2_HB18_N</text:p>
          </table:table-cell>
          <table:table-cell table:style-name="ce2" table:formula="of:=VLOOKUP([.A193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U29</text:p>
          </table:table-cell>
          <table:table-cell table:style-name="ce2" office:value-type="string">
            <text:p>IO_L11P_T1_SRCC_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94];[UCF.$A$2:.$G$1160];2;0)" office:value-type="string" office:string-value="IO_L11P_T1_SRCC_15">
            <text:p>IO_L11P_T1_SRCC_15</text:p>
          </table:table-cell>
          <table:table-cell table:style-name="ce2" table:formula="of:=EXACT([.B194];[.F194])" office:value-type="boolean" office:boolean-value="true">
            <text:p>TRUE</text:p>
          </table:table-cell>
          <table:table-cell table:style-name="ce2" table:formula="of:=VLOOKUP([.A194];[UCF.$A$2:.$G$1160];3;0)" office:value-type="string" office:string-value="HB2_HB00_CC_P">
            <text:p>HB2_HB00_CC_P</text:p>
          </table:table-cell>
          <table:table-cell table:style-name="ce2" table:formula="of:=VLOOKUP([.A194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T29</text:p>
          </table:table-cell>
          <table:table-cell table:style-name="ce2" office:value-type="string">
            <text:p>IO_L11N_T1_SRCC_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95];[UCF.$A$2:.$G$1160];2;0)" office:value-type="string" office:string-value="IO_L11N_T1_SRCC_15">
            <text:p>IO_L11N_T1_SRCC_15</text:p>
          </table:table-cell>
          <table:table-cell table:style-name="ce2" table:formula="of:=EXACT([.B195];[.F195])" office:value-type="boolean" office:boolean-value="true">
            <text:p>TRUE</text:p>
          </table:table-cell>
          <table:table-cell table:style-name="ce2" table:formula="of:=VLOOKUP([.A195];[UCF.$A$2:.$G$1160];3;0)" office:value-type="string" office:string-value="HB2_HB00_CC_N">
            <text:p>HB2_HB00_CC_N</text:p>
          </table:table-cell>
          <table:table-cell table:style-name="ce2" table:formula="of:=VLOOKUP([.A195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P28</text:p>
          </table:table-cell>
          <table:table-cell table:style-name="ce2" office:value-type="string">
            <text:p>IO_L12P_T1_MRCC_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96];[UCF.$A$2:.$G$1160];2;0)" office:value-type="string" office:string-value="IO_L12P_T1_MRCC_15">
            <text:p>IO_L12P_T1_MRCC_15</text:p>
          </table:table-cell>
          <table:table-cell table:style-name="ce2" table:formula="of:=EXACT([.B196];[.F196])" office:value-type="boolean" office:boolean-value="true">
            <text:p>TRUE</text:p>
          </table:table-cell>
          <table:table-cell table:style-name="ce2" table:formula="of:=VLOOKUP([.A196];[UCF.$A$2:.$G$1160];3;0)" office:value-type="string" office:string-value="HB2_HB17_CC_N">
            <text:p>HB2_HB17_CC_N</text:p>
          </table:table-cell>
          <table:table-cell table:style-name="ce2" table:formula="of:=VLOOKUP([.A196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P29</text:p>
          </table:table-cell>
          <table:table-cell table:style-name="ce2" office:value-type="string">
            <text:p>IO_L12N_T1_MRCC_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97];[UCF.$A$2:.$G$1160];2;0)" office:value-type="string" office:string-value="IO_L12N_T1_MRCC_15">
            <text:p>IO_L12N_T1_MRCC_15</text:p>
          </table:table-cell>
          <table:table-cell table:style-name="ce2" table:formula="of:=EXACT([.B197];[.F197])" office:value-type="boolean" office:boolean-value="true">
            <text:p>TRUE</text:p>
          </table:table-cell>
          <table:table-cell table:style-name="ce2" table:formula="of:=VLOOKUP([.A197];[UCF.$A$2:.$G$1160];3;0)" office:value-type="string" office:string-value="HB2_HB17_CC_P">
            <text:p>HB2_HB17_CC_P</text:p>
          </table:table-cell>
          <table:table-cell table:style-name="ce2" table:formula="of:=VLOOKUP([.A197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R30</text:p>
          </table:table-cell>
          <table:table-cell table:style-name="ce2" office:value-type="string">
            <text:p>IO_L13P_T2_MRCC_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98];[UCF.$A$2:.$G$1160];2;0)" office:value-type="string" office:string-value="IO_L13P_T2_MRCC_15">
            <text:p>IO_L13P_T2_MRCC_15</text:p>
          </table:table-cell>
          <table:table-cell table:style-name="ce2" table:formula="of:=EXACT([.B198];[.F198])" office:value-type="boolean" office:boolean-value="true">
            <text:p>TRUE</text:p>
          </table:table-cell>
          <table:table-cell table:style-name="ce2" table:formula="of:=VLOOKUP([.A198];[UCF.$A$2:.$G$1160];3;0)" office:value-type="string" office:string-value="HB2_HB06_CC_P">
            <text:p>HB2_HB06_CC_P</text:p>
          </table:table-cell>
          <table:table-cell table:style-name="ce2" table:formula="of:=VLOOKUP([.A198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P30</text:p>
          </table:table-cell>
          <table:table-cell table:style-name="ce2" office:value-type="string">
            <text:p>IO_L13N_T2_MRCC_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199];[UCF.$A$2:.$G$1160];2;0)" office:value-type="string" office:string-value="IO_L13N_T2_MRCC_15">
            <text:p>IO_L13N_T2_MRCC_15</text:p>
          </table:table-cell>
          <table:table-cell table:style-name="ce2" table:formula="of:=EXACT([.B199];[.F199])" office:value-type="boolean" office:boolean-value="true">
            <text:p>TRUE</text:p>
          </table:table-cell>
          <table:table-cell table:style-name="ce2" table:formula="of:=VLOOKUP([.A199];[UCF.$A$2:.$G$1160];3;0)" office:value-type="string" office:string-value="HB2_HB06_CC_N">
            <text:p>HB2_HB06_CC_N</text:p>
          </table:table-cell>
          <table:table-cell table:style-name="ce2" table:formula="of:=VLOOKUP([.A199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U30</text:p>
          </table:table-cell>
          <table:table-cell table:style-name="ce2" office:value-type="string">
            <text:p>IO_L14P_T2_SRCC_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00];[UCF.$A$2:.$G$1160];2;0)" office:value-type="string" office:string-value="IO_L14P_T2_SRCC_15">
            <text:p>IO_L14P_T2_SRCC_15</text:p>
          </table:table-cell>
          <table:table-cell table:style-name="ce2" table:formula="of:=EXACT([.B200];[.F200])" office:value-type="boolean" office:boolean-value="true">
            <text:p>TRUE</text:p>
          </table:table-cell>
          <table:table-cell table:style-name="ce2" table:formula="of:=VLOOKUP([.A200];[UCF.$A$2:.$G$1160];3;0)" office:value-type="string" office:string-value="HB2_HB15_P">
            <text:p>HB2_HB15_P</text:p>
          </table:table-cell>
          <table:table-cell table:style-name="ce2" table:formula="of:=VLOOKUP([.A200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T30</text:p>
          </table:table-cell>
          <table:table-cell table:style-name="ce2" office:value-type="string">
            <text:p>IO_L14N_T2_SRCC_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01];[UCF.$A$2:.$G$1160];2;0)" office:value-type="string" office:string-value="IO_L14N_T2_SRCC_15">
            <text:p>IO_L14N_T2_SRCC_15</text:p>
          </table:table-cell>
          <table:table-cell table:style-name="ce2" table:formula="of:=EXACT([.B201];[.F201])" office:value-type="boolean" office:boolean-value="true">
            <text:p>TRUE</text:p>
          </table:table-cell>
          <table:table-cell table:style-name="ce2" table:formula="of:=VLOOKUP([.A201];[UCF.$A$2:.$G$1160];3;0)" office:value-type="string" office:string-value="HB2_HB15_N">
            <text:p>HB2_HB15_N</text:p>
          </table:table-cell>
          <table:table-cell table:style-name="ce2" table:formula="of:=VLOOKUP([.A201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M30</text:p>
          </table:table-cell>
          <table:table-cell table:style-name="ce2" office:value-type="string">
            <text:p>IO_L15P_T2_DQS_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02];[UCF.$A$2:.$G$1160];2;0)" office:value-type="string" office:string-value="IO_L15P_T2_DQS_15">
            <text:p>IO_L15P_T2_DQS_15</text:p>
          </table:table-cell>
          <table:table-cell table:style-name="ce2" table:formula="of:=EXACT([.B202];[.F202])" office:value-type="boolean" office:boolean-value="true">
            <text:p>TRUE</text:p>
          </table:table-cell>
          <table:table-cell table:style-name="ce2" table:formula="of:=VLOOKUP([.A202];[UCF.$A$2:.$G$1160];3;0)" office:value-type="string" office:string-value="HB2_HB19_N">
            <text:p>HB2_HB19_N</text:p>
          </table:table-cell>
          <table:table-cell table:style-name="ce2" table:formula="of:=VLOOKUP([.A202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M31</text:p>
          </table:table-cell>
          <table:table-cell table:style-name="ce2" office:value-type="string">
            <text:p>IO_L15N_T2_DQS_ADV_B_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03];[UCF.$A$2:.$G$1160];2;0)" office:value-type="string" office:string-value="IO_L15N_T2_DQS_ADV_B_15">
            <text:p>IO_L15N_T2_DQS_ADV_B_15</text:p>
          </table:table-cell>
          <table:table-cell table:style-name="ce2" table:formula="of:=EXACT([.B203];[.F203])" office:value-type="boolean" office:boolean-value="true">
            <text:p>TRUE</text:p>
          </table:table-cell>
          <table:table-cell table:style-name="ce2" table:formula="of:=VLOOKUP([.A203];[UCF.$A$2:.$G$1160];3;0)" office:value-type="string" office:string-value="HB2_HB19_P">
            <text:p>HB2_HB19_P</text:p>
          </table:table-cell>
          <table:table-cell table:style-name="ce2" table:formula="of:=VLOOKUP([.A203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R31</text:p>
          </table:table-cell>
          <table:table-cell table:style-name="ce2" office:value-type="string">
            <text:p>IO_L16P_T2_A28_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04];[UCF.$A$2:.$G$1160];2;0)" office:value-type="string" office:string-value="IO_L16P_T2_A28_15">
            <text:p>IO_L16P_T2_A28_15</text:p>
          </table:table-cell>
          <table:table-cell table:style-name="ce2" table:formula="of:=EXACT([.B204];[.F204])" office:value-type="boolean" office:boolean-value="true">
            <text:p>TRUE</text:p>
          </table:table-cell>
          <table:table-cell table:style-name="ce2" table:formula="of:=VLOOKUP([.A204];[UCF.$A$2:.$G$1160];3;0)" office:value-type="string" office:string-value="HB2_HB14_P">
            <text:p>HB2_HB14_P</text:p>
          </table:table-cell>
          <table:table-cell table:style-name="ce2" table:formula="of:=VLOOKUP([.A204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P31</text:p>
          </table:table-cell>
          <table:table-cell table:style-name="ce2" office:value-type="string">
            <text:p>IO_L16N_T2_A27_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05];[UCF.$A$2:.$G$1160];2;0)" office:value-type="string" office:string-value="IO_L16N_T2_A27_15">
            <text:p>IO_L16N_T2_A27_15</text:p>
          </table:table-cell>
          <table:table-cell table:style-name="ce2" table:formula="of:=EXACT([.B205];[.F205])" office:value-type="boolean" office:boolean-value="true">
            <text:p>TRUE</text:p>
          </table:table-cell>
          <table:table-cell table:style-name="ce2" table:formula="of:=VLOOKUP([.A205];[UCF.$A$2:.$G$1160];3;0)" office:value-type="string" office:string-value="HB2_HB14_N">
            <text:p>HB2_HB14_N</text:p>
          </table:table-cell>
          <table:table-cell table:style-name="ce2" table:formula="of:=VLOOKUP([.A205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N31</text:p>
          </table:table-cell>
          <table:table-cell table:style-name="ce2" office:value-type="string">
            <text:p>IO_L17P_T2_A26_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06];[UCF.$A$2:.$G$1160];2;0)" office:value-type="string" office:string-value="IO_L17P_T2_A26_15">
            <text:p>IO_L17P_T2_A26_15</text:p>
          </table:table-cell>
          <table:table-cell table:style-name="ce2" table:formula="of:=EXACT([.B206];[.F206])" office:value-type="boolean" office:boolean-value="true">
            <text:p>TRUE</text:p>
          </table:table-cell>
          <table:table-cell table:style-name="ce2" table:formula="of:=VLOOKUP([.A206];[UCF.$A$2:.$G$1160];3;0)" office:value-type="string" office:string-value="HB2_HB12_P">
            <text:p>HB2_HB12_P</text:p>
          </table:table-cell>
          <table:table-cell table:style-name="ce2" table:formula="of:=VLOOKUP([.A206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M32</text:p>
          </table:table-cell>
          <table:table-cell table:style-name="ce2" office:value-type="string">
            <text:p>IO_L17N_T2_A25_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07];[UCF.$A$2:.$G$1160];2;0)" office:value-type="string" office:string-value="IO_L17N_T2_A25_15">
            <text:p>IO_L17N_T2_A25_15</text:p>
          </table:table-cell>
          <table:table-cell table:style-name="ce2" table:formula="of:=EXACT([.B207];[.F207])" office:value-type="boolean" office:boolean-value="true">
            <text:p>TRUE</text:p>
          </table:table-cell>
          <table:table-cell table:style-name="ce2" table:formula="of:=VLOOKUP([.A207];[UCF.$A$2:.$G$1160];3;0)" office:value-type="string" office:string-value="HB2_HB12_N">
            <text:p>HB2_HB12_N</text:p>
          </table:table-cell>
          <table:table-cell table:style-name="ce2" table:formula="of:=VLOOKUP([.A207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U31</text:p>
          </table:table-cell>
          <table:table-cell table:style-name="ce2" office:value-type="string">
            <text:p>IO_L18P_T2_A24_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08];[UCF.$A$2:.$G$1160];2;0)" office:value-type="string" office:string-value="IO_L18P_T2_A24_15">
            <text:p>IO_L18P_T2_A24_15</text:p>
          </table:table-cell>
          <table:table-cell table:style-name="ce2" table:formula="of:=EXACT([.B208];[.F208])" office:value-type="boolean" office:boolean-value="true">
            <text:p>TRUE</text:p>
          </table:table-cell>
          <table:table-cell table:style-name="ce2" table:formula="of:=VLOOKUP([.A208];[UCF.$A$2:.$G$1160];3;0)" office:value-type="string" office:string-value="HB2_HB16_N">
            <text:p>HB2_HB16_N</text:p>
          </table:table-cell>
          <table:table-cell table:style-name="ce2" table:formula="of:=VLOOKUP([.A208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U32</text:p>
          </table:table-cell>
          <table:table-cell table:style-name="ce2" office:value-type="string">
            <text:p>IO_L18N_T2_A23_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09];[UCF.$A$2:.$G$1160];2;0)" office:value-type="string" office:string-value="IO_L18N_T2_A23_15">
            <text:p>IO_L18N_T2_A23_15</text:p>
          </table:table-cell>
          <table:table-cell table:style-name="ce2" table:formula="of:=EXACT([.B209];[.F209])" office:value-type="boolean" office:boolean-value="true">
            <text:p>TRUE</text:p>
          </table:table-cell>
          <table:table-cell table:style-name="ce2" table:formula="of:=VLOOKUP([.A209];[UCF.$A$2:.$G$1160];3;0)" office:value-type="string" office:string-value="HB2_HB16_P">
            <text:p>HB2_HB16_P</text:p>
          </table:table-cell>
          <table:table-cell table:style-name="ce2" table:formula="of:=VLOOKUP([.A209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T32</text:p>
          </table:table-cell>
          <table:table-cell table:style-name="ce2" office:value-type="string">
            <text:p>IO_L19P_T3_A22_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10];[UCF.$A$2:.$G$1160];2;0)" office:value-type="string" office:string-value="IO_L19P_T3_A22_15">
            <text:p>IO_L19P_T3_A22_15</text:p>
          </table:table-cell>
          <table:table-cell table:style-name="ce2" table:formula="of:=EXACT([.B210];[.F210])" office:value-type="boolean" office:boolean-value="true">
            <text:p>TRUE</text:p>
          </table:table-cell>
          <table:table-cell table:style-name="ce2" table:formula="of:=VLOOKUP([.A210];[UCF.$A$2:.$G$1160];3;0)" office:value-type="string" office:string-value="NetIC2_T32">
            <text:p>NetIC2_T32</text:p>
          </table:table-cell>
          <table:table-cell table:style-name="ce2" table:formula="of:=VLOOKUP([.A210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R32</text:p>
          </table:table-cell>
          <table:table-cell table:style-name="ce2" office:value-type="string">
            <text:p>IO_L19N_T3_A21_VREF_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11];[UCF.$A$2:.$G$1160];2;0)" office:value-type="string" office:string-value="IO_L19N_T3_A21_VREF_15">
            <text:p>IO_L19N_T3_A21_VREF_15</text:p>
          </table:table-cell>
          <table:table-cell table:style-name="ce2" table:formula="of:=EXACT([.B211];[.F211])" office:value-type="boolean" office:boolean-value="true">
            <text:p>TRUE</text:p>
          </table:table-cell>
          <table:table-cell table:style-name="ce2" table:formula="of:=VLOOKUP([.A211];[UCF.$A$2:.$G$1160];3;0)" office:value-type="string" office:string-value="FMC2_VREF_B_M2C">
            <text:p>FMC2_VREF_B_M2C</text:p>
          </table:table-cell>
          <table:table-cell table:style-name="ce2" table:formula="of:=VLOOKUP([.A211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N32</text:p>
          </table:table-cell>
          <table:table-cell table:style-name="ce2" office:value-type="string">
            <text:p>IO_L20P_T3_A20_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12];[UCF.$A$2:.$G$1160];2;0)" office:value-type="string" office:string-value="IO_L20P_T3_A20_15">
            <text:p>IO_L20P_T3_A20_15</text:p>
          </table:table-cell>
          <table:table-cell table:style-name="ce2" table:formula="of:=EXACT([.B212];[.F212])" office:value-type="boolean" office:boolean-value="true">
            <text:p>TRUE</text:p>
          </table:table-cell>
          <table:table-cell table:style-name="ce2" table:formula="of:=VLOOKUP([.A212];[UCF.$A$2:.$G$1160];3;0)" office:value-type="string" office:string-value="HB2_HB20_P">
            <text:p>HB2_HB20_P</text:p>
          </table:table-cell>
          <table:table-cell table:style-name="ce2" table:formula="of:=VLOOKUP([.A212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N33</text:p>
          </table:table-cell>
          <table:table-cell table:style-name="ce2" office:value-type="string">
            <text:p>IO_L20N_T3_A19_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13];[UCF.$A$2:.$G$1160];2;0)" office:value-type="string" office:string-value="IO_L20N_T3_A19_15">
            <text:p>IO_L20N_T3_A19_15</text:p>
          </table:table-cell>
          <table:table-cell table:style-name="ce2" table:formula="of:=EXACT([.B213];[.F213])" office:value-type="boolean" office:boolean-value="true">
            <text:p>TRUE</text:p>
          </table:table-cell>
          <table:table-cell table:style-name="ce2" table:formula="of:=VLOOKUP([.A213];[UCF.$A$2:.$G$1160];3;0)" office:value-type="string" office:string-value="HB2_HB20_N">
            <text:p>HB2_HB20_N</text:p>
          </table:table-cell>
          <table:table-cell table:style-name="ce2" table:formula="of:=VLOOKUP([.A213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T33</text:p>
          </table:table-cell>
          <table:table-cell table:style-name="ce2" office:value-type="string">
            <text:p>IO_L21P_T3_DQS_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14];[UCF.$A$2:.$G$1160];2;0)" office:value-type="string" office:string-value="IO_L21P_T3_DQS_15">
            <text:p>IO_L21P_T3_DQS_15</text:p>
          </table:table-cell>
          <table:table-cell table:style-name="ce2" table:formula="of:=EXACT([.B214];[.F214])" office:value-type="boolean" office:boolean-value="true">
            <text:p>TRUE</text:p>
          </table:table-cell>
          <table:table-cell table:style-name="ce2" table:formula="of:=VLOOKUP([.A214];[UCF.$A$2:.$G$1160];3;0)" office:value-type="string" office:string-value="HB2_HB21_P">
            <text:p>HB2_HB21_P</text:p>
          </table:table-cell>
          <table:table-cell table:style-name="ce2" table:formula="of:=VLOOKUP([.A214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R33</text:p>
          </table:table-cell>
          <table:table-cell table:style-name="ce2" office:value-type="string">
            <text:p>IO_L21N_T3_DQS_A18_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15];[UCF.$A$2:.$G$1160];2;0)" office:value-type="string" office:string-value="IO_L21N_T3_DQS_A18_15">
            <text:p>IO_L21N_T3_DQS_A18_15</text:p>
          </table:table-cell>
          <table:table-cell table:style-name="ce2" table:formula="of:=EXACT([.B215];[.F215])" office:value-type="boolean" office:boolean-value="true">
            <text:p>TRUE</text:p>
          </table:table-cell>
          <table:table-cell table:style-name="ce2" table:formula="of:=VLOOKUP([.A215];[UCF.$A$2:.$G$1160];3;0)" office:value-type="string" office:string-value="HB2_HB21_N">
            <text:p>HB2_HB21_N</text:p>
          </table:table-cell>
          <table:table-cell table:style-name="ce2" table:formula="of:=VLOOKUP([.A215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N34</text:p>
          </table:table-cell>
          <table:table-cell table:style-name="ce2" office:value-type="string">
            <text:p>IO_L22P_T3_A17_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16];[UCF.$A$2:.$G$1160];2;0)" office:value-type="string" office:string-value="IO_L22P_T3_A17_15">
            <text:p>IO_L22P_T3_A17_15</text:p>
          </table:table-cell>
          <table:table-cell table:style-name="ce2" table:formula="of:=EXACT([.B216];[.F216])" office:value-type="boolean" office:boolean-value="true">
            <text:p>TRUE</text:p>
          </table:table-cell>
          <table:table-cell table:style-name="ce2" table:formula="of:=VLOOKUP([.A216];[UCF.$A$2:.$G$1160];3;0)" office:value-type="string" office:string-value="HB2_HB02_N">
            <text:p>HB2_HB02_N</text:p>
          </table:table-cell>
          <table:table-cell table:style-name="ce2" table:formula="of:=VLOOKUP([.A216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M34</text:p>
          </table:table-cell>
          <table:table-cell table:style-name="ce2" office:value-type="string">
            <text:p>IO_L22N_T3_A16_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17];[UCF.$A$2:.$G$1160];2;0)" office:value-type="string" office:string-value="IO_L22N_T3_A16_15">
            <text:p>IO_L22N_T3_A16_15</text:p>
          </table:table-cell>
          <table:table-cell table:style-name="ce2" table:formula="of:=EXACT([.B217];[.F217])" office:value-type="boolean" office:boolean-value="true">
            <text:p>TRUE</text:p>
          </table:table-cell>
          <table:table-cell table:style-name="ce2" table:formula="of:=VLOOKUP([.A217];[UCF.$A$2:.$G$1160];3;0)" office:value-type="string" office:string-value="HB2_HB02_P">
            <text:p>HB2_HB02_P</text:p>
          </table:table-cell>
          <table:table-cell table:style-name="ce2" table:formula="of:=VLOOKUP([.A217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U34</text:p>
          </table:table-cell>
          <table:table-cell table:style-name="ce2" office:value-type="string">
            <text:p>IO_L23P_T3_FOE_B_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18];[UCF.$A$2:.$G$1160];2;0)" office:value-type="string" office:string-value="IO_L23P_T3_FOE_B_15">
            <text:p>IO_L23P_T3_FOE_B_15</text:p>
          </table:table-cell>
          <table:table-cell table:style-name="ce2" table:formula="of:=EXACT([.B218];[.F218])" office:value-type="boolean" office:boolean-value="true">
            <text:p>TRUE</text:p>
          </table:table-cell>
          <table:table-cell table:style-name="ce2" table:formula="of:=VLOOKUP([.A218];[UCF.$A$2:.$G$1160];3;0)" office:value-type="string" office:string-value="HB2_HB03_P">
            <text:p>HB2_HB03_P</text:p>
          </table:table-cell>
          <table:table-cell table:style-name="ce2" table:formula="of:=VLOOKUP([.A218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T34</text:p>
          </table:table-cell>
          <table:table-cell table:style-name="ce2" office:value-type="string">
            <text:p>IO_L23N_T3_FWE_B_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19];[UCF.$A$2:.$G$1160];2;0)" office:value-type="string" office:string-value="IO_L23N_T3_FWE_B_15">
            <text:p>IO_L23N_T3_FWE_B_15</text:p>
          </table:table-cell>
          <table:table-cell table:style-name="ce2" table:formula="of:=EXACT([.B219];[.F219])" office:value-type="boolean" office:boolean-value="true">
            <text:p>TRUE</text:p>
          </table:table-cell>
          <table:table-cell table:style-name="ce2" table:formula="of:=VLOOKUP([.A219];[UCF.$A$2:.$G$1160];3;0)" office:value-type="string" office:string-value="HB2_HB03_N">
            <text:p>HB2_HB03_N</text:p>
          </table:table-cell>
          <table:table-cell table:style-name="ce2" table:formula="of:=VLOOKUP([.A219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P33</text:p>
          </table:table-cell>
          <table:table-cell table:style-name="ce2" office:value-type="string">
            <text:p>IO_L24P_T3_RS1_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20];[UCF.$A$2:.$G$1160];2;0)" office:value-type="string" office:string-value="IO_L24P_T3_RS1_15">
            <text:p>IO_L24P_T3_RS1_15</text:p>
          </table:table-cell>
          <table:table-cell table:style-name="ce2" table:formula="of:=EXACT([.B220];[.F220])" office:value-type="boolean" office:boolean-value="true">
            <text:p>TRUE</text:p>
          </table:table-cell>
          <table:table-cell table:style-name="ce2" table:formula="of:=VLOOKUP([.A220];[UCF.$A$2:.$G$1160];3;0)" office:value-type="string" office:string-value="HB2_HB05_P">
            <text:p>HB2_HB05_P</text:p>
          </table:table-cell>
          <table:table-cell table:style-name="ce2" table:formula="of:=VLOOKUP([.A220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P34</text:p>
          </table:table-cell>
          <table:table-cell table:style-name="ce2" office:value-type="string">
            <text:p>IO_L24N_T3_RS0_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21];[UCF.$A$2:.$G$1160];2;0)" office:value-type="string" office:string-value="IO_L24N_T3_RS0_15">
            <text:p>IO_L24N_T3_RS0_15</text:p>
          </table:table-cell>
          <table:table-cell table:style-name="ce2" table:formula="of:=EXACT([.B221];[.F221])" office:value-type="boolean" office:boolean-value="true">
            <text:p>TRUE</text:p>
          </table:table-cell>
          <table:table-cell table:style-name="ce2" table:formula="of:=VLOOKUP([.A221];[UCF.$A$2:.$G$1160];3;0)" office:value-type="string" office:string-value="HB2_HB05_N">
            <text:p>HB2_HB05_N</text:p>
          </table:table-cell>
          <table:table-cell table:style-name="ce2" table:formula="of:=VLOOKUP([.A221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U24</text:p>
          </table:table-cell>
          <table:table-cell table:style-name="ce2" office:value-type="string">
            <text:p>IO_25_15</text:p>
          </table:table-cell>
          <table:table-cell table:style-name="ce2" office:value-type="string">
            <text:p>NA</text:p>
          </table:table-cell>
          <table:table-cell table:style-name="ce2" office:value-type="float" office:value="15">
            <text:p>15</text:p>
          </table:table-cell>
          <table:table-cell/>
          <table:table-cell table:style-name="ce2" table:formula="of:=VLOOKUP([.A222];[UCF.$A$2:.$G$1160];2;0)" office:value-type="string" office:string-value="IO_25_15">
            <text:p>IO_25_15</text:p>
          </table:table-cell>
          <table:table-cell table:style-name="ce2" table:formula="of:=EXACT([.B222];[.F222])" office:value-type="boolean" office:boolean-value="true">
            <text:p>TRUE</text:p>
          </table:table-cell>
          <table:table-cell table:style-name="ce2" table:formula="of:=VLOOKUP([.A222];[UCF.$A$2:.$G$1160];3;0)" office:value-type="string" office:string-value="VADJ2_CLK_UPDATEN">
            <text:p>VADJ2_CLK_UPDATEN</text:p>
          </table:table-cell>
          <table:table-cell table:style-name="ce2" table:formula="of:=VLOOKUP([.A222];[UCF.$A$2:.$G$1160];6;0)" office:value-type="float" office:value="4">
            <text:p>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4" office:value-type="string">
            <text:p>L23</text:p>
          </table:table-cell>
          <table:table-cell table:style-name="ce4" office:value-type="string">
            <text:p>IO_0_16</text:p>
          </table:table-cell>
          <table:table-cell table:style-name="ce4" office:value-type="string">
            <text:p>NA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23];[UCF.$A$2:.$G$1160];2;0)" office:value-type="string" office:string-value="IO_0_16">
            <text:p>IO_0_16</text:p>
          </table:table-cell>
          <table:table-cell table:style-name="ce4" table:formula="of:=EXACT([.B223];[.F223])" office:value-type="boolean" office:boolean-value="true">
            <text:p>TRUE</text:p>
          </table:table-cell>
          <table:table-cell table:style-name="ce4" table:formula="of:=VLOOKUP([.A223];[UCF.$A$2:.$G$1160];3;0)" office:value-type="string" office:string-value="NetIC2_L23">
            <text:p>NetIC2_L23</text:p>
          </table:table-cell>
          <table:table-cell table:style-name="ce4" table:formula="of:=VLOOKUP([.A223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M24</text:p>
          </table:table-cell>
          <table:table-cell table:style-name="ce4" office:value-type="string">
            <text:p>IO_L1P_T0_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24];[UCF.$A$2:.$G$1160];2;0)" office:value-type="string" office:string-value="IO_L1P_T0_16">
            <text:p>IO_L1P_T0_16</text:p>
          </table:table-cell>
          <table:table-cell table:style-name="ce4" table:formula="of:=EXACT([.B224];[.F224])" office:value-type="boolean" office:boolean-value="true">
            <text:p>TRUE</text:p>
          </table:table-cell>
          <table:table-cell table:style-name="ce4" table:formula="of:=VLOOKUP([.A224];[UCF.$A$2:.$G$1160];3;0)" office:value-type="string" office:string-value="HA1_HA14_N">
            <text:p>HA1_HA14_N</text:p>
          </table:table-cell>
          <table:table-cell table:style-name="ce4" table:formula="of:=VLOOKUP([.A224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L24</text:p>
          </table:table-cell>
          <table:table-cell table:style-name="ce4" office:value-type="string">
            <text:p>IO_L1N_T0_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25];[UCF.$A$2:.$G$1160];2;0)" office:value-type="string" office:string-value="IO_L1N_T0_16">
            <text:p>IO_L1N_T0_16</text:p>
          </table:table-cell>
          <table:table-cell table:style-name="ce4" table:formula="of:=EXACT([.B225];[.F225])" office:value-type="boolean" office:boolean-value="true">
            <text:p>TRUE</text:p>
          </table:table-cell>
          <table:table-cell table:style-name="ce4" table:formula="of:=VLOOKUP([.A225];[UCF.$A$2:.$G$1160];3;0)" office:value-type="string" office:string-value="HA1_HA14_P">
            <text:p>HA1_HA14_P</text:p>
          </table:table-cell>
          <table:table-cell table:style-name="ce4" table:formula="of:=VLOOKUP([.A225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K23</text:p>
          </table:table-cell>
          <table:table-cell table:style-name="ce4" office:value-type="string">
            <text:p>IO_L2P_T0_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26];[UCF.$A$2:.$G$1160];2;0)" office:value-type="string" office:string-value="IO_L2P_T0_16">
            <text:p>IO_L2P_T0_16</text:p>
          </table:table-cell>
          <table:table-cell table:style-name="ce4" table:formula="of:=EXACT([.B226];[.F226])" office:value-type="boolean" office:boolean-value="true">
            <text:p>TRUE</text:p>
          </table:table-cell>
          <table:table-cell table:style-name="ce4" table:formula="of:=VLOOKUP([.A226];[UCF.$A$2:.$G$1160];3;0)" office:value-type="string" office:string-value="HA1_HA23_N">
            <text:p>HA1_HA23_N</text:p>
          </table:table-cell>
          <table:table-cell table:style-name="ce4" table:formula="of:=VLOOKUP([.A226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J23</text:p>
          </table:table-cell>
          <table:table-cell table:style-name="ce4" office:value-type="string">
            <text:p>IO_L2N_T0_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27];[UCF.$A$2:.$G$1160];2;0)" office:value-type="string" office:string-value="IO_L2N_T0_16">
            <text:p>IO_L2N_T0_16</text:p>
          </table:table-cell>
          <table:table-cell table:style-name="ce4" table:formula="of:=EXACT([.B227];[.F227])" office:value-type="boolean" office:boolean-value="true">
            <text:p>TRUE</text:p>
          </table:table-cell>
          <table:table-cell table:style-name="ce4" table:formula="of:=VLOOKUP([.A227];[UCF.$A$2:.$G$1160];3;0)" office:value-type="string" office:string-value="HA1_HA23_P">
            <text:p>HA1_HA23_P</text:p>
          </table:table-cell>
          <table:table-cell table:style-name="ce4" table:formula="of:=VLOOKUP([.A227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G24</text:p>
          </table:table-cell>
          <table:table-cell table:style-name="ce4" office:value-type="string">
            <text:p>IO_L3P_T0_DQS_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28];[UCF.$A$2:.$G$1160];2;0)" office:value-type="string" office:string-value="IO_L3P_T0_DQS_16">
            <text:p>IO_L3P_T0_DQS_16</text:p>
          </table:table-cell>
          <table:table-cell table:style-name="ce4" table:formula="of:=EXACT([.B228];[.F228])" office:value-type="boolean" office:boolean-value="true">
            <text:p>TRUE</text:p>
          </table:table-cell>
          <table:table-cell table:style-name="ce4" table:formula="of:=VLOOKUP([.A228];[UCF.$A$2:.$G$1160];3;0)" office:value-type="string" office:string-value="HA1_HA21_N">
            <text:p>HA1_HA21_N</text:p>
          </table:table-cell>
          <table:table-cell table:style-name="ce4" table:formula="of:=VLOOKUP([.A228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G25</text:p>
          </table:table-cell>
          <table:table-cell table:style-name="ce4" office:value-type="string">
            <text:p>IO_L3N_T0_DQS_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29];[UCF.$A$2:.$G$1160];2;0)" office:value-type="string" office:string-value="IO_L3N_T0_DQS_16">
            <text:p>IO_L3N_T0_DQS_16</text:p>
          </table:table-cell>
          <table:table-cell table:style-name="ce4" table:formula="of:=EXACT([.B229];[.F229])" office:value-type="boolean" office:boolean-value="true">
            <text:p>TRUE</text:p>
          </table:table-cell>
          <table:table-cell table:style-name="ce4" table:formula="of:=VLOOKUP([.A229];[UCF.$A$2:.$G$1160];3;0)" office:value-type="string" office:string-value="HA1_HA21_P">
            <text:p>HA1_HA21_P</text:p>
          </table:table-cell>
          <table:table-cell table:style-name="ce4" table:formula="of:=VLOOKUP([.A229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K25</text:p>
          </table:table-cell>
          <table:table-cell table:style-name="ce4" office:value-type="string">
            <text:p>IO_L4P_T0_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30];[UCF.$A$2:.$G$1160];2;0)" office:value-type="string" office:string-value="IO_L4P_T0_16">
            <text:p>IO_L4P_T0_16</text:p>
          </table:table-cell>
          <table:table-cell table:style-name="ce4" table:formula="of:=EXACT([.B230];[.F230])" office:value-type="boolean" office:boolean-value="true">
            <text:p>TRUE</text:p>
          </table:table-cell>
          <table:table-cell table:style-name="ce4" table:formula="of:=VLOOKUP([.A230];[UCF.$A$2:.$G$1160];3;0)" office:value-type="string" office:string-value="HA1_HA13_P">
            <text:p>HA1_HA13_P</text:p>
          </table:table-cell>
          <table:table-cell table:style-name="ce4" table:formula="of:=VLOOKUP([.A230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J25</text:p>
          </table:table-cell>
          <table:table-cell table:style-name="ce4" office:value-type="string">
            <text:p>IO_L4N_T0_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31];[UCF.$A$2:.$G$1160];2;0)" office:value-type="string" office:string-value="IO_L4N_T0_16">
            <text:p>IO_L4N_T0_16</text:p>
          </table:table-cell>
          <table:table-cell table:style-name="ce4" table:formula="of:=EXACT([.B231];[.F231])" office:value-type="boolean" office:boolean-value="true">
            <text:p>TRUE</text:p>
          </table:table-cell>
          <table:table-cell table:style-name="ce4" table:formula="of:=VLOOKUP([.A231];[UCF.$A$2:.$G$1160];3;0)" office:value-type="string" office:string-value="HA1_HA13_N">
            <text:p>HA1_HA13_N</text:p>
          </table:table-cell>
          <table:table-cell table:style-name="ce4" table:formula="of:=VLOOKUP([.A231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M25</text:p>
          </table:table-cell>
          <table:table-cell table:style-name="ce4" office:value-type="string">
            <text:p>IO_L5P_T0_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32];[UCF.$A$2:.$G$1160];2;0)" office:value-type="string" office:string-value="IO_L5P_T0_16">
            <text:p>IO_L5P_T0_16</text:p>
          </table:table-cell>
          <table:table-cell table:style-name="ce4" table:formula="of:=EXACT([.B232];[.F232])" office:value-type="boolean" office:boolean-value="true">
            <text:p>TRUE</text:p>
          </table:table-cell>
          <table:table-cell table:style-name="ce4" table:formula="of:=VLOOKUP([.A232];[UCF.$A$2:.$G$1160];3;0)" office:value-type="string" office:string-value="HA1_HA11_N">
            <text:p>HA1_HA11_N</text:p>
          </table:table-cell>
          <table:table-cell table:style-name="ce4" table:formula="of:=VLOOKUP([.A232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L25</text:p>
          </table:table-cell>
          <table:table-cell table:style-name="ce4" office:value-type="string">
            <text:p>IO_L5N_T0_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33];[UCF.$A$2:.$G$1160];2;0)" office:value-type="string" office:string-value="IO_L5N_T0_16">
            <text:p>IO_L5N_T0_16</text:p>
          </table:table-cell>
          <table:table-cell table:style-name="ce4" table:formula="of:=EXACT([.B233];[.F233])" office:value-type="boolean" office:boolean-value="true">
            <text:p>TRUE</text:p>
          </table:table-cell>
          <table:table-cell table:style-name="ce4" table:formula="of:=VLOOKUP([.A233];[UCF.$A$2:.$G$1160];3;0)" office:value-type="string" office:string-value="HA1_HA11_P">
            <text:p>HA1_HA11_P</text:p>
          </table:table-cell>
          <table:table-cell table:style-name="ce4" table:formula="of:=VLOOKUP([.A233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J24</text:p>
          </table:table-cell>
          <table:table-cell table:style-name="ce4" office:value-type="string">
            <text:p>IO_L6P_T0_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34];[UCF.$A$2:.$G$1160];2;0)" office:value-type="string" office:string-value="IO_L6P_T0_16">
            <text:p>IO_L6P_T0_16</text:p>
          </table:table-cell>
          <table:table-cell table:style-name="ce4" table:formula="of:=EXACT([.B234];[.F234])" office:value-type="boolean" office:boolean-value="true">
            <text:p>TRUE</text:p>
          </table:table-cell>
          <table:table-cell table:style-name="ce4" table:formula="of:=VLOOKUP([.A234];[UCF.$A$2:.$G$1160];3;0)" office:value-type="string" office:string-value="HA1_HA22_N">
            <text:p>HA1_HA22_N</text:p>
          </table:table-cell>
          <table:table-cell table:style-name="ce4" table:formula="of:=VLOOKUP([.A234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H24</text:p>
          </table:table-cell>
          <table:table-cell table:style-name="ce4" office:value-type="string">
            <text:p>IO_L6N_T0_VREF_16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35];[UCF.$A$2:.$G$1160];2;0)" office:value-type="string" office:string-value="IO_L6N_T0_VREF_16">
            <text:p>IO_L6N_T0_VREF_16</text:p>
          </table:table-cell>
          <table:table-cell table:style-name="ce4" table:formula="of:=EXACT([.B235];[.F235])" office:value-type="boolean" office:boolean-value="true">
            <text:p>TRUE</text:p>
          </table:table-cell>
          <table:table-cell table:style-name="ce4" table:formula="of:=VLOOKUP([.A235];[UCF.$A$2:.$G$1160];3;0)" office:value-type="string" office:string-value="HA1_HA22_P">
            <text:p>HA1_HA22_P</text:p>
          </table:table-cell>
          <table:table-cell table:style-name="ce4" table:formula="of:=VLOOKUP([.A235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H27</text:p>
          </table:table-cell>
          <table:table-cell table:style-name="ce4" office:value-type="string">
            <text:p>IO_L7P_T1_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36];[UCF.$A$2:.$G$1160];2;0)" office:value-type="string" office:string-value="IO_L7P_T1_16">
            <text:p>IO_L7P_T1_16</text:p>
          </table:table-cell>
          <table:table-cell table:style-name="ce4" table:formula="of:=EXACT([.B236];[.F236])" office:value-type="boolean" office:boolean-value="true">
            <text:p>TRUE</text:p>
          </table:table-cell>
          <table:table-cell table:style-name="ce4" table:formula="of:=VLOOKUP([.A236];[UCF.$A$2:.$G$1160];3;0)" office:value-type="string" office:string-value="HA1_HA18_N">
            <text:p>HA1_HA18_N</text:p>
          </table:table-cell>
          <table:table-cell table:style-name="ce4" table:formula="of:=VLOOKUP([.A236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G27</text:p>
          </table:table-cell>
          <table:table-cell table:style-name="ce4" office:value-type="string">
            <text:p>IO_L7N_T1_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37];[UCF.$A$2:.$G$1160];2;0)" office:value-type="string" office:string-value="IO_L7N_T1_16">
            <text:p>IO_L7N_T1_16</text:p>
          </table:table-cell>
          <table:table-cell table:style-name="ce4" table:formula="of:=EXACT([.B237];[.F237])" office:value-type="boolean" office:boolean-value="true">
            <text:p>TRUE</text:p>
          </table:table-cell>
          <table:table-cell table:style-name="ce4" table:formula="of:=VLOOKUP([.A237];[UCF.$A$2:.$G$1160];3;0)" office:value-type="string" office:string-value="HA1_HA18_P">
            <text:p>HA1_HA18_P</text:p>
          </table:table-cell>
          <table:table-cell table:style-name="ce4" table:formula="of:=VLOOKUP([.A237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H26</text:p>
          </table:table-cell>
          <table:table-cell table:style-name="ce4" office:value-type="string">
            <text:p>IO_L8P_T1_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38];[UCF.$A$2:.$G$1160];2;0)" office:value-type="string" office:string-value="IO_L8P_T1_16">
            <text:p>IO_L8P_T1_16</text:p>
          </table:table-cell>
          <table:table-cell table:style-name="ce4" table:formula="of:=EXACT([.B238];[.F238])" office:value-type="boolean" office:boolean-value="true">
            <text:p>TRUE</text:p>
          </table:table-cell>
          <table:table-cell table:style-name="ce4" table:formula="of:=VLOOKUP([.A238];[UCF.$A$2:.$G$1160];3;0)" office:value-type="string" office:string-value="HA1_HA19_N">
            <text:p>HA1_HA19_N</text:p>
          </table:table-cell>
          <table:table-cell table:style-name="ce4" table:formula="of:=VLOOKUP([.A238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G26</text:p>
          </table:table-cell>
          <table:table-cell table:style-name="ce4" office:value-type="string">
            <text:p>IO_L8N_T1_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39];[UCF.$A$2:.$G$1160];2;0)" office:value-type="string" office:string-value="IO_L8N_T1_16">
            <text:p>IO_L8N_T1_16</text:p>
          </table:table-cell>
          <table:table-cell table:style-name="ce4" table:formula="of:=EXACT([.B239];[.F239])" office:value-type="boolean" office:boolean-value="true">
            <text:p>TRUE</text:p>
          </table:table-cell>
          <table:table-cell table:style-name="ce4" table:formula="of:=VLOOKUP([.A239];[UCF.$A$2:.$G$1160];3;0)" office:value-type="string" office:string-value="HA1_HA19_P">
            <text:p>HA1_HA19_P</text:p>
          </table:table-cell>
          <table:table-cell table:style-name="ce4" table:formula="of:=VLOOKUP([.A239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L27</text:p>
          </table:table-cell>
          <table:table-cell table:style-name="ce4" office:value-type="string">
            <text:p>IO_L9P_T1_DQS_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40];[UCF.$A$2:.$G$1160];2;0)" office:value-type="string" office:string-value="IO_L9P_T1_DQS_16">
            <text:p>IO_L9P_T1_DQS_16</text:p>
          </table:table-cell>
          <table:table-cell table:style-name="ce4" table:formula="of:=EXACT([.B240];[.F240])" office:value-type="boolean" office:boolean-value="true">
            <text:p>TRUE</text:p>
          </table:table-cell>
          <table:table-cell table:style-name="ce4" table:formula="of:=VLOOKUP([.A240];[UCF.$A$2:.$G$1160];3;0)" office:value-type="string" office:string-value="HA1_HA06_N">
            <text:p>HA1_HA06_N</text:p>
          </table:table-cell>
          <table:table-cell table:style-name="ce4" table:formula="of:=VLOOKUP([.A240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K27</text:p>
          </table:table-cell>
          <table:table-cell table:style-name="ce4" office:value-type="string">
            <text:p>IO_L9N_T1_DQS_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41];[UCF.$A$2:.$G$1160];2;0)" office:value-type="string" office:string-value="IO_L9N_T1_DQS_16">
            <text:p>IO_L9N_T1_DQS_16</text:p>
          </table:table-cell>
          <table:table-cell table:style-name="ce4" table:formula="of:=EXACT([.B241];[.F241])" office:value-type="boolean" office:boolean-value="true">
            <text:p>TRUE</text:p>
          </table:table-cell>
          <table:table-cell table:style-name="ce4" table:formula="of:=VLOOKUP([.A241];[UCF.$A$2:.$G$1160];3;0)" office:value-type="string" office:string-value="HA1_HA06_P">
            <text:p>HA1_HA06_P</text:p>
          </table:table-cell>
          <table:table-cell table:style-name="ce4" table:formula="of:=VLOOKUP([.A241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K26</text:p>
          </table:table-cell>
          <table:table-cell table:style-name="ce4" office:value-type="string">
            <text:p>IO_L10P_T1_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42];[UCF.$A$2:.$G$1160];2;0)" office:value-type="string" office:string-value="IO_L10P_T1_16">
            <text:p>IO_L10P_T1_16</text:p>
          </table:table-cell>
          <table:table-cell table:style-name="ce4" table:formula="of:=EXACT([.B242];[.F242])" office:value-type="boolean" office:boolean-value="true">
            <text:p>TRUE</text:p>
          </table:table-cell>
          <table:table-cell table:style-name="ce4" table:formula="of:=VLOOKUP([.A242];[UCF.$A$2:.$G$1160];3;0)" office:value-type="string" office:string-value="HA1_HA20_P">
            <text:p>HA1_HA20_P</text:p>
          </table:table-cell>
          <table:table-cell table:style-name="ce4" table:formula="of:=VLOOKUP([.A242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J26</text:p>
          </table:table-cell>
          <table:table-cell table:style-name="ce4" office:value-type="string">
            <text:p>IO_L10N_T1_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43];[UCF.$A$2:.$G$1160];2;0)" office:value-type="string" office:string-value="IO_L10N_T1_16">
            <text:p>IO_L10N_T1_16</text:p>
          </table:table-cell>
          <table:table-cell table:style-name="ce4" table:formula="of:=EXACT([.B243];[.F243])" office:value-type="boolean" office:boolean-value="true">
            <text:p>TRUE</text:p>
          </table:table-cell>
          <table:table-cell table:style-name="ce4" table:formula="of:=VLOOKUP([.A243];[UCF.$A$2:.$G$1160];3;0)" office:value-type="string" office:string-value="HA1_HA20_N">
            <text:p>HA1_HA20_N</text:p>
          </table:table-cell>
          <table:table-cell table:style-name="ce4" table:formula="of:=VLOOKUP([.A243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L28</text:p>
          </table:table-cell>
          <table:table-cell table:style-name="ce4" office:value-type="string">
            <text:p>IO_L11P_T1_SRCC_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44];[UCF.$A$2:.$G$1160];2;0)" office:value-type="string" office:string-value="IO_L11P_T1_SRCC_16">
            <text:p>IO_L11P_T1_SRCC_16</text:p>
          </table:table-cell>
          <table:table-cell table:style-name="ce4" table:formula="of:=EXACT([.B244];[.F244])" office:value-type="boolean" office:boolean-value="true">
            <text:p>TRUE</text:p>
          </table:table-cell>
          <table:table-cell table:style-name="ce4" table:formula="of:=VLOOKUP([.A244];[UCF.$A$2:.$G$1160];3;0)" office:value-type="string" office:string-value="HA1_HA01_CC_P">
            <text:p>HA1_HA01_CC_P</text:p>
          </table:table-cell>
          <table:table-cell table:style-name="ce4" table:formula="of:=VLOOKUP([.A244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K28</text:p>
          </table:table-cell>
          <table:table-cell table:style-name="ce4" office:value-type="string">
            <text:p>IO_L11N_T1_SRCC_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45];[UCF.$A$2:.$G$1160];2;0)" office:value-type="string" office:string-value="IO_L11N_T1_SRCC_16">
            <text:p>IO_L11N_T1_SRCC_16</text:p>
          </table:table-cell>
          <table:table-cell table:style-name="ce4" table:formula="of:=EXACT([.B245];[.F245])" office:value-type="boolean" office:boolean-value="true">
            <text:p>TRUE</text:p>
          </table:table-cell>
          <table:table-cell table:style-name="ce4" table:formula="of:=VLOOKUP([.A245];[UCF.$A$2:.$G$1160];3;0)" office:value-type="string" office:string-value="HA1_HA01_CC_N">
            <text:p>HA1_HA01_CC_N</text:p>
          </table:table-cell>
          <table:table-cell table:style-name="ce4" table:formula="of:=VLOOKUP([.A245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J28</text:p>
          </table:table-cell>
          <table:table-cell table:style-name="ce4" office:value-type="string">
            <text:p>IO_L12P_T1_MRCC_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46];[UCF.$A$2:.$G$1160];2;0)" office:value-type="string" office:string-value="IO_L12P_T1_MRCC_16">
            <text:p>IO_L12P_T1_MRCC_16</text:p>
          </table:table-cell>
          <table:table-cell table:style-name="ce4" table:formula="of:=EXACT([.B246];[.F246])" office:value-type="boolean" office:boolean-value="true">
            <text:p>TRUE</text:p>
          </table:table-cell>
          <table:table-cell table:style-name="ce4" table:formula="of:=VLOOKUP([.A246];[UCF.$A$2:.$G$1160];3;0)" office:value-type="string" office:string-value="HA1_HA17_CC_P">
            <text:p>HA1_HA17_CC_P</text:p>
          </table:table-cell>
          <table:table-cell table:style-name="ce4" table:formula="of:=VLOOKUP([.A246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H28</text:p>
          </table:table-cell>
          <table:table-cell table:style-name="ce4" office:value-type="string">
            <text:p>IO_L12N_T1_MRCC_1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47];[UCF.$A$2:.$G$1160];2;0)" office:value-type="string" office:string-value="IO_L12N_T1_MRCC_16">
            <text:p>IO_L12N_T1_MRCC_16</text:p>
          </table:table-cell>
          <table:table-cell table:style-name="ce4" table:formula="of:=EXACT([.B247];[.F247])" office:value-type="boolean" office:boolean-value="true">
            <text:p>TRUE</text:p>
          </table:table-cell>
          <table:table-cell table:style-name="ce4" table:formula="of:=VLOOKUP([.A247];[UCF.$A$2:.$G$1160];3;0)" office:value-type="string" office:string-value="HA1_HA17_CC_N">
            <text:p>HA1_HA17_CC_N</text:p>
          </table:table-cell>
          <table:table-cell table:style-name="ce4" table:formula="of:=VLOOKUP([.A247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J29</text:p>
          </table:table-cell>
          <table:table-cell table:style-name="ce4" office:value-type="string">
            <text:p>IO_L13P_T2_MRCC_1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48];[UCF.$A$2:.$G$1160];2;0)" office:value-type="string" office:string-value="IO_L13P_T2_MRCC_16">
            <text:p>IO_L13P_T2_MRCC_16</text:p>
          </table:table-cell>
          <table:table-cell table:style-name="ce4" table:formula="of:=EXACT([.B248];[.F248])" office:value-type="boolean" office:boolean-value="true">
            <text:p>TRUE</text:p>
          </table:table-cell>
          <table:table-cell table:style-name="ce4" table:formula="of:=VLOOKUP([.A248];[UCF.$A$2:.$G$1160];3;0)" office:value-type="string" office:string-value="HA1_HA00_CC_P">
            <text:p>HA1_HA00_CC_P</text:p>
          </table:table-cell>
          <table:table-cell table:style-name="ce4" table:formula="of:=VLOOKUP([.A248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H29</text:p>
          </table:table-cell>
          <table:table-cell table:style-name="ce4" office:value-type="string">
            <text:p>IO_L13N_T2_MRCC_1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49];[UCF.$A$2:.$G$1160];2;0)" office:value-type="string" office:string-value="IO_L13N_T2_MRCC_16">
            <text:p>IO_L13N_T2_MRCC_16</text:p>
          </table:table-cell>
          <table:table-cell table:style-name="ce4" table:formula="of:=EXACT([.B249];[.F249])" office:value-type="boolean" office:boolean-value="true">
            <text:p>TRUE</text:p>
          </table:table-cell>
          <table:table-cell table:style-name="ce4" table:formula="of:=VLOOKUP([.A249];[UCF.$A$2:.$G$1160];3;0)" office:value-type="string" office:string-value="HA1_HA00_CC_N">
            <text:p>HA1_HA00_CC_N</text:p>
          </table:table-cell>
          <table:table-cell table:style-name="ce4" table:formula="of:=VLOOKUP([.A249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K30</text:p>
          </table:table-cell>
          <table:table-cell table:style-name="ce4" office:value-type="string">
            <text:p>IO_L14P_T2_SRCC_1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50];[UCF.$A$2:.$G$1160];2;0)" office:value-type="string" office:string-value="IO_L14P_T2_SRCC_16">
            <text:p>IO_L14P_T2_SRCC_16</text:p>
          </table:table-cell>
          <table:table-cell table:style-name="ce4" table:formula="of:=EXACT([.B250];[.F250])" office:value-type="boolean" office:boolean-value="true">
            <text:p>TRUE</text:p>
          </table:table-cell>
          <table:table-cell table:style-name="ce4" table:formula="of:=VLOOKUP([.A250];[UCF.$A$2:.$G$1160];3;0)" office:value-type="string" office:string-value="HA1_HA03_P">
            <text:p>HA1_HA03_P</text:p>
          </table:table-cell>
          <table:table-cell table:style-name="ce4" table:formula="of:=VLOOKUP([.A250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J30</text:p>
          </table:table-cell>
          <table:table-cell table:style-name="ce4" office:value-type="string">
            <text:p>IO_L14N_T2_SRCC_1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51];[UCF.$A$2:.$G$1160];2;0)" office:value-type="string" office:string-value="IO_L14N_T2_SRCC_16">
            <text:p>IO_L14N_T2_SRCC_16</text:p>
          </table:table-cell>
          <table:table-cell table:style-name="ce4" table:formula="of:=EXACT([.B251];[.F251])" office:value-type="boolean" office:boolean-value="true">
            <text:p>TRUE</text:p>
          </table:table-cell>
          <table:table-cell table:style-name="ce4" table:formula="of:=VLOOKUP([.A251];[UCF.$A$2:.$G$1160];3;0)" office:value-type="string" office:string-value="HA1_HA03_N">
            <text:p>HA1_HA03_N</text:p>
          </table:table-cell>
          <table:table-cell table:style-name="ce4" table:formula="of:=VLOOKUP([.A251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G29</text:p>
          </table:table-cell>
          <table:table-cell table:style-name="ce4" office:value-type="string">
            <text:p>IO_L15P_T2_DQS_1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52];[UCF.$A$2:.$G$1160];2;0)" office:value-type="string" office:string-value="IO_L15P_T2_DQS_16">
            <text:p>IO_L15P_T2_DQS_16</text:p>
          </table:table-cell>
          <table:table-cell table:style-name="ce4" table:formula="of:=EXACT([.B252];[.F252])" office:value-type="boolean" office:boolean-value="true">
            <text:p>TRUE</text:p>
          </table:table-cell>
          <table:table-cell table:style-name="ce4" table:formula="of:=VLOOKUP([.A252];[UCF.$A$2:.$G$1160];3;0)" office:value-type="string" office:string-value="HA1_HA15_N">
            <text:p>HA1_HA15_N</text:p>
          </table:table-cell>
          <table:table-cell table:style-name="ce4" table:formula="of:=VLOOKUP([.A252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G30</text:p>
          </table:table-cell>
          <table:table-cell table:style-name="ce4" office:value-type="string">
            <text:p>IO_L15N_T2_DQS_1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53];[UCF.$A$2:.$G$1160];2;0)" office:value-type="string" office:string-value="IO_L15N_T2_DQS_16">
            <text:p>IO_L15N_T2_DQS_16</text:p>
          </table:table-cell>
          <table:table-cell table:style-name="ce4" table:formula="of:=EXACT([.B253];[.F253])" office:value-type="boolean" office:boolean-value="true">
            <text:p>TRUE</text:p>
          </table:table-cell>
          <table:table-cell table:style-name="ce4" table:formula="of:=VLOOKUP([.A253];[UCF.$A$2:.$G$1160];3;0)" office:value-type="string" office:string-value="HA1_HA15_P">
            <text:p>HA1_HA15_P</text:p>
          </table:table-cell>
          <table:table-cell table:style-name="ce4" table:formula="of:=VLOOKUP([.A253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K31</text:p>
          </table:table-cell>
          <table:table-cell table:style-name="ce4" office:value-type="string">
            <text:p>IO_L16P_T2_1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54];[UCF.$A$2:.$G$1160];2;0)" office:value-type="string" office:string-value="IO_L16P_T2_16">
            <text:p>IO_L16P_T2_16</text:p>
          </table:table-cell>
          <table:table-cell table:style-name="ce4" table:formula="of:=EXACT([.B254];[.F254])" office:value-type="boolean" office:boolean-value="true">
            <text:p>TRUE</text:p>
          </table:table-cell>
          <table:table-cell table:style-name="ce4" table:formula="of:=VLOOKUP([.A254];[UCF.$A$2:.$G$1160];3;0)" office:value-type="string" office:string-value="HA1_HA09_N">
            <text:p>HA1_HA09_N</text:p>
          </table:table-cell>
          <table:table-cell table:style-name="ce4" table:formula="of:=VLOOKUP([.A254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J31</text:p>
          </table:table-cell>
          <table:table-cell table:style-name="ce4" office:value-type="string">
            <text:p>IO_L16N_T2_1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55];[UCF.$A$2:.$G$1160];2;0)" office:value-type="string" office:string-value="IO_L16N_T2_16">
            <text:p>IO_L16N_T2_16</text:p>
          </table:table-cell>
          <table:table-cell table:style-name="ce4" table:formula="of:=EXACT([.B255];[.F255])" office:value-type="boolean" office:boolean-value="true">
            <text:p>TRUE</text:p>
          </table:table-cell>
          <table:table-cell table:style-name="ce4" table:formula="of:=VLOOKUP([.A255];[UCF.$A$2:.$G$1160];3;0)" office:value-type="string" office:string-value="HA1_HA09_P">
            <text:p>HA1_HA09_P</text:p>
          </table:table-cell>
          <table:table-cell table:style-name="ce4" table:formula="of:=VLOOKUP([.A255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H31</text:p>
          </table:table-cell>
          <table:table-cell table:style-name="ce4" office:value-type="string">
            <text:p>IO_L17P_T2_1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56];[UCF.$A$2:.$G$1160];2;0)" office:value-type="string" office:string-value="IO_L17P_T2_16">
            <text:p>IO_L17P_T2_16</text:p>
          </table:table-cell>
          <table:table-cell table:style-name="ce4" table:formula="of:=EXACT([.B256];[.F256])" office:value-type="boolean" office:boolean-value="true">
            <text:p>TRUE</text:p>
          </table:table-cell>
          <table:table-cell table:style-name="ce4" table:formula="of:=VLOOKUP([.A256];[UCF.$A$2:.$G$1160];3;0)" office:value-type="string" office:string-value="HA1_HA16_N">
            <text:p>HA1_HA16_N</text:p>
          </table:table-cell>
          <table:table-cell table:style-name="ce4" table:formula="of:=VLOOKUP([.A256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G31</text:p>
          </table:table-cell>
          <table:table-cell table:style-name="ce4" office:value-type="string">
            <text:p>IO_L17N_T2_1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57];[UCF.$A$2:.$G$1160];2;0)" office:value-type="string" office:string-value="IO_L17N_T2_16">
            <text:p>IO_L17N_T2_16</text:p>
          </table:table-cell>
          <table:table-cell table:style-name="ce4" table:formula="of:=EXACT([.B257];[.F257])" office:value-type="boolean" office:boolean-value="true">
            <text:p>TRUE</text:p>
          </table:table-cell>
          <table:table-cell table:style-name="ce4" table:formula="of:=VLOOKUP([.A257];[UCF.$A$2:.$G$1160];3;0)" office:value-type="string" office:string-value="HA1_HA16_P">
            <text:p>HA1_HA16_P</text:p>
          </table:table-cell>
          <table:table-cell table:style-name="ce4" table:formula="of:=VLOOKUP([.A257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L29</text:p>
          </table:table-cell>
          <table:table-cell table:style-name="ce4" office:value-type="string">
            <text:p>IO_L18P_T2_1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58];[UCF.$A$2:.$G$1160];2;0)" office:value-type="string" office:string-value="IO_L18P_T2_16">
            <text:p>IO_L18P_T2_16</text:p>
          </table:table-cell>
          <table:table-cell table:style-name="ce4" table:formula="of:=EXACT([.B258];[.F258])" office:value-type="boolean" office:boolean-value="true">
            <text:p>TRUE</text:p>
          </table:table-cell>
          <table:table-cell table:style-name="ce4" table:formula="of:=VLOOKUP([.A258];[UCF.$A$2:.$G$1160];3;0)" office:value-type="string" office:string-value="HA1_HA08_N">
            <text:p>HA1_HA08_N</text:p>
          </table:table-cell>
          <table:table-cell table:style-name="ce4" table:formula="of:=VLOOKUP([.A258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L30</text:p>
          </table:table-cell>
          <table:table-cell table:style-name="ce4" office:value-type="string">
            <text:p>IO_L18N_T2_16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59];[UCF.$A$2:.$G$1160];2;0)" office:value-type="string" office:string-value="IO_L18N_T2_16">
            <text:p>IO_L18N_T2_16</text:p>
          </table:table-cell>
          <table:table-cell table:style-name="ce4" table:formula="of:=EXACT([.B259];[.F259])" office:value-type="boolean" office:boolean-value="true">
            <text:p>TRUE</text:p>
          </table:table-cell>
          <table:table-cell table:style-name="ce4" table:formula="of:=VLOOKUP([.A259];[UCF.$A$2:.$G$1160];3;0)" office:value-type="string" office:string-value="HA1_HA08_P">
            <text:p>HA1_HA08_P</text:p>
          </table:table-cell>
          <table:table-cell table:style-name="ce4" table:formula="of:=VLOOKUP([.A259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H32</text:p>
          </table:table-cell>
          <table:table-cell table:style-name="ce4" office:value-type="string">
            <text:p>IO_L19P_T3_1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60];[UCF.$A$2:.$G$1160];2;0)" office:value-type="string" office:string-value="IO_L19P_T3_16">
            <text:p>IO_L19P_T3_16</text:p>
          </table:table-cell>
          <table:table-cell table:style-name="ce4" table:formula="of:=EXACT([.B260];[.F260])" office:value-type="boolean" office:boolean-value="true">
            <text:p>TRUE</text:p>
          </table:table-cell>
          <table:table-cell table:style-name="ce4" table:formula="of:=VLOOKUP([.A260];[UCF.$A$2:.$G$1160];3;0)" office:value-type="string" office:string-value="HA1_HA10_N">
            <text:p>HA1_HA10_N</text:p>
          </table:table-cell>
          <table:table-cell table:style-name="ce4" table:formula="of:=VLOOKUP([.A260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G32</text:p>
          </table:table-cell>
          <table:table-cell table:style-name="ce4" office:value-type="string">
            <text:p>IO_L19N_T3_VREF_1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61];[UCF.$A$2:.$G$1160];2;0)" office:value-type="string" office:string-value="IO_L19N_T3_VREF_16">
            <text:p>IO_L19N_T3_VREF_16</text:p>
          </table:table-cell>
          <table:table-cell table:style-name="ce4" table:formula="of:=EXACT([.B261];[.F261])" office:value-type="boolean" office:boolean-value="true">
            <text:p>TRUE</text:p>
          </table:table-cell>
          <table:table-cell table:style-name="ce4" table:formula="of:=VLOOKUP([.A261];[UCF.$A$2:.$G$1160];3;0)" office:value-type="string" office:string-value="HA1_HA10_P">
            <text:p>HA1_HA10_P</text:p>
          </table:table-cell>
          <table:table-cell table:style-name="ce4" table:formula="of:=VLOOKUP([.A261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K33</text:p>
          </table:table-cell>
          <table:table-cell table:style-name="ce4" office:value-type="string">
            <text:p>IO_L20P_T3_1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62];[UCF.$A$2:.$G$1160];2;0)" office:value-type="string" office:string-value="IO_L20P_T3_16">
            <text:p>IO_L20P_T3_16</text:p>
          </table:table-cell>
          <table:table-cell table:style-name="ce4" table:formula="of:=EXACT([.B262];[.F262])" office:value-type="boolean" office:boolean-value="true">
            <text:p>TRUE</text:p>
          </table:table-cell>
          <table:table-cell table:style-name="ce4" table:formula="of:=VLOOKUP([.A262];[UCF.$A$2:.$G$1160];3;0)" office:value-type="string" office:string-value="HA1_HA02_N">
            <text:p>HA1_HA02_N</text:p>
          </table:table-cell>
          <table:table-cell table:style-name="ce4" table:formula="of:=VLOOKUP([.A262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J34</text:p>
          </table:table-cell>
          <table:table-cell table:style-name="ce4" office:value-type="string">
            <text:p>IO_L20N_T3_1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63];[UCF.$A$2:.$G$1160];2;0)" office:value-type="string" office:string-value="IO_L20N_T3_16">
            <text:p>IO_L20N_T3_16</text:p>
          </table:table-cell>
          <table:table-cell table:style-name="ce4" table:formula="of:=EXACT([.B263];[.F263])" office:value-type="boolean" office:boolean-value="true">
            <text:p>TRUE</text:p>
          </table:table-cell>
          <table:table-cell table:style-name="ce4" table:formula="of:=VLOOKUP([.A263];[UCF.$A$2:.$G$1160];3;0)" office:value-type="string" office:string-value="HA1_HA02_P">
            <text:p>HA1_HA02_P</text:p>
          </table:table-cell>
          <table:table-cell table:style-name="ce4" table:formula="of:=VLOOKUP([.A263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H33</text:p>
          </table:table-cell>
          <table:table-cell table:style-name="ce4" office:value-type="string">
            <text:p>IO_L21P_T3_DQS_1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64];[UCF.$A$2:.$G$1160];2;0)" office:value-type="string" office:string-value="IO_L21P_T3_DQS_16">
            <text:p>IO_L21P_T3_DQS_16</text:p>
          </table:table-cell>
          <table:table-cell table:style-name="ce4" table:formula="of:=EXACT([.B264];[.F264])" office:value-type="boolean" office:boolean-value="true">
            <text:p>TRUE</text:p>
          </table:table-cell>
          <table:table-cell table:style-name="ce4" table:formula="of:=VLOOKUP([.A264];[UCF.$A$2:.$G$1160];3;0)" office:value-type="string" office:string-value="HA1_HA12_N">
            <text:p>HA1_HA12_N</text:p>
          </table:table-cell>
          <table:table-cell table:style-name="ce4" table:formula="of:=VLOOKUP([.A264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G34</text:p>
          </table:table-cell>
          <table:table-cell table:style-name="ce4" office:value-type="string">
            <text:p>IO_L21N_T3_DQS_1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65];[UCF.$A$2:.$G$1160];2;0)" office:value-type="string" office:string-value="IO_L21N_T3_DQS_16">
            <text:p>IO_L21N_T3_DQS_16</text:p>
          </table:table-cell>
          <table:table-cell table:style-name="ce4" table:formula="of:=EXACT([.B265];[.F265])" office:value-type="boolean" office:boolean-value="true">
            <text:p>TRUE</text:p>
          </table:table-cell>
          <table:table-cell table:style-name="ce4" table:formula="of:=VLOOKUP([.A265];[UCF.$A$2:.$G$1160];3;0)" office:value-type="string" office:string-value="HA1_HA12_P">
            <text:p>HA1_HA12_P</text:p>
          </table:table-cell>
          <table:table-cell table:style-name="ce4" table:formula="of:=VLOOKUP([.A265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L32</text:p>
          </table:table-cell>
          <table:table-cell table:style-name="ce4" office:value-type="string">
            <text:p>IO_L22P_T3_1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66];[UCF.$A$2:.$G$1160];2;0)" office:value-type="string" office:string-value="IO_L22P_T3_16">
            <text:p>IO_L22P_T3_16</text:p>
          </table:table-cell>
          <table:table-cell table:style-name="ce4" table:formula="of:=EXACT([.B266];[.F266])" office:value-type="boolean" office:boolean-value="true">
            <text:p>TRUE</text:p>
          </table:table-cell>
          <table:table-cell table:style-name="ce4" table:formula="of:=VLOOKUP([.A266];[UCF.$A$2:.$G$1160];3;0)" office:value-type="string" office:string-value="HA1_HA07_N">
            <text:p>HA1_HA07_N</text:p>
          </table:table-cell>
          <table:table-cell table:style-name="ce4" table:formula="of:=VLOOKUP([.A266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K32</text:p>
          </table:table-cell>
          <table:table-cell table:style-name="ce4" office:value-type="string">
            <text:p>IO_L22N_T3_1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67];[UCF.$A$2:.$G$1160];2;0)" office:value-type="string" office:string-value="IO_L22N_T3_16">
            <text:p>IO_L22N_T3_16</text:p>
          </table:table-cell>
          <table:table-cell table:style-name="ce4" table:formula="of:=EXACT([.B267];[.F267])" office:value-type="boolean" office:boolean-value="true">
            <text:p>TRUE</text:p>
          </table:table-cell>
          <table:table-cell table:style-name="ce4" table:formula="of:=VLOOKUP([.A267];[UCF.$A$2:.$G$1160];3;0)" office:value-type="string" office:string-value="HA1_HA07_P">
            <text:p>HA1_HA07_P</text:p>
          </table:table-cell>
          <table:table-cell table:style-name="ce4" table:formula="of:=VLOOKUP([.A267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J33</text:p>
          </table:table-cell>
          <table:table-cell table:style-name="ce4" office:value-type="string">
            <text:p>IO_L23P_T3_1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68];[UCF.$A$2:.$G$1160];2;0)" office:value-type="string" office:string-value="IO_L23P_T3_16">
            <text:p>IO_L23P_T3_16</text:p>
          </table:table-cell>
          <table:table-cell table:style-name="ce4" table:formula="of:=EXACT([.B268];[.F268])" office:value-type="boolean" office:boolean-value="true">
            <text:p>TRUE</text:p>
          </table:table-cell>
          <table:table-cell table:style-name="ce4" table:formula="of:=VLOOKUP([.A268];[UCF.$A$2:.$G$1160];3;0)" office:value-type="string" office:string-value="HA1_HA05_N">
            <text:p>HA1_HA05_N</text:p>
          </table:table-cell>
          <table:table-cell table:style-name="ce4" table:formula="of:=VLOOKUP([.A268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H34</text:p>
          </table:table-cell>
          <table:table-cell table:style-name="ce4" office:value-type="string">
            <text:p>IO_L23N_T3_1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69];[UCF.$A$2:.$G$1160];2;0)" office:value-type="string" office:string-value="IO_L23N_T3_16">
            <text:p>IO_L23N_T3_16</text:p>
          </table:table-cell>
          <table:table-cell table:style-name="ce4" table:formula="of:=EXACT([.B269];[.F269])" office:value-type="boolean" office:boolean-value="true">
            <text:p>TRUE</text:p>
          </table:table-cell>
          <table:table-cell table:style-name="ce4" table:formula="of:=VLOOKUP([.A269];[UCF.$A$2:.$G$1160];3;0)" office:value-type="string" office:string-value="HA1_HA05_P">
            <text:p>HA1_HA05_P</text:p>
          </table:table-cell>
          <table:table-cell table:style-name="ce4" table:formula="of:=VLOOKUP([.A269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L33</text:p>
          </table:table-cell>
          <table:table-cell table:style-name="ce4" office:value-type="string">
            <text:p>IO_L24P_T3_1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70];[UCF.$A$2:.$G$1160];2;0)" office:value-type="string" office:string-value="IO_L24P_T3_16">
            <text:p>IO_L24P_T3_16</text:p>
          </table:table-cell>
          <table:table-cell table:style-name="ce4" table:formula="of:=EXACT([.B270];[.F270])" office:value-type="boolean" office:boolean-value="true">
            <text:p>TRUE</text:p>
          </table:table-cell>
          <table:table-cell table:style-name="ce4" table:formula="of:=VLOOKUP([.A270];[UCF.$A$2:.$G$1160];3;0)" office:value-type="string" office:string-value="HA1_HA04_N">
            <text:p>HA1_HA04_N</text:p>
          </table:table-cell>
          <table:table-cell table:style-name="ce4" table:formula="of:=VLOOKUP([.A270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L34</text:p>
          </table:table-cell>
          <table:table-cell table:style-name="ce4" office:value-type="string">
            <text:p>IO_L24N_T3_16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71];[UCF.$A$2:.$G$1160];2;0)" office:value-type="string" office:string-value="IO_L24N_T3_16">
            <text:p>IO_L24N_T3_16</text:p>
          </table:table-cell>
          <table:table-cell table:style-name="ce4" table:formula="of:=EXACT([.B271];[.F271])" office:value-type="boolean" office:boolean-value="true">
            <text:p>TRUE</text:p>
          </table:table-cell>
          <table:table-cell table:style-name="ce4" table:formula="of:=VLOOKUP([.A271];[UCF.$A$2:.$G$1160];3;0)" office:value-type="string" office:string-value="HA1_HA04_P">
            <text:p>HA1_HA04_P</text:p>
          </table:table-cell>
          <table:table-cell table:style-name="ce4" table:formula="of:=VLOOKUP([.A271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M26</text:p>
          </table:table-cell>
          <table:table-cell table:style-name="ce4" office:value-type="string">
            <text:p>IO_25_16</text:p>
          </table:table-cell>
          <table:table-cell table:style-name="ce4" office:value-type="string">
            <text:p>NA</text:p>
          </table:table-cell>
          <table:table-cell table:style-name="ce4" office:value-type="float" office:value="16">
            <text:p>16</text:p>
          </table:table-cell>
          <table:table-cell/>
          <table:table-cell table:style-name="ce4" table:formula="of:=VLOOKUP([.A272];[UCF.$A$2:.$G$1160];2;0)" office:value-type="string" office:string-value="IO_25_16">
            <text:p>IO_25_16</text:p>
          </table:table-cell>
          <table:table-cell table:style-name="ce4" table:formula="of:=EXACT([.B272];[.F272])" office:value-type="boolean" office:boolean-value="true">
            <text:p>TRUE</text:p>
          </table:table-cell>
          <table:table-cell table:style-name="ce4" table:formula="of:=VLOOKUP([.A272];[UCF.$A$2:.$G$1160];3;0)" office:value-type="string" office:string-value="NetIC2_M26">
            <text:p>NetIC2_M26</text:p>
          </table:table-cell>
          <table:table-cell table:style-name="ce4" table:formula="of:=VLOOKUP([.A272];[UCF.$A$2:.$G$1160];6;0)" office:value-type="float" office:value="5">
            <text:p>5</text:p>
          </table:table-cell>
          <table:table-cell/>
          <table:table-cell table:style-name="ce4" table:number-columns-repeated="1014"/>
        </table:table-row>
        <table:table-row table:style-name="ro2">
          <table:table-cell office:value-type="string">
            <text:p>F24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73];[UCF.$A$2:.$G$1160];2;0)" office:value-type="string" office:string-value="IO_0_17">
            <text:p>IO_0_17</text:p>
          </table:table-cell>
          <table:table-cell table:style-name="ce1" table:formula="of:=EXACT([.B273];[.F273])" office:value-type="boolean" office:boolean-value="false">
            <text:p>FALSE</text:p>
          </table:table-cell>
          <table:table-cell table:style-name="ce1" table:formula="of:=VLOOKUP([.A273];[UCF.$A$2:.$G$1160];3;0)" office:value-type="string" office:string-value="NetIC2_F24">
            <text:p>NetIC2_F24</text:p>
          </table:table-cell>
          <table:table-cell table:style-name="ce1" table:formula="of:=VLOOKUP([.A273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24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74];[UCF.$A$2:.$G$1160];2;0)" office:value-type="string" office:string-value="IO_L1P_T0_17">
            <text:p>IO_L1P_T0_17</text:p>
          </table:table-cell>
          <table:table-cell table:style-name="ce1" table:formula="of:=EXACT([.B274];[.F274])" office:value-type="boolean" office:boolean-value="false">
            <text:p>FALSE</text:p>
          </table:table-cell>
          <table:table-cell table:style-name="ce1" table:formula="of:=VLOOKUP([.A274];[UCF.$A$2:.$G$1160];3;0)" office:value-type="string" office:string-value="NetIC2_D24">
            <text:p>NetIC2_D24</text:p>
          </table:table-cell>
          <table:table-cell table:style-name="ce1" table:formula="of:=VLOOKUP([.A274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25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75];[UCF.$A$2:.$G$1160];2;0)" office:value-type="string" office:string-value="IO_L1N_T0_17">
            <text:p>IO_L1N_T0_17</text:p>
          </table:table-cell>
          <table:table-cell table:style-name="ce1" table:formula="of:=EXACT([.B275];[.F275])" office:value-type="boolean" office:boolean-value="false">
            <text:p>FALSE</text:p>
          </table:table-cell>
          <table:table-cell table:style-name="ce1" table:formula="of:=VLOOKUP([.A275];[UCF.$A$2:.$G$1160];3;0)" office:value-type="string" office:string-value="NetIC2_D25">
            <text:p>NetIC2_D25</text:p>
          </table:table-cell>
          <table:table-cell table:style-name="ce1" table:formula="of:=VLOOKUP([.A275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27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76];[UCF.$A$2:.$G$1160];2;0)" office:value-type="string" office:string-value="IO_L2P_T0_17">
            <text:p>IO_L2P_T0_17</text:p>
          </table:table-cell>
          <table:table-cell table:style-name="ce1" table:formula="of:=EXACT([.B276];[.F276])" office:value-type="boolean" office:boolean-value="false">
            <text:p>FALSE</text:p>
          </table:table-cell>
          <table:table-cell table:style-name="ce1" table:formula="of:=VLOOKUP([.A276];[UCF.$A$2:.$G$1160];3;0)" office:value-type="string" office:string-value="NetIC2_B27">
            <text:p>NetIC2_B27</text:p>
          </table:table-cell>
          <table:table-cell table:style-name="ce1" table:formula="of:=VLOOKUP([.A276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A27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77];[UCF.$A$2:.$G$1160];2;0)" office:value-type="string" office:string-value="IO_L2N_T0_17">
            <text:p>IO_L2N_T0_17</text:p>
          </table:table-cell>
          <table:table-cell table:style-name="ce1" table:formula="of:=EXACT([.B277];[.F277])" office:value-type="boolean" office:boolean-value="false">
            <text:p>FALSE</text:p>
          </table:table-cell>
          <table:table-cell table:style-name="ce1" table:formula="of:=VLOOKUP([.A277];[UCF.$A$2:.$G$1160];3;0)" office:value-type="string" office:string-value="NetIC2_A27">
            <text:p>NetIC2_A27</text:p>
          </table:table-cell>
          <table:table-cell table:style-name="ce1" table:formula="of:=VLOOKUP([.A277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26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78];[UCF.$A$2:.$G$1160];2;0)" office:value-type="string" office:string-value="IO_L3P_T0_DQS_17">
            <text:p>IO_L3P_T0_DQS_17</text:p>
          </table:table-cell>
          <table:table-cell table:style-name="ce1" table:formula="of:=EXACT([.B278];[.F278])" office:value-type="boolean" office:boolean-value="false">
            <text:p>FALSE</text:p>
          </table:table-cell>
          <table:table-cell table:style-name="ce1" table:formula="of:=VLOOKUP([.A278];[UCF.$A$2:.$G$1160];3;0)" office:value-type="string" office:string-value="NetIC2_C26">
            <text:p>NetIC2_C26</text:p>
          </table:table-cell>
          <table:table-cell table:style-name="ce1" table:formula="of:=VLOOKUP([.A278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26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79];[UCF.$A$2:.$G$1160];2;0)" office:value-type="string" office:string-value="IO_L3N_T0_DQS_17">
            <text:p>IO_L3N_T0_DQS_17</text:p>
          </table:table-cell>
          <table:table-cell table:style-name="ce1" table:formula="of:=EXACT([.B279];[.F279])" office:value-type="boolean" office:boolean-value="false">
            <text:p>FALSE</text:p>
          </table:table-cell>
          <table:table-cell table:style-name="ce1" table:formula="of:=VLOOKUP([.A279];[UCF.$A$2:.$G$1160];3;0)" office:value-type="string" office:string-value="NetIC2_B26">
            <text:p>NetIC2_B26</text:p>
          </table:table-cell>
          <table:table-cell table:style-name="ce1" table:formula="of:=VLOOKUP([.A279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25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80];[UCF.$A$2:.$G$1160];2;0)" office:value-type="string" office:string-value="IO_L4P_T0_17">
            <text:p>IO_L4P_T0_17</text:p>
          </table:table-cell>
          <table:table-cell table:style-name="ce1" table:formula="of:=EXACT([.B280];[.F280])" office:value-type="boolean" office:boolean-value="false">
            <text:p>FALSE</text:p>
          </table:table-cell>
          <table:table-cell table:style-name="ce1" table:formula="of:=VLOOKUP([.A280];[UCF.$A$2:.$G$1160];3;0)" office:value-type="string" office:string-value="NetIC2_B25">
            <text:p>NetIC2_B25</text:p>
          </table:table-cell>
          <table:table-cell table:style-name="ce1" table:formula="of:=VLOOKUP([.A280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A25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81];[UCF.$A$2:.$G$1160];2;0)" office:value-type="string" office:string-value="IO_L4N_T0_17">
            <text:p>IO_L4N_T0_17</text:p>
          </table:table-cell>
          <table:table-cell table:style-name="ce1" table:formula="of:=EXACT([.B281];[.F281])" office:value-type="boolean" office:boolean-value="false">
            <text:p>FALSE</text:p>
          </table:table-cell>
          <table:table-cell table:style-name="ce1" table:formula="of:=VLOOKUP([.A281];[UCF.$A$2:.$G$1160];3;0)" office:value-type="string" office:string-value="NetIC2_A25">
            <text:p>NetIC2_A25</text:p>
          </table:table-cell>
          <table:table-cell table:style-name="ce1" table:formula="of:=VLOOKUP([.A281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26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82];[UCF.$A$2:.$G$1160];2;0)" office:value-type="string" office:string-value="IO_L5P_T0_17">
            <text:p>IO_L5P_T0_17</text:p>
          </table:table-cell>
          <table:table-cell table:style-name="ce1" table:formula="of:=EXACT([.B282];[.F282])" office:value-type="boolean" office:boolean-value="false">
            <text:p>FALSE</text:p>
          </table:table-cell>
          <table:table-cell table:style-name="ce1" table:formula="of:=VLOOKUP([.A282];[UCF.$A$2:.$G$1160];3;0)" office:value-type="string" office:string-value="NetIC2_E26">
            <text:p>NetIC2_E26</text:p>
          </table:table-cell>
          <table:table-cell table:style-name="ce1" table:formula="of:=VLOOKUP([.A282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26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83];[UCF.$A$2:.$G$1160];2;0)" office:value-type="string" office:string-value="IO_L5N_T0_17">
            <text:p>IO_L5N_T0_17</text:p>
          </table:table-cell>
          <table:table-cell table:style-name="ce1" table:formula="of:=EXACT([.B283];[.F283])" office:value-type="boolean" office:boolean-value="false">
            <text:p>FALSE</text:p>
          </table:table-cell>
          <table:table-cell table:style-name="ce1" table:formula="of:=VLOOKUP([.A283];[UCF.$A$2:.$G$1160];3;0)" office:value-type="string" office:string-value="NetIC2_D26">
            <text:p>NetIC2_D26</text:p>
          </table:table-cell>
          <table:table-cell table:style-name="ce1" table:formula="of:=VLOOKUP([.A283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F25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84];[UCF.$A$2:.$G$1160];2;0)" office:value-type="string" office:string-value="IO_L6P_T0_17">
            <text:p>IO_L6P_T0_17</text:p>
          </table:table-cell>
          <table:table-cell table:style-name="ce1" table:formula="of:=EXACT([.B284];[.F284])" office:value-type="boolean" office:boolean-value="false">
            <text:p>FALSE</text:p>
          </table:table-cell>
          <table:table-cell table:style-name="ce1" table:formula="of:=VLOOKUP([.A284];[UCF.$A$2:.$G$1160];3;0)" office:value-type="string" office:string-value="NetIC2_F25">
            <text:p>NetIC2_F25</text:p>
          </table:table-cell>
          <table:table-cell table:style-name="ce1" table:formula="of:=VLOOKUP([.A284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25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85];[UCF.$A$2:.$G$1160];2;0)" office:value-type="string" office:string-value="IO_L6N_T0_VREF_17">
            <text:p>IO_L6N_T0_VREF_17</text:p>
          </table:table-cell>
          <table:table-cell table:style-name="ce1" table:formula="of:=EXACT([.B285];[.F285])" office:value-type="boolean" office:boolean-value="false">
            <text:p>FALSE</text:p>
          </table:table-cell>
          <table:table-cell table:style-name="ce1" table:formula="of:=VLOOKUP([.A285];[UCF.$A$2:.$G$1160];3;0)" office:value-type="string" office:string-value="NetIC2_E25">
            <text:p>NetIC2_E25</text:p>
          </table:table-cell>
          <table:table-cell table:style-name="ce1" table:formula="of:=VLOOKUP([.A285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29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86];[UCF.$A$2:.$G$1160];2;0)" office:value-type="string" office:string-value="IO_L7P_T1_17">
            <text:p>IO_L7P_T1_17</text:p>
          </table:table-cell>
          <table:table-cell table:style-name="ce1" table:formula="of:=EXACT([.B286];[.F286])" office:value-type="boolean" office:boolean-value="false">
            <text:p>FALSE</text:p>
          </table:table-cell>
          <table:table-cell table:style-name="ce1" table:formula="of:=VLOOKUP([.A286];[UCF.$A$2:.$G$1160];3;0)" office:value-type="string" office:string-value="NetIC2_C29">
            <text:p>NetIC2_C29</text:p>
          </table:table-cell>
          <table:table-cell table:style-name="ce1" table:formula="of:=VLOOKUP([.A286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29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87];[UCF.$A$2:.$G$1160];2;0)" office:value-type="string" office:string-value="IO_L7N_T1_17">
            <text:p>IO_L7N_T1_17</text:p>
          </table:table-cell>
          <table:table-cell table:style-name="ce1" table:formula="of:=EXACT([.B287];[.F287])" office:value-type="boolean" office:boolean-value="false">
            <text:p>FALSE</text:p>
          </table:table-cell>
          <table:table-cell table:style-name="ce1" table:formula="of:=VLOOKUP([.A287];[UCF.$A$2:.$G$1160];3;0)" office:value-type="string" office:string-value="NetIC2_B29">
            <text:p>NetIC2_B29</text:p>
          </table:table-cell>
          <table:table-cell table:style-name="ce1" table:formula="of:=VLOOKUP([.A287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A28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88];[UCF.$A$2:.$G$1160];2;0)" office:value-type="string" office:string-value="IO_L8P_T1_17">
            <text:p>IO_L8P_T1_17</text:p>
          </table:table-cell>
          <table:table-cell table:style-name="ce1" table:formula="of:=EXACT([.B288];[.F288])" office:value-type="boolean" office:boolean-value="false">
            <text:p>FALSE</text:p>
          </table:table-cell>
          <table:table-cell table:style-name="ce1" table:formula="of:=VLOOKUP([.A288];[UCF.$A$2:.$G$1160];3;0)" office:value-type="string" office:string-value="NetIC2_A28">
            <text:p>NetIC2_A28</text:p>
          </table:table-cell>
          <table:table-cell table:style-name="ce1" table:formula="of:=VLOOKUP([.A288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A29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89];[UCF.$A$2:.$G$1160];2;0)" office:value-type="string" office:string-value="IO_L8N_T1_17">
            <text:p>IO_L8N_T1_17</text:p>
          </table:table-cell>
          <table:table-cell table:style-name="ce1" table:formula="of:=EXACT([.B289];[.F289])" office:value-type="boolean" office:boolean-value="false">
            <text:p>FALSE</text:p>
          </table:table-cell>
          <table:table-cell table:style-name="ce1" table:formula="of:=VLOOKUP([.A289];[UCF.$A$2:.$G$1160];3;0)" office:value-type="string" office:string-value="NetIC2_A29">
            <text:p>NetIC2_A29</text:p>
          </table:table-cell>
          <table:table-cell table:style-name="ce1" table:formula="of:=VLOOKUP([.A289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27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90];[UCF.$A$2:.$G$1160];2;0)" office:value-type="string" office:string-value="IO_L9P_T1_DQS_17">
            <text:p>IO_L9P_T1_DQS_17</text:p>
          </table:table-cell>
          <table:table-cell table:style-name="ce1" table:formula="of:=EXACT([.B290];[.F290])" office:value-type="boolean" office:boolean-value="false">
            <text:p>FALSE</text:p>
          </table:table-cell>
          <table:table-cell table:style-name="ce1" table:formula="of:=VLOOKUP([.A290];[UCF.$A$2:.$G$1160];3;0)" office:value-type="string" office:string-value="NetIC2_E27">
            <text:p>NetIC2_E27</text:p>
          </table:table-cell>
          <table:table-cell table:style-name="ce1" table:formula="of:=VLOOKUP([.A290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28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91];[UCF.$A$2:.$G$1160];2;0)" office:value-type="string" office:string-value="IO_L9N_T1_DQS_17">
            <text:p>IO_L9N_T1_DQS_17</text:p>
          </table:table-cell>
          <table:table-cell table:style-name="ce1" table:formula="of:=EXACT([.B291];[.F291])" office:value-type="boolean" office:boolean-value="false">
            <text:p>FALSE</text:p>
          </table:table-cell>
          <table:table-cell table:style-name="ce1" table:formula="of:=VLOOKUP([.A291];[UCF.$A$2:.$G$1160];3;0)" office:value-type="string" office:string-value="NetIC2_E28">
            <text:p>NetIC2_E28</text:p>
          </table:table-cell>
          <table:table-cell table:style-name="ce1" table:formula="of:=VLOOKUP([.A291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27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92];[UCF.$A$2:.$G$1160];2;0)" office:value-type="string" office:string-value="IO_L10P_T1_17">
            <text:p>IO_L10P_T1_17</text:p>
          </table:table-cell>
          <table:table-cell table:style-name="ce1" table:formula="of:=EXACT([.B292];[.F292])" office:value-type="boolean" office:boolean-value="false">
            <text:p>FALSE</text:p>
          </table:table-cell>
          <table:table-cell table:style-name="ce1" table:formula="of:=VLOOKUP([.A292];[UCF.$A$2:.$G$1160];3;0)" office:value-type="string" office:string-value="NetIC2_C27">
            <text:p>NetIC2_C27</text:p>
          </table:table-cell>
          <table:table-cell table:style-name="ce1" table:formula="of:=VLOOKUP([.A292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28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93];[UCF.$A$2:.$G$1160];2;0)" office:value-type="string" office:string-value="IO_L10N_T1_17">
            <text:p>IO_L10N_T1_17</text:p>
          </table:table-cell>
          <table:table-cell table:style-name="ce1" table:formula="of:=EXACT([.B293];[.F293])" office:value-type="boolean" office:boolean-value="false">
            <text:p>FALSE</text:p>
          </table:table-cell>
          <table:table-cell table:style-name="ce1" table:formula="of:=VLOOKUP([.A293];[UCF.$A$2:.$G$1160];3;0)" office:value-type="string" office:string-value="NetIC2_C28">
            <text:p>NetIC2_C28</text:p>
          </table:table-cell>
          <table:table-cell table:style-name="ce1" table:formula="of:=VLOOKUP([.A293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F28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94];[UCF.$A$2:.$G$1160];2;0)" office:value-type="string" office:string-value="IO_L11P_T1_SRCC_17">
            <text:p>IO_L11P_T1_SRCC_17</text:p>
          </table:table-cell>
          <table:table-cell table:style-name="ce1" table:formula="of:=EXACT([.B294];[.F294])" office:value-type="boolean" office:boolean-value="false">
            <text:p>FALSE</text:p>
          </table:table-cell>
          <table:table-cell table:style-name="ce1" table:formula="of:=VLOOKUP([.A294];[UCF.$A$2:.$G$1160];3;0)" office:value-type="string" office:string-value="NetIC2_F28">
            <text:p>NetIC2_F28</text:p>
          </table:table-cell>
          <table:table-cell table:style-name="ce1" table:formula="of:=VLOOKUP([.A294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F29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95];[UCF.$A$2:.$G$1160];2;0)" office:value-type="string" office:string-value="IO_L11N_T1_SRCC_17">
            <text:p>IO_L11N_T1_SRCC_17</text:p>
          </table:table-cell>
          <table:table-cell table:style-name="ce1" table:formula="of:=EXACT([.B295];[.F295])" office:value-type="boolean" office:boolean-value="false">
            <text:p>FALSE</text:p>
          </table:table-cell>
          <table:table-cell table:style-name="ce1" table:formula="of:=VLOOKUP([.A295];[UCF.$A$2:.$G$1160];3;0)" office:value-type="string" office:string-value="NetIC2_F29">
            <text:p>NetIC2_F29</text:p>
          </table:table-cell>
          <table:table-cell table:style-name="ce1" table:formula="of:=VLOOKUP([.A295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28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96];[UCF.$A$2:.$G$1160];2;0)" office:value-type="string" office:string-value="IO_L12P_T1_MRCC_17">
            <text:p>IO_L12P_T1_MRCC_17</text:p>
          </table:table-cell>
          <table:table-cell table:style-name="ce1" table:formula="of:=EXACT([.B296];[.F296])" office:value-type="boolean" office:boolean-value="false">
            <text:p>FALSE</text:p>
          </table:table-cell>
          <table:table-cell table:style-name="ce1" table:formula="of:=VLOOKUP([.A296];[UCF.$A$2:.$G$1160];3;0)" office:value-type="string" office:string-value="NetIC2_D28">
            <text:p>NetIC2_D28</text:p>
          </table:table-cell>
          <table:table-cell table:style-name="ce1" table:formula="of:=VLOOKUP([.A296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29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97];[UCF.$A$2:.$G$1160];2;0)" office:value-type="string" office:string-value="IO_L12N_T1_MRCC_17">
            <text:p>IO_L12N_T1_MRCC_17</text:p>
          </table:table-cell>
          <table:table-cell table:style-name="ce1" table:formula="of:=EXACT([.B297];[.F297])" office:value-type="boolean" office:boolean-value="false">
            <text:p>FALSE</text:p>
          </table:table-cell>
          <table:table-cell table:style-name="ce1" table:formula="of:=VLOOKUP([.A297];[UCF.$A$2:.$G$1160];3;0)" office:value-type="string" office:string-value="NetIC2_D29">
            <text:p>NetIC2_D29</text:p>
          </table:table-cell>
          <table:table-cell table:style-name="ce1" table:formula="of:=VLOOKUP([.A297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30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98];[UCF.$A$2:.$G$1160];2;0)" office:value-type="string" office:string-value="IO_L13P_T2_MRCC_17">
            <text:p>IO_L13P_T2_MRCC_17</text:p>
          </table:table-cell>
          <table:table-cell table:style-name="ce1" table:formula="of:=EXACT([.B298];[.F298])" office:value-type="boolean" office:boolean-value="false">
            <text:p>FALSE</text:p>
          </table:table-cell>
          <table:table-cell table:style-name="ce1" table:formula="of:=VLOOKUP([.A298];[UCF.$A$2:.$G$1160];3;0)" office:value-type="string" office:string-value="NetIC2_E30">
            <text:p>NetIC2_E30</text:p>
          </table:table-cell>
          <table:table-cell table:style-name="ce1" table:formula="of:=VLOOKUP([.A298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30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299];[UCF.$A$2:.$G$1160];2;0)" office:value-type="string" office:string-value="IO_L13N_T2_MRCC_17">
            <text:p>IO_L13N_T2_MRCC_17</text:p>
          </table:table-cell>
          <table:table-cell table:style-name="ce1" table:formula="of:=EXACT([.B299];[.F299])" office:value-type="boolean" office:boolean-value="false">
            <text:p>FALSE</text:p>
          </table:table-cell>
          <table:table-cell table:style-name="ce1" table:formula="of:=VLOOKUP([.A299];[UCF.$A$2:.$G$1160];3;0)" office:value-type="string" office:string-value="NetIC2_D30">
            <text:p>NetIC2_D30</text:p>
          </table:table-cell>
          <table:table-cell table:style-name="ce1" table:formula="of:=VLOOKUP([.A299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F30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00];[UCF.$A$2:.$G$1160];2;0)" office:value-type="string" office:string-value="IO_L14P_T2_SRCC_17">
            <text:p>IO_L14P_T2_SRCC_17</text:p>
          </table:table-cell>
          <table:table-cell table:style-name="ce1" table:formula="of:=EXACT([.B300];[.F300])" office:value-type="boolean" office:boolean-value="false">
            <text:p>FALSE</text:p>
          </table:table-cell>
          <table:table-cell table:style-name="ce1" table:formula="of:=VLOOKUP([.A300];[UCF.$A$2:.$G$1160];3;0)" office:value-type="string" office:string-value="NetIC2_F30">
            <text:p>NetIC2_F30</text:p>
          </table:table-cell>
          <table:table-cell table:style-name="ce1" table:formula="of:=VLOOKUP([.A300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31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01];[UCF.$A$2:.$G$1160];2;0)" office:value-type="string" office:string-value="IO_L14N_T2_SRCC_17">
            <text:p>IO_L14N_T2_SRCC_17</text:p>
          </table:table-cell>
          <table:table-cell table:style-name="ce1" table:formula="of:=EXACT([.B301];[.F301])" office:value-type="boolean" office:boolean-value="false">
            <text:p>FALSE</text:p>
          </table:table-cell>
          <table:table-cell table:style-name="ce1" table:formula="of:=VLOOKUP([.A301];[UCF.$A$2:.$G$1160];3;0)" office:value-type="string" office:string-value="NetIC2_E31">
            <text:p>NetIC2_E31</text:p>
          </table:table-cell>
          <table:table-cell table:style-name="ce1" table:formula="of:=VLOOKUP([.A301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30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02];[UCF.$A$2:.$G$1160];2;0)" office:value-type="string" office:string-value="IO_L15P_T2_DQS_17">
            <text:p>IO_L15P_T2_DQS_17</text:p>
          </table:table-cell>
          <table:table-cell table:style-name="ce1" table:formula="of:=EXACT([.B302];[.F302])" office:value-type="boolean" office:boolean-value="false">
            <text:p>FALSE</text:p>
          </table:table-cell>
          <table:table-cell table:style-name="ce1" table:formula="of:=VLOOKUP([.A302];[UCF.$A$2:.$G$1160];3;0)" office:value-type="string" office:string-value="NetIC2_B30">
            <text:p>NetIC2_B30</text:p>
          </table:table-cell>
          <table:table-cell table:style-name="ce1" table:formula="of:=VLOOKUP([.A302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A30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03];[UCF.$A$2:.$G$1160];2;0)" office:value-type="string" office:string-value="IO_L15N_T2_DQS_17">
            <text:p>IO_L15N_T2_DQS_17</text:p>
          </table:table-cell>
          <table:table-cell table:style-name="ce1" table:formula="of:=EXACT([.B303];[.F303])" office:value-type="boolean" office:boolean-value="false">
            <text:p>FALSE</text:p>
          </table:table-cell>
          <table:table-cell table:style-name="ce1" table:formula="of:=VLOOKUP([.A303];[UCF.$A$2:.$G$1160];3;0)" office:value-type="string" office:string-value="NetIC2_A30">
            <text:p>NetIC2_A30</text:p>
          </table:table-cell>
          <table:table-cell table:style-name="ce1" table:formula="of:=VLOOKUP([.A303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31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04];[UCF.$A$2:.$G$1160];2;0)" office:value-type="string" office:string-value="IO_L16P_T2_17">
            <text:p>IO_L16P_T2_17</text:p>
          </table:table-cell>
          <table:table-cell table:style-name="ce1" table:formula="of:=EXACT([.B304];[.F304])" office:value-type="boolean" office:boolean-value="false">
            <text:p>FALSE</text:p>
          </table:table-cell>
          <table:table-cell table:style-name="ce1" table:formula="of:=VLOOKUP([.A304];[UCF.$A$2:.$G$1160];3;0)" office:value-type="string" office:string-value="NetIC2_D31">
            <text:p>NetIC2_D31</text:p>
          </table:table-cell>
          <table:table-cell table:style-name="ce1" table:formula="of:=VLOOKUP([.A304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31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05];[UCF.$A$2:.$G$1160];2;0)" office:value-type="string" office:string-value="IO_L16N_T2_17">
            <text:p>IO_L16N_T2_17</text:p>
          </table:table-cell>
          <table:table-cell table:style-name="ce1" table:formula="of:=EXACT([.B305];[.F305])" office:value-type="boolean" office:boolean-value="false">
            <text:p>FALSE</text:p>
          </table:table-cell>
          <table:table-cell table:style-name="ce1" table:formula="of:=VLOOKUP([.A305];[UCF.$A$2:.$G$1160];3;0)" office:value-type="string" office:string-value="NetIC2_C31">
            <text:p>NetIC2_C31</text:p>
          </table:table-cell>
          <table:table-cell table:style-name="ce1" table:formula="of:=VLOOKUP([.A305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31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06];[UCF.$A$2:.$G$1160];2;0)" office:value-type="string" office:string-value="IO_L17P_T2_17">
            <text:p>IO_L17P_T2_17</text:p>
          </table:table-cell>
          <table:table-cell table:style-name="ce1" table:formula="of:=EXACT([.B306];[.F306])" office:value-type="boolean" office:boolean-value="false">
            <text:p>FALSE</text:p>
          </table:table-cell>
          <table:table-cell table:style-name="ce1" table:formula="of:=VLOOKUP([.A306];[UCF.$A$2:.$G$1160];3;0)" office:value-type="string" office:string-value="NetIC2_B31">
            <text:p>NetIC2_B31</text:p>
          </table:table-cell>
          <table:table-cell table:style-name="ce1" table:formula="of:=VLOOKUP([.A306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A32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07];[UCF.$A$2:.$G$1160];2;0)" office:value-type="string" office:string-value="IO_L17N_T2_17">
            <text:p>IO_L17N_T2_17</text:p>
          </table:table-cell>
          <table:table-cell table:style-name="ce1" table:formula="of:=EXACT([.B307];[.F307])" office:value-type="boolean" office:boolean-value="false">
            <text:p>FALSE</text:p>
          </table:table-cell>
          <table:table-cell table:style-name="ce1" table:formula="of:=VLOOKUP([.A307];[UCF.$A$2:.$G$1160];3;0)" office:value-type="string" office:string-value="NetIC2_A32">
            <text:p>NetIC2_A32</text:p>
          </table:table-cell>
          <table:table-cell table:style-name="ce1" table:formula="of:=VLOOKUP([.A307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32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08];[UCF.$A$2:.$G$1160];2;0)" office:value-type="string" office:string-value="IO_L18P_T2_17">
            <text:p>IO_L18P_T2_17</text:p>
          </table:table-cell>
          <table:table-cell table:style-name="ce1" table:formula="of:=EXACT([.B308];[.F308])" office:value-type="boolean" office:boolean-value="false">
            <text:p>FALSE</text:p>
          </table:table-cell>
          <table:table-cell table:style-name="ce1" table:formula="of:=VLOOKUP([.A308];[UCF.$A$2:.$G$1160];3;0)" office:value-type="string" office:string-value="NetIC2_C32">
            <text:p>NetIC2_C32</text:p>
          </table:table-cell>
          <table:table-cell table:style-name="ce1" table:formula="of:=VLOOKUP([.A308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32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09];[UCF.$A$2:.$G$1160];2;0)" office:value-type="string" office:string-value="IO_L18N_T2_17">
            <text:p>IO_L18N_T2_17</text:p>
          </table:table-cell>
          <table:table-cell table:style-name="ce1" table:formula="of:=EXACT([.B309];[.F309])" office:value-type="boolean" office:boolean-value="false">
            <text:p>FALSE</text:p>
          </table:table-cell>
          <table:table-cell table:style-name="ce1" table:formula="of:=VLOOKUP([.A309];[UCF.$A$2:.$G$1160];3;0)" office:value-type="string" office:string-value="NetIC2_B32">
            <text:p>NetIC2_B32</text:p>
          </table:table-cell>
          <table:table-cell table:style-name="ce1" table:formula="of:=VLOOKUP([.A309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F32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10];[UCF.$A$2:.$G$1160];2;0)" office:value-type="string" office:string-value="IO_L19P_T3_17">
            <text:p>IO_L19P_T3_17</text:p>
          </table:table-cell>
          <table:table-cell table:style-name="ce1" table:formula="of:=EXACT([.B310];[.F310])" office:value-type="boolean" office:boolean-value="false">
            <text:p>FALSE</text:p>
          </table:table-cell>
          <table:table-cell table:style-name="ce1" table:formula="of:=VLOOKUP([.A310];[UCF.$A$2:.$G$1160];3;0)" office:value-type="string" office:string-value="NetIC2_F32">
            <text:p>NetIC2_F32</text:p>
          </table:table-cell>
          <table:table-cell table:style-name="ce1" table:formula="of:=VLOOKUP([.A310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32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11];[UCF.$A$2:.$G$1160];2;0)" office:value-type="string" office:string-value="IO_L19N_T3_VREF_17">
            <text:p>IO_L19N_T3_VREF_17</text:p>
          </table:table-cell>
          <table:table-cell table:style-name="ce1" table:formula="of:=EXACT([.B311];[.F311])" office:value-type="boolean" office:boolean-value="false">
            <text:p>FALSE</text:p>
          </table:table-cell>
          <table:table-cell table:style-name="ce1" table:formula="of:=VLOOKUP([.A311];[UCF.$A$2:.$G$1160];3;0)" office:value-type="string" office:string-value="NetIC2_E32">
            <text:p>NetIC2_E32</text:p>
          </table:table-cell>
          <table:table-cell table:style-name="ce1" table:formula="of:=VLOOKUP([.A311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A33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12];[UCF.$A$2:.$G$1160];2;0)" office:value-type="string" office:string-value="IO_L20P_T3_17">
            <text:p>IO_L20P_T3_17</text:p>
          </table:table-cell>
          <table:table-cell table:style-name="ce1" table:formula="of:=EXACT([.B312];[.F312])" office:value-type="boolean" office:boolean-value="false">
            <text:p>FALSE</text:p>
          </table:table-cell>
          <table:table-cell table:style-name="ce1" table:formula="of:=VLOOKUP([.A312];[UCF.$A$2:.$G$1160];3;0)" office:value-type="string" office:string-value="NetIC2_A33">
            <text:p>NetIC2_A33</text:p>
          </table:table-cell>
          <table:table-cell table:style-name="ce1" table:formula="of:=VLOOKUP([.A312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A34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13];[UCF.$A$2:.$G$1160];2;0)" office:value-type="string" office:string-value="IO_L20N_T3_17">
            <text:p>IO_L20N_T3_17</text:p>
          </table:table-cell>
          <table:table-cell table:style-name="ce1" table:formula="of:=EXACT([.B313];[.F313])" office:value-type="boolean" office:boolean-value="false">
            <text:p>FALSE</text:p>
          </table:table-cell>
          <table:table-cell table:style-name="ce1" table:formula="of:=VLOOKUP([.A313];[UCF.$A$2:.$G$1160];3;0)" office:value-type="string" office:string-value="NetIC2_A34">
            <text:p>NetIC2_A34</text:p>
          </table:table-cell>
          <table:table-cell table:style-name="ce1" table:formula="of:=VLOOKUP([.A313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33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14];[UCF.$A$2:.$G$1160];2;0)" office:value-type="string" office:string-value="IO_L21P_T3_DQS_17">
            <text:p>IO_L21P_T3_DQS_17</text:p>
          </table:table-cell>
          <table:table-cell table:style-name="ce1" table:formula="of:=EXACT([.B314];[.F314])" office:value-type="boolean" office:boolean-value="false">
            <text:p>FALSE</text:p>
          </table:table-cell>
          <table:table-cell table:style-name="ce1" table:formula="of:=VLOOKUP([.A314];[UCF.$A$2:.$G$1160];3;0)" office:value-type="string" office:string-value="NetIC2_D33">
            <text:p>NetIC2_D33</text:p>
          </table:table-cell>
          <table:table-cell table:style-name="ce1" table:formula="of:=VLOOKUP([.A314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33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15];[UCF.$A$2:.$G$1160];2;0)" office:value-type="string" office:string-value="IO_L21N_T3_DQS_17">
            <text:p>IO_L21N_T3_DQS_17</text:p>
          </table:table-cell>
          <table:table-cell table:style-name="ce1" table:formula="of:=EXACT([.B315];[.F315])" office:value-type="boolean" office:boolean-value="false">
            <text:p>FALSE</text:p>
          </table:table-cell>
          <table:table-cell table:style-name="ce1" table:formula="of:=VLOOKUP([.A315];[UCF.$A$2:.$G$1160];3;0)" office:value-type="string" office:string-value="NetIC2_C33">
            <text:p>NetIC2_C33</text:p>
          </table:table-cell>
          <table:table-cell table:style-name="ce1" table:formula="of:=VLOOKUP([.A315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34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16];[UCF.$A$2:.$G$1160];2;0)" office:value-type="string" office:string-value="IO_L22P_T3_17">
            <text:p>IO_L22P_T3_17</text:p>
          </table:table-cell>
          <table:table-cell table:style-name="ce1" table:formula="of:=EXACT([.B316];[.F316])" office:value-type="boolean" office:boolean-value="false">
            <text:p>FALSE</text:p>
          </table:table-cell>
          <table:table-cell table:style-name="ce1" table:formula="of:=VLOOKUP([.A316];[UCF.$A$2:.$G$1160];3;0)" office:value-type="string" office:string-value="NetIC2_C34">
            <text:p>NetIC2_C34</text:p>
          </table:table-cell>
          <table:table-cell table:style-name="ce1" table:formula="of:=VLOOKUP([.A316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34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17];[UCF.$A$2:.$G$1160];2;0)" office:value-type="string" office:string-value="IO_L22N_T3_17">
            <text:p>IO_L22N_T3_17</text:p>
          </table:table-cell>
          <table:table-cell table:style-name="ce1" table:formula="of:=EXACT([.B317];[.F317])" office:value-type="boolean" office:boolean-value="false">
            <text:p>FALSE</text:p>
          </table:table-cell>
          <table:table-cell table:style-name="ce1" table:formula="of:=VLOOKUP([.A317];[UCF.$A$2:.$G$1160];3;0)" office:value-type="string" office:string-value="NetIC2_B34">
            <text:p>NetIC2_B34</text:p>
          </table:table-cell>
          <table:table-cell table:style-name="ce1" table:formula="of:=VLOOKUP([.A317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33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18];[UCF.$A$2:.$G$1160];2;0)" office:value-type="string" office:string-value="IO_L23P_T3_17">
            <text:p>IO_L23P_T3_17</text:p>
          </table:table-cell>
          <table:table-cell table:style-name="ce1" table:formula="of:=EXACT([.B318];[.F318])" office:value-type="boolean" office:boolean-value="false">
            <text:p>FALSE</text:p>
          </table:table-cell>
          <table:table-cell table:style-name="ce1" table:formula="of:=VLOOKUP([.A318];[UCF.$A$2:.$G$1160];3;0)" office:value-type="string" office:string-value="NetIC2_E33">
            <text:p>NetIC2_E33</text:p>
          </table:table-cell>
          <table:table-cell table:style-name="ce1" table:formula="of:=VLOOKUP([.A318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34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19];[UCF.$A$2:.$G$1160];2;0)" office:value-type="string" office:string-value="IO_L23N_T3_17">
            <text:p>IO_L23N_T3_17</text:p>
          </table:table-cell>
          <table:table-cell table:style-name="ce1" table:formula="of:=EXACT([.B319];[.F319])" office:value-type="boolean" office:boolean-value="false">
            <text:p>FALSE</text:p>
          </table:table-cell>
          <table:table-cell table:style-name="ce1" table:formula="of:=VLOOKUP([.A319];[UCF.$A$2:.$G$1160];3;0)" office:value-type="string" office:string-value="NetIC2_D34">
            <text:p>NetIC2_D34</text:p>
          </table:table-cell>
          <table:table-cell table:style-name="ce1" table:formula="of:=VLOOKUP([.A319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F33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20];[UCF.$A$2:.$G$1160];2;0)" office:value-type="string" office:string-value="IO_L24P_T3_17">
            <text:p>IO_L24P_T3_17</text:p>
          </table:table-cell>
          <table:table-cell table:style-name="ce1" table:formula="of:=EXACT([.B320];[.F320])" office:value-type="boolean" office:boolean-value="false">
            <text:p>FALSE</text:p>
          </table:table-cell>
          <table:table-cell table:style-name="ce1" table:formula="of:=VLOOKUP([.A320];[UCF.$A$2:.$G$1160];3;0)" office:value-type="string" office:string-value="NetIC2_F33">
            <text:p>NetIC2_F33</text:p>
          </table:table-cell>
          <table:table-cell table:style-name="ce1" table:formula="of:=VLOOKUP([.A320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F34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21];[UCF.$A$2:.$G$1160];2;0)" office:value-type="string" office:string-value="IO_L24N_T3_17">
            <text:p>IO_L24N_T3_17</text:p>
          </table:table-cell>
          <table:table-cell table:style-name="ce1" table:formula="of:=EXACT([.B321];[.F321])" office:value-type="boolean" office:boolean-value="false">
            <text:p>FALSE</text:p>
          </table:table-cell>
          <table:table-cell table:style-name="ce1" table:formula="of:=VLOOKUP([.A321];[UCF.$A$2:.$G$1160];3;0)" office:value-type="string" office:string-value="NetIC2_F34">
            <text:p>NetIC2_F34</text:p>
          </table:table-cell>
          <table:table-cell table:style-name="ce1" table:formula="of:=VLOOKUP([.A321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F27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322];[UCF.$A$2:.$G$1160];2;0)" office:value-type="string" office:string-value="IO_25_17">
            <text:p>IO_25_17</text:p>
          </table:table-cell>
          <table:table-cell table:style-name="ce1" table:formula="of:=EXACT([.B322];[.F322])" office:value-type="boolean" office:boolean-value="false">
            <text:p>FALSE</text:p>
          </table:table-cell>
          <table:table-cell table:style-name="ce1" table:formula="of:=VLOOKUP([.A322];[UCF.$A$2:.$G$1160];3;0)" office:value-type="string" office:string-value="NetIC2_F27">
            <text:p>NetIC2_F27</text:p>
          </table:table-cell>
          <table:table-cell table:style-name="ce1" table:formula="of:=VLOOKUP([.A322];[UCF.$A$2:.$G$1160];6;0)" office:value-type="float" office:value="6">
            <text:p>6</text:p>
          </table:table-cell>
          <table:table-cell/>
          <table:table-cell table:style-name="ce1" table:number-columns-repeated="1014"/>
        </table:table-row>
        <table:table-row table:style-name="ro2">
          <table:table-cell table:style-name="ce2" office:value-type="string">
            <text:p>AJ9</text:p>
          </table:table-cell>
          <table:table-cell table:style-name="ce2" office:value-type="string">
            <text:p>IO_0_32</text:p>
          </table:table-cell>
          <table:table-cell table:style-name="ce2" office:value-type="string">
            <text:p>NA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23];[UCF.$A$2:.$G$1160];2;0)" office:value-type="string" office:string-value="IO_0_32">
            <text:p>IO_0_32</text:p>
          </table:table-cell>
          <table:table-cell table:style-name="ce2" table:formula="of:=EXACT([.B323];[.F323])" office:value-type="boolean" office:boolean-value="true">
            <text:p>TRUE</text:p>
          </table:table-cell>
          <table:table-cell table:style-name="ce2" table:formula="of:=VLOOKUP([.A323];[UCF.$A$2:.$G$1160];3;0)" office:value-type="string" office:string-value="RST_N">
            <text:p>RST_N</text:p>
          </table:table-cell>
          <table:table-cell table:style-name="ce2" table:formula="of:=VLOOKUP([.A323];[UCF.$A$2:.$G$1160];6;0)" office:value-type="float" office:value="7">
            <text:p>7</text:p>
          </table:table-cell>
          <table:table-cell/>
          <table:table-cell table:style-name="ce2" office:value-type="string">
            <text:p>O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N1</text:p>
          </table:table-cell>
          <table:table-cell table:style-name="ce2" office:value-type="string">
            <text:p>IO_L1P_T0_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24];[UCF.$A$2:.$G$1160];2;0)" office:value-type="string" office:string-value="IO_L1P_T0_32">
            <text:p>IO_L1P_T0_32</text:p>
          </table:table-cell>
          <table:table-cell table:style-name="ce2" table:formula="of:=EXACT([.B324];[.F324])" office:value-type="boolean" office:boolean-value="true">
            <text:p>TRUE</text:p>
          </table:table-cell>
          <table:table-cell table:style-name="ce2" table:formula="of:=VLOOKUP([.A324];[UCF.$A$2:.$G$1160];3;0)" office:value-type="string" office:string-value="RAS_N">
            <text:p>RAS_N</text:p>
          </table:table-cell>
          <table:table-cell table:style-name="ce2" table:formula="of:=VLOOKUP([.A324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P1</text:p>
          </table:table-cell>
          <table:table-cell table:style-name="ce2" office:value-type="string">
            <text:p>IO_L1N_T0_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25];[UCF.$A$2:.$G$1160];2;0)" office:value-type="string" office:string-value="IO_L1N_T0_32">
            <text:p>IO_L1N_T0_32</text:p>
          </table:table-cell>
          <table:table-cell table:style-name="ce2" table:formula="of:=EXACT([.B325];[.F325])" office:value-type="boolean" office:boolean-value="true">
            <text:p>TRUE</text:p>
          </table:table-cell>
          <table:table-cell table:style-name="ce2" table:formula="of:=VLOOKUP([.A325];[UCF.$A$2:.$G$1160];3;0)" office:value-type="string" office:string-value="ODT0">
            <text:p>ODT0</text:p>
          </table:table-cell>
          <table:table-cell table:style-name="ce2" table:formula="of:=VLOOKUP([.A325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K2</text:p>
          </table:table-cell>
          <table:table-cell table:style-name="ce2" office:value-type="string">
            <text:p>IO_L2P_T0_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26];[UCF.$A$2:.$G$1160];2;0)" office:value-type="string" office:string-value="IO_L2P_T0_32">
            <text:p>IO_L2P_T0_32</text:p>
          </table:table-cell>
          <table:table-cell table:style-name="ce2" table:formula="of:=EXACT([.B326];[.F326])" office:value-type="boolean" office:boolean-value="true">
            <text:p>TRUE</text:p>
          </table:table-cell>
          <table:table-cell table:style-name="ce2" table:formula="of:=VLOOKUP([.A326];[UCF.$A$2:.$G$1160];3;0)" office:value-type="string" office:string-value="BA1">
            <text:p>BA1</text:p>
          </table:table-cell>
          <table:table-cell table:style-name="ce2" table:formula="of:=VLOOKUP([.A326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K1</text:p>
          </table:table-cell>
          <table:table-cell table:style-name="ce2" office:value-type="string">
            <text:p>IO_L2N_T0_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27];[UCF.$A$2:.$G$1160];2;0)" office:value-type="string" office:string-value="IO_L2N_T0_32">
            <text:p>IO_L2N_T0_32</text:p>
          </table:table-cell>
          <table:table-cell table:style-name="ce2" table:formula="of:=EXACT([.B327];[.F327])" office:value-type="boolean" office:boolean-value="true">
            <text:p>TRUE</text:p>
          </table:table-cell>
          <table:table-cell table:style-name="ce2" table:formula="of:=VLOOKUP([.A327];[UCF.$A$2:.$G$1160];3;0)" office:value-type="string" office:string-value="BA2">
            <text:p>BA2</text:p>
          </table:table-cell>
          <table:table-cell table:style-name="ce2" table:formula="of:=VLOOKUP([.A327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M2</text:p>
          </table:table-cell>
          <table:table-cell table:style-name="ce2" office:value-type="string">
            <text:p>IO_L3P_T0_DQS_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28];[UCF.$A$2:.$G$1160];2;0)" office:value-type="string" office:string-value="IO_L3P_T0_DQS_32">
            <text:p>IO_L3P_T0_DQS_32</text:p>
          </table:table-cell>
          <table:table-cell table:style-name="ce2" table:formula="of:=EXACT([.B328];[.F328])" office:value-type="boolean" office:boolean-value="true">
            <text:p>TRUE</text:p>
          </table:table-cell>
          <table:table-cell table:style-name="ce2" table:formula="of:=VLOOKUP([.A328];[UCF.$A$2:.$G$1160];3;0)" office:value-type="string" office:string-value="BA0">
            <text:p>BA0</text:p>
          </table:table-cell>
          <table:table-cell table:style-name="ce2" table:formula="of:=VLOOKUP([.A328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N2</text:p>
          </table:table-cell>
          <table:table-cell table:style-name="ce2" office:value-type="string">
            <text:p>IO_L3N_T0_DQS_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29];[UCF.$A$2:.$G$1160];2;0)" office:value-type="string" office:string-value="IO_L3N_T0_DQS_32">
            <text:p>IO_L3N_T0_DQS_32</text:p>
          </table:table-cell>
          <table:table-cell table:style-name="ce2" table:formula="of:=EXACT([.B329];[.F329])" office:value-type="boolean" office:boolean-value="true">
            <text:p>TRUE</text:p>
          </table:table-cell>
          <table:table-cell table:style-name="ce2" table:formula="of:=VLOOKUP([.A329];[UCF.$A$2:.$G$1160];3;0)" office:value-type="string" office:string-value="A10">
            <text:p>A10</text:p>
          </table:table-cell>
          <table:table-cell table:style-name="ce2" table:formula="of:=VLOOKUP([.A329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L2</text:p>
          </table:table-cell>
          <table:table-cell table:style-name="ce2" office:value-type="string">
            <text:p>IO_L4P_T0_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30];[UCF.$A$2:.$G$1160];2;0)" office:value-type="string" office:string-value="IO_L4P_T0_32">
            <text:p>IO_L4P_T0_32</text:p>
          </table:table-cell>
          <table:table-cell table:style-name="ce2" table:formula="of:=EXACT([.B330];[.F330])" office:value-type="boolean" office:boolean-value="true">
            <text:p>TRUE</text:p>
          </table:table-cell>
          <table:table-cell table:style-name="ce2" table:formula="of:=VLOOKUP([.A330];[UCF.$A$2:.$G$1160];3;0)" office:value-type="string" office:string-value="CAS_N">
            <text:p>CAS_N</text:p>
          </table:table-cell>
          <table:table-cell table:style-name="ce2" table:formula="of:=VLOOKUP([.A330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M1</text:p>
          </table:table-cell>
          <table:table-cell table:style-name="ce2" office:value-type="string">
            <text:p>IO_L4N_T0_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31];[UCF.$A$2:.$G$1160];2;0)" office:value-type="string" office:string-value="IO_L4N_T0_32">
            <text:p>IO_L4N_T0_32</text:p>
          </table:table-cell>
          <table:table-cell table:style-name="ce2" table:formula="of:=EXACT([.B331];[.F331])" office:value-type="boolean" office:boolean-value="true">
            <text:p>TRUE</text:p>
          </table:table-cell>
          <table:table-cell table:style-name="ce2" table:formula="of:=VLOOKUP([.A331];[UCF.$A$2:.$G$1160];3;0)" office:value-type="string" office:string-value="WE_N">
            <text:p>WE_N</text:p>
          </table:table-cell>
          <table:table-cell table:style-name="ce2" table:formula="of:=VLOOKUP([.A331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N3</text:p>
          </table:table-cell>
          <table:table-cell table:style-name="ce2" office:value-type="string">
            <text:p>IO_L5P_T0_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32];[UCF.$A$2:.$G$1160];2;0)" office:value-type="string" office:string-value="IO_L5P_T0_32">
            <text:p>IO_L5P_T0_32</text:p>
          </table:table-cell>
          <table:table-cell table:style-name="ce2" table:formula="of:=EXACT([.B332];[.F332])" office:value-type="boolean" office:boolean-value="true">
            <text:p>TRUE</text:p>
          </table:table-cell>
          <table:table-cell table:style-name="ce2" table:formula="of:=VLOOKUP([.A332];[UCF.$A$2:.$G$1160];3;0)" office:value-type="string" office:string-value="CE0_N">
            <text:p>CE0_N</text:p>
          </table:table-cell>
          <table:table-cell table:style-name="ce2" table:formula="of:=VLOOKUP([.A332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P3</text:p>
          </table:table-cell>
          <table:table-cell table:style-name="ce2" office:value-type="string">
            <text:p>IO_L5N_T0_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33];[UCF.$A$2:.$G$1160];2;0)" office:value-type="string" office:string-value="IO_L5N_T0_32">
            <text:p>IO_L5N_T0_32</text:p>
          </table:table-cell>
          <table:table-cell table:style-name="ce2" table:formula="of:=EXACT([.B333];[.F333])" office:value-type="boolean" office:boolean-value="true">
            <text:p>TRUE</text:p>
          </table:table-cell>
          <table:table-cell table:style-name="ce2" table:formula="of:=VLOOKUP([.A333];[UCF.$A$2:.$G$1160];3;0)" office:value-type="string" office:string-value="A15">
            <text:p>A15</text:p>
          </table:table-cell>
          <table:table-cell table:style-name="ce2" table:formula="of:=VLOOKUP([.A333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K3</text:p>
          </table:table-cell>
          <table:table-cell table:style-name="ce2" office:value-type="string">
            <text:p>IO_L6P_T0_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34];[UCF.$A$2:.$G$1160];2;0)" office:value-type="string" office:string-value="IO_L6P_T0_32">
            <text:p>IO_L6P_T0_32</text:p>
          </table:table-cell>
          <table:table-cell table:style-name="ce2" table:formula="of:=EXACT([.B334];[.F334])" office:value-type="boolean" office:boolean-value="true">
            <text:p>TRUE</text:p>
          </table:table-cell>
          <table:table-cell table:style-name="ce2" table:formula="of:=VLOOKUP([.A334];[UCF.$A$2:.$G$1160];3;0)" office:value-type="string" office:string-value="A5">
            <text:p>A5</text:p>
          </table:table-cell>
          <table:table-cell table:style-name="ce2" table:formula="of:=VLOOKUP([.A334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L3</text:p>
          </table:table-cell>
          <table:table-cell table:style-name="ce2" office:value-type="string">
            <text:p>IO_L6N_T0_VREF_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35];[UCF.$A$2:.$G$1160];2;0)" office:value-type="string" office:string-value="IO_L6N_T0_VREF_32">
            <text:p>IO_L6N_T0_VREF_32</text:p>
          </table:table-cell>
          <table:table-cell table:style-name="ce2" table:formula="of:=EXACT([.B335];[.F335])" office:value-type="boolean" office:boolean-value="true">
            <text:p>TRUE</text:p>
          </table:table-cell>
          <table:table-cell table:style-name="ce2" table:formula="of:=VLOOKUP([.A335];[UCF.$A$2:.$G$1160];3;0)" office:value-type="string" office:string-value="VREF">
            <text:p>VREF</text:p>
          </table:table-cell>
          <table:table-cell table:style-name="ce2" table:formula="of:=VLOOKUP([.A335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N4</text:p>
          </table:table-cell>
          <table:table-cell table:style-name="ce2" office:value-type="string">
            <text:p>IO_L7P_T1_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36];[UCF.$A$2:.$G$1160];2;0)" office:value-type="string" office:string-value="IO_L7P_T1_32">
            <text:p>IO_L7P_T1_32</text:p>
          </table:table-cell>
          <table:table-cell table:style-name="ce2" table:formula="of:=EXACT([.B336];[.F336])" office:value-type="boolean" office:boolean-value="true">
            <text:p>TRUE</text:p>
          </table:table-cell>
          <table:table-cell table:style-name="ce2" table:formula="of:=VLOOKUP([.A336];[UCF.$A$2:.$G$1160];3;0)" office:value-type="string" office:string-value="A4">
            <text:p>A4</text:p>
          </table:table-cell>
          <table:table-cell table:style-name="ce2" table:formula="of:=VLOOKUP([.A336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P4</text:p>
          </table:table-cell>
          <table:table-cell table:style-name="ce2" office:value-type="string">
            <text:p>IO_L7N_T1_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37];[UCF.$A$2:.$G$1160];2;0)" office:value-type="string" office:string-value="IO_L7N_T1_32">
            <text:p>IO_L7N_T1_32</text:p>
          </table:table-cell>
          <table:table-cell table:style-name="ce2" table:formula="of:=EXACT([.B337];[.F337])" office:value-type="boolean" office:boolean-value="true">
            <text:p>TRUE</text:p>
          </table:table-cell>
          <table:table-cell table:style-name="ce2" table:formula="of:=VLOOKUP([.A337];[UCF.$A$2:.$G$1160];3;0)" office:value-type="string" office:string-value="A0">
            <text:p>A0</text:p>
          </table:table-cell>
          <table:table-cell table:style-name="ce2" table:formula="of:=VLOOKUP([.A337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J5</text:p>
          </table:table-cell>
          <table:table-cell table:style-name="ce2" office:value-type="string">
            <text:p>IO_L8P_T1_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38];[UCF.$A$2:.$G$1160];2;0)" office:value-type="string" office:string-value="IO_L8P_T1_32">
            <text:p>IO_L8P_T1_32</text:p>
          </table:table-cell>
          <table:table-cell table:style-name="ce2" table:formula="of:=EXACT([.B338];[.F338])" office:value-type="boolean" office:boolean-value="true">
            <text:p>TRUE</text:p>
          </table:table-cell>
          <table:table-cell table:style-name="ce2" table:formula="of:=VLOOKUP([.A338];[UCF.$A$2:.$G$1160];3;0)" office:value-type="string" office:string-value="CKE0">
            <text:p>CKE0</text:p>
          </table:table-cell>
          <table:table-cell table:style-name="ce2" table:formula="of:=VLOOKUP([.A338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K5</text:p>
          </table:table-cell>
          <table:table-cell table:style-name="ce2" office:value-type="string">
            <text:p>IO_L8N_T1_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39];[UCF.$A$2:.$G$1160];2;0)" office:value-type="string" office:string-value="IO_L8N_T1_32">
            <text:p>IO_L8N_T1_32</text:p>
          </table:table-cell>
          <table:table-cell table:style-name="ce2" table:formula="of:=EXACT([.B339];[.F339])" office:value-type="boolean" office:boolean-value="true">
            <text:p>TRUE</text:p>
          </table:table-cell>
          <table:table-cell table:style-name="ce2" table:formula="of:=VLOOKUP([.A339];[UCF.$A$2:.$G$1160];3;0)" office:value-type="string" office:string-value="A6">
            <text:p>A6</text:p>
          </table:table-cell>
          <table:table-cell table:style-name="ce2" table:formula="of:=VLOOKUP([.A339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P6</text:p>
          </table:table-cell>
          <table:table-cell table:style-name="ce2" office:value-type="string">
            <text:p>IO_L9P_T1_DQS_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40];[UCF.$A$2:.$G$1160];2;0)" office:value-type="string" office:string-value="IO_L9P_T1_DQS_32">
            <text:p>IO_L9P_T1_DQS_32</text:p>
          </table:table-cell>
          <table:table-cell table:style-name="ce2" table:formula="of:=EXACT([.B340];[.F340])" office:value-type="boolean" office:boolean-value="true">
            <text:p>TRUE</text:p>
          </table:table-cell>
          <table:table-cell table:style-name="ce2" table:formula="of:=VLOOKUP([.A340];[UCF.$A$2:.$G$1160];3;0)" office:value-type="string" office:string-value="A7">
            <text:p>A7</text:p>
          </table:table-cell>
          <table:table-cell table:style-name="ce2" table:formula="of:=VLOOKUP([.A340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P5</text:p>
          </table:table-cell>
          <table:table-cell table:style-name="ce2" office:value-type="string">
            <text:p>IO_L9N_T1_DQS_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41];[UCF.$A$2:.$G$1160];2;0)" office:value-type="string" office:string-value="IO_L9N_T1_DQS_32">
            <text:p>IO_L9N_T1_DQS_32</text:p>
          </table:table-cell>
          <table:table-cell table:style-name="ce2" table:formula="of:=EXACT([.B341];[.F341])" office:value-type="boolean" office:boolean-value="true">
            <text:p>TRUE</text:p>
          </table:table-cell>
          <table:table-cell table:style-name="ce2" table:formula="of:=VLOOKUP([.A341];[UCF.$A$2:.$G$1160];3;0)" office:value-type="string" office:string-value="A12">
            <text:p>A12</text:p>
          </table:table-cell>
          <table:table-cell table:style-name="ce2" table:formula="of:=VLOOKUP([.A341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L4</text:p>
          </table:table-cell>
          <table:table-cell table:style-name="ce2" office:value-type="string">
            <text:p>IO_L10P_T1_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42];[UCF.$A$2:.$G$1160];2;0)" office:value-type="string" office:string-value="IO_L10P_T1_32">
            <text:p>IO_L10P_T1_32</text:p>
          </table:table-cell>
          <table:table-cell table:style-name="ce2" table:formula="of:=EXACT([.B342];[.F342])" office:value-type="boolean" office:boolean-value="true">
            <text:p>TRUE</text:p>
          </table:table-cell>
          <table:table-cell table:style-name="ce2" table:formula="of:=VLOOKUP([.A342];[UCF.$A$2:.$G$1160];3;0)" office:value-type="string" office:string-value="A9">
            <text:p>A9</text:p>
          </table:table-cell>
          <table:table-cell table:style-name="ce2" table:formula="of:=VLOOKUP([.A342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M4</text:p>
          </table:table-cell>
          <table:table-cell table:style-name="ce2" office:value-type="string">
            <text:p>IO_L10N_T1_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43];[UCF.$A$2:.$G$1160];2;0)" office:value-type="string" office:string-value="IO_L10N_T1_32">
            <text:p>IO_L10N_T1_32</text:p>
          </table:table-cell>
          <table:table-cell table:style-name="ce2" table:formula="of:=EXACT([.B343];[.F343])" office:value-type="boolean" office:boolean-value="true">
            <text:p>TRUE</text:p>
          </table:table-cell>
          <table:table-cell table:style-name="ce2" table:formula="of:=VLOOKUP([.A343];[UCF.$A$2:.$G$1160];3;0)" office:value-type="string" office:string-value="A2">
            <text:p>A2</text:p>
          </table:table-cell>
          <table:table-cell table:style-name="ce2" table:formula="of:=VLOOKUP([.A343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L5</text:p>
          </table:table-cell>
          <table:table-cell table:style-name="ce2" office:value-type="string">
            <text:p>IO_L11P_T1_SRCC_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44];[UCF.$A$2:.$G$1160];2;0)" office:value-type="string" office:string-value="IO_L11P_T1_SRCC_32">
            <text:p>IO_L11P_T1_SRCC_32</text:p>
          </table:table-cell>
          <table:table-cell table:style-name="ce2" table:formula="of:=EXACT([.B344];[.F344])" office:value-type="boolean" office:boolean-value="true">
            <text:p>TRUE</text:p>
          </table:table-cell>
          <table:table-cell table:style-name="ce2" table:formula="of:=VLOOKUP([.A344];[UCF.$A$2:.$G$1160];3;0)" office:value-type="string" office:string-value="CLK0_P">
            <text:p>CLK0_P</text:p>
          </table:table-cell>
          <table:table-cell table:style-name="ce2" table:formula="of:=VLOOKUP([.A344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M5</text:p>
          </table:table-cell>
          <table:table-cell table:style-name="ce2" office:value-type="string">
            <text:p>IO_L11N_T1_SRCC_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45];[UCF.$A$2:.$G$1160];2;0)" office:value-type="string" office:string-value="IO_L11N_T1_SRCC_32">
            <text:p>IO_L11N_T1_SRCC_32</text:p>
          </table:table-cell>
          <table:table-cell table:style-name="ce2" table:formula="of:=EXACT([.B345];[.F345])" office:value-type="boolean" office:boolean-value="true">
            <text:p>TRUE</text:p>
          </table:table-cell>
          <table:table-cell table:style-name="ce2" table:formula="of:=VLOOKUP([.A345];[UCF.$A$2:.$G$1160];3;0)" office:value-type="string" office:string-value="CLK0_N">
            <text:p>CLK0_N</text:p>
          </table:table-cell>
          <table:table-cell table:style-name="ce2" table:formula="of:=VLOOKUP([.A345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J6</text:p>
          </table:table-cell>
          <table:table-cell table:style-name="ce2" office:value-type="string">
            <text:p>IO_L12P_T1_MRCC_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46];[UCF.$A$2:.$G$1160];2;0)" office:value-type="string" office:string-value="IO_L12P_T1_MRCC_32">
            <text:p>IO_L12P_T1_MRCC_32</text:p>
          </table:table-cell>
          <table:table-cell table:style-name="ce2" table:formula="of:=EXACT([.B346];[.F346])" office:value-type="boolean" office:boolean-value="true">
            <text:p>TRUE</text:p>
          </table:table-cell>
          <table:table-cell table:style-name="ce2" table:formula="of:=VLOOKUP([.A346];[UCF.$A$2:.$G$1160];3;0)" office:value-type="string" office:string-value="A1">
            <text:p>A1</text:p>
          </table:table-cell>
          <table:table-cell table:style-name="ce2" table:formula="of:=VLOOKUP([.A346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K6</text:p>
          </table:table-cell>
          <table:table-cell table:style-name="ce2" office:value-type="string">
            <text:p>IO_L12N_T1_MRCC_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47];[UCF.$A$2:.$G$1160];2;0)" office:value-type="string" office:string-value="IO_L12N_T1_MRCC_32">
            <text:p>IO_L12N_T1_MRCC_32</text:p>
          </table:table-cell>
          <table:table-cell table:style-name="ce2" table:formula="of:=EXACT([.B347];[.F347])" office:value-type="boolean" office:boolean-value="true">
            <text:p>TRUE</text:p>
          </table:table-cell>
          <table:table-cell table:style-name="ce2" table:formula="of:=VLOOKUP([.A347];[UCF.$A$2:.$G$1160];3;0)" office:value-type="string" office:string-value="A8">
            <text:p>A8</text:p>
          </table:table-cell>
          <table:table-cell table:style-name="ce2" table:formula="of:=VLOOKUP([.A347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K7</text:p>
          </table:table-cell>
          <table:table-cell table:style-name="ce2" office:value-type="string">
            <text:p>IO_L13P_T2_MRCC_3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48];[UCF.$A$2:.$G$1160];2;0)" office:value-type="string" office:string-value="IO_L13P_T2_MRCC_32">
            <text:p>IO_L13P_T2_MRCC_32</text:p>
          </table:table-cell>
          <table:table-cell table:style-name="ce2" table:formula="of:=EXACT([.B348];[.F348])" office:value-type="boolean" office:boolean-value="true">
            <text:p>TRUE</text:p>
          </table:table-cell>
          <table:table-cell table:style-name="ce2" table:formula="of:=VLOOKUP([.A348];[UCF.$A$2:.$G$1160];3;0)" office:value-type="string" office:string-value="SDRAM_CLK1_P">
            <text:p>SDRAM_CLK1_P</text:p>
          </table:table-cell>
          <table:table-cell table:style-name="ce2" table:formula="of:=VLOOKUP([.A348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L7</text:p>
          </table:table-cell>
          <table:table-cell table:style-name="ce2" office:value-type="string">
            <text:p>IO_L13N_T2_MRCC_3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49];[UCF.$A$2:.$G$1160];2;0)" office:value-type="string" office:string-value="IO_L13N_T2_MRCC_32">
            <text:p>IO_L13N_T2_MRCC_32</text:p>
          </table:table-cell>
          <table:table-cell table:style-name="ce2" table:formula="of:=EXACT([.B349];[.F349])" office:value-type="boolean" office:boolean-value="true">
            <text:p>TRUE</text:p>
          </table:table-cell>
          <table:table-cell table:style-name="ce2" table:formula="of:=VLOOKUP([.A349];[UCF.$A$2:.$G$1160];3;0)" office:value-type="string" office:string-value="SDRAM_CLK1_N">
            <text:p>SDRAM_CLK1_N</text:p>
          </table:table-cell>
          <table:table-cell table:style-name="ce2" table:formula="of:=VLOOKUP([.A349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M7</text:p>
          </table:table-cell>
          <table:table-cell table:style-name="ce2" office:value-type="string">
            <text:p>IO_L14P_T2_SRCC_3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50];[UCF.$A$2:.$G$1160];2;0)" office:value-type="string" office:string-value="IO_L14P_T2_SRCC_32">
            <text:p>IO_L14P_T2_SRCC_32</text:p>
          </table:table-cell>
          <table:table-cell table:style-name="ce2" table:formula="of:=EXACT([.B350];[.F350])" office:value-type="boolean" office:boolean-value="true">
            <text:p>TRUE</text:p>
          </table:table-cell>
          <table:table-cell table:style-name="ce2" table:formula="of:=VLOOKUP([.A350];[UCF.$A$2:.$G$1160];3;0)" office:value-type="string" office:string-value="A13">
            <text:p>A13</text:p>
          </table:table-cell>
          <table:table-cell table:style-name="ce2" table:formula="of:=VLOOKUP([.A350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M6</text:p>
          </table:table-cell>
          <table:table-cell table:style-name="ce2" office:value-type="string">
            <text:p>IO_L14N_T2_SRCC_3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51];[UCF.$A$2:.$G$1160];2;0)" office:value-type="string" office:string-value="IO_L14N_T2_SRCC_32">
            <text:p>IO_L14N_T2_SRCC_32</text:p>
          </table:table-cell>
          <table:table-cell table:style-name="ce2" table:formula="of:=EXACT([.B351];[.F351])" office:value-type="boolean" office:boolean-value="true">
            <text:p>TRUE</text:p>
          </table:table-cell>
          <table:table-cell table:style-name="ce2" table:formula="of:=VLOOKUP([.A351];[UCF.$A$2:.$G$1160];3;0)" office:value-type="string" office:string-value="A3">
            <text:p>A3</text:p>
          </table:table-cell>
          <table:table-cell table:style-name="ce2" table:formula="of:=VLOOKUP([.A351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J8</text:p>
          </table:table-cell>
          <table:table-cell table:style-name="ce2" office:value-type="string">
            <text:p>IO_L15P_T2_DQS_3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52];[UCF.$A$2:.$G$1160];2;0)" office:value-type="string" office:string-value="IO_L15P_T2_DQS_32">
            <text:p>IO_L15P_T2_DQS_32</text:p>
          </table:table-cell>
          <table:table-cell table:style-name="ce2" table:formula="of:=EXACT([.B352];[.F352])" office:value-type="boolean" office:boolean-value="true">
            <text:p>TRUE</text:p>
          </table:table-cell>
          <table:table-cell table:style-name="ce2" table:formula="of:=VLOOKUP([.A352];[UCF.$A$2:.$G$1160];3;0)" office:value-type="string" office:string-value="A11">
            <text:p>A11</text:p>
          </table:table-cell>
          <table:table-cell table:style-name="ce2" table:formula="of:=VLOOKUP([.A352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K8</text:p>
          </table:table-cell>
          <table:table-cell table:style-name="ce2" office:value-type="string">
            <text:p>IO_L15N_T2_DQS_3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 table:style-name="ce9"/>
          <table:table-cell table:style-name="ce2" table:formula="of:=VLOOKUP([.A353];[UCF.$A$2:.$G$1160];2;0)" office:value-type="string" office:string-value="IO_L15N_T2_DQS_32">
            <text:p>IO_L15N_T2_DQS_32</text:p>
          </table:table-cell>
          <table:table-cell table:style-name="ce2" table:formula="of:=EXACT([.B353];[.F353])" office:value-type="boolean" office:boolean-value="true">
            <text:p>TRUE</text:p>
          </table:table-cell>
          <table:table-cell table:style-name="ce2" table:formula="of:=VLOOKUP([.A353];[UCF.$A$2:.$G$1160];3;0)" office:value-type="string" office:string-value="A14">
            <text:p>A14</text:p>
          </table:table-cell>
          <table:table-cell table:style-name="ce2" table:formula="of:=VLOOKUP([.A353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10" table:number-columns-repeated="1008"/>
          <table:table-cell table:style-name="ce2" table:number-columns-repeated="5"/>
        </table:table-row>
        <table:table-row table:style-name="ro2">
          <table:table-cell table:style-name="ce2" office:value-type="string">
            <text:p>AN8</text:p>
          </table:table-cell>
          <table:table-cell table:style-name="ce2" office:value-type="string">
            <text:p>IO_L16P_T2_3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54];[UCF.$A$2:.$G$1160];2;0)" office:value-type="string" office:string-value="IO_L16P_T2_32">
            <text:p>IO_L16P_T2_32</text:p>
          </table:table-cell>
          <table:table-cell table:style-name="ce2" table:formula="of:=EXACT([.B354];[.F354])" office:value-type="boolean" office:boolean-value="true">
            <text:p>TRUE</text:p>
          </table:table-cell>
          <table:table-cell table:style-name="ce2" table:formula="of:=VLOOKUP([.A354];[UCF.$A$2:.$G$1160];3;0)" office:value-type="string" office:string-value="IO_RX_P19">
            <text:p>IO_RX_P19</text:p>
          </table:table-cell>
          <table:table-cell table:style-name="ce2" table:formula="of:=VLOOKUP([.A354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P8</text:p>
          </table:table-cell>
          <table:table-cell table:style-name="ce2" office:value-type="string">
            <text:p>IO_L16N_T2_3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55];[UCF.$A$2:.$G$1160];2;0)" office:value-type="string" office:string-value="IO_L16N_T2_32">
            <text:p>IO_L16N_T2_32</text:p>
          </table:table-cell>
          <table:table-cell table:style-name="ce2" table:formula="of:=EXACT([.B355];[.F355])" office:value-type="boolean" office:boolean-value="true">
            <text:p>TRUE</text:p>
          </table:table-cell>
          <table:table-cell table:style-name="ce2" table:formula="of:=VLOOKUP([.A355];[UCF.$A$2:.$G$1160];3;0)" office:value-type="string" office:string-value="IO_TX_P19">
            <text:p>IO_TX_P19</text:p>
          </table:table-cell>
          <table:table-cell table:style-name="ce2" table:formula="of:=VLOOKUP([.A355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N7</text:p>
          </table:table-cell>
          <table:table-cell table:style-name="ce2" office:value-type="string">
            <text:p>IO_L17P_T2_3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56];[UCF.$A$2:.$G$1160];2;0)" office:value-type="string" office:string-value="IO_L17P_T2_32">
            <text:p>IO_L17P_T2_32</text:p>
          </table:table-cell>
          <table:table-cell table:style-name="ce2" table:formula="of:=EXACT([.B356];[.F356])" office:value-type="boolean" office:boolean-value="true">
            <text:p>TRUE</text:p>
          </table:table-cell>
          <table:table-cell table:style-name="ce2" table:formula="of:=VLOOKUP([.A356];[UCF.$A$2:.$G$1160];3;0)" office:value-type="string" office:string-value="NetIC2_AN7">
            <text:p>NetIC2_AN7</text:p>
          </table:table-cell>
          <table:table-cell table:style-name="ce2" table:formula="of:=VLOOKUP([.A356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N6</text:p>
          </table:table-cell>
          <table:table-cell table:style-name="ce2" office:value-type="string">
            <text:p>IO_L17N_T2_3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57];[UCF.$A$2:.$G$1160];2;0)" office:value-type="string" office:string-value="IO_L17N_T2_32">
            <text:p>IO_L17N_T2_32</text:p>
          </table:table-cell>
          <table:table-cell table:style-name="ce2" table:formula="of:=EXACT([.B357];[.F357])" office:value-type="boolean" office:boolean-value="true">
            <text:p>TRUE</text:p>
          </table:table-cell>
          <table:table-cell table:style-name="ce2" table:formula="of:=VLOOKUP([.A357];[UCF.$A$2:.$G$1160];3;0)" office:value-type="string" office:string-value="NetIC2_AN6">
            <text:p>NetIC2_AN6</text:p>
          </table:table-cell>
          <table:table-cell table:style-name="ce2" table:formula="of:=VLOOKUP([.A357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N9</text:p>
          </table:table-cell>
          <table:table-cell table:style-name="ce2" office:value-type="string">
            <text:p>IO_L18P_T2_3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58];[UCF.$A$2:.$G$1160];2;0)" office:value-type="string" office:string-value="IO_L18P_T2_32">
            <text:p>IO_L18P_T2_32</text:p>
          </table:table-cell>
          <table:table-cell table:style-name="ce2" table:formula="of:=EXACT([.B358];[.F358])" office:value-type="boolean" office:boolean-value="true">
            <text:p>TRUE</text:p>
          </table:table-cell>
          <table:table-cell table:style-name="ce2" table:formula="of:=VLOOKUP([.A358];[UCF.$A$2:.$G$1160];3;0)" office:value-type="string" office:string-value="R\E\_DE_RX_P20">
            <text:p>R\E\_DE_RX_P20</text:p>
          </table:table-cell>
          <table:table-cell table:style-name="ce2" table:formula="of:=VLOOKUP([.A358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P9</text:p>
          </table:table-cell>
          <table:table-cell table:style-name="ce2" office:value-type="string">
            <text:p>IO_L18N_T2_3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59];[UCF.$A$2:.$G$1160];2;0)" office:value-type="string" office:string-value="IO_L18N_T2_32">
            <text:p>IO_L18N_T2_32</text:p>
          </table:table-cell>
          <table:table-cell table:style-name="ce2" table:formula="of:=EXACT([.B359];[.F359])" office:value-type="boolean" office:boolean-value="true">
            <text:p>TRUE</text:p>
          </table:table-cell>
          <table:table-cell table:style-name="ce2" table:formula="of:=VLOOKUP([.A359];[UCF.$A$2:.$G$1160];3;0)" office:value-type="string" office:string-value="R\E\_DE_TX_P20">
            <text:p>R\E\_DE_TX_P20</text:p>
          </table:table-cell>
          <table:table-cell table:style-name="ce2" table:formula="of:=VLOOKUP([.A359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J10</text:p>
          </table:table-cell>
          <table:table-cell table:style-name="ce2" office:value-type="string">
            <text:p>IO_L19P_T3_3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60];[UCF.$A$2:.$G$1160];2;0)" office:value-type="string" office:string-value="IO_L19P_T3_32">
            <text:p>IO_L19P_T3_32</text:p>
          </table:table-cell>
          <table:table-cell table:style-name="ce2" table:formula="of:=EXACT([.B360];[.F360])" office:value-type="boolean" office:boolean-value="true">
            <text:p>TRUE</text:p>
          </table:table-cell>
          <table:table-cell table:style-name="ce2" table:formula="of:=VLOOKUP([.A360];[UCF.$A$2:.$G$1160];3;0)" office:value-type="string" office:string-value="R\E\_DE_RX_P17">
            <text:p>R\E\_DE_RX_P17</text:p>
          </table:table-cell>
          <table:table-cell table:style-name="ce2" table:formula="of:=VLOOKUP([.A360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K10</text:p>
          </table:table-cell>
          <table:table-cell table:style-name="ce2" office:value-type="string">
            <text:p>IO_L19N_T3_VREF_3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61];[UCF.$A$2:.$G$1160];2;0)" office:value-type="string" office:string-value="IO_L19N_T3_VREF_32">
            <text:p>IO_L19N_T3_VREF_32</text:p>
          </table:table-cell>
          <table:table-cell table:style-name="ce2" table:formula="of:=EXACT([.B361];[.F361])" office:value-type="boolean" office:boolean-value="true">
            <text:p>TRUE</text:p>
          </table:table-cell>
          <table:table-cell table:style-name="ce2" table:formula="of:=VLOOKUP([.A361];[UCF.$A$2:.$G$1160];3;0)" office:value-type="string" office:string-value="VREF">
            <text:p>VREF</text:p>
          </table:table-cell>
          <table:table-cell table:style-name="ce2" table:formula="of:=VLOOKUP([.A361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P11</text:p>
          </table:table-cell>
          <table:table-cell table:style-name="ce2" office:value-type="string">
            <text:p>IO_L20P_T3_3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62];[UCF.$A$2:.$G$1160];2;0)" office:value-type="string" office:string-value="IO_L20P_T3_32">
            <text:p>IO_L20P_T3_32</text:p>
          </table:table-cell>
          <table:table-cell table:style-name="ce2" table:formula="of:=EXACT([.B362];[.F362])" office:value-type="boolean" office:boolean-value="true">
            <text:p>TRUE</text:p>
          </table:table-cell>
          <table:table-cell table:style-name="ce2" table:formula="of:=VLOOKUP([.A362];[UCF.$A$2:.$G$1160];3;0)" office:value-type="string" office:string-value="IO_TX_P17">
            <text:p>IO_TX_P17</text:p>
          </table:table-cell>
          <table:table-cell table:style-name="ce2" table:formula="of:=VLOOKUP([.A362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P10</text:p>
          </table:table-cell>
          <table:table-cell table:style-name="ce2" office:value-type="string">
            <text:p>IO_L20N_T3_3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63];[UCF.$A$2:.$G$1160];2;0)" office:value-type="string" office:string-value="IO_L20N_T3_32">
            <text:p>IO_L20N_T3_32</text:p>
          </table:table-cell>
          <table:table-cell table:style-name="ce2" table:formula="of:=EXACT([.B363];[.F363])" office:value-type="boolean" office:boolean-value="true">
            <text:p>TRUE</text:p>
          </table:table-cell>
          <table:table-cell table:style-name="ce2" table:formula="of:=VLOOKUP([.A363];[UCF.$A$2:.$G$1160];3;0)" office:value-type="string" office:string-value="IO_RX_P18">
            <text:p>IO_RX_P18</text:p>
          </table:table-cell>
          <table:table-cell table:style-name="ce2" table:formula="of:=VLOOKUP([.A363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L9</text:p>
          </table:table-cell>
          <table:table-cell table:style-name="ce2" office:value-type="string">
            <text:p>IO_L21P_T3_DQS_3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64];[UCF.$A$2:.$G$1160];2;0)" office:value-type="string" office:string-value="IO_L21P_T3_DQS_32">
            <text:p>IO_L21P_T3_DQS_32</text:p>
          </table:table-cell>
          <table:table-cell table:style-name="ce2" table:formula="of:=EXACT([.B364];[.F364])" office:value-type="boolean" office:boolean-value="true">
            <text:p>TRUE</text:p>
          </table:table-cell>
          <table:table-cell table:style-name="ce2" table:formula="of:=VLOOKUP([.A364];[UCF.$A$2:.$G$1160];3;0)" office:value-type="string" office:string-value="IO_TX_P20">
            <text:p>IO_TX_P20</text:p>
          </table:table-cell>
          <table:table-cell table:style-name="ce2" table:formula="of:=VLOOKUP([.A364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M9</text:p>
          </table:table-cell>
          <table:table-cell table:style-name="ce2" office:value-type="string">
            <text:p>IO_L21N_T3_DQS_3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65];[UCF.$A$2:.$G$1160];2;0)" office:value-type="string" office:string-value="IO_L21N_T3_DQS_32">
            <text:p>IO_L21N_T3_DQS_32</text:p>
          </table:table-cell>
          <table:table-cell table:style-name="ce2" table:formula="of:=EXACT([.B365];[.F365])" office:value-type="boolean" office:boolean-value="true">
            <text:p>TRUE</text:p>
          </table:table-cell>
          <table:table-cell table:style-name="ce2" table:formula="of:=VLOOKUP([.A365];[UCF.$A$2:.$G$1160];3;0)" office:value-type="string" office:string-value="IO_RX_P17">
            <text:p>IO_RX_P17</text:p>
          </table:table-cell>
          <table:table-cell table:style-name="ce2" table:formula="of:=VLOOKUP([.A365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M11</text:p>
          </table:table-cell>
          <table:table-cell table:style-name="ce2" office:value-type="string">
            <text:p>IO_L22P_T3_3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66];[UCF.$A$2:.$G$1160];2;0)" office:value-type="string" office:string-value="IO_L22P_T3_32">
            <text:p>IO_L22P_T3_32</text:p>
          </table:table-cell>
          <table:table-cell table:style-name="ce2" table:formula="of:=EXACT([.B366];[.F366])" office:value-type="boolean" office:boolean-value="true">
            <text:p>TRUE</text:p>
          </table:table-cell>
          <table:table-cell table:style-name="ce2" table:formula="of:=VLOOKUP([.A366];[UCF.$A$2:.$G$1160];3;0)" office:value-type="string" office:string-value="IO_TX_P18">
            <text:p>IO_TX_P18</text:p>
          </table:table-cell>
          <table:table-cell table:style-name="ce2" table:formula="of:=VLOOKUP([.A366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N11</text:p>
          </table:table-cell>
          <table:table-cell table:style-name="ce2" office:value-type="string">
            <text:p>IO_L22N_T3_3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67];[UCF.$A$2:.$G$1160];2;0)" office:value-type="string" office:string-value="IO_L22N_T3_32">
            <text:p>IO_L22N_T3_32</text:p>
          </table:table-cell>
          <table:table-cell table:style-name="ce2" table:formula="of:=EXACT([.B367];[.F367])" office:value-type="boolean" office:boolean-value="true">
            <text:p>TRUE</text:p>
          </table:table-cell>
          <table:table-cell table:style-name="ce2" table:formula="of:=VLOOKUP([.A367];[UCF.$A$2:.$G$1160];3;0)" office:value-type="string" office:string-value="R\E\_DE_TX_P19">
            <text:p>R\E\_DE_TX_P19</text:p>
          </table:table-cell>
          <table:table-cell table:style-name="ce2" table:formula="of:=VLOOKUP([.A367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J11</text:p>
          </table:table-cell>
          <table:table-cell table:style-name="ce2" office:value-type="string">
            <text:p>IO_L23P_T3_3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68];[UCF.$A$2:.$G$1160];2;0)" office:value-type="string" office:string-value="IO_L23P_T3_32">
            <text:p>IO_L23P_T3_32</text:p>
          </table:table-cell>
          <table:table-cell table:style-name="ce2" table:formula="of:=EXACT([.B368];[.F368])" office:value-type="boolean" office:boolean-value="true">
            <text:p>TRUE</text:p>
          </table:table-cell>
          <table:table-cell table:style-name="ce2" table:formula="of:=VLOOKUP([.A368];[UCF.$A$2:.$G$1160];3;0)" office:value-type="string" office:string-value="R\E\_DE_RX_P18">
            <text:p>R\E\_DE_RX_P18</text:p>
          </table:table-cell>
          <table:table-cell table:style-name="ce2" table:formula="of:=VLOOKUP([.A368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K11</text:p>
          </table:table-cell>
          <table:table-cell table:style-name="ce2" office:value-type="string">
            <text:p>IO_L23N_T3_3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69];[UCF.$A$2:.$G$1160];2;0)" office:value-type="string" office:string-value="IO_L23N_T3_32">
            <text:p>IO_L23N_T3_32</text:p>
          </table:table-cell>
          <table:table-cell table:style-name="ce2" table:formula="of:=EXACT([.B369];[.F369])" office:value-type="boolean" office:boolean-value="true">
            <text:p>TRUE</text:p>
          </table:table-cell>
          <table:table-cell table:style-name="ce2" table:formula="of:=VLOOKUP([.A369];[UCF.$A$2:.$G$1160];3;0)" office:value-type="string" office:string-value="R\E\_DE_TX_P17">
            <text:p>R\E\_DE_TX_P17</text:p>
          </table:table-cell>
          <table:table-cell table:style-name="ce2" table:formula="of:=VLOOKUP([.A369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L10</text:p>
          </table:table-cell>
          <table:table-cell table:style-name="ce2" office:value-type="string">
            <text:p>IO_L24P_T3_3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70];[UCF.$A$2:.$G$1160];2;0)" office:value-type="string" office:string-value="IO_L24P_T3_32">
            <text:p>IO_L24P_T3_32</text:p>
          </table:table-cell>
          <table:table-cell table:style-name="ce2" table:formula="of:=EXACT([.B370];[.F370])" office:value-type="boolean" office:boolean-value="true">
            <text:p>TRUE</text:p>
          </table:table-cell>
          <table:table-cell table:style-name="ce2" table:formula="of:=VLOOKUP([.A370];[UCF.$A$2:.$G$1160];3;0)" office:value-type="string" office:string-value="R\E\_DE_TX_P18">
            <text:p>R\E\_DE_TX_P18</text:p>
          </table:table-cell>
          <table:table-cell table:style-name="ce2" table:formula="of:=VLOOKUP([.A370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M10</text:p>
          </table:table-cell>
          <table:table-cell table:style-name="ce2" office:value-type="string">
            <text:p>IO_L24N_T3_3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2">
            <text:p>32</text:p>
          </table:table-cell>
          <table:table-cell/>
          <table:table-cell table:style-name="ce2" table:formula="of:=VLOOKUP([.A371];[UCF.$A$2:.$G$1160];2;0)" office:value-type="string" office:string-value="IO_L24N_T3_32">
            <text:p>IO_L24N_T3_32</text:p>
          </table:table-cell>
          <table:table-cell table:style-name="ce2" table:formula="of:=EXACT([.B371];[.F371])" office:value-type="boolean" office:boolean-value="true">
            <text:p>TRUE</text:p>
          </table:table-cell>
          <table:table-cell table:style-name="ce2" table:formula="of:=VLOOKUP([.A371];[UCF.$A$2:.$G$1160];3;0)" office:value-type="string" office:string-value="R\E\_DE_RX_P19">
            <text:p>R\E\_DE_RX_P19</text:p>
          </table:table-cell>
          <table:table-cell table:style-name="ce2" table:formula="of:=VLOOKUP([.A371];[UCF.$A$2:.$G$1160];6;0)" office:value-type="float" office:value="7">
            <text:p>7</text:p>
          </table:table-cell>
          <table:table-cell/>
          <table:table-cell table:style-name="ce2" office:value-type="string">
            <text:p>Rest is always in MEM_BLOCK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>
            <text:p>AL8</text:p>
          </table:table-cell>
          <table:table-cell table:style-name="ce2" office:value-type="string">
            <text:p>IO_25_32</text:p>
          </table:table-cell>
          <table:table-cell table:style-name="ce2" office:value-type="string">
            <text:p>NA</text:p>
          </table:table-cell>
          <table:table-cell table:style-name="ce2" office:value-type="float" office:value="32">
            <text:p>32</text:p>
          </table:table-cell>
          <table:table-cell table:style-name="ce9"/>
          <table:table-cell table:style-name="ce2" table:formula="of:=VLOOKUP([.A372];[UCF.$A$2:.$G$1160];2;0)" office:value-type="string" office:string-value="IO_25_32">
            <text:p>IO_25_32</text:p>
          </table:table-cell>
          <table:table-cell table:style-name="ce2" table:formula="of:=EXACT([.B372];[.F372])" office:value-type="boolean" office:boolean-value="true">
            <text:p>TRUE</text:p>
          </table:table-cell>
          <table:table-cell table:style-name="ce2" table:formula="of:=VLOOKUP([.A372];[UCF.$A$2:.$G$1160];3;0)" office:value-type="string" office:string-value="IO_RX_P20">
            <text:p>IO_RX_P20</text:p>
          </table:table-cell>
          <table:table-cell table:style-name="ce2" table:formula="of:=VLOOKUP([.A372];[UCF.$A$2:.$G$1160];6;0)" office:value-type="float" office:value="7">
            <text:p>7</text:p>
          </table:table-cell>
          <table:table-cell/>
          <table:table-cell table:style-name="ce10" office:value-type="string">
            <text:p>OK</text:p>
          </table:table-cell>
          <table:table-cell table:style-name="ce10" table:number-columns-repeated="1008"/>
          <table:table-cell table:style-name="ce2" table:number-columns-repeated="5"/>
        </table:table-row>
        <table:table-row table:style-name="ro2">
          <table:table-cell table:style-name="ce4" office:value-type="string">
            <text:p>AC11</text:p>
          </table:table-cell>
          <table:table-cell table:style-name="ce4" office:value-type="string">
            <text:p>IO_0_33</text:p>
          </table:table-cell>
          <table:table-cell table:style-name="ce4" office:value-type="string">
            <text:p>NA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73];[UCF.$A$2:.$G$1160];2;0)" office:value-type="string" office:string-value="IO_0_33">
            <text:p>IO_0_33</text:p>
          </table:table-cell>
          <table:table-cell table:style-name="ce4" table:formula="of:=EXACT([.B373];[.F373])" office:value-type="boolean" office:boolean-value="true">
            <text:p>TRUE</text:p>
          </table:table-cell>
          <table:table-cell table:style-name="ce4" table:formula="of:=VLOOKUP([.A373];[UCF.$A$2:.$G$1160];3;0)" office:value-type="string" office:string-value="NetIC2_AC11">
            <text:p>NetIC2_AC11</text:p>
          </table:table-cell>
          <table:table-cell table:style-name="ce4" table:formula="of:=VLOOKUP([.A373];[UCF.$A$2:.$G$1160];6;0)" office:value-type="float" office:value="8">
            <text:p>8</text:p>
          </table:table-cell>
          <table:table-cell/>
          <table:table-cell table:style-name="ce4" office:value-type="string">
            <text:p>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G1</text:p>
          </table:table-cell>
          <table:table-cell table:style-name="ce4" office:value-type="string">
            <text:p>IO_L1P_T0_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74];[UCF.$A$2:.$G$1160];2;0)" office:value-type="string" office:string-value="IO_L1P_T0_33">
            <text:p>IO_L1P_T0_33</text:p>
          </table:table-cell>
          <table:table-cell table:style-name="ce4" table:formula="of:=EXACT([.B374];[.F374])" office:value-type="boolean" office:boolean-value="true">
            <text:p>TRUE</text:p>
          </table:table-cell>
          <table:table-cell table:style-name="ce4" table:formula="of:=VLOOKUP([.A374];[UCF.$A$2:.$G$1160];3;0)" office:value-type="string" office:string-value="D24">
            <text:p>D24</text:p>
          </table:table-cell>
          <table:table-cell table:style-name="ce4" table:formula="of:=VLOOKUP([.A374];[UCF.$A$2:.$G$1160];6;0)" office:value-type="float" office:value="8">
            <text:p>8</text:p>
          </table:table-cell>
          <table:table-cell/>
          <table:table-cell table:style-name="ce4" office:value-type="string">
            <text:p>BYTE 0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H1</text:p>
          </table:table-cell>
          <table:table-cell table:style-name="ce4" office:value-type="string">
            <text:p>IO_L1N_T0_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75];[UCF.$A$2:.$G$1160];2;0)" office:value-type="string" office:string-value="IO_L1N_T0_33">
            <text:p>IO_L1N_T0_33</text:p>
          </table:table-cell>
          <table:table-cell table:style-name="ce4" table:formula="of:=EXACT([.B375];[.F375])" office:value-type="boolean" office:boolean-value="true">
            <text:p>TRUE</text:p>
          </table:table-cell>
          <table:table-cell table:style-name="ce4" table:formula="of:=VLOOKUP([.A375];[UCF.$A$2:.$G$1160];3;0)" office:value-type="string" office:string-value="DM3">
            <text:p>DM3</text:p>
          </table:table-cell>
          <table:table-cell table:style-name="ce4" table:formula="of:=VLOOKUP([.A375];[UCF.$A$2:.$G$1160];6;0)" office:value-type="float" office:value="8">
            <text:p>8</text:p>
          </table:table-cell>
          <table:table-cell/>
          <table:table-cell table:style-name="ce4" office:value-type="string">
            <text:p>BYTE 0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D1</text:p>
          </table:table-cell>
          <table:table-cell table:style-name="ce4" office:value-type="string">
            <text:p>IO_L2P_T0_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76];[UCF.$A$2:.$G$1160];2;0)" office:value-type="string" office:string-value="IO_L2P_T0_33">
            <text:p>IO_L2P_T0_33</text:p>
          </table:table-cell>
          <table:table-cell table:style-name="ce4" table:formula="of:=EXACT([.B376];[.F376])" office:value-type="boolean" office:boolean-value="true">
            <text:p>TRUE</text:p>
          </table:table-cell>
          <table:table-cell table:style-name="ce4" table:formula="of:=VLOOKUP([.A376];[UCF.$A$2:.$G$1160];3;0)" office:value-type="string" office:string-value="D30">
            <text:p>D30</text:p>
          </table:table-cell>
          <table:table-cell table:style-name="ce4" table:formula="of:=VLOOKUP([.A376];[UCF.$A$2:.$G$1160];6;0)" office:value-type="float" office:value="8">
            <text:p>8</text:p>
          </table:table-cell>
          <table:table-cell/>
          <table:table-cell table:style-name="ce4" office:value-type="string">
            <text:p>BYTE 0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E1</text:p>
          </table:table-cell>
          <table:table-cell table:style-name="ce4" office:value-type="string">
            <text:p>IO_L2N_T0_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77];[UCF.$A$2:.$G$1160];2;0)" office:value-type="string" office:string-value="IO_L2N_T0_33">
            <text:p>IO_L2N_T0_33</text:p>
          </table:table-cell>
          <table:table-cell table:style-name="ce4" table:formula="of:=EXACT([.B377];[.F377])" office:value-type="boolean" office:boolean-value="true">
            <text:p>TRUE</text:p>
          </table:table-cell>
          <table:table-cell table:style-name="ce4" table:formula="of:=VLOOKUP([.A377];[UCF.$A$2:.$G$1160];3;0)" office:value-type="string" office:string-value="D26">
            <text:p>D26</text:p>
          </table:table-cell>
          <table:table-cell table:style-name="ce4" table:formula="of:=VLOOKUP([.A377];[UCF.$A$2:.$G$1160];6;0)" office:value-type="float" office:value="8">
            <text:p>8</text:p>
          </table:table-cell>
          <table:table-cell/>
          <table:table-cell table:style-name="ce4" office:value-type="string">
            <text:p>BYTE 0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H2</text:p>
          </table:table-cell>
          <table:table-cell table:style-name="ce4" office:value-type="string">
            <text:p>IO_L3P_T0_DQS_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78];[UCF.$A$2:.$G$1160];2;0)" office:value-type="string" office:string-value="IO_L3P_T0_DQS_33">
            <text:p>IO_L3P_T0_DQS_33</text:p>
          </table:table-cell>
          <table:table-cell table:style-name="ce4" table:formula="of:=EXACT([.B378];[.F378])" office:value-type="boolean" office:boolean-value="true">
            <text:p>TRUE</text:p>
          </table:table-cell>
          <table:table-cell table:style-name="ce4" table:formula="of:=VLOOKUP([.A378];[UCF.$A$2:.$G$1160];3;0)" office:value-type="string" office:string-value="DQS3_P">
            <text:p>DQS3_P</text:p>
          </table:table-cell>
          <table:table-cell table:style-name="ce4" table:formula="of:=VLOOKUP([.A378];[UCF.$A$2:.$G$1160];6;0)" office:value-type="float" office:value="8">
            <text:p>8</text:p>
          </table:table-cell>
          <table:table-cell/>
          <table:table-cell table:style-name="ce4" office:value-type="string">
            <text:p>BYTE 0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J1</text:p>
          </table:table-cell>
          <table:table-cell table:style-name="ce4" office:value-type="string">
            <text:p>IO_L3N_T0_DQS_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79];[UCF.$A$2:.$G$1160];2;0)" office:value-type="string" office:string-value="IO_L3N_T0_DQS_33">
            <text:p>IO_L3N_T0_DQS_33</text:p>
          </table:table-cell>
          <table:table-cell table:style-name="ce4" table:formula="of:=EXACT([.B379];[.F379])" office:value-type="boolean" office:boolean-value="true">
            <text:p>TRUE</text:p>
          </table:table-cell>
          <table:table-cell table:style-name="ce4" table:formula="of:=VLOOKUP([.A379];[UCF.$A$2:.$G$1160];3;0)" office:value-type="string" office:string-value="DQS3_N">
            <text:p>DQS3_N</text:p>
          </table:table-cell>
          <table:table-cell table:style-name="ce4" table:formula="of:=VLOOKUP([.A379];[UCF.$A$2:.$G$1160];6;0)" office:value-type="float" office:value="8">
            <text:p>8</text:p>
          </table:table-cell>
          <table:table-cell/>
          <table:table-cell table:style-name="ce4" office:value-type="string">
            <text:p>BYTE 0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E2</text:p>
          </table:table-cell>
          <table:table-cell table:style-name="ce4" office:value-type="string">
            <text:p>IO_L4P_T0_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80];[UCF.$A$2:.$G$1160];2;0)" office:value-type="string" office:string-value="IO_L4P_T0_33">
            <text:p>IO_L4P_T0_33</text:p>
          </table:table-cell>
          <table:table-cell table:style-name="ce4" table:formula="of:=EXACT([.B380];[.F380])" office:value-type="boolean" office:boolean-value="true">
            <text:p>TRUE</text:p>
          </table:table-cell>
          <table:table-cell table:style-name="ce4" table:formula="of:=VLOOKUP([.A380];[UCF.$A$2:.$G$1160];3;0)" office:value-type="string" office:string-value="D28">
            <text:p>D28</text:p>
          </table:table-cell>
          <table:table-cell table:style-name="ce4" table:formula="of:=VLOOKUP([.A380];[UCF.$A$2:.$G$1160];6;0)" office:value-type="float" office:value="8">
            <text:p>8</text:p>
          </table:table-cell>
          <table:table-cell/>
          <table:table-cell table:style-name="ce4" office:value-type="string">
            <text:p>BYTE 0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F2</text:p>
          </table:table-cell>
          <table:table-cell table:style-name="ce4" office:value-type="string">
            <text:p>IO_L4N_T0_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81];[UCF.$A$2:.$G$1160];2;0)" office:value-type="string" office:string-value="IO_L4N_T0_33">
            <text:p>IO_L4N_T0_33</text:p>
          </table:table-cell>
          <table:table-cell table:style-name="ce4" table:formula="of:=EXACT([.B381];[.F381])" office:value-type="boolean" office:boolean-value="true">
            <text:p>TRUE</text:p>
          </table:table-cell>
          <table:table-cell table:style-name="ce4" table:formula="of:=VLOOKUP([.A381];[UCF.$A$2:.$G$1160];3;0)" office:value-type="string" office:string-value="D31">
            <text:p>D31</text:p>
          </table:table-cell>
          <table:table-cell table:style-name="ce4" table:formula="of:=VLOOKUP([.A381];[UCF.$A$2:.$G$1160];6;0)" office:value-type="float" office:value="8">
            <text:p>8</text:p>
          </table:table-cell>
          <table:table-cell/>
          <table:table-cell table:style-name="ce4" office:value-type="string">
            <text:p>BYTE 0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F3</text:p>
          </table:table-cell>
          <table:table-cell table:style-name="ce4" office:value-type="string">
            <text:p>IO_L5P_T0_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82];[UCF.$A$2:.$G$1160];2;0)" office:value-type="string" office:string-value="IO_L5P_T0_33">
            <text:p>IO_L5P_T0_33</text:p>
          </table:table-cell>
          <table:table-cell table:style-name="ce4" table:formula="of:=EXACT([.B382];[.F382])" office:value-type="boolean" office:boolean-value="true">
            <text:p>TRUE</text:p>
          </table:table-cell>
          <table:table-cell table:style-name="ce4" table:formula="of:=VLOOKUP([.A382];[UCF.$A$2:.$G$1160];3;0)" office:value-type="string" office:string-value="D27">
            <text:p>D27</text:p>
          </table:table-cell>
          <table:table-cell table:style-name="ce4" table:formula="of:=VLOOKUP([.A382];[UCF.$A$2:.$G$1160];6;0)" office:value-type="float" office:value="8">
            <text:p>8</text:p>
          </table:table-cell>
          <table:table-cell/>
          <table:table-cell table:style-name="ce4" office:value-type="string">
            <text:p>BYTE 0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G2</text:p>
          </table:table-cell>
          <table:table-cell table:style-name="ce4" office:value-type="string">
            <text:p>IO_L5N_T0_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83];[UCF.$A$2:.$G$1160];2;0)" office:value-type="string" office:string-value="IO_L5N_T0_33">
            <text:p>IO_L5N_T0_33</text:p>
          </table:table-cell>
          <table:table-cell table:style-name="ce4" table:formula="of:=EXACT([.B383];[.F383])" office:value-type="boolean" office:boolean-value="true">
            <text:p>TRUE</text:p>
          </table:table-cell>
          <table:table-cell table:style-name="ce4" table:formula="of:=VLOOKUP([.A383];[UCF.$A$2:.$G$1160];3;0)" office:value-type="string" office:string-value="D25">
            <text:p>D25</text:p>
          </table:table-cell>
          <table:table-cell table:style-name="ce4" table:formula="of:=VLOOKUP([.A383];[UCF.$A$2:.$G$1160];6;0)" office:value-type="float" office:value="8">
            <text:p>8</text:p>
          </table:table-cell>
          <table:table-cell/>
          <table:table-cell table:style-name="ce4" office:value-type="string">
            <text:p>BYTE 0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H3</text:p>
          </table:table-cell>
          <table:table-cell table:style-name="ce4" office:value-type="string">
            <text:p>IO_L6P_T0_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84];[UCF.$A$2:.$G$1160];2;0)" office:value-type="string" office:string-value="IO_L6P_T0_33">
            <text:p>IO_L6P_T0_33</text:p>
          </table:table-cell>
          <table:table-cell table:style-name="ce4" table:formula="of:=EXACT([.B384];[.F384])" office:value-type="boolean" office:boolean-value="true">
            <text:p>TRUE</text:p>
          </table:table-cell>
          <table:table-cell table:style-name="ce4" table:formula="of:=VLOOKUP([.A384];[UCF.$A$2:.$G$1160];3;0)" office:value-type="string" office:string-value="D29">
            <text:p>D29</text:p>
          </table:table-cell>
          <table:table-cell table:style-name="ce4" table:formula="of:=VLOOKUP([.A384];[UCF.$A$2:.$G$1160];6;0)" office:value-type="float" office:value="8">
            <text:p>8</text:p>
          </table:table-cell>
          <table:table-cell/>
          <table:table-cell table:style-name="ce4" office:value-type="string">
            <text:p>BYTE 0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J3</text:p>
          </table:table-cell>
          <table:table-cell table:style-name="ce4" office:value-type="string">
            <text:p>IO_L6N_T0_VREF_3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85];[UCF.$A$2:.$G$1160];2;0)" office:value-type="string" office:string-value="IO_L6N_T0_VREF_33">
            <text:p>IO_L6N_T0_VREF_33</text:p>
          </table:table-cell>
          <table:table-cell table:style-name="ce4" table:formula="of:=EXACT([.B385];[.F385])" office:value-type="boolean" office:boolean-value="true">
            <text:p>TRUE</text:p>
          </table:table-cell>
          <table:table-cell table:style-name="ce4" table:formula="of:=VLOOKUP([.A385];[UCF.$A$2:.$G$1160];3;0)" office:value-type="string" office:string-value="VREF">
            <text:p>VREF</text:p>
          </table:table-cell>
          <table:table-cell table:style-name="ce4" table:formula="of:=VLOOKUP([.A385];[UCF.$A$2:.$G$1160];6;0)" office:value-type="float" office:value="8">
            <text:p>8</text:p>
          </table:table-cell>
          <table:table-cell/>
          <table:table-cell table:style-name="ce4" office:value-type="string">
            <text:p>BYTE 0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F4</text:p>
          </table:table-cell>
          <table:table-cell table:style-name="ce4" office:value-type="string">
            <text:p>IO_L7P_T1_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86];[UCF.$A$2:.$G$1160];2;0)" office:value-type="string" office:string-value="IO_L7P_T1_33">
            <text:p>IO_L7P_T1_33</text:p>
          </table:table-cell>
          <table:table-cell table:style-name="ce4" table:formula="of:=EXACT([.B386];[.F386])" office:value-type="boolean" office:boolean-value="true">
            <text:p>TRUE</text:p>
          </table:table-cell>
          <table:table-cell table:style-name="ce4" table:formula="of:=VLOOKUP([.A386];[UCF.$A$2:.$G$1160];3;0)" office:value-type="string" office:string-value="D16">
            <text:p>D16</text:p>
          </table:table-cell>
          <table:table-cell table:style-name="ce4" table:formula="of:=VLOOKUP([.A386];[UCF.$A$2:.$G$1160];6;0)" office:value-type="float" office:value="8">
            <text:p>8</text:p>
          </table:table-cell>
          <table:table-cell/>
          <table:table-cell table:style-name="ce4" office:value-type="string">
            <text:p>BYTE 1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G4</text:p>
          </table:table-cell>
          <table:table-cell table:style-name="ce4" office:value-type="string">
            <text:p>IO_L7N_T1_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87];[UCF.$A$2:.$G$1160];2;0)" office:value-type="string" office:string-value="IO_L7N_T1_33">
            <text:p>IO_L7N_T1_33</text:p>
          </table:table-cell>
          <table:table-cell table:style-name="ce4" table:formula="of:=EXACT([.B387];[.F387])" office:value-type="boolean" office:boolean-value="true">
            <text:p>TRUE</text:p>
          </table:table-cell>
          <table:table-cell table:style-name="ce4" table:formula="of:=VLOOKUP([.A387];[UCF.$A$2:.$G$1160];3;0)" office:value-type="string" office:string-value="DM2">
            <text:p>DM2</text:p>
          </table:table-cell>
          <table:table-cell table:style-name="ce4" table:formula="of:=VLOOKUP([.A387];[UCF.$A$2:.$G$1160];6;0)" office:value-type="float" office:value="8">
            <text:p>8</text:p>
          </table:table-cell>
          <table:table-cell/>
          <table:table-cell table:style-name="ce4" office:value-type="string">
            <text:p>BYTE 1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D5</text:p>
          </table:table-cell>
          <table:table-cell table:style-name="ce4" office:value-type="string">
            <text:p>IO_L8P_T1_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88];[UCF.$A$2:.$G$1160];2;0)" office:value-type="string" office:string-value="IO_L8P_T1_33">
            <text:p>IO_L8P_T1_33</text:p>
          </table:table-cell>
          <table:table-cell table:style-name="ce4" table:formula="of:=EXACT([.B388];[.F388])" office:value-type="boolean" office:boolean-value="true">
            <text:p>TRUE</text:p>
          </table:table-cell>
          <table:table-cell table:style-name="ce4" table:formula="of:=VLOOKUP([.A388];[UCF.$A$2:.$G$1160];3;0)" office:value-type="string" office:string-value="D20">
            <text:p>D20</text:p>
          </table:table-cell>
          <table:table-cell table:style-name="ce4" table:formula="of:=VLOOKUP([.A388];[UCF.$A$2:.$G$1160];6;0)" office:value-type="float" office:value="8">
            <text:p>8</text:p>
          </table:table-cell>
          <table:table-cell/>
          <table:table-cell table:style-name="ce4" office:value-type="string">
            <text:p>BYTE 1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D4</text:p>
          </table:table-cell>
          <table:table-cell table:style-name="ce4" office:value-type="string">
            <text:p>IO_L8N_T1_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89];[UCF.$A$2:.$G$1160];2;0)" office:value-type="string" office:string-value="IO_L8N_T1_33">
            <text:p>IO_L8N_T1_33</text:p>
          </table:table-cell>
          <table:table-cell table:style-name="ce4" table:formula="of:=EXACT([.B389];[.F389])" office:value-type="boolean" office:boolean-value="true">
            <text:p>TRUE</text:p>
          </table:table-cell>
          <table:table-cell table:style-name="ce4" table:formula="of:=VLOOKUP([.A389];[UCF.$A$2:.$G$1160];3;0)" office:value-type="string" office:string-value="D22">
            <text:p>D22</text:p>
          </table:table-cell>
          <table:table-cell table:style-name="ce4" table:formula="of:=VLOOKUP([.A389];[UCF.$A$2:.$G$1160];6;0)" office:value-type="float" office:value="8">
            <text:p>8</text:p>
          </table:table-cell>
          <table:table-cell/>
          <table:table-cell table:style-name="ce4" office:value-type="string">
            <text:p>BYTE 1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H4</text:p>
          </table:table-cell>
          <table:table-cell table:style-name="ce4" office:value-type="string">
            <text:p>IO_L9P_T1_DQS_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90];[UCF.$A$2:.$G$1160];2;0)" office:value-type="string" office:string-value="IO_L9P_T1_DQS_33">
            <text:p>IO_L9P_T1_DQS_33</text:p>
          </table:table-cell>
          <table:table-cell table:style-name="ce4" table:formula="of:=EXACT([.B390];[.F390])" office:value-type="boolean" office:boolean-value="true">
            <text:p>TRUE</text:p>
          </table:table-cell>
          <table:table-cell table:style-name="ce4" table:formula="of:=VLOOKUP([.A390];[UCF.$A$2:.$G$1160];3;0)" office:value-type="string" office:string-value="DQS2_P">
            <text:p>DQS2_P</text:p>
          </table:table-cell>
          <table:table-cell table:style-name="ce4" table:formula="of:=VLOOKUP([.A390];[UCF.$A$2:.$G$1160];6;0)" office:value-type="float" office:value="8">
            <text:p>8</text:p>
          </table:table-cell>
          <table:table-cell/>
          <table:table-cell table:style-name="ce4" office:value-type="string">
            <text:p>BYTE 1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J4</text:p>
          </table:table-cell>
          <table:table-cell table:style-name="ce4" office:value-type="string">
            <text:p>IO_L9N_T1_DQS_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91];[UCF.$A$2:.$G$1160];2;0)" office:value-type="string" office:string-value="IO_L9N_T1_DQS_33">
            <text:p>IO_L9N_T1_DQS_33</text:p>
          </table:table-cell>
          <table:table-cell table:style-name="ce4" table:formula="of:=EXACT([.B391];[.F391])" office:value-type="boolean" office:boolean-value="true">
            <text:p>TRUE</text:p>
          </table:table-cell>
          <table:table-cell table:style-name="ce4" table:formula="of:=VLOOKUP([.A391];[UCF.$A$2:.$G$1160];3;0)" office:value-type="string" office:string-value="DQS2_N">
            <text:p>DQS2_N</text:p>
          </table:table-cell>
          <table:table-cell table:style-name="ce4" table:formula="of:=VLOOKUP([.A391];[UCF.$A$2:.$G$1160];6;0)" office:value-type="float" office:value="8">
            <text:p>8</text:p>
          </table:table-cell>
          <table:table-cell/>
          <table:table-cell table:style-name="ce4" office:value-type="string">
            <text:p>BYTE 1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D3</text:p>
          </table:table-cell>
          <table:table-cell table:style-name="ce4" office:value-type="string">
            <text:p>IO_L10P_T1_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92];[UCF.$A$2:.$G$1160];2;0)" office:value-type="string" office:string-value="IO_L10P_T1_33">
            <text:p>IO_L10P_T1_33</text:p>
          </table:table-cell>
          <table:table-cell table:style-name="ce4" table:formula="of:=EXACT([.B392];[.F392])" office:value-type="boolean" office:boolean-value="true">
            <text:p>TRUE</text:p>
          </table:table-cell>
          <table:table-cell table:style-name="ce4" table:formula="of:=VLOOKUP([.A392];[UCF.$A$2:.$G$1160];3;0)" office:value-type="string" office:string-value="D18">
            <text:p>D18</text:p>
          </table:table-cell>
          <table:table-cell table:style-name="ce4" table:formula="of:=VLOOKUP([.A392];[UCF.$A$2:.$G$1160];6;0)" office:value-type="float" office:value="8">
            <text:p>8</text:p>
          </table:table-cell>
          <table:table-cell/>
          <table:table-cell table:style-name="ce4" office:value-type="string">
            <text:p>BYTE 1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E3</text:p>
          </table:table-cell>
          <table:table-cell table:style-name="ce4" office:value-type="string">
            <text:p>IO_L10N_T1_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93];[UCF.$A$2:.$G$1160];2;0)" office:value-type="string" office:string-value="IO_L10N_T1_33">
            <text:p>IO_L10N_T1_33</text:p>
          </table:table-cell>
          <table:table-cell table:style-name="ce4" table:formula="of:=EXACT([.B393];[.F393])" office:value-type="boolean" office:boolean-value="true">
            <text:p>TRUE</text:p>
          </table:table-cell>
          <table:table-cell table:style-name="ce4" table:formula="of:=VLOOKUP([.A393];[UCF.$A$2:.$G$1160];3;0)" office:value-type="string" office:string-value="D23">
            <text:p>D23</text:p>
          </table:table-cell>
          <table:table-cell table:style-name="ce4" table:formula="of:=VLOOKUP([.A393];[UCF.$A$2:.$G$1160];6;0)" office:value-type="float" office:value="8">
            <text:p>8</text:p>
          </table:table-cell>
          <table:table-cell/>
          <table:table-cell table:style-name="ce4" office:value-type="string">
            <text:p>BYTE 1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G6</text:p>
          </table:table-cell>
          <table:table-cell table:style-name="ce4" office:value-type="string">
            <text:p>IO_L11P_T1_SRCC_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94];[UCF.$A$2:.$G$1160];2;0)" office:value-type="string" office:string-value="IO_L11P_T1_SRCC_33">
            <text:p>IO_L11P_T1_SRCC_33</text:p>
          </table:table-cell>
          <table:table-cell table:style-name="ce4" table:formula="of:=EXACT([.B394];[.F394])" office:value-type="boolean" office:boolean-value="true">
            <text:p>TRUE</text:p>
          </table:table-cell>
          <table:table-cell table:style-name="ce4" table:formula="of:=VLOOKUP([.A394];[UCF.$A$2:.$G$1160];3;0)" office:value-type="string" office:string-value="D21">
            <text:p>D21</text:p>
          </table:table-cell>
          <table:table-cell table:style-name="ce4" table:formula="of:=VLOOKUP([.A394];[UCF.$A$2:.$G$1160];6;0)" office:value-type="float" office:value="8">
            <text:p>8</text:p>
          </table:table-cell>
          <table:table-cell/>
          <table:table-cell table:style-name="ce4" office:value-type="string">
            <text:p>BYTE 1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G5</text:p>
          </table:table-cell>
          <table:table-cell table:style-name="ce4" office:value-type="string">
            <text:p>IO_L11N_T1_SRCC_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95];[UCF.$A$2:.$G$1160];2;0)" office:value-type="string" office:string-value="IO_L11N_T1_SRCC_33">
            <text:p>IO_L11N_T1_SRCC_33</text:p>
          </table:table-cell>
          <table:table-cell table:style-name="ce4" table:formula="of:=EXACT([.B395];[.F395])" office:value-type="boolean" office:boolean-value="true">
            <text:p>TRUE</text:p>
          </table:table-cell>
          <table:table-cell table:style-name="ce4" table:formula="of:=VLOOKUP([.A395];[UCF.$A$2:.$G$1160];3;0)" office:value-type="string" office:string-value="D19">
            <text:p>D19</text:p>
          </table:table-cell>
          <table:table-cell table:style-name="ce4" table:formula="of:=VLOOKUP([.A395];[UCF.$A$2:.$G$1160];6;0)" office:value-type="float" office:value="8">
            <text:p>8</text:p>
          </table:table-cell>
          <table:table-cell/>
          <table:table-cell table:style-name="ce4" office:value-type="string">
            <text:p>BYTE 1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E5</text:p>
          </table:table-cell>
          <table:table-cell table:style-name="ce4" office:value-type="string">
            <text:p>IO_L12P_T1_MRCC_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96];[UCF.$A$2:.$G$1160];2;0)" office:value-type="string" office:string-value="IO_L12P_T1_MRCC_33">
            <text:p>IO_L12P_T1_MRCC_33</text:p>
          </table:table-cell>
          <table:table-cell table:style-name="ce4" table:formula="of:=EXACT([.B396];[.F396])" office:value-type="boolean" office:boolean-value="true">
            <text:p>TRUE</text:p>
          </table:table-cell>
          <table:table-cell table:style-name="ce4" table:formula="of:=VLOOKUP([.A396];[UCF.$A$2:.$G$1160];3;0)" office:value-type="string" office:string-value="BYTE2_SPARE">
            <text:p>BYTE2_SPARE</text:p>
          </table:table-cell>
          <table:table-cell table:style-name="ce4" table:formula="of:=VLOOKUP([.A396];[UCF.$A$2:.$G$1160];6;0)" office:value-type="float" office:value="8">
            <text:p>8</text:p>
          </table:table-cell>
          <table:table-cell/>
          <table:table-cell table:style-name="ce4" office:value-type="string">
            <text:p>BYTE 1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F5</text:p>
          </table:table-cell>
          <table:table-cell table:style-name="ce4" office:value-type="string">
            <text:p>IO_L12N_T1_MRCC_3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97];[UCF.$A$2:.$G$1160];2;0)" office:value-type="string" office:string-value="IO_L12N_T1_MRCC_33">
            <text:p>IO_L12N_T1_MRCC_33</text:p>
          </table:table-cell>
          <table:table-cell table:style-name="ce4" table:formula="of:=EXACT([.B397];[.F397])" office:value-type="boolean" office:boolean-value="true">
            <text:p>TRUE</text:p>
          </table:table-cell>
          <table:table-cell table:style-name="ce4" table:formula="of:=VLOOKUP([.A397];[UCF.$A$2:.$G$1160];3;0)" office:value-type="string" office:string-value="D17">
            <text:p>D17</text:p>
          </table:table-cell>
          <table:table-cell table:style-name="ce4" table:formula="of:=VLOOKUP([.A397];[UCF.$A$2:.$G$1160];6;0)" office:value-type="float" office:value="8">
            <text:p>8</text:p>
          </table:table-cell>
          <table:table-cell/>
          <table:table-cell table:style-name="ce4" office:value-type="string">
            <text:p>BYTE 1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D6</text:p>
          </table:table-cell>
          <table:table-cell table:style-name="ce4" office:value-type="string">
            <text:p>IO_L13P_T2_MRCC_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98];[UCF.$A$2:.$G$1160];2;0)" office:value-type="string" office:string-value="IO_L13P_T2_MRCC_33">
            <text:p>IO_L13P_T2_MRCC_33</text:p>
          </table:table-cell>
          <table:table-cell table:style-name="ce4" table:formula="of:=EXACT([.B398];[.F398])" office:value-type="boolean" office:boolean-value="true">
            <text:p>TRUE</text:p>
          </table:table-cell>
          <table:table-cell table:style-name="ce4" table:formula="of:=VLOOKUP([.A398];[UCF.$A$2:.$G$1160];3;0)" office:value-type="string" office:string-value="D8">
            <text:p>D8</text:p>
          </table:table-cell>
          <table:table-cell table:style-name="ce4" table:formula="of:=VLOOKUP([.A398];[UCF.$A$2:.$G$1160];6;0)" office:value-type="float" office:value="8">
            <text:p>8</text:p>
          </table:table-cell>
          <table:table-cell/>
          <table:table-cell table:style-name="ce4" office:value-type="string">
            <text:p>BYTE 2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E6</text:p>
          </table:table-cell>
          <table:table-cell table:style-name="ce4" office:value-type="string">
            <text:p>IO_L13N_T2_MRCC_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399];[UCF.$A$2:.$G$1160];2;0)" office:value-type="string" office:string-value="IO_L13N_T2_MRCC_33">
            <text:p>IO_L13N_T2_MRCC_33</text:p>
          </table:table-cell>
          <table:table-cell table:style-name="ce4" table:formula="of:=EXACT([.B399];[.F399])" office:value-type="boolean" office:boolean-value="true">
            <text:p>TRUE</text:p>
          </table:table-cell>
          <table:table-cell table:style-name="ce4" table:formula="of:=VLOOKUP([.A399];[UCF.$A$2:.$G$1160];3;0)" office:value-type="string" office:string-value="BYTE1_SPARE">
            <text:p>BYTE1_SPARE</text:p>
          </table:table-cell>
          <table:table-cell table:style-name="ce4" table:formula="of:=VLOOKUP([.A399];[UCF.$A$2:.$G$1160];6;0)" office:value-type="float" office:value="8">
            <text:p>8</text:p>
          </table:table-cell>
          <table:table-cell/>
          <table:table-cell table:style-name="ce4" office:value-type="string">
            <text:p>BYTE 2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F7</text:p>
          </table:table-cell>
          <table:table-cell table:style-name="ce4" office:value-type="string">
            <text:p>IO_L14P_T2_SRCC_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00];[UCF.$A$2:.$G$1160];2;0)" office:value-type="string" office:string-value="IO_L14P_T2_SRCC_33">
            <text:p>IO_L14P_T2_SRCC_33</text:p>
          </table:table-cell>
          <table:table-cell table:style-name="ce4" table:formula="of:=EXACT([.B400];[.F400])" office:value-type="boolean" office:boolean-value="true">
            <text:p>TRUE</text:p>
          </table:table-cell>
          <table:table-cell table:style-name="ce4" table:formula="of:=VLOOKUP([.A400];[UCF.$A$2:.$G$1160];3;0)" office:value-type="string" office:string-value="D15">
            <text:p>D15</text:p>
          </table:table-cell>
          <table:table-cell table:style-name="ce4" table:formula="of:=VLOOKUP([.A400];[UCF.$A$2:.$G$1160];6;0)" office:value-type="float" office:value="8">
            <text:p>8</text:p>
          </table:table-cell>
          <table:table-cell/>
          <table:table-cell table:style-name="ce4" office:value-type="string">
            <text:p>BYTE 2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G7</text:p>
          </table:table-cell>
          <table:table-cell table:style-name="ce4" office:value-type="string">
            <text:p>IO_L14N_T2_SRCC_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01];[UCF.$A$2:.$G$1160];2;0)" office:value-type="string" office:string-value="IO_L14N_T2_SRCC_33">
            <text:p>IO_L14N_T2_SRCC_33</text:p>
          </table:table-cell>
          <table:table-cell table:style-name="ce4" table:formula="of:=EXACT([.B401];[.F401])" office:value-type="boolean" office:boolean-value="true">
            <text:p>TRUE</text:p>
          </table:table-cell>
          <table:table-cell table:style-name="ce4" table:formula="of:=VLOOKUP([.A401];[UCF.$A$2:.$G$1160];3;0)" office:value-type="string" office:string-value="D9">
            <text:p>D9</text:p>
          </table:table-cell>
          <table:table-cell table:style-name="ce4" table:formula="of:=VLOOKUP([.A401];[UCF.$A$2:.$G$1160];6;0)" office:value-type="float" office:value="8">
            <text:p>8</text:p>
          </table:table-cell>
          <table:table-cell/>
          <table:table-cell table:style-name="ce4" office:value-type="string">
            <text:p>BYTE 2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D9</text:p>
          </table:table-cell>
          <table:table-cell table:style-name="ce4" office:value-type="string">
            <text:p>IO_L15P_T2_DQS_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02];[UCF.$A$2:.$G$1160];2;0)" office:value-type="string" office:string-value="IO_L15P_T2_DQS_33">
            <text:p>IO_L15P_T2_DQS_33</text:p>
          </table:table-cell>
          <table:table-cell table:style-name="ce4" table:formula="of:=EXACT([.B402];[.F402])" office:value-type="boolean" office:boolean-value="true">
            <text:p>TRUE</text:p>
          </table:table-cell>
          <table:table-cell table:style-name="ce4" table:formula="of:=VLOOKUP([.A402];[UCF.$A$2:.$G$1160];3;0)" office:value-type="string" office:string-value="DQS1_P">
            <text:p>DQS1_P</text:p>
          </table:table-cell>
          <table:table-cell table:style-name="ce4" table:formula="of:=VLOOKUP([.A402];[UCF.$A$2:.$G$1160];6;0)" office:value-type="float" office:value="8">
            <text:p>8</text:p>
          </table:table-cell>
          <table:table-cell/>
          <table:table-cell table:style-name="ce4" office:value-type="string">
            <text:p>BYTE 2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D8</text:p>
          </table:table-cell>
          <table:table-cell table:style-name="ce4" office:value-type="string">
            <text:p>IO_L15N_T2_DQS_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03];[UCF.$A$2:.$G$1160];2;0)" office:value-type="string" office:string-value="IO_L15N_T2_DQS_33">
            <text:p>IO_L15N_T2_DQS_33</text:p>
          </table:table-cell>
          <table:table-cell table:style-name="ce4" table:formula="of:=EXACT([.B403];[.F403])" office:value-type="boolean" office:boolean-value="true">
            <text:p>TRUE</text:p>
          </table:table-cell>
          <table:table-cell table:style-name="ce4" table:formula="of:=VLOOKUP([.A403];[UCF.$A$2:.$G$1160];3;0)" office:value-type="string" office:string-value="DQS1_N">
            <text:p>DQS1_N</text:p>
          </table:table-cell>
          <table:table-cell table:style-name="ce4" table:formula="of:=VLOOKUP([.A403];[UCF.$A$2:.$G$1160];6;0)" office:value-type="float" office:value="8">
            <text:p>8</text:p>
          </table:table-cell>
          <table:table-cell/>
          <table:table-cell table:style-name="ce4" office:value-type="string">
            <text:p>BYTE 2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E8</text:p>
          </table:table-cell>
          <table:table-cell table:style-name="ce4" office:value-type="string">
            <text:p>IO_L16P_T2_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04];[UCF.$A$2:.$G$1160];2;0)" office:value-type="string" office:string-value="IO_L16P_T2_33">
            <text:p>IO_L16P_T2_33</text:p>
          </table:table-cell>
          <table:table-cell table:style-name="ce4" table:formula="of:=EXACT([.B404];[.F404])" office:value-type="boolean" office:boolean-value="true">
            <text:p>TRUE</text:p>
          </table:table-cell>
          <table:table-cell table:style-name="ce4" table:formula="of:=VLOOKUP([.A404];[UCF.$A$2:.$G$1160];3;0)" office:value-type="string" office:string-value="D12">
            <text:p>D12</text:p>
          </table:table-cell>
          <table:table-cell table:style-name="ce4" table:formula="of:=VLOOKUP([.A404];[UCF.$A$2:.$G$1160];6;0)" office:value-type="float" office:value="8">
            <text:p>8</text:p>
          </table:table-cell>
          <table:table-cell/>
          <table:table-cell table:style-name="ce4" office:value-type="string">
            <text:p>BYTE 2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E7</text:p>
          </table:table-cell>
          <table:table-cell table:style-name="ce4" office:value-type="string">
            <text:p>IO_L16N_T2_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05];[UCF.$A$2:.$G$1160];2;0)" office:value-type="string" office:string-value="IO_L16N_T2_33">
            <text:p>IO_L16N_T2_33</text:p>
          </table:table-cell>
          <table:table-cell table:style-name="ce4" table:formula="of:=EXACT([.B405];[.F405])" office:value-type="boolean" office:boolean-value="true">
            <text:p>TRUE</text:p>
          </table:table-cell>
          <table:table-cell table:style-name="ce4" table:formula="of:=VLOOKUP([.A405];[UCF.$A$2:.$G$1160];3;0)" office:value-type="string" office:string-value="D14">
            <text:p>D14</text:p>
          </table:table-cell>
          <table:table-cell table:style-name="ce4" table:formula="of:=VLOOKUP([.A405];[UCF.$A$2:.$G$1160];6;0)" office:value-type="float" office:value="8">
            <text:p>8</text:p>
          </table:table-cell>
          <table:table-cell/>
          <table:table-cell table:style-name="ce4" office:value-type="string">
            <text:p>BYTE 2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H7</text:p>
          </table:table-cell>
          <table:table-cell table:style-name="ce4" office:value-type="string">
            <text:p>IO_L17P_T2_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06];[UCF.$A$2:.$G$1160];2;0)" office:value-type="string" office:string-value="IO_L17P_T2_33">
            <text:p>IO_L17P_T2_33</text:p>
          </table:table-cell>
          <table:table-cell table:style-name="ce4" table:formula="of:=EXACT([.B406];[.F406])" office:value-type="boolean" office:boolean-value="true">
            <text:p>TRUE</text:p>
          </table:table-cell>
          <table:table-cell table:style-name="ce4" table:formula="of:=VLOOKUP([.A406];[UCF.$A$2:.$G$1160];3;0)" office:value-type="string" office:string-value="D11">
            <text:p>D11</text:p>
          </table:table-cell>
          <table:table-cell table:style-name="ce4" table:formula="of:=VLOOKUP([.A406];[UCF.$A$2:.$G$1160];6;0)" office:value-type="float" office:value="8">
            <text:p>8</text:p>
          </table:table-cell>
          <table:table-cell/>
          <table:table-cell table:style-name="ce4" office:value-type="string">
            <text:p>BYTE 2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H6</text:p>
          </table:table-cell>
          <table:table-cell table:style-name="ce4" office:value-type="string">
            <text:p>IO_L17N_T2_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07];[UCF.$A$2:.$G$1160];2;0)" office:value-type="string" office:string-value="IO_L17N_T2_33">
            <text:p>IO_L17N_T2_33</text:p>
          </table:table-cell>
          <table:table-cell table:style-name="ce4" table:formula="of:=EXACT([.B407];[.F407])" office:value-type="boolean" office:boolean-value="true">
            <text:p>TRUE</text:p>
          </table:table-cell>
          <table:table-cell table:style-name="ce4" table:formula="of:=VLOOKUP([.A407];[UCF.$A$2:.$G$1160];3;0)" office:value-type="string" office:string-value="DM1">
            <text:p>DM1</text:p>
          </table:table-cell>
          <table:table-cell table:style-name="ce4" table:formula="of:=VLOOKUP([.A407];[UCF.$A$2:.$G$1160];6;0)" office:value-type="float" office:value="8">
            <text:p>8</text:p>
          </table:table-cell>
          <table:table-cell/>
          <table:table-cell table:style-name="ce4" office:value-type="string">
            <text:p>BYTE 2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F9</text:p>
          </table:table-cell>
          <table:table-cell table:style-name="ce4" office:value-type="string">
            <text:p>IO_L18P_T2_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08];[UCF.$A$2:.$G$1160];2;0)" office:value-type="string" office:string-value="IO_L18P_T2_33">
            <text:p>IO_L18P_T2_33</text:p>
          </table:table-cell>
          <table:table-cell table:style-name="ce4" table:formula="of:=EXACT([.B408];[.F408])" office:value-type="boolean" office:boolean-value="true">
            <text:p>TRUE</text:p>
          </table:table-cell>
          <table:table-cell table:style-name="ce4" table:formula="of:=VLOOKUP([.A408];[UCF.$A$2:.$G$1160];3;0)" office:value-type="string" office:string-value="D10">
            <text:p>D10</text:p>
          </table:table-cell>
          <table:table-cell table:style-name="ce4" table:formula="of:=VLOOKUP([.A408];[UCF.$A$2:.$G$1160];6;0)" office:value-type="float" office:value="8">
            <text:p>8</text:p>
          </table:table-cell>
          <table:table-cell/>
          <table:table-cell table:style-name="ce4" office:value-type="string">
            <text:p>BYTE 2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F8</text:p>
          </table:table-cell>
          <table:table-cell table:style-name="ce4" office:value-type="string">
            <text:p>IO_L18N_T2_3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09];[UCF.$A$2:.$G$1160];2;0)" office:value-type="string" office:string-value="IO_L18N_T2_33">
            <text:p>IO_L18N_T2_33</text:p>
          </table:table-cell>
          <table:table-cell table:style-name="ce4" table:formula="of:=EXACT([.B409];[.F409])" office:value-type="boolean" office:boolean-value="true">
            <text:p>TRUE</text:p>
          </table:table-cell>
          <table:table-cell table:style-name="ce4" table:formula="of:=VLOOKUP([.A409];[UCF.$A$2:.$G$1160];3;0)" office:value-type="string" office:string-value="D13">
            <text:p>D13</text:p>
          </table:table-cell>
          <table:table-cell table:style-name="ce4" table:formula="of:=VLOOKUP([.A409];[UCF.$A$2:.$G$1160];6;0)" office:value-type="float" office:value="8">
            <text:p>8</text:p>
          </table:table-cell>
          <table:table-cell/>
          <table:table-cell table:style-name="ce4" office:value-type="string">
            <text:p>BYTE 2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H9</text:p>
          </table:table-cell>
          <table:table-cell table:style-name="ce4" office:value-type="string">
            <text:p>IO_L19P_T3_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10];[UCF.$A$2:.$G$1160];2;0)" office:value-type="string" office:string-value="IO_L19P_T3_33">
            <text:p>IO_L19P_T3_33</text:p>
          </table:table-cell>
          <table:table-cell table:style-name="ce4" table:formula="of:=EXACT([.B410];[.F410])" office:value-type="boolean" office:boolean-value="true">
            <text:p>TRUE</text:p>
          </table:table-cell>
          <table:table-cell table:style-name="ce4" table:formula="of:=VLOOKUP([.A410];[UCF.$A$2:.$G$1160];3;0)" office:value-type="string" office:string-value="D7">
            <text:p>D7</text:p>
          </table:table-cell>
          <table:table-cell table:style-name="ce4" table:formula="of:=VLOOKUP([.A410];[UCF.$A$2:.$G$1160];6;0)" office:value-type="float" office:value="8">
            <text:p>8</text:p>
          </table:table-cell>
          <table:table-cell/>
          <table:table-cell table:style-name="ce4" office:value-type="string">
            <text:p>BYTE 3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H8</text:p>
          </table:table-cell>
          <table:table-cell table:style-name="ce4" office:value-type="string">
            <text:p>IO_L19N_T3_VREF_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11];[UCF.$A$2:.$G$1160];2;0)" office:value-type="string" office:string-value="IO_L19N_T3_VREF_33">
            <text:p>IO_L19N_T3_VREF_33</text:p>
          </table:table-cell>
          <table:table-cell table:style-name="ce4" table:formula="of:=EXACT([.B411];[.F411])" office:value-type="boolean" office:boolean-value="true">
            <text:p>TRUE</text:p>
          </table:table-cell>
          <table:table-cell table:style-name="ce4" table:formula="of:=VLOOKUP([.A411];[UCF.$A$2:.$G$1160];3;0)" office:value-type="string" office:string-value="VREF">
            <text:p>VREF</text:p>
          </table:table-cell>
          <table:table-cell table:style-name="ce4" table:formula="of:=VLOOKUP([.A411];[UCF.$A$2:.$G$1160];6;0)" office:value-type="float" office:value="8">
            <text:p>8</text:p>
          </table:table-cell>
          <table:table-cell/>
          <table:table-cell table:style-name="ce4" office:value-type="string">
            <text:p>BYTE 3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F12</text:p>
          </table:table-cell>
          <table:table-cell table:style-name="ce4" office:value-type="string">
            <text:p>IO_L20P_T3_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12];[UCF.$A$2:.$G$1160];2;0)" office:value-type="string" office:string-value="IO_L20P_T3_33">
            <text:p>IO_L20P_T3_33</text:p>
          </table:table-cell>
          <table:table-cell table:style-name="ce4" table:formula="of:=EXACT([.B412];[.F412])" office:value-type="boolean" office:boolean-value="true">
            <text:p>TRUE</text:p>
          </table:table-cell>
          <table:table-cell table:style-name="ce4" table:formula="of:=VLOOKUP([.A412];[UCF.$A$2:.$G$1160];3;0)" office:value-type="string" office:string-value="D2">
            <text:p>D2</text:p>
          </table:table-cell>
          <table:table-cell table:style-name="ce4" table:formula="of:=VLOOKUP([.A412];[UCF.$A$2:.$G$1160];6;0)" office:value-type="float" office:value="8">
            <text:p>8</text:p>
          </table:table-cell>
          <table:table-cell/>
          <table:table-cell table:style-name="ce4" office:value-type="string">
            <text:p>BYTE 3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G12</text:p>
          </table:table-cell>
          <table:table-cell table:style-name="ce4" office:value-type="string">
            <text:p>IO_L20N_T3_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13];[UCF.$A$2:.$G$1160];2;0)" office:value-type="string" office:string-value="IO_L20N_T3_33">
            <text:p>IO_L20N_T3_33</text:p>
          </table:table-cell>
          <table:table-cell table:style-name="ce4" table:formula="of:=EXACT([.B413];[.F413])" office:value-type="boolean" office:boolean-value="true">
            <text:p>TRUE</text:p>
          </table:table-cell>
          <table:table-cell table:style-name="ce4" table:formula="of:=VLOOKUP([.A413];[UCF.$A$2:.$G$1160];3;0)" office:value-type="string" office:string-value="D6">
            <text:p>D6</text:p>
          </table:table-cell>
          <table:table-cell table:style-name="ce4" table:formula="of:=VLOOKUP([.A413];[UCF.$A$2:.$G$1160];6;0)" office:value-type="float" office:value="8">
            <text:p>8</text:p>
          </table:table-cell>
          <table:table-cell/>
          <table:table-cell table:style-name="ce4" office:value-type="string">
            <text:p>BYTE 3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G10</text:p>
          </table:table-cell>
          <table:table-cell table:style-name="ce4" office:value-type="string">
            <text:p>IO_L21P_T3_DQS_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14];[UCF.$A$2:.$G$1160];2;0)" office:value-type="string" office:string-value="IO_L21P_T3_DQS_33">
            <text:p>IO_L21P_T3_DQS_33</text:p>
          </table:table-cell>
          <table:table-cell table:style-name="ce4" table:formula="of:=EXACT([.B414];[.F414])" office:value-type="boolean" office:boolean-value="true">
            <text:p>TRUE</text:p>
          </table:table-cell>
          <table:table-cell table:style-name="ce4" table:formula="of:=VLOOKUP([.A414];[UCF.$A$2:.$G$1160];3;0)" office:value-type="string" office:string-value="DQS0_P">
            <text:p>DQS0_P</text:p>
          </table:table-cell>
          <table:table-cell table:style-name="ce4" table:formula="of:=VLOOKUP([.A414];[UCF.$A$2:.$G$1160];6;0)" office:value-type="float" office:value="8">
            <text:p>8</text:p>
          </table:table-cell>
          <table:table-cell/>
          <table:table-cell table:style-name="ce4" office:value-type="string">
            <text:p>BYTE 3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G9</text:p>
          </table:table-cell>
          <table:table-cell table:style-name="ce4" office:value-type="string">
            <text:p>IO_L21N_T3_DQS_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15];[UCF.$A$2:.$G$1160];2;0)" office:value-type="string" office:string-value="IO_L21N_T3_DQS_33">
            <text:p>IO_L21N_T3_DQS_33</text:p>
          </table:table-cell>
          <table:table-cell table:style-name="ce4" table:formula="of:=EXACT([.B415];[.F415])" office:value-type="boolean" office:boolean-value="true">
            <text:p>TRUE</text:p>
          </table:table-cell>
          <table:table-cell table:style-name="ce4" table:formula="of:=VLOOKUP([.A415];[UCF.$A$2:.$G$1160];3;0)" office:value-type="string" office:string-value="DQS0_N">
            <text:p>DQS0_N</text:p>
          </table:table-cell>
          <table:table-cell table:style-name="ce4" table:formula="of:=VLOOKUP([.A415];[UCF.$A$2:.$G$1160];6;0)" office:value-type="float" office:value="8">
            <text:p>8</text:p>
          </table:table-cell>
          <table:table-cell/>
          <table:table-cell table:style-name="ce4" office:value-type="string">
            <text:p>BYTE 3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D11</text:p>
          </table:table-cell>
          <table:table-cell table:style-name="ce4" office:value-type="string">
            <text:p>IO_L22P_T3_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16];[UCF.$A$2:.$G$1160];2;0)" office:value-type="string" office:string-value="IO_L22P_T3_33">
            <text:p>IO_L22P_T3_33</text:p>
          </table:table-cell>
          <table:table-cell table:style-name="ce4" table:formula="of:=EXACT([.B416];[.F416])" office:value-type="boolean" office:boolean-value="true">
            <text:p>TRUE</text:p>
          </table:table-cell>
          <table:table-cell table:style-name="ce4" table:formula="of:=VLOOKUP([.A416];[UCF.$A$2:.$G$1160];3;0)" office:value-type="string" office:string-value="D0">
            <text:p>D0</text:p>
          </table:table-cell>
          <table:table-cell table:style-name="ce4" table:formula="of:=VLOOKUP([.A416];[UCF.$A$2:.$G$1160];6;0)" office:value-type="float" office:value="8">
            <text:p>8</text:p>
          </table:table-cell>
          <table:table-cell/>
          <table:table-cell table:style-name="ce4" office:value-type="string">
            <text:p>BYTE 3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E11</text:p>
          </table:table-cell>
          <table:table-cell table:style-name="ce4" office:value-type="string">
            <text:p>IO_L22N_T3_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17];[UCF.$A$2:.$G$1160];2;0)" office:value-type="string" office:string-value="IO_L22N_T3_33">
            <text:p>IO_L22N_T3_33</text:p>
          </table:table-cell>
          <table:table-cell table:style-name="ce4" table:formula="of:=EXACT([.B417];[.F417])" office:value-type="boolean" office:boolean-value="true">
            <text:p>TRUE</text:p>
          </table:table-cell>
          <table:table-cell table:style-name="ce4" table:formula="of:=VLOOKUP([.A417];[UCF.$A$2:.$G$1160];3;0)" office:value-type="string" office:string-value="D4">
            <text:p>D4</text:p>
          </table:table-cell>
          <table:table-cell table:style-name="ce4" table:formula="of:=VLOOKUP([.A417];[UCF.$A$2:.$G$1160];6;0)" office:value-type="float" office:value="8">
            <text:p>8</text:p>
          </table:table-cell>
          <table:table-cell/>
          <table:table-cell table:style-name="ce4" office:value-type="string">
            <text:p>BYTE 3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G11</text:p>
          </table:table-cell>
          <table:table-cell table:style-name="ce4" office:value-type="string">
            <text:p>IO_L23P_T3_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18];[UCF.$A$2:.$G$1160];2;0)" office:value-type="string" office:string-value="IO_L23P_T3_33">
            <text:p>IO_L23P_T3_33</text:p>
          </table:table-cell>
          <table:table-cell table:style-name="ce4" table:formula="of:=EXACT([.B418];[.F418])" office:value-type="boolean" office:boolean-value="true">
            <text:p>TRUE</text:p>
          </table:table-cell>
          <table:table-cell table:style-name="ce4" table:formula="of:=VLOOKUP([.A418];[UCF.$A$2:.$G$1160];3;0)" office:value-type="string" office:string-value="D3">
            <text:p>D3</text:p>
          </table:table-cell>
          <table:table-cell table:style-name="ce4" table:formula="of:=VLOOKUP([.A418];[UCF.$A$2:.$G$1160];6;0)" office:value-type="float" office:value="8">
            <text:p>8</text:p>
          </table:table-cell>
          <table:table-cell/>
          <table:table-cell table:style-name="ce4" office:value-type="string">
            <text:p>BYTE 3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H11</text:p>
          </table:table-cell>
          <table:table-cell table:style-name="ce4" office:value-type="string">
            <text:p>IO_L23N_T3_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19];[UCF.$A$2:.$G$1160];2;0)" office:value-type="string" office:string-value="IO_L23N_T3_33">
            <text:p>IO_L23N_T3_33</text:p>
          </table:table-cell>
          <table:table-cell table:style-name="ce4" table:formula="of:=EXACT([.B419];[.F419])" office:value-type="boolean" office:boolean-value="true">
            <text:p>TRUE</text:p>
          </table:table-cell>
          <table:table-cell table:style-name="ce4" table:formula="of:=VLOOKUP([.A419];[UCF.$A$2:.$G$1160];3;0)" office:value-type="string" office:string-value="D5">
            <text:p>D5</text:p>
          </table:table-cell>
          <table:table-cell table:style-name="ce4" table:formula="of:=VLOOKUP([.A419];[UCF.$A$2:.$G$1160];6;0)" office:value-type="float" office:value="8">
            <text:p>8</text:p>
          </table:table-cell>
          <table:table-cell/>
          <table:table-cell table:style-name="ce4" office:value-type="string">
            <text:p>BYTE 3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D10</text:p>
          </table:table-cell>
          <table:table-cell table:style-name="ce4" office:value-type="string">
            <text:p>IO_L24P_T3_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20];[UCF.$A$2:.$G$1160];2;0)" office:value-type="string" office:string-value="IO_L24P_T3_33">
            <text:p>IO_L24P_T3_33</text:p>
          </table:table-cell>
          <table:table-cell table:style-name="ce4" table:formula="of:=EXACT([.B420];[.F420])" office:value-type="boolean" office:boolean-value="true">
            <text:p>TRUE</text:p>
          </table:table-cell>
          <table:table-cell table:style-name="ce4" table:formula="of:=VLOOKUP([.A420];[UCF.$A$2:.$G$1160];3;0)" office:value-type="string" office:string-value="DM0">
            <text:p>DM0</text:p>
          </table:table-cell>
          <table:table-cell table:style-name="ce4" table:formula="of:=VLOOKUP([.A420];[UCF.$A$2:.$G$1160];6;0)" office:value-type="float" office:value="8">
            <text:p>8</text:p>
          </table:table-cell>
          <table:table-cell/>
          <table:table-cell table:style-name="ce4" office:value-type="string">
            <text:p>BYTE 3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E10</text:p>
          </table:table-cell>
          <table:table-cell table:style-name="ce4" office:value-type="string">
            <text:p>IO_L24N_T3_3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21];[UCF.$A$2:.$G$1160];2;0)" office:value-type="string" office:string-value="IO_L24N_T3_33">
            <text:p>IO_L24N_T3_33</text:p>
          </table:table-cell>
          <table:table-cell table:style-name="ce4" table:formula="of:=EXACT([.B421];[.F421])" office:value-type="boolean" office:boolean-value="true">
            <text:p>TRUE</text:p>
          </table:table-cell>
          <table:table-cell table:style-name="ce4" table:formula="of:=VLOOKUP([.A421];[UCF.$A$2:.$G$1160];3;0)" office:value-type="string" office:string-value="D1">
            <text:p>D1</text:p>
          </table:table-cell>
          <table:table-cell table:style-name="ce4" table:formula="of:=VLOOKUP([.A421];[UCF.$A$2:.$G$1160];6;0)" office:value-type="float" office:value="8">
            <text:p>8</text:p>
          </table:table-cell>
          <table:table-cell/>
          <table:table-cell table:style-name="ce4" office:value-type="string">
            <text:p>BYTE 3 OK</text:p>
          </table:table-cell>
          <table:table-cell table:style-name="ce4" table:number-columns-repeated="1013"/>
        </table:table-row>
        <table:table-row table:style-name="ro2">
          <table:table-cell table:style-name="ce4" office:value-type="string">
            <text:p>AF10</text:p>
          </table:table-cell>
          <table:table-cell table:style-name="ce4" office:value-type="string">
            <text:p>IO_25_33</text:p>
          </table:table-cell>
          <table:table-cell table:style-name="ce4" office:value-type="string">
            <text:p>NA</text:p>
          </table:table-cell>
          <table:table-cell table:style-name="ce4" office:value-type="float" office:value="33">
            <text:p>33</text:p>
          </table:table-cell>
          <table:table-cell/>
          <table:table-cell table:style-name="ce4" table:formula="of:=VLOOKUP([.A422];[UCF.$A$2:.$G$1160];2;0)" office:value-type="string" office:string-value="IO_25_33">
            <text:p>IO_25_33</text:p>
          </table:table-cell>
          <table:table-cell table:style-name="ce4" table:formula="of:=EXACT([.B422];[.F422])" office:value-type="boolean" office:boolean-value="true">
            <text:p>TRUE</text:p>
          </table:table-cell>
          <table:table-cell table:style-name="ce4" table:formula="of:=VLOOKUP([.A422];[UCF.$A$2:.$G$1160];3;0)" office:value-type="string" office:string-value="NetIC2_AF10">
            <text:p>NetIC2_AF10</text:p>
          </table:table-cell>
          <table:table-cell table:style-name="ce4" table:formula="of:=VLOOKUP([.A422];[UCF.$A$2:.$G$1160];6;0)" office:value-type="float" office:value="8">
            <text:p>8</text:p>
          </table:table-cell>
          <table:table-cell/>
          <table:table-cell table:style-name="ce4" office:value-type="string">
            <text:p>OK</text:p>
          </table:table-cell>
          <table:table-cell table:style-name="ce4" table:number-columns-repeated="1013"/>
        </table:table-row>
        <table:table-row table:style-name="ro2">
          <table:table-cell table:style-name="ce2" office:value-type="string">
            <text:p>Y11</text:p>
          </table:table-cell>
          <table:table-cell table:style-name="ce2" office:value-type="string">
            <text:p>IO_0_34</text:p>
          </table:table-cell>
          <table:table-cell table:style-name="ce2" office:value-type="string">
            <text:p>NA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23];[UCF.$A$2:.$G$1160];2;0)" office:value-type="string" office:string-value="IO_0_34">
            <text:p>IO_0_34</text:p>
          </table:table-cell>
          <table:table-cell table:style-name="ce2" table:formula="of:=EXACT([.B423];[.F423])" office:value-type="boolean" office:boolean-value="true">
            <text:p>TRUE</text:p>
          </table:table-cell>
          <table:table-cell table:style-name="ce2" table:formula="of:=VLOOKUP([.A423];[UCF.$A$2:.$G$1160];3;0)" office:value-type="string" office:string-value="NetIC2_Y11">
            <text:p>NetIC2_Y11</text:p>
          </table:table-cell>
          <table:table-cell table:style-name="ce2" table:formula="of:=VLOOKUP([.A423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W10</text:p>
          </table:table-cell>
          <table:table-cell table:style-name="ce2" office:value-type="string">
            <text:p>IO_L1P_T0_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24];[UCF.$A$2:.$G$1160];2;0)" office:value-type="string" office:string-value="IO_L1P_T0_34">
            <text:p>IO_L1P_T0_34</text:p>
          </table:table-cell>
          <table:table-cell table:style-name="ce2" table:formula="of:=EXACT([.B424];[.F424])" office:value-type="boolean" office:boolean-value="true">
            <text:p>TRUE</text:p>
          </table:table-cell>
          <table:table-cell table:style-name="ce2" table:formula="of:=VLOOKUP([.A424];[UCF.$A$2:.$G$1160];3;0)" office:value-type="string" office:string-value="HB1_HB03_P">
            <text:p>HB1_HB03_P</text:p>
          </table:table-cell>
          <table:table-cell table:style-name="ce2" table:formula="of:=VLOOKUP([.A424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Y10</text:p>
          </table:table-cell>
          <table:table-cell table:style-name="ce2" office:value-type="string">
            <text:p>IO_L1N_T0_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25];[UCF.$A$2:.$G$1160];2;0)" office:value-type="string" office:string-value="IO_L1N_T0_34">
            <text:p>IO_L1N_T0_34</text:p>
          </table:table-cell>
          <table:table-cell table:style-name="ce2" table:formula="of:=EXACT([.B425];[.F425])" office:value-type="boolean" office:boolean-value="true">
            <text:p>TRUE</text:p>
          </table:table-cell>
          <table:table-cell table:style-name="ce2" table:formula="of:=VLOOKUP([.A425];[UCF.$A$2:.$G$1160];3;0)" office:value-type="string" office:string-value="HB1_HB03_N">
            <text:p>HB1_HB03_N</text:p>
          </table:table-cell>
          <table:table-cell table:style-name="ce2" table:formula="of:=VLOOKUP([.A425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V9</text:p>
          </table:table-cell>
          <table:table-cell table:style-name="ce2" office:value-type="string">
            <text:p>IO_L2P_T0_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26];[UCF.$A$2:.$G$1160];2;0)" office:value-type="string" office:string-value="IO_L2P_T0_34">
            <text:p>IO_L2P_T0_34</text:p>
          </table:table-cell>
          <table:table-cell table:style-name="ce2" table:formula="of:=EXACT([.B426];[.F426])" office:value-type="boolean" office:boolean-value="true">
            <text:p>TRUE</text:p>
          </table:table-cell>
          <table:table-cell table:style-name="ce2" table:formula="of:=VLOOKUP([.A426];[UCF.$A$2:.$G$1160];3;0)" office:value-type="string" office:string-value="HB1_HB02_P">
            <text:p>HB1_HB02_P</text:p>
          </table:table-cell>
          <table:table-cell table:style-name="ce2" table:formula="of:=VLOOKUP([.A426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V8</text:p>
          </table:table-cell>
          <table:table-cell table:style-name="ce2" office:value-type="string">
            <text:p>IO_L2N_T0_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27];[UCF.$A$2:.$G$1160];2;0)" office:value-type="string" office:string-value="IO_L2N_T0_34">
            <text:p>IO_L2N_T0_34</text:p>
          </table:table-cell>
          <table:table-cell table:style-name="ce2" table:formula="of:=EXACT([.B427];[.F427])" office:value-type="boolean" office:boolean-value="true">
            <text:p>TRUE</text:p>
          </table:table-cell>
          <table:table-cell table:style-name="ce2" table:formula="of:=VLOOKUP([.A427];[UCF.$A$2:.$G$1160];3;0)" office:value-type="string" office:string-value="HB1_HB02_N">
            <text:p>HB1_HB02_N</text:p>
          </table:table-cell>
          <table:table-cell table:style-name="ce2" table:formula="of:=VLOOKUP([.A427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W9</text:p>
          </table:table-cell>
          <table:table-cell table:style-name="ce2" office:value-type="string">
            <text:p>IO_L3P_T0_DQS_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28];[UCF.$A$2:.$G$1160];2;0)" office:value-type="string" office:string-value="IO_L3P_T0_DQS_34">
            <text:p>IO_L3P_T0_DQS_34</text:p>
          </table:table-cell>
          <table:table-cell table:style-name="ce2" table:formula="of:=EXACT([.B428];[.F428])" office:value-type="boolean" office:boolean-value="true">
            <text:p>TRUE</text:p>
          </table:table-cell>
          <table:table-cell table:style-name="ce2" table:formula="of:=VLOOKUP([.A428];[UCF.$A$2:.$G$1160];3;0)" office:value-type="string" office:string-value="HB1_HB01_P">
            <text:p>HB1_HB01_P</text:p>
          </table:table-cell>
          <table:table-cell table:style-name="ce2" table:formula="of:=VLOOKUP([.A428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W8</text:p>
          </table:table-cell>
          <table:table-cell table:style-name="ce2" office:value-type="string">
            <text:p>IO_L3N_T0_DQS_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29];[UCF.$A$2:.$G$1160];2;0)" office:value-type="string" office:string-value="IO_L3N_T0_DQS_34">
            <text:p>IO_L3N_T0_DQS_34</text:p>
          </table:table-cell>
          <table:table-cell table:style-name="ce2" table:formula="of:=EXACT([.B429];[.F429])" office:value-type="boolean" office:boolean-value="true">
            <text:p>TRUE</text:p>
          </table:table-cell>
          <table:table-cell table:style-name="ce2" table:formula="of:=VLOOKUP([.A429];[UCF.$A$2:.$G$1160];3;0)" office:value-type="string" office:string-value="HB1_HB01_N">
            <text:p>HB1_HB01_N</text:p>
          </table:table-cell>
          <table:table-cell table:style-name="ce2" table:formula="of:=VLOOKUP([.A429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V7</text:p>
          </table:table-cell>
          <table:table-cell table:style-name="ce2" office:value-type="string">
            <text:p>IO_L4P_T0_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30];[UCF.$A$2:.$G$1160];2;0)" office:value-type="string" office:string-value="IO_L4P_T0_34">
            <text:p>IO_L4P_T0_34</text:p>
          </table:table-cell>
          <table:table-cell table:style-name="ce2" table:formula="of:=EXACT([.B430];[.F430])" office:value-type="boolean" office:boolean-value="true">
            <text:p>TRUE</text:p>
          </table:table-cell>
          <table:table-cell table:style-name="ce2" table:formula="of:=VLOOKUP([.A430];[UCF.$A$2:.$G$1160];3;0)" office:value-type="string" office:string-value="HB1_HB10_P">
            <text:p>HB1_HB10_P</text:p>
          </table:table-cell>
          <table:table-cell table:style-name="ce2" table:formula="of:=VLOOKUP([.A430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V6</text:p>
          </table:table-cell>
          <table:table-cell table:style-name="ce2" office:value-type="string">
            <text:p>IO_L4N_T0_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31];[UCF.$A$2:.$G$1160];2;0)" office:value-type="string" office:string-value="IO_L4N_T0_34">
            <text:p>IO_L4N_T0_34</text:p>
          </table:table-cell>
          <table:table-cell table:style-name="ce2" table:formula="of:=EXACT([.B431];[.F431])" office:value-type="boolean" office:boolean-value="true">
            <text:p>TRUE</text:p>
          </table:table-cell>
          <table:table-cell table:style-name="ce2" table:formula="of:=VLOOKUP([.A431];[UCF.$A$2:.$G$1160];3;0)" office:value-type="string" office:string-value="HB1_HB10_N">
            <text:p>HB1_HB10_N</text:p>
          </table:table-cell>
          <table:table-cell table:style-name="ce2" table:formula="of:=VLOOKUP([.A431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Y8</text:p>
          </table:table-cell>
          <table:table-cell table:style-name="ce2" office:value-type="string">
            <text:p>IO_L5P_T0_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32];[UCF.$A$2:.$G$1160];2;0)" office:value-type="string" office:string-value="IO_L5P_T0_34">
            <text:p>IO_L5P_T0_34</text:p>
          </table:table-cell>
          <table:table-cell table:style-name="ce2" table:formula="of:=EXACT([.B432];[.F432])" office:value-type="boolean" office:boolean-value="true">
            <text:p>TRUE</text:p>
          </table:table-cell>
          <table:table-cell table:style-name="ce2" table:formula="of:=VLOOKUP([.A432];[UCF.$A$2:.$G$1160];3;0)" office:value-type="string" office:string-value="HB1_HB04_P">
            <text:p>HB1_HB04_P</text:p>
          </table:table-cell>
          <table:table-cell table:style-name="ce2" table:formula="of:=VLOOKUP([.A432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Y7</text:p>
          </table:table-cell>
          <table:table-cell table:style-name="ce2" office:value-type="string">
            <text:p>IO_L5N_T0_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33];[UCF.$A$2:.$G$1160];2;0)" office:value-type="string" office:string-value="IO_L5N_T0_34">
            <text:p>IO_L5N_T0_34</text:p>
          </table:table-cell>
          <table:table-cell table:style-name="ce2" table:formula="of:=EXACT([.B433];[.F433])" office:value-type="boolean" office:boolean-value="true">
            <text:p>TRUE</text:p>
          </table:table-cell>
          <table:table-cell table:style-name="ce2" table:formula="of:=VLOOKUP([.A433];[UCF.$A$2:.$G$1160];3;0)" office:value-type="string" office:string-value="HB1_HB04_N">
            <text:p>HB1_HB04_N</text:p>
          </table:table-cell>
          <table:table-cell table:style-name="ce2" table:formula="of:=VLOOKUP([.A433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W6</text:p>
          </table:table-cell>
          <table:table-cell table:style-name="ce2" office:value-type="string">
            <text:p>IO_L6P_T0_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34];[UCF.$A$2:.$G$1160];2;0)" office:value-type="string" office:string-value="IO_L6P_T0_34">
            <text:p>IO_L6P_T0_34</text:p>
          </table:table-cell>
          <table:table-cell table:style-name="ce2" table:formula="of:=EXACT([.B434];[.F434])" office:value-type="boolean" office:boolean-value="true">
            <text:p>TRUE</text:p>
          </table:table-cell>
          <table:table-cell table:style-name="ce2" table:formula="of:=VLOOKUP([.A434];[UCF.$A$2:.$G$1160];3;0)" office:value-type="string" office:string-value="NetIC2_W6">
            <text:p>NetIC2_W6</text:p>
          </table:table-cell>
          <table:table-cell table:style-name="ce2" table:formula="of:=VLOOKUP([.A434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Y6</text:p>
          </table:table-cell>
          <table:table-cell table:style-name="ce2" office:value-type="string">
            <text:p>IO_L6N_T0_VREF_3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35];[UCF.$A$2:.$G$1160];2;0)" office:value-type="string" office:string-value="IO_L6N_T0_VREF_34">
            <text:p>IO_L6N_T0_VREF_34</text:p>
          </table:table-cell>
          <table:table-cell table:style-name="ce2" table:formula="of:=EXACT([.B435];[.F435])" office:value-type="boolean" office:boolean-value="true">
            <text:p>TRUE</text:p>
          </table:table-cell>
          <table:table-cell table:style-name="ce2" table:formula="of:=VLOOKUP([.A435];[UCF.$A$2:.$G$1160];3;0)" office:value-type="string" office:string-value="FMC1_VREF_B_M2C">
            <text:p>FMC1_VREF_B_M2C</text:p>
          </table:table-cell>
          <table:table-cell table:style-name="ce2" table:formula="of:=VLOOKUP([.A435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W1</text:p>
          </table:table-cell>
          <table:table-cell table:style-name="ce2" office:value-type="string">
            <text:p>IO_L7P_T1_3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36];[UCF.$A$2:.$G$1160];2;0)" office:value-type="string" office:string-value="IO_L7P_T1_34">
            <text:p>IO_L7P_T1_34</text:p>
          </table:table-cell>
          <table:table-cell table:style-name="ce2" table:formula="of:=EXACT([.B436];[.F436])" office:value-type="boolean" office:boolean-value="true">
            <text:p>TRUE</text:p>
          </table:table-cell>
          <table:table-cell table:style-name="ce2" table:formula="of:=VLOOKUP([.A436];[UCF.$A$2:.$G$1160];3;0)" office:value-type="string" office:string-value="HB1_HB11_P">
            <text:p>HB1_HB11_P</text:p>
          </table:table-cell>
          <table:table-cell table:style-name="ce2" table:formula="of:=VLOOKUP([.A436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Y1</text:p>
          </table:table-cell>
          <table:table-cell table:style-name="ce2" office:value-type="string">
            <text:p>IO_L7N_T1_3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37];[UCF.$A$2:.$G$1160];2;0)" office:value-type="string" office:string-value="IO_L7N_T1_34">
            <text:p>IO_L7N_T1_34</text:p>
          </table:table-cell>
          <table:table-cell table:style-name="ce2" table:formula="of:=EXACT([.B437];[.F437])" office:value-type="boolean" office:boolean-value="true">
            <text:p>TRUE</text:p>
          </table:table-cell>
          <table:table-cell table:style-name="ce2" table:formula="of:=VLOOKUP([.A437];[UCF.$A$2:.$G$1160];3;0)" office:value-type="string" office:string-value="HB1_HB11_N">
            <text:p>HB1_HB11_N</text:p>
          </table:table-cell>
          <table:table-cell table:style-name="ce2" table:formula="of:=VLOOKUP([.A437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V2</text:p>
          </table:table-cell>
          <table:table-cell table:style-name="ce2" office:value-type="string">
            <text:p>IO_L8P_T1_3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38];[UCF.$A$2:.$G$1160];2;0)" office:value-type="string" office:string-value="IO_L8P_T1_34">
            <text:p>IO_L8P_T1_34</text:p>
          </table:table-cell>
          <table:table-cell table:style-name="ce2" table:formula="of:=EXACT([.B438];[.F438])" office:value-type="boolean" office:boolean-value="true">
            <text:p>TRUE</text:p>
          </table:table-cell>
          <table:table-cell table:style-name="ce2" table:formula="of:=VLOOKUP([.A438];[UCF.$A$2:.$G$1160];3;0)" office:value-type="string" office:string-value="HB1_HB09_P">
            <text:p>HB1_HB09_P</text:p>
          </table:table-cell>
          <table:table-cell table:style-name="ce2" table:formula="of:=VLOOKUP([.A438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V1</text:p>
          </table:table-cell>
          <table:table-cell table:style-name="ce2" office:value-type="string">
            <text:p>IO_L8N_T1_3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39];[UCF.$A$2:.$G$1160];2;0)" office:value-type="string" office:string-value="IO_L8N_T1_34">
            <text:p>IO_L8N_T1_34</text:p>
          </table:table-cell>
          <table:table-cell table:style-name="ce2" table:formula="of:=EXACT([.B439];[.F439])" office:value-type="boolean" office:boolean-value="true">
            <text:p>TRUE</text:p>
          </table:table-cell>
          <table:table-cell table:style-name="ce2" table:formula="of:=VLOOKUP([.A439];[UCF.$A$2:.$G$1160];3;0)" office:value-type="string" office:string-value="HB1_HB09_N">
            <text:p>HB1_HB09_N</text:p>
          </table:table-cell>
          <table:table-cell table:style-name="ce2" table:formula="of:=VLOOKUP([.A439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Y3</text:p>
          </table:table-cell>
          <table:table-cell table:style-name="ce2" office:value-type="string">
            <text:p>IO_L9P_T1_DQS_3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40];[UCF.$A$2:.$G$1160];2;0)" office:value-type="string" office:string-value="IO_L9P_T1_DQS_34">
            <text:p>IO_L9P_T1_DQS_34</text:p>
          </table:table-cell>
          <table:table-cell table:style-name="ce2" table:formula="of:=EXACT([.B440];[.F440])" office:value-type="boolean" office:boolean-value="true">
            <text:p>TRUE</text:p>
          </table:table-cell>
          <table:table-cell table:style-name="ce2" table:formula="of:=VLOOKUP([.A440];[UCF.$A$2:.$G$1160];3;0)" office:value-type="string" office:string-value="HB1_HB13_P">
            <text:p>HB1_HB13_P</text:p>
          </table:table-cell>
          <table:table-cell table:style-name="ce2" table:formula="of:=VLOOKUP([.A440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Y2</text:p>
          </table:table-cell>
          <table:table-cell table:style-name="ce2" office:value-type="string">
            <text:p>IO_L9N_T1_DQS_3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41];[UCF.$A$2:.$G$1160];2;0)" office:value-type="string" office:string-value="IO_L9N_T1_DQS_34">
            <text:p>IO_L9N_T1_DQS_34</text:p>
          </table:table-cell>
          <table:table-cell table:style-name="ce2" table:formula="of:=EXACT([.B441];[.F441])" office:value-type="boolean" office:boolean-value="true">
            <text:p>TRUE</text:p>
          </table:table-cell>
          <table:table-cell table:style-name="ce2" table:formula="of:=VLOOKUP([.A441];[UCF.$A$2:.$G$1160];3;0)" office:value-type="string" office:string-value="HB1_HB13_N">
            <text:p>HB1_HB13_N</text:p>
          </table:table-cell>
          <table:table-cell table:style-name="ce2" table:formula="of:=VLOOKUP([.A441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V3</text:p>
          </table:table-cell>
          <table:table-cell table:style-name="ce2" office:value-type="string">
            <text:p>IO_L10P_T1_3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42];[UCF.$A$2:.$G$1160];2;0)" office:value-type="string" office:string-value="IO_L10P_T1_34">
            <text:p>IO_L10P_T1_34</text:p>
          </table:table-cell>
          <table:table-cell table:style-name="ce2" table:formula="of:=EXACT([.B442];[.F442])" office:value-type="boolean" office:boolean-value="true">
            <text:p>TRUE</text:p>
          </table:table-cell>
          <table:table-cell table:style-name="ce2" table:formula="of:=VLOOKUP([.A442];[UCF.$A$2:.$G$1160];3;0)" office:value-type="string" office:string-value="HB1_HB08_P">
            <text:p>HB1_HB08_P</text:p>
          </table:table-cell>
          <table:table-cell table:style-name="ce2" table:formula="of:=VLOOKUP([.A442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W3</text:p>
          </table:table-cell>
          <table:table-cell table:style-name="ce2" office:value-type="string">
            <text:p>IO_L10N_T1_3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43];[UCF.$A$2:.$G$1160];2;0)" office:value-type="string" office:string-value="IO_L10N_T1_34">
            <text:p>IO_L10N_T1_34</text:p>
          </table:table-cell>
          <table:table-cell table:style-name="ce2" table:formula="of:=EXACT([.B443];[.F443])" office:value-type="boolean" office:boolean-value="true">
            <text:p>TRUE</text:p>
          </table:table-cell>
          <table:table-cell table:style-name="ce2" table:formula="of:=VLOOKUP([.A443];[UCF.$A$2:.$G$1160];3;0)" office:value-type="string" office:string-value="HB1_HB08_N">
            <text:p>HB1_HB08_N</text:p>
          </table:table-cell>
          <table:table-cell table:style-name="ce2" table:formula="of:=VLOOKUP([.A443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V4</text:p>
          </table:table-cell>
          <table:table-cell table:style-name="ce2" office:value-type="string">
            <text:p>IO_L11P_T1_SRCC_3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44];[UCF.$A$2:.$G$1160];2;0)" office:value-type="string" office:string-value="IO_L11P_T1_SRCC_34">
            <text:p>IO_L11P_T1_SRCC_34</text:p>
          </table:table-cell>
          <table:table-cell table:style-name="ce2" table:formula="of:=EXACT([.B444];[.F444])" office:value-type="boolean" office:boolean-value="true">
            <text:p>TRUE</text:p>
          </table:table-cell>
          <table:table-cell table:style-name="ce2" table:formula="of:=VLOOKUP([.A444];[UCF.$A$2:.$G$1160];3;0)" office:value-type="string" office:string-value="HB1_HB06_CC_P">
            <text:p>HB1_HB06_CC_P</text:p>
          </table:table-cell>
          <table:table-cell table:style-name="ce2" table:formula="of:=VLOOKUP([.A444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W4</text:p>
          </table:table-cell>
          <table:table-cell table:style-name="ce2" office:value-type="string">
            <text:p>IO_L11N_T1_SRCC_3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45];[UCF.$A$2:.$G$1160];2;0)" office:value-type="string" office:string-value="IO_L11N_T1_SRCC_34">
            <text:p>IO_L11N_T1_SRCC_34</text:p>
          </table:table-cell>
          <table:table-cell table:style-name="ce2" table:formula="of:=EXACT([.B445];[.F445])" office:value-type="boolean" office:boolean-value="true">
            <text:p>TRUE</text:p>
          </table:table-cell>
          <table:table-cell table:style-name="ce2" table:formula="of:=VLOOKUP([.A445];[UCF.$A$2:.$G$1160];3;0)" office:value-type="string" office:string-value="HB1_HB06_CC_N">
            <text:p>HB1_HB06_CC_N</text:p>
          </table:table-cell>
          <table:table-cell table:style-name="ce2" table:formula="of:=VLOOKUP([.A445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W5</text:p>
          </table:table-cell>
          <table:table-cell table:style-name="ce2" office:value-type="string">
            <text:p>IO_L12P_T1_MRCC_3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46];[UCF.$A$2:.$G$1160];2;0)" office:value-type="string" office:string-value="IO_L12P_T1_MRCC_34">
            <text:p>IO_L12P_T1_MRCC_34</text:p>
          </table:table-cell>
          <table:table-cell table:style-name="ce2" table:formula="of:=EXACT([.B446];[.F446])" office:value-type="boolean" office:boolean-value="true">
            <text:p>TRUE</text:p>
          </table:table-cell>
          <table:table-cell table:style-name="ce2" table:formula="of:=VLOOKUP([.A446];[UCF.$A$2:.$G$1160];3;0)" office:value-type="string" office:string-value="HB1_HB00_CC_N">
            <text:p>HB1_HB00_CC_N</text:p>
          </table:table-cell>
          <table:table-cell table:style-name="ce2" table:formula="of:=VLOOKUP([.A446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Y5</text:p>
          </table:table-cell>
          <table:table-cell table:style-name="ce2" office:value-type="string">
            <text:p>IO_L12N_T1_MRCC_3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47];[UCF.$A$2:.$G$1160];2;0)" office:value-type="string" office:string-value="IO_L12N_T1_MRCC_34">
            <text:p>IO_L12N_T1_MRCC_34</text:p>
          </table:table-cell>
          <table:table-cell table:style-name="ce2" table:formula="of:=EXACT([.B447];[.F447])" office:value-type="boolean" office:boolean-value="true">
            <text:p>TRUE</text:p>
          </table:table-cell>
          <table:table-cell table:style-name="ce2" table:formula="of:=VLOOKUP([.A447];[UCF.$A$2:.$G$1160];3;0)" office:value-type="string" office:string-value="HB1_HB00_CC_P">
            <text:p>HB1_HB00_CC_P</text:p>
          </table:table-cell>
          <table:table-cell table:style-name="ce2" table:formula="of:=VLOOKUP([.A447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A5</text:p>
          </table:table-cell>
          <table:table-cell table:style-name="ce2" office:value-type="string">
            <text:p>IO_L13P_T2_MRCC_3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48];[UCF.$A$2:.$G$1160];2;0)" office:value-type="string" office:string-value="IO_L13P_T2_MRCC_34">
            <text:p>IO_L13P_T2_MRCC_34</text:p>
          </table:table-cell>
          <table:table-cell table:style-name="ce2" table:formula="of:=EXACT([.B448];[.F448])" office:value-type="boolean" office:boolean-value="true">
            <text:p>TRUE</text:p>
          </table:table-cell>
          <table:table-cell table:style-name="ce2" table:formula="of:=VLOOKUP([.A448];[UCF.$A$2:.$G$1160];3;0)" office:value-type="string" office:string-value="HB1_HB17_CC_P">
            <text:p>HB1_HB17_CC_P</text:p>
          </table:table-cell>
          <table:table-cell table:style-name="ce2" table:formula="of:=VLOOKUP([.A448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A4</text:p>
          </table:table-cell>
          <table:table-cell table:style-name="ce2" office:value-type="string">
            <text:p>IO_L13N_T2_MRCC_3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49];[UCF.$A$2:.$G$1160];2;0)" office:value-type="string" office:string-value="IO_L13N_T2_MRCC_34">
            <text:p>IO_L13N_T2_MRCC_34</text:p>
          </table:table-cell>
          <table:table-cell table:style-name="ce2" table:formula="of:=EXACT([.B449];[.F449])" office:value-type="boolean" office:boolean-value="true">
            <text:p>TRUE</text:p>
          </table:table-cell>
          <table:table-cell table:style-name="ce2" table:formula="of:=VLOOKUP([.A449];[UCF.$A$2:.$G$1160];3;0)" office:value-type="string" office:string-value="HB1_HB17_CC_N">
            <text:p>HB1_HB17_CC_N</text:p>
          </table:table-cell>
          <table:table-cell table:style-name="ce2" table:formula="of:=VLOOKUP([.A449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B5</text:p>
          </table:table-cell>
          <table:table-cell table:style-name="ce2" office:value-type="string">
            <text:p>IO_L14P_T2_SRCC_3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50];[UCF.$A$2:.$G$1160];2;0)" office:value-type="string" office:string-value="IO_L14P_T2_SRCC_34">
            <text:p>IO_L14P_T2_SRCC_34</text:p>
          </table:table-cell>
          <table:table-cell table:style-name="ce2" table:formula="of:=EXACT([.B450];[.F450])" office:value-type="boolean" office:boolean-value="true">
            <text:p>TRUE</text:p>
          </table:table-cell>
          <table:table-cell table:style-name="ce2" table:formula="of:=VLOOKUP([.A450];[UCF.$A$2:.$G$1160];3;0)" office:value-type="string" office:string-value="HB1_HB19_P">
            <text:p>HB1_HB19_P</text:p>
          </table:table-cell>
          <table:table-cell table:style-name="ce2" table:formula="of:=VLOOKUP([.A450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B4</text:p>
          </table:table-cell>
          <table:table-cell table:style-name="ce2" office:value-type="string">
            <text:p>IO_L14N_T2_SRCC_3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51];[UCF.$A$2:.$G$1160];2;0)" office:value-type="string" office:string-value="IO_L14N_T2_SRCC_34">
            <text:p>IO_L14N_T2_SRCC_34</text:p>
          </table:table-cell>
          <table:table-cell table:style-name="ce2" table:formula="of:=EXACT([.B451];[.F451])" office:value-type="boolean" office:boolean-value="true">
            <text:p>TRUE</text:p>
          </table:table-cell>
          <table:table-cell table:style-name="ce2" table:formula="of:=VLOOKUP([.A451];[UCF.$A$2:.$G$1160];3;0)" office:value-type="string" office:string-value="HB1_HB19_N">
            <text:p>HB1_HB19_N</text:p>
          </table:table-cell>
          <table:table-cell table:style-name="ce2" table:formula="of:=VLOOKUP([.A451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B2</text:p>
          </table:table-cell>
          <table:table-cell table:style-name="ce2" office:value-type="string">
            <text:p>IO_L15P_T2_DQS_3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52];[UCF.$A$2:.$G$1160];2;0)" office:value-type="string" office:string-value="IO_L15P_T2_DQS_34">
            <text:p>IO_L15P_T2_DQS_34</text:p>
          </table:table-cell>
          <table:table-cell table:style-name="ce2" table:formula="of:=EXACT([.B452];[.F452])" office:value-type="boolean" office:boolean-value="true">
            <text:p>TRUE</text:p>
          </table:table-cell>
          <table:table-cell table:style-name="ce2" table:formula="of:=VLOOKUP([.A452];[UCF.$A$2:.$G$1160];3;0)" office:value-type="string" office:string-value="HB1_HB16_P">
            <text:p>HB1_HB16_P</text:p>
          </table:table-cell>
          <table:table-cell table:style-name="ce2" table:formula="of:=VLOOKUP([.A452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B1</text:p>
          </table:table-cell>
          <table:table-cell table:style-name="ce2" office:value-type="string">
            <text:p>IO_L15N_T2_DQS_3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53];[UCF.$A$2:.$G$1160];2;0)" office:value-type="string" office:string-value="IO_L15N_T2_DQS_34">
            <text:p>IO_L15N_T2_DQS_34</text:p>
          </table:table-cell>
          <table:table-cell table:style-name="ce2" table:formula="of:=EXACT([.B453];[.F453])" office:value-type="boolean" office:boolean-value="true">
            <text:p>TRUE</text:p>
          </table:table-cell>
          <table:table-cell table:style-name="ce2" table:formula="of:=VLOOKUP([.A453];[UCF.$A$2:.$G$1160];3;0)" office:value-type="string" office:string-value="HB1_HB16_N">
            <text:p>HB1_HB16_N</text:p>
          </table:table-cell>
          <table:table-cell table:style-name="ce2" table:formula="of:=VLOOKUP([.A453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A3</text:p>
          </table:table-cell>
          <table:table-cell table:style-name="ce2" office:value-type="string">
            <text:p>IO_L16P_T2_3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54];[UCF.$A$2:.$G$1160];2;0)" office:value-type="string" office:string-value="IO_L16P_T2_34">
            <text:p>IO_L16P_T2_34</text:p>
          </table:table-cell>
          <table:table-cell table:style-name="ce2" table:formula="of:=EXACT([.B454];[.F454])" office:value-type="boolean" office:boolean-value="true">
            <text:p>TRUE</text:p>
          </table:table-cell>
          <table:table-cell table:style-name="ce2" table:formula="of:=VLOOKUP([.A454];[UCF.$A$2:.$G$1160];3;0)" office:value-type="string" office:string-value="HB1_HB20_P">
            <text:p>HB1_HB20_P</text:p>
          </table:table-cell>
          <table:table-cell table:style-name="ce2" table:formula="of:=VLOOKUP([.A454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A2</text:p>
          </table:table-cell>
          <table:table-cell table:style-name="ce2" office:value-type="string">
            <text:p>IO_L16N_T2_3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55];[UCF.$A$2:.$G$1160];2;0)" office:value-type="string" office:string-value="IO_L16N_T2_34">
            <text:p>IO_L16N_T2_34</text:p>
          </table:table-cell>
          <table:table-cell table:style-name="ce2" table:formula="of:=EXACT([.B455];[.F455])" office:value-type="boolean" office:boolean-value="true">
            <text:p>TRUE</text:p>
          </table:table-cell>
          <table:table-cell table:style-name="ce2" table:formula="of:=VLOOKUP([.A455];[UCF.$A$2:.$G$1160];3;0)" office:value-type="string" office:string-value="HB1_HB20_N">
            <text:p>HB1_HB20_N</text:p>
          </table:table-cell>
          <table:table-cell table:style-name="ce2" table:formula="of:=VLOOKUP([.A455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C2</text:p>
          </table:table-cell>
          <table:table-cell table:style-name="ce2" office:value-type="string">
            <text:p>IO_L17P_T2_3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56];[UCF.$A$2:.$G$1160];2;0)" office:value-type="string" office:string-value="IO_L17P_T2_34">
            <text:p>IO_L17P_T2_34</text:p>
          </table:table-cell>
          <table:table-cell table:style-name="ce2" table:formula="of:=EXACT([.B456];[.F456])" office:value-type="boolean" office:boolean-value="true">
            <text:p>TRUE</text:p>
          </table:table-cell>
          <table:table-cell table:style-name="ce2" table:formula="of:=VLOOKUP([.A456];[UCF.$A$2:.$G$1160];3;0)" office:value-type="string" office:string-value="HB1_HB14_P">
            <text:p>HB1_HB14_P</text:p>
          </table:table-cell>
          <table:table-cell table:style-name="ce2" table:formula="of:=VLOOKUP([.A456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C1</text:p>
          </table:table-cell>
          <table:table-cell table:style-name="ce2" office:value-type="string">
            <text:p>IO_L17N_T2_3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57];[UCF.$A$2:.$G$1160];2;0)" office:value-type="string" office:string-value="IO_L17N_T2_34">
            <text:p>IO_L17N_T2_34</text:p>
          </table:table-cell>
          <table:table-cell table:style-name="ce2" table:formula="of:=EXACT([.B457];[.F457])" office:value-type="boolean" office:boolean-value="true">
            <text:p>TRUE</text:p>
          </table:table-cell>
          <table:table-cell table:style-name="ce2" table:formula="of:=VLOOKUP([.A457];[UCF.$A$2:.$G$1160];3;0)" office:value-type="string" office:string-value="HB1_HB14_N">
            <text:p>HB1_HB14_N</text:p>
          </table:table-cell>
          <table:table-cell table:style-name="ce2" table:formula="of:=VLOOKUP([.A457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C4</text:p>
          </table:table-cell>
          <table:table-cell table:style-name="ce2" office:value-type="string">
            <text:p>IO_L18P_T2_3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58];[UCF.$A$2:.$G$1160];2;0)" office:value-type="string" office:string-value="IO_L18P_T2_34">
            <text:p>IO_L18P_T2_34</text:p>
          </table:table-cell>
          <table:table-cell table:style-name="ce2" table:formula="of:=EXACT([.B458];[.F458])" office:value-type="boolean" office:boolean-value="true">
            <text:p>TRUE</text:p>
          </table:table-cell>
          <table:table-cell table:style-name="ce2" table:formula="of:=VLOOKUP([.A458];[UCF.$A$2:.$G$1160];3;0)" office:value-type="string" office:string-value="HB1_HB21_N">
            <text:p>HB1_HB21_N</text:p>
          </table:table-cell>
          <table:table-cell table:style-name="ce2" table:formula="of:=VLOOKUP([.A458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C3</text:p>
          </table:table-cell>
          <table:table-cell table:style-name="ce2" office:value-type="string">
            <text:p>IO_L18N_T2_3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59];[UCF.$A$2:.$G$1160];2;0)" office:value-type="string" office:string-value="IO_L18N_T2_34">
            <text:p>IO_L18N_T2_34</text:p>
          </table:table-cell>
          <table:table-cell table:style-name="ce2" table:formula="of:=EXACT([.B459];[.F459])" office:value-type="boolean" office:boolean-value="true">
            <text:p>TRUE</text:p>
          </table:table-cell>
          <table:table-cell table:style-name="ce2" table:formula="of:=VLOOKUP([.A459];[UCF.$A$2:.$G$1160];3;0)" office:value-type="string" office:string-value="HB1_HB21_P">
            <text:p>HB1_HB21_P</text:p>
          </table:table-cell>
          <table:table-cell table:style-name="ce2" table:formula="of:=VLOOKUP([.A459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A8</text:p>
          </table:table-cell>
          <table:table-cell table:style-name="ce2" office:value-type="string">
            <text:p>IO_L19P_T3_3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60];[UCF.$A$2:.$G$1160];2;0)" office:value-type="string" office:string-value="IO_L19P_T3_34">
            <text:p>IO_L19P_T3_34</text:p>
          </table:table-cell>
          <table:table-cell table:style-name="ce2" table:formula="of:=EXACT([.B460];[.F460])" office:value-type="boolean" office:boolean-value="true">
            <text:p>TRUE</text:p>
          </table:table-cell>
          <table:table-cell table:style-name="ce2" table:formula="of:=VLOOKUP([.A460];[UCF.$A$2:.$G$1160];3;0)" office:value-type="string" office:string-value="NetIC2_AA8">
            <text:p>NetIC2_AA8</text:p>
          </table:table-cell>
          <table:table-cell table:style-name="ce2" table:formula="of:=VLOOKUP([.A460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A7</text:p>
          </table:table-cell>
          <table:table-cell table:style-name="ce2" office:value-type="string">
            <text:p>IO_L19N_T3_VREF_3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61];[UCF.$A$2:.$G$1160];2;0)" office:value-type="string" office:string-value="IO_L19N_T3_VREF_34">
            <text:p>IO_L19N_T3_VREF_34</text:p>
          </table:table-cell>
          <table:table-cell table:style-name="ce2" table:formula="of:=EXACT([.B461];[.F461])" office:value-type="boolean" office:boolean-value="true">
            <text:p>TRUE</text:p>
          </table:table-cell>
          <table:table-cell table:style-name="ce2" table:formula="of:=VLOOKUP([.A461];[UCF.$A$2:.$G$1160];3;0)" office:value-type="string" office:string-value="FMC1_VREF_B_M2C">
            <text:p>FMC1_VREF_B_M2C</text:p>
          </table:table-cell>
          <table:table-cell table:style-name="ce2" table:formula="of:=VLOOKUP([.A461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C7</text:p>
          </table:table-cell>
          <table:table-cell table:style-name="ce2" office:value-type="string">
            <text:p>IO_L20P_T3_3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62];[UCF.$A$2:.$G$1160];2;0)" office:value-type="string" office:string-value="IO_L20P_T3_34">
            <text:p>IO_L20P_T3_34</text:p>
          </table:table-cell>
          <table:table-cell table:style-name="ce2" table:formula="of:=EXACT([.B462];[.F462])" office:value-type="boolean" office:boolean-value="true">
            <text:p>TRUE</text:p>
          </table:table-cell>
          <table:table-cell table:style-name="ce2" table:formula="of:=VLOOKUP([.A462];[UCF.$A$2:.$G$1160];3;0)" office:value-type="string" office:string-value="HB1_HB12_P">
            <text:p>HB1_HB12_P</text:p>
          </table:table-cell>
          <table:table-cell table:style-name="ce2" table:formula="of:=VLOOKUP([.A462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C6</text:p>
          </table:table-cell>
          <table:table-cell table:style-name="ce2" office:value-type="string">
            <text:p>IO_L20N_T3_3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63];[UCF.$A$2:.$G$1160];2;0)" office:value-type="string" office:string-value="IO_L20N_T3_34">
            <text:p>IO_L20N_T3_34</text:p>
          </table:table-cell>
          <table:table-cell table:style-name="ce2" table:formula="of:=EXACT([.B463];[.F463])" office:value-type="boolean" office:boolean-value="true">
            <text:p>TRUE</text:p>
          </table:table-cell>
          <table:table-cell table:style-name="ce2" table:formula="of:=VLOOKUP([.A463];[UCF.$A$2:.$G$1160];3;0)" office:value-type="string" office:string-value="HB1_HB12_N">
            <text:p>HB1_HB12_N</text:p>
          </table:table-cell>
          <table:table-cell table:style-name="ce2" table:formula="of:=VLOOKUP([.A463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B7</text:p>
          </table:table-cell>
          <table:table-cell table:style-name="ce2" office:value-type="string">
            <text:p>IO_L21P_T3_DQS_3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64];[UCF.$A$2:.$G$1160];2;0)" office:value-type="string" office:string-value="IO_L21P_T3_DQS_34">
            <text:p>IO_L21P_T3_DQS_34</text:p>
          </table:table-cell>
          <table:table-cell table:style-name="ce2" table:formula="of:=EXACT([.B464];[.F464])" office:value-type="boolean" office:boolean-value="true">
            <text:p>TRUE</text:p>
          </table:table-cell>
          <table:table-cell table:style-name="ce2" table:formula="of:=VLOOKUP([.A464];[UCF.$A$2:.$G$1160];3;0)" office:value-type="string" office:string-value="HB1_HB18_P">
            <text:p>HB1_HB18_P</text:p>
          </table:table-cell>
          <table:table-cell table:style-name="ce2" table:formula="of:=VLOOKUP([.A464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B6</text:p>
          </table:table-cell>
          <table:table-cell table:style-name="ce2" office:value-type="string">
            <text:p>IO_L21N_T3_DQS_3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65];[UCF.$A$2:.$G$1160];2;0)" office:value-type="string" office:string-value="IO_L21N_T3_DQS_34">
            <text:p>IO_L21N_T3_DQS_34</text:p>
          </table:table-cell>
          <table:table-cell table:style-name="ce2" table:formula="of:=EXACT([.B465];[.F465])" office:value-type="boolean" office:boolean-value="true">
            <text:p>TRUE</text:p>
          </table:table-cell>
          <table:table-cell table:style-name="ce2" table:formula="of:=VLOOKUP([.A465];[UCF.$A$2:.$G$1160];3;0)" office:value-type="string" office:string-value="HB1_HB18_N">
            <text:p>HB1_HB18_N</text:p>
          </table:table-cell>
          <table:table-cell table:style-name="ce2" table:formula="of:=VLOOKUP([.A465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C9</text:p>
          </table:table-cell>
          <table:table-cell table:style-name="ce2" office:value-type="string">
            <text:p>IO_L22P_T3_3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66];[UCF.$A$2:.$G$1160];2;0)" office:value-type="string" office:string-value="IO_L22P_T3_34">
            <text:p>IO_L22P_T3_34</text:p>
          </table:table-cell>
          <table:table-cell table:style-name="ce2" table:formula="of:=EXACT([.B466];[.F466])" office:value-type="boolean" office:boolean-value="true">
            <text:p>TRUE</text:p>
          </table:table-cell>
          <table:table-cell table:style-name="ce2" table:formula="of:=VLOOKUP([.A466];[UCF.$A$2:.$G$1160];3;0)" office:value-type="string" office:string-value="HB1_HB15_P">
            <text:p>HB1_HB15_P</text:p>
          </table:table-cell>
          <table:table-cell table:style-name="ce2" table:formula="of:=VLOOKUP([.A466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C8</text:p>
          </table:table-cell>
          <table:table-cell table:style-name="ce2" office:value-type="string">
            <text:p>IO_L22N_T3_3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67];[UCF.$A$2:.$G$1160];2;0)" office:value-type="string" office:string-value="IO_L22N_T3_34">
            <text:p>IO_L22N_T3_34</text:p>
          </table:table-cell>
          <table:table-cell table:style-name="ce2" table:formula="of:=EXACT([.B467];[.F467])" office:value-type="boolean" office:boolean-value="true">
            <text:p>TRUE</text:p>
          </table:table-cell>
          <table:table-cell table:style-name="ce2" table:formula="of:=VLOOKUP([.A467];[UCF.$A$2:.$G$1160];3;0)" office:value-type="string" office:string-value="HB1_HB15_N">
            <text:p>HB1_HB15_N</text:p>
          </table:table-cell>
          <table:table-cell table:style-name="ce2" table:formula="of:=VLOOKUP([.A467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A10</text:p>
          </table:table-cell>
          <table:table-cell table:style-name="ce2" office:value-type="string">
            <text:p>IO_L23P_T3_3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68];[UCF.$A$2:.$G$1160];2;0)" office:value-type="string" office:string-value="IO_L23P_T3_34">
            <text:p>IO_L23P_T3_34</text:p>
          </table:table-cell>
          <table:table-cell table:style-name="ce2" table:formula="of:=EXACT([.B468];[.F468])" office:value-type="boolean" office:boolean-value="true">
            <text:p>TRUE</text:p>
          </table:table-cell>
          <table:table-cell table:style-name="ce2" table:formula="of:=VLOOKUP([.A468];[UCF.$A$2:.$G$1160];3;0)" office:value-type="string" office:string-value="HB1_HB05_P">
            <text:p>HB1_HB05_P</text:p>
          </table:table-cell>
          <table:table-cell table:style-name="ce2" table:formula="of:=VLOOKUP([.A468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A9</text:p>
          </table:table-cell>
          <table:table-cell table:style-name="ce2" office:value-type="string">
            <text:p>IO_L23N_T3_3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69];[UCF.$A$2:.$G$1160];2;0)" office:value-type="string" office:string-value="IO_L23N_T3_34">
            <text:p>IO_L23N_T3_34</text:p>
          </table:table-cell>
          <table:table-cell table:style-name="ce2" table:formula="of:=EXACT([.B469];[.F469])" office:value-type="boolean" office:boolean-value="true">
            <text:p>TRUE</text:p>
          </table:table-cell>
          <table:table-cell table:style-name="ce2" table:formula="of:=VLOOKUP([.A469];[UCF.$A$2:.$G$1160];3;0)" office:value-type="string" office:string-value="HB1_HB05_N">
            <text:p>HB1_HB05_N</text:p>
          </table:table-cell>
          <table:table-cell table:style-name="ce2" table:formula="of:=VLOOKUP([.A469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B10</text:p>
          </table:table-cell>
          <table:table-cell table:style-name="ce2" office:value-type="string">
            <text:p>IO_L24P_T3_3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70];[UCF.$A$2:.$G$1160];2;0)" office:value-type="string" office:string-value="IO_L24P_T3_34">
            <text:p>IO_L24P_T3_34</text:p>
          </table:table-cell>
          <table:table-cell table:style-name="ce2" table:formula="of:=EXACT([.B470];[.F470])" office:value-type="boolean" office:boolean-value="true">
            <text:p>TRUE</text:p>
          </table:table-cell>
          <table:table-cell table:style-name="ce2" table:formula="of:=VLOOKUP([.A470];[UCF.$A$2:.$G$1160];3;0)" office:value-type="string" office:string-value="HB1_HB07_P">
            <text:p>HB1_HB07_P</text:p>
          </table:table-cell>
          <table:table-cell table:style-name="ce2" table:formula="of:=VLOOKUP([.A470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B9</text:p>
          </table:table-cell>
          <table:table-cell table:style-name="ce2" office:value-type="string">
            <text:p>IO_L24N_T3_3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71];[UCF.$A$2:.$G$1160];2;0)" office:value-type="string" office:string-value="IO_L24N_T3_34">
            <text:p>IO_L24N_T3_34</text:p>
          </table:table-cell>
          <table:table-cell table:style-name="ce2" table:formula="of:=EXACT([.B471];[.F471])" office:value-type="boolean" office:boolean-value="true">
            <text:p>TRUE</text:p>
          </table:table-cell>
          <table:table-cell table:style-name="ce2" table:formula="of:=VLOOKUP([.A471];[UCF.$A$2:.$G$1160];3;0)" office:value-type="string" office:string-value="HB1_HB07_N">
            <text:p>HB1_HB07_N</text:p>
          </table:table-cell>
          <table:table-cell table:style-name="ce2" table:formula="of:=VLOOKUP([.A471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B11</text:p>
          </table:table-cell>
          <table:table-cell table:style-name="ce2" office:value-type="string">
            <text:p>IO_25_34</text:p>
          </table:table-cell>
          <table:table-cell table:style-name="ce2" office:value-type="string">
            <text:p>NA</text:p>
          </table:table-cell>
          <table:table-cell table:style-name="ce2" office:value-type="float" office:value="34">
            <text:p>34</text:p>
          </table:table-cell>
          <table:table-cell/>
          <table:table-cell table:style-name="ce2" table:formula="of:=VLOOKUP([.A472];[UCF.$A$2:.$G$1160];2;0)" office:value-type="string" office:string-value="IO_25_34">
            <text:p>IO_25_34</text:p>
          </table:table-cell>
          <table:table-cell table:style-name="ce2" table:formula="of:=EXACT([.B472];[.F472])" office:value-type="boolean" office:boolean-value="true">
            <text:p>TRUE</text:p>
          </table:table-cell>
          <table:table-cell table:style-name="ce2" table:formula="of:=VLOOKUP([.A472];[UCF.$A$2:.$G$1160];3;0)" office:value-type="string" office:string-value="NetIC2_AB11">
            <text:p>NetIC2_AB11</text:p>
          </table:table-cell>
          <table:table-cell table:style-name="ce2" table:formula="of:=VLOOKUP([.A472];[UCF.$A$2:.$G$1160];6;0)" office:value-type="float" office:value="9">
            <text:p>9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4" office:value-type="string">
            <text:p>R11</text:p>
          </table:table-cell>
          <table:table-cell table:style-name="ce4" office:value-type="string">
            <text:p>IO_0_35</text:p>
          </table:table-cell>
          <table:table-cell table:style-name="ce4" office:value-type="string">
            <text:p>NA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73];[UCF.$A$2:.$G$1160];2;0)" office:value-type="string" office:string-value="IO_0_35">
            <text:p>IO_0_35</text:p>
          </table:table-cell>
          <table:table-cell table:style-name="ce4" table:formula="of:=EXACT([.B473];[.F473])" office:value-type="boolean" office:boolean-value="true">
            <text:p>TRUE</text:p>
          </table:table-cell>
          <table:table-cell table:style-name="ce4" table:formula="of:=VLOOKUP([.A473];[UCF.$A$2:.$G$1160];3;0)" office:value-type="string" office:string-value="FPGA_I2C_SDA">
            <text:p>FPGA_I2C_SDA</text:p>
          </table:table-cell>
          <table:table-cell table:style-name="ce4" table:formula="of:=VLOOKUP([.A473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M7</text:p>
          </table:table-cell>
          <table:table-cell table:style-name="ce4" office:value-type="string">
            <text:p>IO_L1P_T0_AD4P_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74];[UCF.$A$2:.$G$1160];2;0)" office:value-type="string" office:string-value="IO_L1P_T0_AD4P_35">
            <text:p>IO_L1P_T0_AD4P_35</text:p>
          </table:table-cell>
          <table:table-cell table:style-name="ce4" table:formula="of:=EXACT([.B474];[.F474])" office:value-type="boolean" office:boolean-value="true">
            <text:p>TRUE</text:p>
          </table:table-cell>
          <table:table-cell table:style-name="ce4" table:formula="of:=VLOOKUP([.A474];[UCF.$A$2:.$G$1160];3;0)" office:value-type="string" office:string-value="LA1_LA21_N">
            <text:p>LA1_LA21_N</text:p>
          </table:table-cell>
          <table:table-cell table:style-name="ce4" table:formula="of:=VLOOKUP([.A474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M6</text:p>
          </table:table-cell>
          <table:table-cell table:style-name="ce4" office:value-type="string">
            <text:p>IO_L1N_T0_AD4N_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75];[UCF.$A$2:.$G$1160];2;0)" office:value-type="string" office:string-value="IO_L1N_T0_AD4N_35">
            <text:p>IO_L1N_T0_AD4N_35</text:p>
          </table:table-cell>
          <table:table-cell table:style-name="ce4" table:formula="of:=EXACT([.B475];[.F475])" office:value-type="boolean" office:boolean-value="true">
            <text:p>TRUE</text:p>
          </table:table-cell>
          <table:table-cell table:style-name="ce4" table:formula="of:=VLOOKUP([.A475];[UCF.$A$2:.$G$1160];3;0)" office:value-type="string" office:string-value="LA1_LA21_P">
            <text:p>LA1_LA21_P</text:p>
          </table:table-cell>
          <table:table-cell table:style-name="ce4" table:formula="of:=VLOOKUP([.A475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N9</text:p>
          </table:table-cell>
          <table:table-cell table:style-name="ce4" office:value-type="string">
            <text:p>IO_L2P_T0_AD12P_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76];[UCF.$A$2:.$G$1160];2;0)" office:value-type="string" office:string-value="IO_L2P_T0_AD12P_35">
            <text:p>IO_L2P_T0_AD12P_35</text:p>
          </table:table-cell>
          <table:table-cell table:style-name="ce4" table:formula="of:=EXACT([.B476];[.F476])" office:value-type="boolean" office:boolean-value="true">
            <text:p>TRUE</text:p>
          </table:table-cell>
          <table:table-cell table:style-name="ce4" table:formula="of:=VLOOKUP([.A476];[UCF.$A$2:.$G$1160];3;0)" office:value-type="string" office:string-value="LA1_LAXX_SPARE0_N">
            <text:p>LA1_LAXX_SPARE0_N</text:p>
          </table:table-cell>
          <table:table-cell table:style-name="ce4" table:formula="of:=VLOOKUP([.A476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M9</text:p>
          </table:table-cell>
          <table:table-cell table:style-name="ce4" office:value-type="string">
            <text:p>IO_L2N_T0_AD12N_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77];[UCF.$A$2:.$G$1160];2;0)" office:value-type="string" office:string-value="IO_L2N_T0_AD12N_35">
            <text:p>IO_L2N_T0_AD12N_35</text:p>
          </table:table-cell>
          <table:table-cell table:style-name="ce4" table:formula="of:=EXACT([.B477];[.F477])" office:value-type="boolean" office:boolean-value="true">
            <text:p>TRUE</text:p>
          </table:table-cell>
          <table:table-cell table:style-name="ce4" table:formula="of:=VLOOKUP([.A477];[UCF.$A$2:.$G$1160];3;0)" office:value-type="string" office:string-value="LA1_LAXX_SPARE0_P">
            <text:p>LA1_LAXX_SPARE0_P</text:p>
          </table:table-cell>
          <table:table-cell table:style-name="ce4" table:formula="of:=VLOOKUP([.A477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N8</text:p>
          </table:table-cell>
          <table:table-cell table:style-name="ce4" office:value-type="string">
            <text:p>IO_L3P_T0_DQS_AD5P_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78];[UCF.$A$2:.$G$1160];2;0)" office:value-type="string" office:string-value="IO_L3P_T0_DQS_AD5P_35">
            <text:p>IO_L3P_T0_DQS_AD5P_35</text:p>
          </table:table-cell>
          <table:table-cell table:style-name="ce4" table:formula="of:=EXACT([.B478];[.F478])" office:value-type="boolean" office:boolean-value="true">
            <text:p>TRUE</text:p>
          </table:table-cell>
          <table:table-cell table:style-name="ce4" table:formula="of:=VLOOKUP([.A478];[UCF.$A$2:.$G$1160];3;0)" office:value-type="string" office:string-value="LA1_LA25_N">
            <text:p>LA1_LA25_N</text:p>
          </table:table-cell>
          <table:table-cell table:style-name="ce4" table:formula="of:=VLOOKUP([.A478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N7</text:p>
          </table:table-cell>
          <table:table-cell table:style-name="ce4" office:value-type="string">
            <text:p>IO_L3N_T0_DQS_AD5N_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79];[UCF.$A$2:.$G$1160];2;0)" office:value-type="string" office:string-value="IO_L3N_T0_DQS_AD5N_35">
            <text:p>IO_L3N_T0_DQS_AD5N_35</text:p>
          </table:table-cell>
          <table:table-cell table:style-name="ce4" table:formula="of:=EXACT([.B479];[.F479])" office:value-type="boolean" office:boolean-value="true">
            <text:p>TRUE</text:p>
          </table:table-cell>
          <table:table-cell table:style-name="ce4" table:formula="of:=VLOOKUP([.A479];[UCF.$A$2:.$G$1160];3;0)" office:value-type="string" office:string-value="LA1_LA25_P">
            <text:p>LA1_LA25_P</text:p>
          </table:table-cell>
          <table:table-cell table:style-name="ce4" table:formula="of:=VLOOKUP([.A479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M11</text:p>
          </table:table-cell>
          <table:table-cell table:style-name="ce4" office:value-type="string">
            <text:p>IO_L4P_T0_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80];[UCF.$A$2:.$G$1160];2;0)" office:value-type="string" office:string-value="IO_L4P_T0_35">
            <text:p>IO_L4P_T0_35</text:p>
          </table:table-cell>
          <table:table-cell table:style-name="ce4" table:formula="of:=EXACT([.B480];[.F480])" office:value-type="boolean" office:boolean-value="true">
            <text:p>TRUE</text:p>
          </table:table-cell>
          <table:table-cell table:style-name="ce4" table:formula="of:=VLOOKUP([.A480];[UCF.$A$2:.$G$1160];3;0)" office:value-type="string" office:string-value="LA1_LA24_N">
            <text:p>LA1_LA24_N</text:p>
          </table:table-cell>
          <table:table-cell table:style-name="ce4" table:formula="of:=VLOOKUP([.A480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M10</text:p>
          </table:table-cell>
          <table:table-cell table:style-name="ce4" office:value-type="string">
            <text:p>IO_L4N_T0_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81];[UCF.$A$2:.$G$1160];2;0)" office:value-type="string" office:string-value="IO_L4N_T0_35">
            <text:p>IO_L4N_T0_35</text:p>
          </table:table-cell>
          <table:table-cell table:style-name="ce4" table:formula="of:=EXACT([.B481];[.F481])" office:value-type="boolean" office:boolean-value="true">
            <text:p>TRUE</text:p>
          </table:table-cell>
          <table:table-cell table:style-name="ce4" table:formula="of:=VLOOKUP([.A481];[UCF.$A$2:.$G$1160];3;0)" office:value-type="string" office:string-value="LA1_LA24_P">
            <text:p>LA1_LA24_P</text:p>
          </table:table-cell>
          <table:table-cell table:style-name="ce4" table:formula="of:=VLOOKUP([.A481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P9</text:p>
          </table:table-cell>
          <table:table-cell table:style-name="ce4" office:value-type="string">
            <text:p>IO_L5P_T0_AD13P_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82];[UCF.$A$2:.$G$1160];2;0)" office:value-type="string" office:string-value="IO_L5P_T0_AD13P_35">
            <text:p>IO_L5P_T0_AD13P_35</text:p>
          </table:table-cell>
          <table:table-cell table:style-name="ce4" table:formula="of:=EXACT([.B482];[.F482])" office:value-type="boolean" office:boolean-value="true">
            <text:p>TRUE</text:p>
          </table:table-cell>
          <table:table-cell table:style-name="ce4" table:formula="of:=VLOOKUP([.A482];[UCF.$A$2:.$G$1160];3;0)" office:value-type="string" office:string-value="LA1_LA29_N">
            <text:p>LA1_LA29_N</text:p>
          </table:table-cell>
          <table:table-cell table:style-name="ce4" table:formula="of:=VLOOKUP([.A482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P8</text:p>
          </table:table-cell>
          <table:table-cell table:style-name="ce4" office:value-type="string">
            <text:p>IO_L5N_T0_AD13N_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83];[UCF.$A$2:.$G$1160];2;0)" office:value-type="string" office:string-value="IO_L5N_T0_AD13N_35">
            <text:p>IO_L5N_T0_AD13N_35</text:p>
          </table:table-cell>
          <table:table-cell table:style-name="ce4" table:formula="of:=EXACT([.B483];[.F483])" office:value-type="boolean" office:boolean-value="true">
            <text:p>TRUE</text:p>
          </table:table-cell>
          <table:table-cell table:style-name="ce4" table:formula="of:=VLOOKUP([.A483];[UCF.$A$2:.$G$1160];3;0)" office:value-type="string" office:string-value="LA1_LA29_P">
            <text:p>LA1_LA29_P</text:p>
          </table:table-cell>
          <table:table-cell table:style-name="ce4" table:formula="of:=VLOOKUP([.A483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P6</text:p>
          </table:table-cell>
          <table:table-cell table:style-name="ce4" office:value-type="string">
            <text:p>IO_L6P_T0_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84];[UCF.$A$2:.$G$1160];2;0)" office:value-type="string" office:string-value="IO_L6P_T0_35">
            <text:p>IO_L6P_T0_35</text:p>
          </table:table-cell>
          <table:table-cell table:style-name="ce4" table:formula="of:=EXACT([.B484];[.F484])" office:value-type="boolean" office:boolean-value="true">
            <text:p>TRUE</text:p>
          </table:table-cell>
          <table:table-cell table:style-name="ce4" table:formula="of:=VLOOKUP([.A484];[UCF.$A$2:.$G$1160];3;0)" office:value-type="string" office:string-value="FPGA_I2C_SCL">
            <text:p>FPGA_I2C_SCL</text:p>
          </table:table-cell>
          <table:table-cell table:style-name="ce4" table:formula="of:=VLOOKUP([.A484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N6</text:p>
          </table:table-cell>
          <table:table-cell table:style-name="ce4" office:value-type="string">
            <text:p>IO_L6N_T0_VREF_3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85];[UCF.$A$2:.$G$1160];2;0)" office:value-type="string" office:string-value="IO_L6N_T0_VREF_35">
            <text:p>IO_L6N_T0_VREF_35</text:p>
          </table:table-cell>
          <table:table-cell table:style-name="ce4" table:formula="of:=EXACT([.B485];[.F485])" office:value-type="boolean" office:boolean-value="true">
            <text:p>TRUE</text:p>
          </table:table-cell>
          <table:table-cell table:style-name="ce4" table:formula="of:=VLOOKUP([.A485];[UCF.$A$2:.$G$1160];3;0)" office:value-type="string" office:string-value="FMC1_VREF_A_M2C">
            <text:p>FMC1_VREF_A_M2C</text:p>
          </table:table-cell>
          <table:table-cell table:style-name="ce4" table:formula="of:=VLOOKUP([.A485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N1</text:p>
          </table:table-cell>
          <table:table-cell table:style-name="ce4" office:value-type="string">
            <text:p>IO_L7P_T1_AD6P_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86];[UCF.$A$2:.$G$1160];2;0)" office:value-type="string" office:string-value="IO_L7P_T1_AD6P_35">
            <text:p>IO_L7P_T1_AD6P_35</text:p>
          </table:table-cell>
          <table:table-cell table:style-name="ce4" table:formula="of:=EXACT([.B486];[.F486])" office:value-type="boolean" office:boolean-value="true">
            <text:p>TRUE</text:p>
          </table:table-cell>
          <table:table-cell table:style-name="ce4" table:formula="of:=VLOOKUP([.A486];[UCF.$A$2:.$G$1160];3;0)" office:value-type="string" office:string-value="LA1_LA30_P">
            <text:p>LA1_LA30_P</text:p>
          </table:table-cell>
          <table:table-cell table:style-name="ce4" table:formula="of:=VLOOKUP([.A486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M1</text:p>
          </table:table-cell>
          <table:table-cell table:style-name="ce4" office:value-type="string">
            <text:p>IO_L7N_T1_AD6N_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87];[UCF.$A$2:.$G$1160];2;0)" office:value-type="string" office:string-value="IO_L7N_T1_AD6N_35">
            <text:p>IO_L7N_T1_AD6N_35</text:p>
          </table:table-cell>
          <table:table-cell table:style-name="ce4" table:formula="of:=EXACT([.B487];[.F487])" office:value-type="boolean" office:boolean-value="true">
            <text:p>TRUE</text:p>
          </table:table-cell>
          <table:table-cell table:style-name="ce4" table:formula="of:=VLOOKUP([.A487];[UCF.$A$2:.$G$1160];3;0)" office:value-type="string" office:string-value="LA1_LA30_N">
            <text:p>LA1_LA30_N</text:p>
          </table:table-cell>
          <table:table-cell table:style-name="ce4" table:formula="of:=VLOOKUP([.A487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M5</text:p>
          </table:table-cell>
          <table:table-cell table:style-name="ce4" office:value-type="string">
            <text:p>IO_L8P_T1_AD14P_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88];[UCF.$A$2:.$G$1160];2;0)" office:value-type="string" office:string-value="IO_L8P_T1_AD14P_35">
            <text:p>IO_L8P_T1_AD14P_35</text:p>
          </table:table-cell>
          <table:table-cell table:style-name="ce4" table:formula="of:=EXACT([.B488];[.F488])" office:value-type="boolean" office:boolean-value="true">
            <text:p>TRUE</text:p>
          </table:table-cell>
          <table:table-cell table:style-name="ce4" table:formula="of:=VLOOKUP([.A488];[UCF.$A$2:.$G$1160];3;0)" office:value-type="string" office:string-value="LA1_LA22_P">
            <text:p>LA1_LA22_P</text:p>
          </table:table-cell>
          <table:table-cell table:style-name="ce4" table:formula="of:=VLOOKUP([.A488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M4</text:p>
          </table:table-cell>
          <table:table-cell table:style-name="ce4" office:value-type="string">
            <text:p>IO_L8N_T1_AD14N_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89];[UCF.$A$2:.$G$1160];2;0)" office:value-type="string" office:string-value="IO_L8N_T1_AD14N_35">
            <text:p>IO_L8N_T1_AD14N_35</text:p>
          </table:table-cell>
          <table:table-cell table:style-name="ce4" table:formula="of:=EXACT([.B489];[.F489])" office:value-type="boolean" office:boolean-value="true">
            <text:p>TRUE</text:p>
          </table:table-cell>
          <table:table-cell table:style-name="ce4" table:formula="of:=VLOOKUP([.A489];[UCF.$A$2:.$G$1160];3;0)" office:value-type="string" office:string-value="LA1_LA22_N">
            <text:p>LA1_LA22_N</text:p>
          </table:table-cell>
          <table:table-cell table:style-name="ce4" table:formula="of:=VLOOKUP([.A489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R1</text:p>
          </table:table-cell>
          <table:table-cell table:style-name="ce4" office:value-type="string">
            <text:p>IO_L9P_T1_DQS_AD7P_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90];[UCF.$A$2:.$G$1160];2;0)" office:value-type="string" office:string-value="IO_L9P_T1_DQS_AD7P_35">
            <text:p>IO_L9P_T1_DQS_AD7P_35</text:p>
          </table:table-cell>
          <table:table-cell table:style-name="ce4" table:formula="of:=EXACT([.B490];[.F490])" office:value-type="boolean" office:boolean-value="true">
            <text:p>TRUE</text:p>
          </table:table-cell>
          <table:table-cell table:style-name="ce4" table:formula="of:=VLOOKUP([.A490];[UCF.$A$2:.$G$1160];3;0)" office:value-type="string" office:string-value="LA1_LA32_P">
            <text:p>LA1_LA32_P</text:p>
          </table:table-cell>
          <table:table-cell table:style-name="ce4" table:formula="of:=VLOOKUP([.A490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P1</text:p>
          </table:table-cell>
          <table:table-cell table:style-name="ce4" office:value-type="string">
            <text:p>IO_L9N_T1_DQS_AD7N_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91];[UCF.$A$2:.$G$1160];2;0)" office:value-type="string" office:string-value="IO_L9N_T1_DQS_AD7N_35">
            <text:p>IO_L9N_T1_DQS_AD7N_35</text:p>
          </table:table-cell>
          <table:table-cell table:style-name="ce4" table:formula="of:=EXACT([.B491];[.F491])" office:value-type="boolean" office:boolean-value="true">
            <text:p>TRUE</text:p>
          </table:table-cell>
          <table:table-cell table:style-name="ce4" table:formula="of:=VLOOKUP([.A491];[UCF.$A$2:.$G$1160];3;0)" office:value-type="string" office:string-value="LA1_LA32_N">
            <text:p>LA1_LA32_N</text:p>
          </table:table-cell>
          <table:table-cell table:style-name="ce4" table:formula="of:=VLOOKUP([.A491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N3</text:p>
          </table:table-cell>
          <table:table-cell table:style-name="ce4" office:value-type="string">
            <text:p>IO_L10P_T1_AD15P_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92];[UCF.$A$2:.$G$1160];2;0)" office:value-type="string" office:string-value="IO_L10P_T1_AD15P_35">
            <text:p>IO_L10P_T1_AD15P_35</text:p>
          </table:table-cell>
          <table:table-cell table:style-name="ce4" table:formula="of:=EXACT([.B492];[.F492])" office:value-type="boolean" office:boolean-value="true">
            <text:p>TRUE</text:p>
          </table:table-cell>
          <table:table-cell table:style-name="ce4" table:formula="of:=VLOOKUP([.A492];[UCF.$A$2:.$G$1160];3;0)" office:value-type="string" office:string-value="LA1_LA23_N">
            <text:p>LA1_LA23_N</text:p>
          </table:table-cell>
          <table:table-cell table:style-name="ce4" table:formula="of:=VLOOKUP([.A492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N2</text:p>
          </table:table-cell>
          <table:table-cell table:style-name="ce4" office:value-type="string">
            <text:p>IO_L10N_T1_AD15N_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93];[UCF.$A$2:.$G$1160];2;0)" office:value-type="string" office:string-value="IO_L10N_T1_AD15N_35">
            <text:p>IO_L10N_T1_AD15N_35</text:p>
          </table:table-cell>
          <table:table-cell table:style-name="ce4" table:formula="of:=EXACT([.B493];[.F493])" office:value-type="boolean" office:boolean-value="true">
            <text:p>TRUE</text:p>
          </table:table-cell>
          <table:table-cell table:style-name="ce4" table:formula="of:=VLOOKUP([.A493];[UCF.$A$2:.$G$1160];3;0)" office:value-type="string" office:string-value="LA1_LA23_P">
            <text:p>LA1_LA23_P</text:p>
          </table:table-cell>
          <table:table-cell table:style-name="ce4" table:formula="of:=VLOOKUP([.A493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P4</text:p>
          </table:table-cell>
          <table:table-cell table:style-name="ce4" office:value-type="string">
            <text:p>IO_L11P_T1_SRCC_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94];[UCF.$A$2:.$G$1160];2;0)" office:value-type="string" office:string-value="IO_L11P_T1_SRCC_35">
            <text:p>IO_L11P_T1_SRCC_35</text:p>
          </table:table-cell>
          <table:table-cell table:style-name="ce4" table:formula="of:=EXACT([.B494];[.F494])" office:value-type="boolean" office:boolean-value="true">
            <text:p>TRUE</text:p>
          </table:table-cell>
          <table:table-cell table:style-name="ce4" table:formula="of:=VLOOKUP([.A494];[UCF.$A$2:.$G$1160];3;0)" office:value-type="string" office:string-value="LA1_LA18_CC_P">
            <text:p>LA1_LA18_CC_P</text:p>
          </table:table-cell>
          <table:table-cell table:style-name="ce4" table:formula="of:=VLOOKUP([.A494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P3</text:p>
          </table:table-cell>
          <table:table-cell table:style-name="ce4" office:value-type="string">
            <text:p>IO_L11N_T1_SRCC_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95];[UCF.$A$2:.$G$1160];2;0)" office:value-type="string" office:string-value="IO_L11N_T1_SRCC_35">
            <text:p>IO_L11N_T1_SRCC_35</text:p>
          </table:table-cell>
          <table:table-cell table:style-name="ce4" table:formula="of:=EXACT([.B495];[.F495])" office:value-type="boolean" office:boolean-value="true">
            <text:p>TRUE</text:p>
          </table:table-cell>
          <table:table-cell table:style-name="ce4" table:formula="of:=VLOOKUP([.A495];[UCF.$A$2:.$G$1160];3;0)" office:value-type="string" office:string-value="LA1_LA18_CC_N">
            <text:p>LA1_LA18_CC_N</text:p>
          </table:table-cell>
          <table:table-cell table:style-name="ce4" table:formula="of:=VLOOKUP([.A495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P5</text:p>
          </table:table-cell>
          <table:table-cell table:style-name="ce4" office:value-type="string">
            <text:p>IO_L12P_T1_MRCC_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96];[UCF.$A$2:.$G$1160];2;0)" office:value-type="string" office:string-value="IO_L12P_T1_MRCC_35">
            <text:p>IO_L12P_T1_MRCC_35</text:p>
          </table:table-cell>
          <table:table-cell table:style-name="ce4" table:formula="of:=EXACT([.B496];[.F496])" office:value-type="boolean" office:boolean-value="true">
            <text:p>TRUE</text:p>
          </table:table-cell>
          <table:table-cell table:style-name="ce4" table:formula="of:=VLOOKUP([.A496];[UCF.$A$2:.$G$1160];3;0)" office:value-type="string" office:string-value="CLKS1_CLK1_M2C_P">
            <text:p>CLKS1_CLK1_M2C_P</text:p>
          </table:table-cell>
          <table:table-cell table:style-name="ce4" table:formula="of:=VLOOKUP([.A496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N4</text:p>
          </table:table-cell>
          <table:table-cell table:style-name="ce4" office:value-type="string">
            <text:p>IO_L12N_T1_MRCC_3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97];[UCF.$A$2:.$G$1160];2;0)" office:value-type="string" office:string-value="IO_L12N_T1_MRCC_35">
            <text:p>IO_L12N_T1_MRCC_35</text:p>
          </table:table-cell>
          <table:table-cell table:style-name="ce4" table:formula="of:=EXACT([.B497];[.F497])" office:value-type="boolean" office:boolean-value="true">
            <text:p>TRUE</text:p>
          </table:table-cell>
          <table:table-cell table:style-name="ce4" table:formula="of:=VLOOKUP([.A497];[UCF.$A$2:.$G$1160];3;0)" office:value-type="string" office:string-value="CLKS1_CLK1_M2C_N">
            <text:p>CLKS1_CLK1_M2C_N</text:p>
          </table:table-cell>
          <table:table-cell table:style-name="ce4" table:formula="of:=VLOOKUP([.A497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R6</text:p>
          </table:table-cell>
          <table:table-cell table:style-name="ce4" office:value-type="string">
            <text:p>IO_L13P_T2_MRCC_3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98];[UCF.$A$2:.$G$1160];2;0)" office:value-type="string" office:string-value="IO_L13P_T2_MRCC_35">
            <text:p>IO_L13P_T2_MRCC_35</text:p>
          </table:table-cell>
          <table:table-cell table:style-name="ce4" table:formula="of:=EXACT([.B498];[.F498])" office:value-type="boolean" office:boolean-value="true">
            <text:p>TRUE</text:p>
          </table:table-cell>
          <table:table-cell table:style-name="ce4" table:formula="of:=VLOOKUP([.A498];[UCF.$A$2:.$G$1160];3;0)" office:value-type="string" office:string-value="CLKS1_CLK3_BIDIR_N">
            <text:p>CLKS1_CLK3_BIDIR_N</text:p>
          </table:table-cell>
          <table:table-cell table:style-name="ce4" table:formula="of:=VLOOKUP([.A498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R5</text:p>
          </table:table-cell>
          <table:table-cell table:style-name="ce4" office:value-type="string">
            <text:p>IO_L13N_T2_MRCC_3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499];[UCF.$A$2:.$G$1160];2;0)" office:value-type="string" office:string-value="IO_L13N_T2_MRCC_35">
            <text:p>IO_L13N_T2_MRCC_35</text:p>
          </table:table-cell>
          <table:table-cell table:style-name="ce4" table:formula="of:=EXACT([.B499];[.F499])" office:value-type="boolean" office:boolean-value="true">
            <text:p>TRUE</text:p>
          </table:table-cell>
          <table:table-cell table:style-name="ce4" table:formula="of:=VLOOKUP([.A499];[UCF.$A$2:.$G$1160];3;0)" office:value-type="string" office:string-value="CLKS1_CLK3_BIDIR_P">
            <text:p>CLKS1_CLK3_BIDIR_P</text:p>
          </table:table-cell>
          <table:table-cell table:style-name="ce4" table:formula="of:=VLOOKUP([.A499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T5</text:p>
          </table:table-cell>
          <table:table-cell table:style-name="ce4" office:value-type="string">
            <text:p>IO_L14P_T2_SRCC_3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00];[UCF.$A$2:.$G$1160];2;0)" office:value-type="string" office:string-value="IO_L14P_T2_SRCC_35">
            <text:p>IO_L14P_T2_SRCC_35</text:p>
          </table:table-cell>
          <table:table-cell table:style-name="ce4" table:formula="of:=EXACT([.B500];[.F500])" office:value-type="boolean" office:boolean-value="true">
            <text:p>TRUE</text:p>
          </table:table-cell>
          <table:table-cell table:style-name="ce4" table:formula="of:=VLOOKUP([.A500];[UCF.$A$2:.$G$1160];3;0)" office:value-type="string" office:string-value="LA1_LA17_CC_P">
            <text:p>LA1_LA17_CC_P</text:p>
          </table:table-cell>
          <table:table-cell table:style-name="ce4" table:formula="of:=VLOOKUP([.A500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T4</text:p>
          </table:table-cell>
          <table:table-cell table:style-name="ce4" office:value-type="string">
            <text:p>IO_L14N_T2_SRCC_3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01];[UCF.$A$2:.$G$1160];2;0)" office:value-type="string" office:string-value="IO_L14N_T2_SRCC_35">
            <text:p>IO_L14N_T2_SRCC_35</text:p>
          </table:table-cell>
          <table:table-cell table:style-name="ce4" table:formula="of:=EXACT([.B501];[.F501])" office:value-type="boolean" office:boolean-value="true">
            <text:p>TRUE</text:p>
          </table:table-cell>
          <table:table-cell table:style-name="ce4" table:formula="of:=VLOOKUP([.A501];[UCF.$A$2:.$G$1160];3;0)" office:value-type="string" office:string-value="LA1_LA17_CC_N">
            <text:p>LA1_LA17_CC_N</text:p>
          </table:table-cell>
          <table:table-cell table:style-name="ce4" table:formula="of:=VLOOKUP([.A501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R3</text:p>
          </table:table-cell>
          <table:table-cell table:style-name="ce4" office:value-type="string">
            <text:p>IO_L15P_T2_DQS_3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02];[UCF.$A$2:.$G$1160];2;0)" office:value-type="string" office:string-value="IO_L15P_T2_DQS_35">
            <text:p>IO_L15P_T2_DQS_35</text:p>
          </table:table-cell>
          <table:table-cell table:style-name="ce4" table:formula="of:=EXACT([.B502];[.F502])" office:value-type="boolean" office:boolean-value="true">
            <text:p>TRUE</text:p>
          </table:table-cell>
          <table:table-cell table:style-name="ce4" table:formula="of:=VLOOKUP([.A502];[UCF.$A$2:.$G$1160];3;0)" office:value-type="string" office:string-value="LA1_LA27_P">
            <text:p>LA1_LA27_P</text:p>
          </table:table-cell>
          <table:table-cell table:style-name="ce4" table:formula="of:=VLOOKUP([.A502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R2</text:p>
          </table:table-cell>
          <table:table-cell table:style-name="ce4" office:value-type="string">
            <text:p>IO_L15N_T2_DQS_3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03];[UCF.$A$2:.$G$1160];2;0)" office:value-type="string" office:string-value="IO_L15N_T2_DQS_35">
            <text:p>IO_L15N_T2_DQS_35</text:p>
          </table:table-cell>
          <table:table-cell table:style-name="ce4" table:formula="of:=EXACT([.B503];[.F503])" office:value-type="boolean" office:boolean-value="true">
            <text:p>TRUE</text:p>
          </table:table-cell>
          <table:table-cell table:style-name="ce4" table:formula="of:=VLOOKUP([.A503];[UCF.$A$2:.$G$1160];3;0)" office:value-type="string" office:string-value="LA1_LA27_N">
            <text:p>LA1_LA27_N</text:p>
          </table:table-cell>
          <table:table-cell table:style-name="ce4" table:formula="of:=VLOOKUP([.A503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U2</text:p>
          </table:table-cell>
          <table:table-cell table:style-name="ce4" office:value-type="string">
            <text:p>IO_L16P_T2_3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04];[UCF.$A$2:.$G$1160];2;0)" office:value-type="string" office:string-value="IO_L16P_T2_35">
            <text:p>IO_L16P_T2_35</text:p>
          </table:table-cell>
          <table:table-cell table:style-name="ce4" table:formula="of:=EXACT([.B504];[.F504])" office:value-type="boolean" office:boolean-value="true">
            <text:p>TRUE</text:p>
          </table:table-cell>
          <table:table-cell table:style-name="ce4" table:formula="of:=VLOOKUP([.A504];[UCF.$A$2:.$G$1160];3;0)" office:value-type="string" office:string-value="LA1_LA33_N">
            <text:p>LA1_LA33_N</text:p>
          </table:table-cell>
          <table:table-cell table:style-name="ce4" table:formula="of:=VLOOKUP([.A504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U1</text:p>
          </table:table-cell>
          <table:table-cell table:style-name="ce4" office:value-type="string">
            <text:p>IO_L16N_T2_3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05];[UCF.$A$2:.$G$1160];2;0)" office:value-type="string" office:string-value="IO_L16N_T2_35">
            <text:p>IO_L16N_T2_35</text:p>
          </table:table-cell>
          <table:table-cell table:style-name="ce4" table:formula="of:=EXACT([.B505];[.F505])" office:value-type="boolean" office:boolean-value="true">
            <text:p>TRUE</text:p>
          </table:table-cell>
          <table:table-cell table:style-name="ce4" table:formula="of:=VLOOKUP([.A505];[UCF.$A$2:.$G$1160];3;0)" office:value-type="string" office:string-value="LA1_LA33_P">
            <text:p>LA1_LA33_P</text:p>
          </table:table-cell>
          <table:table-cell table:style-name="ce4" table:formula="of:=VLOOKUP([.A505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T3</text:p>
          </table:table-cell>
          <table:table-cell table:style-name="ce4" office:value-type="string">
            <text:p>IO_L17P_T2_3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06];[UCF.$A$2:.$G$1160];2;0)" office:value-type="string" office:string-value="IO_L17P_T2_35">
            <text:p>IO_L17P_T2_35</text:p>
          </table:table-cell>
          <table:table-cell table:style-name="ce4" table:formula="of:=EXACT([.B506];[.F506])" office:value-type="boolean" office:boolean-value="true">
            <text:p>TRUE</text:p>
          </table:table-cell>
          <table:table-cell table:style-name="ce4" table:formula="of:=VLOOKUP([.A506];[UCF.$A$2:.$G$1160];3;0)" office:value-type="string" office:string-value="LA1_LA26_P">
            <text:p>LA1_LA26_P</text:p>
          </table:table-cell>
          <table:table-cell table:style-name="ce4" table:formula="of:=VLOOKUP([.A506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T2</text:p>
          </table:table-cell>
          <table:table-cell table:style-name="ce4" office:value-type="string">
            <text:p>IO_L17N_T2_3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07];[UCF.$A$2:.$G$1160];2;0)" office:value-type="string" office:string-value="IO_L17N_T2_35">
            <text:p>IO_L17N_T2_35</text:p>
          </table:table-cell>
          <table:table-cell table:style-name="ce4" table:formula="of:=EXACT([.B507];[.F507])" office:value-type="boolean" office:boolean-value="true">
            <text:p>TRUE</text:p>
          </table:table-cell>
          <table:table-cell table:style-name="ce4" table:formula="of:=VLOOKUP([.A507];[UCF.$A$2:.$G$1160];3;0)" office:value-type="string" office:string-value="LA1_LA26_N">
            <text:p>LA1_LA26_N</text:p>
          </table:table-cell>
          <table:table-cell table:style-name="ce4" table:formula="of:=VLOOKUP([.A507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U5</text:p>
          </table:table-cell>
          <table:table-cell table:style-name="ce4" office:value-type="string">
            <text:p>IO_L18P_T2_3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08];[UCF.$A$2:.$G$1160];2;0)" office:value-type="string" office:string-value="IO_L18P_T2_35">
            <text:p>IO_L18P_T2_35</text:p>
          </table:table-cell>
          <table:table-cell table:style-name="ce4" table:formula="of:=EXACT([.B508];[.F508])" office:value-type="boolean" office:boolean-value="true">
            <text:p>TRUE</text:p>
          </table:table-cell>
          <table:table-cell table:style-name="ce4" table:formula="of:=VLOOKUP([.A508];[UCF.$A$2:.$G$1160];3;0)" office:value-type="string" office:string-value="LA1_LA19_P">
            <text:p>LA1_LA19_P</text:p>
          </table:table-cell>
          <table:table-cell table:style-name="ce4" table:formula="of:=VLOOKUP([.A508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U4</text:p>
          </table:table-cell>
          <table:table-cell table:style-name="ce4" office:value-type="string">
            <text:p>IO_L18N_T2_3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09];[UCF.$A$2:.$G$1160];2;0)" office:value-type="string" office:string-value="IO_L18N_T2_35">
            <text:p>IO_L18N_T2_35</text:p>
          </table:table-cell>
          <table:table-cell table:style-name="ce4" table:formula="of:=EXACT([.B509];[.F509])" office:value-type="boolean" office:boolean-value="true">
            <text:p>TRUE</text:p>
          </table:table-cell>
          <table:table-cell table:style-name="ce4" table:formula="of:=VLOOKUP([.A509];[UCF.$A$2:.$G$1160];3;0)" office:value-type="string" office:string-value="LA1_LA19_N">
            <text:p>LA1_LA19_N</text:p>
          </table:table-cell>
          <table:table-cell table:style-name="ce4" table:formula="of:=VLOOKUP([.A509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R8</text:p>
          </table:table-cell>
          <table:table-cell table:style-name="ce4" office:value-type="string">
            <text:p>IO_L19P_T3_3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10];[UCF.$A$2:.$G$1160];2;0)" office:value-type="string" office:string-value="IO_L19P_T3_35">
            <text:p>IO_L19P_T3_35</text:p>
          </table:table-cell>
          <table:table-cell table:style-name="ce4" table:formula="of:=EXACT([.B510];[.F510])" office:value-type="boolean" office:boolean-value="true">
            <text:p>TRUE</text:p>
          </table:table-cell>
          <table:table-cell table:style-name="ce4" table:formula="of:=VLOOKUP([.A510];[UCF.$A$2:.$G$1160];3;0)" office:value-type="string" office:string-value="NetIC2_R8">
            <text:p>NetIC2_R8</text:p>
          </table:table-cell>
          <table:table-cell table:style-name="ce4" table:formula="of:=VLOOKUP([.A510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R7</text:p>
          </table:table-cell>
          <table:table-cell table:style-name="ce4" office:value-type="string">
            <text:p>IO_L19N_T3_VREF_3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11];[UCF.$A$2:.$G$1160];2;0)" office:value-type="string" office:string-value="IO_L19N_T3_VREF_35">
            <text:p>IO_L19N_T3_VREF_35</text:p>
          </table:table-cell>
          <table:table-cell table:style-name="ce4" table:formula="of:=EXACT([.B511];[.F511])" office:value-type="boolean" office:boolean-value="true">
            <text:p>TRUE</text:p>
          </table:table-cell>
          <table:table-cell table:style-name="ce4" table:formula="of:=VLOOKUP([.A511];[UCF.$A$2:.$G$1160];3;0)" office:value-type="string" office:string-value="FMC1_VREF_A_M2C">
            <text:p>FMC1_VREF_A_M2C</text:p>
          </table:table-cell>
          <table:table-cell table:style-name="ce4" table:formula="of:=VLOOKUP([.A511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R10</text:p>
          </table:table-cell>
          <table:table-cell table:style-name="ce4" office:value-type="string">
            <text:p>IO_L20P_T3_3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12];[UCF.$A$2:.$G$1160];2;0)" office:value-type="string" office:string-value="IO_L20P_T3_35">
            <text:p>IO_L20P_T3_35</text:p>
          </table:table-cell>
          <table:table-cell table:style-name="ce4" table:formula="of:=EXACT([.B512];[.F512])" office:value-type="boolean" office:boolean-value="true">
            <text:p>TRUE</text:p>
          </table:table-cell>
          <table:table-cell table:style-name="ce4" table:formula="of:=VLOOKUP([.A512];[UCF.$A$2:.$G$1160];3;0)" office:value-type="string" office:string-value="LA1_LA20_N">
            <text:p>LA1_LA20_N</text:p>
          </table:table-cell>
          <table:table-cell table:style-name="ce4" table:formula="of:=VLOOKUP([.A512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P10</text:p>
          </table:table-cell>
          <table:table-cell table:style-name="ce4" office:value-type="string">
            <text:p>IO_L20N_T3_3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13];[UCF.$A$2:.$G$1160];2;0)" office:value-type="string" office:string-value="IO_L20N_T3_35">
            <text:p>IO_L20N_T3_35</text:p>
          </table:table-cell>
          <table:table-cell table:style-name="ce4" table:formula="of:=EXACT([.B513];[.F513])" office:value-type="boolean" office:boolean-value="true">
            <text:p>TRUE</text:p>
          </table:table-cell>
          <table:table-cell table:style-name="ce4" table:formula="of:=VLOOKUP([.A513];[UCF.$A$2:.$G$1160];3;0)" office:value-type="string" office:string-value="LA1_LA20_P">
            <text:p>LA1_LA20_P</text:p>
          </table:table-cell>
          <table:table-cell table:style-name="ce4" table:formula="of:=VLOOKUP([.A513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U10</text:p>
          </table:table-cell>
          <table:table-cell table:style-name="ce4" office:value-type="string">
            <text:p>IO_L21P_T3_DQS_3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14];[UCF.$A$2:.$G$1160];2;0)" office:value-type="string" office:string-value="IO_L21P_T3_DQS_35">
            <text:p>IO_L21P_T3_DQS_35</text:p>
          </table:table-cell>
          <table:table-cell table:style-name="ce4" table:formula="of:=EXACT([.B514];[.F514])" office:value-type="boolean" office:boolean-value="true">
            <text:p>TRUE</text:p>
          </table:table-cell>
          <table:table-cell table:style-name="ce4" table:formula="of:=VLOOKUP([.A514];[UCF.$A$2:.$G$1160];3;0)" office:value-type="string" office:string-value="LA1_LAXX_SPARE5_P">
            <text:p>LA1_LAXX_SPARE5_P</text:p>
          </table:table-cell>
          <table:table-cell table:style-name="ce4" table:formula="of:=VLOOKUP([.A514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T10</text:p>
          </table:table-cell>
          <table:table-cell table:style-name="ce4" office:value-type="string">
            <text:p>IO_L21N_T3_DQS_3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15];[UCF.$A$2:.$G$1160];2;0)" office:value-type="string" office:string-value="IO_L21N_T3_DQS_35">
            <text:p>IO_L21N_T3_DQS_35</text:p>
          </table:table-cell>
          <table:table-cell table:style-name="ce4" table:formula="of:=EXACT([.B515];[.F515])" office:value-type="boolean" office:boolean-value="true">
            <text:p>TRUE</text:p>
          </table:table-cell>
          <table:table-cell table:style-name="ce4" table:formula="of:=VLOOKUP([.A515];[UCF.$A$2:.$G$1160];3;0)" office:value-type="string" office:string-value="LA1_LAXX_SPARE5_N">
            <text:p>LA1_LAXX_SPARE5_N</text:p>
          </table:table-cell>
          <table:table-cell table:style-name="ce4" table:formula="of:=VLOOKUP([.A515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U7</text:p>
          </table:table-cell>
          <table:table-cell table:style-name="ce4" office:value-type="string">
            <text:p>IO_L22P_T3_3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16];[UCF.$A$2:.$G$1160];2;0)" office:value-type="string" office:string-value="IO_L22P_T3_35">
            <text:p>IO_L22P_T3_35</text:p>
          </table:table-cell>
          <table:table-cell table:style-name="ce4" table:formula="of:=EXACT([.B516];[.F516])" office:value-type="boolean" office:boolean-value="true">
            <text:p>TRUE</text:p>
          </table:table-cell>
          <table:table-cell table:style-name="ce4" table:formula="of:=VLOOKUP([.A516];[UCF.$A$2:.$G$1160];3;0)" office:value-type="string" office:string-value="LA1_LA31_N">
            <text:p>LA1_LA31_N</text:p>
          </table:table-cell>
          <table:table-cell table:style-name="ce4" table:formula="of:=VLOOKUP([.A516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U6</text:p>
          </table:table-cell>
          <table:table-cell table:style-name="ce4" office:value-type="string">
            <text:p>IO_L22N_T3_3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17];[UCF.$A$2:.$G$1160];2;0)" office:value-type="string" office:string-value="IO_L22N_T3_35">
            <text:p>IO_L22N_T3_35</text:p>
          </table:table-cell>
          <table:table-cell table:style-name="ce4" table:formula="of:=EXACT([.B517];[.F517])" office:value-type="boolean" office:boolean-value="true">
            <text:p>TRUE</text:p>
          </table:table-cell>
          <table:table-cell table:style-name="ce4" table:formula="of:=VLOOKUP([.A517];[UCF.$A$2:.$G$1160];3;0)" office:value-type="string" office:string-value="LA1_LA31_P">
            <text:p>LA1_LA31_P</text:p>
          </table:table-cell>
          <table:table-cell table:style-name="ce4" table:formula="of:=VLOOKUP([.A517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T8</text:p>
          </table:table-cell>
          <table:table-cell table:style-name="ce4" office:value-type="string">
            <text:p>IO_L23P_T3_3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18];[UCF.$A$2:.$G$1160];2;0)" office:value-type="string" office:string-value="IO_L23P_T3_35">
            <text:p>IO_L23P_T3_35</text:p>
          </table:table-cell>
          <table:table-cell table:style-name="ce4" table:formula="of:=EXACT([.B518];[.F518])" office:value-type="boolean" office:boolean-value="true">
            <text:p>TRUE</text:p>
          </table:table-cell>
          <table:table-cell table:style-name="ce4" table:formula="of:=VLOOKUP([.A518];[UCF.$A$2:.$G$1160];3;0)" office:value-type="string" office:string-value="LA1_LA28_P">
            <text:p>LA1_LA28_P</text:p>
          </table:table-cell>
          <table:table-cell table:style-name="ce4" table:formula="of:=VLOOKUP([.A518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T7</text:p>
          </table:table-cell>
          <table:table-cell table:style-name="ce4" office:value-type="string">
            <text:p>IO_L23N_T3_3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19];[UCF.$A$2:.$G$1160];2;0)" office:value-type="string" office:string-value="IO_L23N_T3_35">
            <text:p>IO_L23N_T3_35</text:p>
          </table:table-cell>
          <table:table-cell table:style-name="ce4" table:formula="of:=EXACT([.B519];[.F519])" office:value-type="boolean" office:boolean-value="true">
            <text:p>TRUE</text:p>
          </table:table-cell>
          <table:table-cell table:style-name="ce4" table:formula="of:=VLOOKUP([.A519];[UCF.$A$2:.$G$1160];3;0)" office:value-type="string" office:string-value="LA1_LA28_N">
            <text:p>LA1_LA28_N</text:p>
          </table:table-cell>
          <table:table-cell table:style-name="ce4" table:formula="of:=VLOOKUP([.A519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U9</text:p>
          </table:table-cell>
          <table:table-cell table:style-name="ce4" office:value-type="string">
            <text:p>IO_L24P_T3_3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20];[UCF.$A$2:.$G$1160];2;0)" office:value-type="string" office:string-value="IO_L24P_T3_35">
            <text:p>IO_L24P_T3_35</text:p>
          </table:table-cell>
          <table:table-cell table:style-name="ce4" table:formula="of:=EXACT([.B520];[.F520])" office:value-type="boolean" office:boolean-value="true">
            <text:p>TRUE</text:p>
          </table:table-cell>
          <table:table-cell table:style-name="ce4" table:formula="of:=VLOOKUP([.A520];[UCF.$A$2:.$G$1160];3;0)" office:value-type="string" office:string-value="LA1_LAXX_SPARE3_N">
            <text:p>LA1_LAXX_SPARE3_N</text:p>
          </table:table-cell>
          <table:table-cell table:style-name="ce4" table:formula="of:=VLOOKUP([.A520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T9</text:p>
          </table:table-cell>
          <table:table-cell table:style-name="ce4" office:value-type="string">
            <text:p>IO_L24N_T3_3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21];[UCF.$A$2:.$G$1160];2;0)" office:value-type="string" office:string-value="IO_L24N_T3_35">
            <text:p>IO_L24N_T3_35</text:p>
          </table:table-cell>
          <table:table-cell table:style-name="ce4" table:formula="of:=EXACT([.B521];[.F521])" office:value-type="boolean" office:boolean-value="true">
            <text:p>TRUE</text:p>
          </table:table-cell>
          <table:table-cell table:style-name="ce4" table:formula="of:=VLOOKUP([.A521];[UCF.$A$2:.$G$1160];3;0)" office:value-type="string" office:string-value="LA1_LAXX_SPARE3_P">
            <text:p>LA1_LAXX_SPARE3_P</text:p>
          </table:table-cell>
          <table:table-cell table:style-name="ce4" table:formula="of:=VLOOKUP([.A521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U11</text:p>
          </table:table-cell>
          <table:table-cell table:style-name="ce4" office:value-type="string">
            <text:p>IO_25_35</text:p>
          </table:table-cell>
          <table:table-cell table:style-name="ce4" office:value-type="string">
            <text:p>NA</text:p>
          </table:table-cell>
          <table:table-cell table:style-name="ce4" office:value-type="float" office:value="35">
            <text:p>35</text:p>
          </table:table-cell>
          <table:table-cell/>
          <table:table-cell table:style-name="ce4" table:formula="of:=VLOOKUP([.A522];[UCF.$A$2:.$G$1160];2;0)" office:value-type="string" office:string-value="IO_25_35">
            <text:p>IO_25_35</text:p>
          </table:table-cell>
          <table:table-cell table:style-name="ce4" table:formula="of:=EXACT([.B522];[.F522])" office:value-type="boolean" office:boolean-value="true">
            <text:p>TRUE</text:p>
          </table:table-cell>
          <table:table-cell table:style-name="ce4" table:formula="of:=VLOOKUP([.A522];[UCF.$A$2:.$G$1160];3;0)" office:value-type="string" office:string-value="NetIC2_U11">
            <text:p>NetIC2_U11</text:p>
          </table:table-cell>
          <table:table-cell table:style-name="ce4" table:formula="of:=VLOOKUP([.A522];[UCF.$A$2:.$G$1160];6;0)" office:value-type="float" office:value="10">
            <text:p>10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2" office:value-type="string">
            <text:p>H12</text:p>
          </table:table-cell>
          <table:table-cell table:style-name="ce2" office:value-type="string">
            <text:p>IO_0_36</text:p>
          </table:table-cell>
          <table:table-cell table:style-name="ce2" office:value-type="string">
            <text:p>NA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23];[UCF.$A$2:.$G$1160];2;0)" office:value-type="string" office:string-value="IO_0_36">
            <text:p>IO_0_36</text:p>
          </table:table-cell>
          <table:table-cell table:style-name="ce2" table:formula="of:=EXACT([.B523];[.F523])" office:value-type="boolean" office:boolean-value="true">
            <text:p>TRUE</text:p>
          </table:table-cell>
          <table:table-cell table:style-name="ce2" table:formula="of:=VLOOKUP([.A523];[UCF.$A$2:.$G$1160];3;0)" office:value-type="string" office:string-value="LED_B">
            <text:p>LED_B</text:p>
          </table:table-cell>
          <table:table-cell table:style-name="ce2" table:formula="of:=VLOOKUP([.A523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L12</text:p>
          </table:table-cell>
          <table:table-cell table:style-name="ce2" office:value-type="string">
            <text:p>IO_L1P_T0_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24];[UCF.$A$2:.$G$1160];2;0)" office:value-type="string" office:string-value="IO_L1P_T0_36">
            <text:p>IO_L1P_T0_36</text:p>
          </table:table-cell>
          <table:table-cell table:style-name="ce2" table:formula="of:=EXACT([.B524];[.F524])" office:value-type="boolean" office:boolean-value="true">
            <text:p>TRUE</text:p>
          </table:table-cell>
          <table:table-cell table:style-name="ce2" table:formula="of:=VLOOKUP([.A524];[UCF.$A$2:.$G$1160];3;0)" office:value-type="string" office:string-value="LA1_LAXX_SPARE1_N">
            <text:p>LA1_LAXX_SPARE1_N</text:p>
          </table:table-cell>
          <table:table-cell table:style-name="ce2" table:formula="of:=VLOOKUP([.A524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K12</text:p>
          </table:table-cell>
          <table:table-cell table:style-name="ce2" office:value-type="string">
            <text:p>IO_L1N_T0_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25];[UCF.$A$2:.$G$1160];2;0)" office:value-type="string" office:string-value="IO_L1N_T0_36">
            <text:p>IO_L1N_T0_36</text:p>
          </table:table-cell>
          <table:table-cell table:style-name="ce2" table:formula="of:=EXACT([.B525];[.F525])" office:value-type="boolean" office:boolean-value="true">
            <text:p>TRUE</text:p>
          </table:table-cell>
          <table:table-cell table:style-name="ce2" table:formula="of:=VLOOKUP([.A525];[UCF.$A$2:.$G$1160];3;0)" office:value-type="string" office:string-value="LA1_LAXX_SPARE1_P">
            <text:p>LA1_LAXX_SPARE1_P</text:p>
          </table:table-cell>
          <table:table-cell table:style-name="ce2" table:formula="of:=VLOOKUP([.A525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G10</text:p>
          </table:table-cell>
          <table:table-cell table:style-name="ce2" office:value-type="string">
            <text:p>IO_L2P_T0_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26];[UCF.$A$2:.$G$1160];2;0)" office:value-type="string" office:string-value="IO_L2P_T0_36">
            <text:p>IO_L2P_T0_36</text:p>
          </table:table-cell>
          <table:table-cell table:style-name="ce2" table:formula="of:=EXACT([.B526];[.F526])" office:value-type="boolean" office:boolean-value="true">
            <text:p>TRUE</text:p>
          </table:table-cell>
          <table:table-cell table:style-name="ce2" table:formula="of:=VLOOKUP([.A526];[UCF.$A$2:.$G$1160];3;0)" office:value-type="string" office:string-value="LA1_LA13_P">
            <text:p>LA1_LA13_P</text:p>
          </table:table-cell>
          <table:table-cell table:style-name="ce2" table:formula="of:=VLOOKUP([.A526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G9</text:p>
          </table:table-cell>
          <table:table-cell table:style-name="ce2" office:value-type="string">
            <text:p>IO_L2N_T0_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27];[UCF.$A$2:.$G$1160];2;0)" office:value-type="string" office:string-value="IO_L2N_T0_36">
            <text:p>IO_L2N_T0_36</text:p>
          </table:table-cell>
          <table:table-cell table:style-name="ce2" table:formula="of:=EXACT([.B527];[.F527])" office:value-type="boolean" office:boolean-value="true">
            <text:p>TRUE</text:p>
          </table:table-cell>
          <table:table-cell table:style-name="ce2" table:formula="of:=VLOOKUP([.A527];[UCF.$A$2:.$G$1160];3;0)" office:value-type="string" office:string-value="LA1_LA13_N">
            <text:p>LA1_LA13_N</text:p>
          </table:table-cell>
          <table:table-cell table:style-name="ce2" table:formula="of:=VLOOKUP([.A527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K11</text:p>
          </table:table-cell>
          <table:table-cell table:style-name="ce2" office:value-type="string">
            <text:p>IO_L3P_T0_DQS_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28];[UCF.$A$2:.$G$1160];2;0)" office:value-type="string" office:string-value="IO_L3P_T0_DQS_36">
            <text:p>IO_L3P_T0_DQS_36</text:p>
          </table:table-cell>
          <table:table-cell table:style-name="ce2" table:formula="of:=EXACT([.B528];[.F528])" office:value-type="boolean" office:boolean-value="true">
            <text:p>TRUE</text:p>
          </table:table-cell>
          <table:table-cell table:style-name="ce2" table:formula="of:=VLOOKUP([.A528];[UCF.$A$2:.$G$1160];3;0)" office:value-type="string" office:string-value="LA1_LA15_N">
            <text:p>LA1_LA15_N</text:p>
          </table:table-cell>
          <table:table-cell table:style-name="ce2" table:formula="of:=VLOOKUP([.A528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J11</text:p>
          </table:table-cell>
          <table:table-cell table:style-name="ce2" office:value-type="string">
            <text:p>IO_L3N_T0_DQS_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29];[UCF.$A$2:.$G$1160];2;0)" office:value-type="string" office:string-value="IO_L3N_T0_DQS_36">
            <text:p>IO_L3N_T0_DQS_36</text:p>
          </table:table-cell>
          <table:table-cell table:style-name="ce2" table:formula="of:=EXACT([.B529];[.F529])" office:value-type="boolean" office:boolean-value="true">
            <text:p>TRUE</text:p>
          </table:table-cell>
          <table:table-cell table:style-name="ce2" table:formula="of:=VLOOKUP([.A529];[UCF.$A$2:.$G$1160];3;0)" office:value-type="string" office:string-value="LA1_LA15_P">
            <text:p>LA1_LA15_P</text:p>
          </table:table-cell>
          <table:table-cell table:style-name="ce2" table:formula="of:=VLOOKUP([.A529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H11</text:p>
          </table:table-cell>
          <table:table-cell table:style-name="ce2" office:value-type="string">
            <text:p>IO_L4P_T0_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30];[UCF.$A$2:.$G$1160];2;0)" office:value-type="string" office:string-value="IO_L4P_T0_36">
            <text:p>IO_L4P_T0_36</text:p>
          </table:table-cell>
          <table:table-cell table:style-name="ce2" table:formula="of:=EXACT([.B530];[.F530])" office:value-type="boolean" office:boolean-value="true">
            <text:p>TRUE</text:p>
          </table:table-cell>
          <table:table-cell table:style-name="ce2" table:formula="of:=VLOOKUP([.A530];[UCF.$A$2:.$G$1160];3;0)" office:value-type="string" office:string-value="LA1_LAXX_SPARE6_P">
            <text:p>LA1_LAXX_SPARE6_P</text:p>
          </table:table-cell>
          <table:table-cell table:style-name="ce2" table:formula="of:=VLOOKUP([.A530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G11</text:p>
          </table:table-cell>
          <table:table-cell table:style-name="ce2" office:value-type="string">
            <text:p>IO_L4N_T0_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31];[UCF.$A$2:.$G$1160];2;0)" office:value-type="string" office:string-value="IO_L4N_T0_36">
            <text:p>IO_L4N_T0_36</text:p>
          </table:table-cell>
          <table:table-cell table:style-name="ce2" table:formula="of:=EXACT([.B531];[.F531])" office:value-type="boolean" office:boolean-value="true">
            <text:p>TRUE</text:p>
          </table:table-cell>
          <table:table-cell table:style-name="ce2" table:formula="of:=VLOOKUP([.A531];[UCF.$A$2:.$G$1160];3;0)" office:value-type="string" office:string-value="LA1_LAXX_SPARE6_N">
            <text:p>LA1_LAXX_SPARE6_N</text:p>
          </table:table-cell>
          <table:table-cell table:style-name="ce2" table:formula="of:=VLOOKUP([.A531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L10</text:p>
          </table:table-cell>
          <table:table-cell table:style-name="ce2" office:value-type="string">
            <text:p>IO_L5P_T0_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32];[UCF.$A$2:.$G$1160];2;0)" office:value-type="string" office:string-value="IO_L5P_T0_36">
            <text:p>IO_L5P_T0_36</text:p>
          </table:table-cell>
          <table:table-cell table:style-name="ce2" table:formula="of:=EXACT([.B532];[.F532])" office:value-type="boolean" office:boolean-value="true">
            <text:p>TRUE</text:p>
          </table:table-cell>
          <table:table-cell table:style-name="ce2" table:formula="of:=VLOOKUP([.A532];[UCF.$A$2:.$G$1160];3;0)" office:value-type="string" office:string-value="LA1_LA16_P">
            <text:p>LA1_LA16_P</text:p>
          </table:table-cell>
          <table:table-cell table:style-name="ce2" table:formula="of:=VLOOKUP([.A532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L9</text:p>
          </table:table-cell>
          <table:table-cell table:style-name="ce2" office:value-type="string">
            <text:p>IO_L5N_T0_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33];[UCF.$A$2:.$G$1160];2;0)" office:value-type="string" office:string-value="IO_L5N_T0_36">
            <text:p>IO_L5N_T0_36</text:p>
          </table:table-cell>
          <table:table-cell table:style-name="ce2" table:formula="of:=EXACT([.B533];[.F533])" office:value-type="boolean" office:boolean-value="true">
            <text:p>TRUE</text:p>
          </table:table-cell>
          <table:table-cell table:style-name="ce2" table:formula="of:=VLOOKUP([.A533];[UCF.$A$2:.$G$1160];3;0)" office:value-type="string" office:string-value="LA1_LA16_N">
            <text:p>LA1_LA16_N</text:p>
          </table:table-cell>
          <table:table-cell table:style-name="ce2" table:formula="of:=VLOOKUP([.A533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K10</text:p>
          </table:table-cell>
          <table:table-cell table:style-name="ce2" office:value-type="string">
            <text:p>IO_L6P_T0_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34];[UCF.$A$2:.$G$1160];2;0)" office:value-type="string" office:string-value="IO_L6P_T0_36">
            <text:p>IO_L6P_T0_36</text:p>
          </table:table-cell>
          <table:table-cell table:style-name="ce2" table:formula="of:=EXACT([.B534];[.F534])" office:value-type="boolean" office:boolean-value="true">
            <text:p>TRUE</text:p>
          </table:table-cell>
          <table:table-cell table:style-name="ce2" table:formula="of:=VLOOKUP([.A534];[UCF.$A$2:.$G$1160];3;0)" office:value-type="string" office:string-value="LED_R">
            <text:p>LED_R</text:p>
          </table:table-cell>
          <table:table-cell table:style-name="ce2" table:formula="of:=VLOOKUP([.A534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J10</text:p>
          </table:table-cell>
          <table:table-cell table:style-name="ce2" office:value-type="string">
            <text:p>IO_L6N_T0_VREF_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35];[UCF.$A$2:.$G$1160];2;0)" office:value-type="string" office:string-value="IO_L6N_T0_VREF_36">
            <text:p>IO_L6N_T0_VREF_36</text:p>
          </table:table-cell>
          <table:table-cell table:style-name="ce2" table:formula="of:=EXACT([.B535];[.F535])" office:value-type="boolean" office:boolean-value="true">
            <text:p>TRUE</text:p>
          </table:table-cell>
          <table:table-cell table:style-name="ce2" table:formula="of:=VLOOKUP([.A535];[UCF.$A$2:.$G$1160];3;0)" office:value-type="string" office:string-value="FMC1_VREF_A_M2C">
            <text:p>FMC1_VREF_A_M2C</text:p>
          </table:table-cell>
          <table:table-cell table:style-name="ce2" table:formula="of:=VLOOKUP([.A535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J9</text:p>
          </table:table-cell>
          <table:table-cell table:style-name="ce2" office:value-type="string">
            <text:p>IO_L7P_T1_3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36];[UCF.$A$2:.$G$1160];2;0)" office:value-type="string" office:string-value="IO_L7P_T1_36">
            <text:p>IO_L7P_T1_36</text:p>
          </table:table-cell>
          <table:table-cell table:style-name="ce2" table:formula="of:=EXACT([.B536];[.F536])" office:value-type="boolean" office:boolean-value="true">
            <text:p>TRUE</text:p>
          </table:table-cell>
          <table:table-cell table:style-name="ce2" table:formula="of:=VLOOKUP([.A536];[UCF.$A$2:.$G$1160];3;0)" office:value-type="string" office:string-value="FLASH_CSN">
            <text:p>FLASH_CSN</text:p>
          </table:table-cell>
          <table:table-cell table:style-name="ce2" table:formula="of:=VLOOKUP([.A536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J8</text:p>
          </table:table-cell>
          <table:table-cell table:style-name="ce2" office:value-type="string">
            <text:p>IO_L7N_T1_3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37];[UCF.$A$2:.$G$1160];2;0)" office:value-type="string" office:string-value="IO_L7N_T1_36">
            <text:p>IO_L7N_T1_36</text:p>
          </table:table-cell>
          <table:table-cell table:style-name="ce2" table:formula="of:=EXACT([.B537];[.F537])" office:value-type="boolean" office:boolean-value="true">
            <text:p>TRUE</text:p>
          </table:table-cell>
          <table:table-cell table:style-name="ce2" table:formula="of:=VLOOKUP([.A537];[UCF.$A$2:.$G$1160];3;0)" office:value-type="string" office:string-value="FLASH_CLK">
            <text:p>FLASH_CLK</text:p>
          </table:table-cell>
          <table:table-cell table:style-name="ce2" table:formula="of:=VLOOKUP([.A537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H9</text:p>
          </table:table-cell>
          <table:table-cell table:style-name="ce2" office:value-type="string">
            <text:p>IO_L8P_T1_3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38];[UCF.$A$2:.$G$1160];2;0)" office:value-type="string" office:string-value="IO_L8P_T1_36">
            <text:p>IO_L8P_T1_36</text:p>
          </table:table-cell>
          <table:table-cell table:style-name="ce2" table:formula="of:=EXACT([.B538];[.F538])" office:value-type="boolean" office:boolean-value="true">
            <text:p>TRUE</text:p>
          </table:table-cell>
          <table:table-cell table:style-name="ce2" table:formula="of:=VLOOKUP([.A538];[UCF.$A$2:.$G$1160];3;0)" office:value-type="string" office:string-value="LA1_LA14_P">
            <text:p>LA1_LA14_P</text:p>
          </table:table-cell>
          <table:table-cell table:style-name="ce2" table:formula="of:=VLOOKUP([.A538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H8</text:p>
          </table:table-cell>
          <table:table-cell table:style-name="ce2" office:value-type="string">
            <text:p>IO_L8N_T1_3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39];[UCF.$A$2:.$G$1160];2;0)" office:value-type="string" office:string-value="IO_L8N_T1_36">
            <text:p>IO_L8N_T1_36</text:p>
          </table:table-cell>
          <table:table-cell table:style-name="ce2" table:formula="of:=EXACT([.B539];[.F539])" office:value-type="boolean" office:boolean-value="true">
            <text:p>TRUE</text:p>
          </table:table-cell>
          <table:table-cell table:style-name="ce2" table:formula="of:=VLOOKUP([.A539];[UCF.$A$2:.$G$1160];3;0)" office:value-type="string" office:string-value="LA1_LA14_N">
            <text:p>LA1_LA14_N</text:p>
          </table:table-cell>
          <table:table-cell table:style-name="ce2" table:formula="of:=VLOOKUP([.A539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L8</text:p>
          </table:table-cell>
          <table:table-cell table:style-name="ce2" office:value-type="string">
            <text:p>IO_L9P_T1_DQS_3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40];[UCF.$A$2:.$G$1160];2;0)" office:value-type="string" office:string-value="IO_L9P_T1_DQS_36">
            <text:p>IO_L9P_T1_DQS_36</text:p>
          </table:table-cell>
          <table:table-cell table:style-name="ce2" table:formula="of:=EXACT([.B540];[.F540])" office:value-type="boolean" office:boolean-value="true">
            <text:p>TRUE</text:p>
          </table:table-cell>
          <table:table-cell table:style-name="ce2" table:formula="of:=VLOOKUP([.A540];[UCF.$A$2:.$G$1160];3;0)" office:value-type="string" office:string-value="LA1_LA12_N">
            <text:p>LA1_LA12_N</text:p>
          </table:table-cell>
          <table:table-cell table:style-name="ce2" table:formula="of:=VLOOKUP([.A540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K8</text:p>
          </table:table-cell>
          <table:table-cell table:style-name="ce2" office:value-type="string">
            <text:p>IO_L9N_T1_DQS_3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41];[UCF.$A$2:.$G$1160];2;0)" office:value-type="string" office:string-value="IO_L9N_T1_DQS_36">
            <text:p>IO_L9N_T1_DQS_36</text:p>
          </table:table-cell>
          <table:table-cell table:style-name="ce2" table:formula="of:=EXACT([.B541];[.F541])" office:value-type="boolean" office:boolean-value="true">
            <text:p>TRUE</text:p>
          </table:table-cell>
          <table:table-cell table:style-name="ce2" table:formula="of:=VLOOKUP([.A541];[UCF.$A$2:.$G$1160];3;0)" office:value-type="string" office:string-value="LA1_LA12_P">
            <text:p>LA1_LA12_P</text:p>
          </table:table-cell>
          <table:table-cell table:style-name="ce2" table:formula="of:=VLOOKUP([.A541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G7</text:p>
          </table:table-cell>
          <table:table-cell table:style-name="ce2" office:value-type="string">
            <text:p>IO_L10P_T1_3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42];[UCF.$A$2:.$G$1160];2;0)" office:value-type="string" office:string-value="IO_L10P_T1_36">
            <text:p>IO_L10P_T1_36</text:p>
          </table:table-cell>
          <table:table-cell table:style-name="ce2" table:formula="of:=EXACT([.B542];[.F542])" office:value-type="boolean" office:boolean-value="true">
            <text:p>TRUE</text:p>
          </table:table-cell>
          <table:table-cell table:style-name="ce2" table:formula="of:=VLOOKUP([.A542];[UCF.$A$2:.$G$1160];3;0)" office:value-type="string" office:string-value="LA1_LA02_P">
            <text:p>LA1_LA02_P</text:p>
          </table:table-cell>
          <table:table-cell table:style-name="ce2" table:formula="of:=VLOOKUP([.A542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G6</text:p>
          </table:table-cell>
          <table:table-cell table:style-name="ce2" office:value-type="string">
            <text:p>IO_L10N_T1_3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43];[UCF.$A$2:.$G$1160];2;0)" office:value-type="string" office:string-value="IO_L10N_T1_36">
            <text:p>IO_L10N_T1_36</text:p>
          </table:table-cell>
          <table:table-cell table:style-name="ce2" table:formula="of:=EXACT([.B543];[.F543])" office:value-type="boolean" office:boolean-value="true">
            <text:p>TRUE</text:p>
          </table:table-cell>
          <table:table-cell table:style-name="ce2" table:formula="of:=VLOOKUP([.A543];[UCF.$A$2:.$G$1160];3;0)" office:value-type="string" office:string-value="LA1_LA02_N">
            <text:p>LA1_LA02_N</text:p>
          </table:table-cell>
          <table:table-cell table:style-name="ce2" table:formula="of:=VLOOKUP([.A543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K7</text:p>
          </table:table-cell>
          <table:table-cell table:style-name="ce2" office:value-type="string">
            <text:p>IO_L11P_T1_SRCC_3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44];[UCF.$A$2:.$G$1160];2;0)" office:value-type="string" office:string-value="IO_L11P_T1_SRCC_36">
            <text:p>IO_L11P_T1_SRCC_36</text:p>
          </table:table-cell>
          <table:table-cell table:style-name="ce2" table:formula="of:=EXACT([.B544];[.F544])" office:value-type="boolean" office:boolean-value="true">
            <text:p>TRUE</text:p>
          </table:table-cell>
          <table:table-cell table:style-name="ce2" table:formula="of:=VLOOKUP([.A544];[UCF.$A$2:.$G$1160];3;0)" office:value-type="string" office:string-value="LA1_LA00_CC_P">
            <text:p>LA1_LA00_CC_P</text:p>
          </table:table-cell>
          <table:table-cell table:style-name="ce2" table:formula="of:=VLOOKUP([.A544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K6</text:p>
          </table:table-cell>
          <table:table-cell table:style-name="ce2" office:value-type="string">
            <text:p>IO_L11N_T1_SRCC_3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45];[UCF.$A$2:.$G$1160];2;0)" office:value-type="string" office:string-value="IO_L11N_T1_SRCC_36">
            <text:p>IO_L11N_T1_SRCC_36</text:p>
          </table:table-cell>
          <table:table-cell table:style-name="ce2" table:formula="of:=EXACT([.B545];[.F545])" office:value-type="boolean" office:boolean-value="true">
            <text:p>TRUE</text:p>
          </table:table-cell>
          <table:table-cell table:style-name="ce2" table:formula="of:=VLOOKUP([.A545];[UCF.$A$2:.$G$1160];3;0)" office:value-type="string" office:string-value="LA1_LA00_CC_N">
            <text:p>LA1_LA00_CC_N</text:p>
          </table:table-cell>
          <table:table-cell table:style-name="ce2" table:formula="of:=VLOOKUP([.A545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H7</text:p>
          </table:table-cell>
          <table:table-cell table:style-name="ce2" office:value-type="string">
            <text:p>IO_L12P_T1_MRCC_3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46];[UCF.$A$2:.$G$1160];2;0)" office:value-type="string" office:string-value="IO_L12P_T1_MRCC_36">
            <text:p>IO_L12P_T1_MRCC_36</text:p>
          </table:table-cell>
          <table:table-cell table:style-name="ce2" table:formula="of:=EXACT([.B546];[.F546])" office:value-type="boolean" office:boolean-value="true">
            <text:p>TRUE</text:p>
          </table:table-cell>
          <table:table-cell table:style-name="ce2" table:formula="of:=VLOOKUP([.A546];[UCF.$A$2:.$G$1160];3;0)" office:value-type="string" office:string-value="CLKS1_CLK0_M2C_P">
            <text:p>CLKS1_CLK0_M2C_P</text:p>
          </table:table-cell>
          <table:table-cell table:style-name="ce2" table:formula="of:=VLOOKUP([.A546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H6</text:p>
          </table:table-cell>
          <table:table-cell table:style-name="ce2" office:value-type="string">
            <text:p>IO_L12N_T1_MRCC_3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47];[UCF.$A$2:.$G$1160];2;0)" office:value-type="string" office:string-value="IO_L12N_T1_MRCC_36">
            <text:p>IO_L12N_T1_MRCC_36</text:p>
          </table:table-cell>
          <table:table-cell table:style-name="ce2" table:formula="of:=EXACT([.B547];[.F547])" office:value-type="boolean" office:boolean-value="true">
            <text:p>TRUE</text:p>
          </table:table-cell>
          <table:table-cell table:style-name="ce2" table:formula="of:=VLOOKUP([.A547];[UCF.$A$2:.$G$1160];3;0)" office:value-type="string" office:string-value="CLKS1_CLK0_M2C_N">
            <text:p>CLKS1_CLK0_M2C_N</text:p>
          </table:table-cell>
          <table:table-cell table:style-name="ce2" table:formula="of:=VLOOKUP([.A547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G5</text:p>
          </table:table-cell>
          <table:table-cell table:style-name="ce2" office:value-type="string">
            <text:p>IO_L13P_T2_MRCC_3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48];[UCF.$A$2:.$G$1160];2;0)" office:value-type="string" office:string-value="IO_L13P_T2_MRCC_36">
            <text:p>IO_L13P_T2_MRCC_36</text:p>
          </table:table-cell>
          <table:table-cell table:style-name="ce2" table:formula="of:=EXACT([.B548];[.F548])" office:value-type="boolean" office:boolean-value="true">
            <text:p>TRUE</text:p>
          </table:table-cell>
          <table:table-cell table:style-name="ce2" table:formula="of:=VLOOKUP([.A548];[UCF.$A$2:.$G$1160];3;0)" office:value-type="string" office:string-value="CLKS1_CLK2_BIDIR_P">
            <text:p>CLKS1_CLK2_BIDIR_P</text:p>
          </table:table-cell>
          <table:table-cell table:style-name="ce2" table:formula="of:=VLOOKUP([.A548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G4</text:p>
          </table:table-cell>
          <table:table-cell table:style-name="ce2" office:value-type="string">
            <text:p>IO_L13N_T2_MRCC_3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49];[UCF.$A$2:.$G$1160];2;0)" office:value-type="string" office:string-value="IO_L13N_T2_MRCC_36">
            <text:p>IO_L13N_T2_MRCC_36</text:p>
          </table:table-cell>
          <table:table-cell table:style-name="ce2" table:formula="of:=EXACT([.B549];[.F549])" office:value-type="boolean" office:boolean-value="true">
            <text:p>TRUE</text:p>
          </table:table-cell>
          <table:table-cell table:style-name="ce2" table:formula="of:=VLOOKUP([.A549];[UCF.$A$2:.$G$1160];3;0)" office:value-type="string" office:string-value="CLKS1_CLK2_BIDIR_N">
            <text:p>CLKS1_CLK2_BIDIR_N</text:p>
          </table:table-cell>
          <table:table-cell table:style-name="ce2" table:formula="of:=VLOOKUP([.A549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J6</text:p>
          </table:table-cell>
          <table:table-cell table:style-name="ce2" office:value-type="string">
            <text:p>IO_L14P_T2_SRCC_3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50];[UCF.$A$2:.$G$1160];2;0)" office:value-type="string" office:string-value="IO_L14P_T2_SRCC_36">
            <text:p>IO_L14P_T2_SRCC_36</text:p>
          </table:table-cell>
          <table:table-cell table:style-name="ce2" table:formula="of:=EXACT([.B550];[.F550])" office:value-type="boolean" office:boolean-value="true">
            <text:p>TRUE</text:p>
          </table:table-cell>
          <table:table-cell table:style-name="ce2" table:formula="of:=VLOOKUP([.A550];[UCF.$A$2:.$G$1160];3;0)" office:value-type="string" office:string-value="LA1_LA01_CC_P">
            <text:p>LA1_LA01_CC_P</text:p>
          </table:table-cell>
          <table:table-cell table:style-name="ce2" table:formula="of:=VLOOKUP([.A550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J5</text:p>
          </table:table-cell>
          <table:table-cell table:style-name="ce2" office:value-type="string">
            <text:p>IO_L14N_T2_SRCC_3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51];[UCF.$A$2:.$G$1160];2;0)" office:value-type="string" office:string-value="IO_L14N_T2_SRCC_36">
            <text:p>IO_L14N_T2_SRCC_36</text:p>
          </table:table-cell>
          <table:table-cell table:style-name="ce2" table:formula="of:=EXACT([.B551];[.F551])" office:value-type="boolean" office:boolean-value="true">
            <text:p>TRUE</text:p>
          </table:table-cell>
          <table:table-cell table:style-name="ce2" table:formula="of:=VLOOKUP([.A551];[UCF.$A$2:.$G$1160];3;0)" office:value-type="string" office:string-value="LA1_LA01_CC_N">
            <text:p>LA1_LA01_CC_N</text:p>
          </table:table-cell>
          <table:table-cell table:style-name="ce2" table:formula="of:=VLOOKUP([.A551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F3</text:p>
          </table:table-cell>
          <table:table-cell table:style-name="ce2" office:value-type="string">
            <text:p>IO_L15P_T2_DQS_3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52];[UCF.$A$2:.$G$1160];2;0)" office:value-type="string" office:string-value="IO_L15P_T2_DQS_36">
            <text:p>IO_L15P_T2_DQS_36</text:p>
          </table:table-cell>
          <table:table-cell table:style-name="ce2" table:formula="of:=EXACT([.B552];[.F552])" office:value-type="boolean" office:boolean-value="true">
            <text:p>TRUE</text:p>
          </table:table-cell>
          <table:table-cell table:style-name="ce2" table:formula="of:=VLOOKUP([.A552];[UCF.$A$2:.$G$1160];3;0)" office:value-type="string" office:string-value="LA1_LA08_P">
            <text:p>LA1_LA08_P</text:p>
          </table:table-cell>
          <table:table-cell table:style-name="ce2" table:formula="of:=VLOOKUP([.A552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F2</text:p>
          </table:table-cell>
          <table:table-cell table:style-name="ce2" office:value-type="string">
            <text:p>IO_L15N_T2_DQS_3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53];[UCF.$A$2:.$G$1160];2;0)" office:value-type="string" office:string-value="IO_L15N_T2_DQS_36">
            <text:p>IO_L15N_T2_DQS_36</text:p>
          </table:table-cell>
          <table:table-cell table:style-name="ce2" table:formula="of:=EXACT([.B553];[.F553])" office:value-type="boolean" office:boolean-value="true">
            <text:p>TRUE</text:p>
          </table:table-cell>
          <table:table-cell table:style-name="ce2" table:formula="of:=VLOOKUP([.A553];[UCF.$A$2:.$G$1160];3;0)" office:value-type="string" office:string-value="LA1_LA08_N">
            <text:p>LA1_LA08_N</text:p>
          </table:table-cell>
          <table:table-cell table:style-name="ce2" table:formula="of:=VLOOKUP([.A553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L5</text:p>
          </table:table-cell>
          <table:table-cell table:style-name="ce2" office:value-type="string">
            <text:p>IO_L16P_T2_3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54];[UCF.$A$2:.$G$1160];2;0)" office:value-type="string" office:string-value="IO_L16P_T2_36">
            <text:p>IO_L16P_T2_36</text:p>
          </table:table-cell>
          <table:table-cell table:style-name="ce2" table:formula="of:=EXACT([.B554];[.F554])" office:value-type="boolean" office:boolean-value="true">
            <text:p>TRUE</text:p>
          </table:table-cell>
          <table:table-cell table:style-name="ce2" table:formula="of:=VLOOKUP([.A554];[UCF.$A$2:.$G$1160];3;0)" office:value-type="string" office:string-value="LA1_LA06_N">
            <text:p>LA1_LA06_N</text:p>
          </table:table-cell>
          <table:table-cell table:style-name="ce2" table:formula="of:=VLOOKUP([.A554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K5</text:p>
          </table:table-cell>
          <table:table-cell table:style-name="ce2" office:value-type="string">
            <text:p>IO_L16N_T2_3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55];[UCF.$A$2:.$G$1160];2;0)" office:value-type="string" office:string-value="IO_L16N_T2_36">
            <text:p>IO_L16N_T2_36</text:p>
          </table:table-cell>
          <table:table-cell table:style-name="ce2" table:formula="of:=EXACT([.B555];[.F555])" office:value-type="boolean" office:boolean-value="true">
            <text:p>TRUE</text:p>
          </table:table-cell>
          <table:table-cell table:style-name="ce2" table:formula="of:=VLOOKUP([.A555];[UCF.$A$2:.$G$1160];3;0)" office:value-type="string" office:string-value="LA1_LA06_P">
            <text:p>LA1_LA06_P</text:p>
          </table:table-cell>
          <table:table-cell table:style-name="ce2" table:formula="of:=VLOOKUP([.A555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H4</text:p>
          </table:table-cell>
          <table:table-cell table:style-name="ce2" office:value-type="string">
            <text:p>IO_L17P_T2_3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56];[UCF.$A$2:.$G$1160];2;0)" office:value-type="string" office:string-value="IO_L17P_T2_36">
            <text:p>IO_L17P_T2_36</text:p>
          </table:table-cell>
          <table:table-cell table:style-name="ce2" table:formula="of:=EXACT([.B556];[.F556])" office:value-type="boolean" office:boolean-value="true">
            <text:p>TRUE</text:p>
          </table:table-cell>
          <table:table-cell table:style-name="ce2" table:formula="of:=VLOOKUP([.A556];[UCF.$A$2:.$G$1160];3;0)" office:value-type="string" office:string-value="LA1_LA05_P">
            <text:p>LA1_LA05_P</text:p>
          </table:table-cell>
          <table:table-cell table:style-name="ce2" table:formula="of:=VLOOKUP([.A556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H3</text:p>
          </table:table-cell>
          <table:table-cell table:style-name="ce2" office:value-type="string">
            <text:p>IO_L17N_T2_3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57];[UCF.$A$2:.$G$1160];2;0)" office:value-type="string" office:string-value="IO_L17N_T2_36">
            <text:p>IO_L17N_T2_36</text:p>
          </table:table-cell>
          <table:table-cell table:style-name="ce2" table:formula="of:=EXACT([.B557];[.F557])" office:value-type="boolean" office:boolean-value="true">
            <text:p>TRUE</text:p>
          </table:table-cell>
          <table:table-cell table:style-name="ce2" table:formula="of:=VLOOKUP([.A557];[UCF.$A$2:.$G$1160];3;0)" office:value-type="string" office:string-value="LA1_LA05_N">
            <text:p>LA1_LA05_N</text:p>
          </table:table-cell>
          <table:table-cell table:style-name="ce2" table:formula="of:=VLOOKUP([.A557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J4</text:p>
          </table:table-cell>
          <table:table-cell table:style-name="ce2" office:value-type="string">
            <text:p>IO_L18P_T2_3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58];[UCF.$A$2:.$G$1160];2;0)" office:value-type="string" office:string-value="IO_L18P_T2_36">
            <text:p>IO_L18P_T2_36</text:p>
          </table:table-cell>
          <table:table-cell table:style-name="ce2" table:formula="of:=EXACT([.B558];[.F558])" office:value-type="boolean" office:boolean-value="true">
            <text:p>TRUE</text:p>
          </table:table-cell>
          <table:table-cell table:style-name="ce2" table:formula="of:=VLOOKUP([.A558];[UCF.$A$2:.$G$1160];3;0)" office:value-type="string" office:string-value="LA1_LA09_P">
            <text:p>LA1_LA09_P</text:p>
          </table:table-cell>
          <table:table-cell table:style-name="ce2" table:formula="of:=VLOOKUP([.A558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J3</text:p>
          </table:table-cell>
          <table:table-cell table:style-name="ce2" office:value-type="string">
            <text:p>IO_L18N_T2_3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59];[UCF.$A$2:.$G$1160];2;0)" office:value-type="string" office:string-value="IO_L18N_T2_36">
            <text:p>IO_L18N_T2_36</text:p>
          </table:table-cell>
          <table:table-cell table:style-name="ce2" table:formula="of:=EXACT([.B559];[.F559])" office:value-type="boolean" office:boolean-value="true">
            <text:p>TRUE</text:p>
          </table:table-cell>
          <table:table-cell table:style-name="ce2" table:formula="of:=VLOOKUP([.A559];[UCF.$A$2:.$G$1160];3;0)" office:value-type="string" office:string-value="LA1_LA09_N">
            <text:p>LA1_LA09_N</text:p>
          </table:table-cell>
          <table:table-cell table:style-name="ce2" table:formula="of:=VLOOKUP([.A559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L4</text:p>
          </table:table-cell>
          <table:table-cell table:style-name="ce2" office:value-type="string">
            <text:p>IO_L19P_T3_3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60];[UCF.$A$2:.$G$1160];2;0)" office:value-type="string" office:string-value="IO_L19P_T3_36">
            <text:p>IO_L19P_T3_36</text:p>
          </table:table-cell>
          <table:table-cell table:style-name="ce2" table:formula="of:=EXACT([.B560];[.F560])" office:value-type="boolean" office:boolean-value="true">
            <text:p>TRUE</text:p>
          </table:table-cell>
          <table:table-cell table:style-name="ce2" table:formula="of:=VLOOKUP([.A560];[UCF.$A$2:.$G$1160];3;0)" office:value-type="string" office:string-value="NetIC2_L4">
            <text:p>NetIC2_L4</text:p>
          </table:table-cell>
          <table:table-cell table:style-name="ce2" table:formula="of:=VLOOKUP([.A560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L3</text:p>
          </table:table-cell>
          <table:table-cell table:style-name="ce2" office:value-type="string">
            <text:p>IO_L19N_T3_VREF_3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61];[UCF.$A$2:.$G$1160];2;0)" office:value-type="string" office:string-value="IO_L19N_T3_VREF_36">
            <text:p>IO_L19N_T3_VREF_36</text:p>
          </table:table-cell>
          <table:table-cell table:style-name="ce2" table:formula="of:=EXACT([.B561];[.F561])" office:value-type="boolean" office:boolean-value="true">
            <text:p>TRUE</text:p>
          </table:table-cell>
          <table:table-cell table:style-name="ce2" table:formula="of:=VLOOKUP([.A561];[UCF.$A$2:.$G$1160];3;0)" office:value-type="string" office:string-value="FMC1_VREF_A_M2C">
            <text:p>FMC1_VREF_A_M2C</text:p>
          </table:table-cell>
          <table:table-cell table:style-name="ce2" table:formula="of:=VLOOKUP([.A561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H2</text:p>
          </table:table-cell>
          <table:table-cell table:style-name="ce2" office:value-type="string">
            <text:p>IO_L20P_T3_3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62];[UCF.$A$2:.$G$1160];2;0)" office:value-type="string" office:string-value="IO_L20P_T3_36">
            <text:p>IO_L20P_T3_36</text:p>
          </table:table-cell>
          <table:table-cell table:style-name="ce2" table:formula="of:=EXACT([.B562];[.F562])" office:value-type="boolean" office:boolean-value="true">
            <text:p>TRUE</text:p>
          </table:table-cell>
          <table:table-cell table:style-name="ce2" table:formula="of:=VLOOKUP([.A562];[UCF.$A$2:.$G$1160];3;0)" office:value-type="string" office:string-value="LA1_LA10_N">
            <text:p>LA1_LA10_N</text:p>
          </table:table-cell>
          <table:table-cell table:style-name="ce2" table:formula="of:=VLOOKUP([.A562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G2</text:p>
          </table:table-cell>
          <table:table-cell table:style-name="ce2" office:value-type="string">
            <text:p>IO_L20N_T3_3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63];[UCF.$A$2:.$G$1160];2;0)" office:value-type="string" office:string-value="IO_L20N_T3_36">
            <text:p>IO_L20N_T3_36</text:p>
          </table:table-cell>
          <table:table-cell table:style-name="ce2" table:formula="of:=EXACT([.B563];[.F563])" office:value-type="boolean" office:boolean-value="true">
            <text:p>TRUE</text:p>
          </table:table-cell>
          <table:table-cell table:style-name="ce2" table:formula="of:=VLOOKUP([.A563];[UCF.$A$2:.$G$1160];3;0)" office:value-type="string" office:string-value="LA1_LA10_P">
            <text:p>LA1_LA10_P</text:p>
          </table:table-cell>
          <table:table-cell table:style-name="ce2" table:formula="of:=VLOOKUP([.A563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K1</text:p>
          </table:table-cell>
          <table:table-cell table:style-name="ce2" office:value-type="string">
            <text:p>IO_L21P_T3_DQS_3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64];[UCF.$A$2:.$G$1160];2;0)" office:value-type="string" office:string-value="IO_L21P_T3_DQS_36">
            <text:p>IO_L21P_T3_DQS_36</text:p>
          </table:table-cell>
          <table:table-cell table:style-name="ce2" table:formula="of:=EXACT([.B564];[.F564])" office:value-type="boolean" office:boolean-value="true">
            <text:p>TRUE</text:p>
          </table:table-cell>
          <table:table-cell table:style-name="ce2" table:formula="of:=VLOOKUP([.A564];[UCF.$A$2:.$G$1160];3;0)" office:value-type="string" office:string-value="LA1_LA04_N">
            <text:p>LA1_LA04_N</text:p>
          </table:table-cell>
          <table:table-cell table:style-name="ce2" table:formula="of:=VLOOKUP([.A564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J1</text:p>
          </table:table-cell>
          <table:table-cell table:style-name="ce2" office:value-type="string">
            <text:p>IO_L21N_T3_DQS_3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65];[UCF.$A$2:.$G$1160];2;0)" office:value-type="string" office:string-value="IO_L21N_T3_DQS_36">
            <text:p>IO_L21N_T3_DQS_36</text:p>
          </table:table-cell>
          <table:table-cell table:style-name="ce2" table:formula="of:=EXACT([.B565];[.F565])" office:value-type="boolean" office:boolean-value="true">
            <text:p>TRUE</text:p>
          </table:table-cell>
          <table:table-cell table:style-name="ce2" table:formula="of:=VLOOKUP([.A565];[UCF.$A$2:.$G$1160];3;0)" office:value-type="string" office:string-value="LA1_LA04_P">
            <text:p>LA1_LA04_P</text:p>
          </table:table-cell>
          <table:table-cell table:style-name="ce2" table:formula="of:=VLOOKUP([.A565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H1</text:p>
          </table:table-cell>
          <table:table-cell table:style-name="ce2" office:value-type="string">
            <text:p>IO_L22P_T3_3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66];[UCF.$A$2:.$G$1160];2;0)" office:value-type="string" office:string-value="IO_L22P_T3_36">
            <text:p>IO_L22P_T3_36</text:p>
          </table:table-cell>
          <table:table-cell table:style-name="ce2" table:formula="of:=EXACT([.B566];[.F566])" office:value-type="boolean" office:boolean-value="true">
            <text:p>TRUE</text:p>
          </table:table-cell>
          <table:table-cell table:style-name="ce2" table:formula="of:=VLOOKUP([.A566];[UCF.$A$2:.$G$1160];3;0)" office:value-type="string" office:string-value="LA1_LA03_N">
            <text:p>LA1_LA03_N</text:p>
          </table:table-cell>
          <table:table-cell table:style-name="ce2" table:formula="of:=VLOOKUP([.A566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G1</text:p>
          </table:table-cell>
          <table:table-cell table:style-name="ce2" office:value-type="string">
            <text:p>IO_L22N_T3_3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67];[UCF.$A$2:.$G$1160];2;0)" office:value-type="string" office:string-value="IO_L22N_T3_36">
            <text:p>IO_L22N_T3_36</text:p>
          </table:table-cell>
          <table:table-cell table:style-name="ce2" table:formula="of:=EXACT([.B567];[.F567])" office:value-type="boolean" office:boolean-value="true">
            <text:p>TRUE</text:p>
          </table:table-cell>
          <table:table-cell table:style-name="ce2" table:formula="of:=VLOOKUP([.A567];[UCF.$A$2:.$G$1160];3;0)" office:value-type="string" office:string-value="LA1_LA03_P">
            <text:p>LA1_LA03_P</text:p>
          </table:table-cell>
          <table:table-cell table:style-name="ce2" table:formula="of:=VLOOKUP([.A567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M2</text:p>
          </table:table-cell>
          <table:table-cell table:style-name="ce2" office:value-type="string">
            <text:p>IO_L23P_T3_3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68];[UCF.$A$2:.$G$1160];2;0)" office:value-type="string" office:string-value="IO_L23P_T3_36">
            <text:p>IO_L23P_T3_36</text:p>
          </table:table-cell>
          <table:table-cell table:style-name="ce2" table:formula="of:=EXACT([.B568];[.F568])" office:value-type="boolean" office:boolean-value="true">
            <text:p>TRUE</text:p>
          </table:table-cell>
          <table:table-cell table:style-name="ce2" table:formula="of:=VLOOKUP([.A568];[UCF.$A$2:.$G$1160];3;0)" office:value-type="string" office:string-value="LA1_LA11_N">
            <text:p>LA1_LA11_N</text:p>
          </table:table-cell>
          <table:table-cell table:style-name="ce2" table:formula="of:=VLOOKUP([.A568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L2</text:p>
          </table:table-cell>
          <table:table-cell table:style-name="ce2" office:value-type="string">
            <text:p>IO_L23N_T3_3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69];[UCF.$A$2:.$G$1160];2;0)" office:value-type="string" office:string-value="IO_L23N_T3_36">
            <text:p>IO_L23N_T3_36</text:p>
          </table:table-cell>
          <table:table-cell table:style-name="ce2" table:formula="of:=EXACT([.B569];[.F569])" office:value-type="boolean" office:boolean-value="true">
            <text:p>TRUE</text:p>
          </table:table-cell>
          <table:table-cell table:style-name="ce2" table:formula="of:=VLOOKUP([.A569];[UCF.$A$2:.$G$1160];3;0)" office:value-type="string" office:string-value="LA1_LA11_P">
            <text:p>LA1_LA11_P</text:p>
          </table:table-cell>
          <table:table-cell table:style-name="ce2" table:formula="of:=VLOOKUP([.A569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K3</text:p>
          </table:table-cell>
          <table:table-cell table:style-name="ce2" office:value-type="string">
            <text:p>IO_L24P_T3_3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70];[UCF.$A$2:.$G$1160];2;0)" office:value-type="string" office:string-value="IO_L24P_T3_36">
            <text:p>IO_L24P_T3_36</text:p>
          </table:table-cell>
          <table:table-cell table:style-name="ce2" table:formula="of:=EXACT([.B570];[.F570])" office:value-type="boolean" office:boolean-value="true">
            <text:p>TRUE</text:p>
          </table:table-cell>
          <table:table-cell table:style-name="ce2" table:formula="of:=VLOOKUP([.A570];[UCF.$A$2:.$G$1160];3;0)" office:value-type="string" office:string-value="LA1_LA07_P">
            <text:p>LA1_LA07_P</text:p>
          </table:table-cell>
          <table:table-cell table:style-name="ce2" table:formula="of:=VLOOKUP([.A570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K2</text:p>
          </table:table-cell>
          <table:table-cell table:style-name="ce2" office:value-type="string">
            <text:p>IO_L24N_T3_3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71];[UCF.$A$2:.$G$1160];2;0)" office:value-type="string" office:string-value="IO_L24N_T3_36">
            <text:p>IO_L24N_T3_36</text:p>
          </table:table-cell>
          <table:table-cell table:style-name="ce2" table:formula="of:=EXACT([.B571];[.F571])" office:value-type="boolean" office:boolean-value="true">
            <text:p>TRUE</text:p>
          </table:table-cell>
          <table:table-cell table:style-name="ce2" table:formula="of:=VLOOKUP([.A571];[UCF.$A$2:.$G$1160];3;0)" office:value-type="string" office:string-value="LA1_LA07_N">
            <text:p>LA1_LA07_N</text:p>
          </table:table-cell>
          <table:table-cell table:style-name="ce2" table:formula="of:=VLOOKUP([.A571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L7</text:p>
          </table:table-cell>
          <table:table-cell table:style-name="ce2" office:value-type="string">
            <text:p>IO_25_36</text:p>
          </table:table-cell>
          <table:table-cell table:style-name="ce2" office:value-type="string">
            <text:p>NA</text:p>
          </table:table-cell>
          <table:table-cell table:style-name="ce2" office:value-type="float" office:value="36">
            <text:p>36</text:p>
          </table:table-cell>
          <table:table-cell/>
          <table:table-cell table:style-name="ce2" table:formula="of:=VLOOKUP([.A572];[UCF.$A$2:.$G$1160];2;0)" office:value-type="string" office:string-value="IO_25_36">
            <text:p>IO_25_36</text:p>
          </table:table-cell>
          <table:table-cell table:style-name="ce2" table:formula="of:=EXACT([.B572];[.F572])" office:value-type="boolean" office:boolean-value="true">
            <text:p>TRUE</text:p>
          </table:table-cell>
          <table:table-cell table:style-name="ce2" table:formula="of:=VLOOKUP([.A572];[UCF.$A$2:.$G$1160];3;0)" office:value-type="string" office:string-value="LED_G">
            <text:p>LED_G</text:p>
          </table:table-cell>
          <table:table-cell table:style-name="ce2" table:formula="of:=VLOOKUP([.A572];[UCF.$A$2:.$G$1160];6;0)" office:value-type="float" office:value="11">
            <text:p>11</text:p>
          </table:table-cell>
          <table:table-cell/>
          <table:table-cell table:style-name="ce2" table:number-columns-repeated="1014"/>
        </table:table-row>
        <table:table-row table:style-name="ro2">
          <table:table-cell office:value-type="string">
            <text:p>F10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73];[UCF.$A$2:.$G$1160];2;0)" office:value-type="string" office:string-value="IO_0_37">
            <text:p>IO_0_37</text:p>
          </table:table-cell>
          <table:table-cell table:style-name="ce1" table:formula="of:=EXACT([.B573];[.F573])" office:value-type="boolean" office:boolean-value="false">
            <text:p>FALSE</text:p>
          </table:table-cell>
          <table:table-cell table:style-name="ce1" table:formula="of:=VLOOKUP([.A573];[UCF.$A$2:.$G$1160];3;0)" office:value-type="string" office:string-value="NetIC2_F10">
            <text:p>NetIC2_F10</text:p>
          </table:table-cell>
          <table:table-cell table:style-name="ce1" table:formula="of:=VLOOKUP([.A573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11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74];[UCF.$A$2:.$G$1160];2;0)" office:value-type="string" office:string-value="IO_L1P_T0_37">
            <text:p>IO_L1P_T0_37</text:p>
          </table:table-cell>
          <table:table-cell table:style-name="ce1" table:formula="of:=EXACT([.B574];[.F574])" office:value-type="boolean" office:boolean-value="false">
            <text:p>FALSE</text:p>
          </table:table-cell>
          <table:table-cell table:style-name="ce1" table:formula="of:=VLOOKUP([.A574];[UCF.$A$2:.$G$1160];3;0)" office:value-type="string" office:string-value="NetIC2_C11">
            <text:p>NetIC2_C11</text:p>
          </table:table-cell>
          <table:table-cell table:style-name="ce1" table:formula="of:=VLOOKUP([.A574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11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75];[UCF.$A$2:.$G$1160];2;0)" office:value-type="string" office:string-value="IO_L1N_T0_37">
            <text:p>IO_L1N_T0_37</text:p>
          </table:table-cell>
          <table:table-cell table:style-name="ce1" table:formula="of:=EXACT([.B575];[.F575])" office:value-type="boolean" office:boolean-value="false">
            <text:p>FALSE</text:p>
          </table:table-cell>
          <table:table-cell table:style-name="ce1" table:formula="of:=VLOOKUP([.A575];[UCF.$A$2:.$G$1160];3;0)" office:value-type="string" office:string-value="NetIC2_B11">
            <text:p>NetIC2_B11</text:p>
          </table:table-cell>
          <table:table-cell table:style-name="ce1" table:formula="of:=VLOOKUP([.A575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11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76];[UCF.$A$2:.$G$1160];2;0)" office:value-type="string" office:string-value="IO_L2P_T0_37">
            <text:p>IO_L2P_T0_37</text:p>
          </table:table-cell>
          <table:table-cell table:style-name="ce1" table:formula="of:=EXACT([.B576];[.F576])" office:value-type="boolean" office:boolean-value="false">
            <text:p>FALSE</text:p>
          </table:table-cell>
          <table:table-cell table:style-name="ce1" table:formula="of:=VLOOKUP([.A576];[UCF.$A$2:.$G$1160];3;0)" office:value-type="string" office:string-value="NetIC2_E11">
            <text:p>NetIC2_E11</text:p>
          </table:table-cell>
          <table:table-cell table:style-name="ce1" table:formula="of:=VLOOKUP([.A576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11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77];[UCF.$A$2:.$G$1160];2;0)" office:value-type="string" office:string-value="IO_L2N_T0_37">
            <text:p>IO_L2N_T0_37</text:p>
          </table:table-cell>
          <table:table-cell table:style-name="ce1" table:formula="of:=EXACT([.B577];[.F577])" office:value-type="boolean" office:boolean-value="false">
            <text:p>FALSE</text:p>
          </table:table-cell>
          <table:table-cell table:style-name="ce1" table:formula="of:=VLOOKUP([.A577];[UCF.$A$2:.$G$1160];3;0)" office:value-type="string" office:string-value="NetIC2_D11">
            <text:p>NetIC2_D11</text:p>
          </table:table-cell>
          <table:table-cell table:style-name="ce1" table:formula="of:=VLOOKUP([.A577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9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78];[UCF.$A$2:.$G$1160];2;0)" office:value-type="string" office:string-value="IO_L3P_T0_DQS_37">
            <text:p>IO_L3P_T0_DQS_37</text:p>
          </table:table-cell>
          <table:table-cell table:style-name="ce1" table:formula="of:=EXACT([.B578];[.F578])" office:value-type="boolean" office:boolean-value="false">
            <text:p>FALSE</text:p>
          </table:table-cell>
          <table:table-cell table:style-name="ce1" table:formula="of:=VLOOKUP([.A578];[UCF.$A$2:.$G$1160];3;0)" office:value-type="string" office:string-value="NetIC2_B9">
            <text:p>NetIC2_B9</text:p>
          </table:table-cell>
          <table:table-cell table:style-name="ce1" table:formula="of:=VLOOKUP([.A578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A9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79];[UCF.$A$2:.$G$1160];2;0)" office:value-type="string" office:string-value="IO_L3N_T0_DQS_37">
            <text:p>IO_L3N_T0_DQS_37</text:p>
          </table:table-cell>
          <table:table-cell table:style-name="ce1" table:formula="of:=EXACT([.B579];[.F579])" office:value-type="boolean" office:boolean-value="false">
            <text:p>FALSE</text:p>
          </table:table-cell>
          <table:table-cell table:style-name="ce1" table:formula="of:=VLOOKUP([.A579];[UCF.$A$2:.$G$1160];3;0)" office:value-type="string" office:string-value="NetIC2_A9">
            <text:p>NetIC2_A9</text:p>
          </table:table-cell>
          <table:table-cell table:style-name="ce1" table:formula="of:=VLOOKUP([.A579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10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80];[UCF.$A$2:.$G$1160];2;0)" office:value-type="string" office:string-value="IO_L4P_T0_37">
            <text:p>IO_L4P_T0_37</text:p>
          </table:table-cell>
          <table:table-cell table:style-name="ce1" table:formula="of:=EXACT([.B580];[.F580])" office:value-type="boolean" office:boolean-value="false">
            <text:p>FALSE</text:p>
          </table:table-cell>
          <table:table-cell table:style-name="ce1" table:formula="of:=VLOOKUP([.A580];[UCF.$A$2:.$G$1160];3;0)" office:value-type="string" office:string-value="NetIC2_B10">
            <text:p>NetIC2_B10</text:p>
          </table:table-cell>
          <table:table-cell table:style-name="ce1" table:formula="of:=VLOOKUP([.A580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A10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81];[UCF.$A$2:.$G$1160];2;0)" office:value-type="string" office:string-value="IO_L4N_T0_37">
            <text:p>IO_L4N_T0_37</text:p>
          </table:table-cell>
          <table:table-cell table:style-name="ce1" table:formula="of:=EXACT([.B581];[.F581])" office:value-type="boolean" office:boolean-value="false">
            <text:p>FALSE</text:p>
          </table:table-cell>
          <table:table-cell table:style-name="ce1" table:formula="of:=VLOOKUP([.A581];[UCF.$A$2:.$G$1160];3;0)" office:value-type="string" office:string-value="NetIC2_A10">
            <text:p>NetIC2_A10</text:p>
          </table:table-cell>
          <table:table-cell table:style-name="ce1" table:formula="of:=VLOOKUP([.A581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10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82];[UCF.$A$2:.$G$1160];2;0)" office:value-type="string" office:string-value="IO_L5P_T0_37">
            <text:p>IO_L5P_T0_37</text:p>
          </table:table-cell>
          <table:table-cell table:style-name="ce1" table:formula="of:=EXACT([.B582];[.F582])" office:value-type="boolean" office:boolean-value="false">
            <text:p>FALSE</text:p>
          </table:table-cell>
          <table:table-cell table:style-name="ce1" table:formula="of:=VLOOKUP([.A582];[UCF.$A$2:.$G$1160];3;0)" office:value-type="string" office:string-value="NetIC2_E10">
            <text:p>NetIC2_E10</text:p>
          </table:table-cell>
          <table:table-cell table:style-name="ce1" table:formula="of:=VLOOKUP([.A582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10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83];[UCF.$A$2:.$G$1160];2;0)" office:value-type="string" office:string-value="IO_L5N_T0_37">
            <text:p>IO_L5N_T0_37</text:p>
          </table:table-cell>
          <table:table-cell table:style-name="ce1" table:formula="of:=EXACT([.B583];[.F583])" office:value-type="boolean" office:boolean-value="false">
            <text:p>FALSE</text:p>
          </table:table-cell>
          <table:table-cell table:style-name="ce1" table:formula="of:=VLOOKUP([.A583];[UCF.$A$2:.$G$1160];3;0)" office:value-type="string" office:string-value="NetIC2_D10">
            <text:p>NetIC2_D10</text:p>
          </table:table-cell>
          <table:table-cell table:style-name="ce1" table:formula="of:=VLOOKUP([.A583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9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84];[UCF.$A$2:.$G$1160];2;0)" office:value-type="string" office:string-value="IO_L6P_T0_37">
            <text:p>IO_L6P_T0_37</text:p>
          </table:table-cell>
          <table:table-cell table:style-name="ce1" table:formula="of:=EXACT([.B584];[.F584])" office:value-type="boolean" office:boolean-value="false">
            <text:p>FALSE</text:p>
          </table:table-cell>
          <table:table-cell table:style-name="ce1" table:formula="of:=VLOOKUP([.A584];[UCF.$A$2:.$G$1160];3;0)" office:value-type="string" office:string-value="NetIC2_D9">
            <text:p>NetIC2_D9</text:p>
          </table:table-cell>
          <table:table-cell table:style-name="ce1" table:formula="of:=VLOOKUP([.A584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9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85];[UCF.$A$2:.$G$1160];2;0)" office:value-type="string" office:string-value="IO_L6N_T0_VREF_37">
            <text:p>IO_L6N_T0_VREF_37</text:p>
          </table:table-cell>
          <table:table-cell table:style-name="ce1" table:formula="of:=EXACT([.B585];[.F585])" office:value-type="boolean" office:boolean-value="false">
            <text:p>FALSE</text:p>
          </table:table-cell>
          <table:table-cell table:style-name="ce1" table:formula="of:=VLOOKUP([.A585];[UCF.$A$2:.$G$1160];3;0)" office:value-type="string" office:string-value="NetIC2_C9">
            <text:p>NetIC2_C9</text:p>
          </table:table-cell>
          <table:table-cell table:style-name="ce1" table:formula="of:=VLOOKUP([.A585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7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86];[UCF.$A$2:.$G$1160];2;0)" office:value-type="string" office:string-value="IO_L7P_T1_37">
            <text:p>IO_L7P_T1_37</text:p>
          </table:table-cell>
          <table:table-cell table:style-name="ce1" table:formula="of:=EXACT([.B586];[.F586])" office:value-type="boolean" office:boolean-value="false">
            <text:p>FALSE</text:p>
          </table:table-cell>
          <table:table-cell table:style-name="ce1" table:formula="of:=VLOOKUP([.A586];[UCF.$A$2:.$G$1160];3;0)" office:value-type="string" office:string-value="NetIC2_B7">
            <text:p>NetIC2_B7</text:p>
          </table:table-cell>
          <table:table-cell table:style-name="ce1" table:formula="of:=VLOOKUP([.A586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6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87];[UCF.$A$2:.$G$1160];2;0)" office:value-type="string" office:string-value="IO_L7N_T1_37">
            <text:p>IO_L7N_T1_37</text:p>
          </table:table-cell>
          <table:table-cell table:style-name="ce1" table:formula="of:=EXACT([.B587];[.F587])" office:value-type="boolean" office:boolean-value="false">
            <text:p>FALSE</text:p>
          </table:table-cell>
          <table:table-cell table:style-name="ce1" table:formula="of:=VLOOKUP([.A587];[UCF.$A$2:.$G$1160];3;0)" office:value-type="string" office:string-value="NetIC2_B6">
            <text:p>NetIC2_B6</text:p>
          </table:table-cell>
          <table:table-cell table:style-name="ce1" table:formula="of:=VLOOKUP([.A587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A8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88];[UCF.$A$2:.$G$1160];2;0)" office:value-type="string" office:string-value="IO_L8P_T1_37">
            <text:p>IO_L8P_T1_37</text:p>
          </table:table-cell>
          <table:table-cell table:style-name="ce1" table:formula="of:=EXACT([.B588];[.F588])" office:value-type="boolean" office:boolean-value="false">
            <text:p>FALSE</text:p>
          </table:table-cell>
          <table:table-cell table:style-name="ce1" table:formula="of:=VLOOKUP([.A588];[UCF.$A$2:.$G$1160];3;0)" office:value-type="string" office:string-value="NetIC2_A8">
            <text:p>NetIC2_A8</text:p>
          </table:table-cell>
          <table:table-cell table:style-name="ce1" table:formula="of:=VLOOKUP([.A588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A7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89];[UCF.$A$2:.$G$1160];2;0)" office:value-type="string" office:string-value="IO_L8N_T1_37">
            <text:p>IO_L8N_T1_37</text:p>
          </table:table-cell>
          <table:table-cell table:style-name="ce1" table:formula="of:=EXACT([.B589];[.F589])" office:value-type="boolean" office:boolean-value="false">
            <text:p>FALSE</text:p>
          </table:table-cell>
          <table:table-cell table:style-name="ce1" table:formula="of:=VLOOKUP([.A589];[UCF.$A$2:.$G$1160];3;0)" office:value-type="string" office:string-value="NetIC2_A7">
            <text:p>NetIC2_A7</text:p>
          </table:table-cell>
          <table:table-cell table:style-name="ce1" table:formula="of:=VLOOKUP([.A589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F9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90];[UCF.$A$2:.$G$1160];2;0)" office:value-type="string" office:string-value="IO_L9P_T1_DQS_37">
            <text:p>IO_L9P_T1_DQS_37</text:p>
          </table:table-cell>
          <table:table-cell table:style-name="ce1" table:formula="of:=EXACT([.B590];[.F590])" office:value-type="boolean" office:boolean-value="false">
            <text:p>FALSE</text:p>
          </table:table-cell>
          <table:table-cell table:style-name="ce1" table:formula="of:=VLOOKUP([.A590];[UCF.$A$2:.$G$1160];3;0)" office:value-type="string" office:string-value="NetIC2_F9">
            <text:p>NetIC2_F9</text:p>
          </table:table-cell>
          <table:table-cell table:style-name="ce1" table:formula="of:=VLOOKUP([.A590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F8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91];[UCF.$A$2:.$G$1160];2;0)" office:value-type="string" office:string-value="IO_L9N_T1_DQS_37">
            <text:p>IO_L9N_T1_DQS_37</text:p>
          </table:table-cell>
          <table:table-cell table:style-name="ce1" table:formula="of:=EXACT([.B591];[.F591])" office:value-type="boolean" office:boolean-value="false">
            <text:p>FALSE</text:p>
          </table:table-cell>
          <table:table-cell table:style-name="ce1" table:formula="of:=VLOOKUP([.A591];[UCF.$A$2:.$G$1160];3;0)" office:value-type="string" office:string-value="NetIC2_F8">
            <text:p>NetIC2_F8</text:p>
          </table:table-cell>
          <table:table-cell table:style-name="ce1" table:formula="of:=VLOOKUP([.A591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8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92];[UCF.$A$2:.$G$1160];2;0)" office:value-type="string" office:string-value="IO_L10P_T1_37">
            <text:p>IO_L10P_T1_37</text:p>
          </table:table-cell>
          <table:table-cell table:style-name="ce1" table:formula="of:=EXACT([.B592];[.F592])" office:value-type="boolean" office:boolean-value="false">
            <text:p>FALSE</text:p>
          </table:table-cell>
          <table:table-cell table:style-name="ce1" table:formula="of:=VLOOKUP([.A592];[UCF.$A$2:.$G$1160];3;0)" office:value-type="string" office:string-value="NetIC2_D8">
            <text:p>NetIC2_D8</text:p>
          </table:table-cell>
          <table:table-cell table:style-name="ce1" table:formula="of:=VLOOKUP([.A592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8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93];[UCF.$A$2:.$G$1160];2;0)" office:value-type="string" office:string-value="IO_L10N_T1_37">
            <text:p>IO_L10N_T1_37</text:p>
          </table:table-cell>
          <table:table-cell table:style-name="ce1" table:formula="of:=EXACT([.B593];[.F593])" office:value-type="boolean" office:boolean-value="false">
            <text:p>FALSE</text:p>
          </table:table-cell>
          <table:table-cell table:style-name="ce1" table:formula="of:=VLOOKUP([.A593];[UCF.$A$2:.$G$1160];3;0)" office:value-type="string" office:string-value="NetIC2_C8">
            <text:p>NetIC2_C8</text:p>
          </table:table-cell>
          <table:table-cell table:style-name="ce1" table:formula="of:=VLOOKUP([.A593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8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94];[UCF.$A$2:.$G$1160];2;0)" office:value-type="string" office:string-value="IO_L11P_T1_SRCC_37">
            <text:p>IO_L11P_T1_SRCC_37</text:p>
          </table:table-cell>
          <table:table-cell table:style-name="ce1" table:formula="of:=EXACT([.B594];[.F594])" office:value-type="boolean" office:boolean-value="false">
            <text:p>FALSE</text:p>
          </table:table-cell>
          <table:table-cell table:style-name="ce1" table:formula="of:=VLOOKUP([.A594];[UCF.$A$2:.$G$1160];3;0)" office:value-type="string" office:string-value="NetIC2_E8">
            <text:p>NetIC2_E8</text:p>
          </table:table-cell>
          <table:table-cell table:style-name="ce1" table:formula="of:=VLOOKUP([.A594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7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95];[UCF.$A$2:.$G$1160];2;0)" office:value-type="string" office:string-value="IO_L11N_T1_SRCC_37">
            <text:p>IO_L11N_T1_SRCC_37</text:p>
          </table:table-cell>
          <table:table-cell table:style-name="ce1" table:formula="of:=EXACT([.B595];[.F595])" office:value-type="boolean" office:boolean-value="false">
            <text:p>FALSE</text:p>
          </table:table-cell>
          <table:table-cell table:style-name="ce1" table:formula="of:=VLOOKUP([.A595];[UCF.$A$2:.$G$1160];3;0)" office:value-type="string" office:string-value="NetIC2_E7">
            <text:p>NetIC2_E7</text:p>
          </table:table-cell>
          <table:table-cell table:style-name="ce1" table:formula="of:=VLOOKUP([.A595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7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96];[UCF.$A$2:.$G$1160];2;0)" office:value-type="string" office:string-value="IO_L12P_T1_MRCC_37">
            <text:p>IO_L12P_T1_MRCC_37</text:p>
          </table:table-cell>
          <table:table-cell table:style-name="ce1" table:formula="of:=EXACT([.B596];[.F596])" office:value-type="boolean" office:boolean-value="false">
            <text:p>FALSE</text:p>
          </table:table-cell>
          <table:table-cell table:style-name="ce1" table:formula="of:=VLOOKUP([.A596];[UCF.$A$2:.$G$1160];3;0)" office:value-type="string" office:string-value="NetIC2_C7">
            <text:p>NetIC2_C7</text:p>
          </table:table-cell>
          <table:table-cell table:style-name="ce1" table:formula="of:=VLOOKUP([.A596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6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97];[UCF.$A$2:.$G$1160];2;0)" office:value-type="string" office:string-value="IO_L12N_T1_MRCC_37">
            <text:p>IO_L12N_T1_MRCC_37</text:p>
          </table:table-cell>
          <table:table-cell table:style-name="ce1" table:formula="of:=EXACT([.B597];[.F597])" office:value-type="boolean" office:boolean-value="false">
            <text:p>FALSE</text:p>
          </table:table-cell>
          <table:table-cell table:style-name="ce1" table:formula="of:=VLOOKUP([.A597];[UCF.$A$2:.$G$1160];3;0)" office:value-type="string" office:string-value="NetIC2_C6">
            <text:p>NetIC2_C6</text:p>
          </table:table-cell>
          <table:table-cell table:style-name="ce1" table:formula="of:=VLOOKUP([.A597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6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98];[UCF.$A$2:.$G$1160];2;0)" office:value-type="string" office:string-value="IO_L13P_T2_MRCC_37">
            <text:p>IO_L13P_T2_MRCC_37</text:p>
          </table:table-cell>
          <table:table-cell table:style-name="ce1" table:formula="of:=EXACT([.B598];[.F598])" office:value-type="boolean" office:boolean-value="false">
            <text:p>FALSE</text:p>
          </table:table-cell>
          <table:table-cell table:style-name="ce1" table:formula="of:=VLOOKUP([.A598];[UCF.$A$2:.$G$1160];3;0)" office:value-type="string" office:string-value="NetIC2_D6">
            <text:p>NetIC2_D6</text:p>
          </table:table-cell>
          <table:table-cell table:style-name="ce1" table:formula="of:=VLOOKUP([.A598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5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599];[UCF.$A$2:.$G$1160];2;0)" office:value-type="string" office:string-value="IO_L13N_T2_MRCC_37">
            <text:p>IO_L13N_T2_MRCC_37</text:p>
          </table:table-cell>
          <table:table-cell table:style-name="ce1" table:formula="of:=EXACT([.B599];[.F599])" office:value-type="boolean" office:boolean-value="false">
            <text:p>FALSE</text:p>
          </table:table-cell>
          <table:table-cell table:style-name="ce1" table:formula="of:=VLOOKUP([.A599];[UCF.$A$2:.$G$1160];3;0)" office:value-type="string" office:string-value="NetIC2_D5">
            <text:p>NetIC2_D5</text:p>
          </table:table-cell>
          <table:table-cell table:style-name="ce1" table:formula="of:=VLOOKUP([.A599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6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00];[UCF.$A$2:.$G$1160];2;0)" office:value-type="string" office:string-value="IO_L14P_T2_SRCC_37">
            <text:p>IO_L14P_T2_SRCC_37</text:p>
          </table:table-cell>
          <table:table-cell table:style-name="ce1" table:formula="of:=EXACT([.B600];[.F600])" office:value-type="boolean" office:boolean-value="false">
            <text:p>FALSE</text:p>
          </table:table-cell>
          <table:table-cell table:style-name="ce1" table:formula="of:=VLOOKUP([.A600];[UCF.$A$2:.$G$1160];3;0)" office:value-type="string" office:string-value="NetIC2_E6">
            <text:p>NetIC2_E6</text:p>
          </table:table-cell>
          <table:table-cell table:style-name="ce1" table:formula="of:=VLOOKUP([.A600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5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01];[UCF.$A$2:.$G$1160];2;0)" office:value-type="string" office:string-value="IO_L14N_T2_SRCC_37">
            <text:p>IO_L14N_T2_SRCC_37</text:p>
          </table:table-cell>
          <table:table-cell table:style-name="ce1" table:formula="of:=EXACT([.B601];[.F601])" office:value-type="boolean" office:boolean-value="false">
            <text:p>FALSE</text:p>
          </table:table-cell>
          <table:table-cell table:style-name="ce1" table:formula="of:=VLOOKUP([.A601];[UCF.$A$2:.$G$1160];3;0)" office:value-type="string" office:string-value="NetIC2_E5">
            <text:p>NetIC2_E5</text:p>
          </table:table-cell>
          <table:table-cell table:style-name="ce1" table:formula="of:=VLOOKUP([.A601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4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02];[UCF.$A$2:.$G$1160];2;0)" office:value-type="string" office:string-value="IO_L15P_T2_DQS_37">
            <text:p>IO_L15P_T2_DQS_37</text:p>
          </table:table-cell>
          <table:table-cell table:style-name="ce1" table:formula="of:=EXACT([.B602];[.F602])" office:value-type="boolean" office:boolean-value="false">
            <text:p>FALSE</text:p>
          </table:table-cell>
          <table:table-cell table:style-name="ce1" table:formula="of:=VLOOKUP([.A602];[UCF.$A$2:.$G$1160];3;0)" office:value-type="string" office:string-value="NetIC2_B4">
            <text:p>NetIC2_B4</text:p>
          </table:table-cell>
          <table:table-cell table:style-name="ce1" table:formula="of:=VLOOKUP([.A602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A4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03];[UCF.$A$2:.$G$1160];2;0)" office:value-type="string" office:string-value="IO_L15N_T2_DQS_37">
            <text:p>IO_L15N_T2_DQS_37</text:p>
          </table:table-cell>
          <table:table-cell table:style-name="ce1" table:formula="of:=EXACT([.B603];[.F603])" office:value-type="boolean" office:boolean-value="false">
            <text:p>FALSE</text:p>
          </table:table-cell>
          <table:table-cell table:style-name="ce1" table:formula="of:=VLOOKUP([.A603];[UCF.$A$2:.$G$1160];3;0)" office:value-type="string" office:string-value="NetIC2_A4">
            <text:p>NetIC2_A4</text:p>
          </table:table-cell>
          <table:table-cell table:style-name="ce1" table:formula="of:=VLOOKUP([.A603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5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04];[UCF.$A$2:.$G$1160];2;0)" office:value-type="string" office:string-value="IO_L16P_T2_37">
            <text:p>IO_L16P_T2_37</text:p>
          </table:table-cell>
          <table:table-cell table:style-name="ce1" table:formula="of:=EXACT([.B604];[.F604])" office:value-type="boolean" office:boolean-value="false">
            <text:p>FALSE</text:p>
          </table:table-cell>
          <table:table-cell table:style-name="ce1" table:formula="of:=VLOOKUP([.A604];[UCF.$A$2:.$G$1160];3;0)" office:value-type="string" office:string-value="NetIC2_B5">
            <text:p>NetIC2_B5</text:p>
          </table:table-cell>
          <table:table-cell table:style-name="ce1" table:formula="of:=VLOOKUP([.A604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A5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05];[UCF.$A$2:.$G$1160];2;0)" office:value-type="string" office:string-value="IO_L16N_T2_37">
            <text:p>IO_L16N_T2_37</text:p>
          </table:table-cell>
          <table:table-cell table:style-name="ce1" table:formula="of:=EXACT([.B605];[.F605])" office:value-type="boolean" office:boolean-value="false">
            <text:p>FALSE</text:p>
          </table:table-cell>
          <table:table-cell table:style-name="ce1" table:formula="of:=VLOOKUP([.A605];[UCF.$A$2:.$G$1160];3;0)" office:value-type="string" office:string-value="NetIC2_A5">
            <text:p>NetIC2_A5</text:p>
          </table:table-cell>
          <table:table-cell table:style-name="ce1" table:formula="of:=VLOOKUP([.A605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4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06];[UCF.$A$2:.$G$1160];2;0)" office:value-type="string" office:string-value="IO_L17P_T2_37">
            <text:p>IO_L17P_T2_37</text:p>
          </table:table-cell>
          <table:table-cell table:style-name="ce1" table:formula="of:=EXACT([.B606];[.F606])" office:value-type="boolean" office:boolean-value="false">
            <text:p>FALSE</text:p>
          </table:table-cell>
          <table:table-cell table:style-name="ce1" table:formula="of:=VLOOKUP([.A606];[UCF.$A$2:.$G$1160];3;0)" office:value-type="string" office:string-value="NetIC2_D4">
            <text:p>NetIC2_D4</text:p>
          </table:table-cell>
          <table:table-cell table:style-name="ce1" table:formula="of:=VLOOKUP([.A606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4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07];[UCF.$A$2:.$G$1160];2;0)" office:value-type="string" office:string-value="IO_L17N_T2_37">
            <text:p>IO_L17N_T2_37</text:p>
          </table:table-cell>
          <table:table-cell table:style-name="ce1" table:formula="of:=EXACT([.B607];[.F607])" office:value-type="boolean" office:boolean-value="false">
            <text:p>FALSE</text:p>
          </table:table-cell>
          <table:table-cell table:style-name="ce1" table:formula="of:=VLOOKUP([.A607];[UCF.$A$2:.$G$1160];3;0)" office:value-type="string" office:string-value="NetIC2_C4">
            <text:p>NetIC2_C4</text:p>
          </table:table-cell>
          <table:table-cell table:style-name="ce1" table:formula="of:=VLOOKUP([.A607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F5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08];[UCF.$A$2:.$G$1160];2;0)" office:value-type="string" office:string-value="IO_L18P_T2_37">
            <text:p>IO_L18P_T2_37</text:p>
          </table:table-cell>
          <table:table-cell table:style-name="ce1" table:formula="of:=EXACT([.B608];[.F608])" office:value-type="boolean" office:boolean-value="false">
            <text:p>FALSE</text:p>
          </table:table-cell>
          <table:table-cell table:style-name="ce1" table:formula="of:=VLOOKUP([.A608];[UCF.$A$2:.$G$1160];3;0)" office:value-type="string" office:string-value="NetIC2_F5">
            <text:p>NetIC2_F5</text:p>
          </table:table-cell>
          <table:table-cell table:style-name="ce1" table:formula="of:=VLOOKUP([.A608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F4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09];[UCF.$A$2:.$G$1160];2;0)" office:value-type="string" office:string-value="IO_L18N_T2_37">
            <text:p>IO_L18N_T2_37</text:p>
          </table:table-cell>
          <table:table-cell table:style-name="ce1" table:formula="of:=EXACT([.B609];[.F609])" office:value-type="boolean" office:boolean-value="false">
            <text:p>FALSE</text:p>
          </table:table-cell>
          <table:table-cell table:style-name="ce1" table:formula="of:=VLOOKUP([.A609];[UCF.$A$2:.$G$1160];3;0)" office:value-type="string" office:string-value="NetIC2_F4">
            <text:p>NetIC2_F4</text:p>
          </table:table-cell>
          <table:table-cell table:style-name="ce1" table:formula="of:=VLOOKUP([.A609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3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10];[UCF.$A$2:.$G$1160];2;0)" office:value-type="string" office:string-value="IO_L19P_T3_37">
            <text:p>IO_L19P_T3_37</text:p>
          </table:table-cell>
          <table:table-cell table:style-name="ce1" table:formula="of:=EXACT([.B610];[.F610])" office:value-type="boolean" office:boolean-value="false">
            <text:p>FALSE</text:p>
          </table:table-cell>
          <table:table-cell table:style-name="ce1" table:formula="of:=VLOOKUP([.A610];[UCF.$A$2:.$G$1160];3;0)" office:value-type="string" office:string-value="NetIC2_D3">
            <text:p>NetIC2_D3</text:p>
          </table:table-cell>
          <table:table-cell table:style-name="ce1" table:formula="of:=VLOOKUP([.A610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3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11];[UCF.$A$2:.$G$1160];2;0)" office:value-type="string" office:string-value="IO_L19N_T3_VREF_37">
            <text:p>IO_L19N_T3_VREF_37</text:p>
          </table:table-cell>
          <table:table-cell table:style-name="ce1" table:formula="of:=EXACT([.B611];[.F611])" office:value-type="boolean" office:boolean-value="false">
            <text:p>FALSE</text:p>
          </table:table-cell>
          <table:table-cell table:style-name="ce1" table:formula="of:=VLOOKUP([.A611];[UCF.$A$2:.$G$1160];3;0)" office:value-type="string" office:string-value="NetIC2_C3">
            <text:p>NetIC2_C3</text:p>
          </table:table-cell>
          <table:table-cell table:style-name="ce1" table:formula="of:=VLOOKUP([.A611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A3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12];[UCF.$A$2:.$G$1160];2;0)" office:value-type="string" office:string-value="IO_L20P_T3_37">
            <text:p>IO_L20P_T3_37</text:p>
          </table:table-cell>
          <table:table-cell table:style-name="ce1" table:formula="of:=EXACT([.B612];[.F612])" office:value-type="boolean" office:boolean-value="false">
            <text:p>FALSE</text:p>
          </table:table-cell>
          <table:table-cell table:style-name="ce1" table:formula="of:=VLOOKUP([.A612];[UCF.$A$2:.$G$1160];3;0)" office:value-type="string" office:string-value="NetIC2_A3">
            <text:p>NetIC2_A3</text:p>
          </table:table-cell>
          <table:table-cell table:style-name="ce1" table:formula="of:=VLOOKUP([.A612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A2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13];[UCF.$A$2:.$G$1160];2;0)" office:value-type="string" office:string-value="IO_L20N_T3_37">
            <text:p>IO_L20N_T3_37</text:p>
          </table:table-cell>
          <table:table-cell table:style-name="ce1" table:formula="of:=EXACT([.B613];[.F613])" office:value-type="boolean" office:boolean-value="false">
            <text:p>FALSE</text:p>
          </table:table-cell>
          <table:table-cell table:style-name="ce1" table:formula="of:=VLOOKUP([.A613];[UCF.$A$2:.$G$1160];3;0)" office:value-type="string" office:string-value="NetIC2_A2">
            <text:p>NetIC2_A2</text:p>
          </table:table-cell>
          <table:table-cell table:style-name="ce1" table:formula="of:=VLOOKUP([.A613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2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14];[UCF.$A$2:.$G$1160];2;0)" office:value-type="string" office:string-value="IO_L21P_T3_DQS_37">
            <text:p>IO_L21P_T3_DQS_37</text:p>
          </table:table-cell>
          <table:table-cell table:style-name="ce1" table:formula="of:=EXACT([.B614];[.F614])" office:value-type="boolean" office:boolean-value="false">
            <text:p>FALSE</text:p>
          </table:table-cell>
          <table:table-cell table:style-name="ce1" table:formula="of:=VLOOKUP([.A614];[UCF.$A$2:.$G$1160];3;0)" office:value-type="string" office:string-value="NetIC2_C2">
            <text:p>NetIC2_C2</text:p>
          </table:table-cell>
          <table:table-cell table:style-name="ce1" table:formula="of:=VLOOKUP([.A614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2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15];[UCF.$A$2:.$G$1160];2;0)" office:value-type="string" office:string-value="IO_L21N_T3_DQS_37">
            <text:p>IO_L21N_T3_DQS_37</text:p>
          </table:table-cell>
          <table:table-cell table:style-name="ce1" table:formula="of:=EXACT([.B615];[.F615])" office:value-type="boolean" office:boolean-value="false">
            <text:p>FALSE</text:p>
          </table:table-cell>
          <table:table-cell table:style-name="ce1" table:formula="of:=VLOOKUP([.A615];[UCF.$A$2:.$G$1160];3;0)" office:value-type="string" office:string-value="NetIC2_B2">
            <text:p>NetIC2_B2</text:p>
          </table:table-cell>
          <table:table-cell table:style-name="ce1" table:formula="of:=VLOOKUP([.A615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C1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16];[UCF.$A$2:.$G$1160];2;0)" office:value-type="string" office:string-value="IO_L22P_T3_37">
            <text:p>IO_L22P_T3_37</text:p>
          </table:table-cell>
          <table:table-cell table:style-name="ce1" table:formula="of:=EXACT([.B616];[.F616])" office:value-type="boolean" office:boolean-value="false">
            <text:p>FALSE</text:p>
          </table:table-cell>
          <table:table-cell table:style-name="ce1" table:formula="of:=VLOOKUP([.A616];[UCF.$A$2:.$G$1160];3;0)" office:value-type="string" office:string-value="NetIC2_C1">
            <text:p>NetIC2_C1</text:p>
          </table:table-cell>
          <table:table-cell table:style-name="ce1" table:formula="of:=VLOOKUP([.A616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B1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17];[UCF.$A$2:.$G$1160];2;0)" office:value-type="string" office:string-value="IO_L22N_T3_37">
            <text:p>IO_L22N_T3_37</text:p>
          </table:table-cell>
          <table:table-cell table:style-name="ce1" table:formula="of:=EXACT([.B617];[.F617])" office:value-type="boolean" office:boolean-value="false">
            <text:p>FALSE</text:p>
          </table:table-cell>
          <table:table-cell table:style-name="ce1" table:formula="of:=VLOOKUP([.A617];[UCF.$A$2:.$G$1160];3;0)" office:value-type="string" office:string-value="NetIC2_B1">
            <text:p>NetIC2_B1</text:p>
          </table:table-cell>
          <table:table-cell table:style-name="ce1" table:formula="of:=VLOOKUP([.A617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1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18];[UCF.$A$2:.$G$1160];2;0)" office:value-type="string" office:string-value="IO_L23P_T3_37">
            <text:p>IO_L23P_T3_37</text:p>
          </table:table-cell>
          <table:table-cell table:style-name="ce1" table:formula="of:=EXACT([.B618];[.F618])" office:value-type="boolean" office:boolean-value="false">
            <text:p>FALSE</text:p>
          </table:table-cell>
          <table:table-cell table:style-name="ce1" table:formula="of:=VLOOKUP([.A618];[UCF.$A$2:.$G$1160];3;0)" office:value-type="string" office:string-value="NetIC2_E1">
            <text:p>NetIC2_E1</text:p>
          </table:table-cell>
          <table:table-cell table:style-name="ce1" table:formula="of:=VLOOKUP([.A618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D1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19];[UCF.$A$2:.$G$1160];2;0)" office:value-type="string" office:string-value="IO_L23N_T3_37">
            <text:p>IO_L23N_T3_37</text:p>
          </table:table-cell>
          <table:table-cell table:style-name="ce1" table:formula="of:=EXACT([.B619];[.F619])" office:value-type="boolean" office:boolean-value="false">
            <text:p>FALSE</text:p>
          </table:table-cell>
          <table:table-cell table:style-name="ce1" table:formula="of:=VLOOKUP([.A619];[UCF.$A$2:.$G$1160];3;0)" office:value-type="string" office:string-value="NetIC2_D1">
            <text:p>NetIC2_D1</text:p>
          </table:table-cell>
          <table:table-cell table:style-name="ce1" table:formula="of:=VLOOKUP([.A619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3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20];[UCF.$A$2:.$G$1160];2;0)" office:value-type="string" office:string-value="IO_L24P_T3_37">
            <text:p>IO_L24P_T3_37</text:p>
          </table:table-cell>
          <table:table-cell table:style-name="ce1" table:formula="of:=EXACT([.B620];[.F620])" office:value-type="boolean" office:boolean-value="false">
            <text:p>FALSE</text:p>
          </table:table-cell>
          <table:table-cell table:style-name="ce1" table:formula="of:=VLOOKUP([.A620];[UCF.$A$2:.$G$1160];3;0)" office:value-type="string" office:string-value="NetIC2_E3">
            <text:p>NetIC2_E3</text:p>
          </table:table-cell>
          <table:table-cell table:style-name="ce1" table:formula="of:=VLOOKUP([.A620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E2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21];[UCF.$A$2:.$G$1160];2;0)" office:value-type="string" office:string-value="IO_L24N_T3_37">
            <text:p>IO_L24N_T3_37</text:p>
          </table:table-cell>
          <table:table-cell table:style-name="ce1" table:formula="of:=EXACT([.B621];[.F621])" office:value-type="boolean" office:boolean-value="false">
            <text:p>FALSE</text:p>
          </table:table-cell>
          <table:table-cell table:style-name="ce1" table:formula="of:=VLOOKUP([.A621];[UCF.$A$2:.$G$1160];3;0)" office:value-type="string" office:string-value="NetIC2_E2">
            <text:p>NetIC2_E2</text:p>
          </table:table-cell>
          <table:table-cell table:style-name="ce1" table:formula="of:=VLOOKUP([.A621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office:value-type="string">
            <text:p>F7</text:p>
          </table:table-cell>
          <table:table-cell office:value-type="string">
            <text:p>NC</text:p>
          </table:table-cell>
          <table:table-cell office:value-type="string">
            <text:p>NA</text:p>
          </table:table-cell>
          <table:table-cell office:value-type="string">
            <text:p>NOPAD/UNCONNECTED</text:p>
          </table:table-cell>
          <table:table-cell/>
          <table:table-cell table:style-name="ce1" table:formula="of:=VLOOKUP([.A622];[UCF.$A$2:.$G$1160];2;0)" office:value-type="string" office:string-value="IO_25_37">
            <text:p>IO_25_37</text:p>
          </table:table-cell>
          <table:table-cell table:style-name="ce1" table:formula="of:=EXACT([.B622];[.F622])" office:value-type="boolean" office:boolean-value="false">
            <text:p>FALSE</text:p>
          </table:table-cell>
          <table:table-cell table:style-name="ce1" table:formula="of:=VLOOKUP([.A622];[UCF.$A$2:.$G$1160];3;0)" office:value-type="string" office:string-value="NetIC2_F7">
            <text:p>NetIC2_F7</text:p>
          </table:table-cell>
          <table:table-cell table:style-name="ce1" table:formula="of:=VLOOKUP([.A622];[UCF.$A$2:.$G$1160];6;0)" office:value-type="float" office:value="12">
            <text:p>12</text:p>
          </table:table-cell>
          <table:table-cell/>
          <table:table-cell table:style-name="ce1" table:number-columns-repeated="1014"/>
        </table:table-row>
        <table:table-row table:style-name="ro2">
          <table:table-cell table:style-name="ce4" office:value-type="string">
            <text:p>AN13</text:p>
          </table:table-cell>
          <table:table-cell table:style-name="ce4" office:value-type="string">
            <text:p>MGTPTXP3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23];[UCF.$A$2:.$G$1160];2;0)" office:value-type="string" office:string-value="MGTPTXP3_113">
            <text:p>MGTPTXP3_113</text:p>
          </table:table-cell>
          <table:table-cell table:style-name="ce4" table:formula="of:=EXACT([.B623];[.F623])" office:value-type="boolean" office:boolean-value="true">
            <text:p>TRUE</text:p>
          </table:table-cell>
          <table:table-cell table:style-name="ce4" table:formula="of:=VLOOKUP([.A623];[UCF.$A$2:.$G$1160];3;0)" office:value-type="string" office:string-value="TXC7_N">
            <text:p>TXC7_N</text:p>
          </table:table-cell>
          <table:table-cell table:style-name="ce4" table:formula="of:=VLOOKUP([.A623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J13</text:p>
          </table:table-cell>
          <table:table-cell table:style-name="ce4" office:value-type="string">
            <text:p>MGTPRXP3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24];[UCF.$A$2:.$G$1160];2;0)" office:value-type="string" office:string-value="MGTPRXP3_113">
            <text:p>MGTPRXP3_113</text:p>
          </table:table-cell>
          <table:table-cell table:style-name="ce4" table:formula="of:=EXACT([.B624];[.F624])" office:value-type="boolean" office:boolean-value="true">
            <text:p>TRUE</text:p>
          </table:table-cell>
          <table:table-cell table:style-name="ce4" table:formula="of:=VLOOKUP([.A624];[UCF.$A$2:.$G$1160];3;0)" office:value-type="string" office:string-value="RXC7_N">
            <text:p>RXC7_N</text:p>
          </table:table-cell>
          <table:table-cell table:style-name="ce4" table:formula="of:=VLOOKUP([.A624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P13</text:p>
          </table:table-cell>
          <table:table-cell table:style-name="ce4" office:value-type="string">
            <text:p>MGTPTXN3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25];[UCF.$A$2:.$G$1160];2;0)" office:value-type="string" office:string-value="MGTPTXN3_113">
            <text:p>MGTPTXN3_113</text:p>
          </table:table-cell>
          <table:table-cell table:style-name="ce4" table:formula="of:=EXACT([.B625];[.F625])" office:value-type="boolean" office:boolean-value="true">
            <text:p>TRUE</text:p>
          </table:table-cell>
          <table:table-cell table:style-name="ce4" table:formula="of:=VLOOKUP([.A625];[UCF.$A$2:.$G$1160];3;0)" office:value-type="string" office:string-value="TXC7_P">
            <text:p>TXC7_P</text:p>
          </table:table-cell>
          <table:table-cell table:style-name="ce4" table:formula="of:=VLOOKUP([.A625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K13</text:p>
          </table:table-cell>
          <table:table-cell table:style-name="ce4" office:value-type="string">
            <text:p>MGTPRXN3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26];[UCF.$A$2:.$G$1160];2;0)" office:value-type="string" office:string-value="MGTPRXN3_113">
            <text:p>MGTPRXN3_113</text:p>
          </table:table-cell>
          <table:table-cell table:style-name="ce4" table:formula="of:=EXACT([.B626];[.F626])" office:value-type="boolean" office:boolean-value="true">
            <text:p>TRUE</text:p>
          </table:table-cell>
          <table:table-cell table:style-name="ce4" table:formula="of:=VLOOKUP([.A626];[UCF.$A$2:.$G$1160];3;0)" office:value-type="string" office:string-value="RXC7_P">
            <text:p>RXC7_P</text:p>
          </table:table-cell>
          <table:table-cell table:style-name="ce4" table:formula="of:=VLOOKUP([.A626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L14</text:p>
          </table:table-cell>
          <table:table-cell table:style-name="ce4" office:value-type="string">
            <text:p>MGTPTXP2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27];[UCF.$A$2:.$G$1160];2;0)" office:value-type="string" office:string-value="MGTPTXP2_113">
            <text:p>MGTPTXP2_113</text:p>
          </table:table-cell>
          <table:table-cell table:style-name="ce4" table:formula="of:=EXACT([.B627];[.F627])" office:value-type="boolean" office:boolean-value="true">
            <text:p>TRUE</text:p>
          </table:table-cell>
          <table:table-cell table:style-name="ce4" table:formula="of:=VLOOKUP([.A627];[UCF.$A$2:.$G$1160];3;0)" office:value-type="string" office:string-value="TXC6_P">
            <text:p>TXC6_P</text:p>
          </table:table-cell>
          <table:table-cell table:style-name="ce4" table:formula="of:=VLOOKUP([.A627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J15</text:p>
          </table:table-cell>
          <table:table-cell table:style-name="ce4" office:value-type="string">
            <text:p>MGTPRXP2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28];[UCF.$A$2:.$G$1160];2;0)" office:value-type="string" office:string-value="MGTPRXP2_113">
            <text:p>MGTPRXP2_113</text:p>
          </table:table-cell>
          <table:table-cell table:style-name="ce4" table:formula="of:=EXACT([.B628];[.F628])" office:value-type="boolean" office:boolean-value="true">
            <text:p>TRUE</text:p>
          </table:table-cell>
          <table:table-cell table:style-name="ce4" table:formula="of:=VLOOKUP([.A628];[UCF.$A$2:.$G$1160];3;0)" office:value-type="string" office:string-value="RXC6_N">
            <text:p>RXC6_N</text:p>
          </table:table-cell>
          <table:table-cell table:style-name="ce4" table:formula="of:=VLOOKUP([.A628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M14</text:p>
          </table:table-cell>
          <table:table-cell table:style-name="ce4" office:value-type="string">
            <text:p>MGTPTXN2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29];[UCF.$A$2:.$G$1160];2;0)" office:value-type="string" office:string-value="MGTPTXN2_113">
            <text:p>MGTPTXN2_113</text:p>
          </table:table-cell>
          <table:table-cell table:style-name="ce4" table:formula="of:=EXACT([.B629];[.F629])" office:value-type="boolean" office:boolean-value="true">
            <text:p>TRUE</text:p>
          </table:table-cell>
          <table:table-cell table:style-name="ce4" table:formula="of:=VLOOKUP([.A629];[UCF.$A$2:.$G$1160];3;0)" office:value-type="string" office:string-value="TXC6_N">
            <text:p>TXC6_N</text:p>
          </table:table-cell>
          <table:table-cell table:style-name="ce4" table:formula="of:=VLOOKUP([.A629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K15</text:p>
          </table:table-cell>
          <table:table-cell table:style-name="ce4" office:value-type="string">
            <text:p>MGTPRXN2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30];[UCF.$A$2:.$G$1160];2;0)" office:value-type="string" office:string-value="MGTPRXN2_113">
            <text:p>MGTPRXN2_113</text:p>
          </table:table-cell>
          <table:table-cell table:style-name="ce4" table:formula="of:=EXACT([.B630];[.F630])" office:value-type="boolean" office:boolean-value="true">
            <text:p>TRUE</text:p>
          </table:table-cell>
          <table:table-cell table:style-name="ce4" table:formula="of:=VLOOKUP([.A630];[UCF.$A$2:.$G$1160];3;0)" office:value-type="string" office:string-value="RXC6_P">
            <text:p>RXC6_P</text:p>
          </table:table-cell>
          <table:table-cell table:style-name="ce4" table:formula="of:=VLOOKUP([.A630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G14</text:p>
          </table:table-cell>
          <table:table-cell table:style-name="ce4" office:value-type="string">
            <text:p>MGTREFCLK0P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31];[UCF.$A$2:.$G$1160];2;0)" office:value-type="string" office:string-value="MGTREFCLK0P_113">
            <text:p>MGTREFCLK0P_113</text:p>
          </table:table-cell>
          <table:table-cell table:style-name="ce4" table:formula="of:=EXACT([.B631];[.F631])" office:value-type="boolean" office:boolean-value="true">
            <text:p>TRUE</text:p>
          </table:table-cell>
          <table:table-cell table:style-name="ce4" table:formula="of:=VLOOKUP([.A631];[UCF.$A$2:.$G$1160];3;0)" office:value-type="string" office:string-value="FP2_CLK2_P">
            <text:p>FP2_CLK2_P</text:p>
          </table:table-cell>
          <table:table-cell table:style-name="ce4" table:formula="of:=VLOOKUP([.A631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H14</text:p>
          </table:table-cell>
          <table:table-cell table:style-name="ce4" office:value-type="string">
            <text:p>MGTREFCLK0N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32];[UCF.$A$2:.$G$1160];2;0)" office:value-type="string" office:string-value="MGTREFCLK0N_113">
            <text:p>MGTREFCLK0N_113</text:p>
          </table:table-cell>
          <table:table-cell table:style-name="ce4" table:formula="of:=EXACT([.B632];[.F632])" office:value-type="boolean" office:boolean-value="true">
            <text:p>TRUE</text:p>
          </table:table-cell>
          <table:table-cell table:style-name="ce4" table:formula="of:=VLOOKUP([.A632];[UCF.$A$2:.$G$1160];3;0)" office:value-type="string" office:string-value="FP2_CLK2_N">
            <text:p>FP2_CLK2_N</text:p>
          </table:table-cell>
          <table:table-cell table:style-name="ce4" table:formula="of:=VLOOKUP([.A632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H16</text:p>
          </table:table-cell>
          <table:table-cell table:style-name="ce4" office:value-type="string">
            <text:p>MGTREFCLK1N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33];[UCF.$A$2:.$G$1160];2;0)" office:value-type="string" office:string-value="MGTREFCLK1N_113">
            <text:p>MGTREFCLK1N_113</text:p>
          </table:table-cell>
          <table:table-cell table:style-name="ce4" table:formula="of:=EXACT([.B633];[.F633])" office:value-type="boolean" office:boolean-value="true">
            <text:p>TRUE</text:p>
          </table:table-cell>
          <table:table-cell table:style-name="ce4" table:formula="of:=VLOOKUP([.A633];[UCF.$A$2:.$G$1160];3;0)" office:value-type="string" office:string-value="FP2_CLK1_N">
            <text:p>FP2_CLK1_N</text:p>
          </table:table-cell>
          <table:table-cell table:style-name="ce4" table:formula="of:=VLOOKUP([.A633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G16</text:p>
          </table:table-cell>
          <table:table-cell table:style-name="ce4" office:value-type="string">
            <text:p>MGTREFCLK1P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34];[UCF.$A$2:.$G$1160];2;0)" office:value-type="string" office:string-value="MGTREFCLK1P_113">
            <text:p>MGTREFCLK1P_113</text:p>
          </table:table-cell>
          <table:table-cell table:style-name="ce4" table:formula="of:=EXACT([.B634];[.F634])" office:value-type="boolean" office:boolean-value="true">
            <text:p>TRUE</text:p>
          </table:table-cell>
          <table:table-cell table:style-name="ce4" table:formula="of:=VLOOKUP([.A634];[UCF.$A$2:.$G$1160];3;0)" office:value-type="string" office:string-value="FP2_CLK1_P">
            <text:p>FP2_CLK1_P</text:p>
          </table:table-cell>
          <table:table-cell table:style-name="ce4" table:formula="of:=VLOOKUP([.A634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N15</text:p>
          </table:table-cell>
          <table:table-cell table:style-name="ce4" office:value-type="string">
            <text:p>MGTPTXP1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35];[UCF.$A$2:.$G$1160];2;0)" office:value-type="string" office:string-value="MGTPTXP1_113">
            <text:p>MGTPTXP1_113</text:p>
          </table:table-cell>
          <table:table-cell table:style-name="ce4" table:formula="of:=EXACT([.B635];[.F635])" office:value-type="boolean" office:boolean-value="true">
            <text:p>TRUE</text:p>
          </table:table-cell>
          <table:table-cell table:style-name="ce4" table:formula="of:=VLOOKUP([.A635];[UCF.$A$2:.$G$1160];3;0)" office:value-type="string" office:string-value="TXC5_P">
            <text:p>TXC5_P</text:p>
          </table:table-cell>
          <table:table-cell table:style-name="ce4" table:formula="of:=VLOOKUP([.A635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L16</text:p>
          </table:table-cell>
          <table:table-cell table:style-name="ce4" office:value-type="string">
            <text:p>MGTPRXP1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36];[UCF.$A$2:.$G$1160];2;0)" office:value-type="string" office:string-value="MGTPRXP1_113">
            <text:p>MGTPRXP1_113</text:p>
          </table:table-cell>
          <table:table-cell table:style-name="ce4" table:formula="of:=EXACT([.B636];[.F636])" office:value-type="boolean" office:boolean-value="true">
            <text:p>TRUE</text:p>
          </table:table-cell>
          <table:table-cell table:style-name="ce4" table:formula="of:=VLOOKUP([.A636];[UCF.$A$2:.$G$1160];3;0)" office:value-type="string" office:string-value="RXC5_N">
            <text:p>RXC5_N</text:p>
          </table:table-cell>
          <table:table-cell table:style-name="ce4" table:formula="of:=VLOOKUP([.A636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P15</text:p>
          </table:table-cell>
          <table:table-cell table:style-name="ce4" office:value-type="string">
            <text:p>MGTPTXN1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37];[UCF.$A$2:.$G$1160];2;0)" office:value-type="string" office:string-value="MGTPTXN1_113">
            <text:p>MGTPTXN1_113</text:p>
          </table:table-cell>
          <table:table-cell table:style-name="ce4" table:formula="of:=EXACT([.B637];[.F637])" office:value-type="boolean" office:boolean-value="true">
            <text:p>TRUE</text:p>
          </table:table-cell>
          <table:table-cell table:style-name="ce4" table:formula="of:=VLOOKUP([.A637];[UCF.$A$2:.$G$1160];3;0)" office:value-type="string" office:string-value="TXC5_N">
            <text:p>TXC5_N</text:p>
          </table:table-cell>
          <table:table-cell table:style-name="ce4" table:formula="of:=VLOOKUP([.A637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M16</text:p>
          </table:table-cell>
          <table:table-cell table:style-name="ce4" office:value-type="string">
            <text:p>MGTPRXN1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38];[UCF.$A$2:.$G$1160];2;0)" office:value-type="string" office:string-value="MGTPRXN1_113">
            <text:p>MGTPRXN1_113</text:p>
          </table:table-cell>
          <table:table-cell table:style-name="ce4" table:formula="of:=EXACT([.B638];[.F638])" office:value-type="boolean" office:boolean-value="true">
            <text:p>TRUE</text:p>
          </table:table-cell>
          <table:table-cell table:style-name="ce4" table:formula="of:=VLOOKUP([.A638];[UCF.$A$2:.$G$1160];3;0)" office:value-type="string" office:string-value="RXC5_P">
            <text:p>RXC5_P</text:p>
          </table:table-cell>
          <table:table-cell table:style-name="ce4" table:formula="of:=VLOOKUP([.A638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N17</text:p>
          </table:table-cell>
          <table:table-cell table:style-name="ce4" office:value-type="string">
            <text:p>MGTPTXP0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39];[UCF.$A$2:.$G$1160];2;0)" office:value-type="string" office:string-value="MGTPTXP0_113">
            <text:p>MGTPTXP0_113</text:p>
          </table:table-cell>
          <table:table-cell table:style-name="ce4" table:formula="of:=EXACT([.B639];[.F639])" office:value-type="boolean" office:boolean-value="true">
            <text:p>TRUE</text:p>
          </table:table-cell>
          <table:table-cell table:style-name="ce4" table:formula="of:=VLOOKUP([.A639];[UCF.$A$2:.$G$1160];3;0)" office:value-type="string" office:string-value="TXC4_P">
            <text:p>TXC4_P</text:p>
          </table:table-cell>
          <table:table-cell table:style-name="ce4" table:formula="of:=VLOOKUP([.A639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J17</text:p>
          </table:table-cell>
          <table:table-cell table:style-name="ce4" office:value-type="string">
            <text:p>MGTPRXP0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40];[UCF.$A$2:.$G$1160];2;0)" office:value-type="string" office:string-value="MGTPRXP0_113">
            <text:p>MGTPRXP0_113</text:p>
          </table:table-cell>
          <table:table-cell table:style-name="ce4" table:formula="of:=EXACT([.B640];[.F640])" office:value-type="boolean" office:boolean-value="true">
            <text:p>TRUE</text:p>
          </table:table-cell>
          <table:table-cell table:style-name="ce4" table:formula="of:=VLOOKUP([.A640];[UCF.$A$2:.$G$1160];3;0)" office:value-type="string" office:string-value="RXC4_P">
            <text:p>RXC4_P</text:p>
          </table:table-cell>
          <table:table-cell table:style-name="ce4" table:formula="of:=VLOOKUP([.A640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P17</text:p>
          </table:table-cell>
          <table:table-cell table:style-name="ce4" office:value-type="string">
            <text:p>MGTPTXN0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41];[UCF.$A$2:.$G$1160];2;0)" office:value-type="string" office:string-value="MGTPTXN0_113">
            <text:p>MGTPTXN0_113</text:p>
          </table:table-cell>
          <table:table-cell table:style-name="ce4" table:formula="of:=EXACT([.B641];[.F641])" office:value-type="boolean" office:boolean-value="true">
            <text:p>TRUE</text:p>
          </table:table-cell>
          <table:table-cell table:style-name="ce4" table:formula="of:=VLOOKUP([.A641];[UCF.$A$2:.$G$1160];3;0)" office:value-type="string" office:string-value="TXC4_N">
            <text:p>TXC4_N</text:p>
          </table:table-cell>
          <table:table-cell table:style-name="ce4" table:formula="of:=VLOOKUP([.A641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K17</text:p>
          </table:table-cell>
          <table:table-cell table:style-name="ce4" office:value-type="string">
            <text:p>MGTPRXN0_113</text:p>
          </table:table-cell>
          <table:table-cell table:style-name="ce4" office:value-type="string">
            <text:p>NA</text:p>
          </table:table-cell>
          <table:table-cell table:style-name="ce4" office:value-type="float" office:value="113">
            <text:p>113</text:p>
          </table:table-cell>
          <table:table-cell/>
          <table:table-cell table:style-name="ce4" table:formula="of:=VLOOKUP([.A642];[UCF.$A$2:.$G$1160];2;0)" office:value-type="string" office:string-value="MGTPRXN0_113">
            <text:p>MGTPRXN0_113</text:p>
          </table:table-cell>
          <table:table-cell table:style-name="ce4" table:formula="of:=EXACT([.B642];[.F642])" office:value-type="boolean" office:boolean-value="true">
            <text:p>TRUE</text:p>
          </table:table-cell>
          <table:table-cell table:style-name="ce4" table:formula="of:=VLOOKUP([.A642];[UCF.$A$2:.$G$1160];3;0)" office:value-type="string" office:string-value="RXC4_N">
            <text:p>RXC4_N</text:p>
          </table:table-cell>
          <table:table-cell table:style-name="ce4" table:formula="of:=VLOOKUP([.A642];[UCF.$A$2:.$G$1160];6;0)" office:value-type="float" office:value="13">
            <text:p>13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2" office:value-type="string">
            <text:p>B17</text:p>
          </table:table-cell>
          <table:table-cell table:style-name="ce2" office:value-type="string">
            <text:p>MGTPTXP3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43];[UCF.$A$2:.$G$1160];2;0)" office:value-type="string" office:string-value="MGTPTXP3_116">
            <text:p>MGTPTXP3_116</text:p>
          </table:table-cell>
          <table:table-cell table:style-name="ce2" table:formula="of:=EXACT([.B643];[.F643])" office:value-type="boolean" office:boolean-value="true">
            <text:p>TRUE</text:p>
          </table:table-cell>
          <table:table-cell table:style-name="ce2" table:formula="of:=VLOOKUP([.A643];[UCF.$A$2:.$G$1160];3;0)" office:value-type="string" office:string-value="FMCC1_DP0_C2M_N">
            <text:p>FMCC1_DP0_C2M_N</text:p>
          </table:table-cell>
          <table:table-cell table:style-name="ce2" table:formula="of:=VLOOKUP([.A643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F17</text:p>
          </table:table-cell>
          <table:table-cell table:style-name="ce2" office:value-type="string">
            <text:p>MGTPRXP3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44];[UCF.$A$2:.$G$1160];2;0)" office:value-type="string" office:string-value="MGTPRXP3_116">
            <text:p>MGTPRXP3_116</text:p>
          </table:table-cell>
          <table:table-cell table:style-name="ce2" table:formula="of:=EXACT([.B644];[.F644])" office:value-type="boolean" office:boolean-value="true">
            <text:p>TRUE</text:p>
          </table:table-cell>
          <table:table-cell table:style-name="ce2" table:formula="of:=VLOOKUP([.A644];[UCF.$A$2:.$G$1160];3;0)" office:value-type="string" office:string-value="FMCC1_DP0_M2C_P">
            <text:p>FMCC1_DP0_M2C_P</text:p>
          </table:table-cell>
          <table:table-cell table:style-name="ce2" table:formula="of:=VLOOKUP([.A644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17</text:p>
          </table:table-cell>
          <table:table-cell table:style-name="ce2" office:value-type="string">
            <text:p>MGTPTXN3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45];[UCF.$A$2:.$G$1160];2;0)" office:value-type="string" office:string-value="MGTPTXN3_116">
            <text:p>MGTPTXN3_116</text:p>
          </table:table-cell>
          <table:table-cell table:style-name="ce2" table:formula="of:=EXACT([.B645];[.F645])" office:value-type="boolean" office:boolean-value="true">
            <text:p>TRUE</text:p>
          </table:table-cell>
          <table:table-cell table:style-name="ce2" table:formula="of:=VLOOKUP([.A645];[UCF.$A$2:.$G$1160];3;0)" office:value-type="string" office:string-value="FMCC1_DP0_C2M_P">
            <text:p>FMCC1_DP0_C2M_P</text:p>
          </table:table-cell>
          <table:table-cell table:style-name="ce2" table:formula="of:=VLOOKUP([.A645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E17</text:p>
          </table:table-cell>
          <table:table-cell table:style-name="ce2" office:value-type="string">
            <text:p>MGTPRXN3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46];[UCF.$A$2:.$G$1160];2;0)" office:value-type="string" office:string-value="MGTPRXN3_116">
            <text:p>MGTPRXN3_116</text:p>
          </table:table-cell>
          <table:table-cell table:style-name="ce2" table:formula="of:=EXACT([.B646];[.F646])" office:value-type="boolean" office:boolean-value="true">
            <text:p>TRUE</text:p>
          </table:table-cell>
          <table:table-cell table:style-name="ce2" table:formula="of:=VLOOKUP([.A646];[UCF.$A$2:.$G$1160];3;0)" office:value-type="string" office:string-value="FMCC1_DP0_M2C_N">
            <text:p>FMCC1_DP0_M2C_N</text:p>
          </table:table-cell>
          <table:table-cell table:style-name="ce2" table:formula="of:=VLOOKUP([.A646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B15</text:p>
          </table:table-cell>
          <table:table-cell table:style-name="ce2" office:value-type="string">
            <text:p>MGTPTXP2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47];[UCF.$A$2:.$G$1160];2;0)" office:value-type="string" office:string-value="MGTPTXP2_116">
            <text:p>MGTPTXP2_116</text:p>
          </table:table-cell>
          <table:table-cell table:style-name="ce2" table:formula="of:=EXACT([.B647];[.F647])" office:value-type="boolean" office:boolean-value="true">
            <text:p>TRUE</text:p>
          </table:table-cell>
          <table:table-cell table:style-name="ce2" table:formula="of:=VLOOKUP([.A647];[UCF.$A$2:.$G$1160];3;0)" office:value-type="string" office:string-value="FMCC1_DP1_C2M_P">
            <text:p>FMCC1_DP1_C2M_P</text:p>
          </table:table-cell>
          <table:table-cell table:style-name="ce2" table:formula="of:=VLOOKUP([.A647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D16</text:p>
          </table:table-cell>
          <table:table-cell table:style-name="ce2" office:value-type="string">
            <text:p>MGTPRXP2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48];[UCF.$A$2:.$G$1160];2;0)" office:value-type="string" office:string-value="MGTPRXP2_116">
            <text:p>MGTPRXP2_116</text:p>
          </table:table-cell>
          <table:table-cell table:style-name="ce2" table:formula="of:=EXACT([.B648];[.F648])" office:value-type="boolean" office:boolean-value="true">
            <text:p>TRUE</text:p>
          </table:table-cell>
          <table:table-cell table:style-name="ce2" table:formula="of:=VLOOKUP([.A648];[UCF.$A$2:.$G$1160];3;0)" office:value-type="string" office:string-value="FMCC1_DP1_M2C_P">
            <text:p>FMCC1_DP1_M2C_P</text:p>
          </table:table-cell>
          <table:table-cell table:style-name="ce2" table:formula="of:=VLOOKUP([.A648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15</text:p>
          </table:table-cell>
          <table:table-cell table:style-name="ce2" office:value-type="string">
            <text:p>MGTPTXN2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49];[UCF.$A$2:.$G$1160];2;0)" office:value-type="string" office:string-value="MGTPTXN2_116">
            <text:p>MGTPTXN2_116</text:p>
          </table:table-cell>
          <table:table-cell table:style-name="ce2" table:formula="of:=EXACT([.B649];[.F649])" office:value-type="boolean" office:boolean-value="true">
            <text:p>TRUE</text:p>
          </table:table-cell>
          <table:table-cell table:style-name="ce2" table:formula="of:=VLOOKUP([.A649];[UCF.$A$2:.$G$1160];3;0)" office:value-type="string" office:string-value="FMCC1_DP1_C2M_N">
            <text:p>FMCC1_DP1_C2M_N</text:p>
          </table:table-cell>
          <table:table-cell table:style-name="ce2" table:formula="of:=VLOOKUP([.A649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C16</text:p>
          </table:table-cell>
          <table:table-cell table:style-name="ce2" office:value-type="string">
            <text:p>MGTPRXN2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50];[UCF.$A$2:.$G$1160];2;0)" office:value-type="string" office:string-value="MGTPRXN2_116">
            <text:p>MGTPRXN2_116</text:p>
          </table:table-cell>
          <table:table-cell table:style-name="ce2" table:formula="of:=EXACT([.B650];[.F650])" office:value-type="boolean" office:boolean-value="true">
            <text:p>TRUE</text:p>
          </table:table-cell>
          <table:table-cell table:style-name="ce2" table:formula="of:=VLOOKUP([.A650];[UCF.$A$2:.$G$1160];3;0)" office:value-type="string" office:string-value="FMCC1_DP1_M2C_N">
            <text:p>FMCC1_DP1_M2C_N</text:p>
          </table:table-cell>
          <table:table-cell table:style-name="ce2" table:formula="of:=VLOOKUP([.A650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H16</text:p>
          </table:table-cell>
          <table:table-cell table:style-name="ce2" office:value-type="string">
            <text:p>MGTREFCLK0P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51];[UCF.$A$2:.$G$1160];2;0)" office:value-type="string" office:string-value="MGTREFCLK0P_116">
            <text:p>MGTREFCLK0P_116</text:p>
          </table:table-cell>
          <table:table-cell table:style-name="ce2" table:formula="of:=EXACT([.B651];[.F651])" office:value-type="boolean" office:boolean-value="true">
            <text:p>TRUE</text:p>
          </table:table-cell>
          <table:table-cell table:style-name="ce2" table:formula="of:=VLOOKUP([.A651];[UCF.$A$2:.$G$1160];3;0)" office:value-type="string" office:string-value="FMCC1_GBTCLK1_M2C_P">
            <text:p>FMCC1_GBTCLK1_M2C_P</text:p>
          </table:table-cell>
          <table:table-cell table:style-name="ce2" table:formula="of:=VLOOKUP([.A651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G16</text:p>
          </table:table-cell>
          <table:table-cell table:style-name="ce2" office:value-type="string">
            <text:p>MGTREFCLK0N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52];[UCF.$A$2:.$G$1160];2;0)" office:value-type="string" office:string-value="MGTREFCLK0N_116">
            <text:p>MGTREFCLK0N_116</text:p>
          </table:table-cell>
          <table:table-cell table:style-name="ce2" table:formula="of:=EXACT([.B652];[.F652])" office:value-type="boolean" office:boolean-value="true">
            <text:p>TRUE</text:p>
          </table:table-cell>
          <table:table-cell table:style-name="ce2" table:formula="of:=VLOOKUP([.A652];[UCF.$A$2:.$G$1160];3;0)" office:value-type="string" office:string-value="FMCC1_GBTCLK1_M2C_N">
            <text:p>FMCC1_GBTCLK1_M2C_N</text:p>
          </table:table-cell>
          <table:table-cell table:style-name="ce2" table:formula="of:=VLOOKUP([.A652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G14</text:p>
          </table:table-cell>
          <table:table-cell table:style-name="ce2" office:value-type="string">
            <text:p>MGTREFCLK1N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53];[UCF.$A$2:.$G$1160];2;0)" office:value-type="string" office:string-value="MGTREFCLK1N_116">
            <text:p>MGTREFCLK1N_116</text:p>
          </table:table-cell>
          <table:table-cell table:style-name="ce2" table:formula="of:=EXACT([.B653];[.F653])" office:value-type="boolean" office:boolean-value="true">
            <text:p>TRUE</text:p>
          </table:table-cell>
          <table:table-cell table:style-name="ce2" table:formula="of:=VLOOKUP([.A653];[UCF.$A$2:.$G$1160];3;0)" office:value-type="string" office:string-value="FMCC1_GBTCLK0_M2C_N">
            <text:p>FMCC1_GBTCLK0_M2C_N</text:p>
          </table:table-cell>
          <table:table-cell table:style-name="ce2" table:formula="of:=VLOOKUP([.A653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H14</text:p>
          </table:table-cell>
          <table:table-cell table:style-name="ce2" office:value-type="string">
            <text:p>MGTREFCLK1P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54];[UCF.$A$2:.$G$1160];2;0)" office:value-type="string" office:string-value="MGTREFCLK1P_116">
            <text:p>MGTREFCLK1P_116</text:p>
          </table:table-cell>
          <table:table-cell table:style-name="ce2" table:formula="of:=EXACT([.B654];[.F654])" office:value-type="boolean" office:boolean-value="true">
            <text:p>TRUE</text:p>
          </table:table-cell>
          <table:table-cell table:style-name="ce2" table:formula="of:=VLOOKUP([.A654];[UCF.$A$2:.$G$1160];3;0)" office:value-type="string" office:string-value="FMCC1_GBTCLK0_M2C_P">
            <text:p>FMCC1_GBTCLK0_M2C_P</text:p>
          </table:table-cell>
          <table:table-cell table:style-name="ce2" table:formula="of:=VLOOKUP([.A654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D14</text:p>
          </table:table-cell>
          <table:table-cell table:style-name="ce2" office:value-type="string">
            <text:p>MGTPTXP1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55];[UCF.$A$2:.$G$1160];2;0)" office:value-type="string" office:string-value="MGTPTXP1_116">
            <text:p>MGTPTXP1_116</text:p>
          </table:table-cell>
          <table:table-cell table:style-name="ce2" table:formula="of:=EXACT([.B655];[.F655])" office:value-type="boolean" office:boolean-value="true">
            <text:p>TRUE</text:p>
          </table:table-cell>
          <table:table-cell table:style-name="ce2" table:formula="of:=VLOOKUP([.A655];[UCF.$A$2:.$G$1160];3;0)" office:value-type="string" office:string-value="FMCC1_DP2_C2M_N">
            <text:p>FMCC1_DP2_C2M_N</text:p>
          </table:table-cell>
          <table:table-cell table:style-name="ce2" table:formula="of:=VLOOKUP([.A655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F15</text:p>
          </table:table-cell>
          <table:table-cell table:style-name="ce2" office:value-type="string">
            <text:p>MGTPRXP1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56];[UCF.$A$2:.$G$1160];2;0)" office:value-type="string" office:string-value="MGTPRXP1_116">
            <text:p>MGTPRXP1_116</text:p>
          </table:table-cell>
          <table:table-cell table:style-name="ce2" table:formula="of:=EXACT([.B656];[.F656])" office:value-type="boolean" office:boolean-value="true">
            <text:p>TRUE</text:p>
          </table:table-cell>
          <table:table-cell table:style-name="ce2" table:formula="of:=VLOOKUP([.A656];[UCF.$A$2:.$G$1160];3;0)" office:value-type="string" office:string-value="FMCC1_DP2_M2C_P">
            <text:p>FMCC1_DP2_M2C_P</text:p>
          </table:table-cell>
          <table:table-cell table:style-name="ce2" table:formula="of:=VLOOKUP([.A656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C14</text:p>
          </table:table-cell>
          <table:table-cell table:style-name="ce2" office:value-type="string">
            <text:p>MGTPTXN1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57];[UCF.$A$2:.$G$1160];2;0)" office:value-type="string" office:string-value="MGTPTXN1_116">
            <text:p>MGTPTXN1_116</text:p>
          </table:table-cell>
          <table:table-cell table:style-name="ce2" table:formula="of:=EXACT([.B657];[.F657])" office:value-type="boolean" office:boolean-value="true">
            <text:p>TRUE</text:p>
          </table:table-cell>
          <table:table-cell table:style-name="ce2" table:formula="of:=VLOOKUP([.A657];[UCF.$A$2:.$G$1160];3;0)" office:value-type="string" office:string-value="FMCC1_DP2_C2M_P">
            <text:p>FMCC1_DP2_C2M_P</text:p>
          </table:table-cell>
          <table:table-cell table:style-name="ce2" table:formula="of:=VLOOKUP([.A657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E15</text:p>
          </table:table-cell>
          <table:table-cell table:style-name="ce2" office:value-type="string">
            <text:p>MGTPRXN1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58];[UCF.$A$2:.$G$1160];2;0)" office:value-type="string" office:string-value="MGTPRXN1_116">
            <text:p>MGTPRXN1_116</text:p>
          </table:table-cell>
          <table:table-cell table:style-name="ce2" table:formula="of:=EXACT([.B658];[.F658])" office:value-type="boolean" office:boolean-value="true">
            <text:p>TRUE</text:p>
          </table:table-cell>
          <table:table-cell table:style-name="ce2" table:formula="of:=VLOOKUP([.A658];[UCF.$A$2:.$G$1160];3;0)" office:value-type="string" office:string-value="FMCC1_DP2_M2C_N">
            <text:p>FMCC1_DP2_M2C_N</text:p>
          </table:table-cell>
          <table:table-cell table:style-name="ce2" table:formula="of:=VLOOKUP([.A658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B13</text:p>
          </table:table-cell>
          <table:table-cell table:style-name="ce2" office:value-type="string">
            <text:p>MGTPTXP0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59];[UCF.$A$2:.$G$1160];2;0)" office:value-type="string" office:string-value="MGTPTXP0_116">
            <text:p>MGTPTXP0_116</text:p>
          </table:table-cell>
          <table:table-cell table:style-name="ce2" table:formula="of:=EXACT([.B659];[.F659])" office:value-type="boolean" office:boolean-value="true">
            <text:p>TRUE</text:p>
          </table:table-cell>
          <table:table-cell table:style-name="ce2" table:formula="of:=VLOOKUP([.A659];[UCF.$A$2:.$G$1160];3;0)" office:value-type="string" office:string-value="FMCC1_DP3_C2M_P">
            <text:p>FMCC1_DP3_C2M_P</text:p>
          </table:table-cell>
          <table:table-cell table:style-name="ce2" table:formula="of:=VLOOKUP([.A659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F13</text:p>
          </table:table-cell>
          <table:table-cell table:style-name="ce2" office:value-type="string">
            <text:p>MGTPRXP0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60];[UCF.$A$2:.$G$1160];2;0)" office:value-type="string" office:string-value="MGTPRXP0_116">
            <text:p>MGTPRXP0_116</text:p>
          </table:table-cell>
          <table:table-cell table:style-name="ce2" table:formula="of:=EXACT([.B660];[.F660])" office:value-type="boolean" office:boolean-value="true">
            <text:p>TRUE</text:p>
          </table:table-cell>
          <table:table-cell table:style-name="ce2" table:formula="of:=VLOOKUP([.A660];[UCF.$A$2:.$G$1160];3;0)" office:value-type="string" office:string-value="FMCC1_DP3_M2C_P">
            <text:p>FMCC1_DP3_M2C_P</text:p>
          </table:table-cell>
          <table:table-cell table:style-name="ce2" table:formula="of:=VLOOKUP([.A660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13</text:p>
          </table:table-cell>
          <table:table-cell table:style-name="ce2" office:value-type="string">
            <text:p>MGTPTXN0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61];[UCF.$A$2:.$G$1160];2;0)" office:value-type="string" office:string-value="MGTPTXN0_116">
            <text:p>MGTPTXN0_116</text:p>
          </table:table-cell>
          <table:table-cell table:style-name="ce2" table:formula="of:=EXACT([.B661];[.F661])" office:value-type="boolean" office:boolean-value="true">
            <text:p>TRUE</text:p>
          </table:table-cell>
          <table:table-cell table:style-name="ce2" table:formula="of:=VLOOKUP([.A661];[UCF.$A$2:.$G$1160];3;0)" office:value-type="string" office:string-value="FMCC1_DP3_C2M_N">
            <text:p>FMCC1_DP3_C2M_N</text:p>
          </table:table-cell>
          <table:table-cell table:style-name="ce2" table:formula="of:=VLOOKUP([.A661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E13</text:p>
          </table:table-cell>
          <table:table-cell table:style-name="ce2" office:value-type="string">
            <text:p>MGTPRXN0_116</text:p>
          </table:table-cell>
          <table:table-cell table:style-name="ce2" office:value-type="string">
            <text:p>NA</text:p>
          </table:table-cell>
          <table:table-cell table:style-name="ce2" office:value-type="float" office:value="116">
            <text:p>116</text:p>
          </table:table-cell>
          <table:table-cell/>
          <table:table-cell table:style-name="ce2" table:formula="of:=VLOOKUP([.A662];[UCF.$A$2:.$G$1160];2;0)" office:value-type="string" office:string-value="MGTPRXN0_116">
            <text:p>MGTPRXN0_116</text:p>
          </table:table-cell>
          <table:table-cell table:style-name="ce2" table:formula="of:=EXACT([.B662];[.F662])" office:value-type="boolean" office:boolean-value="true">
            <text:p>TRUE</text:p>
          </table:table-cell>
          <table:table-cell table:style-name="ce2" table:formula="of:=VLOOKUP([.A662];[UCF.$A$2:.$G$1160];3;0)" office:value-type="string" office:string-value="FMCC1_DP3_M2C_N">
            <text:p>FMCC1_DP3_M2C_N</text:p>
          </table:table-cell>
          <table:table-cell table:style-name="ce2" table:formula="of:=VLOOKUP([.A662];[UCF.$A$2:.$G$1160];6;0)" office:value-type="float" office:value="14">
            <text:p>14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4" office:value-type="string">
            <text:p>AN23</text:p>
          </table:table-cell>
          <table:table-cell table:style-name="ce4" office:value-type="string">
            <text:p>MGTPTXP3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63];[UCF.$A$2:.$G$1160];2;0)" office:value-type="string" office:string-value="MGTPTXP3_213">
            <text:p>MGTPTXP3_213</text:p>
          </table:table-cell>
          <table:table-cell table:style-name="ce4" table:formula="of:=EXACT([.B663];[.F663])" office:value-type="boolean" office:boolean-value="true">
            <text:p>TRUE</text:p>
          </table:table-cell>
          <table:table-cell table:style-name="ce4" table:formula="of:=VLOOKUP([.A663];[UCF.$A$2:.$G$1160];3;0)" office:value-type="string" office:string-value="FMCC2_DP3_C2M_N">
            <text:p>FMCC2_DP3_C2M_N</text:p>
          </table:table-cell>
          <table:table-cell table:style-name="ce4" table:formula="of:=VLOOKUP([.A663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J21</text:p>
          </table:table-cell>
          <table:table-cell table:style-name="ce4" office:value-type="string">
            <text:p>MGTPRXP3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64];[UCF.$A$2:.$G$1160];2;0)" office:value-type="string" office:string-value="MGTPRXP3_213">
            <text:p>MGTPRXP3_213</text:p>
          </table:table-cell>
          <table:table-cell table:style-name="ce4" table:formula="of:=EXACT([.B664];[.F664])" office:value-type="boolean" office:boolean-value="true">
            <text:p>TRUE</text:p>
          </table:table-cell>
          <table:table-cell table:style-name="ce4" table:formula="of:=VLOOKUP([.A664];[UCF.$A$2:.$G$1160];3;0)" office:value-type="string" office:string-value="FMCC2_DP3_M2C_N">
            <text:p>FMCC2_DP3_M2C_N</text:p>
          </table:table-cell>
          <table:table-cell table:style-name="ce4" table:formula="of:=VLOOKUP([.A664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P23</text:p>
          </table:table-cell>
          <table:table-cell table:style-name="ce4" office:value-type="string">
            <text:p>MGTPTXN3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65];[UCF.$A$2:.$G$1160];2;0)" office:value-type="string" office:string-value="MGTPTXN3_213">
            <text:p>MGTPTXN3_213</text:p>
          </table:table-cell>
          <table:table-cell table:style-name="ce4" table:formula="of:=EXACT([.B665];[.F665])" office:value-type="boolean" office:boolean-value="true">
            <text:p>TRUE</text:p>
          </table:table-cell>
          <table:table-cell table:style-name="ce4" table:formula="of:=VLOOKUP([.A665];[UCF.$A$2:.$G$1160];3;0)" office:value-type="string" office:string-value="FMCC2_DP3_C2M_P">
            <text:p>FMCC2_DP3_C2M_P</text:p>
          </table:table-cell>
          <table:table-cell table:style-name="ce4" table:formula="of:=VLOOKUP([.A665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K21</text:p>
          </table:table-cell>
          <table:table-cell table:style-name="ce4" office:value-type="string">
            <text:p>MGTPRXN3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66];[UCF.$A$2:.$G$1160];2;0)" office:value-type="string" office:string-value="MGTPRXN3_213">
            <text:p>MGTPRXN3_213</text:p>
          </table:table-cell>
          <table:table-cell table:style-name="ce4" table:formula="of:=EXACT([.B666];[.F666])" office:value-type="boolean" office:boolean-value="true">
            <text:p>TRUE</text:p>
          </table:table-cell>
          <table:table-cell table:style-name="ce4" table:formula="of:=VLOOKUP([.A666];[UCF.$A$2:.$G$1160];3;0)" office:value-type="string" office:string-value="FMCC2_DP3_M2C_P">
            <text:p>FMCC2_DP3_M2C_P</text:p>
          </table:table-cell>
          <table:table-cell table:style-name="ce4" table:formula="of:=VLOOKUP([.A666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L22</text:p>
          </table:table-cell>
          <table:table-cell table:style-name="ce4" office:value-type="string">
            <text:p>MGTPTXP2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67];[UCF.$A$2:.$G$1160];2;0)" office:value-type="string" office:string-value="MGTPTXP2_213">
            <text:p>MGTPTXP2_213</text:p>
          </table:table-cell>
          <table:table-cell table:style-name="ce4" table:formula="of:=EXACT([.B667];[.F667])" office:value-type="boolean" office:boolean-value="true">
            <text:p>TRUE</text:p>
          </table:table-cell>
          <table:table-cell table:style-name="ce4" table:formula="of:=VLOOKUP([.A667];[UCF.$A$2:.$G$1160];3;0)" office:value-type="string" office:string-value="FMCC2_DP2_C2M_N">
            <text:p>FMCC2_DP2_C2M_N</text:p>
          </table:table-cell>
          <table:table-cell table:style-name="ce4" table:formula="of:=VLOOKUP([.A667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L20</text:p>
          </table:table-cell>
          <table:table-cell table:style-name="ce4" office:value-type="string">
            <text:p>MGTPRXP2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68];[UCF.$A$2:.$G$1160];2;0)" office:value-type="string" office:string-value="MGTPRXP2_213">
            <text:p>MGTPRXP2_213</text:p>
          </table:table-cell>
          <table:table-cell table:style-name="ce4" table:formula="of:=EXACT([.B668];[.F668])" office:value-type="boolean" office:boolean-value="true">
            <text:p>TRUE</text:p>
          </table:table-cell>
          <table:table-cell table:style-name="ce4" table:formula="of:=VLOOKUP([.A668];[UCF.$A$2:.$G$1160];3;0)" office:value-type="string" office:string-value="FMCC2_DP2_M2C_P">
            <text:p>FMCC2_DP2_M2C_P</text:p>
          </table:table-cell>
          <table:table-cell table:style-name="ce4" table:formula="of:=VLOOKUP([.A668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M22</text:p>
          </table:table-cell>
          <table:table-cell table:style-name="ce4" office:value-type="string">
            <text:p>MGTPTXN2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69];[UCF.$A$2:.$G$1160];2;0)" office:value-type="string" office:string-value="MGTPTXN2_213">
            <text:p>MGTPTXN2_213</text:p>
          </table:table-cell>
          <table:table-cell table:style-name="ce4" table:formula="of:=EXACT([.B669];[.F669])" office:value-type="boolean" office:boolean-value="true">
            <text:p>TRUE</text:p>
          </table:table-cell>
          <table:table-cell table:style-name="ce4" table:formula="of:=VLOOKUP([.A669];[UCF.$A$2:.$G$1160];3;0)" office:value-type="string" office:string-value="FMCC2_DP2_C2M_P">
            <text:p>FMCC2_DP2_C2M_P</text:p>
          </table:table-cell>
          <table:table-cell table:style-name="ce4" table:formula="of:=VLOOKUP([.A669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M20</text:p>
          </table:table-cell>
          <table:table-cell table:style-name="ce4" office:value-type="string">
            <text:p>MGTPRXN2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70];[UCF.$A$2:.$G$1160];2;0)" office:value-type="string" office:string-value="MGTPRXN2_213">
            <text:p>MGTPRXN2_213</text:p>
          </table:table-cell>
          <table:table-cell table:style-name="ce4" table:formula="of:=EXACT([.B670];[.F670])" office:value-type="boolean" office:boolean-value="true">
            <text:p>TRUE</text:p>
          </table:table-cell>
          <table:table-cell table:style-name="ce4" table:formula="of:=VLOOKUP([.A670];[UCF.$A$2:.$G$1160];3;0)" office:value-type="string" office:string-value="FMCC2_DP2_M2C_N">
            <text:p>FMCC2_DP2_M2C_N</text:p>
          </table:table-cell>
          <table:table-cell table:style-name="ce4" table:formula="of:=VLOOKUP([.A670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H20</text:p>
          </table:table-cell>
          <table:table-cell table:style-name="ce4" office:value-type="string">
            <text:p>MGTREFCLK0N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71];[UCF.$A$2:.$G$1160];2;0)" office:value-type="string" office:string-value="MGTREFCLK0N_213">
            <text:p>MGTREFCLK0N_213</text:p>
          </table:table-cell>
          <table:table-cell table:style-name="ce4" table:formula="of:=EXACT([.B671];[.F671])" office:value-type="boolean" office:boolean-value="true">
            <text:p>TRUE</text:p>
          </table:table-cell>
          <table:table-cell table:style-name="ce4" table:formula="of:=VLOOKUP([.A671];[UCF.$A$2:.$G$1160];3;0)" office:value-type="string" office:string-value="FMCC2_GBTCLK0_M2C_N">
            <text:p>FMCC2_GBTCLK0_M2C_N</text:p>
          </table:table-cell>
          <table:table-cell table:style-name="ce4" table:formula="of:=VLOOKUP([.A671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G20</text:p>
          </table:table-cell>
          <table:table-cell table:style-name="ce4" office:value-type="string">
            <text:p>MGTREFCLK0P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72];[UCF.$A$2:.$G$1160];2;0)" office:value-type="string" office:string-value="MGTREFCLK0P_213">
            <text:p>MGTREFCLK0P_213</text:p>
          </table:table-cell>
          <table:table-cell table:style-name="ce4" table:formula="of:=EXACT([.B672];[.F672])" office:value-type="boolean" office:boolean-value="true">
            <text:p>TRUE</text:p>
          </table:table-cell>
          <table:table-cell table:style-name="ce4" table:formula="of:=VLOOKUP([.A672];[UCF.$A$2:.$G$1160];3;0)" office:value-type="string" office:string-value="FMCC2_GBTCLK0_M2C_P">
            <text:p>FMCC2_GBTCLK0_M2C_P</text:p>
          </table:table-cell>
          <table:table-cell table:style-name="ce4" table:formula="of:=VLOOKUP([.A672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H22</text:p>
          </table:table-cell>
          <table:table-cell table:style-name="ce4" office:value-type="string">
            <text:p>MGTRREF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73];[UCF.$A$2:.$G$1160];2;0)" office:value-type="string" office:string-value="MGTRREF_213">
            <text:p>MGTRREF_213</text:p>
          </table:table-cell>
          <table:table-cell table:style-name="ce4" table:formula="of:=EXACT([.B673];[.F673])" office:value-type="boolean" office:boolean-value="true">
            <text:p>TRUE</text:p>
          </table:table-cell>
          <table:table-cell table:style-name="ce4" table:formula="of:=VLOOKUP([.A673];[UCF.$A$2:.$G$1160];3;0)" office:value-type="string" office:string-value="MGTAVTT_R0">
            <text:p>MGTAVTT_R0</text:p>
          </table:table-cell>
          <table:table-cell table:style-name="ce4" table:formula="of:=VLOOKUP([.A673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G18</text:p>
          </table:table-cell>
          <table:table-cell table:style-name="ce4" office:value-type="string">
            <text:p>MGTREFCLK1P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74];[UCF.$A$2:.$G$1160];2;0)" office:value-type="string" office:string-value="MGTREFCLK1P_213">
            <text:p>MGTREFCLK1P_213</text:p>
          </table:table-cell>
          <table:table-cell table:style-name="ce4" table:formula="of:=EXACT([.B674];[.F674])" office:value-type="boolean" office:boolean-value="true">
            <text:p>TRUE</text:p>
          </table:table-cell>
          <table:table-cell table:style-name="ce4" table:formula="of:=VLOOKUP([.A674];[UCF.$A$2:.$G$1160];3;0)" office:value-type="string" office:string-value="LINKC01_CLK_P">
            <text:p>LINKC01_CLK_P</text:p>
          </table:table-cell>
          <table:table-cell table:style-name="ce4" table:formula="of:=VLOOKUP([.A674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H18</text:p>
          </table:table-cell>
          <table:table-cell table:style-name="ce4" office:value-type="string">
            <text:p>MGTREFCLK1N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75];[UCF.$A$2:.$G$1160];2;0)" office:value-type="string" office:string-value="MGTREFCLK1N_213">
            <text:p>MGTREFCLK1N_213</text:p>
          </table:table-cell>
          <table:table-cell table:style-name="ce4" table:formula="of:=EXACT([.B675];[.F675])" office:value-type="boolean" office:boolean-value="true">
            <text:p>TRUE</text:p>
          </table:table-cell>
          <table:table-cell table:style-name="ce4" table:formula="of:=VLOOKUP([.A675];[UCF.$A$2:.$G$1160];3;0)" office:value-type="string" office:string-value="LINKC01_CLK_N">
            <text:p>LINKC01_CLK_N</text:p>
          </table:table-cell>
          <table:table-cell table:style-name="ce4" table:formula="of:=VLOOKUP([.A675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N21</text:p>
          </table:table-cell>
          <table:table-cell table:style-name="ce4" office:value-type="string">
            <text:p>MGTPTXP1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76];[UCF.$A$2:.$G$1160];2;0)" office:value-type="string" office:string-value="MGTPTXP1_213">
            <text:p>MGTPTXP1_213</text:p>
          </table:table-cell>
          <table:table-cell table:style-name="ce4" table:formula="of:=EXACT([.B676];[.F676])" office:value-type="boolean" office:boolean-value="true">
            <text:p>TRUE</text:p>
          </table:table-cell>
          <table:table-cell table:style-name="ce4" table:formula="of:=VLOOKUP([.A676];[UCF.$A$2:.$G$1160];3;0)" office:value-type="string" office:string-value="FMCC2_DP1_C2M_P">
            <text:p>FMCC2_DP1_C2M_P</text:p>
          </table:table-cell>
          <table:table-cell table:style-name="ce4" table:formula="of:=VLOOKUP([.A676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J19</text:p>
          </table:table-cell>
          <table:table-cell table:style-name="ce4" office:value-type="string">
            <text:p>MGTPRXP1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77];[UCF.$A$2:.$G$1160];2;0)" office:value-type="string" office:string-value="MGTPRXP1_213">
            <text:p>MGTPRXP1_213</text:p>
          </table:table-cell>
          <table:table-cell table:style-name="ce4" table:formula="of:=EXACT([.B677];[.F677])" office:value-type="boolean" office:boolean-value="true">
            <text:p>TRUE</text:p>
          </table:table-cell>
          <table:table-cell table:style-name="ce4" table:formula="of:=VLOOKUP([.A677];[UCF.$A$2:.$G$1160];3;0)" office:value-type="string" office:string-value="FMCC2_DP1_M2C_P">
            <text:p>FMCC2_DP1_M2C_P</text:p>
          </table:table-cell>
          <table:table-cell table:style-name="ce4" table:formula="of:=VLOOKUP([.A677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P21</text:p>
          </table:table-cell>
          <table:table-cell table:style-name="ce4" office:value-type="string">
            <text:p>MGTPTXN1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78];[UCF.$A$2:.$G$1160];2;0)" office:value-type="string" office:string-value="MGTPTXN1_213">
            <text:p>MGTPTXN1_213</text:p>
          </table:table-cell>
          <table:table-cell table:style-name="ce4" table:formula="of:=EXACT([.B678];[.F678])" office:value-type="boolean" office:boolean-value="true">
            <text:p>TRUE</text:p>
          </table:table-cell>
          <table:table-cell table:style-name="ce4" table:formula="of:=VLOOKUP([.A678];[UCF.$A$2:.$G$1160];3;0)" office:value-type="string" office:string-value="FMCC2_DP1_C2M_N">
            <text:p>FMCC2_DP1_C2M_N</text:p>
          </table:table-cell>
          <table:table-cell table:style-name="ce4" table:formula="of:=VLOOKUP([.A678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K19</text:p>
          </table:table-cell>
          <table:table-cell table:style-name="ce4" office:value-type="string">
            <text:p>MGTPRXN1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79];[UCF.$A$2:.$G$1160];2;0)" office:value-type="string" office:string-value="MGTPRXN1_213">
            <text:p>MGTPRXN1_213</text:p>
          </table:table-cell>
          <table:table-cell table:style-name="ce4" table:formula="of:=EXACT([.B679];[.F679])" office:value-type="boolean" office:boolean-value="true">
            <text:p>TRUE</text:p>
          </table:table-cell>
          <table:table-cell table:style-name="ce4" table:formula="of:=VLOOKUP([.A679];[UCF.$A$2:.$G$1160];3;0)" office:value-type="string" office:string-value="FMCC2_DP1_M2C_N">
            <text:p>FMCC2_DP1_M2C_N</text:p>
          </table:table-cell>
          <table:table-cell table:style-name="ce4" table:formula="of:=VLOOKUP([.A679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N19</text:p>
          </table:table-cell>
          <table:table-cell table:style-name="ce4" office:value-type="string">
            <text:p>MGTPTXP0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80];[UCF.$A$2:.$G$1160];2;0)" office:value-type="string" office:string-value="MGTPTXP0_213">
            <text:p>MGTPTXP0_213</text:p>
          </table:table-cell>
          <table:table-cell table:style-name="ce4" table:formula="of:=EXACT([.B680];[.F680])" office:value-type="boolean" office:boolean-value="true">
            <text:p>TRUE</text:p>
          </table:table-cell>
          <table:table-cell table:style-name="ce4" table:formula="of:=VLOOKUP([.A680];[UCF.$A$2:.$G$1160];3;0)" office:value-type="string" office:string-value="FMCC2_DP0_C2M_P">
            <text:p>FMCC2_DP0_C2M_P</text:p>
          </table:table-cell>
          <table:table-cell table:style-name="ce4" table:formula="of:=VLOOKUP([.A680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L18</text:p>
          </table:table-cell>
          <table:table-cell table:style-name="ce4" office:value-type="string">
            <text:p>MGTPRXP0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81];[UCF.$A$2:.$G$1160];2;0)" office:value-type="string" office:string-value="MGTPRXP0_213">
            <text:p>MGTPRXP0_213</text:p>
          </table:table-cell>
          <table:table-cell table:style-name="ce4" table:formula="of:=EXACT([.B681];[.F681])" office:value-type="boolean" office:boolean-value="true">
            <text:p>TRUE</text:p>
          </table:table-cell>
          <table:table-cell table:style-name="ce4" table:formula="of:=VLOOKUP([.A681];[UCF.$A$2:.$G$1160];3;0)" office:value-type="string" office:string-value="FMCC2_DP0_M2C_P">
            <text:p>FMCC2_DP0_M2C_P</text:p>
          </table:table-cell>
          <table:table-cell table:style-name="ce4" table:formula="of:=VLOOKUP([.A681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P19</text:p>
          </table:table-cell>
          <table:table-cell table:style-name="ce4" office:value-type="string">
            <text:p>MGTPTXN0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82];[UCF.$A$2:.$G$1160];2;0)" office:value-type="string" office:string-value="MGTPTXN0_213">
            <text:p>MGTPTXN0_213</text:p>
          </table:table-cell>
          <table:table-cell table:style-name="ce4" table:formula="of:=EXACT([.B682];[.F682])" office:value-type="boolean" office:boolean-value="true">
            <text:p>TRUE</text:p>
          </table:table-cell>
          <table:table-cell table:style-name="ce4" table:formula="of:=VLOOKUP([.A682];[UCF.$A$2:.$G$1160];3;0)" office:value-type="string" office:string-value="FMCC2_DP0_C2M_N">
            <text:p>FMCC2_DP0_C2M_N</text:p>
          </table:table-cell>
          <table:table-cell table:style-name="ce4" table:formula="of:=VLOOKUP([.A682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4" office:value-type="string">
            <text:p>AM18</text:p>
          </table:table-cell>
          <table:table-cell table:style-name="ce4" office:value-type="string">
            <text:p>MGTPRXN0_213</text:p>
          </table:table-cell>
          <table:table-cell table:style-name="ce4" office:value-type="string">
            <text:p>NA</text:p>
          </table:table-cell>
          <table:table-cell table:style-name="ce4" office:value-type="float" office:value="213">
            <text:p>213</text:p>
          </table:table-cell>
          <table:table-cell/>
          <table:table-cell table:style-name="ce4" table:formula="of:=VLOOKUP([.A683];[UCF.$A$2:.$G$1160];2;0)" office:value-type="string" office:string-value="MGTPRXN0_213">
            <text:p>MGTPRXN0_213</text:p>
          </table:table-cell>
          <table:table-cell table:style-name="ce4" table:formula="of:=EXACT([.B683];[.F683])" office:value-type="boolean" office:boolean-value="true">
            <text:p>TRUE</text:p>
          </table:table-cell>
          <table:table-cell table:style-name="ce4" table:formula="of:=VLOOKUP([.A683];[UCF.$A$2:.$G$1160];3;0)" office:value-type="string" office:string-value="FMCC2_DP0_M2C_N">
            <text:p>FMCC2_DP0_M2C_N</text:p>
          </table:table-cell>
          <table:table-cell table:style-name="ce4" table:formula="of:=VLOOKUP([.A683];[UCF.$A$2:.$G$1160];6;0)" office:value-type="float" office:value="15">
            <text:p>15</text:p>
          </table:table-cell>
          <table:table-cell/>
          <table:table-cell table:style-name="ce4" table:number-columns-repeated="1014"/>
        </table:table-row>
        <table:table-row table:style-name="ro2">
          <table:table-cell table:style-name="ce2" office:value-type="string">
            <text:p>B19</text:p>
          </table:table-cell>
          <table:table-cell table:style-name="ce2" office:value-type="string">
            <text:p>MGTPTXP3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684];[UCF.$A$2:.$G$1160];2;0)" office:value-type="string" office:string-value="MGTPTXP3_216">
            <text:p>MGTPTXP3_216</text:p>
          </table:table-cell>
          <table:table-cell table:style-name="ce2" table:formula="of:=EXACT([.B684];[.F684])" office:value-type="boolean" office:boolean-value="true">
            <text:p>TRUE</text:p>
          </table:table-cell>
          <table:table-cell table:style-name="ce2" table:formula="of:=VLOOKUP([.A684];[UCF.$A$2:.$G$1160];3;0)" office:value-type="string" office:string-value="TXC11_N">
            <text:p>TXC11_N</text:p>
          </table:table-cell>
          <table:table-cell table:style-name="ce2" table:formula="of:=VLOOKUP([.A684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D18</text:p>
          </table:table-cell>
          <table:table-cell table:style-name="ce2" office:value-type="string">
            <text:p>MGTPRXP3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685];[UCF.$A$2:.$G$1160];2;0)" office:value-type="string" office:string-value="MGTPRXP3_216">
            <text:p>MGTPRXP3_216</text:p>
          </table:table-cell>
          <table:table-cell table:style-name="ce2" table:formula="of:=EXACT([.B685];[.F685])" office:value-type="boolean" office:boolean-value="true">
            <text:p>TRUE</text:p>
          </table:table-cell>
          <table:table-cell table:style-name="ce2" table:formula="of:=VLOOKUP([.A685];[UCF.$A$2:.$G$1160];3;0)" office:value-type="string" office:string-value="RXC11_N">
            <text:p>RXC11_N</text:p>
          </table:table-cell>
          <table:table-cell table:style-name="ce2" table:formula="of:=VLOOKUP([.A685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19</text:p>
          </table:table-cell>
          <table:table-cell table:style-name="ce2" office:value-type="string">
            <text:p>MGTPTXN3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686];[UCF.$A$2:.$G$1160];2;0)" office:value-type="string" office:string-value="MGTPTXN3_216">
            <text:p>MGTPTXN3_216</text:p>
          </table:table-cell>
          <table:table-cell table:style-name="ce2" table:formula="of:=EXACT([.B686];[.F686])" office:value-type="boolean" office:boolean-value="true">
            <text:p>TRUE</text:p>
          </table:table-cell>
          <table:table-cell table:style-name="ce2" table:formula="of:=VLOOKUP([.A686];[UCF.$A$2:.$G$1160];3;0)" office:value-type="string" office:string-value="TXC11_P">
            <text:p>TXC11_P</text:p>
          </table:table-cell>
          <table:table-cell table:style-name="ce2" table:formula="of:=VLOOKUP([.A686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C18</text:p>
          </table:table-cell>
          <table:table-cell table:style-name="ce2" office:value-type="string">
            <text:p>MGTPRXN3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687];[UCF.$A$2:.$G$1160];2;0)" office:value-type="string" office:string-value="MGTPRXN3_216">
            <text:p>MGTPRXN3_216</text:p>
          </table:table-cell>
          <table:table-cell table:style-name="ce2" table:formula="of:=EXACT([.B687];[.F687])" office:value-type="boolean" office:boolean-value="true">
            <text:p>TRUE</text:p>
          </table:table-cell>
          <table:table-cell table:style-name="ce2" table:formula="of:=VLOOKUP([.A687];[UCF.$A$2:.$G$1160];3;0)" office:value-type="string" office:string-value="RXC11_P">
            <text:p>RXC11_P</text:p>
          </table:table-cell>
          <table:table-cell table:style-name="ce2" table:formula="of:=VLOOKUP([.A687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B21</text:p>
          </table:table-cell>
          <table:table-cell table:style-name="ce2" office:value-type="string">
            <text:p>MGTPTXP2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688];[UCF.$A$2:.$G$1160];2;0)" office:value-type="string" office:string-value="MGTPTXP2_216">
            <text:p>MGTPTXP2_216</text:p>
          </table:table-cell>
          <table:table-cell table:style-name="ce2" table:formula="of:=EXACT([.B688];[.F688])" office:value-type="boolean" office:boolean-value="true">
            <text:p>TRUE</text:p>
          </table:table-cell>
          <table:table-cell table:style-name="ce2" table:formula="of:=VLOOKUP([.A688];[UCF.$A$2:.$G$1160];3;0)" office:value-type="string" office:string-value="TXC10_N">
            <text:p>TXC10_N</text:p>
          </table:table-cell>
          <table:table-cell table:style-name="ce2" table:formula="of:=VLOOKUP([.A688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F19</text:p>
          </table:table-cell>
          <table:table-cell table:style-name="ce2" office:value-type="string">
            <text:p>MGTPRXP2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689];[UCF.$A$2:.$G$1160];2;0)" office:value-type="string" office:string-value="MGTPRXP2_216">
            <text:p>MGTPRXP2_216</text:p>
          </table:table-cell>
          <table:table-cell table:style-name="ce2" table:formula="of:=EXACT([.B689];[.F689])" office:value-type="boolean" office:boolean-value="true">
            <text:p>TRUE</text:p>
          </table:table-cell>
          <table:table-cell table:style-name="ce2" table:formula="of:=VLOOKUP([.A689];[UCF.$A$2:.$G$1160];3;0)" office:value-type="string" office:string-value="RXC10_N">
            <text:p>RXC10_N</text:p>
          </table:table-cell>
          <table:table-cell table:style-name="ce2" table:formula="of:=VLOOKUP([.A689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21</text:p>
          </table:table-cell>
          <table:table-cell table:style-name="ce2" office:value-type="string">
            <text:p>MGTPTXN2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690];[UCF.$A$2:.$G$1160];2;0)" office:value-type="string" office:string-value="MGTPTXN2_216">
            <text:p>MGTPTXN2_216</text:p>
          </table:table-cell>
          <table:table-cell table:style-name="ce2" table:formula="of:=EXACT([.B690];[.F690])" office:value-type="boolean" office:boolean-value="true">
            <text:p>TRUE</text:p>
          </table:table-cell>
          <table:table-cell table:style-name="ce2" table:formula="of:=VLOOKUP([.A690];[UCF.$A$2:.$G$1160];3;0)" office:value-type="string" office:string-value="TXC10_P">
            <text:p>TXC10_P</text:p>
          </table:table-cell>
          <table:table-cell table:style-name="ce2" table:formula="of:=VLOOKUP([.A690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E19</text:p>
          </table:table-cell>
          <table:table-cell table:style-name="ce2" office:value-type="string">
            <text:p>MGTPRXN2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691];[UCF.$A$2:.$G$1160];2;0)" office:value-type="string" office:string-value="MGTPRXN2_216">
            <text:p>MGTPRXN2_216</text:p>
          </table:table-cell>
          <table:table-cell table:style-name="ce2" table:formula="of:=EXACT([.B691];[.F691])" office:value-type="boolean" office:boolean-value="true">
            <text:p>TRUE</text:p>
          </table:table-cell>
          <table:table-cell table:style-name="ce2" table:formula="of:=VLOOKUP([.A691];[UCF.$A$2:.$G$1160];3;0)" office:value-type="string" office:string-value="RXC10_P">
            <text:p>RXC10_P</text:p>
          </table:table-cell>
          <table:table-cell table:style-name="ce2" table:formula="of:=VLOOKUP([.A691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G18</text:p>
          </table:table-cell>
          <table:table-cell table:style-name="ce2" office:value-type="string">
            <text:p>MGTREFCLK0N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692];[UCF.$A$2:.$G$1160];2;0)" office:value-type="string" office:string-value="MGTREFCLK0N_216">
            <text:p>MGTREFCLK0N_216</text:p>
          </table:table-cell>
          <table:table-cell table:style-name="ce2" table:formula="of:=EXACT([.B692];[.F692])" office:value-type="boolean" office:boolean-value="true">
            <text:p>TRUE</text:p>
          </table:table-cell>
          <table:table-cell table:style-name="ce2" table:formula="of:=VLOOKUP([.A692];[UCF.$A$2:.$G$1160];3;0)" office:value-type="string" office:string-value="PCIE_CLK1_N">
            <text:p>PCIE_CLK1_N</text:p>
          </table:table-cell>
          <table:table-cell table:style-name="ce2" table:formula="of:=VLOOKUP([.A692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H18</text:p>
          </table:table-cell>
          <table:table-cell table:style-name="ce2" office:value-type="string">
            <text:p>MGTREFCLK0P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693];[UCF.$A$2:.$G$1160];2;0)" office:value-type="string" office:string-value="MGTREFCLK0P_216">
            <text:p>MGTREFCLK0P_216</text:p>
          </table:table-cell>
          <table:table-cell table:style-name="ce2" table:formula="of:=EXACT([.B693];[.F693])" office:value-type="boolean" office:boolean-value="true">
            <text:p>TRUE</text:p>
          </table:table-cell>
          <table:table-cell table:style-name="ce2" table:formula="of:=VLOOKUP([.A693];[UCF.$A$2:.$G$1160];3;0)" office:value-type="string" office:string-value="PCIE_CLK1_P">
            <text:p>PCIE_CLK1_P</text:p>
          </table:table-cell>
          <table:table-cell table:style-name="ce2" table:formula="of:=VLOOKUP([.A693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G22</text:p>
          </table:table-cell>
          <table:table-cell table:style-name="ce2" office:value-type="string">
            <text:p>MGTRREF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694];[UCF.$A$2:.$G$1160];2;0)" office:value-type="string" office:string-value="MGTRREF_216">
            <text:p>MGTRREF_216</text:p>
          </table:table-cell>
          <table:table-cell table:style-name="ce2" table:formula="of:=EXACT([.B694];[.F694])" office:value-type="boolean" office:boolean-value="true">
            <text:p>TRUE</text:p>
          </table:table-cell>
          <table:table-cell table:style-name="ce2" table:formula="of:=VLOOKUP([.A694];[UCF.$A$2:.$G$1160];3;0)" office:value-type="string" office:string-value="MGTAVTT_R1">
            <text:p>MGTAVTT_R1</text:p>
          </table:table-cell>
          <table:table-cell table:style-name="ce2" table:formula="of:=VLOOKUP([.A694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H20</text:p>
          </table:table-cell>
          <table:table-cell table:style-name="ce2" office:value-type="string">
            <text:p>MGTREFCLK1P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695];[UCF.$A$2:.$G$1160];2;0)" office:value-type="string" office:string-value="MGTREFCLK1P_216">
            <text:p>MGTREFCLK1P_216</text:p>
          </table:table-cell>
          <table:table-cell table:style-name="ce2" table:formula="of:=EXACT([.B695];[.F695])" office:value-type="boolean" office:boolean-value="true">
            <text:p>TRUE</text:p>
          </table:table-cell>
          <table:table-cell table:style-name="ce2" table:formula="of:=VLOOKUP([.A695];[UCF.$A$2:.$G$1160];3;0)" office:value-type="string" office:string-value="PCIE_CLK2_P">
            <text:p>PCIE_CLK2_P</text:p>
          </table:table-cell>
          <table:table-cell table:style-name="ce2" table:formula="of:=VLOOKUP([.A695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G20</text:p>
          </table:table-cell>
          <table:table-cell table:style-name="ce2" office:value-type="string">
            <text:p>MGTREFCLK1N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696];[UCF.$A$2:.$G$1160];2;0)" office:value-type="string" office:string-value="MGTREFCLK1N_216">
            <text:p>MGTREFCLK1N_216</text:p>
          </table:table-cell>
          <table:table-cell table:style-name="ce2" table:formula="of:=EXACT([.B696];[.F696])" office:value-type="boolean" office:boolean-value="true">
            <text:p>TRUE</text:p>
          </table:table-cell>
          <table:table-cell table:style-name="ce2" table:formula="of:=VLOOKUP([.A696];[UCF.$A$2:.$G$1160];3;0)" office:value-type="string" office:string-value="PCIE_CLK2_N">
            <text:p>PCIE_CLK2_N</text:p>
          </table:table-cell>
          <table:table-cell table:style-name="ce2" table:formula="of:=VLOOKUP([.A696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D22</text:p>
          </table:table-cell>
          <table:table-cell table:style-name="ce2" office:value-type="string">
            <text:p>MGTPTXP1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697];[UCF.$A$2:.$G$1160];2;0)" office:value-type="string" office:string-value="MGTPTXP1_216">
            <text:p>MGTPTXP1_216</text:p>
          </table:table-cell>
          <table:table-cell table:style-name="ce2" table:formula="of:=EXACT([.B697];[.F697])" office:value-type="boolean" office:boolean-value="true">
            <text:p>TRUE</text:p>
          </table:table-cell>
          <table:table-cell table:style-name="ce2" table:formula="of:=VLOOKUP([.A697];[UCF.$A$2:.$G$1160];3;0)" office:value-type="string" office:string-value="TXC9_N">
            <text:p>TXC9_N</text:p>
          </table:table-cell>
          <table:table-cell table:style-name="ce2" table:formula="of:=VLOOKUP([.A697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D20</text:p>
          </table:table-cell>
          <table:table-cell table:style-name="ce2" office:value-type="string">
            <text:p>MGTPRXP1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698];[UCF.$A$2:.$G$1160];2;0)" office:value-type="string" office:string-value="MGTPRXP1_216">
            <text:p>MGTPRXP1_216</text:p>
          </table:table-cell>
          <table:table-cell table:style-name="ce2" table:formula="of:=EXACT([.B698];[.F698])" office:value-type="boolean" office:boolean-value="true">
            <text:p>TRUE</text:p>
          </table:table-cell>
          <table:table-cell table:style-name="ce2" table:formula="of:=VLOOKUP([.A698];[UCF.$A$2:.$G$1160];3;0)" office:value-type="string" office:string-value="RXC9_N">
            <text:p>RXC9_N</text:p>
          </table:table-cell>
          <table:table-cell table:style-name="ce2" table:formula="of:=VLOOKUP([.A698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C22</text:p>
          </table:table-cell>
          <table:table-cell table:style-name="ce2" office:value-type="string">
            <text:p>MGTPTXN1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699];[UCF.$A$2:.$G$1160];2;0)" office:value-type="string" office:string-value="MGTPTXN1_216">
            <text:p>MGTPTXN1_216</text:p>
          </table:table-cell>
          <table:table-cell table:style-name="ce2" table:formula="of:=EXACT([.B699];[.F699])" office:value-type="boolean" office:boolean-value="true">
            <text:p>TRUE</text:p>
          </table:table-cell>
          <table:table-cell table:style-name="ce2" table:formula="of:=VLOOKUP([.A699];[UCF.$A$2:.$G$1160];3;0)" office:value-type="string" office:string-value="TXC9_P">
            <text:p>TXC9_P</text:p>
          </table:table-cell>
          <table:table-cell table:style-name="ce2" table:formula="of:=VLOOKUP([.A699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C20</text:p>
          </table:table-cell>
          <table:table-cell table:style-name="ce2" office:value-type="string">
            <text:p>MGTPRXN1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700];[UCF.$A$2:.$G$1160];2;0)" office:value-type="string" office:string-value="MGTPRXN1_216">
            <text:p>MGTPRXN1_216</text:p>
          </table:table-cell>
          <table:table-cell table:style-name="ce2" table:formula="of:=EXACT([.B700];[.F700])" office:value-type="boolean" office:boolean-value="true">
            <text:p>TRUE</text:p>
          </table:table-cell>
          <table:table-cell table:style-name="ce2" table:formula="of:=VLOOKUP([.A700];[UCF.$A$2:.$G$1160];3;0)" office:value-type="string" office:string-value="RXC9_P">
            <text:p>RXC9_P</text:p>
          </table:table-cell>
          <table:table-cell table:style-name="ce2" table:formula="of:=VLOOKUP([.A700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B23</text:p>
          </table:table-cell>
          <table:table-cell table:style-name="ce2" office:value-type="string">
            <text:p>MGTPTXP0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701];[UCF.$A$2:.$G$1160];2;0)" office:value-type="string" office:string-value="MGTPTXP0_216">
            <text:p>MGTPTXP0_216</text:p>
          </table:table-cell>
          <table:table-cell table:style-name="ce2" table:formula="of:=EXACT([.B701];[.F701])" office:value-type="boolean" office:boolean-value="true">
            <text:p>TRUE</text:p>
          </table:table-cell>
          <table:table-cell table:style-name="ce2" table:formula="of:=VLOOKUP([.A701];[UCF.$A$2:.$G$1160];3;0)" office:value-type="string" office:string-value="TXC8_P">
            <text:p>TXC8_P</text:p>
          </table:table-cell>
          <table:table-cell table:style-name="ce2" table:formula="of:=VLOOKUP([.A701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F21</text:p>
          </table:table-cell>
          <table:table-cell table:style-name="ce2" office:value-type="string">
            <text:p>MGTPRXP0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702];[UCF.$A$2:.$G$1160];2;0)" office:value-type="string" office:string-value="MGTPRXP0_216">
            <text:p>MGTPRXP0_216</text:p>
          </table:table-cell>
          <table:table-cell table:style-name="ce2" table:formula="of:=EXACT([.B702];[.F702])" office:value-type="boolean" office:boolean-value="true">
            <text:p>TRUE</text:p>
          </table:table-cell>
          <table:table-cell table:style-name="ce2" table:formula="of:=VLOOKUP([.A702];[UCF.$A$2:.$G$1160];3;0)" office:value-type="string" office:string-value="RXC8_N">
            <text:p>RXC8_N</text:p>
          </table:table-cell>
          <table:table-cell table:style-name="ce2" table:formula="of:=VLOOKUP([.A702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A23</text:p>
          </table:table-cell>
          <table:table-cell table:style-name="ce2" office:value-type="string">
            <text:p>MGTPTXN0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703];[UCF.$A$2:.$G$1160];2;0)" office:value-type="string" office:string-value="MGTPTXN0_216">
            <text:p>MGTPTXN0_216</text:p>
          </table:table-cell>
          <table:table-cell table:style-name="ce2" table:formula="of:=EXACT([.B703];[.F703])" office:value-type="boolean" office:boolean-value="true">
            <text:p>TRUE</text:p>
          </table:table-cell>
          <table:table-cell table:style-name="ce2" table:formula="of:=VLOOKUP([.A703];[UCF.$A$2:.$G$1160];3;0)" office:value-type="string" office:string-value="TXC8_N">
            <text:p>TXC8_N</text:p>
          </table:table-cell>
          <table:table-cell table:style-name="ce2" table:formula="of:=VLOOKUP([.A703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2" office:value-type="string">
            <text:p>E21</text:p>
          </table:table-cell>
          <table:table-cell table:style-name="ce2" office:value-type="string">
            <text:p>MGTPRXN0_216</text:p>
          </table:table-cell>
          <table:table-cell table:style-name="ce2" office:value-type="string">
            <text:p>NA</text:p>
          </table:table-cell>
          <table:table-cell table:style-name="ce2" office:value-type="float" office:value="216">
            <text:p>216</text:p>
          </table:table-cell>
          <table:table-cell/>
          <table:table-cell table:style-name="ce2" table:formula="of:=VLOOKUP([.A704];[UCF.$A$2:.$G$1160];2;0)" office:value-type="string" office:string-value="MGTPRXN0_216">
            <text:p>MGTPRXN0_216</text:p>
          </table:table-cell>
          <table:table-cell table:style-name="ce2" table:formula="of:=EXACT([.B704];[.F704])" office:value-type="boolean" office:boolean-value="true">
            <text:p>TRUE</text:p>
          </table:table-cell>
          <table:table-cell table:style-name="ce2" table:formula="of:=VLOOKUP([.A704];[UCF.$A$2:.$G$1160];3;0)" office:value-type="string" office:string-value="RXC8_P">
            <text:p>RXC8_P</text:p>
          </table:table-cell>
          <table:table-cell table:style-name="ce2" table:formula="of:=VLOOKUP([.A704];[UCF.$A$2:.$G$1160];6;0)" office:value-type="float" office:value="16">
            <text:p>16</text:p>
          </table:table-cell>
          <table:table-cell/>
          <table:table-cell table:style-name="ce2" table:number-columns-repeated="1014"/>
        </table:table-row>
        <table:table-row table:style-name="ro2">
          <table:table-cell table:style-name="ce5" office:value-type="string">
            <text:p>AG15</text:p>
          </table:table-cell>
          <table:table-cell table:style-name="ce5" office:value-type="string">
            <text:p>MGTAVCC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05];[UCF.$A$2:.$G$1160];2;0)" office:value-type="string" office:string-value="MGTAVCC_G10">
            <text:p>MGTAVCC_G10</text:p>
          </table:table-cell>
          <table:table-cell table:style-name="ce5" table:formula="of:=EXACT([.B705];[.F705])" office:value-type="boolean" office:boolean-value="true">
            <text:p>TRUE</text:p>
          </table:table-cell>
          <table:table-cell table:style-name="ce5" table:formula="of:=VLOOKUP([.A705];[UCF.$A$2:.$G$1160];3;0)" office:value-type="string" office:string-value="MGTAVCC_G10">
            <text:p>MGTAVCC_G10</text:p>
          </table:table-cell>
          <table:table-cell table:style-name="ce5" table:formula="of:=VLOOKUP([.A705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G17</text:p>
          </table:table-cell>
          <table:table-cell table:style-name="ce5" office:value-type="string">
            <text:p>MGTAVCC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06];[UCF.$A$2:.$G$1160];2;0)" office:value-type="string" office:string-value="MGTAVCC_G10">
            <text:p>MGTAVCC_G10</text:p>
          </table:table-cell>
          <table:table-cell table:style-name="ce5" table:formula="of:=EXACT([.B706];[.F706])" office:value-type="boolean" office:boolean-value="true">
            <text:p>TRUE</text:p>
          </table:table-cell>
          <table:table-cell table:style-name="ce5" table:formula="of:=VLOOKUP([.A706];[UCF.$A$2:.$G$1160];3;0)" office:value-type="string" office:string-value="MGTAVCC_G10">
            <text:p>MGTAVCC_G10</text:p>
          </table:table-cell>
          <table:table-cell table:style-name="ce5" table:formula="of:=VLOOKUP([.A706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G19</text:p>
          </table:table-cell>
          <table:table-cell table:style-name="ce5" office:value-type="string">
            <text:p>MGTAVCC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07];[UCF.$A$2:.$G$1160];2;0)" office:value-type="string" office:string-value="MGTAVCC_G10">
            <text:p>MGTAVCC_G10</text:p>
          </table:table-cell>
          <table:table-cell table:style-name="ce5" table:formula="of:=EXACT([.B707];[.F707])" office:value-type="boolean" office:boolean-value="true">
            <text:p>TRUE</text:p>
          </table:table-cell>
          <table:table-cell table:style-name="ce5" table:formula="of:=VLOOKUP([.A707];[UCF.$A$2:.$G$1160];3;0)" office:value-type="string" office:string-value="MGTAVCC_G10">
            <text:p>MGTAVCC_G10</text:p>
          </table:table-cell>
          <table:table-cell table:style-name="ce5" table:formula="of:=VLOOKUP([.A707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G21</text:p>
          </table:table-cell>
          <table:table-cell table:style-name="ce5" office:value-type="string">
            <text:p>MGTAVCC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08];[UCF.$A$2:.$G$1160];2;0)" office:value-type="string" office:string-value="MGTAVCC_G10">
            <text:p>MGTAVCC_G10</text:p>
          </table:table-cell>
          <table:table-cell table:style-name="ce5" table:formula="of:=EXACT([.B708];[.F708])" office:value-type="boolean" office:boolean-value="true">
            <text:p>TRUE</text:p>
          </table:table-cell>
          <table:table-cell table:style-name="ce5" table:formula="of:=VLOOKUP([.A708];[UCF.$A$2:.$G$1160];3;0)" office:value-type="string" office:string-value="MGTAVCC_G10">
            <text:p>MGTAVCC_G10</text:p>
          </table:table-cell>
          <table:table-cell table:style-name="ce5" table:formula="of:=VLOOKUP([.A708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J14</text:p>
          </table:table-cell>
          <table:table-cell table:style-name="ce5" office:value-type="string">
            <text:p>MGTAVCC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09];[UCF.$A$2:.$G$1160];2;0)" office:value-type="string" office:string-value="MGTAVCC_G10">
            <text:p>MGTAVCC_G10</text:p>
          </table:table-cell>
          <table:table-cell table:style-name="ce5" table:formula="of:=EXACT([.B709];[.F709])" office:value-type="boolean" office:boolean-value="true">
            <text:p>TRUE</text:p>
          </table:table-cell>
          <table:table-cell table:style-name="ce5" table:formula="of:=VLOOKUP([.A709];[UCF.$A$2:.$G$1160];3;0)" office:value-type="string" office:string-value="MGTAVCC_G10">
            <text:p>MGTAVCC_G10</text:p>
          </table:table-cell>
          <table:table-cell table:style-name="ce5" table:formula="of:=VLOOKUP([.A709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J16</text:p>
          </table:table-cell>
          <table:table-cell table:style-name="ce5" office:value-type="string">
            <text:p>MGTAVCC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10];[UCF.$A$2:.$G$1160];2;0)" office:value-type="string" office:string-value="MGTAVCC_G10">
            <text:p>MGTAVCC_G10</text:p>
          </table:table-cell>
          <table:table-cell table:style-name="ce5" table:formula="of:=EXACT([.B710];[.F710])" office:value-type="boolean" office:boolean-value="true">
            <text:p>TRUE</text:p>
          </table:table-cell>
          <table:table-cell table:style-name="ce5" table:formula="of:=VLOOKUP([.A710];[UCF.$A$2:.$G$1160];3;0)" office:value-type="string" office:string-value="MGTAVCC_G10">
            <text:p>MGTAVCC_G10</text:p>
          </table:table-cell>
          <table:table-cell table:style-name="ce5" table:formula="of:=VLOOKUP([.A710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J18</text:p>
          </table:table-cell>
          <table:table-cell table:style-name="ce5" office:value-type="string">
            <text:p>MGTAVCC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11];[UCF.$A$2:.$G$1160];2;0)" office:value-type="string" office:string-value="MGTAVCC_G10">
            <text:p>MGTAVCC_G10</text:p>
          </table:table-cell>
          <table:table-cell table:style-name="ce5" table:formula="of:=EXACT([.B711];[.F711])" office:value-type="boolean" office:boolean-value="true">
            <text:p>TRUE</text:p>
          </table:table-cell>
          <table:table-cell table:style-name="ce5" table:formula="of:=VLOOKUP([.A711];[UCF.$A$2:.$G$1160];3;0)" office:value-type="string" office:string-value="MGTAVCC_G10">
            <text:p>MGTAVCC_G10</text:p>
          </table:table-cell>
          <table:table-cell table:style-name="ce5" table:formula="of:=VLOOKUP([.A711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J20</text:p>
          </table:table-cell>
          <table:table-cell table:style-name="ce5" office:value-type="string">
            <text:p>MGTAVCC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12];[UCF.$A$2:.$G$1160];2;0)" office:value-type="string" office:string-value="MGTAVCC_G10">
            <text:p>MGTAVCC_G10</text:p>
          </table:table-cell>
          <table:table-cell table:style-name="ce5" table:formula="of:=EXACT([.B712];[.F712])" office:value-type="boolean" office:boolean-value="true">
            <text:p>TRUE</text:p>
          </table:table-cell>
          <table:table-cell table:style-name="ce5" table:formula="of:=VLOOKUP([.A712];[UCF.$A$2:.$G$1160];3;0)" office:value-type="string" office:string-value="MGTAVCC_G10">
            <text:p>MGTAVCC_G10</text:p>
          </table:table-cell>
          <table:table-cell table:style-name="ce5" table:formula="of:=VLOOKUP([.A712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F14</text:p>
          </table:table-cell>
          <table:table-cell table:style-name="ce5" office:value-type="string">
            <text:p>MGTAVCC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13];[UCF.$A$2:.$G$1160];2;0)" office:value-type="string" office:string-value="MGTAVCC_G11">
            <text:p>MGTAVCC_G11</text:p>
          </table:table-cell>
          <table:table-cell table:style-name="ce5" table:formula="of:=EXACT([.B713];[.F713])" office:value-type="boolean" office:boolean-value="true">
            <text:p>TRUE</text:p>
          </table:table-cell>
          <table:table-cell table:style-name="ce5" table:formula="of:=VLOOKUP([.A713];[UCF.$A$2:.$G$1160];3;0)" office:value-type="string" office:string-value="MGTAVCC_G11">
            <text:p>MGTAVCC_G11</text:p>
          </table:table-cell>
          <table:table-cell table:style-name="ce5" table:formula="of:=VLOOKUP([.A713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F16</text:p>
          </table:table-cell>
          <table:table-cell table:style-name="ce5" office:value-type="string">
            <text:p>MGTAVCC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14];[UCF.$A$2:.$G$1160];2;0)" office:value-type="string" office:string-value="MGTAVCC_G11">
            <text:p>MGTAVCC_G11</text:p>
          </table:table-cell>
          <table:table-cell table:style-name="ce5" table:formula="of:=EXACT([.B714];[.F714])" office:value-type="boolean" office:boolean-value="true">
            <text:p>TRUE</text:p>
          </table:table-cell>
          <table:table-cell table:style-name="ce5" table:formula="of:=VLOOKUP([.A714];[UCF.$A$2:.$G$1160];3;0)" office:value-type="string" office:string-value="MGTAVCC_G11">
            <text:p>MGTAVCC_G11</text:p>
          </table:table-cell>
          <table:table-cell table:style-name="ce5" table:formula="of:=VLOOKUP([.A714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F18</text:p>
          </table:table-cell>
          <table:table-cell table:style-name="ce5" office:value-type="string">
            <text:p>MGTAVCC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15];[UCF.$A$2:.$G$1160];2;0)" office:value-type="string" office:string-value="MGTAVCC_G11">
            <text:p>MGTAVCC_G11</text:p>
          </table:table-cell>
          <table:table-cell table:style-name="ce5" table:formula="of:=EXACT([.B715];[.F715])" office:value-type="boolean" office:boolean-value="true">
            <text:p>TRUE</text:p>
          </table:table-cell>
          <table:table-cell table:style-name="ce5" table:formula="of:=VLOOKUP([.A715];[UCF.$A$2:.$G$1160];3;0)" office:value-type="string" office:string-value="MGTAVCC_G11">
            <text:p>MGTAVCC_G11</text:p>
          </table:table-cell>
          <table:table-cell table:style-name="ce5" table:formula="of:=VLOOKUP([.A715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F20</text:p>
          </table:table-cell>
          <table:table-cell table:style-name="ce5" office:value-type="string">
            <text:p>MGTAVCC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16];[UCF.$A$2:.$G$1160];2;0)" office:value-type="string" office:string-value="MGTAVCC_G11">
            <text:p>MGTAVCC_G11</text:p>
          </table:table-cell>
          <table:table-cell table:style-name="ce5" table:formula="of:=EXACT([.B716];[.F716])" office:value-type="boolean" office:boolean-value="true">
            <text:p>TRUE</text:p>
          </table:table-cell>
          <table:table-cell table:style-name="ce5" table:formula="of:=VLOOKUP([.A716];[UCF.$A$2:.$G$1160];3;0)" office:value-type="string" office:string-value="MGTAVCC_G11">
            <text:p>MGTAVCC_G11</text:p>
          </table:table-cell>
          <table:table-cell table:style-name="ce5" table:formula="of:=VLOOKUP([.A716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H15</text:p>
          </table:table-cell>
          <table:table-cell table:style-name="ce5" office:value-type="string">
            <text:p>MGTAVCC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17];[UCF.$A$2:.$G$1160];2;0)" office:value-type="string" office:string-value="MGTAVCC_G11">
            <text:p>MGTAVCC_G11</text:p>
          </table:table-cell>
          <table:table-cell table:style-name="ce5" table:formula="of:=EXACT([.B717];[.F717])" office:value-type="boolean" office:boolean-value="true">
            <text:p>TRUE</text:p>
          </table:table-cell>
          <table:table-cell table:style-name="ce5" table:formula="of:=VLOOKUP([.A717];[UCF.$A$2:.$G$1160];3;0)" office:value-type="string" office:string-value="MGTAVCC_G11">
            <text:p>MGTAVCC_G11</text:p>
          </table:table-cell>
          <table:table-cell table:style-name="ce5" table:formula="of:=VLOOKUP([.A717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H17</text:p>
          </table:table-cell>
          <table:table-cell table:style-name="ce5" office:value-type="string">
            <text:p>MGTAVCC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18];[UCF.$A$2:.$G$1160];2;0)" office:value-type="string" office:string-value="MGTAVCC_G11">
            <text:p>MGTAVCC_G11</text:p>
          </table:table-cell>
          <table:table-cell table:style-name="ce5" table:formula="of:=EXACT([.B718];[.F718])" office:value-type="boolean" office:boolean-value="true">
            <text:p>TRUE</text:p>
          </table:table-cell>
          <table:table-cell table:style-name="ce5" table:formula="of:=VLOOKUP([.A718];[UCF.$A$2:.$G$1160];3;0)" office:value-type="string" office:string-value="MGTAVCC_G11">
            <text:p>MGTAVCC_G11</text:p>
          </table:table-cell>
          <table:table-cell table:style-name="ce5" table:formula="of:=VLOOKUP([.A718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H19</text:p>
          </table:table-cell>
          <table:table-cell table:style-name="ce5" office:value-type="string">
            <text:p>MGTAVCC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19];[UCF.$A$2:.$G$1160];2;0)" office:value-type="string" office:string-value="MGTAVCC_G11">
            <text:p>MGTAVCC_G11</text:p>
          </table:table-cell>
          <table:table-cell table:style-name="ce5" table:formula="of:=EXACT([.B719];[.F719])" office:value-type="boolean" office:boolean-value="true">
            <text:p>TRUE</text:p>
          </table:table-cell>
          <table:table-cell table:style-name="ce5" table:formula="of:=VLOOKUP([.A719];[UCF.$A$2:.$G$1160];3;0)" office:value-type="string" office:string-value="MGTAVCC_G11">
            <text:p>MGTAVCC_G11</text:p>
          </table:table-cell>
          <table:table-cell table:style-name="ce5" table:formula="of:=VLOOKUP([.A719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H21</text:p>
          </table:table-cell>
          <table:table-cell table:style-name="ce5" office:value-type="string">
            <text:p>MGTAVCC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20];[UCF.$A$2:.$G$1160];2;0)" office:value-type="string" office:string-value="MGTAVCC_G11">
            <text:p>MGTAVCC_G11</text:p>
          </table:table-cell>
          <table:table-cell table:style-name="ce5" table:formula="of:=EXACT([.B720];[.F720])" office:value-type="boolean" office:boolean-value="true">
            <text:p>TRUE</text:p>
          </table:table-cell>
          <table:table-cell table:style-name="ce5" table:formula="of:=VLOOKUP([.A720];[UCF.$A$2:.$G$1160];3;0)" office:value-type="string" office:string-value="MGTAVCC_G11">
            <text:p>MGTAVCC_G11</text:p>
          </table:table-cell>
          <table:table-cell table:style-name="ce5" table:formula="of:=VLOOKUP([.A720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J22</text:p>
          </table:table-cell>
          <table:table-cell table:style-name="ce5" office:value-type="string">
            <text:p>MGTAVTT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21];[UCF.$A$2:.$G$1160];2;0)" office:value-type="string" office:string-value="MGTAVTT_G10">
            <text:p>MGTAVTT_G10</text:p>
          </table:table-cell>
          <table:table-cell table:style-name="ce5" table:formula="of:=EXACT([.B721];[.F721])" office:value-type="boolean" office:boolean-value="true">
            <text:p>TRUE</text:p>
          </table:table-cell>
          <table:table-cell table:style-name="ce5" table:formula="of:=VLOOKUP([.A721];[UCF.$A$2:.$G$1160];3;0)" office:value-type="string" office:string-value="MGTAVTT_G10">
            <text:p>MGTAVTT_G10</text:p>
          </table:table-cell>
          <table:table-cell table:style-name="ce5" table:formula="of:=VLOOKUP([.A721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L13</text:p>
          </table:table-cell>
          <table:table-cell table:style-name="ce5" office:value-type="string">
            <text:p>MGTAVTT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22];[UCF.$A$2:.$G$1160];2;0)" office:value-type="string" office:string-value="MGTAVTT_G10">
            <text:p>MGTAVTT_G10</text:p>
          </table:table-cell>
          <table:table-cell table:style-name="ce5" table:formula="of:=EXACT([.B722];[.F722])" office:value-type="boolean" office:boolean-value="true">
            <text:p>TRUE</text:p>
          </table:table-cell>
          <table:table-cell table:style-name="ce5" table:formula="of:=VLOOKUP([.A722];[UCF.$A$2:.$G$1160];3;0)" office:value-type="string" office:string-value="MGTAVTT_G10">
            <text:p>MGTAVTT_G10</text:p>
          </table:table-cell>
          <table:table-cell table:style-name="ce5" table:formula="of:=VLOOKUP([.A722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L15</text:p>
          </table:table-cell>
          <table:table-cell table:style-name="ce5" office:value-type="string">
            <text:p>MGTAVTT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23];[UCF.$A$2:.$G$1160];2;0)" office:value-type="string" office:string-value="MGTAVTT_G10">
            <text:p>MGTAVTT_G10</text:p>
          </table:table-cell>
          <table:table-cell table:style-name="ce5" table:formula="of:=EXACT([.B723];[.F723])" office:value-type="boolean" office:boolean-value="true">
            <text:p>TRUE</text:p>
          </table:table-cell>
          <table:table-cell table:style-name="ce5" table:formula="of:=VLOOKUP([.A723];[UCF.$A$2:.$G$1160];3;0)" office:value-type="string" office:string-value="MGTAVTT_G10">
            <text:p>MGTAVTT_G10</text:p>
          </table:table-cell>
          <table:table-cell table:style-name="ce5" table:formula="of:=VLOOKUP([.A723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L17</text:p>
          </table:table-cell>
          <table:table-cell table:style-name="ce5" office:value-type="string">
            <text:p>MGTAVTT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24];[UCF.$A$2:.$G$1160];2;0)" office:value-type="string" office:string-value="MGTAVTT_G10">
            <text:p>MGTAVTT_G10</text:p>
          </table:table-cell>
          <table:table-cell table:style-name="ce5" table:formula="of:=EXACT([.B724];[.F724])" office:value-type="boolean" office:boolean-value="true">
            <text:p>TRUE</text:p>
          </table:table-cell>
          <table:table-cell table:style-name="ce5" table:formula="of:=VLOOKUP([.A724];[UCF.$A$2:.$G$1160];3;0)" office:value-type="string" office:string-value="MGTAVTT_G10">
            <text:p>MGTAVTT_G10</text:p>
          </table:table-cell>
          <table:table-cell table:style-name="ce5" table:formula="of:=VLOOKUP([.A724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L19</text:p>
          </table:table-cell>
          <table:table-cell table:style-name="ce5" office:value-type="string">
            <text:p>MGTAVTT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25];[UCF.$A$2:.$G$1160];2;0)" office:value-type="string" office:string-value="MGTAVTT_G10">
            <text:p>MGTAVTT_G10</text:p>
          </table:table-cell>
          <table:table-cell table:style-name="ce5" table:formula="of:=EXACT([.B725];[.F725])" office:value-type="boolean" office:boolean-value="true">
            <text:p>TRUE</text:p>
          </table:table-cell>
          <table:table-cell table:style-name="ce5" table:formula="of:=VLOOKUP([.A725];[UCF.$A$2:.$G$1160];3;0)" office:value-type="string" office:string-value="MGTAVTT_G10">
            <text:p>MGTAVTT_G10</text:p>
          </table:table-cell>
          <table:table-cell table:style-name="ce5" table:formula="of:=VLOOKUP([.A725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L21</text:p>
          </table:table-cell>
          <table:table-cell table:style-name="ce5" office:value-type="string">
            <text:p>MGTAVTT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26];[UCF.$A$2:.$G$1160];2;0)" office:value-type="string" office:string-value="MGTAVTT_G10">
            <text:p>MGTAVTT_G10</text:p>
          </table:table-cell>
          <table:table-cell table:style-name="ce5" table:formula="of:=EXACT([.B726];[.F726])" office:value-type="boolean" office:boolean-value="true">
            <text:p>TRUE</text:p>
          </table:table-cell>
          <table:table-cell table:style-name="ce5" table:formula="of:=VLOOKUP([.A726];[UCF.$A$2:.$G$1160];3;0)" office:value-type="string" office:string-value="MGTAVTT_G10">
            <text:p>MGTAVTT_G10</text:p>
          </table:table-cell>
          <table:table-cell table:style-name="ce5" table:formula="of:=VLOOKUP([.A726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N14</text:p>
          </table:table-cell>
          <table:table-cell table:style-name="ce5" office:value-type="string">
            <text:p>MGTAVTT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27];[UCF.$A$2:.$G$1160];2;0)" office:value-type="string" office:string-value="MGTAVTT_G10">
            <text:p>MGTAVTT_G10</text:p>
          </table:table-cell>
          <table:table-cell table:style-name="ce5" table:formula="of:=EXACT([.B727];[.F727])" office:value-type="boolean" office:boolean-value="true">
            <text:p>TRUE</text:p>
          </table:table-cell>
          <table:table-cell table:style-name="ce5" table:formula="of:=VLOOKUP([.A727];[UCF.$A$2:.$G$1160];3;0)" office:value-type="string" office:string-value="MGTAVTT_G10">
            <text:p>MGTAVTT_G10</text:p>
          </table:table-cell>
          <table:table-cell table:style-name="ce5" table:formula="of:=VLOOKUP([.A727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N16</text:p>
          </table:table-cell>
          <table:table-cell table:style-name="ce5" office:value-type="string">
            <text:p>MGTAVTT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28];[UCF.$A$2:.$G$1160];2;0)" office:value-type="string" office:string-value="MGTAVTT_G10">
            <text:p>MGTAVTT_G10</text:p>
          </table:table-cell>
          <table:table-cell table:style-name="ce5" table:formula="of:=EXACT([.B728];[.F728])" office:value-type="boolean" office:boolean-value="true">
            <text:p>TRUE</text:p>
          </table:table-cell>
          <table:table-cell table:style-name="ce5" table:formula="of:=VLOOKUP([.A728];[UCF.$A$2:.$G$1160];3;0)" office:value-type="string" office:string-value="MGTAVTT_G10">
            <text:p>MGTAVTT_G10</text:p>
          </table:table-cell>
          <table:table-cell table:style-name="ce5" table:formula="of:=VLOOKUP([.A728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N18</text:p>
          </table:table-cell>
          <table:table-cell table:style-name="ce5" office:value-type="string">
            <text:p>MGTAVTT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29];[UCF.$A$2:.$G$1160];2;0)" office:value-type="string" office:string-value="MGTAVTT_G10">
            <text:p>MGTAVTT_G10</text:p>
          </table:table-cell>
          <table:table-cell table:style-name="ce5" table:formula="of:=EXACT([.B729];[.F729])" office:value-type="boolean" office:boolean-value="true">
            <text:p>TRUE</text:p>
          </table:table-cell>
          <table:table-cell table:style-name="ce5" table:formula="of:=VLOOKUP([.A729];[UCF.$A$2:.$G$1160];3;0)" office:value-type="string" office:string-value="MGTAVTT_G10">
            <text:p>MGTAVTT_G10</text:p>
          </table:table-cell>
          <table:table-cell table:style-name="ce5" table:formula="of:=VLOOKUP([.A729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N20</text:p>
          </table:table-cell>
          <table:table-cell table:style-name="ce5" office:value-type="string">
            <text:p>MGTAVTT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30];[UCF.$A$2:.$G$1160];2;0)" office:value-type="string" office:string-value="MGTAVTT_G10">
            <text:p>MGTAVTT_G10</text:p>
          </table:table-cell>
          <table:table-cell table:style-name="ce5" table:formula="of:=EXACT([.B730];[.F730])" office:value-type="boolean" office:boolean-value="true">
            <text:p>TRUE</text:p>
          </table:table-cell>
          <table:table-cell table:style-name="ce5" table:formula="of:=VLOOKUP([.A730];[UCF.$A$2:.$G$1160];3;0)" office:value-type="string" office:string-value="MGTAVTT_G10">
            <text:p>MGTAVTT_G10</text:p>
          </table:table-cell>
          <table:table-cell table:style-name="ce5" table:formula="of:=VLOOKUP([.A730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N22</text:p>
          </table:table-cell>
          <table:table-cell table:style-name="ce5" office:value-type="string">
            <text:p>MGTAVTT_G10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31];[UCF.$A$2:.$G$1160];2;0)" office:value-type="string" office:string-value="MGTAVTT_G10">
            <text:p>MGTAVTT_G10</text:p>
          </table:table-cell>
          <table:table-cell table:style-name="ce5" table:formula="of:=EXACT([.B731];[.F731])" office:value-type="boolean" office:boolean-value="true">
            <text:p>TRUE</text:p>
          </table:table-cell>
          <table:table-cell table:style-name="ce5" table:formula="of:=VLOOKUP([.A731];[UCF.$A$2:.$G$1160];3;0)" office:value-type="string" office:string-value="MGTAVTT_G10">
            <text:p>MGTAVTT_G10</text:p>
          </table:table-cell>
          <table:table-cell table:style-name="ce5" table:formula="of:=VLOOKUP([.A731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B14</text:p>
          </table:table-cell>
          <table:table-cell table:style-name="ce5" office:value-type="string">
            <text:p>MGTAVTT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32];[UCF.$A$2:.$G$1160];2;0)" office:value-type="string" office:string-value="MGTAVTT_G11">
            <text:p>MGTAVTT_G11</text:p>
          </table:table-cell>
          <table:table-cell table:style-name="ce5" table:formula="of:=EXACT([.B732];[.F732])" office:value-type="boolean" office:boolean-value="true">
            <text:p>TRUE</text:p>
          </table:table-cell>
          <table:table-cell table:style-name="ce5" table:formula="of:=VLOOKUP([.A732];[UCF.$A$2:.$G$1160];3;0)" office:value-type="string" office:string-value="MGTAVTT_G11">
            <text:p>MGTAVTT_G11</text:p>
          </table:table-cell>
          <table:table-cell table:style-name="ce5" table:formula="of:=VLOOKUP([.A732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B16</text:p>
          </table:table-cell>
          <table:table-cell table:style-name="ce5" office:value-type="string">
            <text:p>MGTAVTT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33];[UCF.$A$2:.$G$1160];2;0)" office:value-type="string" office:string-value="MGTAVTT_G11">
            <text:p>MGTAVTT_G11</text:p>
          </table:table-cell>
          <table:table-cell table:style-name="ce5" table:formula="of:=EXACT([.B733];[.F733])" office:value-type="boolean" office:boolean-value="true">
            <text:p>TRUE</text:p>
          </table:table-cell>
          <table:table-cell table:style-name="ce5" table:formula="of:=VLOOKUP([.A733];[UCF.$A$2:.$G$1160];3;0)" office:value-type="string" office:string-value="MGTAVTT_G11">
            <text:p>MGTAVTT_G11</text:p>
          </table:table-cell>
          <table:table-cell table:style-name="ce5" table:formula="of:=VLOOKUP([.A733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B18</text:p>
          </table:table-cell>
          <table:table-cell table:style-name="ce5" office:value-type="string">
            <text:p>MGTAVTT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34];[UCF.$A$2:.$G$1160];2;0)" office:value-type="string" office:string-value="MGTAVTT_G11">
            <text:p>MGTAVTT_G11</text:p>
          </table:table-cell>
          <table:table-cell table:style-name="ce5" table:formula="of:=EXACT([.B734];[.F734])" office:value-type="boolean" office:boolean-value="true">
            <text:p>TRUE</text:p>
          </table:table-cell>
          <table:table-cell table:style-name="ce5" table:formula="of:=VLOOKUP([.A734];[UCF.$A$2:.$G$1160];3;0)" office:value-type="string" office:string-value="MGTAVTT_G11">
            <text:p>MGTAVTT_G11</text:p>
          </table:table-cell>
          <table:table-cell table:style-name="ce5" table:formula="of:=VLOOKUP([.A734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B20</text:p>
          </table:table-cell>
          <table:table-cell table:style-name="ce5" office:value-type="string">
            <text:p>MGTAVTT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35];[UCF.$A$2:.$G$1160];2;0)" office:value-type="string" office:string-value="MGTAVTT_G11">
            <text:p>MGTAVTT_G11</text:p>
          </table:table-cell>
          <table:table-cell table:style-name="ce5" table:formula="of:=EXACT([.B735];[.F735])" office:value-type="boolean" office:boolean-value="true">
            <text:p>TRUE</text:p>
          </table:table-cell>
          <table:table-cell table:style-name="ce5" table:formula="of:=VLOOKUP([.A735];[UCF.$A$2:.$G$1160];3;0)" office:value-type="string" office:string-value="MGTAVTT_G11">
            <text:p>MGTAVTT_G11</text:p>
          </table:table-cell>
          <table:table-cell table:style-name="ce5" table:formula="of:=VLOOKUP([.A735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B22</text:p>
          </table:table-cell>
          <table:table-cell table:style-name="ce5" office:value-type="string">
            <text:p>MGTAVTT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36];[UCF.$A$2:.$G$1160];2;0)" office:value-type="string" office:string-value="MGTAVTT_G11">
            <text:p>MGTAVTT_G11</text:p>
          </table:table-cell>
          <table:table-cell table:style-name="ce5" table:formula="of:=EXACT([.B736];[.F736])" office:value-type="boolean" office:boolean-value="true">
            <text:p>TRUE</text:p>
          </table:table-cell>
          <table:table-cell table:style-name="ce5" table:formula="of:=VLOOKUP([.A736];[UCF.$A$2:.$G$1160];3;0)" office:value-type="string" office:string-value="MGTAVTT_G11">
            <text:p>MGTAVTT_G11</text:p>
          </table:table-cell>
          <table:table-cell table:style-name="ce5" table:formula="of:=VLOOKUP([.A736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D13</text:p>
          </table:table-cell>
          <table:table-cell table:style-name="ce5" office:value-type="string">
            <text:p>MGTAVTT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37];[UCF.$A$2:.$G$1160];2;0)" office:value-type="string" office:string-value="MGTAVTT_G11">
            <text:p>MGTAVTT_G11</text:p>
          </table:table-cell>
          <table:table-cell table:style-name="ce5" table:formula="of:=EXACT([.B737];[.F737])" office:value-type="boolean" office:boolean-value="true">
            <text:p>TRUE</text:p>
          </table:table-cell>
          <table:table-cell table:style-name="ce5" table:formula="of:=VLOOKUP([.A737];[UCF.$A$2:.$G$1160];3;0)" office:value-type="string" office:string-value="MGTAVTT_G11">
            <text:p>MGTAVTT_G11</text:p>
          </table:table-cell>
          <table:table-cell table:style-name="ce5" table:formula="of:=VLOOKUP([.A737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D15</text:p>
          </table:table-cell>
          <table:table-cell table:style-name="ce5" office:value-type="string">
            <text:p>MGTAVTT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38];[UCF.$A$2:.$G$1160];2;0)" office:value-type="string" office:string-value="MGTAVTT_G11">
            <text:p>MGTAVTT_G11</text:p>
          </table:table-cell>
          <table:table-cell table:style-name="ce5" table:formula="of:=EXACT([.B738];[.F738])" office:value-type="boolean" office:boolean-value="true">
            <text:p>TRUE</text:p>
          </table:table-cell>
          <table:table-cell table:style-name="ce5" table:formula="of:=VLOOKUP([.A738];[UCF.$A$2:.$G$1160];3;0)" office:value-type="string" office:string-value="MGTAVTT_G11">
            <text:p>MGTAVTT_G11</text:p>
          </table:table-cell>
          <table:table-cell table:style-name="ce5" table:formula="of:=VLOOKUP([.A738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D17</text:p>
          </table:table-cell>
          <table:table-cell table:style-name="ce5" office:value-type="string">
            <text:p>MGTAVTT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39];[UCF.$A$2:.$G$1160];2;0)" office:value-type="string" office:string-value="MGTAVTT_G11">
            <text:p>MGTAVTT_G11</text:p>
          </table:table-cell>
          <table:table-cell table:style-name="ce5" table:formula="of:=EXACT([.B739];[.F739])" office:value-type="boolean" office:boolean-value="true">
            <text:p>TRUE</text:p>
          </table:table-cell>
          <table:table-cell table:style-name="ce5" table:formula="of:=VLOOKUP([.A739];[UCF.$A$2:.$G$1160];3;0)" office:value-type="string" office:string-value="MGTAVTT_G11">
            <text:p>MGTAVTT_G11</text:p>
          </table:table-cell>
          <table:table-cell table:style-name="ce5" table:formula="of:=VLOOKUP([.A739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D19</text:p>
          </table:table-cell>
          <table:table-cell table:style-name="ce5" office:value-type="string">
            <text:p>MGTAVTT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40];[UCF.$A$2:.$G$1160];2;0)" office:value-type="string" office:string-value="MGTAVTT_G11">
            <text:p>MGTAVTT_G11</text:p>
          </table:table-cell>
          <table:table-cell table:style-name="ce5" table:formula="of:=EXACT([.B740];[.F740])" office:value-type="boolean" office:boolean-value="true">
            <text:p>TRUE</text:p>
          </table:table-cell>
          <table:table-cell table:style-name="ce5" table:formula="of:=VLOOKUP([.A740];[UCF.$A$2:.$G$1160];3;0)" office:value-type="string" office:string-value="MGTAVTT_G11">
            <text:p>MGTAVTT_G11</text:p>
          </table:table-cell>
          <table:table-cell table:style-name="ce5" table:formula="of:=VLOOKUP([.A740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D21</text:p>
          </table:table-cell>
          <table:table-cell table:style-name="ce5" office:value-type="string">
            <text:p>MGTAVTT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41];[UCF.$A$2:.$G$1160];2;0)" office:value-type="string" office:string-value="MGTAVTT_G11">
            <text:p>MGTAVTT_G11</text:p>
          </table:table-cell>
          <table:table-cell table:style-name="ce5" table:formula="of:=EXACT([.B741];[.F741])" office:value-type="boolean" office:boolean-value="true">
            <text:p>TRUE</text:p>
          </table:table-cell>
          <table:table-cell table:style-name="ce5" table:formula="of:=VLOOKUP([.A741];[UCF.$A$2:.$G$1160];3;0)" office:value-type="string" office:string-value="MGTAVTT_G11">
            <text:p>MGTAVTT_G11</text:p>
          </table:table-cell>
          <table:table-cell table:style-name="ce5" table:formula="of:=VLOOKUP([.A741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F22</text:p>
          </table:table-cell>
          <table:table-cell table:style-name="ce5" office:value-type="string">
            <text:p>MGTAVTT_G11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42];[UCF.$A$2:.$G$1160];2;0)" office:value-type="string" office:string-value="MGTAVTT_G11">
            <text:p>MGTAVTT_G11</text:p>
          </table:table-cell>
          <table:table-cell table:style-name="ce5" table:formula="of:=EXACT([.B742];[.F742])" office:value-type="boolean" office:boolean-value="true">
            <text:p>TRUE</text:p>
          </table:table-cell>
          <table:table-cell table:style-name="ce5" table:formula="of:=VLOOKUP([.A742];[UCF.$A$2:.$G$1160];3;0)" office:value-type="string" office:string-value="MGTAVTT_G11">
            <text:p>MGTAVTT_G11</text:p>
          </table:table-cell>
          <table:table-cell table:style-name="ce5" table:formula="of:=VLOOKUP([.A742];[UCF.$A$2:.$G$1160];6;0)" office:value-type="float" office:value="18">
            <text:p>18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43];[UCF.$A$2:.$G$1160];2;0)" office:value-type="string" office:string-value="GND">
            <text:p>GND</text:p>
          </table:table-cell>
          <table:table-cell table:style-name="ce5" table:formula="of:=EXACT([.B743];[.F743])" office:value-type="boolean" office:boolean-value="true">
            <text:p>TRUE</text:p>
          </table:table-cell>
          <table:table-cell table:style-name="ce5" table:formula="of:=VLOOKUP([.A743];[UCF.$A$2:.$G$1160];3;0)" office:value-type="string" office:string-value="GND">
            <text:p>GND</text:p>
          </table:table-cell>
          <table:table-cell table:style-name="ce5" table:formula="of:=VLOOKUP([.A743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1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44];[UCF.$A$2:.$G$1160];2;0)" office:value-type="string" office:string-value="GND">
            <text:p>GND</text:p>
          </table:table-cell>
          <table:table-cell table:style-name="ce5" table:formula="of:=EXACT([.B744];[.F744])" office:value-type="boolean" office:boolean-value="true">
            <text:p>TRUE</text:p>
          </table:table-cell>
          <table:table-cell table:style-name="ce5" table:formula="of:=VLOOKUP([.A744];[UCF.$A$2:.$G$1160];3;0)" office:value-type="string" office:string-value="GND">
            <text:p>GND</text:p>
          </table:table-cell>
          <table:table-cell table:style-name="ce5" table:formula="of:=VLOOKUP([.A744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45];[UCF.$A$2:.$G$1160];2;0)" office:value-type="string" office:string-value="GND">
            <text:p>GND</text:p>
          </table:table-cell>
          <table:table-cell table:style-name="ce5" table:formula="of:=EXACT([.B745];[.F745])" office:value-type="boolean" office:boolean-value="true">
            <text:p>TRUE</text:p>
          </table:table-cell>
          <table:table-cell table:style-name="ce5" table:formula="of:=VLOOKUP([.A745];[UCF.$A$2:.$G$1160];3;0)" office:value-type="string" office:string-value="GND">
            <text:p>GND</text:p>
          </table:table-cell>
          <table:table-cell table:style-name="ce5" table:formula="of:=VLOOKUP([.A745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1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46];[UCF.$A$2:.$G$1160];2;0)" office:value-type="string" office:string-value="GND">
            <text:p>GND</text:p>
          </table:table-cell>
          <table:table-cell table:style-name="ce5" table:formula="of:=EXACT([.B746];[.F746])" office:value-type="boolean" office:boolean-value="true">
            <text:p>TRUE</text:p>
          </table:table-cell>
          <table:table-cell table:style-name="ce5" table:formula="of:=VLOOKUP([.A746];[UCF.$A$2:.$G$1160];3;0)" office:value-type="string" office:string-value="GND">
            <text:p>GND</text:p>
          </table:table-cell>
          <table:table-cell table:style-name="ce5" table:formula="of:=VLOOKUP([.A746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1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47];[UCF.$A$2:.$G$1160];2;0)" office:value-type="string" office:string-value="GND">
            <text:p>GND</text:p>
          </table:table-cell>
          <table:table-cell table:style-name="ce5" table:formula="of:=EXACT([.B747];[.F747])" office:value-type="boolean" office:boolean-value="true">
            <text:p>TRUE</text:p>
          </table:table-cell>
          <table:table-cell table:style-name="ce5" table:formula="of:=VLOOKUP([.A747];[UCF.$A$2:.$G$1160];3;0)" office:value-type="string" office:string-value="GND">
            <text:p>GND</text:p>
          </table:table-cell>
          <table:table-cell table:style-name="ce5" table:formula="of:=VLOOKUP([.A747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1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48];[UCF.$A$2:.$G$1160];2;0)" office:value-type="string" office:string-value="GND">
            <text:p>GND</text:p>
          </table:table-cell>
          <table:table-cell table:style-name="ce5" table:formula="of:=EXACT([.B748];[.F748])" office:value-type="boolean" office:boolean-value="true">
            <text:p>TRUE</text:p>
          </table:table-cell>
          <table:table-cell table:style-name="ce5" table:formula="of:=VLOOKUP([.A748];[UCF.$A$2:.$G$1160];3;0)" office:value-type="string" office:string-value="GND">
            <text:p>GND</text:p>
          </table:table-cell>
          <table:table-cell table:style-name="ce5" table:formula="of:=VLOOKUP([.A748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2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49];[UCF.$A$2:.$G$1160];2;0)" office:value-type="string" office:string-value="GND">
            <text:p>GND</text:p>
          </table:table-cell>
          <table:table-cell table:style-name="ce5" table:formula="of:=EXACT([.B749];[.F749])" office:value-type="boolean" office:boolean-value="true">
            <text:p>TRUE</text:p>
          </table:table-cell>
          <table:table-cell table:style-name="ce5" table:formula="of:=VLOOKUP([.A749];[UCF.$A$2:.$G$1160];3;0)" office:value-type="string" office:string-value="GND">
            <text:p>GND</text:p>
          </table:table-cell>
          <table:table-cell table:style-name="ce5" table:formula="of:=VLOOKUP([.A749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2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50];[UCF.$A$2:.$G$1160];2;0)" office:value-type="string" office:string-value="GND">
            <text:p>GND</text:p>
          </table:table-cell>
          <table:table-cell table:style-name="ce5" table:formula="of:=EXACT([.B750];[.F750])" office:value-type="boolean" office:boolean-value="true">
            <text:p>TRUE</text:p>
          </table:table-cell>
          <table:table-cell table:style-name="ce5" table:formula="of:=VLOOKUP([.A750];[UCF.$A$2:.$G$1160];3;0)" office:value-type="string" office:string-value="GND">
            <text:p>GND</text:p>
          </table:table-cell>
          <table:table-cell table:style-name="ce5" table:formula="of:=VLOOKUP([.A750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2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51];[UCF.$A$2:.$G$1160];2;0)" office:value-type="string" office:string-value="GND">
            <text:p>GND</text:p>
          </table:table-cell>
          <table:table-cell table:style-name="ce5" table:formula="of:=EXACT([.B751];[.F751])" office:value-type="boolean" office:boolean-value="true">
            <text:p>TRUE</text:p>
          </table:table-cell>
          <table:table-cell table:style-name="ce5" table:formula="of:=VLOOKUP([.A751];[UCF.$A$2:.$G$1160];3;0)" office:value-type="string" office:string-value="GND">
            <text:p>GND</text:p>
          </table:table-cell>
          <table:table-cell table:style-name="ce5" table:formula="of:=VLOOKUP([.A751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2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52];[UCF.$A$2:.$G$1160];2;0)" office:value-type="string" office:string-value="GND">
            <text:p>GND</text:p>
          </table:table-cell>
          <table:table-cell table:style-name="ce5" table:formula="of:=EXACT([.B752];[.F752])" office:value-type="boolean" office:boolean-value="true">
            <text:p>TRUE</text:p>
          </table:table-cell>
          <table:table-cell table:style-name="ce5" table:formula="of:=VLOOKUP([.A752];[UCF.$A$2:.$G$1160];3;0)" office:value-type="string" office:string-value="GND">
            <text:p>GND</text:p>
          </table:table-cell>
          <table:table-cell table:style-name="ce5" table:formula="of:=VLOOKUP([.A752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B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53];[UCF.$A$2:.$G$1160];2;0)" office:value-type="string" office:string-value="GND">
            <text:p>GND</text:p>
          </table:table-cell>
          <table:table-cell table:style-name="ce5" table:formula="of:=EXACT([.B753];[.F753])" office:value-type="boolean" office:boolean-value="true">
            <text:p>TRUE</text:p>
          </table:table-cell>
          <table:table-cell table:style-name="ce5" table:formula="of:=VLOOKUP([.A753];[UCF.$A$2:.$G$1160];3;0)" office:value-type="string" office:string-value="GND">
            <text:p>GND</text:p>
          </table:table-cell>
          <table:table-cell table:style-name="ce5" table:formula="of:=VLOOKUP([.A753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B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54];[UCF.$A$2:.$G$1160];2;0)" office:value-type="string" office:string-value="GND">
            <text:p>GND</text:p>
          </table:table-cell>
          <table:table-cell table:style-name="ce5" table:formula="of:=EXACT([.B754];[.F754])" office:value-type="boolean" office:boolean-value="true">
            <text:p>TRUE</text:p>
          </table:table-cell>
          <table:table-cell table:style-name="ce5" table:formula="of:=VLOOKUP([.A754];[UCF.$A$2:.$G$1160];3;0)" office:value-type="string" office:string-value="GND">
            <text:p>GND</text:p>
          </table:table-cell>
          <table:table-cell table:style-name="ce5" table:formula="of:=VLOOKUP([.A754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B2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55];[UCF.$A$2:.$G$1160];2;0)" office:value-type="string" office:string-value="GND">
            <text:p>GND</text:p>
          </table:table-cell>
          <table:table-cell table:style-name="ce5" table:formula="of:=EXACT([.B755];[.F755])" office:value-type="boolean" office:boolean-value="true">
            <text:p>TRUE</text:p>
          </table:table-cell>
          <table:table-cell table:style-name="ce5" table:formula="of:=VLOOKUP([.A755];[UCF.$A$2:.$G$1160];3;0)" office:value-type="string" office:string-value="GND">
            <text:p>GND</text:p>
          </table:table-cell>
          <table:table-cell table:style-name="ce5" table:formula="of:=VLOOKUP([.A755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B3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56];[UCF.$A$2:.$G$1160];2;0)" office:value-type="string" office:string-value="GND">
            <text:p>GND</text:p>
          </table:table-cell>
          <table:table-cell table:style-name="ce5" table:formula="of:=EXACT([.B756];[.F756])" office:value-type="boolean" office:boolean-value="true">
            <text:p>TRUE</text:p>
          </table:table-cell>
          <table:table-cell table:style-name="ce5" table:formula="of:=VLOOKUP([.A756];[UCF.$A$2:.$G$1160];3;0)" office:value-type="string" office:string-value="GND">
            <text:p>GND</text:p>
          </table:table-cell>
          <table:table-cell table:style-name="ce5" table:formula="of:=VLOOKUP([.A756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C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57];[UCF.$A$2:.$G$1160];2;0)" office:value-type="string" office:string-value="GND">
            <text:p>GND</text:p>
          </table:table-cell>
          <table:table-cell table:style-name="ce5" table:formula="of:=EXACT([.B757];[.F757])" office:value-type="boolean" office:boolean-value="true">
            <text:p>TRUE</text:p>
          </table:table-cell>
          <table:table-cell table:style-name="ce5" table:formula="of:=VLOOKUP([.A757];[UCF.$A$2:.$G$1160];3;0)" office:value-type="string" office:string-value="GND">
            <text:p>GND</text:p>
          </table:table-cell>
          <table:table-cell table:style-name="ce5" table:formula="of:=VLOOKUP([.A757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C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58];[UCF.$A$2:.$G$1160];2;0)" office:value-type="string" office:string-value="GND">
            <text:p>GND</text:p>
          </table:table-cell>
          <table:table-cell table:style-name="ce5" table:formula="of:=EXACT([.B758];[.F758])" office:value-type="boolean" office:boolean-value="true">
            <text:p>TRUE</text:p>
          </table:table-cell>
          <table:table-cell table:style-name="ce5" table:formula="of:=VLOOKUP([.A758];[UCF.$A$2:.$G$1160];3;0)" office:value-type="string" office:string-value="GND">
            <text:p>GND</text:p>
          </table:table-cell>
          <table:table-cell table:style-name="ce5" table:formula="of:=VLOOKUP([.A758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C1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59];[UCF.$A$2:.$G$1160];2;0)" office:value-type="string" office:string-value="GND">
            <text:p>GND</text:p>
          </table:table-cell>
          <table:table-cell table:style-name="ce5" table:formula="of:=EXACT([.B759];[.F759])" office:value-type="boolean" office:boolean-value="true">
            <text:p>TRUE</text:p>
          </table:table-cell>
          <table:table-cell table:style-name="ce5" table:formula="of:=VLOOKUP([.A759];[UCF.$A$2:.$G$1160];3;0)" office:value-type="string" office:string-value="GND">
            <text:p>GND</text:p>
          </table:table-cell>
          <table:table-cell table:style-name="ce5" table:formula="of:=VLOOKUP([.A759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C1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60];[UCF.$A$2:.$G$1160];2;0)" office:value-type="string" office:string-value="GND">
            <text:p>GND</text:p>
          </table:table-cell>
          <table:table-cell table:style-name="ce5" table:formula="of:=EXACT([.B760];[.F760])" office:value-type="boolean" office:boolean-value="true">
            <text:p>TRUE</text:p>
          </table:table-cell>
          <table:table-cell table:style-name="ce5" table:formula="of:=VLOOKUP([.A760];[UCF.$A$2:.$G$1160];3;0)" office:value-type="string" office:string-value="GND">
            <text:p>GND</text:p>
          </table:table-cell>
          <table:table-cell table:style-name="ce5" table:formula="of:=VLOOKUP([.A760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C1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61];[UCF.$A$2:.$G$1160];2;0)" office:value-type="string" office:string-value="GND">
            <text:p>GND</text:p>
          </table:table-cell>
          <table:table-cell table:style-name="ce5" table:formula="of:=EXACT([.B761];[.F761])" office:value-type="boolean" office:boolean-value="true">
            <text:p>TRUE</text:p>
          </table:table-cell>
          <table:table-cell table:style-name="ce5" table:formula="of:=VLOOKUP([.A761];[UCF.$A$2:.$G$1160];3;0)" office:value-type="string" office:string-value="GND">
            <text:p>GND</text:p>
          </table:table-cell>
          <table:table-cell table:style-name="ce5" table:formula="of:=VLOOKUP([.A761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C1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62];[UCF.$A$2:.$G$1160];2;0)" office:value-type="string" office:string-value="GND">
            <text:p>GND</text:p>
          </table:table-cell>
          <table:table-cell table:style-name="ce5" table:formula="of:=EXACT([.B762];[.F762])" office:value-type="boolean" office:boolean-value="true">
            <text:p>TRUE</text:p>
          </table:table-cell>
          <table:table-cell table:style-name="ce5" table:formula="of:=VLOOKUP([.A762];[UCF.$A$2:.$G$1160];3;0)" office:value-type="string" office:string-value="GND">
            <text:p>GND</text:p>
          </table:table-cell>
          <table:table-cell table:style-name="ce5" table:formula="of:=VLOOKUP([.A762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C2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63];[UCF.$A$2:.$G$1160];2;0)" office:value-type="string" office:string-value="GND">
            <text:p>GND</text:p>
          </table:table-cell>
          <table:table-cell table:style-name="ce5" table:formula="of:=EXACT([.B763];[.F763])" office:value-type="boolean" office:boolean-value="true">
            <text:p>TRUE</text:p>
          </table:table-cell>
          <table:table-cell table:style-name="ce5" table:formula="of:=VLOOKUP([.A763];[UCF.$A$2:.$G$1160];3;0)" office:value-type="string" office:string-value="GND">
            <text:p>GND</text:p>
          </table:table-cell>
          <table:table-cell table:style-name="ce5" table:formula="of:=VLOOKUP([.A763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C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64];[UCF.$A$2:.$G$1160];2;0)" office:value-type="string" office:string-value="GND">
            <text:p>GND</text:p>
          </table:table-cell>
          <table:table-cell table:style-name="ce5" table:formula="of:=EXACT([.B764];[.F764])" office:value-type="boolean" office:boolean-value="true">
            <text:p>TRUE</text:p>
          </table:table-cell>
          <table:table-cell table:style-name="ce5" table:formula="of:=VLOOKUP([.A764];[UCF.$A$2:.$G$1160];3;0)" office:value-type="string" office:string-value="GND">
            <text:p>GND</text:p>
          </table:table-cell>
          <table:table-cell table:style-name="ce5" table:formula="of:=VLOOKUP([.A764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C2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65];[UCF.$A$2:.$G$1160];2;0)" office:value-type="string" office:string-value="GND">
            <text:p>GND</text:p>
          </table:table-cell>
          <table:table-cell table:style-name="ce5" table:formula="of:=EXACT([.B765];[.F765])" office:value-type="boolean" office:boolean-value="true">
            <text:p>TRUE</text:p>
          </table:table-cell>
          <table:table-cell table:style-name="ce5" table:formula="of:=VLOOKUP([.A765];[UCF.$A$2:.$G$1160];3;0)" office:value-type="string" office:string-value="GND">
            <text:p>GND</text:p>
          </table:table-cell>
          <table:table-cell table:style-name="ce5" table:formula="of:=VLOOKUP([.A765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C3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66];[UCF.$A$2:.$G$1160];2;0)" office:value-type="string" office:string-value="GND">
            <text:p>GND</text:p>
          </table:table-cell>
          <table:table-cell table:style-name="ce5" table:formula="of:=EXACT([.B766];[.F766])" office:value-type="boolean" office:boolean-value="true">
            <text:p>TRUE</text:p>
          </table:table-cell>
          <table:table-cell table:style-name="ce5" table:formula="of:=VLOOKUP([.A766];[UCF.$A$2:.$G$1160];3;0)" office:value-type="string" office:string-value="GND">
            <text:p>GND</text:p>
          </table:table-cell>
          <table:table-cell table:style-name="ce5" table:formula="of:=VLOOKUP([.A766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D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67];[UCF.$A$2:.$G$1160];2;0)" office:value-type="string" office:string-value="GND">
            <text:p>GND</text:p>
          </table:table-cell>
          <table:table-cell table:style-name="ce5" table:formula="of:=EXACT([.B767];[.F767])" office:value-type="boolean" office:boolean-value="true">
            <text:p>TRUE</text:p>
          </table:table-cell>
          <table:table-cell table:style-name="ce5" table:formula="of:=VLOOKUP([.A767];[UCF.$A$2:.$G$1160];3;0)" office:value-type="string" office:string-value="GND">
            <text:p>GND</text:p>
          </table:table-cell>
          <table:table-cell table:style-name="ce5" table:formula="of:=VLOOKUP([.A767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D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68];[UCF.$A$2:.$G$1160];2;0)" office:value-type="string" office:string-value="GND">
            <text:p>GND</text:p>
          </table:table-cell>
          <table:table-cell table:style-name="ce5" table:formula="of:=EXACT([.B768];[.F768])" office:value-type="boolean" office:boolean-value="true">
            <text:p>TRUE</text:p>
          </table:table-cell>
          <table:table-cell table:style-name="ce5" table:formula="of:=VLOOKUP([.A768];[UCF.$A$2:.$G$1160];3;0)" office:value-type="string" office:string-value="GND">
            <text:p>GND</text:p>
          </table:table-cell>
          <table:table-cell table:style-name="ce5" table:formula="of:=VLOOKUP([.A768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D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69];[UCF.$A$2:.$G$1160];2;0)" office:value-type="string" office:string-value="GND">
            <text:p>GND</text:p>
          </table:table-cell>
          <table:table-cell table:style-name="ce5" table:formula="of:=EXACT([.B769];[.F769])" office:value-type="boolean" office:boolean-value="true">
            <text:p>TRUE</text:p>
          </table:table-cell>
          <table:table-cell table:style-name="ce5" table:formula="of:=VLOOKUP([.A769];[UCF.$A$2:.$G$1160];3;0)" office:value-type="string" office:string-value="GND">
            <text:p>GND</text:p>
          </table:table-cell>
          <table:table-cell table:style-name="ce5" table:formula="of:=VLOOKUP([.A769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D2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70];[UCF.$A$2:.$G$1160];2;0)" office:value-type="string" office:string-value="GND">
            <text:p>GND</text:p>
          </table:table-cell>
          <table:table-cell table:style-name="ce5" table:formula="of:=EXACT([.B770];[.F770])" office:value-type="boolean" office:boolean-value="true">
            <text:p>TRUE</text:p>
          </table:table-cell>
          <table:table-cell table:style-name="ce5" table:formula="of:=VLOOKUP([.A770];[UCF.$A$2:.$G$1160];3;0)" office:value-type="string" office:string-value="GND">
            <text:p>GND</text:p>
          </table:table-cell>
          <table:table-cell table:style-name="ce5" table:formula="of:=VLOOKUP([.A770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E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71];[UCF.$A$2:.$G$1160];2;0)" office:value-type="string" office:string-value="GND">
            <text:p>GND</text:p>
          </table:table-cell>
          <table:table-cell table:style-name="ce5" table:formula="of:=EXACT([.B771];[.F771])" office:value-type="boolean" office:boolean-value="true">
            <text:p>TRUE</text:p>
          </table:table-cell>
          <table:table-cell table:style-name="ce5" table:formula="of:=VLOOKUP([.A771];[UCF.$A$2:.$G$1160];3;0)" office:value-type="string" office:string-value="GND">
            <text:p>GND</text:p>
          </table:table-cell>
          <table:table-cell table:style-name="ce5" table:formula="of:=VLOOKUP([.A771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E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72];[UCF.$A$2:.$G$1160];2;0)" office:value-type="string" office:string-value="GND">
            <text:p>GND</text:p>
          </table:table-cell>
          <table:table-cell table:style-name="ce5" table:formula="of:=EXACT([.B772];[.F772])" office:value-type="boolean" office:boolean-value="true">
            <text:p>TRUE</text:p>
          </table:table-cell>
          <table:table-cell table:style-name="ce5" table:formula="of:=VLOOKUP([.A772];[UCF.$A$2:.$G$1160];3;0)" office:value-type="string" office:string-value="GND">
            <text:p>GND</text:p>
          </table:table-cell>
          <table:table-cell table:style-name="ce5" table:formula="of:=VLOOKUP([.A772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E1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73];[UCF.$A$2:.$G$1160];2;0)" office:value-type="string" office:string-value="GND">
            <text:p>GND</text:p>
          </table:table-cell>
          <table:table-cell table:style-name="ce5" table:formula="of:=EXACT([.B773];[.F773])" office:value-type="boolean" office:boolean-value="true">
            <text:p>TRUE</text:p>
          </table:table-cell>
          <table:table-cell table:style-name="ce5" table:formula="of:=VLOOKUP([.A773];[UCF.$A$2:.$G$1160];3;0)" office:value-type="string" office:string-value="GND">
            <text:p>GND</text:p>
          </table:table-cell>
          <table:table-cell table:style-name="ce5" table:formula="of:=VLOOKUP([.A773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E1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74];[UCF.$A$2:.$G$1160];2;0)" office:value-type="string" office:string-value="GND">
            <text:p>GND</text:p>
          </table:table-cell>
          <table:table-cell table:style-name="ce5" table:formula="of:=EXACT([.B774];[.F774])" office:value-type="boolean" office:boolean-value="true">
            <text:p>TRUE</text:p>
          </table:table-cell>
          <table:table-cell table:style-name="ce5" table:formula="of:=VLOOKUP([.A774];[UCF.$A$2:.$G$1160];3;0)" office:value-type="string" office:string-value="GND">
            <text:p>GND</text:p>
          </table:table-cell>
          <table:table-cell table:style-name="ce5" table:formula="of:=VLOOKUP([.A774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E1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75];[UCF.$A$2:.$G$1160];2;0)" office:value-type="string" office:string-value="GND">
            <text:p>GND</text:p>
          </table:table-cell>
          <table:table-cell table:style-name="ce5" table:formula="of:=EXACT([.B775];[.F775])" office:value-type="boolean" office:boolean-value="true">
            <text:p>TRUE</text:p>
          </table:table-cell>
          <table:table-cell table:style-name="ce5" table:formula="of:=VLOOKUP([.A775];[UCF.$A$2:.$G$1160];3;0)" office:value-type="string" office:string-value="GND">
            <text:p>GND</text:p>
          </table:table-cell>
          <table:table-cell table:style-name="ce5" table:formula="of:=VLOOKUP([.A775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E2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76];[UCF.$A$2:.$G$1160];2;0)" office:value-type="string" office:string-value="GND">
            <text:p>GND</text:p>
          </table:table-cell>
          <table:table-cell table:style-name="ce5" table:formula="of:=EXACT([.B776];[.F776])" office:value-type="boolean" office:boolean-value="true">
            <text:p>TRUE</text:p>
          </table:table-cell>
          <table:table-cell table:style-name="ce5" table:formula="of:=VLOOKUP([.A776];[UCF.$A$2:.$G$1160];3;0)" office:value-type="string" office:string-value="GND">
            <text:p>GND</text:p>
          </table:table-cell>
          <table:table-cell table:style-name="ce5" table:formula="of:=VLOOKUP([.A776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E2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77];[UCF.$A$2:.$G$1160];2;0)" office:value-type="string" office:string-value="GND">
            <text:p>GND</text:p>
          </table:table-cell>
          <table:table-cell table:style-name="ce5" table:formula="of:=EXACT([.B777];[.F777])" office:value-type="boolean" office:boolean-value="true">
            <text:p>TRUE</text:p>
          </table:table-cell>
          <table:table-cell table:style-name="ce5" table:formula="of:=VLOOKUP([.A777];[UCF.$A$2:.$G$1160];3;0)" office:value-type="string" office:string-value="GND">
            <text:p>GND</text:p>
          </table:table-cell>
          <table:table-cell table:style-name="ce5" table:formula="of:=VLOOKUP([.A777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E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78];[UCF.$A$2:.$G$1160];2;0)" office:value-type="string" office:string-value="GND">
            <text:p>GND</text:p>
          </table:table-cell>
          <table:table-cell table:style-name="ce5" table:formula="of:=EXACT([.B778];[.F778])" office:value-type="boolean" office:boolean-value="true">
            <text:p>TRUE</text:p>
          </table:table-cell>
          <table:table-cell table:style-name="ce5" table:formula="of:=VLOOKUP([.A778];[UCF.$A$2:.$G$1160];3;0)" office:value-type="string" office:string-value="GND">
            <text:p>GND</text:p>
          </table:table-cell>
          <table:table-cell table:style-name="ce5" table:formula="of:=VLOOKUP([.A778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E2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79];[UCF.$A$2:.$G$1160];2;0)" office:value-type="string" office:string-value="GND">
            <text:p>GND</text:p>
          </table:table-cell>
          <table:table-cell table:style-name="ce5" table:formula="of:=EXACT([.B779];[.F779])" office:value-type="boolean" office:boolean-value="true">
            <text:p>TRUE</text:p>
          </table:table-cell>
          <table:table-cell table:style-name="ce5" table:formula="of:=VLOOKUP([.A779];[UCF.$A$2:.$G$1160];3;0)" office:value-type="string" office:string-value="GND">
            <text:p>GND</text:p>
          </table:table-cell>
          <table:table-cell table:style-name="ce5" table:formula="of:=VLOOKUP([.A779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E3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80];[UCF.$A$2:.$G$1160];2;0)" office:value-type="string" office:string-value="GND">
            <text:p>GND</text:p>
          </table:table-cell>
          <table:table-cell table:style-name="ce5" table:formula="of:=EXACT([.B780];[.F780])" office:value-type="boolean" office:boolean-value="true">
            <text:p>TRUE</text:p>
          </table:table-cell>
          <table:table-cell table:style-name="ce5" table:formula="of:=VLOOKUP([.A780];[UCF.$A$2:.$G$1160];3;0)" office:value-type="string" office:string-value="GND">
            <text:p>GND</text:p>
          </table:table-cell>
          <table:table-cell table:style-name="ce5" table:formula="of:=VLOOKUP([.A780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F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81];[UCF.$A$2:.$G$1160];2;0)" office:value-type="string" office:string-value="GND">
            <text:p>GND</text:p>
          </table:table-cell>
          <table:table-cell table:style-name="ce5" table:formula="of:=EXACT([.B781];[.F781])" office:value-type="boolean" office:boolean-value="true">
            <text:p>TRUE</text:p>
          </table:table-cell>
          <table:table-cell table:style-name="ce5" table:formula="of:=VLOOKUP([.A781];[UCF.$A$2:.$G$1160];3;0)" office:value-type="string" office:string-value="GND">
            <text:p>GND</text:p>
          </table:table-cell>
          <table:table-cell table:style-name="ce5" table:formula="of:=VLOOKUP([.A781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F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82];[UCF.$A$2:.$G$1160];2;0)" office:value-type="string" office:string-value="GND">
            <text:p>GND</text:p>
          </table:table-cell>
          <table:table-cell table:style-name="ce5" table:formula="of:=EXACT([.B782];[.F782])" office:value-type="boolean" office:boolean-value="true">
            <text:p>TRUE</text:p>
          </table:table-cell>
          <table:table-cell table:style-name="ce5" table:formula="of:=VLOOKUP([.A782];[UCF.$A$2:.$G$1160];3;0)" office:value-type="string" office:string-value="GND">
            <text:p>GND</text:p>
          </table:table-cell>
          <table:table-cell table:style-name="ce5" table:formula="of:=VLOOKUP([.A782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F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83];[UCF.$A$2:.$G$1160];2;0)" office:value-type="string" office:string-value="GND">
            <text:p>GND</text:p>
          </table:table-cell>
          <table:table-cell table:style-name="ce5" table:formula="of:=EXACT([.B783];[.F783])" office:value-type="boolean" office:boolean-value="true">
            <text:p>TRUE</text:p>
          </table:table-cell>
          <table:table-cell table:style-name="ce5" table:formula="of:=VLOOKUP([.A783];[UCF.$A$2:.$G$1160];3;0)" office:value-type="string" office:string-value="GND">
            <text:p>GND</text:p>
          </table:table-cell>
          <table:table-cell table:style-name="ce5" table:formula="of:=VLOOKUP([.A783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F3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84];[UCF.$A$2:.$G$1160];2;0)" office:value-type="string" office:string-value="GND">
            <text:p>GND</text:p>
          </table:table-cell>
          <table:table-cell table:style-name="ce5" table:formula="of:=EXACT([.B784];[.F784])" office:value-type="boolean" office:boolean-value="true">
            <text:p>TRUE</text:p>
          </table:table-cell>
          <table:table-cell table:style-name="ce5" table:formula="of:=VLOOKUP([.A784];[UCF.$A$2:.$G$1160];3;0)" office:value-type="string" office:string-value="GND">
            <text:p>GND</text:p>
          </table:table-cell>
          <table:table-cell table:style-name="ce5" table:formula="of:=VLOOKUP([.A784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G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85];[UCF.$A$2:.$G$1160];2;0)" office:value-type="string" office:string-value="GND">
            <text:p>GND</text:p>
          </table:table-cell>
          <table:table-cell table:style-name="ce5" table:formula="of:=EXACT([.B785];[.F785])" office:value-type="boolean" office:boolean-value="true">
            <text:p>TRUE</text:p>
          </table:table-cell>
          <table:table-cell table:style-name="ce5" table:formula="of:=VLOOKUP([.A785];[UCF.$A$2:.$G$1160];3;0)" office:value-type="string" office:string-value="GND">
            <text:p>GND</text:p>
          </table:table-cell>
          <table:table-cell table:style-name="ce5" table:formula="of:=VLOOKUP([.A785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G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86];[UCF.$A$2:.$G$1160];2;0)" office:value-type="string" office:string-value="GND">
            <text:p>GND</text:p>
          </table:table-cell>
          <table:table-cell table:style-name="ce5" table:formula="of:=EXACT([.B786];[.F786])" office:value-type="boolean" office:boolean-value="true">
            <text:p>TRUE</text:p>
          </table:table-cell>
          <table:table-cell table:style-name="ce5" table:formula="of:=VLOOKUP([.A786];[UCF.$A$2:.$G$1160];3;0)" office:value-type="string" office:string-value="GND">
            <text:p>GND</text:p>
          </table:table-cell>
          <table:table-cell table:style-name="ce5" table:formula="of:=VLOOKUP([.A786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G1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87];[UCF.$A$2:.$G$1160];2;0)" office:value-type="string" office:string-value="GND">
            <text:p>GND</text:p>
          </table:table-cell>
          <table:table-cell table:style-name="ce5" table:formula="of:=EXACT([.B787];[.F787])" office:value-type="boolean" office:boolean-value="true">
            <text:p>TRUE</text:p>
          </table:table-cell>
          <table:table-cell table:style-name="ce5" table:formula="of:=VLOOKUP([.A787];[UCF.$A$2:.$G$1160];3;0)" office:value-type="string" office:string-value="GND">
            <text:p>GND</text:p>
          </table:table-cell>
          <table:table-cell table:style-name="ce5" table:formula="of:=VLOOKUP([.A787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G1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88];[UCF.$A$2:.$G$1160];2;0)" office:value-type="string" office:string-value="GND">
            <text:p>GND</text:p>
          </table:table-cell>
          <table:table-cell table:style-name="ce5" table:formula="of:=EXACT([.B788];[.F788])" office:value-type="boolean" office:boolean-value="true">
            <text:p>TRUE</text:p>
          </table:table-cell>
          <table:table-cell table:style-name="ce5" table:formula="of:=VLOOKUP([.A788];[UCF.$A$2:.$G$1160];3;0)" office:value-type="string" office:string-value="GND">
            <text:p>GND</text:p>
          </table:table-cell>
          <table:table-cell table:style-name="ce5" table:formula="of:=VLOOKUP([.A788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G1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89];[UCF.$A$2:.$G$1160];2;0)" office:value-type="string" office:string-value="GND">
            <text:p>GND</text:p>
          </table:table-cell>
          <table:table-cell table:style-name="ce5" table:formula="of:=EXACT([.B789];[.F789])" office:value-type="boolean" office:boolean-value="true">
            <text:p>TRUE</text:p>
          </table:table-cell>
          <table:table-cell table:style-name="ce5" table:formula="of:=VLOOKUP([.A789];[UCF.$A$2:.$G$1160];3;0)" office:value-type="string" office:string-value="GND">
            <text:p>GND</text:p>
          </table:table-cell>
          <table:table-cell table:style-name="ce5" table:formula="of:=VLOOKUP([.A789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G1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90];[UCF.$A$2:.$G$1160];2;0)" office:value-type="string" office:string-value="GND">
            <text:p>GND</text:p>
          </table:table-cell>
          <table:table-cell table:style-name="ce5" table:formula="of:=EXACT([.B790];[.F790])" office:value-type="boolean" office:boolean-value="true">
            <text:p>TRUE</text:p>
          </table:table-cell>
          <table:table-cell table:style-name="ce5" table:formula="of:=VLOOKUP([.A790];[UCF.$A$2:.$G$1160];3;0)" office:value-type="string" office:string-value="GND">
            <text:p>GND</text:p>
          </table:table-cell>
          <table:table-cell table:style-name="ce5" table:formula="of:=VLOOKUP([.A790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G2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91];[UCF.$A$2:.$G$1160];2;0)" office:value-type="string" office:string-value="GND">
            <text:p>GND</text:p>
          </table:table-cell>
          <table:table-cell table:style-name="ce5" table:formula="of:=EXACT([.B791];[.F791])" office:value-type="boolean" office:boolean-value="true">
            <text:p>TRUE</text:p>
          </table:table-cell>
          <table:table-cell table:style-name="ce5" table:formula="of:=VLOOKUP([.A791];[UCF.$A$2:.$G$1160];3;0)" office:value-type="string" office:string-value="GND">
            <text:p>GND</text:p>
          </table:table-cell>
          <table:table-cell table:style-name="ce5" table:formula="of:=VLOOKUP([.A791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G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92];[UCF.$A$2:.$G$1160];2;0)" office:value-type="string" office:string-value="GND">
            <text:p>GND</text:p>
          </table:table-cell>
          <table:table-cell table:style-name="ce5" table:formula="of:=EXACT([.B792];[.F792])" office:value-type="boolean" office:boolean-value="true">
            <text:p>TRUE</text:p>
          </table:table-cell>
          <table:table-cell table:style-name="ce5" table:formula="of:=VLOOKUP([.A792];[UCF.$A$2:.$G$1160];3;0)" office:value-type="string" office:string-value="GND">
            <text:p>GND</text:p>
          </table:table-cell>
          <table:table-cell table:style-name="ce5" table:formula="of:=VLOOKUP([.A792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G2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93];[UCF.$A$2:.$G$1160];2;0)" office:value-type="string" office:string-value="GND">
            <text:p>GND</text:p>
          </table:table-cell>
          <table:table-cell table:style-name="ce5" table:formula="of:=EXACT([.B793];[.F793])" office:value-type="boolean" office:boolean-value="true">
            <text:p>TRUE</text:p>
          </table:table-cell>
          <table:table-cell table:style-name="ce5" table:formula="of:=VLOOKUP([.A793];[UCF.$A$2:.$G$1160];3;0)" office:value-type="string" office:string-value="GND">
            <text:p>GND</text:p>
          </table:table-cell>
          <table:table-cell table:style-name="ce5" table:formula="of:=VLOOKUP([.A793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H1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94];[UCF.$A$2:.$G$1160];2;0)" office:value-type="string" office:string-value="GND">
            <text:p>GND</text:p>
          </table:table-cell>
          <table:table-cell table:style-name="ce5" table:formula="of:=EXACT([.B794];[.F794])" office:value-type="boolean" office:boolean-value="true">
            <text:p>TRUE</text:p>
          </table:table-cell>
          <table:table-cell table:style-name="ce5" table:formula="of:=VLOOKUP([.A794];[UCF.$A$2:.$G$1160];3;0)" office:value-type="string" office:string-value="GND">
            <text:p>GND</text:p>
          </table:table-cell>
          <table:table-cell table:style-name="ce5" table:formula="of:=VLOOKUP([.A794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H1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95];[UCF.$A$2:.$G$1160];2;0)" office:value-type="string" office:string-value="GND">
            <text:p>GND</text:p>
          </table:table-cell>
          <table:table-cell table:style-name="ce5" table:formula="of:=EXACT([.B795];[.F795])" office:value-type="boolean" office:boolean-value="true">
            <text:p>TRUE</text:p>
          </table:table-cell>
          <table:table-cell table:style-name="ce5" table:formula="of:=VLOOKUP([.A795];[UCF.$A$2:.$G$1160];3;0)" office:value-type="string" office:string-value="GND">
            <text:p>GND</text:p>
          </table:table-cell>
          <table:table-cell table:style-name="ce5" table:formula="of:=VLOOKUP([.A795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H2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96];[UCF.$A$2:.$G$1160];2;0)" office:value-type="string" office:string-value="GND">
            <text:p>GND</text:p>
          </table:table-cell>
          <table:table-cell table:style-name="ce5" table:formula="of:=EXACT([.B796];[.F796])" office:value-type="boolean" office:boolean-value="true">
            <text:p>TRUE</text:p>
          </table:table-cell>
          <table:table-cell table:style-name="ce5" table:formula="of:=VLOOKUP([.A796];[UCF.$A$2:.$G$1160];3;0)" office:value-type="string" office:string-value="GND">
            <text:p>GND</text:p>
          </table:table-cell>
          <table:table-cell table:style-name="ce5" table:formula="of:=VLOOKUP([.A796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H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97];[UCF.$A$2:.$G$1160];2;0)" office:value-type="string" office:string-value="GND">
            <text:p>GND</text:p>
          </table:table-cell>
          <table:table-cell table:style-name="ce5" table:formula="of:=EXACT([.B797];[.F797])" office:value-type="boolean" office:boolean-value="true">
            <text:p>TRUE</text:p>
          </table:table-cell>
          <table:table-cell table:style-name="ce5" table:formula="of:=VLOOKUP([.A797];[UCF.$A$2:.$G$1160];3;0)" office:value-type="string" office:string-value="GND">
            <text:p>GND</text:p>
          </table:table-cell>
          <table:table-cell table:style-name="ce5" table:formula="of:=VLOOKUP([.A797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H2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98];[UCF.$A$2:.$G$1160];2;0)" office:value-type="string" office:string-value="GND">
            <text:p>GND</text:p>
          </table:table-cell>
          <table:table-cell table:style-name="ce5" table:formula="of:=EXACT([.B798];[.F798])" office:value-type="boolean" office:boolean-value="true">
            <text:p>TRUE</text:p>
          </table:table-cell>
          <table:table-cell table:style-name="ce5" table:formula="of:=VLOOKUP([.A798];[UCF.$A$2:.$G$1160];3;0)" office:value-type="string" office:string-value="GND">
            <text:p>GND</text:p>
          </table:table-cell>
          <table:table-cell table:style-name="ce5" table:formula="of:=VLOOKUP([.A798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J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799];[UCF.$A$2:.$G$1160];2;0)" office:value-type="string" office:string-value="GND">
            <text:p>GND</text:p>
          </table:table-cell>
          <table:table-cell table:style-name="ce5" table:formula="of:=EXACT([.B799];[.F799])" office:value-type="boolean" office:boolean-value="true">
            <text:p>TRUE</text:p>
          </table:table-cell>
          <table:table-cell table:style-name="ce5" table:formula="of:=VLOOKUP([.A799];[UCF.$A$2:.$G$1160];3;0)" office:value-type="string" office:string-value="GND">
            <text:p>GND</text:p>
          </table:table-cell>
          <table:table-cell table:style-name="ce5" table:formula="of:=VLOOKUP([.A799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J1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00];[UCF.$A$2:.$G$1160];2;0)" office:value-type="string" office:string-value="GND">
            <text:p>GND</text:p>
          </table:table-cell>
          <table:table-cell table:style-name="ce5" table:formula="of:=EXACT([.B800];[.F800])" office:value-type="boolean" office:boolean-value="true">
            <text:p>TRUE</text:p>
          </table:table-cell>
          <table:table-cell table:style-name="ce5" table:formula="of:=VLOOKUP([.A800];[UCF.$A$2:.$G$1160];3;0)" office:value-type="string" office:string-value="GND">
            <text:p>GND</text:p>
          </table:table-cell>
          <table:table-cell table:style-name="ce5" table:formula="of:=VLOOKUP([.A800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J1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01];[UCF.$A$2:.$G$1160];2;0)" office:value-type="string" office:string-value="GND">
            <text:p>GND</text:p>
          </table:table-cell>
          <table:table-cell table:style-name="ce5" table:formula="of:=EXACT([.B801];[.F801])" office:value-type="boolean" office:boolean-value="true">
            <text:p>TRUE</text:p>
          </table:table-cell>
          <table:table-cell table:style-name="ce5" table:formula="of:=VLOOKUP([.A801];[UCF.$A$2:.$G$1160];3;0)" office:value-type="string" office:string-value="GND">
            <text:p>GND</text:p>
          </table:table-cell>
          <table:table-cell table:style-name="ce5" table:formula="of:=VLOOKUP([.A801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J1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02];[UCF.$A$2:.$G$1160];2;0)" office:value-type="string" office:string-value="GND">
            <text:p>GND</text:p>
          </table:table-cell>
          <table:table-cell table:style-name="ce5" table:formula="of:=EXACT([.B802];[.F802])" office:value-type="boolean" office:boolean-value="true">
            <text:p>TRUE</text:p>
          </table:table-cell>
          <table:table-cell table:style-name="ce5" table:formula="of:=VLOOKUP([.A802];[UCF.$A$2:.$G$1160];3;0)" office:value-type="string" office:string-value="GND">
            <text:p>GND</text:p>
          </table:table-cell>
          <table:table-cell table:style-name="ce5" table:formula="of:=VLOOKUP([.A802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J1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03];[UCF.$A$2:.$G$1160];2;0)" office:value-type="string" office:string-value="GND">
            <text:p>GND</text:p>
          </table:table-cell>
          <table:table-cell table:style-name="ce5" table:formula="of:=EXACT([.B803];[.F803])" office:value-type="boolean" office:boolean-value="true">
            <text:p>TRUE</text:p>
          </table:table-cell>
          <table:table-cell table:style-name="ce5" table:formula="of:=VLOOKUP([.A803];[UCF.$A$2:.$G$1160];3;0)" office:value-type="string" office:string-value="GND">
            <text:p>GND</text:p>
          </table:table-cell>
          <table:table-cell table:style-name="ce5" table:formula="of:=VLOOKUP([.A803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J1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04];[UCF.$A$2:.$G$1160];2;0)" office:value-type="string" office:string-value="GND">
            <text:p>GND</text:p>
          </table:table-cell>
          <table:table-cell table:style-name="ce5" table:formula="of:=EXACT([.B804];[.F804])" office:value-type="boolean" office:boolean-value="true">
            <text:p>TRUE</text:p>
          </table:table-cell>
          <table:table-cell table:style-name="ce5" table:formula="of:=VLOOKUP([.A804];[UCF.$A$2:.$G$1160];3;0)" office:value-type="string" office:string-value="GND">
            <text:p>GND</text:p>
          </table:table-cell>
          <table:table-cell table:style-name="ce5" table:formula="of:=VLOOKUP([.A804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J1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05];[UCF.$A$2:.$G$1160];2;0)" office:value-type="string" office:string-value="GND">
            <text:p>GND</text:p>
          </table:table-cell>
          <table:table-cell table:style-name="ce5" table:formula="of:=EXACT([.B805];[.F805])" office:value-type="boolean" office:boolean-value="true">
            <text:p>TRUE</text:p>
          </table:table-cell>
          <table:table-cell table:style-name="ce5" table:formula="of:=VLOOKUP([.A805];[UCF.$A$2:.$G$1160];3;0)" office:value-type="string" office:string-value="GND">
            <text:p>GND</text:p>
          </table:table-cell>
          <table:table-cell table:style-name="ce5" table:formula="of:=VLOOKUP([.A805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J1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06];[UCF.$A$2:.$G$1160];2;0)" office:value-type="string" office:string-value="GND">
            <text:p>GND</text:p>
          </table:table-cell>
          <table:table-cell table:style-name="ce5" table:formula="of:=EXACT([.B806];[.F806])" office:value-type="boolean" office:boolean-value="true">
            <text:p>TRUE</text:p>
          </table:table-cell>
          <table:table-cell table:style-name="ce5" table:formula="of:=VLOOKUP([.A806];[UCF.$A$2:.$G$1160];3;0)" office:value-type="string" office:string-value="GND">
            <text:p>GND</text:p>
          </table:table-cell>
          <table:table-cell table:style-name="ce5" table:formula="of:=VLOOKUP([.A806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J2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07];[UCF.$A$2:.$G$1160];2;0)" office:value-type="string" office:string-value="GND">
            <text:p>GND</text:p>
          </table:table-cell>
          <table:table-cell table:style-name="ce5" table:formula="of:=EXACT([.B807];[.F807])" office:value-type="boolean" office:boolean-value="true">
            <text:p>TRUE</text:p>
          </table:table-cell>
          <table:table-cell table:style-name="ce5" table:formula="of:=VLOOKUP([.A807];[UCF.$A$2:.$G$1160];3;0)" office:value-type="string" office:string-value="GND">
            <text:p>GND</text:p>
          </table:table-cell>
          <table:table-cell table:style-name="ce5" table:formula="of:=VLOOKUP([.A807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J2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08];[UCF.$A$2:.$G$1160];2;0)" office:value-type="string" office:string-value="GND">
            <text:p>GND</text:p>
          </table:table-cell>
          <table:table-cell table:style-name="ce5" table:formula="of:=EXACT([.B808];[.F808])" office:value-type="boolean" office:boolean-value="true">
            <text:p>TRUE</text:p>
          </table:table-cell>
          <table:table-cell table:style-name="ce5" table:formula="of:=VLOOKUP([.A808];[UCF.$A$2:.$G$1160];3;0)" office:value-type="string" office:string-value="GND">
            <text:p>GND</text:p>
          </table:table-cell>
          <table:table-cell table:style-name="ce5" table:formula="of:=VLOOKUP([.A808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J2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09];[UCF.$A$2:.$G$1160];2;0)" office:value-type="string" office:string-value="GND">
            <text:p>GND</text:p>
          </table:table-cell>
          <table:table-cell table:style-name="ce5" table:formula="of:=EXACT([.B809];[.F809])" office:value-type="boolean" office:boolean-value="true">
            <text:p>TRUE</text:p>
          </table:table-cell>
          <table:table-cell table:style-name="ce5" table:formula="of:=VLOOKUP([.A809];[UCF.$A$2:.$G$1160];3;0)" office:value-type="string" office:string-value="GND">
            <text:p>GND</text:p>
          </table:table-cell>
          <table:table-cell table:style-name="ce5" table:formula="of:=VLOOKUP([.A809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J3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10];[UCF.$A$2:.$G$1160];2;0)" office:value-type="string" office:string-value="GND">
            <text:p>GND</text:p>
          </table:table-cell>
          <table:table-cell table:style-name="ce5" table:formula="of:=EXACT([.B810];[.F810])" office:value-type="boolean" office:boolean-value="true">
            <text:p>TRUE</text:p>
          </table:table-cell>
          <table:table-cell table:style-name="ce5" table:formula="of:=VLOOKUP([.A810];[UCF.$A$2:.$G$1160];3;0)" office:value-type="string" office:string-value="GND">
            <text:p>GND</text:p>
          </table:table-cell>
          <table:table-cell table:style-name="ce5" table:formula="of:=VLOOKUP([.A810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K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11];[UCF.$A$2:.$G$1160];2;0)" office:value-type="string" office:string-value="GND">
            <text:p>GND</text:p>
          </table:table-cell>
          <table:table-cell table:style-name="ce5" table:formula="of:=EXACT([.B811];[.F811])" office:value-type="boolean" office:boolean-value="true">
            <text:p>TRUE</text:p>
          </table:table-cell>
          <table:table-cell table:style-name="ce5" table:formula="of:=VLOOKUP([.A811];[UCF.$A$2:.$G$1160];3;0)" office:value-type="string" office:string-value="GND">
            <text:p>GND</text:p>
          </table:table-cell>
          <table:table-cell table:style-name="ce5" table:formula="of:=VLOOKUP([.A811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K1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12];[UCF.$A$2:.$G$1160];2;0)" office:value-type="string" office:string-value="GND">
            <text:p>GND</text:p>
          </table:table-cell>
          <table:table-cell table:style-name="ce5" table:formula="of:=EXACT([.B812];[.F812])" office:value-type="boolean" office:boolean-value="true">
            <text:p>TRUE</text:p>
          </table:table-cell>
          <table:table-cell table:style-name="ce5" table:formula="of:=VLOOKUP([.A812];[UCF.$A$2:.$G$1160];3;0)" office:value-type="string" office:string-value="GND">
            <text:p>GND</text:p>
          </table:table-cell>
          <table:table-cell table:style-name="ce5" table:formula="of:=VLOOKUP([.A812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K1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13];[UCF.$A$2:.$G$1160];2;0)" office:value-type="string" office:string-value="GND">
            <text:p>GND</text:p>
          </table:table-cell>
          <table:table-cell table:style-name="ce5" table:formula="of:=EXACT([.B813];[.F813])" office:value-type="boolean" office:boolean-value="true">
            <text:p>TRUE</text:p>
          </table:table-cell>
          <table:table-cell table:style-name="ce5" table:formula="of:=VLOOKUP([.A813];[UCF.$A$2:.$G$1160];3;0)" office:value-type="string" office:string-value="GND">
            <text:p>GND</text:p>
          </table:table-cell>
          <table:table-cell table:style-name="ce5" table:formula="of:=VLOOKUP([.A813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K1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14];[UCF.$A$2:.$G$1160];2;0)" office:value-type="string" office:string-value="GND">
            <text:p>GND</text:p>
          </table:table-cell>
          <table:table-cell table:style-name="ce5" table:formula="of:=EXACT([.B814];[.F814])" office:value-type="boolean" office:boolean-value="true">
            <text:p>TRUE</text:p>
          </table:table-cell>
          <table:table-cell table:style-name="ce5" table:formula="of:=VLOOKUP([.A814];[UCF.$A$2:.$G$1160];3;0)" office:value-type="string" office:string-value="GND">
            <text:p>GND</text:p>
          </table:table-cell>
          <table:table-cell table:style-name="ce5" table:formula="of:=VLOOKUP([.A814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K2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15];[UCF.$A$2:.$G$1160];2;0)" office:value-type="string" office:string-value="GND">
            <text:p>GND</text:p>
          </table:table-cell>
          <table:table-cell table:style-name="ce5" table:formula="of:=EXACT([.B815];[.F815])" office:value-type="boolean" office:boolean-value="true">
            <text:p>TRUE</text:p>
          </table:table-cell>
          <table:table-cell table:style-name="ce5" table:formula="of:=VLOOKUP([.A815];[UCF.$A$2:.$G$1160];3;0)" office:value-type="string" office:string-value="GND">
            <text:p>GND</text:p>
          </table:table-cell>
          <table:table-cell table:style-name="ce5" table:formula="of:=VLOOKUP([.A815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L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16];[UCF.$A$2:.$G$1160];2;0)" office:value-type="string" office:string-value="GND">
            <text:p>GND</text:p>
          </table:table-cell>
          <table:table-cell table:style-name="ce5" table:formula="of:=EXACT([.B816];[.F816])" office:value-type="boolean" office:boolean-value="true">
            <text:p>TRUE</text:p>
          </table:table-cell>
          <table:table-cell table:style-name="ce5" table:formula="of:=VLOOKUP([.A816];[UCF.$A$2:.$G$1160];3;0)" office:value-type="string" office:string-value="GND">
            <text:p>GND</text:p>
          </table:table-cell>
          <table:table-cell table:style-name="ce5" table:formula="of:=VLOOKUP([.A816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L1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17];[UCF.$A$2:.$G$1160];2;0)" office:value-type="string" office:string-value="GND">
            <text:p>GND</text:p>
          </table:table-cell>
          <table:table-cell table:style-name="ce5" table:formula="of:=EXACT([.B817];[.F817])" office:value-type="boolean" office:boolean-value="true">
            <text:p>TRUE</text:p>
          </table:table-cell>
          <table:table-cell table:style-name="ce5" table:formula="of:=VLOOKUP([.A817];[UCF.$A$2:.$G$1160];3;0)" office:value-type="string" office:string-value="GND">
            <text:p>GND</text:p>
          </table:table-cell>
          <table:table-cell table:style-name="ce5" table:formula="of:=VLOOKUP([.A817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L1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18];[UCF.$A$2:.$G$1160];2;0)" office:value-type="string" office:string-value="GND">
            <text:p>GND</text:p>
          </table:table-cell>
          <table:table-cell table:style-name="ce5" table:formula="of:=EXACT([.B818];[.F818])" office:value-type="boolean" office:boolean-value="true">
            <text:p>TRUE</text:p>
          </table:table-cell>
          <table:table-cell table:style-name="ce5" table:formula="of:=VLOOKUP([.A818];[UCF.$A$2:.$G$1160];3;0)" office:value-type="string" office:string-value="GND">
            <text:p>GND</text:p>
          </table:table-cell>
          <table:table-cell table:style-name="ce5" table:formula="of:=VLOOKUP([.A818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L1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19];[UCF.$A$2:.$G$1160];2;0)" office:value-type="string" office:string-value="GND">
            <text:p>GND</text:p>
          </table:table-cell>
          <table:table-cell table:style-name="ce5" table:formula="of:=EXACT([.B819];[.F819])" office:value-type="boolean" office:boolean-value="true">
            <text:p>TRUE</text:p>
          </table:table-cell>
          <table:table-cell table:style-name="ce5" table:formula="of:=VLOOKUP([.A819];[UCF.$A$2:.$G$1160];3;0)" office:value-type="string" office:string-value="GND">
            <text:p>GND</text:p>
          </table:table-cell>
          <table:table-cell table:style-name="ce5" table:formula="of:=VLOOKUP([.A819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L1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20];[UCF.$A$2:.$G$1160];2;0)" office:value-type="string" office:string-value="GND">
            <text:p>GND</text:p>
          </table:table-cell>
          <table:table-cell table:style-name="ce5" table:formula="of:=EXACT([.B820];[.F820])" office:value-type="boolean" office:boolean-value="true">
            <text:p>TRUE</text:p>
          </table:table-cell>
          <table:table-cell table:style-name="ce5" table:formula="of:=VLOOKUP([.A820];[UCF.$A$2:.$G$1160];3;0)" office:value-type="string" office:string-value="GND">
            <text:p>GND</text:p>
          </table:table-cell>
          <table:table-cell table:style-name="ce5" table:formula="of:=VLOOKUP([.A820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L2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21];[UCF.$A$2:.$G$1160];2;0)" office:value-type="string" office:string-value="GND">
            <text:p>GND</text:p>
          </table:table-cell>
          <table:table-cell table:style-name="ce5" table:formula="of:=EXACT([.B821];[.F821])" office:value-type="boolean" office:boolean-value="true">
            <text:p>TRUE</text:p>
          </table:table-cell>
          <table:table-cell table:style-name="ce5" table:formula="of:=VLOOKUP([.A821];[UCF.$A$2:.$G$1160];3;0)" office:value-type="string" office:string-value="GND">
            <text:p>GND</text:p>
          </table:table-cell>
          <table:table-cell table:style-name="ce5" table:formula="of:=VLOOKUP([.A821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L2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22];[UCF.$A$2:.$G$1160];2;0)" office:value-type="string" office:string-value="GND">
            <text:p>GND</text:p>
          </table:table-cell>
          <table:table-cell table:style-name="ce5" table:formula="of:=EXACT([.B822];[.F822])" office:value-type="boolean" office:boolean-value="true">
            <text:p>TRUE</text:p>
          </table:table-cell>
          <table:table-cell table:style-name="ce5" table:formula="of:=VLOOKUP([.A822];[UCF.$A$2:.$G$1160];3;0)" office:value-type="string" office:string-value="GND">
            <text:p>GND</text:p>
          </table:table-cell>
          <table:table-cell table:style-name="ce5" table:formula="of:=VLOOKUP([.A822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M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23];[UCF.$A$2:.$G$1160];2;0)" office:value-type="string" office:string-value="GND">
            <text:p>GND</text:p>
          </table:table-cell>
          <table:table-cell table:style-name="ce5" table:formula="of:=EXACT([.B823];[.F823])" office:value-type="boolean" office:boolean-value="true">
            <text:p>TRUE</text:p>
          </table:table-cell>
          <table:table-cell table:style-name="ce5" table:formula="of:=VLOOKUP([.A823];[UCF.$A$2:.$G$1160];3;0)" office:value-type="string" office:string-value="GND">
            <text:p>GND</text:p>
          </table:table-cell>
          <table:table-cell table:style-name="ce5" table:formula="of:=VLOOKUP([.A823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M1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24];[UCF.$A$2:.$G$1160];2;0)" office:value-type="string" office:string-value="GND">
            <text:p>GND</text:p>
          </table:table-cell>
          <table:table-cell table:style-name="ce5" table:formula="of:=EXACT([.B824];[.F824])" office:value-type="boolean" office:boolean-value="true">
            <text:p>TRUE</text:p>
          </table:table-cell>
          <table:table-cell table:style-name="ce5" table:formula="of:=VLOOKUP([.A824];[UCF.$A$2:.$G$1160];3;0)" office:value-type="string" office:string-value="GND">
            <text:p>GND</text:p>
          </table:table-cell>
          <table:table-cell table:style-name="ce5" table:formula="of:=VLOOKUP([.A824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M1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25];[UCF.$A$2:.$G$1160];2;0)" office:value-type="string" office:string-value="GND">
            <text:p>GND</text:p>
          </table:table-cell>
          <table:table-cell table:style-name="ce5" table:formula="of:=EXACT([.B825];[.F825])" office:value-type="boolean" office:boolean-value="true">
            <text:p>TRUE</text:p>
          </table:table-cell>
          <table:table-cell table:style-name="ce5" table:formula="of:=VLOOKUP([.A825];[UCF.$A$2:.$G$1160];3;0)" office:value-type="string" office:string-value="GND">
            <text:p>GND</text:p>
          </table:table-cell>
          <table:table-cell table:style-name="ce5" table:formula="of:=VLOOKUP([.A825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M1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26];[UCF.$A$2:.$G$1160];2;0)" office:value-type="string" office:string-value="GND">
            <text:p>GND</text:p>
          </table:table-cell>
          <table:table-cell table:style-name="ce5" table:formula="of:=EXACT([.B826];[.F826])" office:value-type="boolean" office:boolean-value="true">
            <text:p>TRUE</text:p>
          </table:table-cell>
          <table:table-cell table:style-name="ce5" table:formula="of:=VLOOKUP([.A826];[UCF.$A$2:.$G$1160];3;0)" office:value-type="string" office:string-value="GND">
            <text:p>GND</text:p>
          </table:table-cell>
          <table:table-cell table:style-name="ce5" table:formula="of:=VLOOKUP([.A826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M1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27];[UCF.$A$2:.$G$1160];2;0)" office:value-type="string" office:string-value="GND">
            <text:p>GND</text:p>
          </table:table-cell>
          <table:table-cell table:style-name="ce5" table:formula="of:=EXACT([.B827];[.F827])" office:value-type="boolean" office:boolean-value="true">
            <text:p>TRUE</text:p>
          </table:table-cell>
          <table:table-cell table:style-name="ce5" table:formula="of:=VLOOKUP([.A827];[UCF.$A$2:.$G$1160];3;0)" office:value-type="string" office:string-value="GND">
            <text:p>GND</text:p>
          </table:table-cell>
          <table:table-cell table:style-name="ce5" table:formula="of:=VLOOKUP([.A827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M2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28];[UCF.$A$2:.$G$1160];2;0)" office:value-type="string" office:string-value="GND">
            <text:p>GND</text:p>
          </table:table-cell>
          <table:table-cell table:style-name="ce5" table:formula="of:=EXACT([.B828];[.F828])" office:value-type="boolean" office:boolean-value="true">
            <text:p>TRUE</text:p>
          </table:table-cell>
          <table:table-cell table:style-name="ce5" table:formula="of:=VLOOKUP([.A828];[UCF.$A$2:.$G$1160];3;0)" office:value-type="string" office:string-value="GND">
            <text:p>GND</text:p>
          </table:table-cell>
          <table:table-cell table:style-name="ce5" table:formula="of:=VLOOKUP([.A828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M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29];[UCF.$A$2:.$G$1160];2;0)" office:value-type="string" office:string-value="GND">
            <text:p>GND</text:p>
          </table:table-cell>
          <table:table-cell table:style-name="ce5" table:formula="of:=EXACT([.B829];[.F829])" office:value-type="boolean" office:boolean-value="true">
            <text:p>TRUE</text:p>
          </table:table-cell>
          <table:table-cell table:style-name="ce5" table:formula="of:=VLOOKUP([.A829];[UCF.$A$2:.$G$1160];3;0)" office:value-type="string" office:string-value="GND">
            <text:p>GND</text:p>
          </table:table-cell>
          <table:table-cell table:style-name="ce5" table:formula="of:=VLOOKUP([.A829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M3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30];[UCF.$A$2:.$G$1160];2;0)" office:value-type="string" office:string-value="GND">
            <text:p>GND</text:p>
          </table:table-cell>
          <table:table-cell table:style-name="ce5" table:formula="of:=EXACT([.B830];[.F830])" office:value-type="boolean" office:boolean-value="true">
            <text:p>TRUE</text:p>
          </table:table-cell>
          <table:table-cell table:style-name="ce5" table:formula="of:=VLOOKUP([.A830];[UCF.$A$2:.$G$1160];3;0)" office:value-type="string" office:string-value="GND">
            <text:p>GND</text:p>
          </table:table-cell>
          <table:table-cell table:style-name="ce5" table:formula="of:=VLOOKUP([.A830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N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31];[UCF.$A$2:.$G$1160];2;0)" office:value-type="string" office:string-value="GND">
            <text:p>GND</text:p>
          </table:table-cell>
          <table:table-cell table:style-name="ce5" table:formula="of:=EXACT([.B831];[.F831])" office:value-type="boolean" office:boolean-value="true">
            <text:p>TRUE</text:p>
          </table:table-cell>
          <table:table-cell table:style-name="ce5" table:formula="of:=VLOOKUP([.A831];[UCF.$A$2:.$G$1160];3;0)" office:value-type="string" office:string-value="GND">
            <text:p>GND</text:p>
          </table:table-cell>
          <table:table-cell table:style-name="ce5" table:formula="of:=VLOOKUP([.A831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N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32];[UCF.$A$2:.$G$1160];2;0)" office:value-type="string" office:string-value="GND">
            <text:p>GND</text:p>
          </table:table-cell>
          <table:table-cell table:style-name="ce5" table:formula="of:=EXACT([.B832];[.F832])" office:value-type="boolean" office:boolean-value="true">
            <text:p>TRUE</text:p>
          </table:table-cell>
          <table:table-cell table:style-name="ce5" table:formula="of:=VLOOKUP([.A832];[UCF.$A$2:.$G$1160];3;0)" office:value-type="string" office:string-value="GND">
            <text:p>GND</text:p>
          </table:table-cell>
          <table:table-cell table:style-name="ce5" table:formula="of:=VLOOKUP([.A832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N1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33];[UCF.$A$2:.$G$1160];2;0)" office:value-type="string" office:string-value="GND">
            <text:p>GND</text:p>
          </table:table-cell>
          <table:table-cell table:style-name="ce5" table:formula="of:=EXACT([.B833];[.F833])" office:value-type="boolean" office:boolean-value="true">
            <text:p>TRUE</text:p>
          </table:table-cell>
          <table:table-cell table:style-name="ce5" table:formula="of:=VLOOKUP([.A833];[UCF.$A$2:.$G$1160];3;0)" office:value-type="string" office:string-value="GND">
            <text:p>GND</text:p>
          </table:table-cell>
          <table:table-cell table:style-name="ce5" table:formula="of:=VLOOKUP([.A833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N1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34];[UCF.$A$2:.$G$1160];2;0)" office:value-type="string" office:string-value="GND">
            <text:p>GND</text:p>
          </table:table-cell>
          <table:table-cell table:style-name="ce5" table:formula="of:=EXACT([.B834];[.F834])" office:value-type="boolean" office:boolean-value="true">
            <text:p>TRUE</text:p>
          </table:table-cell>
          <table:table-cell table:style-name="ce5" table:formula="of:=VLOOKUP([.A834];[UCF.$A$2:.$G$1160];3;0)" office:value-type="string" office:string-value="GND">
            <text:p>GND</text:p>
          </table:table-cell>
          <table:table-cell table:style-name="ce5" table:formula="of:=VLOOKUP([.A834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N1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35];[UCF.$A$2:.$G$1160];2;0)" office:value-type="string" office:string-value="GND">
            <text:p>GND</text:p>
          </table:table-cell>
          <table:table-cell table:style-name="ce5" table:formula="of:=EXACT([.B835];[.F835])" office:value-type="boolean" office:boolean-value="true">
            <text:p>TRUE</text:p>
          </table:table-cell>
          <table:table-cell table:style-name="ce5" table:formula="of:=VLOOKUP([.A835];[UCF.$A$2:.$G$1160];3;0)" office:value-type="string" office:string-value="GND">
            <text:p>GND</text:p>
          </table:table-cell>
          <table:table-cell table:style-name="ce5" table:formula="of:=VLOOKUP([.A835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N2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36];[UCF.$A$2:.$G$1160];2;0)" office:value-type="string" office:string-value="GND">
            <text:p>GND</text:p>
          </table:table-cell>
          <table:table-cell table:style-name="ce5" table:formula="of:=EXACT([.B836];[.F836])" office:value-type="boolean" office:boolean-value="true">
            <text:p>TRUE</text:p>
          </table:table-cell>
          <table:table-cell table:style-name="ce5" table:formula="of:=VLOOKUP([.A836];[UCF.$A$2:.$G$1160];3;0)" office:value-type="string" office:string-value="GND">
            <text:p>GND</text:p>
          </table:table-cell>
          <table:table-cell table:style-name="ce5" table:formula="of:=VLOOKUP([.A836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N2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37];[UCF.$A$2:.$G$1160];2;0)" office:value-type="string" office:string-value="GND">
            <text:p>GND</text:p>
          </table:table-cell>
          <table:table-cell table:style-name="ce5" table:formula="of:=EXACT([.B837];[.F837])" office:value-type="boolean" office:boolean-value="true">
            <text:p>TRUE</text:p>
          </table:table-cell>
          <table:table-cell table:style-name="ce5" table:formula="of:=VLOOKUP([.A837];[UCF.$A$2:.$G$1160];3;0)" office:value-type="string" office:string-value="GND">
            <text:p>GND</text:p>
          </table:table-cell>
          <table:table-cell table:style-name="ce5" table:formula="of:=VLOOKUP([.A837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N3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38];[UCF.$A$2:.$G$1160];2;0)" office:value-type="string" office:string-value="GND">
            <text:p>GND</text:p>
          </table:table-cell>
          <table:table-cell table:style-name="ce5" table:formula="of:=EXACT([.B838];[.F838])" office:value-type="boolean" office:boolean-value="true">
            <text:p>TRUE</text:p>
          </table:table-cell>
          <table:table-cell table:style-name="ce5" table:formula="of:=VLOOKUP([.A838];[UCF.$A$2:.$G$1160];3;0)" office:value-type="string" office:string-value="GND">
            <text:p>GND</text:p>
          </table:table-cell>
          <table:table-cell table:style-name="ce5" table:formula="of:=VLOOKUP([.A838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P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39];[UCF.$A$2:.$G$1160];2;0)" office:value-type="string" office:string-value="GND">
            <text:p>GND</text:p>
          </table:table-cell>
          <table:table-cell table:style-name="ce5" table:formula="of:=EXACT([.B839];[.F839])" office:value-type="boolean" office:boolean-value="true">
            <text:p>TRUE</text:p>
          </table:table-cell>
          <table:table-cell table:style-name="ce5" table:formula="of:=VLOOKUP([.A839];[UCF.$A$2:.$G$1160];3;0)" office:value-type="string" office:string-value="GND">
            <text:p>GND</text:p>
          </table:table-cell>
          <table:table-cell table:style-name="ce5" table:formula="of:=VLOOKUP([.A839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P1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40];[UCF.$A$2:.$G$1160];2;0)" office:value-type="string" office:string-value="GND">
            <text:p>GND</text:p>
          </table:table-cell>
          <table:table-cell table:style-name="ce5" table:formula="of:=EXACT([.B840];[.F840])" office:value-type="boolean" office:boolean-value="true">
            <text:p>TRUE</text:p>
          </table:table-cell>
          <table:table-cell table:style-name="ce5" table:formula="of:=VLOOKUP([.A840];[UCF.$A$2:.$G$1160];3;0)" office:value-type="string" office:string-value="GND">
            <text:p>GND</text:p>
          </table:table-cell>
          <table:table-cell table:style-name="ce5" table:formula="of:=VLOOKUP([.A840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P1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41];[UCF.$A$2:.$G$1160];2;0)" office:value-type="string" office:string-value="GND">
            <text:p>GND</text:p>
          </table:table-cell>
          <table:table-cell table:style-name="ce5" table:formula="of:=EXACT([.B841];[.F841])" office:value-type="boolean" office:boolean-value="true">
            <text:p>TRUE</text:p>
          </table:table-cell>
          <table:table-cell table:style-name="ce5" table:formula="of:=VLOOKUP([.A841];[UCF.$A$2:.$G$1160];3;0)" office:value-type="string" office:string-value="GND">
            <text:p>GND</text:p>
          </table:table-cell>
          <table:table-cell table:style-name="ce5" table:formula="of:=VLOOKUP([.A841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P1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42];[UCF.$A$2:.$G$1160];2;0)" office:value-type="string" office:string-value="GND">
            <text:p>GND</text:p>
          </table:table-cell>
          <table:table-cell table:style-name="ce5" table:formula="of:=EXACT([.B842];[.F842])" office:value-type="boolean" office:boolean-value="true">
            <text:p>TRUE</text:p>
          </table:table-cell>
          <table:table-cell table:style-name="ce5" table:formula="of:=VLOOKUP([.A842];[UCF.$A$2:.$G$1160];3;0)" office:value-type="string" office:string-value="GND">
            <text:p>GND</text:p>
          </table:table-cell>
          <table:table-cell table:style-name="ce5" table:formula="of:=VLOOKUP([.A842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P1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43];[UCF.$A$2:.$G$1160];2;0)" office:value-type="string" office:string-value="GND">
            <text:p>GND</text:p>
          </table:table-cell>
          <table:table-cell table:style-name="ce5" table:formula="of:=EXACT([.B843];[.F843])" office:value-type="boolean" office:boolean-value="true">
            <text:p>TRUE</text:p>
          </table:table-cell>
          <table:table-cell table:style-name="ce5" table:formula="of:=VLOOKUP([.A843];[UCF.$A$2:.$G$1160];3;0)" office:value-type="string" office:string-value="GND">
            <text:p>GND</text:p>
          </table:table-cell>
          <table:table-cell table:style-name="ce5" table:formula="of:=VLOOKUP([.A843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P2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44];[UCF.$A$2:.$G$1160];2;0)" office:value-type="string" office:string-value="GND">
            <text:p>GND</text:p>
          </table:table-cell>
          <table:table-cell table:style-name="ce5" table:formula="of:=EXACT([.B844];[.F844])" office:value-type="boolean" office:boolean-value="true">
            <text:p>TRUE</text:p>
          </table:table-cell>
          <table:table-cell table:style-name="ce5" table:formula="of:=VLOOKUP([.A844];[UCF.$A$2:.$G$1160];3;0)" office:value-type="string" office:string-value="GND">
            <text:p>GND</text:p>
          </table:table-cell>
          <table:table-cell table:style-name="ce5" table:formula="of:=VLOOKUP([.A844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P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45];[UCF.$A$2:.$G$1160];2;0)" office:value-type="string" office:string-value="GND">
            <text:p>GND</text:p>
          </table:table-cell>
          <table:table-cell table:style-name="ce5" table:formula="of:=EXACT([.B845];[.F845])" office:value-type="boolean" office:boolean-value="true">
            <text:p>TRUE</text:p>
          </table:table-cell>
          <table:table-cell table:style-name="ce5" table:formula="of:=VLOOKUP([.A845];[UCF.$A$2:.$G$1160];3;0)" office:value-type="string" office:string-value="GND">
            <text:p>GND</text:p>
          </table:table-cell>
          <table:table-cell table:style-name="ce5" table:formula="of:=VLOOKUP([.A845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P2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46];[UCF.$A$2:.$G$1160];2;0)" office:value-type="string" office:string-value="GND">
            <text:p>GND</text:p>
          </table:table-cell>
          <table:table-cell table:style-name="ce5" table:formula="of:=EXACT([.B846];[.F846])" office:value-type="boolean" office:boolean-value="true">
            <text:p>TRUE</text:p>
          </table:table-cell>
          <table:table-cell table:style-name="ce5" table:formula="of:=VLOOKUP([.A846];[UCF.$A$2:.$G$1160];3;0)" office:value-type="string" office:string-value="GND">
            <text:p>GND</text:p>
          </table:table-cell>
          <table:table-cell table:style-name="ce5" table:formula="of:=VLOOKUP([.A846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R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47];[UCF.$A$2:.$G$1160];2;0)" office:value-type="string" office:string-value="GND">
            <text:p>GND</text:p>
          </table:table-cell>
          <table:table-cell table:style-name="ce5" table:formula="of:=EXACT([.B847];[.F847])" office:value-type="boolean" office:boolean-value="true">
            <text:p>TRUE</text:p>
          </table:table-cell>
          <table:table-cell table:style-name="ce5" table:formula="of:=VLOOKUP([.A847];[UCF.$A$2:.$G$1160];3;0)" office:value-type="string" office:string-value="GND">
            <text:p>GND</text:p>
          </table:table-cell>
          <table:table-cell table:style-name="ce5" table:formula="of:=VLOOKUP([.A847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R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48];[UCF.$A$2:.$G$1160];2;0)" office:value-type="string" office:string-value="GND">
            <text:p>GND</text:p>
          </table:table-cell>
          <table:table-cell table:style-name="ce5" table:formula="of:=EXACT([.B848];[.F848])" office:value-type="boolean" office:boolean-value="true">
            <text:p>TRUE</text:p>
          </table:table-cell>
          <table:table-cell table:style-name="ce5" table:formula="of:=VLOOKUP([.A848];[UCF.$A$2:.$G$1160];3;0)" office:value-type="string" office:string-value="GND">
            <text:p>GND</text:p>
          </table:table-cell>
          <table:table-cell table:style-name="ce5" table:formula="of:=VLOOKUP([.A848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R1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49];[UCF.$A$2:.$G$1160];2;0)" office:value-type="string" office:string-value="GND">
            <text:p>GND</text:p>
          </table:table-cell>
          <table:table-cell table:style-name="ce5" table:formula="of:=EXACT([.B849];[.F849])" office:value-type="boolean" office:boolean-value="true">
            <text:p>TRUE</text:p>
          </table:table-cell>
          <table:table-cell table:style-name="ce5" table:formula="of:=VLOOKUP([.A849];[UCF.$A$2:.$G$1160];3;0)" office:value-type="string" office:string-value="GND">
            <text:p>GND</text:p>
          </table:table-cell>
          <table:table-cell table:style-name="ce5" table:formula="of:=VLOOKUP([.A849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R1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50];[UCF.$A$2:.$G$1160];2;0)" office:value-type="string" office:string-value="GND">
            <text:p>GND</text:p>
          </table:table-cell>
          <table:table-cell table:style-name="ce5" table:formula="of:=EXACT([.B850];[.F850])" office:value-type="boolean" office:boolean-value="true">
            <text:p>TRUE</text:p>
          </table:table-cell>
          <table:table-cell table:style-name="ce5" table:formula="of:=VLOOKUP([.A850];[UCF.$A$2:.$G$1160];3;0)" office:value-type="string" office:string-value="GND">
            <text:p>GND</text:p>
          </table:table-cell>
          <table:table-cell table:style-name="ce5" table:formula="of:=VLOOKUP([.A850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R1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51];[UCF.$A$2:.$G$1160];2;0)" office:value-type="string" office:string-value="GND">
            <text:p>GND</text:p>
          </table:table-cell>
          <table:table-cell table:style-name="ce5" table:formula="of:=EXACT([.B851];[.F851])" office:value-type="boolean" office:boolean-value="true">
            <text:p>TRUE</text:p>
          </table:table-cell>
          <table:table-cell table:style-name="ce5" table:formula="of:=VLOOKUP([.A851];[UCF.$A$2:.$G$1160];3;0)" office:value-type="string" office:string-value="GND">
            <text:p>GND</text:p>
          </table:table-cell>
          <table:table-cell table:style-name="ce5" table:formula="of:=VLOOKUP([.A851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R2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52];[UCF.$A$2:.$G$1160];2;0)" office:value-type="string" office:string-value="GND">
            <text:p>GND</text:p>
          </table:table-cell>
          <table:table-cell table:style-name="ce5" table:formula="of:=EXACT([.B852];[.F852])" office:value-type="boolean" office:boolean-value="true">
            <text:p>TRUE</text:p>
          </table:table-cell>
          <table:table-cell table:style-name="ce5" table:formula="of:=VLOOKUP([.A852];[UCF.$A$2:.$G$1160];3;0)" office:value-type="string" office:string-value="GND">
            <text:p>GND</text:p>
          </table:table-cell>
          <table:table-cell table:style-name="ce5" table:formula="of:=VLOOKUP([.A852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R2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53];[UCF.$A$2:.$G$1160];2;0)" office:value-type="string" office:string-value="GND">
            <text:p>GND</text:p>
          </table:table-cell>
          <table:table-cell table:style-name="ce5" table:formula="of:=EXACT([.B853];[.F853])" office:value-type="boolean" office:boolean-value="true">
            <text:p>TRUE</text:p>
          </table:table-cell>
          <table:table-cell table:style-name="ce5" table:formula="of:=VLOOKUP([.A853];[UCF.$A$2:.$G$1160];3;0)" office:value-type="string" office:string-value="GND">
            <text:p>GND</text:p>
          </table:table-cell>
          <table:table-cell table:style-name="ce5" table:formula="of:=VLOOKUP([.A853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R2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54];[UCF.$A$2:.$G$1160];2;0)" office:value-type="string" office:string-value="GND">
            <text:p>GND</text:p>
          </table:table-cell>
          <table:table-cell table:style-name="ce5" table:formula="of:=EXACT([.B854];[.F854])" office:value-type="boolean" office:boolean-value="true">
            <text:p>TRUE</text:p>
          </table:table-cell>
          <table:table-cell table:style-name="ce5" table:formula="of:=VLOOKUP([.A854];[UCF.$A$2:.$G$1160];3;0)" office:value-type="string" office:string-value="GND">
            <text:p>GND</text:p>
          </table:table-cell>
          <table:table-cell table:style-name="ce5" table:formula="of:=VLOOKUP([.A854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R3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55];[UCF.$A$2:.$G$1160];2;0)" office:value-type="string" office:string-value="GND">
            <text:p>GND</text:p>
          </table:table-cell>
          <table:table-cell table:style-name="ce5" table:formula="of:=EXACT([.B855];[.F855])" office:value-type="boolean" office:boolean-value="true">
            <text:p>TRUE</text:p>
          </table:table-cell>
          <table:table-cell table:style-name="ce5" table:formula="of:=VLOOKUP([.A855];[UCF.$A$2:.$G$1160];3;0)" office:value-type="string" office:string-value="GND">
            <text:p>GND</text:p>
          </table:table-cell>
          <table:table-cell table:style-name="ce5" table:formula="of:=VLOOKUP([.A855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T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56];[UCF.$A$2:.$G$1160];2;0)" office:value-type="string" office:string-value="GND">
            <text:p>GND</text:p>
          </table:table-cell>
          <table:table-cell table:style-name="ce5" table:formula="of:=EXACT([.B856];[.F856])" office:value-type="boolean" office:boolean-value="true">
            <text:p>TRUE</text:p>
          </table:table-cell>
          <table:table-cell table:style-name="ce5" table:formula="of:=VLOOKUP([.A856];[UCF.$A$2:.$G$1160];3;0)" office:value-type="string" office:string-value="GND">
            <text:p>GND</text:p>
          </table:table-cell>
          <table:table-cell table:style-name="ce5" table:formula="of:=VLOOKUP([.A856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T1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57];[UCF.$A$2:.$G$1160];2;0)" office:value-type="string" office:string-value="GND">
            <text:p>GND</text:p>
          </table:table-cell>
          <table:table-cell table:style-name="ce5" table:formula="of:=EXACT([.B857];[.F857])" office:value-type="boolean" office:boolean-value="true">
            <text:p>TRUE</text:p>
          </table:table-cell>
          <table:table-cell table:style-name="ce5" table:formula="of:=VLOOKUP([.A857];[UCF.$A$2:.$G$1160];3;0)" office:value-type="string" office:string-value="GND">
            <text:p>GND</text:p>
          </table:table-cell>
          <table:table-cell table:style-name="ce5" table:formula="of:=VLOOKUP([.A857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T1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58];[UCF.$A$2:.$G$1160];2;0)" office:value-type="string" office:string-value="GND">
            <text:p>GND</text:p>
          </table:table-cell>
          <table:table-cell table:style-name="ce5" table:formula="of:=EXACT([.B858];[.F858])" office:value-type="boolean" office:boolean-value="true">
            <text:p>TRUE</text:p>
          </table:table-cell>
          <table:table-cell table:style-name="ce5" table:formula="of:=VLOOKUP([.A858];[UCF.$A$2:.$G$1160];3;0)" office:value-type="string" office:string-value="GND">
            <text:p>GND</text:p>
          </table:table-cell>
          <table:table-cell table:style-name="ce5" table:formula="of:=VLOOKUP([.A858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T1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59];[UCF.$A$2:.$G$1160];2;0)" office:value-type="string" office:string-value="GND">
            <text:p>GND</text:p>
          </table:table-cell>
          <table:table-cell table:style-name="ce5" table:formula="of:=EXACT([.B859];[.F859])" office:value-type="boolean" office:boolean-value="true">
            <text:p>TRUE</text:p>
          </table:table-cell>
          <table:table-cell table:style-name="ce5" table:formula="of:=VLOOKUP([.A859];[UCF.$A$2:.$G$1160];3;0)" office:value-type="string" office:string-value="GND">
            <text:p>GND</text:p>
          </table:table-cell>
          <table:table-cell table:style-name="ce5" table:formula="of:=VLOOKUP([.A859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T2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60];[UCF.$A$2:.$G$1160];2;0)" office:value-type="string" office:string-value="GND">
            <text:p>GND</text:p>
          </table:table-cell>
          <table:table-cell table:style-name="ce5" table:formula="of:=EXACT([.B860];[.F860])" office:value-type="boolean" office:boolean-value="true">
            <text:p>TRUE</text:p>
          </table:table-cell>
          <table:table-cell table:style-name="ce5" table:formula="of:=VLOOKUP([.A860];[UCF.$A$2:.$G$1160];3;0)" office:value-type="string" office:string-value="GND">
            <text:p>GND</text:p>
          </table:table-cell>
          <table:table-cell table:style-name="ce5" table:formula="of:=VLOOKUP([.A860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T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61];[UCF.$A$2:.$G$1160];2;0)" office:value-type="string" office:string-value="GND">
            <text:p>GND</text:p>
          </table:table-cell>
          <table:table-cell table:style-name="ce5" table:formula="of:=EXACT([.B861];[.F861])" office:value-type="boolean" office:boolean-value="true">
            <text:p>TRUE</text:p>
          </table:table-cell>
          <table:table-cell table:style-name="ce5" table:formula="of:=VLOOKUP([.A861];[UCF.$A$2:.$G$1160];3;0)" office:value-type="string" office:string-value="GND">
            <text:p>GND</text:p>
          </table:table-cell>
          <table:table-cell table:style-name="ce5" table:formula="of:=VLOOKUP([.A861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T3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62];[UCF.$A$2:.$G$1160];2;0)" office:value-type="string" office:string-value="GND">
            <text:p>GND</text:p>
          </table:table-cell>
          <table:table-cell table:style-name="ce5" table:formula="of:=EXACT([.B862];[.F862])" office:value-type="boolean" office:boolean-value="true">
            <text:p>TRUE</text:p>
          </table:table-cell>
          <table:table-cell table:style-name="ce5" table:formula="of:=VLOOKUP([.A862];[UCF.$A$2:.$G$1160];3;0)" office:value-type="string" office:string-value="GND">
            <text:p>GND</text:p>
          </table:table-cell>
          <table:table-cell table:style-name="ce5" table:formula="of:=VLOOKUP([.A862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U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63];[UCF.$A$2:.$G$1160];2;0)" office:value-type="string" office:string-value="GND">
            <text:p>GND</text:p>
          </table:table-cell>
          <table:table-cell table:style-name="ce5" table:formula="of:=EXACT([.B863];[.F863])" office:value-type="boolean" office:boolean-value="true">
            <text:p>TRUE</text:p>
          </table:table-cell>
          <table:table-cell table:style-name="ce5" table:formula="of:=VLOOKUP([.A863];[UCF.$A$2:.$G$1160];3;0)" office:value-type="string" office:string-value="GND">
            <text:p>GND</text:p>
          </table:table-cell>
          <table:table-cell table:style-name="ce5" table:formula="of:=VLOOKUP([.A863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U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64];[UCF.$A$2:.$G$1160];2;0)" office:value-type="string" office:string-value="GND">
            <text:p>GND</text:p>
          </table:table-cell>
          <table:table-cell table:style-name="ce5" table:formula="of:=EXACT([.B864];[.F864])" office:value-type="boolean" office:boolean-value="true">
            <text:p>TRUE</text:p>
          </table:table-cell>
          <table:table-cell table:style-name="ce5" table:formula="of:=VLOOKUP([.A864];[UCF.$A$2:.$G$1160];3;0)" office:value-type="string" office:string-value="GND">
            <text:p>GND</text:p>
          </table:table-cell>
          <table:table-cell table:style-name="ce5" table:formula="of:=VLOOKUP([.A864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U1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65];[UCF.$A$2:.$G$1160];2;0)" office:value-type="string" office:string-value="GND">
            <text:p>GND</text:p>
          </table:table-cell>
          <table:table-cell table:style-name="ce5" table:formula="of:=EXACT([.B865];[.F865])" office:value-type="boolean" office:boolean-value="true">
            <text:p>TRUE</text:p>
          </table:table-cell>
          <table:table-cell table:style-name="ce5" table:formula="of:=VLOOKUP([.A865];[UCF.$A$2:.$G$1160];3;0)" office:value-type="string" office:string-value="GND">
            <text:p>GND</text:p>
          </table:table-cell>
          <table:table-cell table:style-name="ce5" table:formula="of:=VLOOKUP([.A865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U1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66];[UCF.$A$2:.$G$1160];2;0)" office:value-type="string" office:string-value="GND">
            <text:p>GND</text:p>
          </table:table-cell>
          <table:table-cell table:style-name="ce5" table:formula="of:=EXACT([.B866];[.F866])" office:value-type="boolean" office:boolean-value="true">
            <text:p>TRUE</text:p>
          </table:table-cell>
          <table:table-cell table:style-name="ce5" table:formula="of:=VLOOKUP([.A866];[UCF.$A$2:.$G$1160];3;0)" office:value-type="string" office:string-value="GND">
            <text:p>GND</text:p>
          </table:table-cell>
          <table:table-cell table:style-name="ce5" table:formula="of:=VLOOKUP([.A866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U2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67];[UCF.$A$2:.$G$1160];2;0)" office:value-type="string" office:string-value="GND">
            <text:p>GND</text:p>
          </table:table-cell>
          <table:table-cell table:style-name="ce5" table:formula="of:=EXACT([.B867];[.F867])" office:value-type="boolean" office:boolean-value="true">
            <text:p>TRUE</text:p>
          </table:table-cell>
          <table:table-cell table:style-name="ce5" table:formula="of:=VLOOKUP([.A867];[UCF.$A$2:.$G$1160];3;0)" office:value-type="string" office:string-value="GND">
            <text:p>GND</text:p>
          </table:table-cell>
          <table:table-cell table:style-name="ce5" table:formula="of:=VLOOKUP([.A867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U2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68];[UCF.$A$2:.$G$1160];2;0)" office:value-type="string" office:string-value="GND">
            <text:p>GND</text:p>
          </table:table-cell>
          <table:table-cell table:style-name="ce5" table:formula="of:=EXACT([.B868];[.F868])" office:value-type="boolean" office:boolean-value="true">
            <text:p>TRUE</text:p>
          </table:table-cell>
          <table:table-cell table:style-name="ce5" table:formula="of:=VLOOKUP([.A868];[UCF.$A$2:.$G$1160];3;0)" office:value-type="string" office:string-value="GND">
            <text:p>GND</text:p>
          </table:table-cell>
          <table:table-cell table:style-name="ce5" table:formula="of:=VLOOKUP([.A868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U2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69];[UCF.$A$2:.$G$1160];2;0)" office:value-type="string" office:string-value="GND">
            <text:p>GND</text:p>
          </table:table-cell>
          <table:table-cell table:style-name="ce5" table:formula="of:=EXACT([.B869];[.F869])" office:value-type="boolean" office:boolean-value="true">
            <text:p>TRUE</text:p>
          </table:table-cell>
          <table:table-cell table:style-name="ce5" table:formula="of:=VLOOKUP([.A869];[UCF.$A$2:.$G$1160];3;0)" office:value-type="string" office:string-value="GND">
            <text:p>GND</text:p>
          </table:table-cell>
          <table:table-cell table:style-name="ce5" table:formula="of:=VLOOKUP([.A869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V1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70];[UCF.$A$2:.$G$1160];2;0)" office:value-type="string" office:string-value="GND">
            <text:p>GND</text:p>
          </table:table-cell>
          <table:table-cell table:style-name="ce5" table:formula="of:=EXACT([.B870];[.F870])" office:value-type="boolean" office:boolean-value="true">
            <text:p>TRUE</text:p>
          </table:table-cell>
          <table:table-cell table:style-name="ce5" table:formula="of:=VLOOKUP([.A870];[UCF.$A$2:.$G$1160];3;0)" office:value-type="string" office:string-value="GND">
            <text:p>GND</text:p>
          </table:table-cell>
          <table:table-cell table:style-name="ce5" table:formula="of:=VLOOKUP([.A870];[UCF.$A$2:.$G$1160];6;0)" office:value-type="float" office:value="22">
            <text:p>22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V1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71];[UCF.$A$2:.$G$1160];2;0)" office:value-type="string" office:string-value="GND">
            <text:p>GND</text:p>
          </table:table-cell>
          <table:table-cell table:style-name="ce5" table:formula="of:=EXACT([.B871];[.F871])" office:value-type="boolean" office:boolean-value="true">
            <text:p>TRUE</text:p>
          </table:table-cell>
          <table:table-cell table:style-name="ce5" table:formula="of:=VLOOKUP([.A871];[UCF.$A$2:.$G$1160];3;0)" office:value-type="string" office:string-value="GND">
            <text:p>GND</text:p>
          </table:table-cell>
          <table:table-cell table:style-name="ce5" table:formula="of:=VLOOKUP([.A871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V1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72];[UCF.$A$2:.$G$1160];2;0)" office:value-type="string" office:string-value="GND">
            <text:p>GND</text:p>
          </table:table-cell>
          <table:table-cell table:style-name="ce5" table:formula="of:=EXACT([.B872];[.F872])" office:value-type="boolean" office:boolean-value="true">
            <text:p>TRUE</text:p>
          </table:table-cell>
          <table:table-cell table:style-name="ce5" table:formula="of:=VLOOKUP([.A872];[UCF.$A$2:.$G$1160];3;0)" office:value-type="string" office:string-value="GND">
            <text:p>GND</text:p>
          </table:table-cell>
          <table:table-cell table:style-name="ce5" table:formula="of:=VLOOKUP([.A872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V1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73];[UCF.$A$2:.$G$1160];2;0)" office:value-type="string" office:string-value="GND">
            <text:p>GND</text:p>
          </table:table-cell>
          <table:table-cell table:style-name="ce5" table:formula="of:=EXACT([.B873];[.F873])" office:value-type="boolean" office:boolean-value="true">
            <text:p>TRUE</text:p>
          </table:table-cell>
          <table:table-cell table:style-name="ce5" table:formula="of:=VLOOKUP([.A873];[UCF.$A$2:.$G$1160];3;0)" office:value-type="string" office:string-value="GND">
            <text:p>GND</text:p>
          </table:table-cell>
          <table:table-cell table:style-name="ce5" table:formula="of:=VLOOKUP([.A873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V2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74];[UCF.$A$2:.$G$1160];2;0)" office:value-type="string" office:string-value="GND">
            <text:p>GND</text:p>
          </table:table-cell>
          <table:table-cell table:style-name="ce5" table:formula="of:=EXACT([.B874];[.F874])" office:value-type="boolean" office:boolean-value="true">
            <text:p>TRUE</text:p>
          </table:table-cell>
          <table:table-cell table:style-name="ce5" table:formula="of:=VLOOKUP([.A874];[UCF.$A$2:.$G$1160];3;0)" office:value-type="string" office:string-value="GND">
            <text:p>GND</text:p>
          </table:table-cell>
          <table:table-cell table:style-name="ce5" table:formula="of:=VLOOKUP([.A874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V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75];[UCF.$A$2:.$G$1160];2;0)" office:value-type="string" office:string-value="GND">
            <text:p>GND</text:p>
          </table:table-cell>
          <table:table-cell table:style-name="ce5" table:formula="of:=EXACT([.B875];[.F875])" office:value-type="boolean" office:boolean-value="true">
            <text:p>TRUE</text:p>
          </table:table-cell>
          <table:table-cell table:style-name="ce5" table:formula="of:=VLOOKUP([.A875];[UCF.$A$2:.$G$1160];3;0)" office:value-type="string" office:string-value="GND">
            <text:p>GND</text:p>
          </table:table-cell>
          <table:table-cell table:style-name="ce5" table:formula="of:=VLOOKUP([.A875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V2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76];[UCF.$A$2:.$G$1160];2;0)" office:value-type="string" office:string-value="GND">
            <text:p>GND</text:p>
          </table:table-cell>
          <table:table-cell table:style-name="ce5" table:formula="of:=EXACT([.B876];[.F876])" office:value-type="boolean" office:boolean-value="true">
            <text:p>TRUE</text:p>
          </table:table-cell>
          <table:table-cell table:style-name="ce5" table:formula="of:=VLOOKUP([.A876];[UCF.$A$2:.$G$1160];3;0)" office:value-type="string" office:string-value="GND">
            <text:p>GND</text:p>
          </table:table-cell>
          <table:table-cell table:style-name="ce5" table:formula="of:=VLOOKUP([.A876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W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77];[UCF.$A$2:.$G$1160];2;0)" office:value-type="string" office:string-value="GND">
            <text:p>GND</text:p>
          </table:table-cell>
          <table:table-cell table:style-name="ce5" table:formula="of:=EXACT([.B877];[.F877])" office:value-type="boolean" office:boolean-value="true">
            <text:p>TRUE</text:p>
          </table:table-cell>
          <table:table-cell table:style-name="ce5" table:formula="of:=VLOOKUP([.A877];[UCF.$A$2:.$G$1160];3;0)" office:value-type="string" office:string-value="GND">
            <text:p>GND</text:p>
          </table:table-cell>
          <table:table-cell table:style-name="ce5" table:formula="of:=VLOOKUP([.A877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W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78];[UCF.$A$2:.$G$1160];2;0)" office:value-type="string" office:string-value="GND">
            <text:p>GND</text:p>
          </table:table-cell>
          <table:table-cell table:style-name="ce5" table:formula="of:=EXACT([.B878];[.F878])" office:value-type="boolean" office:boolean-value="true">
            <text:p>TRUE</text:p>
          </table:table-cell>
          <table:table-cell table:style-name="ce5" table:formula="of:=VLOOKUP([.A878];[UCF.$A$2:.$G$1160];3;0)" office:value-type="string" office:string-value="GND">
            <text:p>GND</text:p>
          </table:table-cell>
          <table:table-cell table:style-name="ce5" table:formula="of:=VLOOKUP([.A878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W1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79];[UCF.$A$2:.$G$1160];2;0)" office:value-type="string" office:string-value="GND">
            <text:p>GND</text:p>
          </table:table-cell>
          <table:table-cell table:style-name="ce5" table:formula="of:=EXACT([.B879];[.F879])" office:value-type="boolean" office:boolean-value="true">
            <text:p>TRUE</text:p>
          </table:table-cell>
          <table:table-cell table:style-name="ce5" table:formula="of:=VLOOKUP([.A879];[UCF.$A$2:.$G$1160];3;0)" office:value-type="string" office:string-value="GND">
            <text:p>GND</text:p>
          </table:table-cell>
          <table:table-cell table:style-name="ce5" table:formula="of:=VLOOKUP([.A879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W1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80];[UCF.$A$2:.$G$1160];2;0)" office:value-type="string" office:string-value="GND">
            <text:p>GND</text:p>
          </table:table-cell>
          <table:table-cell table:style-name="ce5" table:formula="of:=EXACT([.B880];[.F880])" office:value-type="boolean" office:boolean-value="true">
            <text:p>TRUE</text:p>
          </table:table-cell>
          <table:table-cell table:style-name="ce5" table:formula="of:=VLOOKUP([.A880];[UCF.$A$2:.$G$1160];3;0)" office:value-type="string" office:string-value="GND">
            <text:p>GND</text:p>
          </table:table-cell>
          <table:table-cell table:style-name="ce5" table:formula="of:=VLOOKUP([.A880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W2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81];[UCF.$A$2:.$G$1160];2;0)" office:value-type="string" office:string-value="GND">
            <text:p>GND</text:p>
          </table:table-cell>
          <table:table-cell table:style-name="ce5" table:formula="of:=EXACT([.B881];[.F881])" office:value-type="boolean" office:boolean-value="true">
            <text:p>TRUE</text:p>
          </table:table-cell>
          <table:table-cell table:style-name="ce5" table:formula="of:=VLOOKUP([.A881];[UCF.$A$2:.$G$1160];3;0)" office:value-type="string" office:string-value="GND">
            <text:p>GND</text:p>
          </table:table-cell>
          <table:table-cell table:style-name="ce5" table:formula="of:=VLOOKUP([.A881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W2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82];[UCF.$A$2:.$G$1160];2;0)" office:value-type="string" office:string-value="GND">
            <text:p>GND</text:p>
          </table:table-cell>
          <table:table-cell table:style-name="ce5" table:formula="of:=EXACT([.B882];[.F882])" office:value-type="boolean" office:boolean-value="true">
            <text:p>TRUE</text:p>
          </table:table-cell>
          <table:table-cell table:style-name="ce5" table:formula="of:=VLOOKUP([.A882];[UCF.$A$2:.$G$1160];3;0)" office:value-type="string" office:string-value="GND">
            <text:p>GND</text:p>
          </table:table-cell>
          <table:table-cell table:style-name="ce5" table:formula="of:=VLOOKUP([.A882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W3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83];[UCF.$A$2:.$G$1160];2;0)" office:value-type="string" office:string-value="GND">
            <text:p>GND</text:p>
          </table:table-cell>
          <table:table-cell table:style-name="ce5" table:formula="of:=EXACT([.B883];[.F883])" office:value-type="boolean" office:boolean-value="true">
            <text:p>TRUE</text:p>
          </table:table-cell>
          <table:table-cell table:style-name="ce5" table:formula="of:=VLOOKUP([.A883];[UCF.$A$2:.$G$1160];3;0)" office:value-type="string" office:string-value="GND">
            <text:p>GND</text:p>
          </table:table-cell>
          <table:table-cell table:style-name="ce5" table:formula="of:=VLOOKUP([.A883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Y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84];[UCF.$A$2:.$G$1160];2;0)" office:value-type="string" office:string-value="GND">
            <text:p>GND</text:p>
          </table:table-cell>
          <table:table-cell table:style-name="ce5" table:formula="of:=EXACT([.B884];[.F884])" office:value-type="boolean" office:boolean-value="true">
            <text:p>TRUE</text:p>
          </table:table-cell>
          <table:table-cell table:style-name="ce5" table:formula="of:=VLOOKUP([.A884];[UCF.$A$2:.$G$1160];3;0)" office:value-type="string" office:string-value="GND">
            <text:p>GND</text:p>
          </table:table-cell>
          <table:table-cell table:style-name="ce5" table:formula="of:=VLOOKUP([.A884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Y1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85];[UCF.$A$2:.$G$1160];2;0)" office:value-type="string" office:string-value="GND">
            <text:p>GND</text:p>
          </table:table-cell>
          <table:table-cell table:style-name="ce5" table:formula="of:=EXACT([.B885];[.F885])" office:value-type="boolean" office:boolean-value="true">
            <text:p>TRUE</text:p>
          </table:table-cell>
          <table:table-cell table:style-name="ce5" table:formula="of:=VLOOKUP([.A885];[UCF.$A$2:.$G$1160];3;0)" office:value-type="string" office:string-value="GND">
            <text:p>GND</text:p>
          </table:table-cell>
          <table:table-cell table:style-name="ce5" table:formula="of:=VLOOKUP([.A885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Y1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86];[UCF.$A$2:.$G$1160];2;0)" office:value-type="string" office:string-value="GND">
            <text:p>GND</text:p>
          </table:table-cell>
          <table:table-cell table:style-name="ce5" table:formula="of:=EXACT([.B886];[.F886])" office:value-type="boolean" office:boolean-value="true">
            <text:p>TRUE</text:p>
          </table:table-cell>
          <table:table-cell table:style-name="ce5" table:formula="of:=VLOOKUP([.A886];[UCF.$A$2:.$G$1160];3;0)" office:value-type="string" office:string-value="GND">
            <text:p>GND</text:p>
          </table:table-cell>
          <table:table-cell table:style-name="ce5" table:formula="of:=VLOOKUP([.A886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Y1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87];[UCF.$A$2:.$G$1160];2;0)" office:value-type="string" office:string-value="GND">
            <text:p>GND</text:p>
          </table:table-cell>
          <table:table-cell table:style-name="ce5" table:formula="of:=EXACT([.B887];[.F887])" office:value-type="boolean" office:boolean-value="true">
            <text:p>TRUE</text:p>
          </table:table-cell>
          <table:table-cell table:style-name="ce5" table:formula="of:=VLOOKUP([.A887];[UCF.$A$2:.$G$1160];3;0)" office:value-type="string" office:string-value="GND">
            <text:p>GND</text:p>
          </table:table-cell>
          <table:table-cell table:style-name="ce5" table:formula="of:=VLOOKUP([.A887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Y1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88];[UCF.$A$2:.$G$1160];2;0)" office:value-type="string" office:string-value="GND">
            <text:p>GND</text:p>
          </table:table-cell>
          <table:table-cell table:style-name="ce5" table:formula="of:=EXACT([.B888];[.F888])" office:value-type="boolean" office:boolean-value="true">
            <text:p>TRUE</text:p>
          </table:table-cell>
          <table:table-cell table:style-name="ce5" table:formula="of:=VLOOKUP([.A888];[UCF.$A$2:.$G$1160];3;0)" office:value-type="string" office:string-value="GND">
            <text:p>GND</text:p>
          </table:table-cell>
          <table:table-cell table:style-name="ce5" table:formula="of:=VLOOKUP([.A888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Y2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89];[UCF.$A$2:.$G$1160];2;0)" office:value-type="string" office:string-value="GND">
            <text:p>GND</text:p>
          </table:table-cell>
          <table:table-cell table:style-name="ce5" table:formula="of:=EXACT([.B889];[.F889])" office:value-type="boolean" office:boolean-value="true">
            <text:p>TRUE</text:p>
          </table:table-cell>
          <table:table-cell table:style-name="ce5" table:formula="of:=VLOOKUP([.A889];[UCF.$A$2:.$G$1160];3;0)" office:value-type="string" office:string-value="GND">
            <text:p>GND</text:p>
          </table:table-cell>
          <table:table-cell table:style-name="ce5" table:formula="of:=VLOOKUP([.A889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Y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90];[UCF.$A$2:.$G$1160];2;0)" office:value-type="string" office:string-value="GND">
            <text:p>GND</text:p>
          </table:table-cell>
          <table:table-cell table:style-name="ce5" table:formula="of:=EXACT([.B890];[.F890])" office:value-type="boolean" office:boolean-value="true">
            <text:p>TRUE</text:p>
          </table:table-cell>
          <table:table-cell table:style-name="ce5" table:formula="of:=VLOOKUP([.A890];[UCF.$A$2:.$G$1160];3;0)" office:value-type="string" office:string-value="GND">
            <text:p>GND</text:p>
          </table:table-cell>
          <table:table-cell table:style-name="ce5" table:formula="of:=VLOOKUP([.A890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Y2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91];[UCF.$A$2:.$G$1160];2;0)" office:value-type="string" office:string-value="GND">
            <text:p>GND</text:p>
          </table:table-cell>
          <table:table-cell table:style-name="ce5" table:formula="of:=EXACT([.B891];[.F891])" office:value-type="boolean" office:boolean-value="true">
            <text:p>TRUE</text:p>
          </table:table-cell>
          <table:table-cell table:style-name="ce5" table:formula="of:=VLOOKUP([.A891];[UCF.$A$2:.$G$1160];3;0)" office:value-type="string" office:string-value="GND">
            <text:p>GND</text:p>
          </table:table-cell>
          <table:table-cell table:style-name="ce5" table:formula="of:=VLOOKUP([.A891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A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92];[UCF.$A$2:.$G$1160];2;0)" office:value-type="string" office:string-value="GND">
            <text:p>GND</text:p>
          </table:table-cell>
          <table:table-cell table:style-name="ce5" table:formula="of:=EXACT([.B892];[.F892])" office:value-type="boolean" office:boolean-value="true">
            <text:p>TRUE</text:p>
          </table:table-cell>
          <table:table-cell table:style-name="ce5" table:formula="of:=VLOOKUP([.A892];[UCF.$A$2:.$G$1160];3;0)" office:value-type="string" office:string-value="GND">
            <text:p>GND</text:p>
          </table:table-cell>
          <table:table-cell table:style-name="ce5" table:formula="of:=VLOOKUP([.A892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A1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93];[UCF.$A$2:.$G$1160];2;0)" office:value-type="string" office:string-value="GND">
            <text:p>GND</text:p>
          </table:table-cell>
          <table:table-cell table:style-name="ce5" table:formula="of:=EXACT([.B893];[.F893])" office:value-type="boolean" office:boolean-value="true">
            <text:p>TRUE</text:p>
          </table:table-cell>
          <table:table-cell table:style-name="ce5" table:formula="of:=VLOOKUP([.A893];[UCF.$A$2:.$G$1160];3;0)" office:value-type="string" office:string-value="GND">
            <text:p>GND</text:p>
          </table:table-cell>
          <table:table-cell table:style-name="ce5" table:formula="of:=VLOOKUP([.A893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A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94];[UCF.$A$2:.$G$1160];2;0)" office:value-type="string" office:string-value="GND">
            <text:p>GND</text:p>
          </table:table-cell>
          <table:table-cell table:style-name="ce5" table:formula="of:=EXACT([.B894];[.F894])" office:value-type="boolean" office:boolean-value="true">
            <text:p>TRUE</text:p>
          </table:table-cell>
          <table:table-cell table:style-name="ce5" table:formula="of:=VLOOKUP([.A894];[UCF.$A$2:.$G$1160];3;0)" office:value-type="string" office:string-value="GND">
            <text:p>GND</text:p>
          </table:table-cell>
          <table:table-cell table:style-name="ce5" table:formula="of:=VLOOKUP([.A894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A1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95];[UCF.$A$2:.$G$1160];2;0)" office:value-type="string" office:string-value="GND">
            <text:p>GND</text:p>
          </table:table-cell>
          <table:table-cell table:style-name="ce5" table:formula="of:=EXACT([.B895];[.F895])" office:value-type="boolean" office:boolean-value="true">
            <text:p>TRUE</text:p>
          </table:table-cell>
          <table:table-cell table:style-name="ce5" table:formula="of:=VLOOKUP([.A895];[UCF.$A$2:.$G$1160];3;0)" office:value-type="string" office:string-value="GND">
            <text:p>GND</text:p>
          </table:table-cell>
          <table:table-cell table:style-name="ce5" table:formula="of:=VLOOKUP([.A895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A1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96];[UCF.$A$2:.$G$1160];2;0)" office:value-type="string" office:string-value="GND">
            <text:p>GND</text:p>
          </table:table-cell>
          <table:table-cell table:style-name="ce5" table:formula="of:=EXACT([.B896];[.F896])" office:value-type="boolean" office:boolean-value="true">
            <text:p>TRUE</text:p>
          </table:table-cell>
          <table:table-cell table:style-name="ce5" table:formula="of:=VLOOKUP([.A896];[UCF.$A$2:.$G$1160];3;0)" office:value-type="string" office:string-value="GND">
            <text:p>GND</text:p>
          </table:table-cell>
          <table:table-cell table:style-name="ce5" table:formula="of:=VLOOKUP([.A896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A1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97];[UCF.$A$2:.$G$1160];2;0)" office:value-type="string" office:string-value="GND">
            <text:p>GND</text:p>
          </table:table-cell>
          <table:table-cell table:style-name="ce5" table:formula="of:=EXACT([.B897];[.F897])" office:value-type="boolean" office:boolean-value="true">
            <text:p>TRUE</text:p>
          </table:table-cell>
          <table:table-cell table:style-name="ce5" table:formula="of:=VLOOKUP([.A897];[UCF.$A$2:.$G$1160];3;0)" office:value-type="string" office:string-value="GND">
            <text:p>GND</text:p>
          </table:table-cell>
          <table:table-cell table:style-name="ce5" table:formula="of:=VLOOKUP([.A897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A2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98];[UCF.$A$2:.$G$1160];2;0)" office:value-type="string" office:string-value="GND">
            <text:p>GND</text:p>
          </table:table-cell>
          <table:table-cell table:style-name="ce5" table:formula="of:=EXACT([.B898];[.F898])" office:value-type="boolean" office:boolean-value="true">
            <text:p>TRUE</text:p>
          </table:table-cell>
          <table:table-cell table:style-name="ce5" table:formula="of:=VLOOKUP([.A898];[UCF.$A$2:.$G$1160];3;0)" office:value-type="string" office:string-value="GND">
            <text:p>GND</text:p>
          </table:table-cell>
          <table:table-cell table:style-name="ce5" table:formula="of:=VLOOKUP([.A898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A2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899];[UCF.$A$2:.$G$1160];2;0)" office:value-type="string" office:string-value="GND">
            <text:p>GND</text:p>
          </table:table-cell>
          <table:table-cell table:style-name="ce5" table:formula="of:=EXACT([.B899];[.F899])" office:value-type="boolean" office:boolean-value="true">
            <text:p>TRUE</text:p>
          </table:table-cell>
          <table:table-cell table:style-name="ce5" table:formula="of:=VLOOKUP([.A899];[UCF.$A$2:.$G$1160];3;0)" office:value-type="string" office:string-value="GND">
            <text:p>GND</text:p>
          </table:table-cell>
          <table:table-cell table:style-name="ce5" table:formula="of:=VLOOKUP([.A899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A2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00];[UCF.$A$2:.$G$1160];2;0)" office:value-type="string" office:string-value="GND">
            <text:p>GND</text:p>
          </table:table-cell>
          <table:table-cell table:style-name="ce5" table:formula="of:=EXACT([.B900];[.F900])" office:value-type="boolean" office:boolean-value="true">
            <text:p>TRUE</text:p>
          </table:table-cell>
          <table:table-cell table:style-name="ce5" table:formula="of:=VLOOKUP([.A900];[UCF.$A$2:.$G$1160];3;0)" office:value-type="string" office:string-value="GND">
            <text:p>GND</text:p>
          </table:table-cell>
          <table:table-cell table:style-name="ce5" table:formula="of:=VLOOKUP([.A900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B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01];[UCF.$A$2:.$G$1160];2;0)" office:value-type="string" office:string-value="GND">
            <text:p>GND</text:p>
          </table:table-cell>
          <table:table-cell table:style-name="ce5" table:formula="of:=EXACT([.B901];[.F901])" office:value-type="boolean" office:boolean-value="true">
            <text:p>TRUE</text:p>
          </table:table-cell>
          <table:table-cell table:style-name="ce5" table:formula="of:=VLOOKUP([.A901];[UCF.$A$2:.$G$1160];3;0)" office:value-type="string" office:string-value="GND">
            <text:p>GND</text:p>
          </table:table-cell>
          <table:table-cell table:style-name="ce5" table:formula="of:=VLOOKUP([.A901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B1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02];[UCF.$A$2:.$G$1160];2;0)" office:value-type="string" office:string-value="GND">
            <text:p>GND</text:p>
          </table:table-cell>
          <table:table-cell table:style-name="ce5" table:formula="of:=EXACT([.B902];[.F902])" office:value-type="boolean" office:boolean-value="true">
            <text:p>TRUE</text:p>
          </table:table-cell>
          <table:table-cell table:style-name="ce5" table:formula="of:=VLOOKUP([.A902];[UCF.$A$2:.$G$1160];3;0)" office:value-type="string" office:string-value="GND">
            <text:p>GND</text:p>
          </table:table-cell>
          <table:table-cell table:style-name="ce5" table:formula="of:=VLOOKUP([.A902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B1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03];[UCF.$A$2:.$G$1160];2;0)" office:value-type="string" office:string-value="GND">
            <text:p>GND</text:p>
          </table:table-cell>
          <table:table-cell table:style-name="ce5" table:formula="of:=EXACT([.B903];[.F903])" office:value-type="boolean" office:boolean-value="true">
            <text:p>TRUE</text:p>
          </table:table-cell>
          <table:table-cell table:style-name="ce5" table:formula="of:=VLOOKUP([.A903];[UCF.$A$2:.$G$1160];3;0)" office:value-type="string" office:string-value="GND">
            <text:p>GND</text:p>
          </table:table-cell>
          <table:table-cell table:style-name="ce5" table:formula="of:=VLOOKUP([.A903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B1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04];[UCF.$A$2:.$G$1160];2;0)" office:value-type="string" office:string-value="GND">
            <text:p>GND</text:p>
          </table:table-cell>
          <table:table-cell table:style-name="ce5" table:formula="of:=EXACT([.B904];[.F904])" office:value-type="boolean" office:boolean-value="true">
            <text:p>TRUE</text:p>
          </table:table-cell>
          <table:table-cell table:style-name="ce5" table:formula="of:=VLOOKUP([.A904];[UCF.$A$2:.$G$1160];3;0)" office:value-type="string" office:string-value="GND">
            <text:p>GND</text:p>
          </table:table-cell>
          <table:table-cell table:style-name="ce5" table:formula="of:=VLOOKUP([.A904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B1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05];[UCF.$A$2:.$G$1160];2;0)" office:value-type="string" office:string-value="GND">
            <text:p>GND</text:p>
          </table:table-cell>
          <table:table-cell table:style-name="ce5" table:formula="of:=EXACT([.B905];[.F905])" office:value-type="boolean" office:boolean-value="true">
            <text:p>TRUE</text:p>
          </table:table-cell>
          <table:table-cell table:style-name="ce5" table:formula="of:=VLOOKUP([.A905];[UCF.$A$2:.$G$1160];3;0)" office:value-type="string" office:string-value="GND">
            <text:p>GND</text:p>
          </table:table-cell>
          <table:table-cell table:style-name="ce5" table:formula="of:=VLOOKUP([.A905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B2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06];[UCF.$A$2:.$G$1160];2;0)" office:value-type="string" office:string-value="GND">
            <text:p>GND</text:p>
          </table:table-cell>
          <table:table-cell table:style-name="ce5" table:formula="of:=EXACT([.B906];[.F906])" office:value-type="boolean" office:boolean-value="true">
            <text:p>TRUE</text:p>
          </table:table-cell>
          <table:table-cell table:style-name="ce5" table:formula="of:=VLOOKUP([.A906];[UCF.$A$2:.$G$1160];3;0)" office:value-type="string" office:string-value="GND">
            <text:p>GND</text:p>
          </table:table-cell>
          <table:table-cell table:style-name="ce5" table:formula="of:=VLOOKUP([.A906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B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07];[UCF.$A$2:.$G$1160];2;0)" office:value-type="string" office:string-value="GND">
            <text:p>GND</text:p>
          </table:table-cell>
          <table:table-cell table:style-name="ce5" table:formula="of:=EXACT([.B907];[.F907])" office:value-type="boolean" office:boolean-value="true">
            <text:p>TRUE</text:p>
          </table:table-cell>
          <table:table-cell table:style-name="ce5" table:formula="of:=VLOOKUP([.A907];[UCF.$A$2:.$G$1160];3;0)" office:value-type="string" office:string-value="GND">
            <text:p>GND</text:p>
          </table:table-cell>
          <table:table-cell table:style-name="ce5" table:formula="of:=VLOOKUP([.A907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B3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08];[UCF.$A$2:.$G$1160];2;0)" office:value-type="string" office:string-value="GND">
            <text:p>GND</text:p>
          </table:table-cell>
          <table:table-cell table:style-name="ce5" table:formula="of:=EXACT([.B908];[.F908])" office:value-type="boolean" office:boolean-value="true">
            <text:p>TRUE</text:p>
          </table:table-cell>
          <table:table-cell table:style-name="ce5" table:formula="of:=VLOOKUP([.A908];[UCF.$A$2:.$G$1160];3;0)" office:value-type="string" office:string-value="GND">
            <text:p>GND</text:p>
          </table:table-cell>
          <table:table-cell table:style-name="ce5" table:formula="of:=VLOOKUP([.A908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C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09];[UCF.$A$2:.$G$1160];2;0)" office:value-type="string" office:string-value="GND">
            <text:p>GND</text:p>
          </table:table-cell>
          <table:table-cell table:style-name="ce5" table:formula="of:=EXACT([.B909];[.F909])" office:value-type="boolean" office:boolean-value="true">
            <text:p>TRUE</text:p>
          </table:table-cell>
          <table:table-cell table:style-name="ce5" table:formula="of:=VLOOKUP([.A909];[UCF.$A$2:.$G$1160];3;0)" office:value-type="string" office:string-value="GND">
            <text:p>GND</text:p>
          </table:table-cell>
          <table:table-cell table:style-name="ce5" table:formula="of:=VLOOKUP([.A909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C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10];[UCF.$A$2:.$G$1160];2;0)" office:value-type="string" office:string-value="GND">
            <text:p>GND</text:p>
          </table:table-cell>
          <table:table-cell table:style-name="ce5" table:formula="of:=EXACT([.B910];[.F910])" office:value-type="boolean" office:boolean-value="true">
            <text:p>TRUE</text:p>
          </table:table-cell>
          <table:table-cell table:style-name="ce5" table:formula="of:=VLOOKUP([.A910];[UCF.$A$2:.$G$1160];3;0)" office:value-type="string" office:string-value="GND">
            <text:p>GND</text:p>
          </table:table-cell>
          <table:table-cell table:style-name="ce5" table:formula="of:=VLOOKUP([.A910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C1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11];[UCF.$A$2:.$G$1160];2;0)" office:value-type="string" office:string-value="GND">
            <text:p>GND</text:p>
          </table:table-cell>
          <table:table-cell table:style-name="ce5" table:formula="of:=EXACT([.B911];[.F911])" office:value-type="boolean" office:boolean-value="true">
            <text:p>TRUE</text:p>
          </table:table-cell>
          <table:table-cell table:style-name="ce5" table:formula="of:=VLOOKUP([.A911];[UCF.$A$2:.$G$1160];3;0)" office:value-type="string" office:string-value="GND">
            <text:p>GND</text:p>
          </table:table-cell>
          <table:table-cell table:style-name="ce5" table:formula="of:=VLOOKUP([.A911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C1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12];[UCF.$A$2:.$G$1160];2;0)" office:value-type="string" office:string-value="GND">
            <text:p>GND</text:p>
          </table:table-cell>
          <table:table-cell table:style-name="ce5" table:formula="of:=EXACT([.B912];[.F912])" office:value-type="boolean" office:boolean-value="true">
            <text:p>TRUE</text:p>
          </table:table-cell>
          <table:table-cell table:style-name="ce5" table:formula="of:=VLOOKUP([.A912];[UCF.$A$2:.$G$1160];3;0)" office:value-type="string" office:string-value="GND">
            <text:p>GND</text:p>
          </table:table-cell>
          <table:table-cell table:style-name="ce5" table:formula="of:=VLOOKUP([.A912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C1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13];[UCF.$A$2:.$G$1160];2;0)" office:value-type="string" office:string-value="GND">
            <text:p>GND</text:p>
          </table:table-cell>
          <table:table-cell table:style-name="ce5" table:formula="of:=EXACT([.B913];[.F913])" office:value-type="boolean" office:boolean-value="true">
            <text:p>TRUE</text:p>
          </table:table-cell>
          <table:table-cell table:style-name="ce5" table:formula="of:=VLOOKUP([.A913];[UCF.$A$2:.$G$1160];3;0)" office:value-type="string" office:string-value="GND">
            <text:p>GND</text:p>
          </table:table-cell>
          <table:table-cell table:style-name="ce5" table:formula="of:=VLOOKUP([.A913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C2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14];[UCF.$A$2:.$G$1160];2;0)" office:value-type="string" office:string-value="GND">
            <text:p>GND</text:p>
          </table:table-cell>
          <table:table-cell table:style-name="ce5" table:formula="of:=EXACT([.B914];[.F914])" office:value-type="boolean" office:boolean-value="true">
            <text:p>TRUE</text:p>
          </table:table-cell>
          <table:table-cell table:style-name="ce5" table:formula="of:=VLOOKUP([.A914];[UCF.$A$2:.$G$1160];3;0)" office:value-type="string" office:string-value="GND">
            <text:p>GND</text:p>
          </table:table-cell>
          <table:table-cell table:style-name="ce5" table:formula="of:=VLOOKUP([.A914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C2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15];[UCF.$A$2:.$G$1160];2;0)" office:value-type="string" office:string-value="GND">
            <text:p>GND</text:p>
          </table:table-cell>
          <table:table-cell table:style-name="ce5" table:formula="of:=EXACT([.B915];[.F915])" office:value-type="boolean" office:boolean-value="true">
            <text:p>TRUE</text:p>
          </table:table-cell>
          <table:table-cell table:style-name="ce5" table:formula="of:=VLOOKUP([.A915];[UCF.$A$2:.$G$1160];3;0)" office:value-type="string" office:string-value="GND">
            <text:p>GND</text:p>
          </table:table-cell>
          <table:table-cell table:style-name="ce5" table:formula="of:=VLOOKUP([.A915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C3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16];[UCF.$A$2:.$G$1160];2;0)" office:value-type="string" office:string-value="GND">
            <text:p>GND</text:p>
          </table:table-cell>
          <table:table-cell table:style-name="ce5" table:formula="of:=EXACT([.B916];[.F916])" office:value-type="boolean" office:boolean-value="true">
            <text:p>TRUE</text:p>
          </table:table-cell>
          <table:table-cell table:style-name="ce5" table:formula="of:=VLOOKUP([.A916];[UCF.$A$2:.$G$1160];3;0)" office:value-type="string" office:string-value="GND">
            <text:p>GND</text:p>
          </table:table-cell>
          <table:table-cell table:style-name="ce5" table:formula="of:=VLOOKUP([.A916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D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17];[UCF.$A$2:.$G$1160];2;0)" office:value-type="string" office:string-value="GND">
            <text:p>GND</text:p>
          </table:table-cell>
          <table:table-cell table:style-name="ce5" table:formula="of:=EXACT([.B917];[.F917])" office:value-type="boolean" office:boolean-value="true">
            <text:p>TRUE</text:p>
          </table:table-cell>
          <table:table-cell table:style-name="ce5" table:formula="of:=VLOOKUP([.A917];[UCF.$A$2:.$G$1160];3;0)" office:value-type="string" office:string-value="GND">
            <text:p>GND</text:p>
          </table:table-cell>
          <table:table-cell table:style-name="ce5" table:formula="of:=VLOOKUP([.A917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D1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18];[UCF.$A$2:.$G$1160];2;0)" office:value-type="string" office:string-value="GND">
            <text:p>GND</text:p>
          </table:table-cell>
          <table:table-cell table:style-name="ce5" table:formula="of:=EXACT([.B918];[.F918])" office:value-type="boolean" office:boolean-value="true">
            <text:p>TRUE</text:p>
          </table:table-cell>
          <table:table-cell table:style-name="ce5" table:formula="of:=VLOOKUP([.A918];[UCF.$A$2:.$G$1160];3;0)" office:value-type="string" office:string-value="GND">
            <text:p>GND</text:p>
          </table:table-cell>
          <table:table-cell table:style-name="ce5" table:formula="of:=VLOOKUP([.A918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D1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19];[UCF.$A$2:.$G$1160];2;0)" office:value-type="string" office:string-value="GND">
            <text:p>GND</text:p>
          </table:table-cell>
          <table:table-cell table:style-name="ce5" table:formula="of:=EXACT([.B919];[.F919])" office:value-type="boolean" office:boolean-value="true">
            <text:p>TRUE</text:p>
          </table:table-cell>
          <table:table-cell table:style-name="ce5" table:formula="of:=VLOOKUP([.A919];[UCF.$A$2:.$G$1160];3;0)" office:value-type="string" office:string-value="GND">
            <text:p>GND</text:p>
          </table:table-cell>
          <table:table-cell table:style-name="ce5" table:formula="of:=VLOOKUP([.A919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D1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20];[UCF.$A$2:.$G$1160];2;0)" office:value-type="string" office:string-value="GND">
            <text:p>GND</text:p>
          </table:table-cell>
          <table:table-cell table:style-name="ce5" table:formula="of:=EXACT([.B920];[.F920])" office:value-type="boolean" office:boolean-value="true">
            <text:p>TRUE</text:p>
          </table:table-cell>
          <table:table-cell table:style-name="ce5" table:formula="of:=VLOOKUP([.A920];[UCF.$A$2:.$G$1160];3;0)" office:value-type="string" office:string-value="GND">
            <text:p>GND</text:p>
          </table:table-cell>
          <table:table-cell table:style-name="ce5" table:formula="of:=VLOOKUP([.A920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D2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21];[UCF.$A$2:.$G$1160];2;0)" office:value-type="string" office:string-value="GND">
            <text:p>GND</text:p>
          </table:table-cell>
          <table:table-cell table:style-name="ce5" table:formula="of:=EXACT([.B921];[.F921])" office:value-type="boolean" office:boolean-value="true">
            <text:p>TRUE</text:p>
          </table:table-cell>
          <table:table-cell table:style-name="ce5" table:formula="of:=VLOOKUP([.A921];[UCF.$A$2:.$G$1160];3;0)" office:value-type="string" office:string-value="GND">
            <text:p>GND</text:p>
          </table:table-cell>
          <table:table-cell table:style-name="ce5" table:formula="of:=VLOOKUP([.A921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D2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22];[UCF.$A$2:.$G$1160];2;0)" office:value-type="string" office:string-value="GND">
            <text:p>GND</text:p>
          </table:table-cell>
          <table:table-cell table:style-name="ce5" table:formula="of:=EXACT([.B922];[.F922])" office:value-type="boolean" office:boolean-value="true">
            <text:p>TRUE</text:p>
          </table:table-cell>
          <table:table-cell table:style-name="ce5" table:formula="of:=VLOOKUP([.A922];[UCF.$A$2:.$G$1160];3;0)" office:value-type="string" office:string-value="GND">
            <text:p>GND</text:p>
          </table:table-cell>
          <table:table-cell table:style-name="ce5" table:formula="of:=VLOOKUP([.A922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E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23];[UCF.$A$2:.$G$1160];2;0)" office:value-type="string" office:string-value="GND">
            <text:p>GND</text:p>
          </table:table-cell>
          <table:table-cell table:style-name="ce5" table:formula="of:=EXACT([.B923];[.F923])" office:value-type="boolean" office:boolean-value="true">
            <text:p>TRUE</text:p>
          </table:table-cell>
          <table:table-cell table:style-name="ce5" table:formula="of:=VLOOKUP([.A923];[UCF.$A$2:.$G$1160];3;0)" office:value-type="string" office:string-value="GND">
            <text:p>GND</text:p>
          </table:table-cell>
          <table:table-cell table:style-name="ce5" table:formula="of:=VLOOKUP([.A923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E1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24];[UCF.$A$2:.$G$1160];2;0)" office:value-type="string" office:string-value="GND">
            <text:p>GND</text:p>
          </table:table-cell>
          <table:table-cell table:style-name="ce5" table:formula="of:=EXACT([.B924];[.F924])" office:value-type="boolean" office:boolean-value="true">
            <text:p>TRUE</text:p>
          </table:table-cell>
          <table:table-cell table:style-name="ce5" table:formula="of:=VLOOKUP([.A924];[UCF.$A$2:.$G$1160];3;0)" office:value-type="string" office:string-value="GND">
            <text:p>GND</text:p>
          </table:table-cell>
          <table:table-cell table:style-name="ce5" table:formula="of:=VLOOKUP([.A924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E1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25];[UCF.$A$2:.$G$1160];2;0)" office:value-type="string" office:string-value="GND">
            <text:p>GND</text:p>
          </table:table-cell>
          <table:table-cell table:style-name="ce5" table:formula="of:=EXACT([.B925];[.F925])" office:value-type="boolean" office:boolean-value="true">
            <text:p>TRUE</text:p>
          </table:table-cell>
          <table:table-cell table:style-name="ce5" table:formula="of:=VLOOKUP([.A925];[UCF.$A$2:.$G$1160];3;0)" office:value-type="string" office:string-value="GND">
            <text:p>GND</text:p>
          </table:table-cell>
          <table:table-cell table:style-name="ce5" table:formula="of:=VLOOKUP([.A925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E2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26];[UCF.$A$2:.$G$1160];2;0)" office:value-type="string" office:string-value="GND">
            <text:p>GND</text:p>
          </table:table-cell>
          <table:table-cell table:style-name="ce5" table:formula="of:=EXACT([.B926];[.F926])" office:value-type="boolean" office:boolean-value="true">
            <text:p>TRUE</text:p>
          </table:table-cell>
          <table:table-cell table:style-name="ce5" table:formula="of:=VLOOKUP([.A926];[UCF.$A$2:.$G$1160];3;0)" office:value-type="string" office:string-value="GND">
            <text:p>GND</text:p>
          </table:table-cell>
          <table:table-cell table:style-name="ce5" table:formula="of:=VLOOKUP([.A926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E2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27];[UCF.$A$2:.$G$1160];2;0)" office:value-type="string" office:string-value="GND">
            <text:p>GND</text:p>
          </table:table-cell>
          <table:table-cell table:style-name="ce5" table:formula="of:=EXACT([.B927];[.F927])" office:value-type="boolean" office:boolean-value="true">
            <text:p>TRUE</text:p>
          </table:table-cell>
          <table:table-cell table:style-name="ce5" table:formula="of:=VLOOKUP([.A927];[UCF.$A$2:.$G$1160];3;0)" office:value-type="string" office:string-value="GND">
            <text:p>GND</text:p>
          </table:table-cell>
          <table:table-cell table:style-name="ce5" table:formula="of:=VLOOKUP([.A927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E2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28];[UCF.$A$2:.$G$1160];2;0)" office:value-type="string" office:string-value="GND">
            <text:p>GND</text:p>
          </table:table-cell>
          <table:table-cell table:style-name="ce5" table:formula="of:=EXACT([.B928];[.F928])" office:value-type="boolean" office:boolean-value="true">
            <text:p>TRUE</text:p>
          </table:table-cell>
          <table:table-cell table:style-name="ce5" table:formula="of:=VLOOKUP([.A928];[UCF.$A$2:.$G$1160];3;0)" office:value-type="string" office:string-value="GND">
            <text:p>GND</text:p>
          </table:table-cell>
          <table:table-cell table:style-name="ce5" table:formula="of:=VLOOKUP([.A928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E3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29];[UCF.$A$2:.$G$1160];2;0)" office:value-type="string" office:string-value="GND">
            <text:p>GND</text:p>
          </table:table-cell>
          <table:table-cell table:style-name="ce5" table:formula="of:=EXACT([.B929];[.F929])" office:value-type="boolean" office:boolean-value="true">
            <text:p>TRUE</text:p>
          </table:table-cell>
          <table:table-cell table:style-name="ce5" table:formula="of:=VLOOKUP([.A929];[UCF.$A$2:.$G$1160];3;0)" office:value-type="string" office:string-value="GND">
            <text:p>GND</text:p>
          </table:table-cell>
          <table:table-cell table:style-name="ce5" table:formula="of:=VLOOKUP([.A929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F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30];[UCF.$A$2:.$G$1160];2;0)" office:value-type="string" office:string-value="GND">
            <text:p>GND</text:p>
          </table:table-cell>
          <table:table-cell table:style-name="ce5" table:formula="of:=EXACT([.B930];[.F930])" office:value-type="boolean" office:boolean-value="true">
            <text:p>TRUE</text:p>
          </table:table-cell>
          <table:table-cell table:style-name="ce5" table:formula="of:=VLOOKUP([.A930];[UCF.$A$2:.$G$1160];3;0)" office:value-type="string" office:string-value="GND">
            <text:p>GND</text:p>
          </table:table-cell>
          <table:table-cell table:style-name="ce5" table:formula="of:=VLOOKUP([.A930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F1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31];[UCF.$A$2:.$G$1160];2;0)" office:value-type="string" office:string-value="GND">
            <text:p>GND</text:p>
          </table:table-cell>
          <table:table-cell table:style-name="ce5" table:formula="of:=EXACT([.B931];[.F931])" office:value-type="boolean" office:boolean-value="true">
            <text:p>TRUE</text:p>
          </table:table-cell>
          <table:table-cell table:style-name="ce5" table:formula="of:=VLOOKUP([.A931];[UCF.$A$2:.$G$1160];3;0)" office:value-type="string" office:string-value="GND">
            <text:p>GND</text:p>
          </table:table-cell>
          <table:table-cell table:style-name="ce5" table:formula="of:=VLOOKUP([.A931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F1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32];[UCF.$A$2:.$G$1160];2;0)" office:value-type="string" office:string-value="GND">
            <text:p>GND</text:p>
          </table:table-cell>
          <table:table-cell table:style-name="ce5" table:formula="of:=EXACT([.B932];[.F932])" office:value-type="boolean" office:boolean-value="true">
            <text:p>TRUE</text:p>
          </table:table-cell>
          <table:table-cell table:style-name="ce5" table:formula="of:=VLOOKUP([.A932];[UCF.$A$2:.$G$1160];3;0)" office:value-type="string" office:string-value="GND">
            <text:p>GND</text:p>
          </table:table-cell>
          <table:table-cell table:style-name="ce5" table:formula="of:=VLOOKUP([.A932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F1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33];[UCF.$A$2:.$G$1160];2;0)" office:value-type="string" office:string-value="GND">
            <text:p>GND</text:p>
          </table:table-cell>
          <table:table-cell table:style-name="ce5" table:formula="of:=EXACT([.B933];[.F933])" office:value-type="boolean" office:boolean-value="true">
            <text:p>TRUE</text:p>
          </table:table-cell>
          <table:table-cell table:style-name="ce5" table:formula="of:=VLOOKUP([.A933];[UCF.$A$2:.$G$1160];3;0)" office:value-type="string" office:string-value="GND">
            <text:p>GND</text:p>
          </table:table-cell>
          <table:table-cell table:style-name="ce5" table:formula="of:=VLOOKUP([.A933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F1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34];[UCF.$A$2:.$G$1160];2;0)" office:value-type="string" office:string-value="GND">
            <text:p>GND</text:p>
          </table:table-cell>
          <table:table-cell table:style-name="ce5" table:formula="of:=EXACT([.B934];[.F934])" office:value-type="boolean" office:boolean-value="true">
            <text:p>TRUE</text:p>
          </table:table-cell>
          <table:table-cell table:style-name="ce5" table:formula="of:=VLOOKUP([.A934];[UCF.$A$2:.$G$1160];3;0)" office:value-type="string" office:string-value="GND">
            <text:p>GND</text:p>
          </table:table-cell>
          <table:table-cell table:style-name="ce5" table:formula="of:=VLOOKUP([.A934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F1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35];[UCF.$A$2:.$G$1160];2;0)" office:value-type="string" office:string-value="GND">
            <text:p>GND</text:p>
          </table:table-cell>
          <table:table-cell table:style-name="ce5" table:formula="of:=EXACT([.B935];[.F935])" office:value-type="boolean" office:boolean-value="true">
            <text:p>TRUE</text:p>
          </table:table-cell>
          <table:table-cell table:style-name="ce5" table:formula="of:=VLOOKUP([.A935];[UCF.$A$2:.$G$1160];3;0)" office:value-type="string" office:string-value="GND">
            <text:p>GND</text:p>
          </table:table-cell>
          <table:table-cell table:style-name="ce5" table:formula="of:=VLOOKUP([.A935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F1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36];[UCF.$A$2:.$G$1160];2;0)" office:value-type="string" office:string-value="GND">
            <text:p>GND</text:p>
          </table:table-cell>
          <table:table-cell table:style-name="ce5" table:formula="of:=EXACT([.B936];[.F936])" office:value-type="boolean" office:boolean-value="true">
            <text:p>TRUE</text:p>
          </table:table-cell>
          <table:table-cell table:style-name="ce5" table:formula="of:=VLOOKUP([.A936];[UCF.$A$2:.$G$1160];3;0)" office:value-type="string" office:string-value="GND">
            <text:p>GND</text:p>
          </table:table-cell>
          <table:table-cell table:style-name="ce5" table:formula="of:=VLOOKUP([.A936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F1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37];[UCF.$A$2:.$G$1160];2;0)" office:value-type="string" office:string-value="GND">
            <text:p>GND</text:p>
          </table:table-cell>
          <table:table-cell table:style-name="ce5" table:formula="of:=EXACT([.B937];[.F937])" office:value-type="boolean" office:boolean-value="true">
            <text:p>TRUE</text:p>
          </table:table-cell>
          <table:table-cell table:style-name="ce5" table:formula="of:=VLOOKUP([.A937];[UCF.$A$2:.$G$1160];3;0)" office:value-type="string" office:string-value="GND">
            <text:p>GND</text:p>
          </table:table-cell>
          <table:table-cell table:style-name="ce5" table:formula="of:=VLOOKUP([.A937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F2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38];[UCF.$A$2:.$G$1160];2;0)" office:value-type="string" office:string-value="GND">
            <text:p>GND</text:p>
          </table:table-cell>
          <table:table-cell table:style-name="ce5" table:formula="of:=EXACT([.B938];[.F938])" office:value-type="boolean" office:boolean-value="true">
            <text:p>TRUE</text:p>
          </table:table-cell>
          <table:table-cell table:style-name="ce5" table:formula="of:=VLOOKUP([.A938];[UCF.$A$2:.$G$1160];3;0)" office:value-type="string" office:string-value="GND">
            <text:p>GND</text:p>
          </table:table-cell>
          <table:table-cell table:style-name="ce5" table:formula="of:=VLOOKUP([.A938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F2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39];[UCF.$A$2:.$G$1160];2;0)" office:value-type="string" office:string-value="GND">
            <text:p>GND</text:p>
          </table:table-cell>
          <table:table-cell table:style-name="ce5" table:formula="of:=EXACT([.B939];[.F939])" office:value-type="boolean" office:boolean-value="true">
            <text:p>TRUE</text:p>
          </table:table-cell>
          <table:table-cell table:style-name="ce5" table:formula="of:=VLOOKUP([.A939];[UCF.$A$2:.$G$1160];3;0)" office:value-type="string" office:string-value="GND">
            <text:p>GND</text:p>
          </table:table-cell>
          <table:table-cell table:style-name="ce5" table:formula="of:=VLOOKUP([.A939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F2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40];[UCF.$A$2:.$G$1160];2;0)" office:value-type="string" office:string-value="GND">
            <text:p>GND</text:p>
          </table:table-cell>
          <table:table-cell table:style-name="ce5" table:formula="of:=EXACT([.B940];[.F940])" office:value-type="boolean" office:boolean-value="true">
            <text:p>TRUE</text:p>
          </table:table-cell>
          <table:table-cell table:style-name="ce5" table:formula="of:=VLOOKUP([.A940];[UCF.$A$2:.$G$1160];3;0)" office:value-type="string" office:string-value="GND">
            <text:p>GND</text:p>
          </table:table-cell>
          <table:table-cell table:style-name="ce5" table:formula="of:=VLOOKUP([.A940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F3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41];[UCF.$A$2:.$G$1160];2;0)" office:value-type="string" office:string-value="GND">
            <text:p>GND</text:p>
          </table:table-cell>
          <table:table-cell table:style-name="ce5" table:formula="of:=EXACT([.B941];[.F941])" office:value-type="boolean" office:boolean-value="true">
            <text:p>TRUE</text:p>
          </table:table-cell>
          <table:table-cell table:style-name="ce5" table:formula="of:=VLOOKUP([.A941];[UCF.$A$2:.$G$1160];3;0)" office:value-type="string" office:string-value="GND">
            <text:p>GND</text:p>
          </table:table-cell>
          <table:table-cell table:style-name="ce5" table:formula="of:=VLOOKUP([.A941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G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42];[UCF.$A$2:.$G$1160];2;0)" office:value-type="string" office:string-value="GND">
            <text:p>GND</text:p>
          </table:table-cell>
          <table:table-cell table:style-name="ce5" table:formula="of:=EXACT([.B942];[.F942])" office:value-type="boolean" office:boolean-value="true">
            <text:p>TRUE</text:p>
          </table:table-cell>
          <table:table-cell table:style-name="ce5" table:formula="of:=VLOOKUP([.A942];[UCF.$A$2:.$G$1160];3;0)" office:value-type="string" office:string-value="GND">
            <text:p>GND</text:p>
          </table:table-cell>
          <table:table-cell table:style-name="ce5" table:formula="of:=VLOOKUP([.A942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G1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43];[UCF.$A$2:.$G$1160];2;0)" office:value-type="string" office:string-value="GND">
            <text:p>GND</text:p>
          </table:table-cell>
          <table:table-cell table:style-name="ce5" table:formula="of:=EXACT([.B943];[.F943])" office:value-type="boolean" office:boolean-value="true">
            <text:p>TRUE</text:p>
          </table:table-cell>
          <table:table-cell table:style-name="ce5" table:formula="of:=VLOOKUP([.A943];[UCF.$A$2:.$G$1160];3;0)" office:value-type="string" office:string-value="GND">
            <text:p>GND</text:p>
          </table:table-cell>
          <table:table-cell table:style-name="ce5" table:formula="of:=VLOOKUP([.A943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G2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44];[UCF.$A$2:.$G$1160];2;0)" office:value-type="string" office:string-value="GND">
            <text:p>GND</text:p>
          </table:table-cell>
          <table:table-cell table:style-name="ce5" table:formula="of:=EXACT([.B944];[.F944])" office:value-type="boolean" office:boolean-value="true">
            <text:p>TRUE</text:p>
          </table:table-cell>
          <table:table-cell table:style-name="ce5" table:formula="of:=VLOOKUP([.A944];[UCF.$A$2:.$G$1160];3;0)" office:value-type="string" office:string-value="GND">
            <text:p>GND</text:p>
          </table:table-cell>
          <table:table-cell table:style-name="ce5" table:formula="of:=VLOOKUP([.A944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G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45];[UCF.$A$2:.$G$1160];2;0)" office:value-type="string" office:string-value="GND">
            <text:p>GND</text:p>
          </table:table-cell>
          <table:table-cell table:style-name="ce5" table:formula="of:=EXACT([.B945];[.F945])" office:value-type="boolean" office:boolean-value="true">
            <text:p>TRUE</text:p>
          </table:table-cell>
          <table:table-cell table:style-name="ce5" table:formula="of:=VLOOKUP([.A945];[UCF.$A$2:.$G$1160];3;0)" office:value-type="string" office:string-value="GND">
            <text:p>GND</text:p>
          </table:table-cell>
          <table:table-cell table:style-name="ce5" table:formula="of:=VLOOKUP([.A945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G2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46];[UCF.$A$2:.$G$1160];2;0)" office:value-type="string" office:string-value="GND">
            <text:p>GND</text:p>
          </table:table-cell>
          <table:table-cell table:style-name="ce5" table:formula="of:=EXACT([.B946];[.F946])" office:value-type="boolean" office:boolean-value="true">
            <text:p>TRUE</text:p>
          </table:table-cell>
          <table:table-cell table:style-name="ce5" table:formula="of:=VLOOKUP([.A946];[UCF.$A$2:.$G$1160];3;0)" office:value-type="string" office:string-value="GND">
            <text:p>GND</text:p>
          </table:table-cell>
          <table:table-cell table:style-name="ce5" table:formula="of:=VLOOKUP([.A946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H1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47];[UCF.$A$2:.$G$1160];2;0)" office:value-type="string" office:string-value="GND">
            <text:p>GND</text:p>
          </table:table-cell>
          <table:table-cell table:style-name="ce5" table:formula="of:=EXACT([.B947];[.F947])" office:value-type="boolean" office:boolean-value="true">
            <text:p>TRUE</text:p>
          </table:table-cell>
          <table:table-cell table:style-name="ce5" table:formula="of:=VLOOKUP([.A947];[UCF.$A$2:.$G$1160];3;0)" office:value-type="string" office:string-value="GND">
            <text:p>GND</text:p>
          </table:table-cell>
          <table:table-cell table:style-name="ce5" table:formula="of:=VLOOKUP([.A947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H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48];[UCF.$A$2:.$G$1160];2;0)" office:value-type="string" office:string-value="GND">
            <text:p>GND</text:p>
          </table:table-cell>
          <table:table-cell table:style-name="ce5" table:formula="of:=EXACT([.B948];[.F948])" office:value-type="boolean" office:boolean-value="true">
            <text:p>TRUE</text:p>
          </table:table-cell>
          <table:table-cell table:style-name="ce5" table:formula="of:=VLOOKUP([.A948];[UCF.$A$2:.$G$1160];3;0)" office:value-type="string" office:string-value="GND">
            <text:p>GND</text:p>
          </table:table-cell>
          <table:table-cell table:style-name="ce5" table:formula="of:=VLOOKUP([.A948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H1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49];[UCF.$A$2:.$G$1160];2;0)" office:value-type="string" office:string-value="GND">
            <text:p>GND</text:p>
          </table:table-cell>
          <table:table-cell table:style-name="ce5" table:formula="of:=EXACT([.B949];[.F949])" office:value-type="boolean" office:boolean-value="true">
            <text:p>TRUE</text:p>
          </table:table-cell>
          <table:table-cell table:style-name="ce5" table:formula="of:=VLOOKUP([.A949];[UCF.$A$2:.$G$1160];3;0)" office:value-type="string" office:string-value="GND">
            <text:p>GND</text:p>
          </table:table-cell>
          <table:table-cell table:style-name="ce5" table:formula="of:=VLOOKUP([.A949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H1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50];[UCF.$A$2:.$G$1160];2;0)" office:value-type="string" office:string-value="GND">
            <text:p>GND</text:p>
          </table:table-cell>
          <table:table-cell table:style-name="ce5" table:formula="of:=EXACT([.B950];[.F950])" office:value-type="boolean" office:boolean-value="true">
            <text:p>TRUE</text:p>
          </table:table-cell>
          <table:table-cell table:style-name="ce5" table:formula="of:=VLOOKUP([.A950];[UCF.$A$2:.$G$1160];3;0)" office:value-type="string" office:string-value="GND">
            <text:p>GND</text:p>
          </table:table-cell>
          <table:table-cell table:style-name="ce5" table:formula="of:=VLOOKUP([.A950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H1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51];[UCF.$A$2:.$G$1160];2;0)" office:value-type="string" office:string-value="GND">
            <text:p>GND</text:p>
          </table:table-cell>
          <table:table-cell table:style-name="ce5" table:formula="of:=EXACT([.B951];[.F951])" office:value-type="boolean" office:boolean-value="true">
            <text:p>TRUE</text:p>
          </table:table-cell>
          <table:table-cell table:style-name="ce5" table:formula="of:=VLOOKUP([.A951];[UCF.$A$2:.$G$1160];3;0)" office:value-type="string" office:string-value="GND">
            <text:p>GND</text:p>
          </table:table-cell>
          <table:table-cell table:style-name="ce5" table:formula="of:=VLOOKUP([.A951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H1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52];[UCF.$A$2:.$G$1160];2;0)" office:value-type="string" office:string-value="GND">
            <text:p>GND</text:p>
          </table:table-cell>
          <table:table-cell table:style-name="ce5" table:formula="of:=EXACT([.B952];[.F952])" office:value-type="boolean" office:boolean-value="true">
            <text:p>TRUE</text:p>
          </table:table-cell>
          <table:table-cell table:style-name="ce5" table:formula="of:=VLOOKUP([.A952];[UCF.$A$2:.$G$1160];3;0)" office:value-type="string" office:string-value="GND">
            <text:p>GND</text:p>
          </table:table-cell>
          <table:table-cell table:style-name="ce5" table:formula="of:=VLOOKUP([.A952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H2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53];[UCF.$A$2:.$G$1160];2;0)" office:value-type="string" office:string-value="GND">
            <text:p>GND</text:p>
          </table:table-cell>
          <table:table-cell table:style-name="ce5" table:formula="of:=EXACT([.B953];[.F953])" office:value-type="boolean" office:boolean-value="true">
            <text:p>TRUE</text:p>
          </table:table-cell>
          <table:table-cell table:style-name="ce5" table:formula="of:=VLOOKUP([.A953];[UCF.$A$2:.$G$1160];3;0)" office:value-type="string" office:string-value="GND">
            <text:p>GND</text:p>
          </table:table-cell>
          <table:table-cell table:style-name="ce5" table:formula="of:=VLOOKUP([.A953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H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54];[UCF.$A$2:.$G$1160];2;0)" office:value-type="string" office:string-value="GND">
            <text:p>GND</text:p>
          </table:table-cell>
          <table:table-cell table:style-name="ce5" table:formula="of:=EXACT([.B954];[.F954])" office:value-type="boolean" office:boolean-value="true">
            <text:p>TRUE</text:p>
          </table:table-cell>
          <table:table-cell table:style-name="ce5" table:formula="of:=VLOOKUP([.A954];[UCF.$A$2:.$G$1160];3;0)" office:value-type="string" office:string-value="GND">
            <text:p>GND</text:p>
          </table:table-cell>
          <table:table-cell table:style-name="ce5" table:formula="of:=VLOOKUP([.A954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H2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55];[UCF.$A$2:.$G$1160];2;0)" office:value-type="string" office:string-value="GND">
            <text:p>GND</text:p>
          </table:table-cell>
          <table:table-cell table:style-name="ce5" table:formula="of:=EXACT([.B955];[.F955])" office:value-type="boolean" office:boolean-value="true">
            <text:p>TRUE</text:p>
          </table:table-cell>
          <table:table-cell table:style-name="ce5" table:formula="of:=VLOOKUP([.A955];[UCF.$A$2:.$G$1160];3;0)" office:value-type="string" office:string-value="GND">
            <text:p>GND</text:p>
          </table:table-cell>
          <table:table-cell table:style-name="ce5" table:formula="of:=VLOOKUP([.A955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J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56];[UCF.$A$2:.$G$1160];2;0)" office:value-type="string" office:string-value="GND">
            <text:p>GND</text:p>
          </table:table-cell>
          <table:table-cell table:style-name="ce5" table:formula="of:=EXACT([.B956];[.F956])" office:value-type="boolean" office:boolean-value="true">
            <text:p>TRUE</text:p>
          </table:table-cell>
          <table:table-cell table:style-name="ce5" table:formula="of:=VLOOKUP([.A956];[UCF.$A$2:.$G$1160];3;0)" office:value-type="string" office:string-value="GND">
            <text:p>GND</text:p>
          </table:table-cell>
          <table:table-cell table:style-name="ce5" table:formula="of:=VLOOKUP([.A956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J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57];[UCF.$A$2:.$G$1160];2;0)" office:value-type="string" office:string-value="GND">
            <text:p>GND</text:p>
          </table:table-cell>
          <table:table-cell table:style-name="ce5" table:formula="of:=EXACT([.B957];[.F957])" office:value-type="boolean" office:boolean-value="true">
            <text:p>TRUE</text:p>
          </table:table-cell>
          <table:table-cell table:style-name="ce5" table:formula="of:=VLOOKUP([.A957];[UCF.$A$2:.$G$1160];3;0)" office:value-type="string" office:string-value="GND">
            <text:p>GND</text:p>
          </table:table-cell>
          <table:table-cell table:style-name="ce5" table:formula="of:=VLOOKUP([.A957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J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58];[UCF.$A$2:.$G$1160];2;0)" office:value-type="string" office:string-value="GND">
            <text:p>GND</text:p>
          </table:table-cell>
          <table:table-cell table:style-name="ce5" table:formula="of:=EXACT([.B958];[.F958])" office:value-type="boolean" office:boolean-value="true">
            <text:p>TRUE</text:p>
          </table:table-cell>
          <table:table-cell table:style-name="ce5" table:formula="of:=VLOOKUP([.A958];[UCF.$A$2:.$G$1160];3;0)" office:value-type="string" office:string-value="GND">
            <text:p>GND</text:p>
          </table:table-cell>
          <table:table-cell table:style-name="ce5" table:formula="of:=VLOOKUP([.A958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J3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59];[UCF.$A$2:.$G$1160];2;0)" office:value-type="string" office:string-value="GND">
            <text:p>GND</text:p>
          </table:table-cell>
          <table:table-cell table:style-name="ce5" table:formula="of:=EXACT([.B959];[.F959])" office:value-type="boolean" office:boolean-value="true">
            <text:p>TRUE</text:p>
          </table:table-cell>
          <table:table-cell table:style-name="ce5" table:formula="of:=VLOOKUP([.A959];[UCF.$A$2:.$G$1160];3;0)" office:value-type="string" office:string-value="GND">
            <text:p>GND</text:p>
          </table:table-cell>
          <table:table-cell table:style-name="ce5" table:formula="of:=VLOOKUP([.A959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K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60];[UCF.$A$2:.$G$1160];2;0)" office:value-type="string" office:string-value="GND">
            <text:p>GND</text:p>
          </table:table-cell>
          <table:table-cell table:style-name="ce5" table:formula="of:=EXACT([.B960];[.F960])" office:value-type="boolean" office:boolean-value="true">
            <text:p>TRUE</text:p>
          </table:table-cell>
          <table:table-cell table:style-name="ce5" table:formula="of:=VLOOKUP([.A960];[UCF.$A$2:.$G$1160];3;0)" office:value-type="string" office:string-value="GND">
            <text:p>GND</text:p>
          </table:table-cell>
          <table:table-cell table:style-name="ce5" table:formula="of:=VLOOKUP([.A960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K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61];[UCF.$A$2:.$G$1160];2;0)" office:value-type="string" office:string-value="GND">
            <text:p>GND</text:p>
          </table:table-cell>
          <table:table-cell table:style-name="ce5" table:formula="of:=EXACT([.B961];[.F961])" office:value-type="boolean" office:boolean-value="true">
            <text:p>TRUE</text:p>
          </table:table-cell>
          <table:table-cell table:style-name="ce5" table:formula="of:=VLOOKUP([.A961];[UCF.$A$2:.$G$1160];3;0)" office:value-type="string" office:string-value="GND">
            <text:p>GND</text:p>
          </table:table-cell>
          <table:table-cell table:style-name="ce5" table:formula="of:=VLOOKUP([.A961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K1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62];[UCF.$A$2:.$G$1160];2;0)" office:value-type="string" office:string-value="GND">
            <text:p>GND</text:p>
          </table:table-cell>
          <table:table-cell table:style-name="ce5" table:formula="of:=EXACT([.B962];[.F962])" office:value-type="boolean" office:boolean-value="true">
            <text:p>TRUE</text:p>
          </table:table-cell>
          <table:table-cell table:style-name="ce5" table:formula="of:=VLOOKUP([.A962];[UCF.$A$2:.$G$1160];3;0)" office:value-type="string" office:string-value="GND">
            <text:p>GND</text:p>
          </table:table-cell>
          <table:table-cell table:style-name="ce5" table:formula="of:=VLOOKUP([.A962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K1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63];[UCF.$A$2:.$G$1160];2;0)" office:value-type="string" office:string-value="GND">
            <text:p>GND</text:p>
          </table:table-cell>
          <table:table-cell table:style-name="ce5" table:formula="of:=EXACT([.B963];[.F963])" office:value-type="boolean" office:boolean-value="true">
            <text:p>TRUE</text:p>
          </table:table-cell>
          <table:table-cell table:style-name="ce5" table:formula="of:=VLOOKUP([.A963];[UCF.$A$2:.$G$1160];3;0)" office:value-type="string" office:string-value="GND">
            <text:p>GND</text:p>
          </table:table-cell>
          <table:table-cell table:style-name="ce5" table:formula="of:=VLOOKUP([.A963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K1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64];[UCF.$A$2:.$G$1160];2;0)" office:value-type="string" office:string-value="GND">
            <text:p>GND</text:p>
          </table:table-cell>
          <table:table-cell table:style-name="ce5" table:formula="of:=EXACT([.B964];[.F964])" office:value-type="boolean" office:boolean-value="true">
            <text:p>TRUE</text:p>
          </table:table-cell>
          <table:table-cell table:style-name="ce5" table:formula="of:=VLOOKUP([.A964];[UCF.$A$2:.$G$1160];3;0)" office:value-type="string" office:string-value="GND">
            <text:p>GND</text:p>
          </table:table-cell>
          <table:table-cell table:style-name="ce5" table:formula="of:=VLOOKUP([.A964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K2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65];[UCF.$A$2:.$G$1160];2;0)" office:value-type="string" office:string-value="GND">
            <text:p>GND</text:p>
          </table:table-cell>
          <table:table-cell table:style-name="ce5" table:formula="of:=EXACT([.B965];[.F965])" office:value-type="boolean" office:boolean-value="true">
            <text:p>TRUE</text:p>
          </table:table-cell>
          <table:table-cell table:style-name="ce5" table:formula="of:=VLOOKUP([.A965];[UCF.$A$2:.$G$1160];3;0)" office:value-type="string" office:string-value="GND">
            <text:p>GND</text:p>
          </table:table-cell>
          <table:table-cell table:style-name="ce5" table:formula="of:=VLOOKUP([.A965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K2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66];[UCF.$A$2:.$G$1160];2;0)" office:value-type="string" office:string-value="GND">
            <text:p>GND</text:p>
          </table:table-cell>
          <table:table-cell table:style-name="ce5" table:formula="of:=EXACT([.B966];[.F966])" office:value-type="boolean" office:boolean-value="true">
            <text:p>TRUE</text:p>
          </table:table-cell>
          <table:table-cell table:style-name="ce5" table:formula="of:=VLOOKUP([.A966];[UCF.$A$2:.$G$1160];3;0)" office:value-type="string" office:string-value="GND">
            <text:p>GND</text:p>
          </table:table-cell>
          <table:table-cell table:style-name="ce5" table:formula="of:=VLOOKUP([.A966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K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67];[UCF.$A$2:.$G$1160];2;0)" office:value-type="string" office:string-value="GND">
            <text:p>GND</text:p>
          </table:table-cell>
          <table:table-cell table:style-name="ce5" table:formula="of:=EXACT([.B967];[.F967])" office:value-type="boolean" office:boolean-value="true">
            <text:p>TRUE</text:p>
          </table:table-cell>
          <table:table-cell table:style-name="ce5" table:formula="of:=VLOOKUP([.A967];[UCF.$A$2:.$G$1160];3;0)" office:value-type="string" office:string-value="GND">
            <text:p>GND</text:p>
          </table:table-cell>
          <table:table-cell table:style-name="ce5" table:formula="of:=VLOOKUP([.A967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K2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68];[UCF.$A$2:.$G$1160];2;0)" office:value-type="string" office:string-value="GND">
            <text:p>GND</text:p>
          </table:table-cell>
          <table:table-cell table:style-name="ce5" table:formula="of:=EXACT([.B968];[.F968])" office:value-type="boolean" office:boolean-value="true">
            <text:p>TRUE</text:p>
          </table:table-cell>
          <table:table-cell table:style-name="ce5" table:formula="of:=VLOOKUP([.A968];[UCF.$A$2:.$G$1160];3;0)" office:value-type="string" office:string-value="GND">
            <text:p>GND</text:p>
          </table:table-cell>
          <table:table-cell table:style-name="ce5" table:formula="of:=VLOOKUP([.A968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K2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69];[UCF.$A$2:.$G$1160];2;0)" office:value-type="string" office:string-value="GND">
            <text:p>GND</text:p>
          </table:table-cell>
          <table:table-cell table:style-name="ce5" table:formula="of:=EXACT([.B969];[.F969])" office:value-type="boolean" office:boolean-value="true">
            <text:p>TRUE</text:p>
          </table:table-cell>
          <table:table-cell table:style-name="ce5" table:formula="of:=VLOOKUP([.A969];[UCF.$A$2:.$G$1160];3;0)" office:value-type="string" office:string-value="GND">
            <text:p>GND</text:p>
          </table:table-cell>
          <table:table-cell table:style-name="ce5" table:formula="of:=VLOOKUP([.A969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L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70];[UCF.$A$2:.$G$1160];2;0)" office:value-type="string" office:string-value="GND">
            <text:p>GND</text:p>
          </table:table-cell>
          <table:table-cell table:style-name="ce5" table:formula="of:=EXACT([.B970];[.F970])" office:value-type="boolean" office:boolean-value="true">
            <text:p>TRUE</text:p>
          </table:table-cell>
          <table:table-cell table:style-name="ce5" table:formula="of:=VLOOKUP([.A970];[UCF.$A$2:.$G$1160];3;0)" office:value-type="string" office:string-value="GND">
            <text:p>GND</text:p>
          </table:table-cell>
          <table:table-cell table:style-name="ce5" table:formula="of:=VLOOKUP([.A970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L1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71];[UCF.$A$2:.$G$1160];2;0)" office:value-type="string" office:string-value="GND">
            <text:p>GND</text:p>
          </table:table-cell>
          <table:table-cell table:style-name="ce5" table:formula="of:=EXACT([.B971];[.F971])" office:value-type="boolean" office:boolean-value="true">
            <text:p>TRUE</text:p>
          </table:table-cell>
          <table:table-cell table:style-name="ce5" table:formula="of:=VLOOKUP([.A971];[UCF.$A$2:.$G$1160];3;0)" office:value-type="string" office:string-value="GND">
            <text:p>GND</text:p>
          </table:table-cell>
          <table:table-cell table:style-name="ce5" table:formula="of:=VLOOKUP([.A971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L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72];[UCF.$A$2:.$G$1160];2;0)" office:value-type="string" office:string-value="GND">
            <text:p>GND</text:p>
          </table:table-cell>
          <table:table-cell table:style-name="ce5" table:formula="of:=EXACT([.B972];[.F972])" office:value-type="boolean" office:boolean-value="true">
            <text:p>TRUE</text:p>
          </table:table-cell>
          <table:table-cell table:style-name="ce5" table:formula="of:=VLOOKUP([.A972];[UCF.$A$2:.$G$1160];3;0)" office:value-type="string" office:string-value="GND">
            <text:p>GND</text:p>
          </table:table-cell>
          <table:table-cell table:style-name="ce5" table:formula="of:=VLOOKUP([.A972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L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73];[UCF.$A$2:.$G$1160];2;0)" office:value-type="string" office:string-value="GND">
            <text:p>GND</text:p>
          </table:table-cell>
          <table:table-cell table:style-name="ce5" table:formula="of:=EXACT([.B973];[.F973])" office:value-type="boolean" office:boolean-value="true">
            <text:p>TRUE</text:p>
          </table:table-cell>
          <table:table-cell table:style-name="ce5" table:formula="of:=VLOOKUP([.A973];[UCF.$A$2:.$G$1160];3;0)" office:value-type="string" office:string-value="GND">
            <text:p>GND</text:p>
          </table:table-cell>
          <table:table-cell table:style-name="ce5" table:formula="of:=VLOOKUP([.A973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L2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74];[UCF.$A$2:.$G$1160];2;0)" office:value-type="string" office:string-value="GND">
            <text:p>GND</text:p>
          </table:table-cell>
          <table:table-cell table:style-name="ce5" table:formula="of:=EXACT([.B974];[.F974])" office:value-type="boolean" office:boolean-value="true">
            <text:p>TRUE</text:p>
          </table:table-cell>
          <table:table-cell table:style-name="ce5" table:formula="of:=VLOOKUP([.A974];[UCF.$A$2:.$G$1160];3;0)" office:value-type="string" office:string-value="GND">
            <text:p>GND</text:p>
          </table:table-cell>
          <table:table-cell table:style-name="ce5" table:formula="of:=VLOOKUP([.A974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M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75];[UCF.$A$2:.$G$1160];2;0)" office:value-type="string" office:string-value="GND">
            <text:p>GND</text:p>
          </table:table-cell>
          <table:table-cell table:style-name="ce5" table:formula="of:=EXACT([.B975];[.F975])" office:value-type="boolean" office:boolean-value="true">
            <text:p>TRUE</text:p>
          </table:table-cell>
          <table:table-cell table:style-name="ce5" table:formula="of:=VLOOKUP([.A975];[UCF.$A$2:.$G$1160];3;0)" office:value-type="string" office:string-value="GND">
            <text:p>GND</text:p>
          </table:table-cell>
          <table:table-cell table:style-name="ce5" table:formula="of:=VLOOKUP([.A975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M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76];[UCF.$A$2:.$G$1160];2;0)" office:value-type="string" office:string-value="GND">
            <text:p>GND</text:p>
          </table:table-cell>
          <table:table-cell table:style-name="ce5" table:formula="of:=EXACT([.B976];[.F976])" office:value-type="boolean" office:boolean-value="true">
            <text:p>TRUE</text:p>
          </table:table-cell>
          <table:table-cell table:style-name="ce5" table:formula="of:=VLOOKUP([.A976];[UCF.$A$2:.$G$1160];3;0)" office:value-type="string" office:string-value="GND">
            <text:p>GND</text:p>
          </table:table-cell>
          <table:table-cell table:style-name="ce5" table:formula="of:=VLOOKUP([.A976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M1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77];[UCF.$A$2:.$G$1160];2;0)" office:value-type="string" office:string-value="GND">
            <text:p>GND</text:p>
          </table:table-cell>
          <table:table-cell table:style-name="ce5" table:formula="of:=EXACT([.B977];[.F977])" office:value-type="boolean" office:boolean-value="true">
            <text:p>TRUE</text:p>
          </table:table-cell>
          <table:table-cell table:style-name="ce5" table:formula="of:=VLOOKUP([.A977];[UCF.$A$2:.$G$1160];3;0)" office:value-type="string" office:string-value="GND">
            <text:p>GND</text:p>
          </table:table-cell>
          <table:table-cell table:style-name="ce5" table:formula="of:=VLOOKUP([.A977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M1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78];[UCF.$A$2:.$G$1160];2;0)" office:value-type="string" office:string-value="GND">
            <text:p>GND</text:p>
          </table:table-cell>
          <table:table-cell table:style-name="ce5" table:formula="of:=EXACT([.B978];[.F978])" office:value-type="boolean" office:boolean-value="true">
            <text:p>TRUE</text:p>
          </table:table-cell>
          <table:table-cell table:style-name="ce5" table:formula="of:=VLOOKUP([.A978];[UCF.$A$2:.$G$1160];3;0)" office:value-type="string" office:string-value="GND">
            <text:p>GND</text:p>
          </table:table-cell>
          <table:table-cell table:style-name="ce5" table:formula="of:=VLOOKUP([.A978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M1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79];[UCF.$A$2:.$G$1160];2;0)" office:value-type="string" office:string-value="GND">
            <text:p>GND</text:p>
          </table:table-cell>
          <table:table-cell table:style-name="ce5" table:formula="of:=EXACT([.B979];[.F979])" office:value-type="boolean" office:boolean-value="true">
            <text:p>TRUE</text:p>
          </table:table-cell>
          <table:table-cell table:style-name="ce5" table:formula="of:=VLOOKUP([.A979];[UCF.$A$2:.$G$1160];3;0)" office:value-type="string" office:string-value="GND">
            <text:p>GND</text:p>
          </table:table-cell>
          <table:table-cell table:style-name="ce5" table:formula="of:=VLOOKUP([.A979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M19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80];[UCF.$A$2:.$G$1160];2;0)" office:value-type="string" office:string-value="GND">
            <text:p>GND</text:p>
          </table:table-cell>
          <table:table-cell table:style-name="ce5" table:formula="of:=EXACT([.B980];[.F980])" office:value-type="boolean" office:boolean-value="true">
            <text:p>TRUE</text:p>
          </table:table-cell>
          <table:table-cell table:style-name="ce5" table:formula="of:=VLOOKUP([.A980];[UCF.$A$2:.$G$1160];3;0)" office:value-type="string" office:string-value="GND">
            <text:p>GND</text:p>
          </table:table-cell>
          <table:table-cell table:style-name="ce5" table:formula="of:=VLOOKUP([.A980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M21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81];[UCF.$A$2:.$G$1160];2;0)" office:value-type="string" office:string-value="GND">
            <text:p>GND</text:p>
          </table:table-cell>
          <table:table-cell table:style-name="ce5" table:formula="of:=EXACT([.B981];[.F981])" office:value-type="boolean" office:boolean-value="true">
            <text:p>TRUE</text:p>
          </table:table-cell>
          <table:table-cell table:style-name="ce5" table:formula="of:=VLOOKUP([.A981];[UCF.$A$2:.$G$1160];3;0)" office:value-type="string" office:string-value="GND">
            <text:p>GND</text:p>
          </table:table-cell>
          <table:table-cell table:style-name="ce5" table:formula="of:=VLOOKUP([.A981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M2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82];[UCF.$A$2:.$G$1160];2;0)" office:value-type="string" office:string-value="GND">
            <text:p>GND</text:p>
          </table:table-cell>
          <table:table-cell table:style-name="ce5" table:formula="of:=EXACT([.B982];[.F982])" office:value-type="boolean" office:boolean-value="true">
            <text:p>TRUE</text:p>
          </table:table-cell>
          <table:table-cell table:style-name="ce5" table:formula="of:=VLOOKUP([.A982];[UCF.$A$2:.$G$1160];3;0)" office:value-type="string" office:string-value="GND">
            <text:p>GND</text:p>
          </table:table-cell>
          <table:table-cell table:style-name="ce5" table:formula="of:=VLOOKUP([.A982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M2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83];[UCF.$A$2:.$G$1160];2;0)" office:value-type="string" office:string-value="GND">
            <text:p>GND</text:p>
          </table:table-cell>
          <table:table-cell table:style-name="ce5" table:formula="of:=EXACT([.B983];[.F983])" office:value-type="boolean" office:boolean-value="true">
            <text:p>TRUE</text:p>
          </table:table-cell>
          <table:table-cell table:style-name="ce5" table:formula="of:=VLOOKUP([.A983];[UCF.$A$2:.$G$1160];3;0)" office:value-type="string" office:string-value="GND">
            <text:p>GND</text:p>
          </table:table-cell>
          <table:table-cell table:style-name="ce5" table:formula="of:=VLOOKUP([.A983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M33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84];[UCF.$A$2:.$G$1160];2;0)" office:value-type="string" office:string-value="GND">
            <text:p>GND</text:p>
          </table:table-cell>
          <table:table-cell table:style-name="ce5" table:formula="of:=EXACT([.B984];[.F984])" office:value-type="boolean" office:boolean-value="true">
            <text:p>TRUE</text:p>
          </table:table-cell>
          <table:table-cell table:style-name="ce5" table:formula="of:=VLOOKUP([.A984];[UCF.$A$2:.$G$1160];3;0)" office:value-type="string" office:string-value="GND">
            <text:p>GND</text:p>
          </table:table-cell>
          <table:table-cell table:style-name="ce5" table:formula="of:=VLOOKUP([.A984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N5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85];[UCF.$A$2:.$G$1160];2;0)" office:value-type="string" office:string-value="GND">
            <text:p>GND</text:p>
          </table:table-cell>
          <table:table-cell table:style-name="ce5" table:formula="of:=EXACT([.B985];[.F985])" office:value-type="boolean" office:boolean-value="true">
            <text:p>TRUE</text:p>
          </table:table-cell>
          <table:table-cell table:style-name="ce5" table:formula="of:=VLOOKUP([.A985];[UCF.$A$2:.$G$1160];3;0)" office:value-type="string" office:string-value="GND">
            <text:p>GND</text:p>
          </table:table-cell>
          <table:table-cell table:style-name="ce5" table:formula="of:=VLOOKUP([.A985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N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86];[UCF.$A$2:.$G$1160];2;0)" office:value-type="string" office:string-value="GND">
            <text:p>GND</text:p>
          </table:table-cell>
          <table:table-cell table:style-name="ce5" table:formula="of:=EXACT([.B986];[.F986])" office:value-type="boolean" office:boolean-value="true">
            <text:p>TRUE</text:p>
          </table:table-cell>
          <table:table-cell table:style-name="ce5" table:formula="of:=VLOOKUP([.A986];[UCF.$A$2:.$G$1160];3;0)" office:value-type="string" office:string-value="GND">
            <text:p>GND</text:p>
          </table:table-cell>
          <table:table-cell table:style-name="ce5" table:formula="of:=VLOOKUP([.A986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N2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87];[UCF.$A$2:.$G$1160];2;0)" office:value-type="string" office:string-value="GND">
            <text:p>GND</text:p>
          </table:table-cell>
          <table:table-cell table:style-name="ce5" table:formula="of:=EXACT([.B987];[.F987])" office:value-type="boolean" office:boolean-value="true">
            <text:p>TRUE</text:p>
          </table:table-cell>
          <table:table-cell table:style-name="ce5" table:formula="of:=VLOOKUP([.A987];[UCF.$A$2:.$G$1160];3;0)" office:value-type="string" office:string-value="GND">
            <text:p>GND</text:p>
          </table:table-cell>
          <table:table-cell table:style-name="ce5" table:formula="of:=VLOOKUP([.A987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N3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88];[UCF.$A$2:.$G$1160];2;0)" office:value-type="string" office:string-value="GND">
            <text:p>GND</text:p>
          </table:table-cell>
          <table:table-cell table:style-name="ce5" table:formula="of:=EXACT([.B988];[.F988])" office:value-type="boolean" office:boolean-value="true">
            <text:p>TRUE</text:p>
          </table:table-cell>
          <table:table-cell table:style-name="ce5" table:formula="of:=VLOOKUP([.A988];[UCF.$A$2:.$G$1160];3;0)" office:value-type="string" office:string-value="GND">
            <text:p>GND</text:p>
          </table:table-cell>
          <table:table-cell table:style-name="ce5" table:formula="of:=VLOOKUP([.A988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P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89];[UCF.$A$2:.$G$1160];2;0)" office:value-type="string" office:string-value="GND">
            <text:p>GND</text:p>
          </table:table-cell>
          <table:table-cell table:style-name="ce5" table:formula="of:=EXACT([.B989];[.F989])" office:value-type="boolean" office:boolean-value="true">
            <text:p>TRUE</text:p>
          </table:table-cell>
          <table:table-cell table:style-name="ce5" table:formula="of:=VLOOKUP([.A989];[UCF.$A$2:.$G$1160];3;0)" office:value-type="string" office:string-value="GND">
            <text:p>GND</text:p>
          </table:table-cell>
          <table:table-cell table:style-name="ce5" table:formula="of:=VLOOKUP([.A989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P1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90];[UCF.$A$2:.$G$1160];2;0)" office:value-type="string" office:string-value="GND">
            <text:p>GND</text:p>
          </table:table-cell>
          <table:table-cell table:style-name="ce5" table:formula="of:=EXACT([.B990];[.F990])" office:value-type="boolean" office:boolean-value="true">
            <text:p>TRUE</text:p>
          </table:table-cell>
          <table:table-cell table:style-name="ce5" table:formula="of:=VLOOKUP([.A990];[UCF.$A$2:.$G$1160];3;0)" office:value-type="string" office:string-value="GND">
            <text:p>GND</text:p>
          </table:table-cell>
          <table:table-cell table:style-name="ce5" table:formula="of:=VLOOKUP([.A990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P1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91];[UCF.$A$2:.$G$1160];2;0)" office:value-type="string" office:string-value="GND">
            <text:p>GND</text:p>
          </table:table-cell>
          <table:table-cell table:style-name="ce5" table:formula="of:=EXACT([.B991];[.F991])" office:value-type="boolean" office:boolean-value="true">
            <text:p>TRUE</text:p>
          </table:table-cell>
          <table:table-cell table:style-name="ce5" table:formula="of:=VLOOKUP([.A991];[UCF.$A$2:.$G$1160];3;0)" office:value-type="string" office:string-value="GND">
            <text:p>GND</text:p>
          </table:table-cell>
          <table:table-cell table:style-name="ce5" table:formula="of:=VLOOKUP([.A991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P16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92];[UCF.$A$2:.$G$1160];2;0)" office:value-type="string" office:string-value="GND">
            <text:p>GND</text:p>
          </table:table-cell>
          <table:table-cell table:style-name="ce5" table:formula="of:=EXACT([.B992];[.F992])" office:value-type="boolean" office:boolean-value="true">
            <text:p>TRUE</text:p>
          </table:table-cell>
          <table:table-cell table:style-name="ce5" table:formula="of:=VLOOKUP([.A992];[UCF.$A$2:.$G$1160];3;0)" office:value-type="string" office:string-value="GND">
            <text:p>GND</text:p>
          </table:table-cell>
          <table:table-cell table:style-name="ce5" table:formula="of:=VLOOKUP([.A992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P18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93];[UCF.$A$2:.$G$1160];2;0)" office:value-type="string" office:string-value="GND">
            <text:p>GND</text:p>
          </table:table-cell>
          <table:table-cell table:style-name="ce5" table:formula="of:=EXACT([.B993];[.F993])" office:value-type="boolean" office:boolean-value="true">
            <text:p>TRUE</text:p>
          </table:table-cell>
          <table:table-cell table:style-name="ce5" table:formula="of:=VLOOKUP([.A993];[UCF.$A$2:.$G$1160];3;0)" office:value-type="string" office:string-value="GND">
            <text:p>GND</text:p>
          </table:table-cell>
          <table:table-cell table:style-name="ce5" table:formula="of:=VLOOKUP([.A993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P20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94];[UCF.$A$2:.$G$1160];2;0)" office:value-type="string" office:string-value="GND">
            <text:p>GND</text:p>
          </table:table-cell>
          <table:table-cell table:style-name="ce5" table:formula="of:=EXACT([.B994];[.F994])" office:value-type="boolean" office:boolean-value="true">
            <text:p>TRUE</text:p>
          </table:table-cell>
          <table:table-cell table:style-name="ce5" table:formula="of:=VLOOKUP([.A994];[UCF.$A$2:.$G$1160];3;0)" office:value-type="string" office:string-value="GND">
            <text:p>GND</text:p>
          </table:table-cell>
          <table:table-cell table:style-name="ce5" table:formula="of:=VLOOKUP([.A994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P22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95];[UCF.$A$2:.$G$1160];2;0)" office:value-type="string" office:string-value="GND">
            <text:p>GND</text:p>
          </table:table-cell>
          <table:table-cell table:style-name="ce5" table:formula="of:=EXACT([.B995];[.F995])" office:value-type="boolean" office:boolean-value="true">
            <text:p>TRUE</text:p>
          </table:table-cell>
          <table:table-cell table:style-name="ce5" table:formula="of:=VLOOKUP([.A995];[UCF.$A$2:.$G$1160];3;0)" office:value-type="string" office:string-value="GND">
            <text:p>GND</text:p>
          </table:table-cell>
          <table:table-cell table:style-name="ce5" table:formula="of:=VLOOKUP([.A995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P24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96];[UCF.$A$2:.$G$1160];2;0)" office:value-type="string" office:string-value="GND">
            <text:p>GND</text:p>
          </table:table-cell>
          <table:table-cell table:style-name="ce5" table:formula="of:=EXACT([.B996];[.F996])" office:value-type="boolean" office:boolean-value="true">
            <text:p>TRUE</text:p>
          </table:table-cell>
          <table:table-cell table:style-name="ce5" table:formula="of:=VLOOKUP([.A996];[UCF.$A$2:.$G$1160];3;0)" office:value-type="string" office:string-value="GND">
            <text:p>GND</text:p>
          </table:table-cell>
          <table:table-cell table:style-name="ce5" table:formula="of:=VLOOKUP([.A996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P27</text:p>
          </table:table-cell>
          <table:table-cell table:style-name="ce5" office:value-type="string">
            <text:p>GND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97];[UCF.$A$2:.$G$1160];2;0)" office:value-type="string" office:string-value="GND">
            <text:p>GND</text:p>
          </table:table-cell>
          <table:table-cell table:style-name="ce5" table:formula="of:=EXACT([.B997];[.F997])" office:value-type="boolean" office:boolean-value="true">
            <text:p>TRUE</text:p>
          </table:table-cell>
          <table:table-cell table:style-name="ce5" table:formula="of:=VLOOKUP([.A997];[UCF.$A$2:.$G$1160];3;0)" office:value-type="string" office:string-value="GND">
            <text:p>GND</text:p>
          </table:table-cell>
          <table:table-cell table:style-name="ce5" table:formula="of:=VLOOKUP([.A997];[UCF.$A$2:.$G$1160];6;0)" office:value-type="float" office:value="23">
            <text:p>23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K14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98];[UCF.$A$2:.$G$1160];2;0)" office:value-type="string" office:string-value="VCCINT">
            <text:p>VCCINT</text:p>
          </table:table-cell>
          <table:table-cell table:style-name="ce5" table:formula="of:=EXACT([.B998];[.F998])" office:value-type="boolean" office:boolean-value="true">
            <text:p>TRUE</text:p>
          </table:table-cell>
          <table:table-cell table:style-name="ce5" table:formula="of:=VLOOKUP([.A998];[UCF.$A$2:.$G$1160];3;0)" office:value-type="string" office:string-value="P1V0">
            <text:p>P1V0</text:p>
          </table:table-cell>
          <table:table-cell table:style-name="ce5" table:formula="of:=VLOOKUP([.A998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K16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999];[UCF.$A$2:.$G$1160];2;0)" office:value-type="string" office:string-value="VCCINT">
            <text:p>VCCINT</text:p>
          </table:table-cell>
          <table:table-cell table:style-name="ce5" table:formula="of:=EXACT([.B999];[.F999])" office:value-type="boolean" office:boolean-value="true">
            <text:p>TRUE</text:p>
          </table:table-cell>
          <table:table-cell table:style-name="ce5" table:formula="of:=VLOOKUP([.A999];[UCF.$A$2:.$G$1160];3;0)" office:value-type="string" office:string-value="P1V0">
            <text:p>P1V0</text:p>
          </table:table-cell>
          <table:table-cell table:style-name="ce5" table:formula="of:=VLOOKUP([.A999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K18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00];[UCF.$A$2:.$G$1160];2;0)" office:value-type="string" office:string-value="VCCINT">
            <text:p>VCCINT</text:p>
          </table:table-cell>
          <table:table-cell table:style-name="ce5" table:formula="of:=EXACT([.B1000];[.F1000])" office:value-type="boolean" office:boolean-value="true">
            <text:p>TRUE</text:p>
          </table:table-cell>
          <table:table-cell table:style-name="ce5" table:formula="of:=VLOOKUP([.A1000];[UCF.$A$2:.$G$1160];3;0)" office:value-type="string" office:string-value="P1V0">
            <text:p>P1V0</text:p>
          </table:table-cell>
          <table:table-cell table:style-name="ce5" table:formula="of:=VLOOKUP([.A1000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K20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01];[UCF.$A$2:.$G$1160];2;0)" office:value-type="string" office:string-value="VCCINT">
            <text:p>VCCINT</text:p>
          </table:table-cell>
          <table:table-cell table:style-name="ce5" table:formula="of:=EXACT([.B1001];[.F1001])" office:value-type="boolean" office:boolean-value="true">
            <text:p>TRUE</text:p>
          </table:table-cell>
          <table:table-cell table:style-name="ce5" table:formula="of:=VLOOKUP([.A1001];[UCF.$A$2:.$G$1160];3;0)" office:value-type="string" office:string-value="P1V0">
            <text:p>P1V0</text:p>
          </table:table-cell>
          <table:table-cell table:style-name="ce5" table:formula="of:=VLOOKUP([.A1001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L15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02];[UCF.$A$2:.$G$1160];2;0)" office:value-type="string" office:string-value="VCCINT">
            <text:p>VCCINT</text:p>
          </table:table-cell>
          <table:table-cell table:style-name="ce5" table:formula="of:=EXACT([.B1002];[.F1002])" office:value-type="boolean" office:boolean-value="true">
            <text:p>TRUE</text:p>
          </table:table-cell>
          <table:table-cell table:style-name="ce5" table:formula="of:=VLOOKUP([.A1002];[UCF.$A$2:.$G$1160];3;0)" office:value-type="string" office:string-value="P1V0">
            <text:p>P1V0</text:p>
          </table:table-cell>
          <table:table-cell table:style-name="ce5" table:formula="of:=VLOOKUP([.A1002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L17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03];[UCF.$A$2:.$G$1160];2;0)" office:value-type="string" office:string-value="VCCINT">
            <text:p>VCCINT</text:p>
          </table:table-cell>
          <table:table-cell table:style-name="ce5" table:formula="of:=EXACT([.B1003];[.F1003])" office:value-type="boolean" office:boolean-value="true">
            <text:p>TRUE</text:p>
          </table:table-cell>
          <table:table-cell table:style-name="ce5" table:formula="of:=VLOOKUP([.A1003];[UCF.$A$2:.$G$1160];3;0)" office:value-type="string" office:string-value="P1V0">
            <text:p>P1V0</text:p>
          </table:table-cell>
          <table:table-cell table:style-name="ce5" table:formula="of:=VLOOKUP([.A1003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L19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04];[UCF.$A$2:.$G$1160];2;0)" office:value-type="string" office:string-value="VCCINT">
            <text:p>VCCINT</text:p>
          </table:table-cell>
          <table:table-cell table:style-name="ce5" table:formula="of:=EXACT([.B1004];[.F1004])" office:value-type="boolean" office:boolean-value="true">
            <text:p>TRUE</text:p>
          </table:table-cell>
          <table:table-cell table:style-name="ce5" table:formula="of:=VLOOKUP([.A1004];[UCF.$A$2:.$G$1160];3;0)" office:value-type="string" office:string-value="P1V0">
            <text:p>P1V0</text:p>
          </table:table-cell>
          <table:table-cell table:style-name="ce5" table:formula="of:=VLOOKUP([.A1004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L21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05];[UCF.$A$2:.$G$1160];2;0)" office:value-type="string" office:string-value="VCCINT">
            <text:p>VCCINT</text:p>
          </table:table-cell>
          <table:table-cell table:style-name="ce5" table:formula="of:=EXACT([.B1005];[.F1005])" office:value-type="boolean" office:boolean-value="true">
            <text:p>TRUE</text:p>
          </table:table-cell>
          <table:table-cell table:style-name="ce5" table:formula="of:=VLOOKUP([.A1005];[UCF.$A$2:.$G$1160];3;0)" office:value-type="string" office:string-value="P1V0">
            <text:p>P1V0</text:p>
          </table:table-cell>
          <table:table-cell table:style-name="ce5" table:formula="of:=VLOOKUP([.A1005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M14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06];[UCF.$A$2:.$G$1160];2;0)" office:value-type="string" office:string-value="VCCINT">
            <text:p>VCCINT</text:p>
          </table:table-cell>
          <table:table-cell table:style-name="ce5" table:formula="of:=EXACT([.B1006];[.F1006])" office:value-type="boolean" office:boolean-value="true">
            <text:p>TRUE</text:p>
          </table:table-cell>
          <table:table-cell table:style-name="ce5" table:formula="of:=VLOOKUP([.A1006];[UCF.$A$2:.$G$1160];3;0)" office:value-type="string" office:string-value="P1V0">
            <text:p>P1V0</text:p>
          </table:table-cell>
          <table:table-cell table:style-name="ce5" table:formula="of:=VLOOKUP([.A1006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M16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07];[UCF.$A$2:.$G$1160];2;0)" office:value-type="string" office:string-value="VCCINT">
            <text:p>VCCINT</text:p>
          </table:table-cell>
          <table:table-cell table:style-name="ce5" table:formula="of:=EXACT([.B1007];[.F1007])" office:value-type="boolean" office:boolean-value="true">
            <text:p>TRUE</text:p>
          </table:table-cell>
          <table:table-cell table:style-name="ce5" table:formula="of:=VLOOKUP([.A1007];[UCF.$A$2:.$G$1160];3;0)" office:value-type="string" office:string-value="P1V0">
            <text:p>P1V0</text:p>
          </table:table-cell>
          <table:table-cell table:style-name="ce5" table:formula="of:=VLOOKUP([.A1007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M18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08];[UCF.$A$2:.$G$1160];2;0)" office:value-type="string" office:string-value="VCCINT">
            <text:p>VCCINT</text:p>
          </table:table-cell>
          <table:table-cell table:style-name="ce5" table:formula="of:=EXACT([.B1008];[.F1008])" office:value-type="boolean" office:boolean-value="true">
            <text:p>TRUE</text:p>
          </table:table-cell>
          <table:table-cell table:style-name="ce5" table:formula="of:=VLOOKUP([.A1008];[UCF.$A$2:.$G$1160];3;0)" office:value-type="string" office:string-value="P1V0">
            <text:p>P1V0</text:p>
          </table:table-cell>
          <table:table-cell table:style-name="ce5" table:formula="of:=VLOOKUP([.A1008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N15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09];[UCF.$A$2:.$G$1160];2;0)" office:value-type="string" office:string-value="VCCINT">
            <text:p>VCCINT</text:p>
          </table:table-cell>
          <table:table-cell table:style-name="ce5" table:formula="of:=EXACT([.B1009];[.F1009])" office:value-type="boolean" office:boolean-value="true">
            <text:p>TRUE</text:p>
          </table:table-cell>
          <table:table-cell table:style-name="ce5" table:formula="of:=VLOOKUP([.A1009];[UCF.$A$2:.$G$1160];3;0)" office:value-type="string" office:string-value="P1V0">
            <text:p>P1V0</text:p>
          </table:table-cell>
          <table:table-cell table:style-name="ce5" table:formula="of:=VLOOKUP([.A1009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N17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10];[UCF.$A$2:.$G$1160];2;0)" office:value-type="string" office:string-value="VCCINT">
            <text:p>VCCINT</text:p>
          </table:table-cell>
          <table:table-cell table:style-name="ce5" table:formula="of:=EXACT([.B1010];[.F1010])" office:value-type="boolean" office:boolean-value="true">
            <text:p>TRUE</text:p>
          </table:table-cell>
          <table:table-cell table:style-name="ce5" table:formula="of:=VLOOKUP([.A1010];[UCF.$A$2:.$G$1160];3;0)" office:value-type="string" office:string-value="P1V0">
            <text:p>P1V0</text:p>
          </table:table-cell>
          <table:table-cell table:style-name="ce5" table:formula="of:=VLOOKUP([.A1010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N19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11];[UCF.$A$2:.$G$1160];2;0)" office:value-type="string" office:string-value="VCCINT">
            <text:p>VCCINT</text:p>
          </table:table-cell>
          <table:table-cell table:style-name="ce5" table:formula="of:=EXACT([.B1011];[.F1011])" office:value-type="boolean" office:boolean-value="true">
            <text:p>TRUE</text:p>
          </table:table-cell>
          <table:table-cell table:style-name="ce5" table:formula="of:=VLOOKUP([.A1011];[UCF.$A$2:.$G$1160];3;0)" office:value-type="string" office:string-value="P1V0">
            <text:p>P1V0</text:p>
          </table:table-cell>
          <table:table-cell table:style-name="ce5" table:formula="of:=VLOOKUP([.A1011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P14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12];[UCF.$A$2:.$G$1160];2;0)" office:value-type="string" office:string-value="VCCINT">
            <text:p>VCCINT</text:p>
          </table:table-cell>
          <table:table-cell table:style-name="ce5" table:formula="of:=EXACT([.B1012];[.F1012])" office:value-type="boolean" office:boolean-value="true">
            <text:p>TRUE</text:p>
          </table:table-cell>
          <table:table-cell table:style-name="ce5" table:formula="of:=VLOOKUP([.A1012];[UCF.$A$2:.$G$1160];3;0)" office:value-type="string" office:string-value="P1V0">
            <text:p>P1V0</text:p>
          </table:table-cell>
          <table:table-cell table:style-name="ce5" table:formula="of:=VLOOKUP([.A1012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P16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13];[UCF.$A$2:.$G$1160];2;0)" office:value-type="string" office:string-value="VCCINT">
            <text:p>VCCINT</text:p>
          </table:table-cell>
          <table:table-cell table:style-name="ce5" table:formula="of:=EXACT([.B1013];[.F1013])" office:value-type="boolean" office:boolean-value="true">
            <text:p>TRUE</text:p>
          </table:table-cell>
          <table:table-cell table:style-name="ce5" table:formula="of:=VLOOKUP([.A1013];[UCF.$A$2:.$G$1160];3;0)" office:value-type="string" office:string-value="P1V0">
            <text:p>P1V0</text:p>
          </table:table-cell>
          <table:table-cell table:style-name="ce5" table:formula="of:=VLOOKUP([.A1013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P18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14];[UCF.$A$2:.$G$1160];2;0)" office:value-type="string" office:string-value="VCCINT">
            <text:p>VCCINT</text:p>
          </table:table-cell>
          <table:table-cell table:style-name="ce5" table:formula="of:=EXACT([.B1014];[.F1014])" office:value-type="boolean" office:boolean-value="true">
            <text:p>TRUE</text:p>
          </table:table-cell>
          <table:table-cell table:style-name="ce5" table:formula="of:=VLOOKUP([.A1014];[UCF.$A$2:.$G$1160];3;0)" office:value-type="string" office:string-value="P1V0">
            <text:p>P1V0</text:p>
          </table:table-cell>
          <table:table-cell table:style-name="ce5" table:formula="of:=VLOOKUP([.A1014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R15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15];[UCF.$A$2:.$G$1160];2;0)" office:value-type="string" office:string-value="VCCINT">
            <text:p>VCCINT</text:p>
          </table:table-cell>
          <table:table-cell table:style-name="ce5" table:formula="of:=EXACT([.B1015];[.F1015])" office:value-type="boolean" office:boolean-value="true">
            <text:p>TRUE</text:p>
          </table:table-cell>
          <table:table-cell table:style-name="ce5" table:formula="of:=VLOOKUP([.A1015];[UCF.$A$2:.$G$1160];3;0)" office:value-type="string" office:string-value="P1V0">
            <text:p>P1V0</text:p>
          </table:table-cell>
          <table:table-cell table:style-name="ce5" table:formula="of:=VLOOKUP([.A1015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R17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16];[UCF.$A$2:.$G$1160];2;0)" office:value-type="string" office:string-value="VCCINT">
            <text:p>VCCINT</text:p>
          </table:table-cell>
          <table:table-cell table:style-name="ce5" table:formula="of:=EXACT([.B1016];[.F1016])" office:value-type="boolean" office:boolean-value="true">
            <text:p>TRUE</text:p>
          </table:table-cell>
          <table:table-cell table:style-name="ce5" table:formula="of:=VLOOKUP([.A1016];[UCF.$A$2:.$G$1160];3;0)" office:value-type="string" office:string-value="P1V0">
            <text:p>P1V0</text:p>
          </table:table-cell>
          <table:table-cell table:style-name="ce5" table:formula="of:=VLOOKUP([.A1016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R19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17];[UCF.$A$2:.$G$1160];2;0)" office:value-type="string" office:string-value="VCCINT">
            <text:p>VCCINT</text:p>
          </table:table-cell>
          <table:table-cell table:style-name="ce5" table:formula="of:=EXACT([.B1017];[.F1017])" office:value-type="boolean" office:boolean-value="true">
            <text:p>TRUE</text:p>
          </table:table-cell>
          <table:table-cell table:style-name="ce5" table:formula="of:=VLOOKUP([.A1017];[UCF.$A$2:.$G$1160];3;0)" office:value-type="string" office:string-value="P1V0">
            <text:p>P1V0</text:p>
          </table:table-cell>
          <table:table-cell table:style-name="ce5" table:formula="of:=VLOOKUP([.A1017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T14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18];[UCF.$A$2:.$G$1160];2;0)" office:value-type="string" office:string-value="VCCINT">
            <text:p>VCCINT</text:p>
          </table:table-cell>
          <table:table-cell table:style-name="ce5" table:formula="of:=EXACT([.B1018];[.F1018])" office:value-type="boolean" office:boolean-value="true">
            <text:p>TRUE</text:p>
          </table:table-cell>
          <table:table-cell table:style-name="ce5" table:formula="of:=VLOOKUP([.A1018];[UCF.$A$2:.$G$1160];3;0)" office:value-type="string" office:string-value="P1V0">
            <text:p>P1V0</text:p>
          </table:table-cell>
          <table:table-cell table:style-name="ce5" table:formula="of:=VLOOKUP([.A1018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T16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19];[UCF.$A$2:.$G$1160];2;0)" office:value-type="string" office:string-value="VCCINT">
            <text:p>VCCINT</text:p>
          </table:table-cell>
          <table:table-cell table:style-name="ce5" table:formula="of:=EXACT([.B1019];[.F1019])" office:value-type="boolean" office:boolean-value="true">
            <text:p>TRUE</text:p>
          </table:table-cell>
          <table:table-cell table:style-name="ce5" table:formula="of:=VLOOKUP([.A1019];[UCF.$A$2:.$G$1160];3;0)" office:value-type="string" office:string-value="P1V0">
            <text:p>P1V0</text:p>
          </table:table-cell>
          <table:table-cell table:style-name="ce5" table:formula="of:=VLOOKUP([.A1019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U15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20];[UCF.$A$2:.$G$1160];2;0)" office:value-type="string" office:string-value="VCCINT">
            <text:p>VCCINT</text:p>
          </table:table-cell>
          <table:table-cell table:style-name="ce5" table:formula="of:=EXACT([.B1020];[.F1020])" office:value-type="boolean" office:boolean-value="true">
            <text:p>TRUE</text:p>
          </table:table-cell>
          <table:table-cell table:style-name="ce5" table:formula="of:=VLOOKUP([.A1020];[UCF.$A$2:.$G$1160];3;0)" office:value-type="string" office:string-value="P1V0">
            <text:p>P1V0</text:p>
          </table:table-cell>
          <table:table-cell table:style-name="ce5" table:formula="of:=VLOOKUP([.A1020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U19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21];[UCF.$A$2:.$G$1160];2;0)" office:value-type="string" office:string-value="VCCINT">
            <text:p>VCCINT</text:p>
          </table:table-cell>
          <table:table-cell table:style-name="ce5" table:formula="of:=EXACT([.B1021];[.F1021])" office:value-type="boolean" office:boolean-value="true">
            <text:p>TRUE</text:p>
          </table:table-cell>
          <table:table-cell table:style-name="ce5" table:formula="of:=VLOOKUP([.A1021];[UCF.$A$2:.$G$1160];3;0)" office:value-type="string" office:string-value="P1V0">
            <text:p>P1V0</text:p>
          </table:table-cell>
          <table:table-cell table:style-name="ce5" table:formula="of:=VLOOKUP([.A1021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V14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22];[UCF.$A$2:.$G$1160];2;0)" office:value-type="string" office:string-value="VCCINT">
            <text:p>VCCINT</text:p>
          </table:table-cell>
          <table:table-cell table:style-name="ce5" table:formula="of:=EXACT([.B1022];[.F1022])" office:value-type="boolean" office:boolean-value="true">
            <text:p>TRUE</text:p>
          </table:table-cell>
          <table:table-cell table:style-name="ce5" table:formula="of:=VLOOKUP([.A1022];[UCF.$A$2:.$G$1160];3;0)" office:value-type="string" office:string-value="P1V0">
            <text:p>P1V0</text:p>
          </table:table-cell>
          <table:table-cell table:style-name="ce5" table:formula="of:=VLOOKUP([.A1022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V16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23];[UCF.$A$2:.$G$1160];2;0)" office:value-type="string" office:string-value="VCCINT">
            <text:p>VCCINT</text:p>
          </table:table-cell>
          <table:table-cell table:style-name="ce5" table:formula="of:=EXACT([.B1023];[.F1023])" office:value-type="boolean" office:boolean-value="true">
            <text:p>TRUE</text:p>
          </table:table-cell>
          <table:table-cell table:style-name="ce5" table:formula="of:=VLOOKUP([.A1023];[UCF.$A$2:.$G$1160];3;0)" office:value-type="string" office:string-value="P1V0">
            <text:p>P1V0</text:p>
          </table:table-cell>
          <table:table-cell table:style-name="ce5" table:formula="of:=VLOOKUP([.A1023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W15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24];[UCF.$A$2:.$G$1160];2;0)" office:value-type="string" office:string-value="VCCINT">
            <text:p>VCCINT</text:p>
          </table:table-cell>
          <table:table-cell table:style-name="ce5" table:formula="of:=EXACT([.B1024];[.F1024])" office:value-type="boolean" office:boolean-value="true">
            <text:p>TRUE</text:p>
          </table:table-cell>
          <table:table-cell table:style-name="ce5" table:formula="of:=VLOOKUP([.A1024];[UCF.$A$2:.$G$1160];3;0)" office:value-type="string" office:string-value="P1V0">
            <text:p>P1V0</text:p>
          </table:table-cell>
          <table:table-cell table:style-name="ce5" table:formula="of:=VLOOKUP([.A1024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W19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25];[UCF.$A$2:.$G$1160];2;0)" office:value-type="string" office:string-value="VCCINT">
            <text:p>VCCINT</text:p>
          </table:table-cell>
          <table:table-cell table:style-name="ce5" table:formula="of:=EXACT([.B1025];[.F1025])" office:value-type="boolean" office:boolean-value="true">
            <text:p>TRUE</text:p>
          </table:table-cell>
          <table:table-cell table:style-name="ce5" table:formula="of:=VLOOKUP([.A1025];[UCF.$A$2:.$G$1160];3;0)" office:value-type="string" office:string-value="P1V0">
            <text:p>P1V0</text:p>
          </table:table-cell>
          <table:table-cell table:style-name="ce5" table:formula="of:=VLOOKUP([.A1025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Y14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26];[UCF.$A$2:.$G$1160];2;0)" office:value-type="string" office:string-value="VCCINT">
            <text:p>VCCINT</text:p>
          </table:table-cell>
          <table:table-cell table:style-name="ce5" table:formula="of:=EXACT([.B1026];[.F1026])" office:value-type="boolean" office:boolean-value="true">
            <text:p>TRUE</text:p>
          </table:table-cell>
          <table:table-cell table:style-name="ce5" table:formula="of:=VLOOKUP([.A1026];[UCF.$A$2:.$G$1160];3;0)" office:value-type="string" office:string-value="P1V0">
            <text:p>P1V0</text:p>
          </table:table-cell>
          <table:table-cell table:style-name="ce5" table:formula="of:=VLOOKUP([.A1026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Y16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27];[UCF.$A$2:.$G$1160];2;0)" office:value-type="string" office:string-value="VCCINT">
            <text:p>VCCINT</text:p>
          </table:table-cell>
          <table:table-cell table:style-name="ce5" table:formula="of:=EXACT([.B1027];[.F1027])" office:value-type="boolean" office:boolean-value="true">
            <text:p>TRUE</text:p>
          </table:table-cell>
          <table:table-cell table:style-name="ce5" table:formula="of:=VLOOKUP([.A1027];[UCF.$A$2:.$G$1160];3;0)" office:value-type="string" office:string-value="P1V0">
            <text:p>P1V0</text:p>
          </table:table-cell>
          <table:table-cell table:style-name="ce5" table:formula="of:=VLOOKUP([.A1027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Y18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28];[UCF.$A$2:.$G$1160];2;0)" office:value-type="string" office:string-value="VCCINT">
            <text:p>VCCINT</text:p>
          </table:table-cell>
          <table:table-cell table:style-name="ce5" table:formula="of:=EXACT([.B1028];[.F1028])" office:value-type="boolean" office:boolean-value="true">
            <text:p>TRUE</text:p>
          </table:table-cell>
          <table:table-cell table:style-name="ce5" table:formula="of:=VLOOKUP([.A1028];[UCF.$A$2:.$G$1160];3;0)" office:value-type="string" office:string-value="P1V0">
            <text:p>P1V0</text:p>
          </table:table-cell>
          <table:table-cell table:style-name="ce5" table:formula="of:=VLOOKUP([.A1028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A15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29];[UCF.$A$2:.$G$1160];2;0)" office:value-type="string" office:string-value="VCCINT">
            <text:p>VCCINT</text:p>
          </table:table-cell>
          <table:table-cell table:style-name="ce5" table:formula="of:=EXACT([.B1029];[.F1029])" office:value-type="boolean" office:boolean-value="true">
            <text:p>TRUE</text:p>
          </table:table-cell>
          <table:table-cell table:style-name="ce5" table:formula="of:=VLOOKUP([.A1029];[UCF.$A$2:.$G$1160];3;0)" office:value-type="string" office:string-value="P1V0">
            <text:p>P1V0</text:p>
          </table:table-cell>
          <table:table-cell table:style-name="ce5" table:formula="of:=VLOOKUP([.A1029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A17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30];[UCF.$A$2:.$G$1160];2;0)" office:value-type="string" office:string-value="VCCINT">
            <text:p>VCCINT</text:p>
          </table:table-cell>
          <table:table-cell table:style-name="ce5" table:formula="of:=EXACT([.B1030];[.F1030])" office:value-type="boolean" office:boolean-value="true">
            <text:p>TRUE</text:p>
          </table:table-cell>
          <table:table-cell table:style-name="ce5" table:formula="of:=VLOOKUP([.A1030];[UCF.$A$2:.$G$1160];3;0)" office:value-type="string" office:string-value="P1V0">
            <text:p>P1V0</text:p>
          </table:table-cell>
          <table:table-cell table:style-name="ce5" table:formula="of:=VLOOKUP([.A1030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A19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31];[UCF.$A$2:.$G$1160];2;0)" office:value-type="string" office:string-value="VCCINT">
            <text:p>VCCINT</text:p>
          </table:table-cell>
          <table:table-cell table:style-name="ce5" table:formula="of:=EXACT([.B1031];[.F1031])" office:value-type="boolean" office:boolean-value="true">
            <text:p>TRUE</text:p>
          </table:table-cell>
          <table:table-cell table:style-name="ce5" table:formula="of:=VLOOKUP([.A1031];[UCF.$A$2:.$G$1160];3;0)" office:value-type="string" office:string-value="P1V0">
            <text:p>P1V0</text:p>
          </table:table-cell>
          <table:table-cell table:style-name="ce5" table:formula="of:=VLOOKUP([.A1031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B14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32];[UCF.$A$2:.$G$1160];2;0)" office:value-type="string" office:string-value="VCCINT">
            <text:p>VCCINT</text:p>
          </table:table-cell>
          <table:table-cell table:style-name="ce5" table:formula="of:=EXACT([.B1032];[.F1032])" office:value-type="boolean" office:boolean-value="true">
            <text:p>TRUE</text:p>
          </table:table-cell>
          <table:table-cell table:style-name="ce5" table:formula="of:=VLOOKUP([.A1032];[UCF.$A$2:.$G$1160];3;0)" office:value-type="string" office:string-value="P1V0">
            <text:p>P1V0</text:p>
          </table:table-cell>
          <table:table-cell table:style-name="ce5" table:formula="of:=VLOOKUP([.A1032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B16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33];[UCF.$A$2:.$G$1160];2;0)" office:value-type="string" office:string-value="VCCINT">
            <text:p>VCCINT</text:p>
          </table:table-cell>
          <table:table-cell table:style-name="ce5" table:formula="of:=EXACT([.B1033];[.F1033])" office:value-type="boolean" office:boolean-value="true">
            <text:p>TRUE</text:p>
          </table:table-cell>
          <table:table-cell table:style-name="ce5" table:formula="of:=VLOOKUP([.A1033];[UCF.$A$2:.$G$1160];3;0)" office:value-type="string" office:string-value="P1V0">
            <text:p>P1V0</text:p>
          </table:table-cell>
          <table:table-cell table:style-name="ce5" table:formula="of:=VLOOKUP([.A1033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B18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34];[UCF.$A$2:.$G$1160];2;0)" office:value-type="string" office:string-value="VCCINT">
            <text:p>VCCINT</text:p>
          </table:table-cell>
          <table:table-cell table:style-name="ce5" table:formula="of:=EXACT([.B1034];[.F1034])" office:value-type="boolean" office:boolean-value="true">
            <text:p>TRUE</text:p>
          </table:table-cell>
          <table:table-cell table:style-name="ce5" table:formula="of:=VLOOKUP([.A1034];[UCF.$A$2:.$G$1160];3;0)" office:value-type="string" office:string-value="P1V0">
            <text:p>P1V0</text:p>
          </table:table-cell>
          <table:table-cell table:style-name="ce5" table:formula="of:=VLOOKUP([.A1034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C15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35];[UCF.$A$2:.$G$1160];2;0)" office:value-type="string" office:string-value="VCCINT">
            <text:p>VCCINT</text:p>
          </table:table-cell>
          <table:table-cell table:style-name="ce5" table:formula="of:=EXACT([.B1035];[.F1035])" office:value-type="boolean" office:boolean-value="true">
            <text:p>TRUE</text:p>
          </table:table-cell>
          <table:table-cell table:style-name="ce5" table:formula="of:=VLOOKUP([.A1035];[UCF.$A$2:.$G$1160];3;0)" office:value-type="string" office:string-value="P1V0">
            <text:p>P1V0</text:p>
          </table:table-cell>
          <table:table-cell table:style-name="ce5" table:formula="of:=VLOOKUP([.A1035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C17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36];[UCF.$A$2:.$G$1160];2;0)" office:value-type="string" office:string-value="VCCINT">
            <text:p>VCCINT</text:p>
          </table:table-cell>
          <table:table-cell table:style-name="ce5" table:formula="of:=EXACT([.B1036];[.F1036])" office:value-type="boolean" office:boolean-value="true">
            <text:p>TRUE</text:p>
          </table:table-cell>
          <table:table-cell table:style-name="ce5" table:formula="of:=VLOOKUP([.A1036];[UCF.$A$2:.$G$1160];3;0)" office:value-type="string" office:string-value="P1V0">
            <text:p>P1V0</text:p>
          </table:table-cell>
          <table:table-cell table:style-name="ce5" table:formula="of:=VLOOKUP([.A1036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C19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37];[UCF.$A$2:.$G$1160];2;0)" office:value-type="string" office:string-value="VCCINT">
            <text:p>VCCINT</text:p>
          </table:table-cell>
          <table:table-cell table:style-name="ce5" table:formula="of:=EXACT([.B1037];[.F1037])" office:value-type="boolean" office:boolean-value="true">
            <text:p>TRUE</text:p>
          </table:table-cell>
          <table:table-cell table:style-name="ce5" table:formula="of:=VLOOKUP([.A1037];[UCF.$A$2:.$G$1160];3;0)" office:value-type="string" office:string-value="P1V0">
            <text:p>P1V0</text:p>
          </table:table-cell>
          <table:table-cell table:style-name="ce5" table:formula="of:=VLOOKUP([.A1037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D14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38];[UCF.$A$2:.$G$1160];2;0)" office:value-type="string" office:string-value="VCCINT">
            <text:p>VCCINT</text:p>
          </table:table-cell>
          <table:table-cell table:style-name="ce5" table:formula="of:=EXACT([.B1038];[.F1038])" office:value-type="boolean" office:boolean-value="true">
            <text:p>TRUE</text:p>
          </table:table-cell>
          <table:table-cell table:style-name="ce5" table:formula="of:=VLOOKUP([.A1038];[UCF.$A$2:.$G$1160];3;0)" office:value-type="string" office:string-value="P1V0">
            <text:p>P1V0</text:p>
          </table:table-cell>
          <table:table-cell table:style-name="ce5" table:formula="of:=VLOOKUP([.A1038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D16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39];[UCF.$A$2:.$G$1160];2;0)" office:value-type="string" office:string-value="VCCINT">
            <text:p>VCCINT</text:p>
          </table:table-cell>
          <table:table-cell table:style-name="ce5" table:formula="of:=EXACT([.B1039];[.F1039])" office:value-type="boolean" office:boolean-value="true">
            <text:p>TRUE</text:p>
          </table:table-cell>
          <table:table-cell table:style-name="ce5" table:formula="of:=VLOOKUP([.A1039];[UCF.$A$2:.$G$1160];3;0)" office:value-type="string" office:string-value="P1V0">
            <text:p>P1V0</text:p>
          </table:table-cell>
          <table:table-cell table:style-name="ce5" table:formula="of:=VLOOKUP([.A1039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D18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40];[UCF.$A$2:.$G$1160];2;0)" office:value-type="string" office:string-value="VCCINT">
            <text:p>VCCINT</text:p>
          </table:table-cell>
          <table:table-cell table:style-name="ce5" table:formula="of:=EXACT([.B1040];[.F1040])" office:value-type="boolean" office:boolean-value="true">
            <text:p>TRUE</text:p>
          </table:table-cell>
          <table:table-cell table:style-name="ce5" table:formula="of:=VLOOKUP([.A1040];[UCF.$A$2:.$G$1160];3;0)" office:value-type="string" office:string-value="P1V0">
            <text:p>P1V0</text:p>
          </table:table-cell>
          <table:table-cell table:style-name="ce5" table:formula="of:=VLOOKUP([.A1040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D20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41];[UCF.$A$2:.$G$1160];2;0)" office:value-type="string" office:string-value="VCCINT">
            <text:p>VCCINT</text:p>
          </table:table-cell>
          <table:table-cell table:style-name="ce5" table:formula="of:=EXACT([.B1041];[.F1041])" office:value-type="boolean" office:boolean-value="true">
            <text:p>TRUE</text:p>
          </table:table-cell>
          <table:table-cell table:style-name="ce5" table:formula="of:=VLOOKUP([.A1041];[UCF.$A$2:.$G$1160];3;0)" office:value-type="string" office:string-value="P1V0">
            <text:p>P1V0</text:p>
          </table:table-cell>
          <table:table-cell table:style-name="ce5" table:formula="of:=VLOOKUP([.A1041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D22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42];[UCF.$A$2:.$G$1160];2;0)" office:value-type="string" office:string-value="VCCINT">
            <text:p>VCCINT</text:p>
          </table:table-cell>
          <table:table-cell table:style-name="ce5" table:formula="of:=EXACT([.B1042];[.F1042])" office:value-type="boolean" office:boolean-value="true">
            <text:p>TRUE</text:p>
          </table:table-cell>
          <table:table-cell table:style-name="ce5" table:formula="of:=VLOOKUP([.A1042];[UCF.$A$2:.$G$1160];3;0)" office:value-type="string" office:string-value="P1V0">
            <text:p>P1V0</text:p>
          </table:table-cell>
          <table:table-cell table:style-name="ce5" table:formula="of:=VLOOKUP([.A1042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E15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43];[UCF.$A$2:.$G$1160];2;0)" office:value-type="string" office:string-value="VCCINT">
            <text:p>VCCINT</text:p>
          </table:table-cell>
          <table:table-cell table:style-name="ce5" table:formula="of:=EXACT([.B1043];[.F1043])" office:value-type="boolean" office:boolean-value="true">
            <text:p>TRUE</text:p>
          </table:table-cell>
          <table:table-cell table:style-name="ce5" table:formula="of:=VLOOKUP([.A1043];[UCF.$A$2:.$G$1160];3;0)" office:value-type="string" office:string-value="P1V0">
            <text:p>P1V0</text:p>
          </table:table-cell>
          <table:table-cell table:style-name="ce5" table:formula="of:=VLOOKUP([.A1043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E17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44];[UCF.$A$2:.$G$1160];2;0)" office:value-type="string" office:string-value="VCCINT">
            <text:p>VCCINT</text:p>
          </table:table-cell>
          <table:table-cell table:style-name="ce5" table:formula="of:=EXACT([.B1044];[.F1044])" office:value-type="boolean" office:boolean-value="true">
            <text:p>TRUE</text:p>
          </table:table-cell>
          <table:table-cell table:style-name="ce5" table:formula="of:=VLOOKUP([.A1044];[UCF.$A$2:.$G$1160];3;0)" office:value-type="string" office:string-value="P1V0">
            <text:p>P1V0</text:p>
          </table:table-cell>
          <table:table-cell table:style-name="ce5" table:formula="of:=VLOOKUP([.A1044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E19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45];[UCF.$A$2:.$G$1160];2;0)" office:value-type="string" office:string-value="VCCINT">
            <text:p>VCCINT</text:p>
          </table:table-cell>
          <table:table-cell table:style-name="ce5" table:formula="of:=EXACT([.B1045];[.F1045])" office:value-type="boolean" office:boolean-value="true">
            <text:p>TRUE</text:p>
          </table:table-cell>
          <table:table-cell table:style-name="ce5" table:formula="of:=VLOOKUP([.A1045];[UCF.$A$2:.$G$1160];3;0)" office:value-type="string" office:string-value="P1V0">
            <text:p>P1V0</text:p>
          </table:table-cell>
          <table:table-cell table:style-name="ce5" table:formula="of:=VLOOKUP([.A1045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E21</text:p>
          </table:table-cell>
          <table:table-cell table:style-name="ce5" office:value-type="string">
            <text:p>VCCINT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46];[UCF.$A$2:.$G$1160];2;0)" office:value-type="string" office:string-value="VCCINT">
            <text:p>VCCINT</text:p>
          </table:table-cell>
          <table:table-cell table:style-name="ce5" table:formula="of:=EXACT([.B1046];[.F1046])" office:value-type="boolean" office:boolean-value="true">
            <text:p>TRUE</text:p>
          </table:table-cell>
          <table:table-cell table:style-name="ce5" table:formula="of:=VLOOKUP([.A1046];[UCF.$A$2:.$G$1160];3;0)" office:value-type="string" office:string-value="P1V0">
            <text:p>P1V0</text:p>
          </table:table-cell>
          <table:table-cell table:style-name="ce5" table:formula="of:=VLOOKUP([.A1046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M22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47];[UCF.$A$2:.$G$1160];2;0)" office:value-type="string" office:string-value="VCCAUX">
            <text:p>VCCAUX</text:p>
          </table:table-cell>
          <table:table-cell table:style-name="ce5" table:formula="of:=EXACT([.B1047];[.F1047])" office:value-type="boolean" office:boolean-value="true">
            <text:p>TRUE</text:p>
          </table:table-cell>
          <table:table-cell table:style-name="ce5" table:formula="of:=VLOOKUP([.A1047];[UCF.$A$2:.$G$1160];3;0)" office:value-type="string" office:string-value="VCCAUX">
            <text:p>VCCAUX</text:p>
          </table:table-cell>
          <table:table-cell table:style-name="ce5" table:formula="of:=VLOOKUP([.A1047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N13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48];[UCF.$A$2:.$G$1160];2;0)" office:value-type="string" office:string-value="VCCAUX">
            <text:p>VCCAUX</text:p>
          </table:table-cell>
          <table:table-cell table:style-name="ce5" table:formula="of:=EXACT([.B1048];[.F1048])" office:value-type="boolean" office:boolean-value="true">
            <text:p>TRUE</text:p>
          </table:table-cell>
          <table:table-cell table:style-name="ce5" table:formula="of:=VLOOKUP([.A1048];[UCF.$A$2:.$G$1160];3;0)" office:value-type="string" office:string-value="VCCAUX">
            <text:p>VCCAUX</text:p>
          </table:table-cell>
          <table:table-cell table:style-name="ce5" table:formula="of:=VLOOKUP([.A1048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N23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49];[UCF.$A$2:.$G$1160];2;0)" office:value-type="string" office:string-value="VCCAUX">
            <text:p>VCCAUX</text:p>
          </table:table-cell>
          <table:table-cell table:style-name="ce5" table:formula="of:=EXACT([.B1049];[.F1049])" office:value-type="boolean" office:boolean-value="true">
            <text:p>TRUE</text:p>
          </table:table-cell>
          <table:table-cell table:style-name="ce5" table:formula="of:=VLOOKUP([.A1049];[UCF.$A$2:.$G$1160];3;0)" office:value-type="string" office:string-value="VCCAUX">
            <text:p>VCCAUX</text:p>
          </table:table-cell>
          <table:table-cell table:style-name="ce5" table:formula="of:=VLOOKUP([.A1049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P12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50];[UCF.$A$2:.$G$1160];2;0)" office:value-type="string" office:string-value="VCCAUX">
            <text:p>VCCAUX</text:p>
          </table:table-cell>
          <table:table-cell table:style-name="ce5" table:formula="of:=EXACT([.B1050];[.F1050])" office:value-type="boolean" office:boolean-value="true">
            <text:p>TRUE</text:p>
          </table:table-cell>
          <table:table-cell table:style-name="ce5" table:formula="of:=VLOOKUP([.A1050];[UCF.$A$2:.$G$1160];3;0)" office:value-type="string" office:string-value="VCCAUX">
            <text:p>VCCAUX</text:p>
          </table:table-cell>
          <table:table-cell table:style-name="ce5" table:formula="of:=VLOOKUP([.A1050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P22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51];[UCF.$A$2:.$G$1160];2;0)" office:value-type="string" office:string-value="VCCAUX">
            <text:p>VCCAUX</text:p>
          </table:table-cell>
          <table:table-cell table:style-name="ce5" table:formula="of:=EXACT([.B1051];[.F1051])" office:value-type="boolean" office:boolean-value="true">
            <text:p>TRUE</text:p>
          </table:table-cell>
          <table:table-cell table:style-name="ce5" table:formula="of:=VLOOKUP([.A1051];[UCF.$A$2:.$G$1160];3;0)" office:value-type="string" office:string-value="VCCAUX">
            <text:p>VCCAUX</text:p>
          </table:table-cell>
          <table:table-cell table:style-name="ce5" table:formula="of:=VLOOKUP([.A1051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R13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52];[UCF.$A$2:.$G$1160];2;0)" office:value-type="string" office:string-value="VCCAUX">
            <text:p>VCCAUX</text:p>
          </table:table-cell>
          <table:table-cell table:style-name="ce5" table:formula="of:=EXACT([.B1052];[.F1052])" office:value-type="boolean" office:boolean-value="true">
            <text:p>TRUE</text:p>
          </table:table-cell>
          <table:table-cell table:style-name="ce5" table:formula="of:=VLOOKUP([.A1052];[UCF.$A$2:.$G$1160];3;0)" office:value-type="string" office:string-value="VCCAUX">
            <text:p>VCCAUX</text:p>
          </table:table-cell>
          <table:table-cell table:style-name="ce5" table:formula="of:=VLOOKUP([.A1052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R23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53];[UCF.$A$2:.$G$1160];2;0)" office:value-type="string" office:string-value="VCCAUX">
            <text:p>VCCAUX</text:p>
          </table:table-cell>
          <table:table-cell table:style-name="ce5" table:formula="of:=EXACT([.B1053];[.F1053])" office:value-type="boolean" office:boolean-value="true">
            <text:p>TRUE</text:p>
          </table:table-cell>
          <table:table-cell table:style-name="ce5" table:formula="of:=VLOOKUP([.A1053];[UCF.$A$2:.$G$1160];3;0)" office:value-type="string" office:string-value="VCCAUX">
            <text:p>VCCAUX</text:p>
          </table:table-cell>
          <table:table-cell table:style-name="ce5" table:formula="of:=VLOOKUP([.A1053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T12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54];[UCF.$A$2:.$G$1160];2;0)" office:value-type="string" office:string-value="VCCAUX">
            <text:p>VCCAUX</text:p>
          </table:table-cell>
          <table:table-cell table:style-name="ce5" table:formula="of:=EXACT([.B1054];[.F1054])" office:value-type="boolean" office:boolean-value="true">
            <text:p>TRUE</text:p>
          </table:table-cell>
          <table:table-cell table:style-name="ce5" table:formula="of:=VLOOKUP([.A1054];[UCF.$A$2:.$G$1160];3;0)" office:value-type="string" office:string-value="VCCAUX">
            <text:p>VCCAUX</text:p>
          </table:table-cell>
          <table:table-cell table:style-name="ce5" table:formula="of:=VLOOKUP([.A1054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T22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55];[UCF.$A$2:.$G$1160];2;0)" office:value-type="string" office:string-value="VCCAUX">
            <text:p>VCCAUX</text:p>
          </table:table-cell>
          <table:table-cell table:style-name="ce5" table:formula="of:=EXACT([.B1055];[.F1055])" office:value-type="boolean" office:boolean-value="true">
            <text:p>TRUE</text:p>
          </table:table-cell>
          <table:table-cell table:style-name="ce5" table:formula="of:=VLOOKUP([.A1055];[UCF.$A$2:.$G$1160];3;0)" office:value-type="string" office:string-value="VCCAUX">
            <text:p>VCCAUX</text:p>
          </table:table-cell>
          <table:table-cell table:style-name="ce5" table:formula="of:=VLOOKUP([.A1055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U13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56];[UCF.$A$2:.$G$1160];2;0)" office:value-type="string" office:string-value="VCCAUX">
            <text:p>VCCAUX</text:p>
          </table:table-cell>
          <table:table-cell table:style-name="ce5" table:formula="of:=EXACT([.B1056];[.F1056])" office:value-type="boolean" office:boolean-value="true">
            <text:p>TRUE</text:p>
          </table:table-cell>
          <table:table-cell table:style-name="ce5" table:formula="of:=VLOOKUP([.A1056];[UCF.$A$2:.$G$1160];3;0)" office:value-type="string" office:string-value="VCCAUX">
            <text:p>VCCAUX</text:p>
          </table:table-cell>
          <table:table-cell table:style-name="ce5" table:formula="of:=VLOOKUP([.A1056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U23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57];[UCF.$A$2:.$G$1160];2;0)" office:value-type="string" office:string-value="VCCAUX">
            <text:p>VCCAUX</text:p>
          </table:table-cell>
          <table:table-cell table:style-name="ce5" table:formula="of:=EXACT([.B1057];[.F1057])" office:value-type="boolean" office:boolean-value="true">
            <text:p>TRUE</text:p>
          </table:table-cell>
          <table:table-cell table:style-name="ce5" table:formula="of:=VLOOKUP([.A1057];[UCF.$A$2:.$G$1160];3;0)" office:value-type="string" office:string-value="VCCAUX">
            <text:p>VCCAUX</text:p>
          </table:table-cell>
          <table:table-cell table:style-name="ce5" table:formula="of:=VLOOKUP([.A1057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V12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58];[UCF.$A$2:.$G$1160];2;0)" office:value-type="string" office:string-value="VCCAUX">
            <text:p>VCCAUX</text:p>
          </table:table-cell>
          <table:table-cell table:style-name="ce5" table:formula="of:=EXACT([.B1058];[.F1058])" office:value-type="boolean" office:boolean-value="true">
            <text:p>TRUE</text:p>
          </table:table-cell>
          <table:table-cell table:style-name="ce5" table:formula="of:=VLOOKUP([.A1058];[UCF.$A$2:.$G$1160];3;0)" office:value-type="string" office:string-value="VCCAUX">
            <text:p>VCCAUX</text:p>
          </table:table-cell>
          <table:table-cell table:style-name="ce5" table:formula="of:=VLOOKUP([.A1058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V22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59];[UCF.$A$2:.$G$1160];2;0)" office:value-type="string" office:string-value="VCCAUX">
            <text:p>VCCAUX</text:p>
          </table:table-cell>
          <table:table-cell table:style-name="ce5" table:formula="of:=EXACT([.B1059];[.F1059])" office:value-type="boolean" office:boolean-value="true">
            <text:p>TRUE</text:p>
          </table:table-cell>
          <table:table-cell table:style-name="ce5" table:formula="of:=VLOOKUP([.A1059];[UCF.$A$2:.$G$1160];3;0)" office:value-type="string" office:string-value="VCCAUX">
            <text:p>VCCAUX</text:p>
          </table:table-cell>
          <table:table-cell table:style-name="ce5" table:formula="of:=VLOOKUP([.A1059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W13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60];[UCF.$A$2:.$G$1160];2;0)" office:value-type="string" office:string-value="VCCAUX">
            <text:p>VCCAUX</text:p>
          </table:table-cell>
          <table:table-cell table:style-name="ce5" table:formula="of:=EXACT([.B1060];[.F1060])" office:value-type="boolean" office:boolean-value="true">
            <text:p>TRUE</text:p>
          </table:table-cell>
          <table:table-cell table:style-name="ce5" table:formula="of:=VLOOKUP([.A1060];[UCF.$A$2:.$G$1160];3;0)" office:value-type="string" office:string-value="VCCAUX">
            <text:p>VCCAUX</text:p>
          </table:table-cell>
          <table:table-cell table:style-name="ce5" table:formula="of:=VLOOKUP([.A1060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W23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61];[UCF.$A$2:.$G$1160];2;0)" office:value-type="string" office:string-value="VCCAUX">
            <text:p>VCCAUX</text:p>
          </table:table-cell>
          <table:table-cell table:style-name="ce5" table:formula="of:=EXACT([.B1061];[.F1061])" office:value-type="boolean" office:boolean-value="true">
            <text:p>TRUE</text:p>
          </table:table-cell>
          <table:table-cell table:style-name="ce5" table:formula="of:=VLOOKUP([.A1061];[UCF.$A$2:.$G$1160];3;0)" office:value-type="string" office:string-value="VCCAUX">
            <text:p>VCCAUX</text:p>
          </table:table-cell>
          <table:table-cell table:style-name="ce5" table:formula="of:=VLOOKUP([.A1061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Y12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62];[UCF.$A$2:.$G$1160];2;0)" office:value-type="string" office:string-value="VCCAUX">
            <text:p>VCCAUX</text:p>
          </table:table-cell>
          <table:table-cell table:style-name="ce5" table:formula="of:=EXACT([.B1062];[.F1062])" office:value-type="boolean" office:boolean-value="true">
            <text:p>TRUE</text:p>
          </table:table-cell>
          <table:table-cell table:style-name="ce5" table:formula="of:=VLOOKUP([.A1062];[UCF.$A$2:.$G$1160];3;0)" office:value-type="string" office:string-value="VCCAUX">
            <text:p>VCCAUX</text:p>
          </table:table-cell>
          <table:table-cell table:style-name="ce5" table:formula="of:=VLOOKUP([.A1062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Y22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63];[UCF.$A$2:.$G$1160];2;0)" office:value-type="string" office:string-value="VCCAUX">
            <text:p>VCCAUX</text:p>
          </table:table-cell>
          <table:table-cell table:style-name="ce5" table:formula="of:=EXACT([.B1063];[.F1063])" office:value-type="boolean" office:boolean-value="true">
            <text:p>TRUE</text:p>
          </table:table-cell>
          <table:table-cell table:style-name="ce5" table:formula="of:=VLOOKUP([.A1063];[UCF.$A$2:.$G$1160];3;0)" office:value-type="string" office:string-value="VCCAUX">
            <text:p>VCCAUX</text:p>
          </table:table-cell>
          <table:table-cell table:style-name="ce5" table:formula="of:=VLOOKUP([.A1063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A13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64];[UCF.$A$2:.$G$1160];2;0)" office:value-type="string" office:string-value="VCCAUX">
            <text:p>VCCAUX</text:p>
          </table:table-cell>
          <table:table-cell table:style-name="ce5" table:formula="of:=EXACT([.B1064];[.F1064])" office:value-type="boolean" office:boolean-value="true">
            <text:p>TRUE</text:p>
          </table:table-cell>
          <table:table-cell table:style-name="ce5" table:formula="of:=VLOOKUP([.A1064];[UCF.$A$2:.$G$1160];3;0)" office:value-type="string" office:string-value="VCCAUX">
            <text:p>VCCAUX</text:p>
          </table:table-cell>
          <table:table-cell table:style-name="ce5" table:formula="of:=VLOOKUP([.A1064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A23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65];[UCF.$A$2:.$G$1160];2;0)" office:value-type="string" office:string-value="VCCAUX">
            <text:p>VCCAUX</text:p>
          </table:table-cell>
          <table:table-cell table:style-name="ce5" table:formula="of:=EXACT([.B1065];[.F1065])" office:value-type="boolean" office:boolean-value="true">
            <text:p>TRUE</text:p>
          </table:table-cell>
          <table:table-cell table:style-name="ce5" table:formula="of:=VLOOKUP([.A1065];[UCF.$A$2:.$G$1160];3;0)" office:value-type="string" office:string-value="VCCAUX">
            <text:p>VCCAUX</text:p>
          </table:table-cell>
          <table:table-cell table:style-name="ce5" table:formula="of:=VLOOKUP([.A1065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B12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66];[UCF.$A$2:.$G$1160];2;0)" office:value-type="string" office:string-value="VCCAUX">
            <text:p>VCCAUX</text:p>
          </table:table-cell>
          <table:table-cell table:style-name="ce5" table:formula="of:=EXACT([.B1066];[.F1066])" office:value-type="boolean" office:boolean-value="true">
            <text:p>TRUE</text:p>
          </table:table-cell>
          <table:table-cell table:style-name="ce5" table:formula="of:=VLOOKUP([.A1066];[UCF.$A$2:.$G$1160];3;0)" office:value-type="string" office:string-value="VCCAUX">
            <text:p>VCCAUX</text:p>
          </table:table-cell>
          <table:table-cell table:style-name="ce5" table:formula="of:=VLOOKUP([.A1066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B22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67];[UCF.$A$2:.$G$1160];2;0)" office:value-type="string" office:string-value="VCCAUX">
            <text:p>VCCAUX</text:p>
          </table:table-cell>
          <table:table-cell table:style-name="ce5" table:formula="of:=EXACT([.B1067];[.F1067])" office:value-type="boolean" office:boolean-value="true">
            <text:p>TRUE</text:p>
          </table:table-cell>
          <table:table-cell table:style-name="ce5" table:formula="of:=VLOOKUP([.A1067];[UCF.$A$2:.$G$1160];3;0)" office:value-type="string" office:string-value="VCCAUX">
            <text:p>VCCAUX</text:p>
          </table:table-cell>
          <table:table-cell table:style-name="ce5" table:formula="of:=VLOOKUP([.A1067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C13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68];[UCF.$A$2:.$G$1160];2;0)" office:value-type="string" office:string-value="VCCAUX">
            <text:p>VCCAUX</text:p>
          </table:table-cell>
          <table:table-cell table:style-name="ce5" table:formula="of:=EXACT([.B1068];[.F1068])" office:value-type="boolean" office:boolean-value="true">
            <text:p>TRUE</text:p>
          </table:table-cell>
          <table:table-cell table:style-name="ce5" table:formula="of:=VLOOKUP([.A1068];[UCF.$A$2:.$G$1160];3;0)" office:value-type="string" office:string-value="VCCAUX">
            <text:p>VCCAUX</text:p>
          </table:table-cell>
          <table:table-cell table:style-name="ce5" table:formula="of:=VLOOKUP([.A1068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C23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69];[UCF.$A$2:.$G$1160];2;0)" office:value-type="string" office:string-value="VCCAUX">
            <text:p>VCCAUX</text:p>
          </table:table-cell>
          <table:table-cell table:style-name="ce5" table:formula="of:=EXACT([.B1069];[.F1069])" office:value-type="boolean" office:boolean-value="true">
            <text:p>TRUE</text:p>
          </table:table-cell>
          <table:table-cell table:style-name="ce5" table:formula="of:=VLOOKUP([.A1069];[UCF.$A$2:.$G$1160];3;0)" office:value-type="string" office:string-value="VCCAUX">
            <text:p>VCCAUX</text:p>
          </table:table-cell>
          <table:table-cell table:style-name="ce5" table:formula="of:=VLOOKUP([.A1069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5" office:value-type="string">
            <text:p>AD12</text:p>
          </table:table-cell>
          <table:table-cell table:style-name="ce5" office:value-type="string">
            <text:p>VCCAUX</text:p>
          </table:table-cell>
          <table:table-cell table:number-columns-repeated="2" table:style-name="ce5" office:value-type="string">
            <text:p>NA</text:p>
          </table:table-cell>
          <table:table-cell/>
          <table:table-cell table:style-name="ce5" table:formula="of:=VLOOKUP([.A1070];[UCF.$A$2:.$G$1160];2;0)" office:value-type="string" office:string-value="VCCAUX">
            <text:p>VCCAUX</text:p>
          </table:table-cell>
          <table:table-cell table:style-name="ce5" table:formula="of:=EXACT([.B1070];[.F1070])" office:value-type="boolean" office:boolean-value="true">
            <text:p>TRUE</text:p>
          </table:table-cell>
          <table:table-cell table:style-name="ce5" table:formula="of:=VLOOKUP([.A1070];[UCF.$A$2:.$G$1160];3;0)" office:value-type="string" office:string-value="VCCAUX">
            <text:p>VCCAUX</text:p>
          </table:table-cell>
          <table:table-cell table:style-name="ce5" table:formula="of:=VLOOKUP([.A1070];[UCF.$A$2:.$G$1160];6;0)" office:value-type="float" office:value="20">
            <text:p>20</text:p>
          </table:table-cell>
          <table:table-cell/>
          <table:table-cell table:style-name="ce5" table:number-columns-repeated="1014"/>
        </table:table-row>
        <table:table-row table:style-name="ro2">
          <table:table-cell table:style-name="ce6" office:value-type="string">
            <text:p>L13</text:p>
          </table:table-cell>
          <table:table-cell table:style-name="ce6" office:value-type="string">
            <text:p>VCCO_0</text:p>
          </table:table-cell>
          <table:table-cell table:style-name="ce6" office:value-type="string">
            <text:p>NA</text:p>
          </table:table-cell>
          <table:table-cell table:style-name="ce6" office:value-type="float" office:value="0">
            <text:p>0</text:p>
          </table:table-cell>
          <table:table-cell/>
          <table:table-cell table:style-name="ce6" table:formula="of:=VLOOKUP([.A1071];[UCF.$A$2:.$G$1160];2;0)" office:value-type="string" office:string-value="VCCO_0">
            <text:p>VCCO_0</text:p>
          </table:table-cell>
          <table:table-cell table:style-name="ce6" table:formula="of:=EXACT([.B1071];[.F1071])" office:value-type="boolean" office:boolean-value="true">
            <text:p>TRUE</text:p>
          </table:table-cell>
          <table:table-cell table:style-name="ce6" table:formula="of:=VLOOKUP([.A1071];[UCF.$A$2:.$G$1160];3;0)" office:value-type="string" office:string-value="P3V3">
            <text:p>P3V3</text:p>
          </table:table-cell>
          <table:table-cell table:style-name="ce6" table:formula="of:=VLOOKUP([.A1071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T11</text:p>
          </table:table-cell>
          <table:table-cell table:style-name="ce6" office:value-type="string">
            <text:p>VCCO_0</text:p>
          </table:table-cell>
          <table:table-cell table:style-name="ce6" office:value-type="string">
            <text:p>NA</text:p>
          </table:table-cell>
          <table:table-cell table:style-name="ce6" office:value-type="float" office:value="0">
            <text:p>0</text:p>
          </table:table-cell>
          <table:table-cell/>
          <table:table-cell table:style-name="ce6" table:formula="of:=VLOOKUP([.A1072];[UCF.$A$2:.$G$1160];2;0)" office:value-type="string" office:string-value="VCCO_0">
            <text:p>VCCO_0</text:p>
          </table:table-cell>
          <table:table-cell table:style-name="ce6" table:formula="of:=EXACT([.B1072];[.F1072])" office:value-type="boolean" office:boolean-value="true">
            <text:p>TRUE</text:p>
          </table:table-cell>
          <table:table-cell table:style-name="ce6" table:formula="of:=VLOOKUP([.A1072];[UCF.$A$2:.$G$1160];3;0)" office:value-type="string" office:string-value="P3V3">
            <text:p>P3V3</text:p>
          </table:table-cell>
          <table:table-cell table:style-name="ce6" table:formula="of:=VLOOKUP([.A1072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J27</text:p>
          </table:table-cell>
          <table:table-cell table:style-name="ce6" office:value-type="string">
            <text:p>VCCO_12</text:p>
          </table:table-cell>
          <table:table-cell table:style-name="ce6" office:value-type="string">
            <text:p>NA</text:p>
          </table:table-cell>
          <table:table-cell table:style-name="ce6" office:value-type="float" office:value="12">
            <text:p>12</text:p>
          </table:table-cell>
          <table:table-cell/>
          <table:table-cell table:style-name="ce6" table:formula="of:=VLOOKUP([.A1073];[UCF.$A$2:.$G$1160];2;0)" office:value-type="string" office:string-value="VCCO_12">
            <text:p>VCCO_12</text:p>
          </table:table-cell>
          <table:table-cell table:style-name="ce6" table:formula="of:=EXACT([.B1073];[.F1073])" office:value-type="boolean" office:boolean-value="true">
            <text:p>TRUE</text:p>
          </table:table-cell>
          <table:table-cell table:style-name="ce6" table:formula="of:=VLOOKUP([.A1073];[UCF.$A$2:.$G$1160];3;0)" office:value-type="string" office:string-value="PVADJ2">
            <text:p>PVADJ2</text:p>
          </table:table-cell>
          <table:table-cell table:style-name="ce6" table:formula="of:=VLOOKUP([.A1073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K34</text:p>
          </table:table-cell>
          <table:table-cell table:style-name="ce6" office:value-type="string">
            <text:p>VCCO_12</text:p>
          </table:table-cell>
          <table:table-cell table:style-name="ce6" office:value-type="string">
            <text:p>NA</text:p>
          </table:table-cell>
          <table:table-cell table:style-name="ce6" office:value-type="float" office:value="12">
            <text:p>12</text:p>
          </table:table-cell>
          <table:table-cell/>
          <table:table-cell table:style-name="ce6" table:formula="of:=VLOOKUP([.A1074];[UCF.$A$2:.$G$1160];2;0)" office:value-type="string" office:string-value="VCCO_12">
            <text:p>VCCO_12</text:p>
          </table:table-cell>
          <table:table-cell table:style-name="ce6" table:formula="of:=EXACT([.B1074];[.F1074])" office:value-type="boolean" office:boolean-value="true">
            <text:p>TRUE</text:p>
          </table:table-cell>
          <table:table-cell table:style-name="ce6" table:formula="of:=VLOOKUP([.A1074];[UCF.$A$2:.$G$1160];3;0)" office:value-type="string" office:string-value="PVADJ2">
            <text:p>PVADJ2</text:p>
          </table:table-cell>
          <table:table-cell table:style-name="ce6" table:formula="of:=VLOOKUP([.A1074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L31</text:p>
          </table:table-cell>
          <table:table-cell table:style-name="ce6" office:value-type="string">
            <text:p>VCCO_12</text:p>
          </table:table-cell>
          <table:table-cell table:style-name="ce6" office:value-type="string">
            <text:p>NA</text:p>
          </table:table-cell>
          <table:table-cell table:style-name="ce6" office:value-type="float" office:value="12">
            <text:p>12</text:p>
          </table:table-cell>
          <table:table-cell/>
          <table:table-cell table:style-name="ce6" table:formula="of:=VLOOKUP([.A1075];[UCF.$A$2:.$G$1160];2;0)" office:value-type="string" office:string-value="VCCO_12">
            <text:p>VCCO_12</text:p>
          </table:table-cell>
          <table:table-cell table:style-name="ce6" table:formula="of:=EXACT([.B1075];[.F1075])" office:value-type="boolean" office:boolean-value="true">
            <text:p>TRUE</text:p>
          </table:table-cell>
          <table:table-cell table:style-name="ce6" table:formula="of:=VLOOKUP([.A1075];[UCF.$A$2:.$G$1160];3;0)" office:value-type="string" office:string-value="PVADJ2">
            <text:p>PVADJ2</text:p>
          </table:table-cell>
          <table:table-cell table:style-name="ce6" table:formula="of:=VLOOKUP([.A1075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M28</text:p>
          </table:table-cell>
          <table:table-cell table:style-name="ce6" office:value-type="string">
            <text:p>VCCO_12</text:p>
          </table:table-cell>
          <table:table-cell table:style-name="ce6" office:value-type="string">
            <text:p>NA</text:p>
          </table:table-cell>
          <table:table-cell table:style-name="ce6" office:value-type="float" office:value="12">
            <text:p>12</text:p>
          </table:table-cell>
          <table:table-cell/>
          <table:table-cell table:style-name="ce6" table:formula="of:=VLOOKUP([.A1076];[UCF.$A$2:.$G$1160];2;0)" office:value-type="string" office:string-value="VCCO_12">
            <text:p>VCCO_12</text:p>
          </table:table-cell>
          <table:table-cell table:style-name="ce6" table:formula="of:=EXACT([.B1076];[.F1076])" office:value-type="boolean" office:boolean-value="true">
            <text:p>TRUE</text:p>
          </table:table-cell>
          <table:table-cell table:style-name="ce6" table:formula="of:=VLOOKUP([.A1076];[UCF.$A$2:.$G$1160];3;0)" office:value-type="string" office:string-value="PVADJ2">
            <text:p>PVADJ2</text:p>
          </table:table-cell>
          <table:table-cell table:style-name="ce6" table:formula="of:=VLOOKUP([.A1076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N25</text:p>
          </table:table-cell>
          <table:table-cell table:style-name="ce6" office:value-type="string">
            <text:p>VCCO_12</text:p>
          </table:table-cell>
          <table:table-cell table:style-name="ce6" office:value-type="string">
            <text:p>NA</text:p>
          </table:table-cell>
          <table:table-cell table:style-name="ce6" office:value-type="float" office:value="12">
            <text:p>12</text:p>
          </table:table-cell>
          <table:table-cell/>
          <table:table-cell table:style-name="ce6" table:formula="of:=VLOOKUP([.A1077];[UCF.$A$2:.$G$1160];2;0)" office:value-type="string" office:string-value="VCCO_12">
            <text:p>VCCO_12</text:p>
          </table:table-cell>
          <table:table-cell table:style-name="ce6" table:formula="of:=EXACT([.B1077];[.F1077])" office:value-type="boolean" office:boolean-value="true">
            <text:p>TRUE</text:p>
          </table:table-cell>
          <table:table-cell table:style-name="ce6" table:formula="of:=VLOOKUP([.A1077];[UCF.$A$2:.$G$1160];3;0)" office:value-type="string" office:string-value="PVADJ2">
            <text:p>PVADJ2</text:p>
          </table:table-cell>
          <table:table-cell table:style-name="ce6" table:formula="of:=VLOOKUP([.A1077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P32</text:p>
          </table:table-cell>
          <table:table-cell table:style-name="ce6" office:value-type="string">
            <text:p>VCCO_12</text:p>
          </table:table-cell>
          <table:table-cell table:style-name="ce6" office:value-type="string">
            <text:p>NA</text:p>
          </table:table-cell>
          <table:table-cell table:style-name="ce6" office:value-type="float" office:value="12">
            <text:p>12</text:p>
          </table:table-cell>
          <table:table-cell/>
          <table:table-cell table:style-name="ce6" table:formula="of:=VLOOKUP([.A1078];[UCF.$A$2:.$G$1160];2;0)" office:value-type="string" office:string-value="VCCO_12">
            <text:p>VCCO_12</text:p>
          </table:table-cell>
          <table:table-cell table:style-name="ce6" table:formula="of:=EXACT([.B1078];[.F1078])" office:value-type="boolean" office:boolean-value="true">
            <text:p>TRUE</text:p>
          </table:table-cell>
          <table:table-cell table:style-name="ce6" table:formula="of:=VLOOKUP([.A1078];[UCF.$A$2:.$G$1160];3;0)" office:value-type="string" office:string-value="PVADJ2">
            <text:p>PVADJ2</text:p>
          </table:table-cell>
          <table:table-cell table:style-name="ce6" table:formula="of:=VLOOKUP([.A1078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C25</text:p>
          </table:table-cell>
          <table:table-cell table:style-name="ce6" office:value-type="string">
            <text:p>VCCO_13</text:p>
          </table:table-cell>
          <table:table-cell table:style-name="ce6" office:value-type="string">
            <text:p>NA</text:p>
          </table:table-cell>
          <table:table-cell table:style-name="ce6" office:value-type="float" office:value="13">
            <text:p>13</text:p>
          </table:table-cell>
          <table:table-cell/>
          <table:table-cell table:style-name="ce6" table:formula="of:=VLOOKUP([.A1079];[UCF.$A$2:.$G$1160];2;0)" office:value-type="string" office:string-value="VCCO_13">
            <text:p>VCCO_13</text:p>
          </table:table-cell>
          <table:table-cell table:style-name="ce6" table:formula="of:=EXACT([.B1079];[.F1079])" office:value-type="boolean" office:boolean-value="true">
            <text:p>TRUE</text:p>
          </table:table-cell>
          <table:table-cell table:style-name="ce6" table:formula="of:=VLOOKUP([.A1079];[UCF.$A$2:.$G$1160];3;0)" office:value-type="string" office:string-value="PVADJ2">
            <text:p>PVADJ2</text:p>
          </table:table-cell>
          <table:table-cell table:style-name="ce6" table:formula="of:=VLOOKUP([.A1079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D32</text:p>
          </table:table-cell>
          <table:table-cell table:style-name="ce6" office:value-type="string">
            <text:p>VCCO_13</text:p>
          </table:table-cell>
          <table:table-cell table:style-name="ce6" office:value-type="string">
            <text:p>NA</text:p>
          </table:table-cell>
          <table:table-cell table:style-name="ce6" office:value-type="float" office:value="13">
            <text:p>13</text:p>
          </table:table-cell>
          <table:table-cell/>
          <table:table-cell table:style-name="ce6" table:formula="of:=VLOOKUP([.A1080];[UCF.$A$2:.$G$1160];2;0)" office:value-type="string" office:string-value="VCCO_13">
            <text:p>VCCO_13</text:p>
          </table:table-cell>
          <table:table-cell table:style-name="ce6" table:formula="of:=EXACT([.B1080];[.F1080])" office:value-type="boolean" office:boolean-value="true">
            <text:p>TRUE</text:p>
          </table:table-cell>
          <table:table-cell table:style-name="ce6" table:formula="of:=VLOOKUP([.A1080];[UCF.$A$2:.$G$1160];3;0)" office:value-type="string" office:string-value="PVADJ2">
            <text:p>PVADJ2</text:p>
          </table:table-cell>
          <table:table-cell table:style-name="ce6" table:formula="of:=VLOOKUP([.A1080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E29</text:p>
          </table:table-cell>
          <table:table-cell table:style-name="ce6" office:value-type="string">
            <text:p>VCCO_13</text:p>
          </table:table-cell>
          <table:table-cell table:style-name="ce6" office:value-type="string">
            <text:p>NA</text:p>
          </table:table-cell>
          <table:table-cell table:style-name="ce6" office:value-type="float" office:value="13">
            <text:p>13</text:p>
          </table:table-cell>
          <table:table-cell/>
          <table:table-cell table:style-name="ce6" table:formula="of:=VLOOKUP([.A1081];[UCF.$A$2:.$G$1160];2;0)" office:value-type="string" office:string-value="VCCO_13">
            <text:p>VCCO_13</text:p>
          </table:table-cell>
          <table:table-cell table:style-name="ce6" table:formula="of:=EXACT([.B1081];[.F1081])" office:value-type="boolean" office:boolean-value="true">
            <text:p>TRUE</text:p>
          </table:table-cell>
          <table:table-cell table:style-name="ce6" table:formula="of:=VLOOKUP([.A1081];[UCF.$A$2:.$G$1160];3;0)" office:value-type="string" office:string-value="PVADJ2">
            <text:p>PVADJ2</text:p>
          </table:table-cell>
          <table:table-cell table:style-name="ce6" table:formula="of:=VLOOKUP([.A1081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F26</text:p>
          </table:table-cell>
          <table:table-cell table:style-name="ce6" office:value-type="string">
            <text:p>VCCO_13</text:p>
          </table:table-cell>
          <table:table-cell table:style-name="ce6" office:value-type="string">
            <text:p>NA</text:p>
          </table:table-cell>
          <table:table-cell table:style-name="ce6" office:value-type="float" office:value="13">
            <text:p>13</text:p>
          </table:table-cell>
          <table:table-cell/>
          <table:table-cell table:style-name="ce6" table:formula="of:=VLOOKUP([.A1082];[UCF.$A$2:.$G$1160];2;0)" office:value-type="string" office:string-value="VCCO_13">
            <text:p>VCCO_13</text:p>
          </table:table-cell>
          <table:table-cell table:style-name="ce6" table:formula="of:=EXACT([.B1082];[.F1082])" office:value-type="boolean" office:boolean-value="true">
            <text:p>TRUE</text:p>
          </table:table-cell>
          <table:table-cell table:style-name="ce6" table:formula="of:=VLOOKUP([.A1082];[UCF.$A$2:.$G$1160];3;0)" office:value-type="string" office:string-value="PVADJ2">
            <text:p>PVADJ2</text:p>
          </table:table-cell>
          <table:table-cell table:style-name="ce6" table:formula="of:=VLOOKUP([.A1082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G33</text:p>
          </table:table-cell>
          <table:table-cell table:style-name="ce6" office:value-type="string">
            <text:p>VCCO_13</text:p>
          </table:table-cell>
          <table:table-cell table:style-name="ce6" office:value-type="string">
            <text:p>NA</text:p>
          </table:table-cell>
          <table:table-cell table:style-name="ce6" office:value-type="float" office:value="13">
            <text:p>13</text:p>
          </table:table-cell>
          <table:table-cell/>
          <table:table-cell table:style-name="ce6" table:formula="of:=VLOOKUP([.A1083];[UCF.$A$2:.$G$1160];2;0)" office:value-type="string" office:string-value="VCCO_13">
            <text:p>VCCO_13</text:p>
          </table:table-cell>
          <table:table-cell table:style-name="ce6" table:formula="of:=EXACT([.B1083];[.F1083])" office:value-type="boolean" office:boolean-value="true">
            <text:p>TRUE</text:p>
          </table:table-cell>
          <table:table-cell table:style-name="ce6" table:formula="of:=VLOOKUP([.A1083];[UCF.$A$2:.$G$1160];3;0)" office:value-type="string" office:string-value="PVADJ2">
            <text:p>PVADJ2</text:p>
          </table:table-cell>
          <table:table-cell table:style-name="ce6" table:formula="of:=VLOOKUP([.A1083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H30</text:p>
          </table:table-cell>
          <table:table-cell table:style-name="ce6" office:value-type="string">
            <text:p>VCCO_13</text:p>
          </table:table-cell>
          <table:table-cell table:style-name="ce6" office:value-type="string">
            <text:p>NA</text:p>
          </table:table-cell>
          <table:table-cell table:style-name="ce6" office:value-type="float" office:value="13">
            <text:p>13</text:p>
          </table:table-cell>
          <table:table-cell/>
          <table:table-cell table:style-name="ce6" table:formula="of:=VLOOKUP([.A1084];[UCF.$A$2:.$G$1160];2;0)" office:value-type="string" office:string-value="VCCO_13">
            <text:p>VCCO_13</text:p>
          </table:table-cell>
          <table:table-cell table:style-name="ce6" table:formula="of:=EXACT([.B1084];[.F1084])" office:value-type="boolean" office:boolean-value="true">
            <text:p>TRUE</text:p>
          </table:table-cell>
          <table:table-cell table:style-name="ce6" table:formula="of:=VLOOKUP([.A1084];[UCF.$A$2:.$G$1160];3;0)" office:value-type="string" office:string-value="PVADJ2">
            <text:p>PVADJ2</text:p>
          </table:table-cell>
          <table:table-cell table:style-name="ce6" table:formula="of:=VLOOKUP([.A1084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V30</text:p>
          </table:table-cell>
          <table:table-cell table:style-name="ce6" office:value-type="string">
            <text:p>VCCO_14</text:p>
          </table:table-cell>
          <table:table-cell table:style-name="ce6" office:value-type="string">
            <text:p>NA</text:p>
          </table:table-cell>
          <table:table-cell table:style-name="ce6" office:value-type="float" office:value="14">
            <text:p>14</text:p>
          </table:table-cell>
          <table:table-cell/>
          <table:table-cell table:style-name="ce6" table:formula="of:=VLOOKUP([.A1085];[UCF.$A$2:.$G$1160];2;0)" office:value-type="string" office:string-value="VCCO_14">
            <text:p>VCCO_14</text:p>
          </table:table-cell>
          <table:table-cell table:style-name="ce6" table:formula="of:=EXACT([.B1085];[.F1085])" office:value-type="boolean" office:boolean-value="true">
            <text:p>TRUE</text:p>
          </table:table-cell>
          <table:table-cell table:style-name="ce6" table:formula="of:=VLOOKUP([.A1085];[UCF.$A$2:.$G$1160];3;0)" office:value-type="string" office:string-value="PVADJ2">
            <text:p>PVADJ2</text:p>
          </table:table-cell>
          <table:table-cell table:style-name="ce6" table:formula="of:=VLOOKUP([.A1085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W27</text:p>
          </table:table-cell>
          <table:table-cell table:style-name="ce6" office:value-type="string">
            <text:p>VCCO_14</text:p>
          </table:table-cell>
          <table:table-cell table:style-name="ce6" office:value-type="string">
            <text:p>NA</text:p>
          </table:table-cell>
          <table:table-cell table:style-name="ce6" office:value-type="float" office:value="14">
            <text:p>14</text:p>
          </table:table-cell>
          <table:table-cell/>
          <table:table-cell table:style-name="ce6" table:formula="of:=VLOOKUP([.A1086];[UCF.$A$2:.$G$1160];2;0)" office:value-type="string" office:string-value="VCCO_14">
            <text:p>VCCO_14</text:p>
          </table:table-cell>
          <table:table-cell table:style-name="ce6" table:formula="of:=EXACT([.B1086];[.F1086])" office:value-type="boolean" office:boolean-value="true">
            <text:p>TRUE</text:p>
          </table:table-cell>
          <table:table-cell table:style-name="ce6" table:formula="of:=VLOOKUP([.A1086];[UCF.$A$2:.$G$1160];3;0)" office:value-type="string" office:string-value="PVADJ2">
            <text:p>PVADJ2</text:p>
          </table:table-cell>
          <table:table-cell table:style-name="ce6" table:formula="of:=VLOOKUP([.A1086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Y24</text:p>
          </table:table-cell>
          <table:table-cell table:style-name="ce6" office:value-type="string">
            <text:p>VCCO_14</text:p>
          </table:table-cell>
          <table:table-cell table:style-name="ce6" office:value-type="string">
            <text:p>NA</text:p>
          </table:table-cell>
          <table:table-cell table:style-name="ce6" office:value-type="float" office:value="14">
            <text:p>14</text:p>
          </table:table-cell>
          <table:table-cell/>
          <table:table-cell table:style-name="ce6" table:formula="of:=VLOOKUP([.A1087];[UCF.$A$2:.$G$1160];2;0)" office:value-type="string" office:string-value="VCCO_14">
            <text:p>VCCO_14</text:p>
          </table:table-cell>
          <table:table-cell table:style-name="ce6" table:formula="of:=EXACT([.B1087];[.F1087])" office:value-type="boolean" office:boolean-value="true">
            <text:p>TRUE</text:p>
          </table:table-cell>
          <table:table-cell table:style-name="ce6" table:formula="of:=VLOOKUP([.A1087];[UCF.$A$2:.$G$1160];3;0)" office:value-type="string" office:string-value="PVADJ2">
            <text:p>PVADJ2</text:p>
          </table:table-cell>
          <table:table-cell table:style-name="ce6" table:formula="of:=VLOOKUP([.A1087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Y34</text:p>
          </table:table-cell>
          <table:table-cell table:style-name="ce6" office:value-type="string">
            <text:p>VCCO_14</text:p>
          </table:table-cell>
          <table:table-cell table:style-name="ce6" office:value-type="string">
            <text:p>NA</text:p>
          </table:table-cell>
          <table:table-cell table:style-name="ce6" office:value-type="float" office:value="14">
            <text:p>14</text:p>
          </table:table-cell>
          <table:table-cell/>
          <table:table-cell table:style-name="ce6" table:formula="of:=VLOOKUP([.A1088];[UCF.$A$2:.$G$1160];2;0)" office:value-type="string" office:string-value="VCCO_14">
            <text:p>VCCO_14</text:p>
          </table:table-cell>
          <table:table-cell table:style-name="ce6" table:formula="of:=EXACT([.B1088];[.F1088])" office:value-type="boolean" office:boolean-value="true">
            <text:p>TRUE</text:p>
          </table:table-cell>
          <table:table-cell table:style-name="ce6" table:formula="of:=VLOOKUP([.A1088];[UCF.$A$2:.$G$1160];3;0)" office:value-type="string" office:string-value="PVADJ2">
            <text:p>PVADJ2</text:p>
          </table:table-cell>
          <table:table-cell table:style-name="ce6" table:formula="of:=VLOOKUP([.A1088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A31</text:p>
          </table:table-cell>
          <table:table-cell table:style-name="ce6" office:value-type="string">
            <text:p>VCCO_14</text:p>
          </table:table-cell>
          <table:table-cell table:style-name="ce6" office:value-type="string">
            <text:p>NA</text:p>
          </table:table-cell>
          <table:table-cell table:style-name="ce6" office:value-type="float" office:value="14">
            <text:p>14</text:p>
          </table:table-cell>
          <table:table-cell/>
          <table:table-cell table:style-name="ce6" table:formula="of:=VLOOKUP([.A1089];[UCF.$A$2:.$G$1160];2;0)" office:value-type="string" office:string-value="VCCO_14">
            <text:p>VCCO_14</text:p>
          </table:table-cell>
          <table:table-cell table:style-name="ce6" table:formula="of:=EXACT([.B1089];[.F1089])" office:value-type="boolean" office:boolean-value="true">
            <text:p>TRUE</text:p>
          </table:table-cell>
          <table:table-cell table:style-name="ce6" table:formula="of:=VLOOKUP([.A1089];[UCF.$A$2:.$G$1160];3;0)" office:value-type="string" office:string-value="PVADJ2">
            <text:p>PVADJ2</text:p>
          </table:table-cell>
          <table:table-cell table:style-name="ce6" table:formula="of:=VLOOKUP([.A1089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B28</text:p>
          </table:table-cell>
          <table:table-cell table:style-name="ce6" office:value-type="string">
            <text:p>VCCO_14</text:p>
          </table:table-cell>
          <table:table-cell table:style-name="ce6" office:value-type="string">
            <text:p>NA</text:p>
          </table:table-cell>
          <table:table-cell table:style-name="ce6" office:value-type="float" office:value="14">
            <text:p>14</text:p>
          </table:table-cell>
          <table:table-cell/>
          <table:table-cell table:style-name="ce6" table:formula="of:=VLOOKUP([.A1090];[UCF.$A$2:.$G$1160];2;0)" office:value-type="string" office:string-value="VCCO_14">
            <text:p>VCCO_14</text:p>
          </table:table-cell>
          <table:table-cell table:style-name="ce6" table:formula="of:=EXACT([.B1090];[.F1090])" office:value-type="boolean" office:boolean-value="true">
            <text:p>TRUE</text:p>
          </table:table-cell>
          <table:table-cell table:style-name="ce6" table:formula="of:=VLOOKUP([.A1090];[UCF.$A$2:.$G$1160];3;0)" office:value-type="string" office:string-value="PVADJ2">
            <text:p>PVADJ2</text:p>
          </table:table-cell>
          <table:table-cell table:style-name="ce6" table:formula="of:=VLOOKUP([.A1090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M28</text:p>
          </table:table-cell>
          <table:table-cell table:style-name="ce6" office:value-type="string">
            <text:p>VCCO_15</text:p>
          </table:table-cell>
          <table:table-cell table:style-name="ce6" office:value-type="string">
            <text:p>NA</text:p>
          </table:table-cell>
          <table:table-cell table:style-name="ce6" office:value-type="float" office:value="15">
            <text:p>15</text:p>
          </table:table-cell>
          <table:table-cell/>
          <table:table-cell table:style-name="ce6" table:formula="of:=VLOOKUP([.A1091];[UCF.$A$2:.$G$1160];2;0)" office:value-type="string" office:string-value="VCCO_15">
            <text:p>VCCO_15</text:p>
          </table:table-cell>
          <table:table-cell table:style-name="ce6" table:formula="of:=EXACT([.B1091];[.F1091])" office:value-type="boolean" office:boolean-value="true">
            <text:p>TRUE</text:p>
          </table:table-cell>
          <table:table-cell table:style-name="ce6" table:formula="of:=VLOOKUP([.A1091];[UCF.$A$2:.$G$1160];3;0)" office:value-type="string" office:string-value="PVADJ2">
            <text:p>PVADJ2</text:p>
          </table:table-cell>
          <table:table-cell table:style-name="ce6" table:formula="of:=VLOOKUP([.A1091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N25</text:p>
          </table:table-cell>
          <table:table-cell table:style-name="ce6" office:value-type="string">
            <text:p>VCCO_15</text:p>
          </table:table-cell>
          <table:table-cell table:style-name="ce6" office:value-type="string">
            <text:p>NA</text:p>
          </table:table-cell>
          <table:table-cell table:style-name="ce6" office:value-type="float" office:value="15">
            <text:p>15</text:p>
          </table:table-cell>
          <table:table-cell/>
          <table:table-cell table:style-name="ce6" table:formula="of:=VLOOKUP([.A1092];[UCF.$A$2:.$G$1160];2;0)" office:value-type="string" office:string-value="VCCO_15">
            <text:p>VCCO_15</text:p>
          </table:table-cell>
          <table:table-cell table:style-name="ce6" table:formula="of:=EXACT([.B1092];[.F1092])" office:value-type="boolean" office:boolean-value="true">
            <text:p>TRUE</text:p>
          </table:table-cell>
          <table:table-cell table:style-name="ce6" table:formula="of:=VLOOKUP([.A1092];[UCF.$A$2:.$G$1160];3;0)" office:value-type="string" office:string-value="PVADJ2">
            <text:p>PVADJ2</text:p>
          </table:table-cell>
          <table:table-cell table:style-name="ce6" table:formula="of:=VLOOKUP([.A1092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P32</text:p>
          </table:table-cell>
          <table:table-cell table:style-name="ce6" office:value-type="string">
            <text:p>VCCO_15</text:p>
          </table:table-cell>
          <table:table-cell table:style-name="ce6" office:value-type="string">
            <text:p>NA</text:p>
          </table:table-cell>
          <table:table-cell table:style-name="ce6" office:value-type="float" office:value="15">
            <text:p>15</text:p>
          </table:table-cell>
          <table:table-cell/>
          <table:table-cell table:style-name="ce6" table:formula="of:=VLOOKUP([.A1093];[UCF.$A$2:.$G$1160];2;0)" office:value-type="string" office:string-value="VCCO_15">
            <text:p>VCCO_15</text:p>
          </table:table-cell>
          <table:table-cell table:style-name="ce6" table:formula="of:=EXACT([.B1093];[.F1093])" office:value-type="boolean" office:boolean-value="true">
            <text:p>TRUE</text:p>
          </table:table-cell>
          <table:table-cell table:style-name="ce6" table:formula="of:=VLOOKUP([.A1093];[UCF.$A$2:.$G$1160];3;0)" office:value-type="string" office:string-value="PVADJ2">
            <text:p>PVADJ2</text:p>
          </table:table-cell>
          <table:table-cell table:style-name="ce6" table:formula="of:=VLOOKUP([.A1093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R29</text:p>
          </table:table-cell>
          <table:table-cell table:style-name="ce6" office:value-type="string">
            <text:p>VCCO_15</text:p>
          </table:table-cell>
          <table:table-cell table:style-name="ce6" office:value-type="string">
            <text:p>NA</text:p>
          </table:table-cell>
          <table:table-cell table:style-name="ce6" office:value-type="float" office:value="15">
            <text:p>15</text:p>
          </table:table-cell>
          <table:table-cell/>
          <table:table-cell table:style-name="ce6" table:formula="of:=VLOOKUP([.A1094];[UCF.$A$2:.$G$1160];2;0)" office:value-type="string" office:string-value="VCCO_15">
            <text:p>VCCO_15</text:p>
          </table:table-cell>
          <table:table-cell table:style-name="ce6" table:formula="of:=EXACT([.B1094];[.F1094])" office:value-type="boolean" office:boolean-value="true">
            <text:p>TRUE</text:p>
          </table:table-cell>
          <table:table-cell table:style-name="ce6" table:formula="of:=VLOOKUP([.A1094];[UCF.$A$2:.$G$1160];3;0)" office:value-type="string" office:string-value="PVADJ2">
            <text:p>PVADJ2</text:p>
          </table:table-cell>
          <table:table-cell table:style-name="ce6" table:formula="of:=VLOOKUP([.A1094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T26</text:p>
          </table:table-cell>
          <table:table-cell table:style-name="ce6" office:value-type="string">
            <text:p>VCCO_15</text:p>
          </table:table-cell>
          <table:table-cell table:style-name="ce6" office:value-type="string">
            <text:p>NA</text:p>
          </table:table-cell>
          <table:table-cell table:style-name="ce6" office:value-type="float" office:value="15">
            <text:p>15</text:p>
          </table:table-cell>
          <table:table-cell/>
          <table:table-cell table:style-name="ce6" table:formula="of:=VLOOKUP([.A1095];[UCF.$A$2:.$G$1160];2;0)" office:value-type="string" office:string-value="VCCO_15">
            <text:p>VCCO_15</text:p>
          </table:table-cell>
          <table:table-cell table:style-name="ce6" table:formula="of:=EXACT([.B1095];[.F1095])" office:value-type="boolean" office:boolean-value="true">
            <text:p>TRUE</text:p>
          </table:table-cell>
          <table:table-cell table:style-name="ce6" table:formula="of:=VLOOKUP([.A1095];[UCF.$A$2:.$G$1160];3;0)" office:value-type="string" office:string-value="PVADJ2">
            <text:p>PVADJ2</text:p>
          </table:table-cell>
          <table:table-cell table:style-name="ce6" table:formula="of:=VLOOKUP([.A1095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U33</text:p>
          </table:table-cell>
          <table:table-cell table:style-name="ce6" office:value-type="string">
            <text:p>VCCO_15</text:p>
          </table:table-cell>
          <table:table-cell table:style-name="ce6" office:value-type="string">
            <text:p>NA</text:p>
          </table:table-cell>
          <table:table-cell table:style-name="ce6" office:value-type="float" office:value="15">
            <text:p>15</text:p>
          </table:table-cell>
          <table:table-cell/>
          <table:table-cell table:style-name="ce6" table:formula="of:=VLOOKUP([.A1096];[UCF.$A$2:.$G$1160];2;0)" office:value-type="string" office:string-value="VCCO_15">
            <text:p>VCCO_15</text:p>
          </table:table-cell>
          <table:table-cell table:style-name="ce6" table:formula="of:=EXACT([.B1096];[.F1096])" office:value-type="boolean" office:boolean-value="true">
            <text:p>TRUE</text:p>
          </table:table-cell>
          <table:table-cell table:style-name="ce6" table:formula="of:=VLOOKUP([.A1096];[UCF.$A$2:.$G$1160];3;0)" office:value-type="string" office:string-value="PVADJ2">
            <text:p>PVADJ2</text:p>
          </table:table-cell>
          <table:table-cell table:style-name="ce6" table:formula="of:=VLOOKUP([.A1096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G33</text:p>
          </table:table-cell>
          <table:table-cell table:style-name="ce6" office:value-type="string">
            <text:p>VCCO_16</text:p>
          </table:table-cell>
          <table:table-cell table:style-name="ce6" office:value-type="string">
            <text:p>NA</text:p>
          </table:table-cell>
          <table:table-cell table:style-name="ce6" office:value-type="float" office:value="16">
            <text:p>16</text:p>
          </table:table-cell>
          <table:table-cell/>
          <table:table-cell table:style-name="ce6" table:formula="of:=VLOOKUP([.A1097];[UCF.$A$2:.$G$1160];2;0)" office:value-type="string" office:string-value="VCCO_16">
            <text:p>VCCO_16</text:p>
          </table:table-cell>
          <table:table-cell table:style-name="ce6" table:formula="of:=EXACT([.B1097];[.F1097])" office:value-type="boolean" office:boolean-value="true">
            <text:p>TRUE</text:p>
          </table:table-cell>
          <table:table-cell table:style-name="ce6" table:formula="of:=VLOOKUP([.A1097];[UCF.$A$2:.$G$1160];3;0)" office:value-type="string" office:string-value="PVADJ1">
            <text:p>PVADJ1</text:p>
          </table:table-cell>
          <table:table-cell table:style-name="ce6" table:formula="of:=VLOOKUP([.A1097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H30</text:p>
          </table:table-cell>
          <table:table-cell table:style-name="ce6" office:value-type="string">
            <text:p>VCCO_16</text:p>
          </table:table-cell>
          <table:table-cell table:style-name="ce6" office:value-type="string">
            <text:p>NA</text:p>
          </table:table-cell>
          <table:table-cell table:style-name="ce6" office:value-type="float" office:value="16">
            <text:p>16</text:p>
          </table:table-cell>
          <table:table-cell/>
          <table:table-cell table:style-name="ce6" table:formula="of:=VLOOKUP([.A1098];[UCF.$A$2:.$G$1160];2;0)" office:value-type="string" office:string-value="VCCO_16">
            <text:p>VCCO_16</text:p>
          </table:table-cell>
          <table:table-cell table:style-name="ce6" table:formula="of:=EXACT([.B1098];[.F1098])" office:value-type="boolean" office:boolean-value="true">
            <text:p>TRUE</text:p>
          </table:table-cell>
          <table:table-cell table:style-name="ce6" table:formula="of:=VLOOKUP([.A1098];[UCF.$A$2:.$G$1160];3;0)" office:value-type="string" office:string-value="PVADJ1">
            <text:p>PVADJ1</text:p>
          </table:table-cell>
          <table:table-cell table:style-name="ce6" table:formula="of:=VLOOKUP([.A1098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J27</text:p>
          </table:table-cell>
          <table:table-cell table:style-name="ce6" office:value-type="string">
            <text:p>VCCO_16</text:p>
          </table:table-cell>
          <table:table-cell table:style-name="ce6" office:value-type="string">
            <text:p>NA</text:p>
          </table:table-cell>
          <table:table-cell table:style-name="ce6" office:value-type="float" office:value="16">
            <text:p>16</text:p>
          </table:table-cell>
          <table:table-cell/>
          <table:table-cell table:style-name="ce6" table:formula="of:=VLOOKUP([.A1099];[UCF.$A$2:.$G$1160];2;0)" office:value-type="string" office:string-value="VCCO_16">
            <text:p>VCCO_16</text:p>
          </table:table-cell>
          <table:table-cell table:style-name="ce6" table:formula="of:=EXACT([.B1099];[.F1099])" office:value-type="boolean" office:boolean-value="true">
            <text:p>TRUE</text:p>
          </table:table-cell>
          <table:table-cell table:style-name="ce6" table:formula="of:=VLOOKUP([.A1099];[UCF.$A$2:.$G$1160];3;0)" office:value-type="string" office:string-value="PVADJ1">
            <text:p>PVADJ1</text:p>
          </table:table-cell>
          <table:table-cell table:style-name="ce6" table:formula="of:=VLOOKUP([.A1099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K24</text:p>
          </table:table-cell>
          <table:table-cell table:style-name="ce6" office:value-type="string">
            <text:p>VCCO_16</text:p>
          </table:table-cell>
          <table:table-cell table:style-name="ce6" office:value-type="string">
            <text:p>NA</text:p>
          </table:table-cell>
          <table:table-cell table:style-name="ce6" office:value-type="float" office:value="16">
            <text:p>16</text:p>
          </table:table-cell>
          <table:table-cell/>
          <table:table-cell table:style-name="ce6" table:formula="of:=VLOOKUP([.A1100];[UCF.$A$2:.$G$1160];2;0)" office:value-type="string" office:string-value="VCCO_16">
            <text:p>VCCO_16</text:p>
          </table:table-cell>
          <table:table-cell table:style-name="ce6" table:formula="of:=EXACT([.B1100];[.F1100])" office:value-type="boolean" office:boolean-value="true">
            <text:p>TRUE</text:p>
          </table:table-cell>
          <table:table-cell table:style-name="ce6" table:formula="of:=VLOOKUP([.A1100];[UCF.$A$2:.$G$1160];3;0)" office:value-type="string" office:string-value="PVADJ1">
            <text:p>PVADJ1</text:p>
          </table:table-cell>
          <table:table-cell table:style-name="ce6" table:formula="of:=VLOOKUP([.A1100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K34</text:p>
          </table:table-cell>
          <table:table-cell table:style-name="ce6" office:value-type="string">
            <text:p>VCCO_16</text:p>
          </table:table-cell>
          <table:table-cell table:style-name="ce6" office:value-type="string">
            <text:p>NA</text:p>
          </table:table-cell>
          <table:table-cell table:style-name="ce6" office:value-type="float" office:value="16">
            <text:p>16</text:p>
          </table:table-cell>
          <table:table-cell/>
          <table:table-cell table:style-name="ce6" table:formula="of:=VLOOKUP([.A1101];[UCF.$A$2:.$G$1160];2;0)" office:value-type="string" office:string-value="VCCO_16">
            <text:p>VCCO_16</text:p>
          </table:table-cell>
          <table:table-cell table:style-name="ce6" table:formula="of:=EXACT([.B1101];[.F1101])" office:value-type="boolean" office:boolean-value="true">
            <text:p>TRUE</text:p>
          </table:table-cell>
          <table:table-cell table:style-name="ce6" table:formula="of:=VLOOKUP([.A1101];[UCF.$A$2:.$G$1160];3;0)" office:value-type="string" office:string-value="PVADJ1">
            <text:p>PVADJ1</text:p>
          </table:table-cell>
          <table:table-cell table:style-name="ce6" table:formula="of:=VLOOKUP([.A1101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L31</text:p>
          </table:table-cell>
          <table:table-cell table:style-name="ce6" office:value-type="string">
            <text:p>VCCO_16</text:p>
          </table:table-cell>
          <table:table-cell table:style-name="ce6" office:value-type="string">
            <text:p>NA</text:p>
          </table:table-cell>
          <table:table-cell table:style-name="ce6" office:value-type="float" office:value="16">
            <text:p>16</text:p>
          </table:table-cell>
          <table:table-cell/>
          <table:table-cell table:style-name="ce6" table:formula="of:=VLOOKUP([.A1102];[UCF.$A$2:.$G$1160];2;0)" office:value-type="string" office:string-value="VCCO_16">
            <text:p>VCCO_16</text:p>
          </table:table-cell>
          <table:table-cell table:style-name="ce6" table:formula="of:=EXACT([.B1102];[.F1102])" office:value-type="boolean" office:boolean-value="true">
            <text:p>TRUE</text:p>
          </table:table-cell>
          <table:table-cell table:style-name="ce6" table:formula="of:=VLOOKUP([.A1102];[UCF.$A$2:.$G$1160];3;0)" office:value-type="string" office:string-value="PVADJ1">
            <text:p>PVADJ1</text:p>
          </table:table-cell>
          <table:table-cell table:style-name="ce6" table:formula="of:=VLOOKUP([.A1102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31</text:p>
          </table:table-cell>
          <table:table-cell table:style-name="ce6" office:value-type="string">
            <text:p>VCCO_17</text:p>
          </table:table-cell>
          <table:table-cell table:style-name="ce6" office:value-type="string">
            <text:p>NA</text:p>
          </table:table-cell>
          <table:table-cell table:style-name="ce6" office:value-type="float" office:value="17">
            <text:p>17</text:p>
          </table:table-cell>
          <table:table-cell/>
          <table:table-cell table:style-name="ce6" table:formula="of:=VLOOKUP([.A1103];[UCF.$A$2:.$G$1160];2;0)" office:value-type="string" office:string-value="VCCO_17">
            <text:p>VCCO_17</text:p>
          </table:table-cell>
          <table:table-cell table:style-name="ce6" table:formula="of:=EXACT([.B1103];[.F1103])" office:value-type="boolean" office:boolean-value="true">
            <text:p>TRUE</text:p>
          </table:table-cell>
          <table:table-cell table:style-name="ce6" table:formula="of:=VLOOKUP([.A1103];[UCF.$A$2:.$G$1160];3;0)" office:value-type="string" office:string-value="PVADJ2">
            <text:p>PVADJ2</text:p>
          </table:table-cell>
          <table:table-cell table:style-name="ce6" table:formula="of:=VLOOKUP([.A1103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B28</text:p>
          </table:table-cell>
          <table:table-cell table:style-name="ce6" office:value-type="string">
            <text:p>VCCO_17</text:p>
          </table:table-cell>
          <table:table-cell table:style-name="ce6" office:value-type="string">
            <text:p>NA</text:p>
          </table:table-cell>
          <table:table-cell table:style-name="ce6" office:value-type="float" office:value="17">
            <text:p>17</text:p>
          </table:table-cell>
          <table:table-cell/>
          <table:table-cell table:style-name="ce6" table:formula="of:=VLOOKUP([.A1104];[UCF.$A$2:.$G$1160];2;0)" office:value-type="string" office:string-value="VCCO_17">
            <text:p>VCCO_17</text:p>
          </table:table-cell>
          <table:table-cell table:style-name="ce6" table:formula="of:=EXACT([.B1104];[.F1104])" office:value-type="boolean" office:boolean-value="true">
            <text:p>TRUE</text:p>
          </table:table-cell>
          <table:table-cell table:style-name="ce6" table:formula="of:=VLOOKUP([.A1104];[UCF.$A$2:.$G$1160];3;0)" office:value-type="string" office:string-value="PVADJ2">
            <text:p>PVADJ2</text:p>
          </table:table-cell>
          <table:table-cell table:style-name="ce6" table:formula="of:=VLOOKUP([.A1104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C25</text:p>
          </table:table-cell>
          <table:table-cell table:style-name="ce6" office:value-type="string">
            <text:p>VCCO_17</text:p>
          </table:table-cell>
          <table:table-cell table:style-name="ce6" office:value-type="string">
            <text:p>NA</text:p>
          </table:table-cell>
          <table:table-cell table:style-name="ce6" office:value-type="float" office:value="17">
            <text:p>17</text:p>
          </table:table-cell>
          <table:table-cell/>
          <table:table-cell table:style-name="ce6" table:formula="of:=VLOOKUP([.A1105];[UCF.$A$2:.$G$1160];2;0)" office:value-type="string" office:string-value="VCCO_17">
            <text:p>VCCO_17</text:p>
          </table:table-cell>
          <table:table-cell table:style-name="ce6" table:formula="of:=EXACT([.B1105];[.F1105])" office:value-type="boolean" office:boolean-value="true">
            <text:p>TRUE</text:p>
          </table:table-cell>
          <table:table-cell table:style-name="ce6" table:formula="of:=VLOOKUP([.A1105];[UCF.$A$2:.$G$1160];3;0)" office:value-type="string" office:string-value="PVADJ2">
            <text:p>PVADJ2</text:p>
          </table:table-cell>
          <table:table-cell table:style-name="ce6" table:formula="of:=VLOOKUP([.A1105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D32</text:p>
          </table:table-cell>
          <table:table-cell table:style-name="ce6" office:value-type="string">
            <text:p>VCCO_17</text:p>
          </table:table-cell>
          <table:table-cell table:style-name="ce6" office:value-type="string">
            <text:p>NA</text:p>
          </table:table-cell>
          <table:table-cell table:style-name="ce6" office:value-type="float" office:value="17">
            <text:p>17</text:p>
          </table:table-cell>
          <table:table-cell/>
          <table:table-cell table:style-name="ce6" table:formula="of:=VLOOKUP([.A1106];[UCF.$A$2:.$G$1160];2;0)" office:value-type="string" office:string-value="VCCO_17">
            <text:p>VCCO_17</text:p>
          </table:table-cell>
          <table:table-cell table:style-name="ce6" table:formula="of:=EXACT([.B1106];[.F1106])" office:value-type="boolean" office:boolean-value="true">
            <text:p>TRUE</text:p>
          </table:table-cell>
          <table:table-cell table:style-name="ce6" table:formula="of:=VLOOKUP([.A1106];[UCF.$A$2:.$G$1160];3;0)" office:value-type="string" office:string-value="PVADJ2">
            <text:p>PVADJ2</text:p>
          </table:table-cell>
          <table:table-cell table:style-name="ce6" table:formula="of:=VLOOKUP([.A1106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E29</text:p>
          </table:table-cell>
          <table:table-cell table:style-name="ce6" office:value-type="string">
            <text:p>VCCO_17</text:p>
          </table:table-cell>
          <table:table-cell table:style-name="ce6" office:value-type="string">
            <text:p>NA</text:p>
          </table:table-cell>
          <table:table-cell table:style-name="ce6" office:value-type="float" office:value="17">
            <text:p>17</text:p>
          </table:table-cell>
          <table:table-cell/>
          <table:table-cell table:style-name="ce6" table:formula="of:=VLOOKUP([.A1107];[UCF.$A$2:.$G$1160];2;0)" office:value-type="string" office:string-value="VCCO_17">
            <text:p>VCCO_17</text:p>
          </table:table-cell>
          <table:table-cell table:style-name="ce6" table:formula="of:=EXACT([.B1107];[.F1107])" office:value-type="boolean" office:boolean-value="true">
            <text:p>TRUE</text:p>
          </table:table-cell>
          <table:table-cell table:style-name="ce6" table:formula="of:=VLOOKUP([.A1107];[UCF.$A$2:.$G$1160];3;0)" office:value-type="string" office:string-value="PVADJ2">
            <text:p>PVADJ2</text:p>
          </table:table-cell>
          <table:table-cell table:style-name="ce6" table:formula="of:=VLOOKUP([.A1107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F26</text:p>
          </table:table-cell>
          <table:table-cell table:style-name="ce6" office:value-type="string">
            <text:p>VCCO_17</text:p>
          </table:table-cell>
          <table:table-cell table:style-name="ce6" office:value-type="string">
            <text:p>NA</text:p>
          </table:table-cell>
          <table:table-cell table:style-name="ce6" office:value-type="float" office:value="17">
            <text:p>17</text:p>
          </table:table-cell>
          <table:table-cell/>
          <table:table-cell table:style-name="ce6" table:formula="of:=VLOOKUP([.A1108];[UCF.$A$2:.$G$1160];2;0)" office:value-type="string" office:string-value="VCCO_17">
            <text:p>VCCO_17</text:p>
          </table:table-cell>
          <table:table-cell table:style-name="ce6" table:formula="of:=EXACT([.B1108];[.F1108])" office:value-type="boolean" office:boolean-value="true">
            <text:p>TRUE</text:p>
          </table:table-cell>
          <table:table-cell table:style-name="ce6" table:formula="of:=VLOOKUP([.A1108];[UCF.$A$2:.$G$1160];3;0)" office:value-type="string" office:string-value="PVADJ2">
            <text:p>PVADJ2</text:p>
          </table:table-cell>
          <table:table-cell table:style-name="ce6" table:formula="of:=VLOOKUP([.A1108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J2</text:p>
          </table:table-cell>
          <table:table-cell table:style-name="ce6" office:value-type="string">
            <text:p>VCCO_32</text:p>
          </table:table-cell>
          <table:table-cell table:style-name="ce6" office:value-type="string">
            <text:p>NA</text:p>
          </table:table-cell>
          <table:table-cell table:style-name="ce6" office:value-type="float" office:value="32">
            <text:p>32</text:p>
          </table:table-cell>
          <table:table-cell/>
          <table:table-cell table:style-name="ce6" table:formula="of:=VLOOKUP([.A1109];[UCF.$A$2:.$G$1160];2;0)" office:value-type="string" office:string-value="VCCO_32">
            <text:p>VCCO_32</text:p>
          </table:table-cell>
          <table:table-cell table:style-name="ce6" table:formula="of:=EXACT([.B1109];[.F1109])" office:value-type="boolean" office:boolean-value="true">
            <text:p>TRUE</text:p>
          </table:table-cell>
          <table:table-cell table:style-name="ce6" table:formula="of:=VLOOKUP([.A1109];[UCF.$A$2:.$G$1160];3;0)" office:value-type="string" office:string-value="P1V5">
            <text:p>P1V5</text:p>
          </table:table-cell>
          <table:table-cell table:style-name="ce6" table:formula="of:=VLOOKUP([.A1109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K9</text:p>
          </table:table-cell>
          <table:table-cell table:style-name="ce6" office:value-type="string">
            <text:p>VCCO_32</text:p>
          </table:table-cell>
          <table:table-cell table:style-name="ce6" office:value-type="string">
            <text:p>NA</text:p>
          </table:table-cell>
          <table:table-cell table:style-name="ce6" office:value-type="float" office:value="32">
            <text:p>32</text:p>
          </table:table-cell>
          <table:table-cell/>
          <table:table-cell table:style-name="ce6" table:formula="of:=VLOOKUP([.A1110];[UCF.$A$2:.$G$1160];2;0)" office:value-type="string" office:string-value="VCCO_32">
            <text:p>VCCO_32</text:p>
          </table:table-cell>
          <table:table-cell table:style-name="ce6" table:formula="of:=EXACT([.B1110];[.F1110])" office:value-type="boolean" office:boolean-value="true">
            <text:p>TRUE</text:p>
          </table:table-cell>
          <table:table-cell table:style-name="ce6" table:formula="of:=VLOOKUP([.A1110];[UCF.$A$2:.$G$1160];3;0)" office:value-type="string" office:string-value="P1V5">
            <text:p>P1V5</text:p>
          </table:table-cell>
          <table:table-cell table:style-name="ce6" table:formula="of:=VLOOKUP([.A1110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L6</text:p>
          </table:table-cell>
          <table:table-cell table:style-name="ce6" office:value-type="string">
            <text:p>VCCO_32</text:p>
          </table:table-cell>
          <table:table-cell table:style-name="ce6" office:value-type="string">
            <text:p>NA</text:p>
          </table:table-cell>
          <table:table-cell table:style-name="ce6" office:value-type="float" office:value="32">
            <text:p>32</text:p>
          </table:table-cell>
          <table:table-cell/>
          <table:table-cell table:style-name="ce6" table:formula="of:=VLOOKUP([.A1111];[UCF.$A$2:.$G$1160];2;0)" office:value-type="string" office:string-value="VCCO_32">
            <text:p>VCCO_32</text:p>
          </table:table-cell>
          <table:table-cell table:style-name="ce6" table:formula="of:=EXACT([.B1111];[.F1111])" office:value-type="boolean" office:boolean-value="true">
            <text:p>TRUE</text:p>
          </table:table-cell>
          <table:table-cell table:style-name="ce6" table:formula="of:=VLOOKUP([.A1111];[UCF.$A$2:.$G$1160];3;0)" office:value-type="string" office:string-value="P1V5">
            <text:p>P1V5</text:p>
          </table:table-cell>
          <table:table-cell table:style-name="ce6" table:formula="of:=VLOOKUP([.A1111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M3</text:p>
          </table:table-cell>
          <table:table-cell table:style-name="ce6" office:value-type="string">
            <text:p>VCCO_32</text:p>
          </table:table-cell>
          <table:table-cell table:style-name="ce6" office:value-type="string">
            <text:p>NA</text:p>
          </table:table-cell>
          <table:table-cell table:style-name="ce6" office:value-type="float" office:value="32">
            <text:p>32</text:p>
          </table:table-cell>
          <table:table-cell/>
          <table:table-cell table:style-name="ce6" table:formula="of:=VLOOKUP([.A1112];[UCF.$A$2:.$G$1160];2;0)" office:value-type="string" office:string-value="VCCO_32">
            <text:p>VCCO_32</text:p>
          </table:table-cell>
          <table:table-cell table:style-name="ce6" table:formula="of:=EXACT([.B1112];[.F1112])" office:value-type="boolean" office:boolean-value="true">
            <text:p>TRUE</text:p>
          </table:table-cell>
          <table:table-cell table:style-name="ce6" table:formula="of:=VLOOKUP([.A1112];[UCF.$A$2:.$G$1160];3;0)" office:value-type="string" office:string-value="P1V5">
            <text:p>P1V5</text:p>
          </table:table-cell>
          <table:table-cell table:style-name="ce6" table:formula="of:=VLOOKUP([.A1112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N10</text:p>
          </table:table-cell>
          <table:table-cell table:style-name="ce6" office:value-type="string">
            <text:p>VCCO_32</text:p>
          </table:table-cell>
          <table:table-cell table:style-name="ce6" office:value-type="string">
            <text:p>NA</text:p>
          </table:table-cell>
          <table:table-cell table:style-name="ce6" office:value-type="float" office:value="32">
            <text:p>32</text:p>
          </table:table-cell>
          <table:table-cell/>
          <table:table-cell table:style-name="ce6" table:formula="of:=VLOOKUP([.A1113];[UCF.$A$2:.$G$1160];2;0)" office:value-type="string" office:string-value="VCCO_32">
            <text:p>VCCO_32</text:p>
          </table:table-cell>
          <table:table-cell table:style-name="ce6" table:formula="of:=EXACT([.B1113];[.F1113])" office:value-type="boolean" office:boolean-value="true">
            <text:p>TRUE</text:p>
          </table:table-cell>
          <table:table-cell table:style-name="ce6" table:formula="of:=VLOOKUP([.A1113];[UCF.$A$2:.$G$1160];3;0)" office:value-type="string" office:string-value="P1V5">
            <text:p>P1V5</text:p>
          </table:table-cell>
          <table:table-cell table:style-name="ce6" table:formula="of:=VLOOKUP([.A1113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P7</text:p>
          </table:table-cell>
          <table:table-cell table:style-name="ce6" office:value-type="string">
            <text:p>VCCO_32</text:p>
          </table:table-cell>
          <table:table-cell table:style-name="ce6" office:value-type="string">
            <text:p>NA</text:p>
          </table:table-cell>
          <table:table-cell table:style-name="ce6" office:value-type="float" office:value="32">
            <text:p>32</text:p>
          </table:table-cell>
          <table:table-cell/>
          <table:table-cell table:style-name="ce6" table:formula="of:=VLOOKUP([.A1114];[UCF.$A$2:.$G$1160];2;0)" office:value-type="string" office:string-value="VCCO_32">
            <text:p>VCCO_32</text:p>
          </table:table-cell>
          <table:table-cell table:style-name="ce6" table:formula="of:=EXACT([.B1114];[.F1114])" office:value-type="boolean" office:boolean-value="true">
            <text:p>TRUE</text:p>
          </table:table-cell>
          <table:table-cell table:style-name="ce6" table:formula="of:=VLOOKUP([.A1114];[UCF.$A$2:.$G$1160];3;0)" office:value-type="string" office:string-value="P1V5">
            <text:p>P1V5</text:p>
          </table:table-cell>
          <table:table-cell table:style-name="ce6" table:formula="of:=VLOOKUP([.A1114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D7</text:p>
          </table:table-cell>
          <table:table-cell table:style-name="ce6" office:value-type="string">
            <text:p>VCCO_33</text:p>
          </table:table-cell>
          <table:table-cell table:style-name="ce6" office:value-type="string">
            <text:p>NA</text:p>
          </table:table-cell>
          <table:table-cell table:style-name="ce6" office:value-type="float" office:value="33">
            <text:p>33</text:p>
          </table:table-cell>
          <table:table-cell/>
          <table:table-cell table:style-name="ce6" table:formula="of:=VLOOKUP([.A1115];[UCF.$A$2:.$G$1160];2;0)" office:value-type="string" office:string-value="VCCO_33">
            <text:p>VCCO_33</text:p>
          </table:table-cell>
          <table:table-cell table:style-name="ce6" table:formula="of:=EXACT([.B1115];[.F1115])" office:value-type="boolean" office:boolean-value="true">
            <text:p>TRUE</text:p>
          </table:table-cell>
          <table:table-cell table:style-name="ce6" table:formula="of:=VLOOKUP([.A1115];[UCF.$A$2:.$G$1160];3;0)" office:value-type="string" office:string-value="P1V5">
            <text:p>P1V5</text:p>
          </table:table-cell>
          <table:table-cell table:style-name="ce6" table:formula="of:=VLOOKUP([.A1115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E4</text:p>
          </table:table-cell>
          <table:table-cell table:style-name="ce6" office:value-type="string">
            <text:p>VCCO_33</text:p>
          </table:table-cell>
          <table:table-cell table:style-name="ce6" office:value-type="string">
            <text:p>NA</text:p>
          </table:table-cell>
          <table:table-cell table:style-name="ce6" office:value-type="float" office:value="33">
            <text:p>33</text:p>
          </table:table-cell>
          <table:table-cell/>
          <table:table-cell table:style-name="ce6" table:formula="of:=VLOOKUP([.A1116];[UCF.$A$2:.$G$1160];2;0)" office:value-type="string" office:string-value="VCCO_33">
            <text:p>VCCO_33</text:p>
          </table:table-cell>
          <table:table-cell table:style-name="ce6" table:formula="of:=EXACT([.B1116];[.F1116])" office:value-type="boolean" office:boolean-value="true">
            <text:p>TRUE</text:p>
          </table:table-cell>
          <table:table-cell table:style-name="ce6" table:formula="of:=VLOOKUP([.A1116];[UCF.$A$2:.$G$1160];3;0)" office:value-type="string" office:string-value="P1V5">
            <text:p>P1V5</text:p>
          </table:table-cell>
          <table:table-cell table:style-name="ce6" table:formula="of:=VLOOKUP([.A1116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F1</text:p>
          </table:table-cell>
          <table:table-cell table:style-name="ce6" office:value-type="string">
            <text:p>VCCO_33</text:p>
          </table:table-cell>
          <table:table-cell table:style-name="ce6" office:value-type="string">
            <text:p>NA</text:p>
          </table:table-cell>
          <table:table-cell table:style-name="ce6" office:value-type="float" office:value="33">
            <text:p>33</text:p>
          </table:table-cell>
          <table:table-cell/>
          <table:table-cell table:style-name="ce6" table:formula="of:=VLOOKUP([.A1117];[UCF.$A$2:.$G$1160];2;0)" office:value-type="string" office:string-value="VCCO_33">
            <text:p>VCCO_33</text:p>
          </table:table-cell>
          <table:table-cell table:style-name="ce6" table:formula="of:=EXACT([.B1117];[.F1117])" office:value-type="boolean" office:boolean-value="true">
            <text:p>TRUE</text:p>
          </table:table-cell>
          <table:table-cell table:style-name="ce6" table:formula="of:=VLOOKUP([.A1117];[UCF.$A$2:.$G$1160];3;0)" office:value-type="string" office:string-value="P1V5">
            <text:p>P1V5</text:p>
          </table:table-cell>
          <table:table-cell table:style-name="ce6" table:formula="of:=VLOOKUP([.A1117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F11</text:p>
          </table:table-cell>
          <table:table-cell table:style-name="ce6" office:value-type="string">
            <text:p>VCCO_33</text:p>
          </table:table-cell>
          <table:table-cell table:style-name="ce6" office:value-type="string">
            <text:p>NA</text:p>
          </table:table-cell>
          <table:table-cell table:style-name="ce6" office:value-type="float" office:value="33">
            <text:p>33</text:p>
          </table:table-cell>
          <table:table-cell/>
          <table:table-cell table:style-name="ce6" table:formula="of:=VLOOKUP([.A1118];[UCF.$A$2:.$G$1160];2;0)" office:value-type="string" office:string-value="VCCO_33">
            <text:p>VCCO_33</text:p>
          </table:table-cell>
          <table:table-cell table:style-name="ce6" table:formula="of:=EXACT([.B1118];[.F1118])" office:value-type="boolean" office:boolean-value="true">
            <text:p>TRUE</text:p>
          </table:table-cell>
          <table:table-cell table:style-name="ce6" table:formula="of:=VLOOKUP([.A1118];[UCF.$A$2:.$G$1160];3;0)" office:value-type="string" office:string-value="P1V5">
            <text:p>P1V5</text:p>
          </table:table-cell>
          <table:table-cell table:style-name="ce6" table:formula="of:=VLOOKUP([.A1118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G8</text:p>
          </table:table-cell>
          <table:table-cell table:style-name="ce6" office:value-type="string">
            <text:p>VCCO_33</text:p>
          </table:table-cell>
          <table:table-cell table:style-name="ce6" office:value-type="string">
            <text:p>NA</text:p>
          </table:table-cell>
          <table:table-cell table:style-name="ce6" office:value-type="float" office:value="33">
            <text:p>33</text:p>
          </table:table-cell>
          <table:table-cell/>
          <table:table-cell table:style-name="ce6" table:formula="of:=VLOOKUP([.A1119];[UCF.$A$2:.$G$1160];2;0)" office:value-type="string" office:string-value="VCCO_33">
            <text:p>VCCO_33</text:p>
          </table:table-cell>
          <table:table-cell table:style-name="ce6" table:formula="of:=EXACT([.B1119];[.F1119])" office:value-type="boolean" office:boolean-value="true">
            <text:p>TRUE</text:p>
          </table:table-cell>
          <table:table-cell table:style-name="ce6" table:formula="of:=VLOOKUP([.A1119];[UCF.$A$2:.$G$1160];3;0)" office:value-type="string" office:string-value="P1V5">
            <text:p>P1V5</text:p>
          </table:table-cell>
          <table:table-cell table:style-name="ce6" table:formula="of:=VLOOKUP([.A1119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H5</text:p>
          </table:table-cell>
          <table:table-cell table:style-name="ce6" office:value-type="string">
            <text:p>VCCO_33</text:p>
          </table:table-cell>
          <table:table-cell table:style-name="ce6" office:value-type="string">
            <text:p>NA</text:p>
          </table:table-cell>
          <table:table-cell table:style-name="ce6" office:value-type="float" office:value="33">
            <text:p>33</text:p>
          </table:table-cell>
          <table:table-cell/>
          <table:table-cell table:style-name="ce6" table:formula="of:=VLOOKUP([.A1120];[UCF.$A$2:.$G$1160];2;0)" office:value-type="string" office:string-value="VCCO_33">
            <text:p>VCCO_33</text:p>
          </table:table-cell>
          <table:table-cell table:style-name="ce6" table:formula="of:=EXACT([.B1120];[.F1120])" office:value-type="boolean" office:boolean-value="true">
            <text:p>TRUE</text:p>
          </table:table-cell>
          <table:table-cell table:style-name="ce6" table:formula="of:=VLOOKUP([.A1120];[UCF.$A$2:.$G$1160];3;0)" office:value-type="string" office:string-value="P1V5">
            <text:p>P1V5</text:p>
          </table:table-cell>
          <table:table-cell table:style-name="ce6" table:formula="of:=VLOOKUP([.A1120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V5</text:p>
          </table:table-cell>
          <table:table-cell table:style-name="ce6" office:value-type="string">
            <text:p>VCCO_34</text:p>
          </table:table-cell>
          <table:table-cell table:style-name="ce6" office:value-type="string">
            <text:p>NA</text:p>
          </table:table-cell>
          <table:table-cell table:style-name="ce6" office:value-type="float" office:value="34">
            <text:p>34</text:p>
          </table:table-cell>
          <table:table-cell/>
          <table:table-cell table:style-name="ce6" table:formula="of:=VLOOKUP([.A1121];[UCF.$A$2:.$G$1160];2;0)" office:value-type="string" office:string-value="VCCO_34">
            <text:p>VCCO_34</text:p>
          </table:table-cell>
          <table:table-cell table:style-name="ce6" table:formula="of:=EXACT([.B1121];[.F1121])" office:value-type="boolean" office:boolean-value="true">
            <text:p>TRUE</text:p>
          </table:table-cell>
          <table:table-cell table:style-name="ce6" table:formula="of:=VLOOKUP([.A1121];[UCF.$A$2:.$G$1160];3;0)" office:value-type="string" office:string-value="PVADJ1">
            <text:p>PVADJ1</text:p>
          </table:table-cell>
          <table:table-cell table:style-name="ce6" table:formula="of:=VLOOKUP([.A1121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W2</text:p>
          </table:table-cell>
          <table:table-cell table:style-name="ce6" office:value-type="string">
            <text:p>VCCO_34</text:p>
          </table:table-cell>
          <table:table-cell table:style-name="ce6" office:value-type="string">
            <text:p>NA</text:p>
          </table:table-cell>
          <table:table-cell table:style-name="ce6" office:value-type="float" office:value="34">
            <text:p>34</text:p>
          </table:table-cell>
          <table:table-cell/>
          <table:table-cell table:style-name="ce6" table:formula="of:=VLOOKUP([.A1122];[UCF.$A$2:.$G$1160];2;0)" office:value-type="string" office:string-value="VCCO_34">
            <text:p>VCCO_34</text:p>
          </table:table-cell>
          <table:table-cell table:style-name="ce6" table:formula="of:=EXACT([.B1122];[.F1122])" office:value-type="boolean" office:boolean-value="true">
            <text:p>TRUE</text:p>
          </table:table-cell>
          <table:table-cell table:style-name="ce6" table:formula="of:=VLOOKUP([.A1122];[UCF.$A$2:.$G$1160];3;0)" office:value-type="string" office:string-value="PVADJ1">
            <text:p>PVADJ1</text:p>
          </table:table-cell>
          <table:table-cell table:style-name="ce6" table:formula="of:=VLOOKUP([.A1122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Y9</text:p>
          </table:table-cell>
          <table:table-cell table:style-name="ce6" office:value-type="string">
            <text:p>VCCO_34</text:p>
          </table:table-cell>
          <table:table-cell table:style-name="ce6" office:value-type="string">
            <text:p>NA</text:p>
          </table:table-cell>
          <table:table-cell table:style-name="ce6" office:value-type="float" office:value="34">
            <text:p>34</text:p>
          </table:table-cell>
          <table:table-cell/>
          <table:table-cell table:style-name="ce6" table:formula="of:=VLOOKUP([.A1123];[UCF.$A$2:.$G$1160];2;0)" office:value-type="string" office:string-value="VCCO_34">
            <text:p>VCCO_34</text:p>
          </table:table-cell>
          <table:table-cell table:style-name="ce6" table:formula="of:=EXACT([.B1123];[.F1123])" office:value-type="boolean" office:boolean-value="true">
            <text:p>TRUE</text:p>
          </table:table-cell>
          <table:table-cell table:style-name="ce6" table:formula="of:=VLOOKUP([.A1123];[UCF.$A$2:.$G$1160];3;0)" office:value-type="string" office:string-value="PVADJ1">
            <text:p>PVADJ1</text:p>
          </table:table-cell>
          <table:table-cell table:style-name="ce6" table:formula="of:=VLOOKUP([.A1123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A6</text:p>
          </table:table-cell>
          <table:table-cell table:style-name="ce6" office:value-type="string">
            <text:p>VCCO_34</text:p>
          </table:table-cell>
          <table:table-cell table:style-name="ce6" office:value-type="string">
            <text:p>NA</text:p>
          </table:table-cell>
          <table:table-cell table:style-name="ce6" office:value-type="float" office:value="34">
            <text:p>34</text:p>
          </table:table-cell>
          <table:table-cell/>
          <table:table-cell table:style-name="ce6" table:formula="of:=VLOOKUP([.A1124];[UCF.$A$2:.$G$1160];2;0)" office:value-type="string" office:string-value="VCCO_34">
            <text:p>VCCO_34</text:p>
          </table:table-cell>
          <table:table-cell table:style-name="ce6" table:formula="of:=EXACT([.B1124];[.F1124])" office:value-type="boolean" office:boolean-value="true">
            <text:p>TRUE</text:p>
          </table:table-cell>
          <table:table-cell table:style-name="ce6" table:formula="of:=VLOOKUP([.A1124];[UCF.$A$2:.$G$1160];3;0)" office:value-type="string" office:string-value="PVADJ1">
            <text:p>PVADJ1</text:p>
          </table:table-cell>
          <table:table-cell table:style-name="ce6" table:formula="of:=VLOOKUP([.A1124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B3</text:p>
          </table:table-cell>
          <table:table-cell table:style-name="ce6" office:value-type="string">
            <text:p>VCCO_34</text:p>
          </table:table-cell>
          <table:table-cell table:style-name="ce6" office:value-type="string">
            <text:p>NA</text:p>
          </table:table-cell>
          <table:table-cell table:style-name="ce6" office:value-type="float" office:value="34">
            <text:p>34</text:p>
          </table:table-cell>
          <table:table-cell/>
          <table:table-cell table:style-name="ce6" table:formula="of:=VLOOKUP([.A1125];[UCF.$A$2:.$G$1160];2;0)" office:value-type="string" office:string-value="VCCO_34">
            <text:p>VCCO_34</text:p>
          </table:table-cell>
          <table:table-cell table:style-name="ce6" table:formula="of:=EXACT([.B1125];[.F1125])" office:value-type="boolean" office:boolean-value="true">
            <text:p>TRUE</text:p>
          </table:table-cell>
          <table:table-cell table:style-name="ce6" table:formula="of:=VLOOKUP([.A1125];[UCF.$A$2:.$G$1160];3;0)" office:value-type="string" office:string-value="PVADJ1">
            <text:p>PVADJ1</text:p>
          </table:table-cell>
          <table:table-cell table:style-name="ce6" table:formula="of:=VLOOKUP([.A1125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C10</text:p>
          </table:table-cell>
          <table:table-cell table:style-name="ce6" office:value-type="string">
            <text:p>VCCO_34</text:p>
          </table:table-cell>
          <table:table-cell table:style-name="ce6" office:value-type="string">
            <text:p>NA</text:p>
          </table:table-cell>
          <table:table-cell table:style-name="ce6" office:value-type="float" office:value="34">
            <text:p>34</text:p>
          </table:table-cell>
          <table:table-cell/>
          <table:table-cell table:style-name="ce6" table:formula="of:=VLOOKUP([.A1126];[UCF.$A$2:.$G$1160];2;0)" office:value-type="string" office:string-value="VCCO_34">
            <text:p>VCCO_34</text:p>
          </table:table-cell>
          <table:table-cell table:style-name="ce6" table:formula="of:=EXACT([.B1126];[.F1126])" office:value-type="boolean" office:boolean-value="true">
            <text:p>TRUE</text:p>
          </table:table-cell>
          <table:table-cell table:style-name="ce6" table:formula="of:=VLOOKUP([.A1126];[UCF.$A$2:.$G$1160];3;0)" office:value-type="string" office:string-value="PVADJ1">
            <text:p>PVADJ1</text:p>
          </table:table-cell>
          <table:table-cell table:style-name="ce6" table:formula="of:=VLOOKUP([.A1126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M3</text:p>
          </table:table-cell>
          <table:table-cell table:style-name="ce6" office:value-type="string">
            <text:p>VCCO_35</text:p>
          </table:table-cell>
          <table:table-cell table:style-name="ce6" office:value-type="string">
            <text:p>NA</text:p>
          </table:table-cell>
          <table:table-cell table:style-name="ce6" office:value-type="float" office:value="35">
            <text:p>35</text:p>
          </table:table-cell>
          <table:table-cell/>
          <table:table-cell table:style-name="ce6" table:formula="of:=VLOOKUP([.A1127];[UCF.$A$2:.$G$1160];2;0)" office:value-type="string" office:string-value="VCCO_35">
            <text:p>VCCO_35</text:p>
          </table:table-cell>
          <table:table-cell table:style-name="ce6" table:formula="of:=EXACT([.B1127];[.F1127])" office:value-type="boolean" office:boolean-value="true">
            <text:p>TRUE</text:p>
          </table:table-cell>
          <table:table-cell table:style-name="ce6" table:formula="of:=VLOOKUP([.A1127];[UCF.$A$2:.$G$1160];3;0)" office:value-type="string" office:string-value="PVADJ1">
            <text:p>PVADJ1</text:p>
          </table:table-cell>
          <table:table-cell table:style-name="ce6" table:formula="of:=VLOOKUP([.A1127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N10</text:p>
          </table:table-cell>
          <table:table-cell table:style-name="ce6" office:value-type="string">
            <text:p>VCCO_35</text:p>
          </table:table-cell>
          <table:table-cell table:style-name="ce6" office:value-type="string">
            <text:p>NA</text:p>
          </table:table-cell>
          <table:table-cell table:style-name="ce6" office:value-type="float" office:value="35">
            <text:p>35</text:p>
          </table:table-cell>
          <table:table-cell/>
          <table:table-cell table:style-name="ce6" table:formula="of:=VLOOKUP([.A1128];[UCF.$A$2:.$G$1160];2;0)" office:value-type="string" office:string-value="VCCO_35">
            <text:p>VCCO_35</text:p>
          </table:table-cell>
          <table:table-cell table:style-name="ce6" table:formula="of:=EXACT([.B1128];[.F1128])" office:value-type="boolean" office:boolean-value="true">
            <text:p>TRUE</text:p>
          </table:table-cell>
          <table:table-cell table:style-name="ce6" table:formula="of:=VLOOKUP([.A1128];[UCF.$A$2:.$G$1160];3;0)" office:value-type="string" office:string-value="PVADJ1">
            <text:p>PVADJ1</text:p>
          </table:table-cell>
          <table:table-cell table:style-name="ce6" table:formula="of:=VLOOKUP([.A1128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P7</text:p>
          </table:table-cell>
          <table:table-cell table:style-name="ce6" office:value-type="string">
            <text:p>VCCO_35</text:p>
          </table:table-cell>
          <table:table-cell table:style-name="ce6" office:value-type="string">
            <text:p>NA</text:p>
          </table:table-cell>
          <table:table-cell table:style-name="ce6" office:value-type="float" office:value="35">
            <text:p>35</text:p>
          </table:table-cell>
          <table:table-cell/>
          <table:table-cell table:style-name="ce6" table:formula="of:=VLOOKUP([.A1129];[UCF.$A$2:.$G$1160];2;0)" office:value-type="string" office:string-value="VCCO_35">
            <text:p>VCCO_35</text:p>
          </table:table-cell>
          <table:table-cell table:style-name="ce6" table:formula="of:=EXACT([.B1129];[.F1129])" office:value-type="boolean" office:boolean-value="true">
            <text:p>TRUE</text:p>
          </table:table-cell>
          <table:table-cell table:style-name="ce6" table:formula="of:=VLOOKUP([.A1129];[UCF.$A$2:.$G$1160];3;0)" office:value-type="string" office:string-value="PVADJ1">
            <text:p>PVADJ1</text:p>
          </table:table-cell>
          <table:table-cell table:style-name="ce6" table:formula="of:=VLOOKUP([.A1129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R4</text:p>
          </table:table-cell>
          <table:table-cell table:style-name="ce6" office:value-type="string">
            <text:p>VCCO_35</text:p>
          </table:table-cell>
          <table:table-cell table:style-name="ce6" office:value-type="string">
            <text:p>NA</text:p>
          </table:table-cell>
          <table:table-cell table:style-name="ce6" office:value-type="float" office:value="35">
            <text:p>35</text:p>
          </table:table-cell>
          <table:table-cell/>
          <table:table-cell table:style-name="ce6" table:formula="of:=VLOOKUP([.A1130];[UCF.$A$2:.$G$1160];2;0)" office:value-type="string" office:string-value="VCCO_35">
            <text:p>VCCO_35</text:p>
          </table:table-cell>
          <table:table-cell table:style-name="ce6" table:formula="of:=EXACT([.B1130];[.F1130])" office:value-type="boolean" office:boolean-value="true">
            <text:p>TRUE</text:p>
          </table:table-cell>
          <table:table-cell table:style-name="ce6" table:formula="of:=VLOOKUP([.A1130];[UCF.$A$2:.$G$1160];3;0)" office:value-type="string" office:string-value="PVADJ1">
            <text:p>PVADJ1</text:p>
          </table:table-cell>
          <table:table-cell table:style-name="ce6" table:formula="of:=VLOOKUP([.A1130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T1</text:p>
          </table:table-cell>
          <table:table-cell table:style-name="ce6" office:value-type="string">
            <text:p>VCCO_35</text:p>
          </table:table-cell>
          <table:table-cell table:style-name="ce6" office:value-type="string">
            <text:p>NA</text:p>
          </table:table-cell>
          <table:table-cell table:style-name="ce6" office:value-type="float" office:value="35">
            <text:p>35</text:p>
          </table:table-cell>
          <table:table-cell/>
          <table:table-cell table:style-name="ce6" table:formula="of:=VLOOKUP([.A1131];[UCF.$A$2:.$G$1160];2;0)" office:value-type="string" office:string-value="VCCO_35">
            <text:p>VCCO_35</text:p>
          </table:table-cell>
          <table:table-cell table:style-name="ce6" table:formula="of:=EXACT([.B1131];[.F1131])" office:value-type="boolean" office:boolean-value="true">
            <text:p>TRUE</text:p>
          </table:table-cell>
          <table:table-cell table:style-name="ce6" table:formula="of:=VLOOKUP([.A1131];[UCF.$A$2:.$G$1160];3;0)" office:value-type="string" office:string-value="PVADJ1">
            <text:p>PVADJ1</text:p>
          </table:table-cell>
          <table:table-cell table:style-name="ce6" table:formula="of:=VLOOKUP([.A1131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U8</text:p>
          </table:table-cell>
          <table:table-cell table:style-name="ce6" office:value-type="string">
            <text:p>VCCO_35</text:p>
          </table:table-cell>
          <table:table-cell table:style-name="ce6" office:value-type="string">
            <text:p>NA</text:p>
          </table:table-cell>
          <table:table-cell table:style-name="ce6" office:value-type="float" office:value="35">
            <text:p>35</text:p>
          </table:table-cell>
          <table:table-cell/>
          <table:table-cell table:style-name="ce6" table:formula="of:=VLOOKUP([.A1132];[UCF.$A$2:.$G$1160];2;0)" office:value-type="string" office:string-value="VCCO_35">
            <text:p>VCCO_35</text:p>
          </table:table-cell>
          <table:table-cell table:style-name="ce6" table:formula="of:=EXACT([.B1132];[.F1132])" office:value-type="boolean" office:boolean-value="true">
            <text:p>TRUE</text:p>
          </table:table-cell>
          <table:table-cell table:style-name="ce6" table:formula="of:=VLOOKUP([.A1132];[UCF.$A$2:.$G$1160];3;0)" office:value-type="string" office:string-value="PVADJ1">
            <text:p>PVADJ1</text:p>
          </table:table-cell>
          <table:table-cell table:style-name="ce6" table:formula="of:=VLOOKUP([.A1132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F1</text:p>
          </table:table-cell>
          <table:table-cell table:style-name="ce6" office:value-type="string">
            <text:p>VCCO_36</text:p>
          </table:table-cell>
          <table:table-cell table:style-name="ce6" office:value-type="string">
            <text:p>NA</text:p>
          </table:table-cell>
          <table:table-cell table:style-name="ce6" office:value-type="float" office:value="36">
            <text:p>36</text:p>
          </table:table-cell>
          <table:table-cell/>
          <table:table-cell table:style-name="ce6" table:formula="of:=VLOOKUP([.A1133];[UCF.$A$2:.$G$1160];2;0)" office:value-type="string" office:string-value="VCCO_36">
            <text:p>VCCO_36</text:p>
          </table:table-cell>
          <table:table-cell table:style-name="ce6" table:formula="of:=EXACT([.B1133];[.F1133])" office:value-type="boolean" office:boolean-value="true">
            <text:p>TRUE</text:p>
          </table:table-cell>
          <table:table-cell table:style-name="ce6" table:formula="of:=VLOOKUP([.A1133];[UCF.$A$2:.$G$1160];3;0)" office:value-type="string" office:string-value="PVADJ1">
            <text:p>PVADJ1</text:p>
          </table:table-cell>
          <table:table-cell table:style-name="ce6" table:formula="of:=VLOOKUP([.A1133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G8</text:p>
          </table:table-cell>
          <table:table-cell table:style-name="ce6" office:value-type="string">
            <text:p>VCCO_36</text:p>
          </table:table-cell>
          <table:table-cell table:style-name="ce6" office:value-type="string">
            <text:p>NA</text:p>
          </table:table-cell>
          <table:table-cell table:style-name="ce6" office:value-type="float" office:value="36">
            <text:p>36</text:p>
          </table:table-cell>
          <table:table-cell/>
          <table:table-cell table:style-name="ce6" table:formula="of:=VLOOKUP([.A1134];[UCF.$A$2:.$G$1160];2;0)" office:value-type="string" office:string-value="VCCO_36">
            <text:p>VCCO_36</text:p>
          </table:table-cell>
          <table:table-cell table:style-name="ce6" table:formula="of:=EXACT([.B1134];[.F1134])" office:value-type="boolean" office:boolean-value="true">
            <text:p>TRUE</text:p>
          </table:table-cell>
          <table:table-cell table:style-name="ce6" table:formula="of:=VLOOKUP([.A1134];[UCF.$A$2:.$G$1160];3;0)" office:value-type="string" office:string-value="PVADJ1">
            <text:p>PVADJ1</text:p>
          </table:table-cell>
          <table:table-cell table:style-name="ce6" table:formula="of:=VLOOKUP([.A1134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H5</text:p>
          </table:table-cell>
          <table:table-cell table:style-name="ce6" office:value-type="string">
            <text:p>VCCO_36</text:p>
          </table:table-cell>
          <table:table-cell table:style-name="ce6" office:value-type="string">
            <text:p>NA</text:p>
          </table:table-cell>
          <table:table-cell table:style-name="ce6" office:value-type="float" office:value="36">
            <text:p>36</text:p>
          </table:table-cell>
          <table:table-cell/>
          <table:table-cell table:style-name="ce6" table:formula="of:=VLOOKUP([.A1135];[UCF.$A$2:.$G$1160];2;0)" office:value-type="string" office:string-value="VCCO_36">
            <text:p>VCCO_36</text:p>
          </table:table-cell>
          <table:table-cell table:style-name="ce6" table:formula="of:=EXACT([.B1135];[.F1135])" office:value-type="boolean" office:boolean-value="true">
            <text:p>TRUE</text:p>
          </table:table-cell>
          <table:table-cell table:style-name="ce6" table:formula="of:=VLOOKUP([.A1135];[UCF.$A$2:.$G$1160];3;0)" office:value-type="string" office:string-value="PVADJ1">
            <text:p>PVADJ1</text:p>
          </table:table-cell>
          <table:table-cell table:style-name="ce6" table:formula="of:=VLOOKUP([.A1135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J2</text:p>
          </table:table-cell>
          <table:table-cell table:style-name="ce6" office:value-type="string">
            <text:p>VCCO_36</text:p>
          </table:table-cell>
          <table:table-cell table:style-name="ce6" office:value-type="string">
            <text:p>NA</text:p>
          </table:table-cell>
          <table:table-cell table:style-name="ce6" office:value-type="float" office:value="36">
            <text:p>36</text:p>
          </table:table-cell>
          <table:table-cell/>
          <table:table-cell table:style-name="ce6" table:formula="of:=VLOOKUP([.A1136];[UCF.$A$2:.$G$1160];2;0)" office:value-type="string" office:string-value="VCCO_36">
            <text:p>VCCO_36</text:p>
          </table:table-cell>
          <table:table-cell table:style-name="ce6" table:formula="of:=EXACT([.B1136];[.F1136])" office:value-type="boolean" office:boolean-value="true">
            <text:p>TRUE</text:p>
          </table:table-cell>
          <table:table-cell table:style-name="ce6" table:formula="of:=VLOOKUP([.A1136];[UCF.$A$2:.$G$1160];3;0)" office:value-type="string" office:string-value="PVADJ1">
            <text:p>PVADJ1</text:p>
          </table:table-cell>
          <table:table-cell table:style-name="ce6" table:formula="of:=VLOOKUP([.A1136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J12</text:p>
          </table:table-cell>
          <table:table-cell table:style-name="ce6" office:value-type="string">
            <text:p>VCCO_36</text:p>
          </table:table-cell>
          <table:table-cell table:style-name="ce6" office:value-type="string">
            <text:p>NA</text:p>
          </table:table-cell>
          <table:table-cell table:style-name="ce6" office:value-type="float" office:value="36">
            <text:p>36</text:p>
          </table:table-cell>
          <table:table-cell/>
          <table:table-cell table:style-name="ce6" table:formula="of:=VLOOKUP([.A1137];[UCF.$A$2:.$G$1160];2;0)" office:value-type="string" office:string-value="VCCO_36">
            <text:p>VCCO_36</text:p>
          </table:table-cell>
          <table:table-cell table:style-name="ce6" table:formula="of:=EXACT([.B1137];[.F1137])" office:value-type="boolean" office:boolean-value="true">
            <text:p>TRUE</text:p>
          </table:table-cell>
          <table:table-cell table:style-name="ce6" table:formula="of:=VLOOKUP([.A1137];[UCF.$A$2:.$G$1160];3;0)" office:value-type="string" office:string-value="PVADJ1">
            <text:p>PVADJ1</text:p>
          </table:table-cell>
          <table:table-cell table:style-name="ce6" table:formula="of:=VLOOKUP([.A1137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K9</text:p>
          </table:table-cell>
          <table:table-cell table:style-name="ce6" office:value-type="string">
            <text:p>VCCO_36</text:p>
          </table:table-cell>
          <table:table-cell table:style-name="ce6" office:value-type="string">
            <text:p>NA</text:p>
          </table:table-cell>
          <table:table-cell table:style-name="ce6" office:value-type="float" office:value="36">
            <text:p>36</text:p>
          </table:table-cell>
          <table:table-cell/>
          <table:table-cell table:style-name="ce6" table:formula="of:=VLOOKUP([.A1138];[UCF.$A$2:.$G$1160];2;0)" office:value-type="string" office:string-value="VCCO_36">
            <text:p>VCCO_36</text:p>
          </table:table-cell>
          <table:table-cell table:style-name="ce6" table:formula="of:=EXACT([.B1138];[.F1138])" office:value-type="boolean" office:boolean-value="true">
            <text:p>TRUE</text:p>
          </table:table-cell>
          <table:table-cell table:style-name="ce6" table:formula="of:=VLOOKUP([.A1138];[UCF.$A$2:.$G$1160];3;0)" office:value-type="string" office:string-value="PVADJ1">
            <text:p>PVADJ1</text:p>
          </table:table-cell>
          <table:table-cell table:style-name="ce6" table:formula="of:=VLOOKUP([.A1138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L6</text:p>
          </table:table-cell>
          <table:table-cell table:style-name="ce6" office:value-type="string">
            <text:p>VCCO_36</text:p>
          </table:table-cell>
          <table:table-cell table:style-name="ce6" office:value-type="string">
            <text:p>NA</text:p>
          </table:table-cell>
          <table:table-cell table:style-name="ce6" office:value-type="float" office:value="36">
            <text:p>36</text:p>
          </table:table-cell>
          <table:table-cell/>
          <table:table-cell table:style-name="ce6" table:formula="of:=VLOOKUP([.A1139];[UCF.$A$2:.$G$1160];2;0)" office:value-type="string" office:string-value="VCCO_36">
            <text:p>VCCO_36</text:p>
          </table:table-cell>
          <table:table-cell table:style-name="ce6" table:formula="of:=EXACT([.B1139];[.F1139])" office:value-type="boolean" office:boolean-value="true">
            <text:p>TRUE</text:p>
          </table:table-cell>
          <table:table-cell table:style-name="ce6" table:formula="of:=VLOOKUP([.A1139];[UCF.$A$2:.$G$1160];3;0)" office:value-type="string" office:string-value="PVADJ1">
            <text:p>PVADJ1</text:p>
          </table:table-cell>
          <table:table-cell table:style-name="ce6" table:formula="of:=VLOOKUP([.A1139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A6</text:p>
          </table:table-cell>
          <table:table-cell table:style-name="ce6" office:value-type="string">
            <text:p>VCCO_37</text:p>
          </table:table-cell>
          <table:table-cell table:style-name="ce6" office:value-type="string">
            <text:p>NA</text:p>
          </table:table-cell>
          <table:table-cell table:style-name="ce6" office:value-type="float" office:value="37">
            <text:p>37</text:p>
          </table:table-cell>
          <table:table-cell/>
          <table:table-cell table:style-name="ce6" table:formula="of:=VLOOKUP([.A1140];[UCF.$A$2:.$G$1160];2;0)" office:value-type="string" office:string-value="VCCO_37">
            <text:p>VCCO_37</text:p>
          </table:table-cell>
          <table:table-cell table:style-name="ce6" table:formula="of:=EXACT([.B1140];[.F1140])" office:value-type="boolean" office:boolean-value="true">
            <text:p>TRUE</text:p>
          </table:table-cell>
          <table:table-cell table:style-name="ce6" table:formula="of:=VLOOKUP([.A1140];[UCF.$A$2:.$G$1160];3;0)" office:value-type="string" office:string-value="PVADJ1">
            <text:p>PVADJ1</text:p>
          </table:table-cell>
          <table:table-cell table:style-name="ce6" table:formula="of:=VLOOKUP([.A1140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B3</text:p>
          </table:table-cell>
          <table:table-cell table:style-name="ce6" office:value-type="string">
            <text:p>VCCO_37</text:p>
          </table:table-cell>
          <table:table-cell table:style-name="ce6" office:value-type="string">
            <text:p>NA</text:p>
          </table:table-cell>
          <table:table-cell table:style-name="ce6" office:value-type="float" office:value="37">
            <text:p>37</text:p>
          </table:table-cell>
          <table:table-cell/>
          <table:table-cell table:style-name="ce6" table:formula="of:=VLOOKUP([.A1141];[UCF.$A$2:.$G$1160];2;0)" office:value-type="string" office:string-value="VCCO_37">
            <text:p>VCCO_37</text:p>
          </table:table-cell>
          <table:table-cell table:style-name="ce6" table:formula="of:=EXACT([.B1141];[.F1141])" office:value-type="boolean" office:boolean-value="true">
            <text:p>TRUE</text:p>
          </table:table-cell>
          <table:table-cell table:style-name="ce6" table:formula="of:=VLOOKUP([.A1141];[UCF.$A$2:.$G$1160];3;0)" office:value-type="string" office:string-value="PVADJ1">
            <text:p>PVADJ1</text:p>
          </table:table-cell>
          <table:table-cell table:style-name="ce6" table:formula="of:=VLOOKUP([.A1141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C10</text:p>
          </table:table-cell>
          <table:table-cell table:style-name="ce6" office:value-type="string">
            <text:p>VCCO_37</text:p>
          </table:table-cell>
          <table:table-cell table:style-name="ce6" office:value-type="string">
            <text:p>NA</text:p>
          </table:table-cell>
          <table:table-cell table:style-name="ce6" office:value-type="float" office:value="37">
            <text:p>37</text:p>
          </table:table-cell>
          <table:table-cell/>
          <table:table-cell table:style-name="ce6" table:formula="of:=VLOOKUP([.A1142];[UCF.$A$2:.$G$1160];2;0)" office:value-type="string" office:string-value="VCCO_37">
            <text:p>VCCO_37</text:p>
          </table:table-cell>
          <table:table-cell table:style-name="ce6" table:formula="of:=EXACT([.B1142];[.F1142])" office:value-type="boolean" office:boolean-value="true">
            <text:p>TRUE</text:p>
          </table:table-cell>
          <table:table-cell table:style-name="ce6" table:formula="of:=VLOOKUP([.A1142];[UCF.$A$2:.$G$1160];3;0)" office:value-type="string" office:string-value="PVADJ1">
            <text:p>PVADJ1</text:p>
          </table:table-cell>
          <table:table-cell table:style-name="ce6" table:formula="of:=VLOOKUP([.A1142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D7</text:p>
          </table:table-cell>
          <table:table-cell table:style-name="ce6" office:value-type="string">
            <text:p>VCCO_37</text:p>
          </table:table-cell>
          <table:table-cell table:style-name="ce6" office:value-type="string">
            <text:p>NA</text:p>
          </table:table-cell>
          <table:table-cell table:style-name="ce6" office:value-type="float" office:value="37">
            <text:p>37</text:p>
          </table:table-cell>
          <table:table-cell/>
          <table:table-cell table:style-name="ce6" table:formula="of:=VLOOKUP([.A1143];[UCF.$A$2:.$G$1160];2;0)" office:value-type="string" office:string-value="VCCO_37">
            <text:p>VCCO_37</text:p>
          </table:table-cell>
          <table:table-cell table:style-name="ce6" table:formula="of:=EXACT([.B1143];[.F1143])" office:value-type="boolean" office:boolean-value="true">
            <text:p>TRUE</text:p>
          </table:table-cell>
          <table:table-cell table:style-name="ce6" table:formula="of:=VLOOKUP([.A1143];[UCF.$A$2:.$G$1160];3;0)" office:value-type="string" office:string-value="PVADJ1">
            <text:p>PVADJ1</text:p>
          </table:table-cell>
          <table:table-cell table:style-name="ce6" table:formula="of:=VLOOKUP([.A1143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E4</text:p>
          </table:table-cell>
          <table:table-cell table:style-name="ce6" office:value-type="string">
            <text:p>VCCO_37</text:p>
          </table:table-cell>
          <table:table-cell table:style-name="ce6" office:value-type="string">
            <text:p>NA</text:p>
          </table:table-cell>
          <table:table-cell table:style-name="ce6" office:value-type="float" office:value="37">
            <text:p>37</text:p>
          </table:table-cell>
          <table:table-cell/>
          <table:table-cell table:style-name="ce6" table:formula="of:=VLOOKUP([.A1144];[UCF.$A$2:.$G$1160];2;0)" office:value-type="string" office:string-value="VCCO_37">
            <text:p>VCCO_37</text:p>
          </table:table-cell>
          <table:table-cell table:style-name="ce6" table:formula="of:=EXACT([.B1144];[.F1144])" office:value-type="boolean" office:boolean-value="true">
            <text:p>TRUE</text:p>
          </table:table-cell>
          <table:table-cell table:style-name="ce6" table:formula="of:=VLOOKUP([.A1144];[UCF.$A$2:.$G$1160];3;0)" office:value-type="string" office:string-value="PVADJ1">
            <text:p>PVADJ1</text:p>
          </table:table-cell>
          <table:table-cell table:style-name="ce6" table:formula="of:=VLOOKUP([.A1144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6" office:value-type="string">
            <text:p>F11</text:p>
          </table:table-cell>
          <table:table-cell table:style-name="ce6" office:value-type="string">
            <text:p>VCCO_37</text:p>
          </table:table-cell>
          <table:table-cell table:style-name="ce6" office:value-type="string">
            <text:p>NA</text:p>
          </table:table-cell>
          <table:table-cell table:style-name="ce6" office:value-type="float" office:value="37">
            <text:p>37</text:p>
          </table:table-cell>
          <table:table-cell/>
          <table:table-cell table:style-name="ce6" table:formula="of:=VLOOKUP([.A1145];[UCF.$A$2:.$G$1160];2;0)" office:value-type="string" office:string-value="VCCO_37">
            <text:p>VCCO_37</text:p>
          </table:table-cell>
          <table:table-cell table:style-name="ce6" table:formula="of:=EXACT([.B1145];[.F1145])" office:value-type="boolean" office:boolean-value="true">
            <text:p>TRUE</text:p>
          </table:table-cell>
          <table:table-cell table:style-name="ce6" table:formula="of:=VLOOKUP([.A1145];[UCF.$A$2:.$G$1160];3;0)" office:value-type="string" office:string-value="PVADJ1">
            <text:p>PVADJ1</text:p>
          </table:table-cell>
          <table:table-cell table:style-name="ce6" table:formula="of:=VLOOKUP([.A1145];[UCF.$A$2:.$G$1160];6;0)" office:value-type="float" office:value="19">
            <text:p>19</text:p>
          </table:table-cell>
          <table:table-cell/>
          <table:table-cell table:style-name="ce6" table:number-columns-repeated="1014"/>
        </table:table-row>
        <table:table-row table:style-name="ro2">
          <table:table-cell table:style-name="ce7" office:value-type="string">
            <text:p>M20</text:p>
          </table:table-cell>
          <table:table-cell table:style-name="ce7" office:value-type="string">
            <text:p>VCCBRAM</text:p>
          </table:table-cell>
          <table:table-cell table:number-columns-repeated="2" table:style-name="ce7" office:value-type="string">
            <text:p>NA</text:p>
          </table:table-cell>
          <table:table-cell/>
          <table:table-cell table:style-name="ce7" table:formula="of:=VLOOKUP([.A1146];[UCF.$A$2:.$G$1160];2;0)" office:value-type="string" office:string-value="VCCBRAM">
            <text:p>VCCBRAM</text:p>
          </table:table-cell>
          <table:table-cell table:style-name="ce7" table:formula="of:=EXACT([.B1146];[.F1146])" office:value-type="boolean" office:boolean-value="true">
            <text:p>TRUE</text:p>
          </table:table-cell>
          <table:table-cell table:style-name="ce7" table:formula="of:=VLOOKUP([.A1146];[UCF.$A$2:.$G$1160];3;0)" office:value-type="string" office:string-value="VCCBRAM">
            <text:p>VCCBRAM</text:p>
          </table:table-cell>
          <table:table-cell table:style-name="ce7" table:formula="of:=VLOOKUP([.A1146];[UCF.$A$2:.$G$1160];6;0)" office:value-type="float" office:value="21">
            <text:p>21</text:p>
          </table:table-cell>
          <table:table-cell/>
          <table:table-cell table:style-name="ce7" table:number-columns-repeated="1014"/>
        </table:table-row>
        <table:table-row table:style-name="ro2">
          <table:table-cell table:style-name="ce7" office:value-type="string">
            <text:p>N21</text:p>
          </table:table-cell>
          <table:table-cell table:style-name="ce7" office:value-type="string">
            <text:p>VCCBRAM</text:p>
          </table:table-cell>
          <table:table-cell table:number-columns-repeated="2" table:style-name="ce7" office:value-type="string">
            <text:p>NA</text:p>
          </table:table-cell>
          <table:table-cell/>
          <table:table-cell table:style-name="ce7" table:formula="of:=VLOOKUP([.A1147];[UCF.$A$2:.$G$1160];2;0)" office:value-type="string" office:string-value="VCCBRAM">
            <text:p>VCCBRAM</text:p>
          </table:table-cell>
          <table:table-cell table:style-name="ce7" table:formula="of:=EXACT([.B1147];[.F1147])" office:value-type="boolean" office:boolean-value="true">
            <text:p>TRUE</text:p>
          </table:table-cell>
          <table:table-cell table:style-name="ce7" table:formula="of:=VLOOKUP([.A1147];[UCF.$A$2:.$G$1160];3;0)" office:value-type="string" office:string-value="VCCBRAM">
            <text:p>VCCBRAM</text:p>
          </table:table-cell>
          <table:table-cell table:style-name="ce7" table:formula="of:=VLOOKUP([.A1147];[UCF.$A$2:.$G$1160];6;0)" office:value-type="float" office:value="21">
            <text:p>21</text:p>
          </table:table-cell>
          <table:table-cell/>
          <table:table-cell table:style-name="ce7" table:number-columns-repeated="1014"/>
        </table:table-row>
        <table:table-row table:style-name="ro2">
          <table:table-cell table:style-name="ce7" office:value-type="string">
            <text:p>P20</text:p>
          </table:table-cell>
          <table:table-cell table:style-name="ce7" office:value-type="string">
            <text:p>VCCBRAM</text:p>
          </table:table-cell>
          <table:table-cell table:number-columns-repeated="2" table:style-name="ce7" office:value-type="string">
            <text:p>NA</text:p>
          </table:table-cell>
          <table:table-cell/>
          <table:table-cell table:style-name="ce7" table:formula="of:=VLOOKUP([.A1148];[UCF.$A$2:.$G$1160];2;0)" office:value-type="string" office:string-value="VCCBRAM">
            <text:p>VCCBRAM</text:p>
          </table:table-cell>
          <table:table-cell table:style-name="ce7" table:formula="of:=EXACT([.B1148];[.F1148])" office:value-type="boolean" office:boolean-value="true">
            <text:p>TRUE</text:p>
          </table:table-cell>
          <table:table-cell table:style-name="ce7" table:formula="of:=VLOOKUP([.A1148];[UCF.$A$2:.$G$1160];3;0)" office:value-type="string" office:string-value="VCCBRAM">
            <text:p>VCCBRAM</text:p>
          </table:table-cell>
          <table:table-cell table:style-name="ce7" table:formula="of:=VLOOKUP([.A1148];[UCF.$A$2:.$G$1160];6;0)" office:value-type="float" office:value="21">
            <text:p>21</text:p>
          </table:table-cell>
          <table:table-cell/>
          <table:table-cell table:style-name="ce7" table:number-columns-repeated="1014"/>
        </table:table-row>
        <table:table-row table:style-name="ro2">
          <table:table-cell table:style-name="ce7" office:value-type="string">
            <text:p>R21</text:p>
          </table:table-cell>
          <table:table-cell table:style-name="ce7" office:value-type="string">
            <text:p>VCCBRAM</text:p>
          </table:table-cell>
          <table:table-cell table:number-columns-repeated="2" table:style-name="ce7" office:value-type="string">
            <text:p>NA</text:p>
          </table:table-cell>
          <table:table-cell/>
          <table:table-cell table:style-name="ce7" table:formula="of:=VLOOKUP([.A1149];[UCF.$A$2:.$G$1160];2;0)" office:value-type="string" office:string-value="VCCBRAM">
            <text:p>VCCBRAM</text:p>
          </table:table-cell>
          <table:table-cell table:style-name="ce7" table:formula="of:=EXACT([.B1149];[.F1149])" office:value-type="boolean" office:boolean-value="true">
            <text:p>TRUE</text:p>
          </table:table-cell>
          <table:table-cell table:style-name="ce7" table:formula="of:=VLOOKUP([.A1149];[UCF.$A$2:.$G$1160];3;0)" office:value-type="string" office:string-value="VCCBRAM">
            <text:p>VCCBRAM</text:p>
          </table:table-cell>
          <table:table-cell table:style-name="ce7" table:formula="of:=VLOOKUP([.A1149];[UCF.$A$2:.$G$1160];6;0)" office:value-type="float" office:value="21">
            <text:p>21</text:p>
          </table:table-cell>
          <table:table-cell/>
          <table:table-cell table:style-name="ce7" table:number-columns-repeated="1014"/>
        </table:table-row>
        <table:table-row table:style-name="ro2">
          <table:table-cell table:style-name="ce7" office:value-type="string">
            <text:p>T20</text:p>
          </table:table-cell>
          <table:table-cell table:style-name="ce7" office:value-type="string">
            <text:p>VCCBRAM</text:p>
          </table:table-cell>
          <table:table-cell table:number-columns-repeated="2" table:style-name="ce7" office:value-type="string">
            <text:p>NA</text:p>
          </table:table-cell>
          <table:table-cell/>
          <table:table-cell table:style-name="ce7" table:formula="of:=VLOOKUP([.A1150];[UCF.$A$2:.$G$1160];2;0)" office:value-type="string" office:string-value="VCCBRAM">
            <text:p>VCCBRAM</text:p>
          </table:table-cell>
          <table:table-cell table:style-name="ce7" table:formula="of:=EXACT([.B1150];[.F1150])" office:value-type="boolean" office:boolean-value="true">
            <text:p>TRUE</text:p>
          </table:table-cell>
          <table:table-cell table:style-name="ce7" table:formula="of:=VLOOKUP([.A1150];[UCF.$A$2:.$G$1160];3;0)" office:value-type="string" office:string-value="VCCBRAM">
            <text:p>VCCBRAM</text:p>
          </table:table-cell>
          <table:table-cell table:style-name="ce7" table:formula="of:=VLOOKUP([.A1150];[UCF.$A$2:.$G$1160];6;0)" office:value-type="float" office:value="21">
            <text:p>21</text:p>
          </table:table-cell>
          <table:table-cell/>
          <table:table-cell table:style-name="ce7" table:number-columns-repeated="1014"/>
        </table:table-row>
        <table:table-row table:style-name="ro2">
          <table:table-cell table:style-name="ce7" office:value-type="string">
            <text:p>U21</text:p>
          </table:table-cell>
          <table:table-cell table:style-name="ce7" office:value-type="string">
            <text:p>VCCBRAM</text:p>
          </table:table-cell>
          <table:table-cell table:number-columns-repeated="2" table:style-name="ce7" office:value-type="string">
            <text:p>NA</text:p>
          </table:table-cell>
          <table:table-cell/>
          <table:table-cell table:style-name="ce7" table:formula="of:=VLOOKUP([.A1151];[UCF.$A$2:.$G$1160];2;0)" office:value-type="string" office:string-value="VCCBRAM">
            <text:p>VCCBRAM</text:p>
          </table:table-cell>
          <table:table-cell table:style-name="ce7" table:formula="of:=EXACT([.B1151];[.F1151])" office:value-type="boolean" office:boolean-value="true">
            <text:p>TRUE</text:p>
          </table:table-cell>
          <table:table-cell table:style-name="ce7" table:formula="of:=VLOOKUP([.A1151];[UCF.$A$2:.$G$1160];3;0)" office:value-type="string" office:string-value="VCCBRAM">
            <text:p>VCCBRAM</text:p>
          </table:table-cell>
          <table:table-cell table:style-name="ce7" table:formula="of:=VLOOKUP([.A1151];[UCF.$A$2:.$G$1160];6;0)" office:value-type="float" office:value="21">
            <text:p>21</text:p>
          </table:table-cell>
          <table:table-cell/>
          <table:table-cell table:style-name="ce7" table:number-columns-repeated="1014"/>
        </table:table-row>
        <table:table-row table:style-name="ro2">
          <table:table-cell table:style-name="ce7" office:value-type="string">
            <text:p>V20</text:p>
          </table:table-cell>
          <table:table-cell table:style-name="ce7" office:value-type="string">
            <text:p>VCCBRAM</text:p>
          </table:table-cell>
          <table:table-cell table:number-columns-repeated="2" table:style-name="ce7" office:value-type="string">
            <text:p>NA</text:p>
          </table:table-cell>
          <table:table-cell/>
          <table:table-cell table:style-name="ce7" table:formula="of:=VLOOKUP([.A1152];[UCF.$A$2:.$G$1160];2;0)" office:value-type="string" office:string-value="VCCBRAM">
            <text:p>VCCBRAM</text:p>
          </table:table-cell>
          <table:table-cell table:style-name="ce7" table:formula="of:=EXACT([.B1152];[.F1152])" office:value-type="boolean" office:boolean-value="true">
            <text:p>TRUE</text:p>
          </table:table-cell>
          <table:table-cell table:style-name="ce7" table:formula="of:=VLOOKUP([.A1152];[UCF.$A$2:.$G$1160];3;0)" office:value-type="string" office:string-value="VCCBRAM">
            <text:p>VCCBRAM</text:p>
          </table:table-cell>
          <table:table-cell table:style-name="ce7" table:formula="of:=VLOOKUP([.A1152];[UCF.$A$2:.$G$1160];6;0)" office:value-type="float" office:value="21">
            <text:p>21</text:p>
          </table:table-cell>
          <table:table-cell/>
          <table:table-cell table:style-name="ce7" table:number-columns-repeated="1014"/>
        </table:table-row>
        <table:table-row table:style-name="ro2">
          <table:table-cell table:style-name="ce7" office:value-type="string">
            <text:p>W21</text:p>
          </table:table-cell>
          <table:table-cell table:style-name="ce7" office:value-type="string">
            <text:p>VCCBRAM</text:p>
          </table:table-cell>
          <table:table-cell table:number-columns-repeated="2" table:style-name="ce7" office:value-type="string">
            <text:p>NA</text:p>
          </table:table-cell>
          <table:table-cell/>
          <table:table-cell table:style-name="ce7" table:formula="of:=VLOOKUP([.A1153];[UCF.$A$2:.$G$1160];2;0)" office:value-type="string" office:string-value="VCCBRAM">
            <text:p>VCCBRAM</text:p>
          </table:table-cell>
          <table:table-cell table:style-name="ce7" table:formula="of:=EXACT([.B1153];[.F1153])" office:value-type="boolean" office:boolean-value="true">
            <text:p>TRUE</text:p>
          </table:table-cell>
          <table:table-cell table:style-name="ce7" table:formula="of:=VLOOKUP([.A1153];[UCF.$A$2:.$G$1160];3;0)" office:value-type="string" office:string-value="VCCBRAM">
            <text:p>VCCBRAM</text:p>
          </table:table-cell>
          <table:table-cell table:style-name="ce7" table:formula="of:=VLOOKUP([.A1153];[UCF.$A$2:.$G$1160];6;0)" office:value-type="float" office:value="21">
            <text:p>21</text:p>
          </table:table-cell>
          <table:table-cell/>
          <table:table-cell table:style-name="ce7" table:number-columns-repeated="1014"/>
        </table:table-row>
        <table:table-row table:style-name="ro2">
          <table:table-cell table:style-name="ce7" office:value-type="string">
            <text:p>Y20</text:p>
          </table:table-cell>
          <table:table-cell table:style-name="ce7" office:value-type="string">
            <text:p>VCCBRAM</text:p>
          </table:table-cell>
          <table:table-cell table:number-columns-repeated="2" table:style-name="ce7" office:value-type="string">
            <text:p>NA</text:p>
          </table:table-cell>
          <table:table-cell/>
          <table:table-cell table:style-name="ce7" table:formula="of:=VLOOKUP([.A1154];[UCF.$A$2:.$G$1160];2;0)" office:value-type="string" office:string-value="VCCBRAM">
            <text:p>VCCBRAM</text:p>
          </table:table-cell>
          <table:table-cell table:style-name="ce7" table:formula="of:=EXACT([.B1154];[.F1154])" office:value-type="boolean" office:boolean-value="true">
            <text:p>TRUE</text:p>
          </table:table-cell>
          <table:table-cell table:style-name="ce7" table:formula="of:=VLOOKUP([.A1154];[UCF.$A$2:.$G$1160];3;0)" office:value-type="string" office:string-value="VCCBRAM">
            <text:p>VCCBRAM</text:p>
          </table:table-cell>
          <table:table-cell table:style-name="ce7" table:formula="of:=VLOOKUP([.A1154];[UCF.$A$2:.$G$1160];6;0)" office:value-type="float" office:value="21">
            <text:p>21</text:p>
          </table:table-cell>
          <table:table-cell/>
          <table:table-cell table:style-name="ce7" table:number-columns-repeated="1014"/>
        </table:table-row>
        <table:table-row table:style-name="ro2">
          <table:table-cell table:style-name="ce7" office:value-type="string">
            <text:p>AA21</text:p>
          </table:table-cell>
          <table:table-cell table:style-name="ce7" office:value-type="string">
            <text:p>VCCBRAM</text:p>
          </table:table-cell>
          <table:table-cell table:number-columns-repeated="2" table:style-name="ce7" office:value-type="string">
            <text:p>NA</text:p>
          </table:table-cell>
          <table:table-cell/>
          <table:table-cell table:style-name="ce7" table:formula="of:=VLOOKUP([.A1155];[UCF.$A$2:.$G$1160];2;0)" office:value-type="string" office:string-value="VCCBRAM">
            <text:p>VCCBRAM</text:p>
          </table:table-cell>
          <table:table-cell table:style-name="ce7" table:formula="of:=EXACT([.B1155];[.F1155])" office:value-type="boolean" office:boolean-value="true">
            <text:p>TRUE</text:p>
          </table:table-cell>
          <table:table-cell table:style-name="ce7" table:formula="of:=VLOOKUP([.A1155];[UCF.$A$2:.$G$1160];3;0)" office:value-type="string" office:string-value="VCCBRAM">
            <text:p>VCCBRAM</text:p>
          </table:table-cell>
          <table:table-cell table:style-name="ce7" table:formula="of:=VLOOKUP([.A1155];[UCF.$A$2:.$G$1160];6;0)" office:value-type="float" office:value="21">
            <text:p>21</text:p>
          </table:table-cell>
          <table:table-cell/>
          <table:table-cell table:style-name="ce7" table:number-columns-repeated="1014"/>
        </table:table-row>
        <table:table-row table:style-name="ro2">
          <table:table-cell table:style-name="ce7" office:value-type="string">
            <text:p>AB20</text:p>
          </table:table-cell>
          <table:table-cell table:style-name="ce7" office:value-type="string">
            <text:p>VCCBRAM</text:p>
          </table:table-cell>
          <table:table-cell table:number-columns-repeated="2" table:style-name="ce7" office:value-type="string">
            <text:p>NA</text:p>
          </table:table-cell>
          <table:table-cell/>
          <table:table-cell table:style-name="ce7" table:formula="of:=VLOOKUP([.A1156];[UCF.$A$2:.$G$1160];2;0)" office:value-type="string" office:string-value="VCCBRAM">
            <text:p>VCCBRAM</text:p>
          </table:table-cell>
          <table:table-cell table:style-name="ce7" table:formula="of:=EXACT([.B1156];[.F1156])" office:value-type="boolean" office:boolean-value="true">
            <text:p>TRUE</text:p>
          </table:table-cell>
          <table:table-cell table:style-name="ce7" table:formula="of:=VLOOKUP([.A1156];[UCF.$A$2:.$G$1160];3;0)" office:value-type="string" office:string-value="VCCBRAM">
            <text:p>VCCBRAM</text:p>
          </table:table-cell>
          <table:table-cell table:style-name="ce7" table:formula="of:=VLOOKUP([.A1156];[UCF.$A$2:.$G$1160];6;0)" office:value-type="float" office:value="21">
            <text:p>21</text:p>
          </table:table-cell>
          <table:table-cell/>
          <table:table-cell table:style-name="ce7" table:number-columns-repeated="1014"/>
        </table:table-row>
        <table:table-row table:style-name="ro2">
          <table:table-cell table:style-name="ce7" office:value-type="string">
            <text:p>AC21</text:p>
          </table:table-cell>
          <table:table-cell table:style-name="ce7" office:value-type="string">
            <text:p>VCCBRAM</text:p>
          </table:table-cell>
          <table:table-cell table:number-columns-repeated="2" table:style-name="ce7" office:value-type="string">
            <text:p>NA</text:p>
          </table:table-cell>
          <table:table-cell/>
          <table:table-cell table:style-name="ce7" table:formula="of:=VLOOKUP([.A1157];[UCF.$A$2:.$G$1160];2;0)" office:value-type="string" office:string-value="VCCBRAM">
            <text:p>VCCBRAM</text:p>
          </table:table-cell>
          <table:table-cell table:style-name="ce7" table:formula="of:=EXACT([.B1157];[.F1157])" office:value-type="boolean" office:boolean-value="true">
            <text:p>TRUE</text:p>
          </table:table-cell>
          <table:table-cell table:style-name="ce7" table:formula="of:=VLOOKUP([.A1157];[UCF.$A$2:.$G$1160];3;0)" office:value-type="string" office:string-value="VCCBRAM">
            <text:p>VCCBRAM</text:p>
          </table:table-cell>
          <table:table-cell table:style-name="ce7" table:formula="of:=VLOOKUP([.A1157];[UCF.$A$2:.$G$1160];6;0)" office:value-type="float" office:value="21">
            <text:p>21</text:p>
          </table:table-cell>
          <table:table-cell/>
          <table:table-cell table:style-name="ce7" table:number-columns-repeated="1014"/>
        </table:table-row>
        <table:table-row table:style-name="ro2" table:number-rows-repeated="104741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UCF.A2:UCF.AMI1048576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4/04/2013</text:date>, <text:time>22:2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Tom</meta:initial-creator>
    <meta:creation-date>2013-01-09T15:26:21.91</meta:creation-date>
    <dc:date>2013-04-04T22:26:21.56</dc:date>
    <dc:creator>Tom Tom</dc:creator>
    <meta:editing-duration>PT2H36M49S</meta:editing-duration>
    <meta:editing-cycles>14</meta:editing-cycles>
    <meta:generator>OpenOffice.org/3.3$Win32 OpenOffice.org_project/330m20$Build-9567</meta:generator>
    <meta:document-statistic meta:table-count="2" meta:cell-count="16957" meta:object-count="0"/>
  </office:meta>
</office:document-meta>
</file>